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7.11729166666667cm" style:use-optimal-column-width="true"/>
    </style:style>
    <style:style style:name="co2" style:family="table-column">
      <style:table-column-properties fo:break-before="auto" style:column-width="12.4883333333333cm" style:use-optimal-column-width="true"/>
    </style:style>
    <style:style style:name="co3" style:family="table-column">
      <style:table-column-properties fo:break-before="auto" style:column-width="3.81cm" style:use-optimal-column-width="true"/>
    </style:style>
    <style:style style:name="co4" style:family="table-column">
      <style:table-column-properties fo:break-before="auto" style:column-width="5.34458333333333cm" style:use-optimal-column-width="true"/>
    </style:style>
    <style:style style:name="co5" style:family="table-column">
      <style:table-column-properties fo:break-before="auto" style:column-width="20.7697916666667cm" style:use-optimal-column-width="true"/>
    </style:style>
    <style:style style:name="co6" style:family="table-column">
      <style:table-column-properties fo:break-before="auto" style:column-width="6.64104166666667cm" style:use-optimal-column-width="true"/>
    </style:style>
    <style:style style:name="co7" style:family="table-column">
      <style:table-column-properties fo:break-before="auto" style:column-width="9.445625cm" style:use-optimal-column-width="true"/>
    </style:style>
    <style:style style:name="co8" style:family="table-column">
      <style:table-column-properties fo:break-before="auto" style:column-width="3.67770833333333cm" style:use-optimal-column-width="true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VM_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16375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flavor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availability_zone</text:p>
          </table:table-cell>
          <table:table-cell office:value-type="string" table:style-name="ce1">
            <text:p>hostname</text:p>
          </table:table-cell>
          <table:table-cell office:value-type="string" table:style-name="ce1">
            <text:p>created_at</text:p>
          </table:table-cell>
          <table:table-cell office:value-type="string" table:style-name="ce1">
            <text:p>updated_a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2a025d8-4be5-41bb-8cfa-132052abebeb</text:p>
          </table:table-cell>
          <table:table-cell office:value-type="string" table:style-name="ce1">
            <text:p>apip-stg-api-aggregatorapi-01.fb655c28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17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5-05-19T01:19:36Z</text:p>
          </table:table-cell>
          <table:table-cell office:value-type="string" table:style-name="ce1">
            <text:p>2025-05-19T01:24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c3fb0de-077c-4a5f-985a-5a78bd944d81</text:p>
          </table:table-cell>
          <table:table-cell office:value-type="string" table:style-name="ce1">
            <text:p>hcs-eu-stg-b2c-c1.724f72a8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a:172.28.72.10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5-05-11T04:26:03Z</text:p>
          </table:table-cell>
          <table:table-cell office:value-type="string" table:style-name="ce1">
            <text:p>2025-05-11T04:29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4abd5cc-2ec5-4b49-9a49-43d68eafd1c8</text:p>
          </table:table-cell>
          <table:table-cell office:value-type="string" table:style-name="ce1">
            <text:p>hcs-eu-prd-b2c-c2.5c1cdfb7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31.72.106</text:p>
          </table:table-cell>
          <table:table-cell office:value-type="string" table:style-name="ce1">
            <text:p>EU-CENTRAL-2-PRD-0106-G2</text:p>
          </table:table-cell>
          <table:table-cell office:value-type="string" table:style-name="ce1">
            <text:p>eu201-comprd13-0106</text:p>
          </table:table-cell>
          <table:table-cell office:value-type="string" table:style-name="ce1">
            <text:p>2025-05-11T04:24:38Z</text:p>
          </table:table-cell>
          <table:table-cell office:value-type="string" table:style-name="ce1">
            <text:p>2025-05-11T04:27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66d0802-1ef5-4250-a1ea-ca06c7d885aa</text:p>
          </table:table-cell>
          <table:table-cell office:value-type="string" table:style-name="ce1">
            <text:p>hcs-eu-stg-b2c-c2.e3484b7e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a:172.30.71.27</text:p>
          </table:table-cell>
          <table:table-cell office:value-type="string" table:style-name="ce1">
            <text:p>EU-CENTRAL-2-STG-0107-G2</text:p>
          </table:table-cell>
          <table:table-cell office:value-type="string" table:style-name="ce1">
            <text:p>eu201-comstg11-0107</text:p>
          </table:table-cell>
          <table:table-cell office:value-type="string" table:style-name="ce1">
            <text:p>2025-05-11T04:23:26Z</text:p>
          </table:table-cell>
          <table:table-cell office:value-type="string" table:style-name="ce1">
            <text:p>2025-05-11T04:26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ad1413b-076e-4f78-99ed-c09ef9bfd3cd</text:p>
          </table:table-cell>
          <table:table-cell office:value-type="string" table:style-name="ce1">
            <text:p>hcs-eu-prd-b2c-c1.5b07880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29.67.137</text:p>
          </table:table-cell>
          <table:table-cell office:value-type="string" table:style-name="ce1">
            <text:p>EU-CENTRAL-1-PRD-0202-G2</text:p>
          </table:table-cell>
          <table:table-cell office:value-type="string" table:style-name="ce1">
            <text:p>eu101-comprd13-0202</text:p>
          </table:table-cell>
          <table:table-cell office:value-type="string" table:style-name="ce1">
            <text:p>2025-05-11T04:21:46Z</text:p>
          </table:table-cell>
          <table:table-cell office:value-type="string" table:style-name="ce1">
            <text:p>2025-05-11T04:24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da8857a-03c0-471a-adcf-2526d1cda110</text:p>
          </table:table-cell>
          <table:table-cell office:value-type="string" table:style-name="ce1">
            <text:p>hsearch-prd-bastion-02.34ad7df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c:172.31.98.131</text:p>
          </table:table-cell>
          <table:table-cell office:value-type="string" table:style-name="ce1">
            <text:p>EU-CENTRAL-2-PRD-0104-G2</text:p>
          </table:table-cell>
          <table:table-cell office:value-type="string" table:style-name="ce1">
            <text:p>eu201-comprd15-0104</text:p>
          </table:table-cell>
          <table:table-cell office:value-type="string" table:style-name="ce1">
            <text:p>2025-05-07T05:55:31Z</text:p>
          </table:table-cell>
          <table:table-cell office:value-type="string" table:style-name="ce1">
            <text:p>2025-05-07T05:58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a21b6d4-7048-4f79-be90-18484c0abdda</text:p>
          </table:table-cell>
          <table:table-cell office:value-type="string" table:style-name="ce1">
            <text:p>hsearch-prd-bastion-01.f7560e6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c:172.29.98.68</text:p>
          </table:table-cell>
          <table:table-cell office:value-type="string" table:style-name="ce1">
            <text:p>EU-CENTRAL-1-PRD-0201-G2</text:p>
          </table:table-cell>
          <table:table-cell office:value-type="string" table:style-name="ce1">
            <text:p>eu101-comprd15-0201</text:p>
          </table:table-cell>
          <table:table-cell office:value-type="string" table:style-name="ce1">
            <text:p>2025-05-07T05:54:25Z</text:p>
          </table:table-cell>
          <table:table-cell office:value-type="string" table:style-name="ce1">
            <text:p>2025-05-07T05:56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762bad7-8573-4e0d-9f35-6d0ed1901a9c</text:p>
          </table:table-cell>
          <table:table-cell office:value-type="string" table:style-name="ce1">
            <text:p>hsearch-stg-bastion-02.a386f228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c:172.30.98.87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5-05-07T05:52:05Z</text:p>
          </table:table-cell>
          <table:table-cell office:value-type="string" table:style-name="ce1">
            <text:p>2025-05-07T05:54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7c1a188-879a-46ed-b0cc-4bc9d0e60bbb</text:p>
          </table:table-cell>
          <table:table-cell office:value-type="string" table:style-name="ce1">
            <text:p>hsearch-stg-bastion-01.f0ad556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c:172.28.98.20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5-05-07T05:51:40Z</text:p>
          </table:table-cell>
          <table:table-cell office:value-type="string" table:style-name="ce1">
            <text:p>2025-05-07T05:54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d4ab5fe-b380-42ab-9e9e-7e1f5eb64c57</text:p>
          </table:table-cell>
          <table:table-cell office:value-type="string" table:style-name="ce1">
            <text:p>apip-eu-prd-api-hmgapi-08.e57610a6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31.72.112</text:p>
          </table:table-cell>
          <table:table-cell office:value-type="string" table:style-name="ce1">
            <text:p>EU-CENTRAL-2-PRD-0106-G2</text:p>
          </table:table-cell>
          <table:table-cell office:value-type="string" table:style-name="ce1">
            <text:p>eu201-comprd16-0106</text:p>
          </table:table-cell>
          <table:table-cell office:value-type="string" table:style-name="ce1">
            <text:p>2025-04-28T23:40:55Z</text:p>
          </table:table-cell>
          <table:table-cell office:value-type="string" table:style-name="ce1">
            <text:p>2025-04-28T23:44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7fa38cc-ccba-4f4d-940f-0fcf530c569e</text:p>
          </table:table-cell>
          <table:table-cell office:value-type="string" table:style-name="ce1">
            <text:p>apip-eu-prd-api-hmgapi-07.7140886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7.127</text:p>
          </table:table-cell>
          <table:table-cell office:value-type="string" table:style-name="ce1">
            <text:p>EU-CENTRAL-1-PRD-0202-G2</text:p>
          </table:table-cell>
          <table:table-cell office:value-type="string" table:style-name="ce1">
            <text:p>eu101-comprd13-0202</text:p>
          </table:table-cell>
          <table:table-cell office:value-type="string" table:style-name="ce1">
            <text:p>2025-04-28T23:38:29Z</text:p>
          </table:table-cell>
          <table:table-cell office:value-type="string" table:style-name="ce1">
            <text:p>2025-04-28T23:42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849f967-3598-4495-a09f-2a9173166c28</text:p>
          </table:table-cell>
          <table:table-cell office:value-type="string" table:style-name="ce1">
            <text:p>hsearch-prd-search-engine-08.fa01a2a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c:172.29.99.21</text:p>
          </table:table-cell>
          <table:table-cell office:value-type="string" table:style-name="ce1">
            <text:p>EU-CENTRAL-1-PRD-0202-G2</text:p>
          </table:table-cell>
          <table:table-cell office:value-type="string" table:style-name="ce1">
            <text:p>eu101-comprd15-0202</text:p>
          </table:table-cell>
          <table:table-cell office:value-type="string" table:style-name="ce1">
            <text:p>2025-04-28T01:04:23Z</text:p>
          </table:table-cell>
          <table:table-cell office:value-type="string" table:style-name="ce1">
            <text:p>2025-04-28T01:07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78cb4fa-0c55-4df0-93f7-a94a1d925983</text:p>
          </table:table-cell>
          <table:table-cell office:value-type="string" table:style-name="ce1">
            <text:p>hsearch-prd-search-engine-07.51b444b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c:172.29.99.227</text:p>
          </table:table-cell>
          <table:table-cell office:value-type="string" table:style-name="ce1">
            <text:p>EU-CENTRAL-1-PRD-0202-G2</text:p>
          </table:table-cell>
          <table:table-cell office:value-type="string" table:style-name="ce1">
            <text:p>eu101-comprd14-0202</text:p>
          </table:table-cell>
          <table:table-cell office:value-type="string" table:style-name="ce1">
            <text:p>2025-04-28T01:03:12Z</text:p>
          </table:table-cell>
          <table:table-cell office:value-type="string" table:style-name="ce1">
            <text:p>2025-04-28T01:06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9a8406c-8adb-4d1c-8746-fcf27d109495</text:p>
          </table:table-cell>
          <table:table-cell office:value-type="string" table:style-name="ce1">
            <text:p>hsearch-prd-search-engine-06.06a356a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c:172.29.99.241</text:p>
          </table:table-cell>
          <table:table-cell office:value-type="string" table:style-name="ce1">
            <text:p>EU-CENTRAL-1-PRD-0202-G2</text:p>
          </table:table-cell>
          <table:table-cell office:value-type="string" table:style-name="ce1">
            <text:p>eu101-comprd13-0202</text:p>
          </table:table-cell>
          <table:table-cell office:value-type="string" table:style-name="ce1">
            <text:p>2025-04-28T01:02:19Z</text:p>
          </table:table-cell>
          <table:table-cell office:value-type="string" table:style-name="ce1">
            <text:p>2025-04-28T01:05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ff42a1d-dec0-4436-8c99-5de9c7fffec2</text:p>
          </table:table-cell>
          <table:table-cell office:value-type="string" table:style-name="ce1">
            <text:p>hsearch-prd-search-engine-05.6a566a8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c:172.29.99.235</text:p>
          </table:table-cell>
          <table:table-cell office:value-type="string" table:style-name="ce1">
            <text:p>EU-CENTRAL-1-PRD-0202-G2</text:p>
          </table:table-cell>
          <table:table-cell office:value-type="string" table:style-name="ce1">
            <text:p>eu101-comprd15-0202</text:p>
          </table:table-cell>
          <table:table-cell office:value-type="string" table:style-name="ce1">
            <text:p>2025-04-28T01:01:31Z</text:p>
          </table:table-cell>
          <table:table-cell office:value-type="string" table:style-name="ce1">
            <text:p>2025-04-28T01:04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a7bdd00-75d4-4731-8bd0-4e1b0f1bd22a</text:p>
          </table:table-cell>
          <table:table-cell office:value-type="string" table:style-name="ce1">
            <text:p>hsearch-prd-search-engine-02.236dea4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c:172.29.98.149</text:p>
          </table:table-cell>
          <table:table-cell office:value-type="string" table:style-name="ce1">
            <text:p>EU-CENTRAL-1-PRD-0201-G2</text:p>
          </table:table-cell>
          <table:table-cell office:value-type="string" table:style-name="ce1">
            <text:p>eu101-comprd15-0201</text:p>
          </table:table-cell>
          <table:table-cell office:value-type="string" table:style-name="ce1">
            <text:p>2025-04-28T01:00:36Z</text:p>
          </table:table-cell>
          <table:table-cell office:value-type="string" table:style-name="ce1">
            <text:p>2025-04-28T01:03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62c92ae-4417-4716-80cf-4e619b016308</text:p>
          </table:table-cell>
          <table:table-cell office:value-type="string" table:style-name="ce1">
            <text:p>hsearch-prd-search-engine-04.98be88c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c:172.29.98.168</text:p>
          </table:table-cell>
          <table:table-cell office:value-type="string" table:style-name="ce1">
            <text:p>EU-CENTRAL-1-PRD-0201-G2</text:p>
          </table:table-cell>
          <table:table-cell office:value-type="string" table:style-name="ce1">
            <text:p>eu101-comprd15-0201</text:p>
          </table:table-cell>
          <table:table-cell office:value-type="string" table:style-name="ce1">
            <text:p>2025-04-28T01:00:35Z</text:p>
          </table:table-cell>
          <table:table-cell office:value-type="string" table:style-name="ce1">
            <text:p>2025-04-28T01:03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3c68706-e940-4f96-acca-7abdc55434b6</text:p>
          </table:table-cell>
          <table:table-cell office:value-type="string" table:style-name="ce1">
            <text:p>hsearch-prd-search-engine-03.99d453b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c:172.29.98.235</text:p>
          </table:table-cell>
          <table:table-cell office:value-type="string" table:style-name="ce1">
            <text:p>EU-CENTRAL-1-PRD-0201-G2</text:p>
          </table:table-cell>
          <table:table-cell office:value-type="string" table:style-name="ce1">
            <text:p>eu101-comprd15-0201</text:p>
          </table:table-cell>
          <table:table-cell office:value-type="string" table:style-name="ce1">
            <text:p>2025-04-28T01:00:34Z</text:p>
          </table:table-cell>
          <table:table-cell office:value-type="string" table:style-name="ce1">
            <text:p>2025-04-28T01:03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6382e08-9d50-4b33-bce4-241a56c30218</text:p>
          </table:table-cell>
          <table:table-cell office:value-type="string" table:style-name="ce1">
            <text:p>hsearch-prd-search-engine-01.457d4f3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c:172.29.98.223</text:p>
          </table:table-cell>
          <table:table-cell office:value-type="string" table:style-name="ce1">
            <text:p>EU-CENTRAL-1-PRD-0201-G2</text:p>
          </table:table-cell>
          <table:table-cell office:value-type="string" table:style-name="ce1">
            <text:p>eu101-comprd15-0201</text:p>
          </table:table-cell>
          <table:table-cell office:value-type="string" table:style-name="ce1">
            <text:p>2025-04-28T01:00:30Z</text:p>
          </table:table-cell>
          <table:table-cell office:value-type="string" table:style-name="ce1">
            <text:p>2025-04-28T01:03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205260a-37fc-4daf-b9db-d1e49ca31a06</text:p>
          </table:table-cell>
          <table:table-cell office:value-type="string" table:style-name="ce1">
            <text:p>hsearch-prd-search-dashboard.fa63c70b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16GB_Disk50GB</text:p>
          </table:table-cell>
          <table:table-cell office:value-type="string" table:style-name="ce1">
            <text:p>eu-central-prd-c:172.29.99.79</text:p>
          </table:table-cell>
          <table:table-cell office:value-type="string" table:style-name="ce1">
            <text:p>EU-CENTRAL-1-PRD-0202-G2</text:p>
          </table:table-cell>
          <table:table-cell office:value-type="string" table:style-name="ce1">
            <text:p>eu101-comprd15-0202</text:p>
          </table:table-cell>
          <table:table-cell office:value-type="string" table:style-name="ce1">
            <text:p>2025-04-28T00:59:43Z</text:p>
          </table:table-cell>
          <table:table-cell office:value-type="string" table:style-name="ce1">
            <text:p>2025-04-28T01:03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56975f1-2f9f-49be-9609-9ce36b58996d</text:p>
          </table:table-cell>
          <table:table-cell office:value-type="string" table:style-name="ce1">
            <text:p>hsearch-prd-platform-batch-01.10d0799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64GB</text:p>
          </table:table-cell>
          <table:table-cell office:value-type="string" table:style-name="ce1">
            <text:p>eu-central-prd-c:172.29.99.33</text:p>
          </table:table-cell>
          <table:table-cell office:value-type="string" table:style-name="ce1">
            <text:p>EU-CENTRAL-1-PRD-0202-G2</text:p>
          </table:table-cell>
          <table:table-cell office:value-type="string" table:style-name="ce1">
            <text:p>eu101-comprd14-0202</text:p>
          </table:table-cell>
          <table:table-cell office:value-type="string" table:style-name="ce1">
            <text:p>2025-04-28T00:59:16Z</text:p>
          </table:table-cell>
          <table:table-cell office:value-type="string" table:style-name="ce1">
            <text:p>2025-04-28T01:02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7560eaa-5011-42c1-99c0-17dfe4cef695</text:p>
          </table:table-cell>
          <table:table-cell office:value-type="string" table:style-name="ce1">
            <text:p>hsearch-prd-platform-batch-02.d1055eb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64GB</text:p>
          </table:table-cell>
          <table:table-cell office:value-type="string" table:style-name="ce1">
            <text:p>eu-central-prd-c:172.29.99.109</text:p>
          </table:table-cell>
          <table:table-cell office:value-type="string" table:style-name="ce1">
            <text:p>EU-CENTRAL-1-PRD-0202-G2</text:p>
          </table:table-cell>
          <table:table-cell office:value-type="string" table:style-name="ce1">
            <text:p>eu101-comprd13-0202</text:p>
          </table:table-cell>
          <table:table-cell office:value-type="string" table:style-name="ce1">
            <text:p>2025-04-28T00:59:14Z</text:p>
          </table:table-cell>
          <table:table-cell office:value-type="string" table:style-name="ce1">
            <text:p>2025-04-28T01:02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e92a30e-22ee-4ac5-bc5b-0b54d99ea9eb</text:p>
          </table:table-cell>
          <table:table-cell office:value-type="string" table:style-name="ce1">
            <text:p>hsearch-prd-searchapp-02.8e36d1f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c:172.29.99.76</text:p>
          </table:table-cell>
          <table:table-cell office:value-type="string" table:style-name="ce1">
            <text:p>EU-CENTRAL-1-PRD-0202-G2</text:p>
          </table:table-cell>
          <table:table-cell office:value-type="string" table:style-name="ce1">
            <text:p>eu101-comprd14-0202</text:p>
          </table:table-cell>
          <table:table-cell office:value-type="string" table:style-name="ce1">
            <text:p>2025-04-28T00:57:49Z</text:p>
          </table:table-cell>
          <table:table-cell office:value-type="string" table:style-name="ce1">
            <text:p>2025-04-28T01:01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7256453-b939-41f0-bde6-cfc3d2631afe</text:p>
          </table:table-cell>
          <table:table-cell office:value-type="string" table:style-name="ce1">
            <text:p>hsearch-prd-searchapp-01.65e43b3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c:172.29.99.192</text:p>
          </table:table-cell>
          <table:table-cell office:value-type="string" table:style-name="ce1">
            <text:p>EU-CENTRAL-1-PRD-0202-G2</text:p>
          </table:table-cell>
          <table:table-cell office:value-type="string" table:style-name="ce1">
            <text:p>eu101-comprd15-0202</text:p>
          </table:table-cell>
          <table:table-cell office:value-type="string" table:style-name="ce1">
            <text:p>2025-04-28T00:57:47Z</text:p>
          </table:table-cell>
          <table:table-cell office:value-type="string" table:style-name="ce1">
            <text:p>2025-04-28T01:00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32ede41-96c4-4592-b31e-c860bf8fa729</text:p>
          </table:table-cell>
          <table:table-cell office:value-type="string" table:style-name="ce1">
            <text:p>hsearch-prd-searchapp-03.45dac55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c:172.29.99.134</text:p>
          </table:table-cell>
          <table:table-cell office:value-type="string" table:style-name="ce1">
            <text:p>EU-CENTRAL-1-PRD-0202-G2</text:p>
          </table:table-cell>
          <table:table-cell office:value-type="string" table:style-name="ce1">
            <text:p>eu101-comprd15-0202</text:p>
          </table:table-cell>
          <table:table-cell office:value-type="string" table:style-name="ce1">
            <text:p>2025-04-28T00:57:46Z</text:p>
          </table:table-cell>
          <table:table-cell office:value-type="string" table:style-name="ce1">
            <text:p>2025-04-28T01:00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2fe5084-f365-4645-a18b-140050266af9</text:p>
          </table:table-cell>
          <table:table-cell office:value-type="string" table:style-name="ce1">
            <text:p>hsearch-prd-platform-index-02.d644a5a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c:172.29.99.142</text:p>
          </table:table-cell>
          <table:table-cell office:value-type="string" table:style-name="ce1">
            <text:p>EU-CENTRAL-1-PRD-0202-G2</text:p>
          </table:table-cell>
          <table:table-cell office:value-type="string" table:style-name="ce1">
            <text:p>eu101-comprd15-0202</text:p>
          </table:table-cell>
          <table:table-cell office:value-type="string" table:style-name="ce1">
            <text:p>2025-04-28T00:56:59Z</text:p>
          </table:table-cell>
          <table:table-cell office:value-type="string" table:style-name="ce1">
            <text:p>2025-04-28T00:59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013bf87-8ecf-484f-b91d-abca23835893</text:p>
          </table:table-cell>
          <table:table-cell office:value-type="string" table:style-name="ce1">
            <text:p>hsearch-prd-platform-index-01.2869ec6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c:172.29.99.189</text:p>
          </table:table-cell>
          <table:table-cell office:value-type="string" table:style-name="ce1">
            <text:p>EU-CENTRAL-1-PRD-0202-G2</text:p>
          </table:table-cell>
          <table:table-cell office:value-type="string" table:style-name="ce1">
            <text:p>eu101-comprd14-0202</text:p>
          </table:table-cell>
          <table:table-cell office:value-type="string" table:style-name="ce1">
            <text:p>2025-04-28T00:56:43Z</text:p>
          </table:table-cell>
          <table:table-cell office:value-type="string" table:style-name="ce1">
            <text:p>2025-04-28T01:00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2dd7227-1d92-4965-954a-56a90996ae3d</text:p>
          </table:table-cell>
          <table:table-cell office:value-type="string" table:style-name="ce1">
            <text:p>hsearch-prd-platform-index-03.e0f599d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c:172.29.99.205</text:p>
          </table:table-cell>
          <table:table-cell office:value-type="string" table:style-name="ce1">
            <text:p>EU-CENTRAL-1-PRD-0202-G2</text:p>
          </table:table-cell>
          <table:table-cell office:value-type="string" table:style-name="ce1">
            <text:p>eu101-comprd13-0202</text:p>
          </table:table-cell>
          <table:table-cell office:value-type="string" table:style-name="ce1">
            <text:p>2025-04-28T00:56:39Z</text:p>
          </table:table-cell>
          <table:table-cell office:value-type="string" table:style-name="ce1">
            <text:p>2025-04-28T00:59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f3a8ac5-0349-4044-8817-f6068f446695</text:p>
          </table:table-cell>
          <table:table-cell office:value-type="string" table:style-name="ce1">
            <text:p>hsearch-prd-platform-search-02.07a2bb2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c:172.29.98.155</text:p>
          </table:table-cell>
          <table:table-cell office:value-type="string" table:style-name="ce1">
            <text:p>EU-CENTRAL-1-PRD-0201-G2</text:p>
          </table:table-cell>
          <table:table-cell office:value-type="string" table:style-name="ce1">
            <text:p>eu101-comprd15-0201</text:p>
          </table:table-cell>
          <table:table-cell office:value-type="string" table:style-name="ce1">
            <text:p>2025-04-28T00:56:10Z</text:p>
          </table:table-cell>
          <table:table-cell office:value-type="string" table:style-name="ce1">
            <text:p>2025-04-28T00:58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041bbd6-8c3e-4ee4-a7d6-d03309bc734d</text:p>
          </table:table-cell>
          <table:table-cell office:value-type="string" table:style-name="ce1">
            <text:p>hsearch-prd-platform-search-03.9f78213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c:172.29.98.119</text:p>
          </table:table-cell>
          <table:table-cell office:value-type="string" table:style-name="ce1">
            <text:p>EU-CENTRAL-1-PRD-0201-G2</text:p>
          </table:table-cell>
          <table:table-cell office:value-type="string" table:style-name="ce1">
            <text:p>eu101-comprd15-0201</text:p>
          </table:table-cell>
          <table:table-cell office:value-type="string" table:style-name="ce1">
            <text:p>2025-04-28T00:56:03Z</text:p>
          </table:table-cell>
          <table:table-cell office:value-type="string" table:style-name="ce1">
            <text:p>2025-04-28T00:58:5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d787004-fc98-4dbe-8b24-1390db1e21be</text:p>
          </table:table-cell>
          <table:table-cell office:value-type="string" table:style-name="ce1">
            <text:p>hsearch-prd-platform-search-01.438c006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c:172.29.98.96</text:p>
          </table:table-cell>
          <table:table-cell office:value-type="string" table:style-name="ce1">
            <text:p>EU-CENTRAL-1-PRD-0201-G2</text:p>
          </table:table-cell>
          <table:table-cell office:value-type="string" table:style-name="ce1">
            <text:p>eu101-comprd15-0201</text:p>
          </table:table-cell>
          <table:table-cell office:value-type="string" table:style-name="ce1">
            <text:p>2025-04-28T00:56:03Z</text:p>
          </table:table-cell>
          <table:table-cell office:value-type="string" table:style-name="ce1">
            <text:p>2025-04-28T00:58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b770033-2f8f-4cd8-960a-495258aebc99</text:p>
          </table:table-cell>
          <table:table-cell office:value-type="string" table:style-name="ce1">
            <text:p>hsearch-stg-search-engine-08.36bbd9fc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c:172.28.100.16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5-04-28T00:43:57Z</text:p>
          </table:table-cell>
          <table:table-cell office:value-type="string" table:style-name="ce1">
            <text:p>2025-04-28T00:46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4101496-bee4-4df1-9695-7d34fe8fbc3e</text:p>
          </table:table-cell>
          <table:table-cell office:value-type="string" table:style-name="ce1">
            <text:p>hsearch-stg-search-engine-07.4b45db6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c:172.28.100.45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5-04-28T00:43:17Z</text:p>
          </table:table-cell>
          <table:table-cell office:value-type="string" table:style-name="ce1">
            <text:p>2025-04-28T00:45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8cb3c31-6f6e-40e3-b8b8-00877e62c1c1</text:p>
          </table:table-cell>
          <table:table-cell office:value-type="string" table:style-name="ce1">
            <text:p>hsearch-stg-search-engine-06.86eea9d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c:172.28.98.16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5-04-28T00:42:53Z</text:p>
          </table:table-cell>
          <table:table-cell office:value-type="string" table:style-name="ce1">
            <text:p>2025-04-28T00:45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ab1d3c6-8043-40c9-bdf5-02f716a3d995</text:p>
          </table:table-cell>
          <table:table-cell office:value-type="string" table:style-name="ce1">
            <text:p>hsearch-stg-search-engine-04.6fa79fc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c:172.28.98.10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5-04-28T00:42:53Z</text:p>
          </table:table-cell>
          <table:table-cell office:value-type="string" table:style-name="ce1">
            <text:p>2025-04-28T00:45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bb579f3-fa2b-44aa-99cd-fc90a668fccb</text:p>
          </table:table-cell>
          <table:table-cell office:value-type="string" table:style-name="ce1">
            <text:p>hsearch-stg-search-engine-02.7b8c3c1b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c:172.28.98.9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5-04-28T00:42:38Z</text:p>
          </table:table-cell>
          <table:table-cell office:value-type="string" table:style-name="ce1">
            <text:p>2025-04-28T00:44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edf736-1b7b-4a46-ad32-43712be82a36</text:p>
          </table:table-cell>
          <table:table-cell office:value-type="string" table:style-name="ce1">
            <text:p>hsearch-stg-search-engine-01.6f3989f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c:172.28.98.11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5-04-28T00:42:37Z</text:p>
          </table:table-cell>
          <table:table-cell office:value-type="string" table:style-name="ce1">
            <text:p>2025-04-28T00:44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437a8a6-f991-46ef-b7eb-6bb7634e5cc1</text:p>
          </table:table-cell>
          <table:table-cell office:value-type="string" table:style-name="ce1">
            <text:p>hsearch-stg-search-engine-03.072e7d0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c:172.28.98.10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5-04-28T00:42:14Z</text:p>
          </table:table-cell>
          <table:table-cell office:value-type="string" table:style-name="ce1">
            <text:p>2025-04-28T00:44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8ded4f2-21e4-48aa-876c-54a97e96b711</text:p>
          </table:table-cell>
          <table:table-cell office:value-type="string" table:style-name="ce1">
            <text:p>hsearch-stg-search-engine-05.4120b2b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c:172.28.98.23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5-04-28T00:41:48Z</text:p>
          </table:table-cell>
          <table:table-cell office:value-type="string" table:style-name="ce1">
            <text:p>2025-04-28T00:43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c6f21a9-952d-4342-8aea-b9a9a83eadb8</text:p>
          </table:table-cell>
          <table:table-cell office:value-type="string" table:style-name="ce1">
            <text:p>hsearch-stg-search-dashboard.64f187b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16GB_Disk50GB</text:p>
          </table:table-cell>
          <table:table-cell office:value-type="string" table:style-name="ce1">
            <text:p>eu-central-stg-c:172.28.98.219</text:p>
          </table:table-cell>
          <table:table-cell office:value-type="string" table:style-name="ce1">
            <text:p>EU-CENTRAL-1-STG-0305-G2</text:p>
          </table:table-cell>
          <table:table-cell office:value-type="string" table:style-name="ce1">
            <text:p>eu101-comstg10-0305</text:p>
          </table:table-cell>
          <table:table-cell office:value-type="string" table:style-name="ce1">
            <text:p>2025-04-28T00:40:24Z</text:p>
          </table:table-cell>
          <table:table-cell office:value-type="string" table:style-name="ce1">
            <text:p>2025-04-28T00:43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1a84bb3-26db-4a03-a740-f81162eedebd</text:p>
          </table:table-cell>
          <table:table-cell office:value-type="string" table:style-name="ce1">
            <text:p>hsearch-stg-platform-batch-02.83a3ff4b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64GB</text:p>
          </table:table-cell>
          <table:table-cell office:value-type="string" table:style-name="ce1">
            <text:p>eu-central-stg-c:172.28.98.3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5-04-28T00:34:37Z</text:p>
          </table:table-cell>
          <table:table-cell office:value-type="string" table:style-name="ce1">
            <text:p>2025-04-28T00:36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405436-ca05-46de-b47e-e1071ce8c226</text:p>
          </table:table-cell>
          <table:table-cell office:value-type="string" table:style-name="ce1">
            <text:p>hsearch-stg-platform-batch-01.d618554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64GB</text:p>
          </table:table-cell>
          <table:table-cell office:value-type="string" table:style-name="ce1">
            <text:p>eu-central-stg-c:172.28.98.21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5-04-28T00:34:25Z</text:p>
          </table:table-cell>
          <table:table-cell office:value-type="string" table:style-name="ce1">
            <text:p>2025-04-28T00:36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e1d68fa-64d7-42a8-acdf-b6061af1a35b</text:p>
          </table:table-cell>
          <table:table-cell office:value-type="string" table:style-name="ce1">
            <text:p>hsearch-stg-searchapp-03.37f9e92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c:172.28.100.3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5-04-28T00:33:25Z</text:p>
          </table:table-cell>
          <table:table-cell office:value-type="string" table:style-name="ce1">
            <text:p>2025-04-28T00:35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19f8655-13dd-489a-a662-a0ab25278458</text:p>
          </table:table-cell>
          <table:table-cell office:value-type="string" table:style-name="ce1">
            <text:p>hsearch-stg-searchapp-01.fc197bf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c:172.28.100.19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5-04-28T00:33:07Z</text:p>
          </table:table-cell>
          <table:table-cell office:value-type="string" table:style-name="ce1">
            <text:p>2025-04-28T00:35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7978efc-d74d-4e72-8ee2-91bbc42c2092</text:p>
          </table:table-cell>
          <table:table-cell office:value-type="string" table:style-name="ce1">
            <text:p>hsearch-stg-searchapp-02.143fcb32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c:172.28.100.11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5-04-28T00:32:44Z</text:p>
          </table:table-cell>
          <table:table-cell office:value-type="string" table:style-name="ce1">
            <text:p>2025-04-28T00:35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ba38c09-0441-44bd-9384-e4d5b7ff8ce9</text:p>
          </table:table-cell>
          <table:table-cell office:value-type="string" table:style-name="ce1">
            <text:p>hsearch-stg-platform-index-02.3babea98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c:172.28.98.21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5-04-28T00:31:18Z</text:p>
          </table:table-cell>
          <table:table-cell office:value-type="string" table:style-name="ce1">
            <text:p>2025-04-28T00:33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1919231-d8bf-4700-b302-adad716716a5</text:p>
          </table:table-cell>
          <table:table-cell office:value-type="string" table:style-name="ce1">
            <text:p>hsearch-stg-platform-index-03.173b905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c:172.28.98.19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5-04-28T00:31:16Z</text:p>
          </table:table-cell>
          <table:table-cell office:value-type="string" table:style-name="ce1">
            <text:p>2025-04-28T00:33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dd1c08c-24a3-4fa1-8d91-f2f854941f40</text:p>
          </table:table-cell>
          <table:table-cell office:value-type="string" table:style-name="ce1">
            <text:p>hsearch-stg-platform-index-01.c19b0be4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c:172.28.98.4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5-04-28T00:31:03Z</text:p>
          </table:table-cell>
          <table:table-cell office:value-type="string" table:style-name="ce1">
            <text:p>2025-04-28T00:33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9cde57d-01de-45f2-9fca-c11042af3811</text:p>
          </table:table-cell>
          <table:table-cell office:value-type="string" table:style-name="ce1">
            <text:p>hsearch-stg-platform-search-01.fc40ab7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c:172.28.98.14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5-04-28T00:30:34Z</text:p>
          </table:table-cell>
          <table:table-cell office:value-type="string" table:style-name="ce1">
            <text:p>2025-04-28T00:32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2215a71-0f2b-4f9e-8abc-969af5c42db3</text:p>
          </table:table-cell>
          <table:table-cell office:value-type="string" table:style-name="ce1">
            <text:p>hsearch-stg-platform-search-02.00d2355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c:172.28.98.1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5-04-28T00:30:27Z</text:p>
          </table:table-cell>
          <table:table-cell office:value-type="string" table:style-name="ce1">
            <text:p>2025-04-28T00:32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217ed8e-d33c-4fc0-950c-500607c4a384</text:p>
          </table:table-cell>
          <table:table-cell office:value-type="string" table:style-name="ce1">
            <text:p>hsearch-stg-platform-search-03.33029f7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c:172.28.98.9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5-04-28T00:30:11Z</text:p>
          </table:table-cell>
          <table:table-cell office:value-type="string" table:style-name="ce1">
            <text:p>2025-04-28T00:32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408a43a-f33d-4d4d-ae3b-7af33ad644bf</text:p>
          </table:table-cell>
          <table:table-cell office:value-type="string" table:style-name="ce1">
            <text:p>kcseuscbatch01.1f0f5e1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0.3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5-04-24T08:14:56Z</text:p>
          </table:table-cell>
          <table:table-cell office:value-type="string" table:style-name="ce1">
            <text:p>2025-04-24T08:18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3a7993b-116b-46d8-a163-b07f430908a0</text:p>
          </table:table-cell>
          <table:table-cell office:value-type="string" table:style-name="ce1">
            <text:p>hcs-test.09f9c404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c:172.28.98.17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5-04-23T04:45:37Z</text:p>
          </table:table-cell>
          <table:table-cell office:value-type="string" table:style-name="ce1">
            <text:p>2025-04-23T04:48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236f28f-5320-41fb-b777-0527e1b112fe</text:p>
          </table:table-cell>
          <table:table-cell office:value-type="string" table:style-name="ce1">
            <text:p>ccseuwebcorebptemp.626c8d4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6.213</text:p>
          </table:table-cell>
          <table:table-cell office:value-type="string" table:style-name="ce1">
            <text:p>EU-CENTRAL-1-PRD-0201-G2</text:p>
          </table:table-cell>
          <table:table-cell office:value-type="string" table:style-name="ce1">
            <text:p>eu101-comprd15-0201</text:p>
          </table:table-cell>
          <table:table-cell office:value-type="string" table:style-name="ce1">
            <text:p>2025-04-23T01:12:59Z</text:p>
          </table:table-cell>
          <table:table-cell office:value-type="string" table:style-name="ce1">
            <text:p>2025-04-23T01:16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fbb9a0f-8599-487e-b0a3-34d2ba140090</text:p>
          </table:table-cell>
          <table:table-cell office:value-type="string" table:style-name="ce1">
            <text:p>hcs-win19-25042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c:172.28.98.43</text:p>
          </table:table-cell>
          <table:table-cell office:value-type="string" table:style-name="ce1">
            <text:p>EU-CENTRAL-1-STG-0305-G2</text:p>
          </table:table-cell>
          <table:table-cell office:value-type="string" table:style-name="ce1">
            <text:p>eu101-comstg10-0305</text:p>
          </table:table-cell>
          <table:table-cell office:value-type="string" table:style-name="ce1">
            <text:p>2025-04-21T08:16:20Z</text:p>
          </table:table-cell>
          <table:table-cell office:value-type="string" table:style-name="ce1">
            <text:p>2025-04-21T08:16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e96c436-c562-493a-a394-f02e3a2cf51f</text:p>
          </table:table-cell>
          <table:table-cell office:value-type="string" table:style-name="ce1">
            <text:p>Test1111.baccc48f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71.42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5-04-17T08:27:29Z</text:p>
          </table:table-cell>
          <table:table-cell office:value-type="string" table:style-name="ce1">
            <text:p>2025-04-18T08:26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0e12b2-fa53-4ff3-9e2e-5403914679f8</text:p>
          </table:table-cell>
          <table:table-cell office:value-type="string" table:style-name="ce1">
            <text:p>kbj_test_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100GB</text:p>
          </table:table-cell>
          <table:table-cell office:value-type="string" table:style-name="ce1">
            <text:p>eu-central-stg-a:172.30.71.153</text:p>
          </table:table-cell>
          <table:table-cell office:value-type="string" table:style-name="ce1">
            <text:p>EU-CENTRAL-2-STG-0107-G2</text:p>
          </table:table-cell>
          <table:table-cell office:value-type="string" table:style-name="ce1">
            <text:p>eu201-comstg10-0107</text:p>
          </table:table-cell>
          <table:table-cell office:value-type="string" table:style-name="ce1">
            <text:p>2025-04-15T14:48:52Z</text:p>
          </table:table-cell>
          <table:table-cell office:value-type="string" table:style-name="ce1">
            <text:p>2025-04-15T14:49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20a4d03-41e7-4f1f-aae0-87fbb22fa96c</text:p>
          </table:table-cell>
          <table:table-cell office:value-type="string" table:style-name="ce1">
            <text:p>kbj_test_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100GB</text:p>
          </table:table-cell>
          <table:table-cell office:value-type="string" table:style-name="ce1">
            <text:p>eu-central-prd-a:172.29.66.92</text:p>
          </table:table-cell>
          <table:table-cell office:value-type="string" table:style-name="ce1">
            <text:p>EU-CENTRAL-1-PRD-0201-G2</text:p>
          </table:table-cell>
          <table:table-cell office:value-type="string" table:style-name="ce1">
            <text:p>eu101-comprd15-0201</text:p>
          </table:table-cell>
          <table:table-cell office:value-type="string" table:style-name="ce1">
            <text:p>2025-04-15T14:46:45Z</text:p>
          </table:table-cell>
          <table:table-cell office:value-type="string" table:style-name="ce1">
            <text:p>2025-04-15T14:46:5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6cf7466-c746-4923-bfcf-4c0a13c645de</text:p>
          </table:table-cell>
          <table:table-cell office:value-type="string" table:style-name="ce1">
            <text:p>hclouddemo-stg-w-0108-8c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72.15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5-04-10T01:57:33Z</text:p>
          </table:table-cell>
          <table:table-cell office:value-type="string" table:style-name="ce1">
            <text:p>2025-04-10T01:57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5816706-9f1b-44b5-9231-02c7afd05317</text:p>
          </table:table-cell>
          <table:table-cell office:value-type="string" table:style-name="ce1">
            <text:p>hclouddemo-stg-w-0305-8c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70.9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5-04-10T01:45:02Z</text:p>
          </table:table-cell>
          <table:table-cell office:value-type="string" table:style-name="ce1">
            <text:p>2025-04-10T01:45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acc36d1-238a-4222-9cc4-0619e47a9900</text:p>
          </table:table-cell>
          <table:table-cell office:value-type="string" table:style-name="ce1">
            <text:p>vdh-eu-monitoring-live.0af7112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72.99</text:p>
          </table:table-cell>
          <table:table-cell office:value-type="string" table:style-name="ce1">
            <text:p>EU-CENTRAL-2-PRD-0106-G2</text:p>
          </table:table-cell>
          <table:table-cell office:value-type="string" table:style-name="ce1">
            <text:p>eu201-comprd15-0106</text:p>
          </table:table-cell>
          <table:table-cell office:value-type="string" table:style-name="ce1">
            <text:p>2025-04-09T04:54:16Z</text:p>
          </table:table-cell>
          <table:table-cell office:value-type="string" table:style-name="ce1">
            <text:p>2025-04-09T04:57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372dd6a-205f-4cba-a1c2-40710630bc64</text:p>
          </table:table-cell>
          <table:table-cell office:value-type="string" table:style-name="ce1">
            <text:p>EUTest.e55d277c.eu-central-1.stg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c:172.28.98.2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5-04-08T02:16:36Z</text:p>
          </table:table-cell>
          <table:table-cell office:value-type="string" table:style-name="ce1">
            <text:p>2025-05-16T01:57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fa856b6-8974-44e4-971b-03adb4e35f49</text:p>
          </table:table-cell>
          <table:table-cell office:value-type="string" table:style-name="ce1">
            <text:p>rke2-test-ksy-3b46-w00-d9b3f96c-pqxf4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72.16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5-04-07T02:08:09Z</text:p>
          </table:table-cell>
          <table:table-cell office:value-type="string" table:style-name="ce1">
            <text:p>2025-04-07T08:01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a9f4262-8f6f-4ef8-98dc-57d52923122f</text:p>
          </table:table-cell>
          <table:table-cell office:value-type="string" table:style-name="ce1">
            <text:p>rke2-test-ksy-3b46-w00-d9b3f96c-d989d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72.20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5-04-07T02:08:09Z</text:p>
          </table:table-cell>
          <table:table-cell office:value-type="string" table:style-name="ce1">
            <text:p>2025-04-07T08:01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68b3d9d-3b78-4557-aa82-30f4c5d9ef82</text:p>
          </table:table-cell>
          <table:table-cell office:value-type="string" table:style-name="ce1">
            <text:p>rke2-test-ksy-3b46-m00-f9b83794-2xqcm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72.16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5-04-07T02:08:09Z</text:p>
          </table:table-cell>
          <table:table-cell office:value-type="string" table:style-name="ce1">
            <text:p>2025-04-07T08:01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1091031-4575-44ff-ac52-c6a73211fed7</text:p>
          </table:table-cell>
          <table:table-cell office:value-type="string" table:style-name="ce1">
            <text:p>mig-test123-fc7c-w00-45cea45f-hrqlc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72.6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5-04-07T01:49:18Z</text:p>
          </table:table-cell>
          <table:table-cell office:value-type="string" table:style-name="ce1">
            <text:p>2025-04-07T02:05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9070da9-36e8-4f18-96f8-1483bc5d2964</text:p>
          </table:table-cell>
          <table:table-cell office:value-type="string" table:style-name="ce1">
            <text:p>mig-test123-fc7c-m00-41d60242-wdz9r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72.5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5-04-07T01:43:53Z</text:p>
          </table:table-cell>
          <table:table-cell office:value-type="string" table:style-name="ce1">
            <text:p>2025-04-07T02:05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31db6ea-f6df-412e-94f8-2bbe9992fde1</text:p>
          </table:table-cell>
          <table:table-cell office:value-type="string" table:style-name="ce1">
            <text:p>mig-test123-fc7c-w00-45cea45f-htpmw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72.14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5-04-07T01:43:53Z</text:p>
          </table:table-cell>
          <table:table-cell office:value-type="string" table:style-name="ce1">
            <text:p>2025-04-07T02:05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e56c8f1-f28d-4fac-8d5f-bcbdcf6fdb83</text:p>
          </table:table-cell>
          <table:table-cell office:value-type="string" table:style-name="ce1">
            <text:p>mig-test123-fc7c-w00-45cea45f-jv8cw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72.14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5-04-07T01:43:53Z</text:p>
          </table:table-cell>
          <table:table-cell office:value-type="string" table:style-name="ce1">
            <text:p>2025-04-07T02:05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0375653-a54b-4eab-a186-06c947a181e1</text:p>
          </table:table-cell>
          <table:table-cell office:value-type="string" table:style-name="ce1">
            <text:p>hclouddemo-stg-w-0108-8c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72.24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5-04-04T04:40:56Z</text:p>
          </table:table-cell>
          <table:table-cell office:value-type="string" table:style-name="ce1">
            <text:p>2025-04-04T04:41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8d539e1-8263-4729-b8d0-d5a5c22ca7c3</text:p>
          </table:table-cell>
          <table:table-cell office:value-type="string" table:style-name="ce1">
            <text:p>test-ksy-rke2-c078-w01-7e47e311-zbmww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72.23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5-04-03T07:06:48Z</text:p>
          </table:table-cell>
          <table:table-cell office:value-type="string" table:style-name="ce1">
            <text:p>2025-04-03T07:07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5165f2f-b4a8-452e-93cd-5ed225e4f1f5</text:p>
          </table:table-cell>
          <table:table-cell office:value-type="string" table:style-name="ce1">
            <text:p>test-ksy-rke2-c078-w00-c10a700c-cr8bx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72.173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5-04-03T05:13:36Z</text:p>
          </table:table-cell>
          <table:table-cell office:value-type="string" table:style-name="ce1">
            <text:p>2025-04-03T05:13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ff97f76-0990-4f77-90f9-c2c662ba4dcd</text:p>
          </table:table-cell>
          <table:table-cell office:value-type="string" table:style-name="ce1">
            <text:p>test-ksy-rke2-c078-m00-68341b61-czdqj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72.3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5-04-03T05:13:35Z</text:p>
          </table:table-cell>
          <table:table-cell office:value-type="string" table:style-name="ce1">
            <text:p>2025-04-03T05:13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fda740c-23ec-457c-a59c-22e693e9c5c6</text:p>
          </table:table-cell>
          <table:table-cell office:value-type="string" table:style-name="ce1">
            <text:p>hclouddemo-stg-w-0108-8c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72.21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5-04-03T04:31:34Z</text:p>
          </table:table-cell>
          <table:table-cell office:value-type="string" table:style-name="ce1">
            <text:p>2025-04-03T04:31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1878dbb-38ec-4ca0-abae-818fc3ed5c54</text:p>
          </table:table-cell>
          <table:table-cell office:value-type="string" table:style-name="ce1">
            <text:p>eucentraltest.cece219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c:172.29.100.78</text:p>
          </table:table-cell>
          <table:table-cell office:value-type="string" table:style-name="ce1">
            <text:p>EU-CENTRAL-1-PRD-0203-G2</text:p>
          </table:table-cell>
          <table:table-cell office:value-type="string" table:style-name="ce1">
            <text:p>eu101-comprd14-0203</text:p>
          </table:table-cell>
          <table:table-cell office:value-type="string" table:style-name="ce1">
            <text:p>2025-03-31T05:04:06Z</text:p>
          </table:table-cell>
          <table:table-cell office:value-type="string" table:style-name="ce1">
            <text:p>2025-03-31T06:55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efe82a8-abb9-4960-be93-5721b5c29874</text:p>
          </table:table-cell>
          <table:table-cell office:value-type="string" table:style-name="ce1">
            <text:p>bastion-haeeccit02.757359be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4GB_Disk50GB</text:p>
          </table:table-cell>
          <table:table-cell office:value-type="string" table:style-name="ce1">
            <text:p>eu-central-prd-a:172.31.72.85</text:p>
          </table:table-cell>
          <table:table-cell office:value-type="string" table:style-name="ce1">
            <text:p>EU-CENTRAL-2-PRD-0106-G2</text:p>
          </table:table-cell>
          <table:table-cell office:value-type="string" table:style-name="ce1">
            <text:p>eu201-comprd15-0106</text:p>
          </table:table-cell>
          <table:table-cell office:value-type="string" table:style-name="ce1">
            <text:p>2025-03-27T00:49:53Z</text:p>
          </table:table-cell>
          <table:table-cell office:value-type="string" table:style-name="ce1">
            <text:p>2025-03-27T00:52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ec39e1b-a769-45eb-ad12-f1bcd6ba40b9</text:p>
          </table:table-cell>
          <table:table-cell office:value-type="string" table:style-name="ce1">
            <text:p>bastion-haeeccit01.1f808ef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4GB_Disk50GB</text:p>
          </table:table-cell>
          <table:table-cell office:value-type="string" table:style-name="ce1">
            <text:p>eu-central-prd-a:172.29.72.166</text:p>
          </table:table-cell>
          <table:table-cell office:value-type="string" table:style-name="ce1">
            <text:p>EU-CENTRAL-1-PRD-0203-G2</text:p>
          </table:table-cell>
          <table:table-cell office:value-type="string" table:style-name="ce1">
            <text:p>eu101-comprd14-0203</text:p>
          </table:table-cell>
          <table:table-cell office:value-type="string" table:style-name="ce1">
            <text:p>2025-03-27T00:48:24Z</text:p>
          </table:table-cell>
          <table:table-cell office:value-type="string" table:style-name="ce1">
            <text:p>2025-03-27T00:51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2661223-8117-4eb2-bb4a-66a338dfaa5b</text:p>
          </table:table-cell>
          <table:table-cell office:value-type="string" table:style-name="ce1">
            <text:p>ccs2-eu-ccsnoti-h-app03.c0940b4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71.158</text:p>
          </table:table-cell>
          <table:table-cell office:value-type="string" table:style-name="ce1">
            <text:p>EU-CENTRAL-2-PRD-0104-G2</text:p>
          </table:table-cell>
          <table:table-cell office:value-type="string" table:style-name="ce1">
            <text:p>eu201-comprd15-0104</text:p>
          </table:table-cell>
          <table:table-cell office:value-type="string" table:style-name="ce1">
            <text:p>2025-03-17T10:57:30Z</text:p>
          </table:table-cell>
          <table:table-cell office:value-type="string" table:style-name="ce1">
            <text:p>2025-03-17T11:00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91b19b9-b055-4516-9a30-39d6aabf0b6a</text:p>
          </table:table-cell>
          <table:table-cell office:value-type="string" table:style-name="ce1">
            <text:p>edrtest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c:172.30.98.126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5-03-07T05:52:01Z</text:p>
          </table:table-cell>
          <table:table-cell office:value-type="string" table:style-name="ce1">
            <text:p>2025-03-07T05:52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87555da-56f7-47cf-90ef-b5c802b74a3b</text:p>
          </table:table-cell>
          <table:table-cell office:value-type="string" table:style-name="ce1">
            <text:p>mig-node-04.2f1f8ca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2.215</text:p>
          </table:table-cell>
          <table:table-cell office:value-type="string" table:style-name="ce1">
            <text:p>EU-CENTRAL-1-STG-0405-G2</text:p>
          </table:table-cell>
          <table:table-cell office:value-type="string" table:style-name="ce1">
            <text:p>eu101-comstg11-0405</text:p>
          </table:table-cell>
          <table:table-cell office:value-type="string" table:style-name="ce1">
            <text:p>2025-03-06T08:33:04Z</text:p>
          </table:table-cell>
          <table:table-cell office:value-type="string" table:style-name="ce1">
            <text:p>2025-03-06T08:36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ee0c523-d616-4e61-b3d0-81b636d59856</text:p>
          </table:table-cell>
          <table:table-cell office:value-type="string" table:style-name="ce1">
            <text:p>mig-node-03.c929ba9b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2.118</text:p>
          </table:table-cell>
          <table:table-cell office:value-type="string" table:style-name="ce1">
            <text:p>EU-CENTRAL-1-STG-0405-G2</text:p>
          </table:table-cell>
          <table:table-cell office:value-type="string" table:style-name="ce1">
            <text:p>eu101-comstg11-0405</text:p>
          </table:table-cell>
          <table:table-cell office:value-type="string" table:style-name="ce1">
            <text:p>2025-03-06T08:32:56Z</text:p>
          </table:table-cell>
          <table:table-cell office:value-type="string" table:style-name="ce1">
            <text:p>2025-03-06T08:35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81a86d7-ad68-414d-9870-552b0cb6d17a</text:p>
          </table:table-cell>
          <table:table-cell office:value-type="string" table:style-name="ce1">
            <text:p>mig-node-06.ef2da1bc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2.32</text:p>
          </table:table-cell>
          <table:table-cell office:value-type="string" table:style-name="ce1">
            <text:p>EU-CENTRAL-1-STG-0405-G2</text:p>
          </table:table-cell>
          <table:table-cell office:value-type="string" table:style-name="ce1">
            <text:p>eu101-comstg11-0405</text:p>
          </table:table-cell>
          <table:table-cell office:value-type="string" table:style-name="ce1">
            <text:p>2025-03-06T08:32:45Z</text:p>
          </table:table-cell>
          <table:table-cell office:value-type="string" table:style-name="ce1">
            <text:p>2025-03-06T08:35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249cce5-8d82-4875-9424-6d91848031b8</text:p>
          </table:table-cell>
          <table:table-cell office:value-type="string" table:style-name="ce1">
            <text:p>mig-node-02.8a3d120c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2.94</text:p>
          </table:table-cell>
          <table:table-cell office:value-type="string" table:style-name="ce1">
            <text:p>EU-CENTRAL-1-STG-0405-G2</text:p>
          </table:table-cell>
          <table:table-cell office:value-type="string" table:style-name="ce1">
            <text:p>eu101-comstg11-0405</text:p>
          </table:table-cell>
          <table:table-cell office:value-type="string" table:style-name="ce1">
            <text:p>2025-03-06T08:32:32Z</text:p>
          </table:table-cell>
          <table:table-cell office:value-type="string" table:style-name="ce1">
            <text:p>2025-03-06T08:35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530c216-a6d4-4d33-8094-4a1a4aae7729</text:p>
          </table:table-cell>
          <table:table-cell office:value-type="string" table:style-name="ce1">
            <text:p>mig-node-01.83159dd9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2.224</text:p>
          </table:table-cell>
          <table:table-cell office:value-type="string" table:style-name="ce1">
            <text:p>EU-CENTRAL-1-STG-0405-G2</text:p>
          </table:table-cell>
          <table:table-cell office:value-type="string" table:style-name="ce1">
            <text:p>eu101-comstg11-0405</text:p>
          </table:table-cell>
          <table:table-cell office:value-type="string" table:style-name="ce1">
            <text:p>2025-03-06T08:31:45Z</text:p>
          </table:table-cell>
          <table:table-cell office:value-type="string" table:style-name="ce1">
            <text:p>2025-03-06T08:34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4c0f88e-4adc-4f3f-815e-f57462bb32e9</text:p>
          </table:table-cell>
          <table:table-cell office:value-type="string" table:style-name="ce1">
            <text:p>mig-node-05.5ba0a80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2.212</text:p>
          </table:table-cell>
          <table:table-cell office:value-type="string" table:style-name="ce1">
            <text:p>EU-CENTRAL-1-STG-0405-G2</text:p>
          </table:table-cell>
          <table:table-cell office:value-type="string" table:style-name="ce1">
            <text:p>eu101-comstg11-0405</text:p>
          </table:table-cell>
          <table:table-cell office:value-type="string" table:style-name="ce1">
            <text:p>2025-03-06T08:31:44Z</text:p>
          </table:table-cell>
          <table:table-cell office:value-type="string" table:style-name="ce1">
            <text:p>2025-03-06T08:34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b7be14c-41a0-42d7-9aee-ea9dd542e9e7</text:p>
          </table:table-cell>
          <table:table-cell office:value-type="string" table:style-name="ce1">
            <text:p>h2o-test.4d4b305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16GB_Disk50GB</text:p>
          </table:table-cell>
          <table:table-cell office:value-type="string" table:style-name="ce1">
            <text:p>eu-central-prd-a:172.29.72.141</text:p>
          </table:table-cell>
          <table:table-cell office:value-type="string" table:style-name="ce1">
            <text:p>EU-CENTRAL-1-PRD-0203-G2</text:p>
          </table:table-cell>
          <table:table-cell office:value-type="string" table:style-name="ce1">
            <text:p>eu101-comprd14-0203</text:p>
          </table:table-cell>
          <table:table-cell office:value-type="string" table:style-name="ce1">
            <text:p>2025-02-26T00:38:43Z</text:p>
          </table:table-cell>
          <table:table-cell office:value-type="string" table:style-name="ce1">
            <text:p>2025-02-26T00:42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deeb092-4513-4546-b5b2-138ef9ca6d0a</text:p>
          </table:table-cell>
          <table:table-cell office:value-type="string" table:style-name="ce1">
            <text:p>xdh-bastion-stg-02.b56b7692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30.72.229</text:p>
          </table:table-cell>
          <table:table-cell office:value-type="string" table:style-name="ce1">
            <text:p>EU-CENTRAL-2-STG-0108-G2</text:p>
          </table:table-cell>
          <table:table-cell office:value-type="string" table:style-name="ce1">
            <text:p>eu201-comstg11-0108</text:p>
          </table:table-cell>
          <table:table-cell office:value-type="string" table:style-name="ce1">
            <text:p>2025-02-18T06:15:41Z</text:p>
          </table:table-cell>
          <table:table-cell office:value-type="string" table:style-name="ce1">
            <text:p>2025-02-18T06:18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1c1498e-221a-4b3f-9367-ffe746001de3</text:p>
          </table:table-cell>
          <table:table-cell office:value-type="string" table:style-name="ce1">
            <text:p>xdh-bastion-stg-01.76aa114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240</text:p>
          </table:table-cell>
          <table:table-cell office:value-type="string" table:style-name="ce1">
            <text:p>EU-CENTRAL-1-STG-0305-G2</text:p>
          </table:table-cell>
          <table:table-cell office:value-type="string" table:style-name="ce1">
            <text:p>eu101-comstg10-0305</text:p>
          </table:table-cell>
          <table:table-cell office:value-type="string" table:style-name="ce1">
            <text:p>2025-02-18T06:13:54Z</text:p>
          </table:table-cell>
          <table:table-cell office:value-type="string" table:style-name="ce1">
            <text:p>2025-02-18T06:16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440b4d8-51eb-4aa2-bffd-602b5626dbcd</text:p>
          </table:table-cell>
          <table:table-cell office:value-type="string" table:style-name="ce1">
            <text:p>xdh-bastion-prd-02.9ca530b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prd-a:172.31.67.248</text:p>
          </table:table-cell>
          <table:table-cell office:value-type="string" table:style-name="ce1">
            <text:p>EU-CENTRAL-2-PRD-0105-G2</text:p>
          </table:table-cell>
          <table:table-cell office:value-type="string" table:style-name="ce1">
            <text:p>eu201-comprd16-0105</text:p>
          </table:table-cell>
          <table:table-cell office:value-type="string" table:style-name="ce1">
            <text:p>2025-02-18T06:13:15Z</text:p>
          </table:table-cell>
          <table:table-cell office:value-type="string" table:style-name="ce1">
            <text:p>2025-02-18T06:16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dd9de0e-6358-49f2-aedd-35b922196f1b</text:p>
          </table:table-cell>
          <table:table-cell office:value-type="string" table:style-name="ce1">
            <text:p>xdh-bastion-prd-01.d451ece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prd-a:172.29.66.226</text:p>
          </table:table-cell>
          <table:table-cell office:value-type="string" table:style-name="ce1">
            <text:p>EU-CENTRAL-1-PRD-0201-G2</text:p>
          </table:table-cell>
          <table:table-cell office:value-type="string" table:style-name="ce1">
            <text:p>eu101-comprd14-0201</text:p>
          </table:table-cell>
          <table:table-cell office:value-type="string" table:style-name="ce1">
            <text:p>2025-02-18T06:12:25Z</text:p>
          </table:table-cell>
          <table:table-cell office:value-type="string" table:style-name="ce1">
            <text:p>2025-02-18T06:15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17fdba4-d1ee-4063-a6da-e3a4b993036f</text:p>
          </table:table-cell>
          <table:table-cell office:value-type="string" table:style-name="ce1">
            <text:p>ccseupinpoint3queuep-2-01.cb8ef7d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71.157</text:p>
          </table:table-cell>
          <table:table-cell office:value-type="string" table:style-name="ce1">
            <text:p>EU-CENTRAL-2-PRD-0104-G2</text:p>
          </table:table-cell>
          <table:table-cell office:value-type="string" table:style-name="ce1">
            <text:p>eu201-comprd14-0104</text:p>
          </table:table-cell>
          <table:table-cell office:value-type="string" table:style-name="ce1">
            <text:p>2025-02-13T05:17:46Z</text:p>
          </table:table-cell>
          <table:table-cell office:value-type="string" table:style-name="ce1">
            <text:p>2025-02-13T05:21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d0e009-bbf0-4e8f-8cba-c24cd32c8fd7</text:p>
          </table:table-cell>
          <table:table-cell office:value-type="string" table:style-name="ce1">
            <text:p>ccseupinpoint3queuep-1-02.71b22f2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99</text:p>
          </table:table-cell>
          <table:table-cell office:value-type="string" table:style-name="ce1">
            <text:p>EU-CENTRAL-1-PRD-0202-G2</text:p>
          </table:table-cell>
          <table:table-cell office:value-type="string" table:style-name="ce1">
            <text:p>eu101-comprd14-0202</text:p>
          </table:table-cell>
          <table:table-cell office:value-type="string" table:style-name="ce1">
            <text:p>2025-02-13T05:17:20Z</text:p>
          </table:table-cell>
          <table:table-cell office:value-type="string" table:style-name="ce1">
            <text:p>2025-02-13T05:20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99126a7-9b83-4a9d-ae54-3e921398ac48</text:p>
          </table:table-cell>
          <table:table-cell office:value-type="string" table:style-name="ce1">
            <text:p>ccseupinpoint3queuep-2-02.993f7e3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71.184</text:p>
          </table:table-cell>
          <table:table-cell office:value-type="string" table:style-name="ce1">
            <text:p>EU-CENTRAL-2-PRD-0104-G2</text:p>
          </table:table-cell>
          <table:table-cell office:value-type="string" table:style-name="ce1">
            <text:p>eu201-comprd15-0104</text:p>
          </table:table-cell>
          <table:table-cell office:value-type="string" table:style-name="ce1">
            <text:p>2025-02-13T05:17:01Z</text:p>
          </table:table-cell>
          <table:table-cell office:value-type="string" table:style-name="ce1">
            <text:p>2025-02-13T05:19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0054b5d-02f5-46ad-a30f-0ad33a4acf4c</text:p>
          </table:table-cell>
          <table:table-cell office:value-type="string" table:style-name="ce1">
            <text:p>ccseupinpoint3queuep-1-01.154fab8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104</text:p>
          </table:table-cell>
          <table:table-cell office:value-type="string" table:style-name="ce1">
            <text:p>EU-CENTRAL-1-PRD-0202-G2</text:p>
          </table:table-cell>
          <table:table-cell office:value-type="string" table:style-name="ce1">
            <text:p>eu101-comprd15-0202</text:p>
          </table:table-cell>
          <table:table-cell office:value-type="string" table:style-name="ce1">
            <text:p>2025-02-13T05:16:56Z</text:p>
          </table:table-cell>
          <table:table-cell office:value-type="string" table:style-name="ce1">
            <text:p>2025-02-13T05:19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b765c0d-245d-49d4-9f7c-538e3139a224</text:p>
          </table:table-cell>
          <table:table-cell office:value-type="string" table:style-name="ce1">
            <text:p>ccseupinpoint3hbasep-2-01.a46ee72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7.57</text:p>
          </table:table-cell>
          <table:table-cell office:value-type="string" table:style-name="ce1">
            <text:p>EU-CENTRAL-2-PRD-0105-G2</text:p>
          </table:table-cell>
          <table:table-cell office:value-type="string" table:style-name="ce1">
            <text:p>eu201-comprd13-0105</text:p>
          </table:table-cell>
          <table:table-cell office:value-type="string" table:style-name="ce1">
            <text:p>2025-02-13T04:56:23Z</text:p>
          </table:table-cell>
          <table:table-cell office:value-type="string" table:style-name="ce1">
            <text:p>2025-02-13T04:59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db47101-0ca6-4f7d-a8c3-daaa236ba2e3</text:p>
          </table:table-cell>
          <table:table-cell office:value-type="string" table:style-name="ce1">
            <text:p>ccseupinpoint3hbasep-1-02.5943957b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38</text:p>
          </table:table-cell>
          <table:table-cell office:value-type="string" table:style-name="ce1">
            <text:p>EU-CENTRAL-1-PRD-0202-G2</text:p>
          </table:table-cell>
          <table:table-cell office:value-type="string" table:style-name="ce1">
            <text:p>eu101-comprd13-0202</text:p>
          </table:table-cell>
          <table:table-cell office:value-type="string" table:style-name="ce1">
            <text:p>2025-02-13T04:54:23Z</text:p>
          </table:table-cell>
          <table:table-cell office:value-type="string" table:style-name="ce1">
            <text:p>2025-02-13T04:57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9d71ae1-cd59-410b-bb5e-610bf3ed75f2</text:p>
          </table:table-cell>
          <table:table-cell office:value-type="string" table:style-name="ce1">
            <text:p>ccseupinpoint3hbasep-1-01.0cf3aa7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49</text:p>
          </table:table-cell>
          <table:table-cell office:value-type="string" table:style-name="ce1">
            <text:p>EU-CENTRAL-1-PRD-0202-G2</text:p>
          </table:table-cell>
          <table:table-cell office:value-type="string" table:style-name="ce1">
            <text:p>eu101-comprd16-0202</text:p>
          </table:table-cell>
          <table:table-cell office:value-type="string" table:style-name="ce1">
            <text:p>2025-02-13T04:54:13Z</text:p>
          </table:table-cell>
          <table:table-cell office:value-type="string" table:style-name="ce1">
            <text:p>2025-02-13T04:57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1b7429b-9f89-455f-b044-06013641bca6</text:p>
          </table:table-cell>
          <table:table-cell office:value-type="string" table:style-name="ce1">
            <text:p>vdh-kconn-stg-01.7e6bb0e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16GB_Disk50GB</text:p>
          </table:table-cell>
          <table:table-cell office:value-type="string" table:style-name="ce1">
            <text:p>eu-central-stg-a:172.28.70.77</text:p>
          </table:table-cell>
          <table:table-cell office:value-type="string" table:style-name="ce1">
            <text:p>EU-CENTRAL-1-STG-0305-G2</text:p>
          </table:table-cell>
          <table:table-cell office:value-type="string" table:style-name="ce1">
            <text:p>eu101-comstg10-0305</text:p>
          </table:table-cell>
          <table:table-cell office:value-type="string" table:style-name="ce1">
            <text:p>2025-02-11T08:31:14Z</text:p>
          </table:table-cell>
          <table:table-cell office:value-type="string" table:style-name="ce1">
            <text:p>2025-02-11T08:34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8590b67-86c3-4388-8eac-369a3d3d0b9e</text:p>
          </table:table-cell>
          <table:table-cell office:value-type="string" table:style-name="ce1">
            <text:p>vdh-sr-stg-01.6688289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134</text:p>
          </table:table-cell>
          <table:table-cell office:value-type="string" table:style-name="ce1">
            <text:p>EU-CENTRAL-1-STG-0405-G2</text:p>
          </table:table-cell>
          <table:table-cell office:value-type="string" table:style-name="ce1">
            <text:p>eu101-comstg11-0405</text:p>
          </table:table-cell>
          <table:table-cell office:value-type="string" table:style-name="ce1">
            <text:p>2025-02-11T08:17:18Z</text:p>
          </table:table-cell>
          <table:table-cell office:value-type="string" table:style-name="ce1">
            <text:p>2025-02-11T08:19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302e8e8-9d88-4ecd-a537-61b8d405627b</text:p>
          </table:table-cell>
          <table:table-cell office:value-type="string" table:style-name="ce1">
            <text:p>TestVMwook.b33a31b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29.72.155</text:p>
          </table:table-cell>
          <table:table-cell office:value-type="string" table:style-name="ce1">
            <text:p>EU-CENTRAL-1-PRD-0203-G2</text:p>
          </table:table-cell>
          <table:table-cell office:value-type="string" table:style-name="ce1">
            <text:p>eu101-comprd14-0203</text:p>
          </table:table-cell>
          <table:table-cell office:value-type="string" table:style-name="ce1">
            <text:p>2025-02-11T00:39:41Z</text:p>
          </table:table-cell>
          <table:table-cell office:value-type="string" table:style-name="ce1">
            <text:p>2025-02-11T00:42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4881d68-a06f-47a5-8b08-36c23bf8dd34</text:p>
          </table:table-cell>
          <table:table-cell office:value-type="string" table:style-name="ce1">
            <text:p>vdh-rdb-dev-01.d1652335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16GB_Disk50GB</text:p>
          </table:table-cell>
          <table:table-cell office:value-type="string" table:style-name="ce1">
            <text:p>eu-central-stg-a:172.30.71.106</text:p>
          </table:table-cell>
          <table:table-cell office:value-type="string" table:style-name="ce1">
            <text:p>EU-CENTRAL-2-STG-0107-G2</text:p>
          </table:table-cell>
          <table:table-cell office:value-type="string" table:style-name="ce1">
            <text:p>eu201-comstg10-0107</text:p>
          </table:table-cell>
          <table:table-cell office:value-type="string" table:style-name="ce1">
            <text:p>2025-02-03T02:18:48Z</text:p>
          </table:table-cell>
          <table:table-cell office:value-type="string" table:style-name="ce1">
            <text:p>2025-02-03T02:21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234ce8a-9509-4bf5-9792-5f6129d565b8</text:p>
          </table:table-cell>
          <table:table-cell office:value-type="string" table:style-name="ce1">
            <text:p>vdh-rdb-02.b9deea7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31.71.138 eu-central-prd-a-hb:192.168.66.26</text:p>
          </table:table-cell>
          <table:table-cell office:value-type="string" table:style-name="ce1">
            <text:p>EU-CENTRAL-2-PRD-0104-G2</text:p>
          </table:table-cell>
          <table:table-cell office:value-type="string" table:style-name="ce1">
            <text:p>eu201-comprd16-0104</text:p>
          </table:table-cell>
          <table:table-cell office:value-type="string" table:style-name="ce1">
            <text:p>2025-02-03T01:50:55Z</text:p>
          </table:table-cell>
          <table:table-cell office:value-type="string" table:style-name="ce1">
            <text:p>2025-02-05T04:51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be263d7-87ae-4fd7-8a3a-3a0af4f305d4</text:p>
          </table:table-cell>
          <table:table-cell office:value-type="string" table:style-name="ce1">
            <text:p>vdh-rdb-01.2885b38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31.71.147 eu-central-prd-a-hb:192.168.66.23</text:p>
          </table:table-cell>
          <table:table-cell office:value-type="string" table:style-name="ce1">
            <text:p>EU-CENTRAL-2-PRD-0104-G2</text:p>
          </table:table-cell>
          <table:table-cell office:value-type="string" table:style-name="ce1">
            <text:p>eu201-comprd13-0104</text:p>
          </table:table-cell>
          <table:table-cell office:value-type="string" table:style-name="ce1">
            <text:p>2025-02-03T01:47:49Z</text:p>
          </table:table-cell>
          <table:table-cell office:value-type="string" table:style-name="ce1">
            <text:p>2025-02-05T04:50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bb57402-6d35-448a-b843-b286971b2369</text:p>
          </table:table-cell>
          <table:table-cell office:value-type="string" table:style-name="ce1">
            <text:p>ccseuvcrmp08.587a448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31.67.196</text:p>
          </table:table-cell>
          <table:table-cell office:value-type="string" table:style-name="ce1">
            <text:p>EU-CENTRAL-2-PRD-0105-G2</text:p>
          </table:table-cell>
          <table:table-cell office:value-type="string" table:style-name="ce1">
            <text:p>eu201-comprd14-0105</text:p>
          </table:table-cell>
          <table:table-cell office:value-type="string" table:style-name="ce1">
            <text:p>2025-01-22T07:50:01Z</text:p>
          </table:table-cell>
          <table:table-cell office:value-type="string" table:style-name="ce1">
            <text:p>2025-01-22T07:53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9a4f295-3c6e-450c-a1d1-2323de1def2f</text:p>
          </table:table-cell>
          <table:table-cell office:value-type="string" table:style-name="ce1">
            <text:p>ccseuvcrmp07.04e822a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29.67.197</text:p>
          </table:table-cell>
          <table:table-cell office:value-type="string" table:style-name="ce1">
            <text:p>EU-CENTRAL-1-PRD-0202-G2</text:p>
          </table:table-cell>
          <table:table-cell office:value-type="string" table:style-name="ce1">
            <text:p>eu101-comprd13-0202</text:p>
          </table:table-cell>
          <table:table-cell office:value-type="string" table:style-name="ce1">
            <text:p>2025-01-22T07:24:23Z</text:p>
          </table:table-cell>
          <table:table-cell office:value-type="string" table:style-name="ce1">
            <text:p>2025-01-22T07:27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0f42b14-e140-4e19-9c53-bfc20af1a126</text:p>
          </table:table-cell>
          <table:table-cell office:value-type="string" table:style-name="ce1">
            <text:p>ccseuvcrmp06.4b7eebe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31.71.145</text:p>
          </table:table-cell>
          <table:table-cell office:value-type="string" table:style-name="ce1">
            <text:p>EU-CENTRAL-2-PRD-0104-G2</text:p>
          </table:table-cell>
          <table:table-cell office:value-type="string" table:style-name="ce1">
            <text:p>eu201-comprd13-0104</text:p>
          </table:table-cell>
          <table:table-cell office:value-type="string" table:style-name="ce1">
            <text:p>2025-01-22T06:47:31Z</text:p>
          </table:table-cell>
          <table:table-cell office:value-type="string" table:style-name="ce1">
            <text:p>2025-01-22T06:51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08cab0c-5d58-4777-a902-ee8351e782bd</text:p>
          </table:table-cell>
          <table:table-cell office:value-type="string" table:style-name="ce1">
            <text:p>ccseuvcrmp05.8c70bfa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29.66.250</text:p>
          </table:table-cell>
          <table:table-cell office:value-type="string" table:style-name="ce1">
            <text:p>EU-CENTRAL-1-PRD-0201-G2</text:p>
          </table:table-cell>
          <table:table-cell office:value-type="string" table:style-name="ce1">
            <text:p>eu101-comprd13-0201</text:p>
          </table:table-cell>
          <table:table-cell office:value-type="string" table:style-name="ce1">
            <text:p>2025-01-21T07:26:49Z</text:p>
          </table:table-cell>
          <table:table-cell office:value-type="string" table:style-name="ce1">
            <text:p>2025-01-22T05:03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27f89f7-1ef4-472e-b7f1-fcca8c3d8901</text:p>
          </table:table-cell>
          <table:table-cell office:value-type="string" table:style-name="ce1">
            <text:p>ccs-eu-k-prd-hub-0104-worker3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100GB</text:p>
          </table:table-cell>
          <table:table-cell office:value-type="string" table:style-name="ce1">
            <text:p>eu-central-prd-a:172.31.71.179</text:p>
          </table:table-cell>
          <table:table-cell office:value-type="string" table:style-name="ce1">
            <text:p>EU-CENTRAL-2-PRD-0104-G2</text:p>
          </table:table-cell>
          <table:table-cell office:value-type="string" table:style-name="ce1">
            <text:p>eu201-comprd15-0104</text:p>
          </table:table-cell>
          <table:table-cell office:value-type="string" table:style-name="ce1">
            <text:p>2025-01-17T06:35:14Z</text:p>
          </table:table-cell>
          <table:table-cell office:value-type="string" table:style-name="ce1">
            <text:p>2025-01-17T06:41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91bab91-f0e6-474d-8c6d-6921f8b66a17</text:p>
          </table:table-cell>
          <table:table-cell office:value-type="string" table:style-name="ce1">
            <text:p>ccs-eu-k-prd-hub-0104-worker1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100GB</text:p>
          </table:table-cell>
          <table:table-cell office:value-type="string" table:style-name="ce1">
            <text:p>eu-central-prd-a:172.31.71.178</text:p>
          </table:table-cell>
          <table:table-cell office:value-type="string" table:style-name="ce1">
            <text:p>EU-CENTRAL-2-PRD-0104-G2</text:p>
          </table:table-cell>
          <table:table-cell office:value-type="string" table:style-name="ce1">
            <text:p>eu201-comprd14-0104</text:p>
          </table:table-cell>
          <table:table-cell office:value-type="string" table:style-name="ce1">
            <text:p>2025-01-17T06:29:26Z</text:p>
          </table:table-cell>
          <table:table-cell office:value-type="string" table:style-name="ce1">
            <text:p>2025-01-17T06:35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945c4bc-3346-44ea-bac3-f3396b336d84</text:p>
          </table:table-cell>
          <table:table-cell office:value-type="string" table:style-name="ce1">
            <text:p>ccs-eu-k-prd-hub-0204-worker2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100GB</text:p>
          </table:table-cell>
          <table:table-cell office:value-type="string" table:style-name="ce1">
            <text:p>eu-central-prd-a:172.31.69.88</text:p>
          </table:table-cell>
          <table:table-cell office:value-type="string" table:style-name="ce1">
            <text:p>EU-CENTRAL-2-PRD-0204-G2</text:p>
          </table:table-cell>
          <table:table-cell office:value-type="string" table:style-name="ce1">
            <text:p>eu201-comprd15-0204</text:p>
          </table:table-cell>
          <table:table-cell office:value-type="string" table:style-name="ce1">
            <text:p>2025-01-17T06:20:43Z</text:p>
          </table:table-cell>
          <table:table-cell office:value-type="string" table:style-name="ce1">
            <text:p>2025-01-17T06:33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d7458ef-632e-4af8-91af-b17577ed9f06</text:p>
          </table:table-cell>
          <table:table-cell office:value-type="string" table:style-name="ce1">
            <text:p>ccs-eu-k-prd-hub-0204-worker1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100GB</text:p>
          </table:table-cell>
          <table:table-cell office:value-type="string" table:style-name="ce1">
            <text:p>eu-central-prd-a:172.31.69.232</text:p>
          </table:table-cell>
          <table:table-cell office:value-type="string" table:style-name="ce1">
            <text:p>EU-CENTRAL-2-PRD-0204-G2</text:p>
          </table:table-cell>
          <table:table-cell office:value-type="string" table:style-name="ce1">
            <text:p>eu201-comprd15-0204</text:p>
          </table:table-cell>
          <table:table-cell office:value-type="string" table:style-name="ce1">
            <text:p>2025-01-17T06:20:43Z</text:p>
          </table:table-cell>
          <table:table-cell office:value-type="string" table:style-name="ce1">
            <text:p>2025-01-17T06:34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fea4680-c974-4c9b-a8b6-9141e27dd169</text:p>
          </table:table-cell>
          <table:table-cell office:value-type="string" table:style-name="ce1">
            <text:p>ccs-eu-k-prd-hub-0204-worker3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100GB</text:p>
          </table:table-cell>
          <table:table-cell office:value-type="string" table:style-name="ce1">
            <text:p>eu-central-prd-a:172.31.69.27</text:p>
          </table:table-cell>
          <table:table-cell office:value-type="string" table:style-name="ce1">
            <text:p>EU-CENTRAL-2-PRD-0204-G2</text:p>
          </table:table-cell>
          <table:table-cell office:value-type="string" table:style-name="ce1">
            <text:p>eu201-comprd14-0204</text:p>
          </table:table-cell>
          <table:table-cell office:value-type="string" table:style-name="ce1">
            <text:p>2025-01-17T06:20:42Z</text:p>
          </table:table-cell>
          <table:table-cell office:value-type="string" table:style-name="ce1">
            <text:p>2025-01-17T06:33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b596a83-dd52-43bb-b72b-de470abd2021</text:p>
          </table:table-cell>
          <table:table-cell office:value-type="string" table:style-name="ce1">
            <text:p>ccs-eu-k-prd-hub-0104-worker2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100GB</text:p>
          </table:table-cell>
          <table:table-cell office:value-type="string" table:style-name="ce1">
            <text:p>eu-central-prd-a:172.31.71.139</text:p>
          </table:table-cell>
          <table:table-cell office:value-type="string" table:style-name="ce1">
            <text:p>EU-CENTRAL-2-PRD-0104-G2</text:p>
          </table:table-cell>
          <table:table-cell office:value-type="string" table:style-name="ce1">
            <text:p>eu201-comprd16-0104</text:p>
          </table:table-cell>
          <table:table-cell office:value-type="string" table:style-name="ce1">
            <text:p>2025-01-17T06:18:40Z</text:p>
          </table:table-cell>
          <table:table-cell office:value-type="string" table:style-name="ce1">
            <text:p>2025-01-17T06:33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79ae35a-fb98-45c9-979e-3de68ca24c8e</text:p>
          </table:table-cell>
          <table:table-cell office:value-type="string" table:style-name="ce1">
            <text:p>ccs-eu-h-prd-hub-0104-worker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100GB</text:p>
          </table:table-cell>
          <table:table-cell office:value-type="string" table:style-name="ce1">
            <text:p>eu-central-prd-a:172.31.71.149</text:p>
          </table:table-cell>
          <table:table-cell office:value-type="string" table:style-name="ce1">
            <text:p>EU-CENTRAL-2-PRD-0104-G2</text:p>
          </table:table-cell>
          <table:table-cell office:value-type="string" table:style-name="ce1">
            <text:p>eu201-comprd13-0104</text:p>
          </table:table-cell>
          <table:table-cell office:value-type="string" table:style-name="ce1">
            <text:p>2025-01-17T05:31:03Z</text:p>
          </table:table-cell>
          <table:table-cell office:value-type="string" table:style-name="ce1">
            <text:p>2025-01-17T05:31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0692bb1-898c-46d2-8fb9-f7c1a401715f</text:p>
          </table:table-cell>
          <table:table-cell office:value-type="string" table:style-name="ce1">
            <text:p>ccs-eu-h-prd-hub-0104-worker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100GB</text:p>
          </table:table-cell>
          <table:table-cell office:value-type="string" table:style-name="ce1">
            <text:p>eu-central-prd-a:172.31.71.177</text:p>
          </table:table-cell>
          <table:table-cell office:value-type="string" table:style-name="ce1">
            <text:p>EU-CENTRAL-2-PRD-0104-G2</text:p>
          </table:table-cell>
          <table:table-cell office:value-type="string" table:style-name="ce1">
            <text:p>eu201-comprd14-0104</text:p>
          </table:table-cell>
          <table:table-cell office:value-type="string" table:style-name="ce1">
            <text:p>2025-01-17T01:38:23Z</text:p>
          </table:table-cell>
          <table:table-cell office:value-type="string" table:style-name="ce1">
            <text:p>2025-01-17T01:38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0125cad-cd4d-47de-bc1a-0193b3e2e92d</text:p>
          </table:table-cell>
          <table:table-cell office:value-type="string" table:style-name="ce1">
            <text:p>FR7-STG-BS.69aa456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c:172.30.98.20</text:p>
          </table:table-cell>
          <table:table-cell office:value-type="string" table:style-name="ce1">
            <text:p>EU-CENTRAL-2-STG-0107-G2</text:p>
          </table:table-cell>
          <table:table-cell office:value-type="string" table:style-name="ce1">
            <text:p>eu201-comstg10-0107</text:p>
          </table:table-cell>
          <table:table-cell office:value-type="string" table:style-name="ce1">
            <text:p>2025-01-15T00:25:26Z</text:p>
          </table:table-cell>
          <table:table-cell office:value-type="string" table:style-name="ce1">
            <text:p>2025-01-15T00:27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eeb649f-a2b5-4975-97d5-5c840d5a0f1a</text:p>
          </table:table-cell>
          <table:table-cell office:value-type="string" table:style-name="ce1">
            <text:p>FR2-STG-BS.3b714a5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c:172.28.98.173</text:p>
          </table:table-cell>
          <table:table-cell office:value-type="string" table:style-name="ce1">
            <text:p>EU-CENTRAL-1-STG-0305-G2</text:p>
          </table:table-cell>
          <table:table-cell office:value-type="string" table:style-name="ce1">
            <text:p>eu101-comstg10-0305</text:p>
          </table:table-cell>
          <table:table-cell office:value-type="string" table:style-name="ce1">
            <text:p>2025-01-15T00:25:06Z</text:p>
          </table:table-cell>
          <table:table-cell office:value-type="string" table:style-name="ce1">
            <text:p>2025-01-15T00:27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b8578f7-4055-4d66-a244-136fdc35d881</text:p>
          </table:table-cell>
          <table:table-cell office:value-type="string" table:style-name="ce1">
            <text:p>fr2-stg-c-instance.5b03dfb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a:172.28.70.34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5-01-13T07:43:35Z</text:p>
          </table:table-cell>
          <table:table-cell office:value-type="string" table:style-name="ce1">
            <text:p>2025-01-13T07:46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f49f413-24cb-49f5-9383-a18374bd80bd</text:p>
          </table:table-cell>
          <table:table-cell office:value-type="string" table:style-name="ce1">
            <text:p>test.f0e41b6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c:172.28.98.2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5-01-13T06:59:27Z</text:p>
          </table:table-cell>
          <table:table-cell office:value-type="string" table:style-name="ce1">
            <text:p>2025-01-13T07:01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8a75f9e-ad62-4a90-b7e8-113b148e65f1</text:p>
          </table:table-cell>
          <table:table-cell office:value-type="string" table:style-name="ce1">
            <text:p>FR2-STG-TEST3.5bac98f4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c:172.28.98.61 eu-central-stg-c-hb:192.168.90.10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5-01-13T06:11:03Z</text:p>
          </table:table-cell>
          <table:table-cell office:value-type="string" table:style-name="ce1">
            <text:p>2025-01-13T06:13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5877c39-42b7-4382-9399-3b120c48b683</text:p>
          </table:table-cell>
          <table:table-cell office:value-type="string" table:style-name="ce1">
            <text:p>khy-test-new-euce2-010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100GB</text:p>
          </table:table-cell>
          <table:table-cell office:value-type="string" table:style-name="ce1">
            <text:p>eu-central-prd-a:172.31.72.103</text:p>
          </table:table-cell>
          <table:table-cell office:value-type="string" table:style-name="ce1">
            <text:p>EU-CENTRAL-2-PRD-0106-G2</text:p>
          </table:table-cell>
          <table:table-cell office:value-type="string" table:style-name="ce1">
            <text:p>eu201-comprd14-0106</text:p>
          </table:table-cell>
          <table:table-cell office:value-type="string" table:style-name="ce1">
            <text:p>2025-01-13T05:42:25Z</text:p>
          </table:table-cell>
          <table:table-cell office:value-type="string" table:style-name="ce1">
            <text:p>2025-01-13T05:42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a6f516f-5f02-4866-a156-6aab9e5d12ea</text:p>
          </table:table-cell>
          <table:table-cell office:value-type="string" table:style-name="ce1">
            <text:p>FR7-STG-TEST2.345be6b5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c:172.30.100.7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5-01-10T05:23:47Z</text:p>
          </table:table-cell>
          <table:table-cell office:value-type="string" table:style-name="ce1">
            <text:p>2025-01-12T23:37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387e76f-f4b7-43d8-8939-b8176985ecc8</text:p>
          </table:table-cell>
          <table:table-cell office:value-type="string" table:style-name="ce1">
            <text:p>FR7-STG-TEST1.ce4f5509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c:172.30.98.60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5-01-10T05:22:52Z</text:p>
          </table:table-cell>
          <table:table-cell office:value-type="string" table:style-name="ce1">
            <text:p>2025-01-14T01:04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22121e9-c96f-4a2e-b238-388185bf70ad</text:p>
          </table:table-cell>
          <table:table-cell office:value-type="string" table:style-name="ce1">
            <text:p>FR2-STG-TEST2.8dd0d39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c:172.28.100.6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5-01-10T05:21:50Z</text:p>
          </table:table-cell>
          <table:table-cell office:value-type="string" table:style-name="ce1">
            <text:p>2025-01-12T23:37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f802e60-4f17-4d26-9b55-8dba42dfa190</text:p>
          </table:table-cell>
          <table:table-cell office:value-type="string" table:style-name="ce1">
            <text:p>FR2-STG-TEST1.943075b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c:172.28.98.253 eu-central-stg-c-hb:192.168.90.121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5-01-10T05:20:49Z</text:p>
          </table:table-cell>
          <table:table-cell office:value-type="string" table:style-name="ce1">
            <text:p>2025-01-14T01:51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f8fd0a6-7668-4f56-8793-7ccbb6390429</text:p>
          </table:table-cell>
          <table:table-cell office:value-type="string" table:style-name="ce1">
            <text:p>ccseu-vtwin-prd-vdh3-worker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9.60</text:p>
          </table:table-cell>
          <table:table-cell office:value-type="string" table:style-name="ce1">
            <text:p>EU-CENTRAL-1-PRD-0204-G2</text:p>
          </table:table-cell>
          <table:table-cell office:value-type="string" table:style-name="ce1">
            <text:p>eu101-comprd13-0204</text:p>
          </table:table-cell>
          <table:table-cell office:value-type="string" table:style-name="ce1">
            <text:p>2025-01-09T07:33:16Z</text:p>
          </table:table-cell>
          <table:table-cell office:value-type="string" table:style-name="ce1">
            <text:p>2025-01-09T07:33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51ed915-fed6-4908-8e64-04bf82054ef9</text:p>
          </table:table-cell>
          <table:table-cell office:value-type="string" table:style-name="ce1">
            <text:p>ccseu-vtwin-prd-vdh3-worker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9.231</text:p>
          </table:table-cell>
          <table:table-cell office:value-type="string" table:style-name="ce1">
            <text:p>EU-CENTRAL-1-PRD-0204-G2</text:p>
          </table:table-cell>
          <table:table-cell office:value-type="string" table:style-name="ce1">
            <text:p>eu101-comprd15-0204</text:p>
          </table:table-cell>
          <table:table-cell office:value-type="string" table:style-name="ce1">
            <text:p>2025-01-09T07:30:01Z</text:p>
          </table:table-cell>
          <table:table-cell office:value-type="string" table:style-name="ce1">
            <text:p>2025-01-09T07:30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f73a45c-2946-4d63-a7e2-695e4a9f7a38</text:p>
          </table:table-cell>
          <table:table-cell office:value-type="string" table:style-name="ce1">
            <text:p>ccseu-vtwin-prd-vdh2-worker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7.146</text:p>
          </table:table-cell>
          <table:table-cell office:value-type="string" table:style-name="ce1">
            <text:p>EU-CENTRAL-1-PRD-0202-G2</text:p>
          </table:table-cell>
          <table:table-cell office:value-type="string" table:style-name="ce1">
            <text:p>eu101-comprd15-0202</text:p>
          </table:table-cell>
          <table:table-cell office:value-type="string" table:style-name="ce1">
            <text:p>2025-01-09T07:30:01Z</text:p>
          </table:table-cell>
          <table:table-cell office:value-type="string" table:style-name="ce1">
            <text:p>2025-01-09T07:30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d276fe7-7c0d-4891-aab2-cd8ac5e0434d</text:p>
          </table:table-cell>
          <table:table-cell office:value-type="string" table:style-name="ce1">
            <text:p>ccseu-vtwin-prd-vdh2-worker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7.160</text:p>
          </table:table-cell>
          <table:table-cell office:value-type="string" table:style-name="ce1">
            <text:p>EU-CENTRAL-1-PRD-0202-G2</text:p>
          </table:table-cell>
          <table:table-cell office:value-type="string" table:style-name="ce1">
            <text:p>eu101-comprd14-0202</text:p>
          </table:table-cell>
          <table:table-cell office:value-type="string" table:style-name="ce1">
            <text:p>2025-01-09T07:30:01Z</text:p>
          </table:table-cell>
          <table:table-cell office:value-type="string" table:style-name="ce1">
            <text:p>2025-01-09T07:30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ab192ca-32cc-4cb9-836f-4ab4731a08d8</text:p>
          </table:table-cell>
          <table:table-cell office:value-type="string" table:style-name="ce1">
            <text:p>ccseu-vtwin-prd-vdh3-worker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9.163</text:p>
          </table:table-cell>
          <table:table-cell office:value-type="string" table:style-name="ce1">
            <text:p>EU-CENTRAL-1-PRD-0204-G2</text:p>
          </table:table-cell>
          <table:table-cell office:value-type="string" table:style-name="ce1">
            <text:p>eu101-comprd16-0204</text:p>
          </table:table-cell>
          <table:table-cell office:value-type="string" table:style-name="ce1">
            <text:p>2025-01-09T07:30:00Z</text:p>
          </table:table-cell>
          <table:table-cell office:value-type="string" table:style-name="ce1">
            <text:p>2025-01-09T07:30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4c369e6-e8af-46af-98d5-107e29ee4d91</text:p>
          </table:table-cell>
          <table:table-cell office:value-type="string" table:style-name="ce1">
            <text:p>bgrtesttest010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100GB</text:p>
          </table:table-cell>
          <table:table-cell office:value-type="string" table:style-name="ce1">
            <text:p>eu-central-prd-a:172.31.69.181</text:p>
          </table:table-cell>
          <table:table-cell office:value-type="string" table:style-name="ce1">
            <text:p>EU-CENTRAL-2-PRD-0204-G2</text:p>
          </table:table-cell>
          <table:table-cell office:value-type="string" table:style-name="ce1">
            <text:p>eu201-comprd16-0204</text:p>
          </table:table-cell>
          <table:table-cell office:value-type="string" table:style-name="ce1">
            <text:p>2025-01-09T06:03:39Z</text:p>
          </table:table-cell>
          <table:table-cell office:value-type="string" table:style-name="ce1">
            <text:p>2025-01-09T06:04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916f9d6-444e-4f22-b169-07ad8eabf6e7</text:p>
          </table:table-cell>
          <table:table-cell office:value-type="string" table:style-name="ce1">
            <text:p>cghtest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4GB_Disk50GB</text:p>
          </table:table-cell>
          <table:table-cell office:value-type="string" table:style-name="ce1">
            <text:p>eu-central-stg-a:172.28.72.12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12-12T23:35:06Z</text:p>
          </table:table-cell>
          <table:table-cell office:value-type="string" table:style-name="ce1">
            <text:p>2024-12-12T23:35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c58287e-6a34-4db8-953b-4f123b5137d5</text:p>
          </table:table-cell>
          <table:table-cell office:value-type="string" table:style-name="ce1">
            <text:p>vdspkafkaschemaregistry-02.1f0755b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prd-a:172.29.72.153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2-0203.eu-central-1.hcloud.h53</text:p>
          </table:table-cell>
          <table:table-cell office:value-type="string" table:style-name="ce1">
            <text:p>2024-12-11T07:51:09Z</text:p>
          </table:table-cell>
          <table:table-cell office:value-type="string" table:style-name="ce1">
            <text:p>2024-12-12T08:34:5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ea42a9f-624e-4911-9547-563efbfc08a3</text:p>
          </table:table-cell>
          <table:table-cell office:value-type="string" table:style-name="ce1">
            <text:p>vdspkafkaschemaregistry-01.8216e1a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prd-a:172.29.72.178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0-0203.eu-central-1.hcloud.h53</text:p>
          </table:table-cell>
          <table:table-cell office:value-type="string" table:style-name="ce1">
            <text:p>2024-12-11T07:51:01Z</text:p>
          </table:table-cell>
          <table:table-cell office:value-type="string" table:style-name="ce1">
            <text:p>2024-12-12T08:35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43871f8-ed00-48f1-981c-144d8303c115</text:p>
          </table:table-cell>
          <table:table-cell office:value-type="string" table:style-name="ce1">
            <text:p>gitlab-geo-eu-test-master1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8vCPU_RAM32GB_Disk50GB</text:p>
          </table:table-cell>
          <table:table-cell table:style-name="ce1"/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4-12-11T05:52:31Z</text:p>
          </table:table-cell>
          <table:table-cell office:value-type="string" table:style-name="ce1">
            <text:p>2025-03-24T08:15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1ceeaf-4d32-49ad-ab0d-24889f987bea</text:p>
          </table:table-cell>
          <table:table-cell office:value-type="string" table:style-name="ce1">
            <text:p>gitlab-eu-db.af91d5e8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c:172.30.98.83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4-12-11T05:45:42Z</text:p>
          </table:table-cell>
          <table:table-cell office:value-type="string" table:style-name="ce1">
            <text:p>2024-12-11T05:47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8422a61-467e-421e-8506-2e5185cbe710</text:p>
          </table:table-cell>
          <table:table-cell office:value-type="string" table:style-name="ce1">
            <text:p>gitlab-eu-d5ad-w00-3d0b8942-ddndx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c:172.30.100.21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12-10T07:07:02Z</text:p>
          </table:table-cell>
          <table:table-cell office:value-type="string" table:style-name="ce1">
            <text:p>2024-12-13T01:18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6db0d66-9de8-4e73-bf95-7a27d121bbc6</text:p>
          </table:table-cell>
          <table:table-cell office:value-type="string" table:style-name="ce1">
            <text:p>gitlab-eu-d5ad-m00-80880377-txzmp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c:172.30.100.21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12-10T07:03:31Z</text:p>
          </table:table-cell>
          <table:table-cell office:value-type="string" table:style-name="ce1">
            <text:p>2024-12-13T01:18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44da2e9-16b9-47c8-93c0-56f4825ed0c5</text:p>
          </table:table-cell>
          <table:table-cell office:value-type="string" table:style-name="ce1">
            <text:p>gitlab-eu-d5ad-w00-3d0b8942-6wscv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c:172.30.100.24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12-10T07:03:31Z</text:p>
          </table:table-cell>
          <table:table-cell office:value-type="string" table:style-name="ce1">
            <text:p>2024-12-13T01:18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731e0b0-5632-4e7c-8d11-176a54bf50e1</text:p>
          </table:table-cell>
          <table:table-cell office:value-type="string" table:style-name="ce1">
            <text:p>kcseuwebliscores02.cc948fd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1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11-25T10:18:39Z</text:p>
          </table:table-cell>
          <table:table-cell office:value-type="string" table:style-name="ce1">
            <text:p>2024-11-26T07:22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27ab578-3720-460e-9926-7bf682a2f1c6</text:p>
          </table:table-cell>
          <table:table-cell office:value-type="string" table:style-name="ce1">
            <text:p>vdh-esk-live-01.9121cc3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7.203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5-0105.eu-central-2.hcloud.h53</text:p>
          </table:table-cell>
          <table:table-cell office:value-type="string" table:style-name="ce1">
            <text:p>2024-11-20T07:42:06Z</text:p>
          </table:table-cell>
          <table:table-cell office:value-type="string" table:style-name="ce1">
            <text:p>2024-11-20T07:44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44e8d38-e197-40f3-b72a-f3160cd8f564</text:p>
          </table:table-cell>
          <table:table-cell office:value-type="string" table:style-name="ce1">
            <text:p>vdh-escoo-live-01.8dae691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7.77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1-0105.eu-central-2.hcloud.h53</text:p>
          </table:table-cell>
          <table:table-cell office:value-type="string" table:style-name="ce1">
            <text:p>2024-11-20T07:37:57Z</text:p>
          </table:table-cell>
          <table:table-cell office:value-type="string" table:style-name="ce1">
            <text:p>2024-11-20T07:40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b44e23a-4f5f-483b-831a-07d88bc66459</text:p>
          </table:table-cell>
          <table:table-cell office:value-type="string" table:style-name="ce1">
            <text:p>vdh-eshn-live-03.fb3ae74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7.177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2-0105.eu-central-2.hcloud.h53</text:p>
          </table:table-cell>
          <table:table-cell office:value-type="string" table:style-name="ce1">
            <text:p>2024-11-20T07:32:07Z</text:p>
          </table:table-cell>
          <table:table-cell office:value-type="string" table:style-name="ce1">
            <text:p>2024-11-20T07:34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b0299a9-68e0-4c5b-929f-1f34b821aa1f</text:p>
          </table:table-cell>
          <table:table-cell office:value-type="string" table:style-name="ce1">
            <text:p>vdh-eshn-live-02.92ef4e7e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7.225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5-0105.eu-central-2.hcloud.h53</text:p>
          </table:table-cell>
          <table:table-cell office:value-type="string" table:style-name="ce1">
            <text:p>2024-11-20T07:25:01Z</text:p>
          </table:table-cell>
          <table:table-cell office:value-type="string" table:style-name="ce1">
            <text:p>2024-11-20T07:27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6f996b9-5320-44eb-91a9-a2d63104bdf8</text:p>
          </table:table-cell>
          <table:table-cell office:value-type="string" table:style-name="ce1">
            <text:p>vdh-eshn-live-01.8cd79527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7.223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2-0105.eu-central-2.hcloud.h53</text:p>
          </table:table-cell>
          <table:table-cell office:value-type="string" table:style-name="ce1">
            <text:p>2024-11-20T07:17:01Z</text:p>
          </table:table-cell>
          <table:table-cell office:value-type="string" table:style-name="ce1">
            <text:p>2024-11-20T07:19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dc37a3b-f513-4312-b102-a4217b31767a</text:p>
          </table:table-cell>
          <table:table-cell office:value-type="string" table:style-name="ce1">
            <text:p>hcs_win-imag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c:172.28.100.11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11-20T00:07:48Z</text:p>
          </table:table-cell>
          <table:table-cell office:value-type="string" table:style-name="ce1">
            <text:p>2024-11-20T00:08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90dcca0-aebd-4fd4-b285-8a3c5eac5320</text:p>
          </table:table-cell>
          <table:table-cell office:value-type="string" table:style-name="ce1">
            <text:p>vdspkafkaconnectstg01-02.b39db3a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0.10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11-15T10:20:19Z</text:p>
          </table:table-cell>
          <table:table-cell office:value-type="string" table:style-name="ce1">
            <text:p>2024-11-15T10:24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41f1a52-a289-46b1-a981-71693dbad0ad</text:p>
          </table:table-cell>
          <table:table-cell office:value-type="string" table:style-name="ce1">
            <text:p>vdspkafkaconnectstg01-01.c2bb04f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0.152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11-15T10:19:58Z</text:p>
          </table:table-cell>
          <table:table-cell office:value-type="string" table:style-name="ce1">
            <text:p>2024-11-15T10:23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76942d-1073-496c-bc24-1c1e1fc9ed3c</text:p>
          </table:table-cell>
          <table:table-cell office:value-type="string" table:style-name="ce1">
            <text:p>vdh-rdb-live-01.9cfee02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71.154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11-12T04:57:44Z</text:p>
          </table:table-cell>
          <table:table-cell office:value-type="string" table:style-name="ce1">
            <text:p>2024-11-12T05:01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4c04339-ad20-4fd8-bb67-b5748d40acd7</text:p>
          </table:table-cell>
          <table:table-cell office:value-type="string" table:style-name="ce1">
            <text:p>vdh-api-live-02.1eafd16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38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0-0201.eu-central-1.hcloud.h53</text:p>
          </table:table-cell>
          <table:table-cell office:value-type="string" table:style-name="ce1">
            <text:p>2024-11-05T05:34:26Z</text:p>
          </table:table-cell>
          <table:table-cell office:value-type="string" table:style-name="ce1">
            <text:p>2024-11-05T05:36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1e50e31-e5e4-4227-b792-a7c80869f177</text:p>
          </table:table-cell>
          <table:table-cell office:value-type="string" table:style-name="ce1">
            <text:p>vdh-api-live-01.a10314d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95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1-0201.eu-central-1.hcloud.h53</text:p>
          </table:table-cell>
          <table:table-cell office:value-type="string" table:style-name="ce1">
            <text:p>2024-11-05T05:25:51Z</text:p>
          </table:table-cell>
          <table:table-cell office:value-type="string" table:style-name="ce1">
            <text:p>2024-11-05T05:28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63a5631-77e3-44ae-bdca-dd45ccf99824</text:p>
          </table:table-cell>
          <table:table-cell office:value-type="string" table:style-name="ce1">
            <text:p>test20241030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31.71.164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1-0104.eu-central-2.hcloud.h53</text:p>
          </table:table-cell>
          <table:table-cell office:value-type="string" table:style-name="ce1">
            <text:p>2024-10-30T08:07:16Z</text:p>
          </table:table-cell>
          <table:table-cell office:value-type="string" table:style-name="ce1">
            <text:p>2024-10-30T08:43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5d561ef-0a84-4535-b055-7f8f12970e18</text:p>
          </table:table-cell>
          <table:table-cell office:value-type="string" table:style-name="ce1">
            <text:p>ccs2-eu-cplink-k-pg-dbs01.40cc731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0.142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10-22T08:08:06Z</text:p>
          </table:table-cell>
          <table:table-cell office:value-type="string" table:style-name="ce1">
            <text:p>2024-10-22T08:10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cfaa829-4b0f-42bf-bfa2-53159b81e095</text:p>
          </table:table-cell>
          <table:table-cell office:value-type="string" table:style-name="ce1">
            <text:p>ccs2-eu-cplink-g-pg-dbs01.9f678aa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2.5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10-22T08:07:35Z</text:p>
          </table:table-cell>
          <table:table-cell office:value-type="string" table:style-name="ce1">
            <text:p>2024-10-22T08:11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258abf0-60db-4e08-86ca-c64f56ed7e89</text:p>
          </table:table-cell>
          <table:table-cell office:value-type="string" table:style-name="ce1">
            <text:p>ccs2-eu-cplink-h-pg-dbs01.3360554c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2.14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10-22T08:07:14Z</text:p>
          </table:table-cell>
          <table:table-cell office:value-type="string" table:style-name="ce1">
            <text:p>2024-10-22T08:10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e13a3a-51c4-4ff4-b8ca-4ba88e8de389</text:p>
          </table:table-cell>
          <table:table-cell office:value-type="string" table:style-name="ce1">
            <text:p>bgrtesttest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c:172.28.98.151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10-17T04:09:18Z</text:p>
          </table:table-cell>
          <table:table-cell office:value-type="string" table:style-name="ce1">
            <text:p>2024-10-17T04:09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2058d87-b504-4c0b-85da-33106c764163</text:p>
          </table:table-cell>
          <table:table-cell office:value-type="string" table:style-name="ce1">
            <text:p>ccseulogstashs01.d281e8e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2.9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10-16T05:57:17Z</text:p>
          </table:table-cell>
          <table:table-cell office:value-type="string" table:style-name="ce1">
            <text:p>2024-10-16T06:59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0b21368-b871-416e-bc2e-9dca0f5de15c</text:p>
          </table:table-cell>
          <table:table-cell office:value-type="string" table:style-name="ce1">
            <text:p>khy-nmon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c:172.28.98.24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10-15T06:44:40Z</text:p>
          </table:table-cell>
          <table:table-cell office:value-type="string" table:style-name="ce1">
            <text:p>2024-10-16T05:50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8976743-db98-4808-a994-115b00fd3bb6</text:p>
          </table:table-cell>
          <table:table-cell office:value-type="string" table:style-name="ce1">
            <text:p>khy-nmon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c:172.28.98.7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10-15T06:37:39Z</text:p>
          </table:table-cell>
          <table:table-cell office:value-type="string" table:style-name="ce1">
            <text:p>2024-10-15T06:37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dab5669-4cfe-4b5c-a0e6-b7e0bdb05c0c</text:p>
          </table:table-cell>
          <table:table-cell office:value-type="string" table:style-name="ce1">
            <text:p>xdh-dbmmm-prd-01.2250784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6.225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0-0201.eu-central-1.hcloud.h53</text:p>
          </table:table-cell>
          <table:table-cell office:value-type="string" table:style-name="ce1">
            <text:p>2024-10-14T04:13:04Z</text:p>
          </table:table-cell>
          <table:table-cell office:value-type="string" table:style-name="ce1">
            <text:p>2024-10-14T04:15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d9f2a61-c3f1-42ea-b9c6-361b233a692a</text:p>
          </table:table-cell>
          <table:table-cell office:value-type="string" table:style-name="ce1">
            <text:p>xdh-db-prd-02.f81304c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6.247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6-0201.eu-central-1.hcloud.h53</text:p>
          </table:table-cell>
          <table:table-cell office:value-type="string" table:style-name="ce1">
            <text:p>2024-10-14T02:26:12Z</text:p>
          </table:table-cell>
          <table:table-cell office:value-type="string" table:style-name="ce1">
            <text:p>2024-10-14T02:28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77f2dd4-b3a1-494a-ab64-b813006d8580</text:p>
          </table:table-cell>
          <table:table-cell office:value-type="string" table:style-name="ce1">
            <text:p>xdh-db-prd-01.28ad9f5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6.33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5-0201.eu-central-1.hcloud.h53</text:p>
          </table:table-cell>
          <table:table-cell office:value-type="string" table:style-name="ce1">
            <text:p>2024-10-14T02:21:58Z</text:p>
          </table:table-cell>
          <table:table-cell office:value-type="string" table:style-name="ce1">
            <text:p>2024-10-14T02:24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5b5aaf2-0702-41e9-a941-1fc17e535af5</text:p>
          </table:table-cell>
          <table:table-cell office:value-type="string" table:style-name="ce1">
            <text:p>xdh-etl-prd-02.66640fe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29.66.149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7-0201.eu-central-1.hcloud.h53</text:p>
          </table:table-cell>
          <table:table-cell office:value-type="string" table:style-name="ce1">
            <text:p>2024-10-14T02:09:54Z</text:p>
          </table:table-cell>
          <table:table-cell office:value-type="string" table:style-name="ce1">
            <text:p>2025-02-14T05:17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b5806c1-faac-40b7-9559-cbf901cbd3a2</text:p>
          </table:table-cell>
          <table:table-cell office:value-type="string" table:style-name="ce1">
            <text:p>xdh-etl-prd-01.7cbc4a9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29.66.50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9-0201.eu-central-1.hcloud.h53</text:p>
          </table:table-cell>
          <table:table-cell office:value-type="string" table:style-name="ce1">
            <text:p>2024-10-14T01:52:39Z</text:p>
          </table:table-cell>
          <table:table-cell office:value-type="string" table:style-name="ce1">
            <text:p>2025-02-14T06:11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30c3558-f967-4b2d-8fc1-29e6b1f76b63</text:p>
          </table:table-cell>
          <table:table-cell office:value-type="string" table:style-name="ce1">
            <text:p>xdh-etl-stg-02.97de95e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28.72.18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10-07T01:12:47Z</text:p>
          </table:table-cell>
          <table:table-cell office:value-type="string" table:style-name="ce1">
            <text:p>2025-05-19T06:56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f7f5170-d0f1-42e8-9722-c6c65d5484fc</text:p>
          </table:table-cell>
          <table:table-cell office:value-type="string" table:style-name="ce1">
            <text:p>xdh-etl-stg-01.b51e525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28.70.4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10-01T22:53:55Z</text:p>
          </table:table-cell>
          <table:table-cell office:value-type="string" table:style-name="ce1">
            <text:p>2025-05-19T06:55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5845b3c-edfc-4412-b06b-bb05656a313a</text:p>
          </table:table-cell>
          <table:table-cell office:value-type="string" table:style-name="ce1">
            <text:p>xdh-db-stg-01.62550ca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0.242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10-01T22:48:59Z</text:p>
          </table:table-cell>
          <table:table-cell office:value-type="string" table:style-name="ce1">
            <text:p>2024-10-01T22:53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621d17b-17d8-4b88-8fc7-b00b64960642</text:p>
          </table:table-cell>
          <table:table-cell office:value-type="string" table:style-name="ce1">
            <text:p>ccs2-eu-cplink-g-pg-dbp--02.0d0c850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71.187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5-0104.eu-central-2.hcloud.h53</text:p>
          </table:table-cell>
          <table:table-cell office:value-type="string" table:style-name="ce1">
            <text:p>2024-09-30T04:41:35Z</text:p>
          </table:table-cell>
          <table:table-cell office:value-type="string" table:style-name="ce1">
            <text:p>2024-09-30T04:41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49e1b44-d594-4a3f-8500-095238d627b1</text:p>
          </table:table-cell>
          <table:table-cell office:value-type="string" table:style-name="ce1">
            <text:p>ccs2-eu-cplink-g-pg-dbp--01.4fed1c46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71.142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7-0104.eu-central-2.hcloud.h53</text:p>
          </table:table-cell>
          <table:table-cell office:value-type="string" table:style-name="ce1">
            <text:p>2024-09-30T04:41:33Z</text:p>
          </table:table-cell>
          <table:table-cell office:value-type="string" table:style-name="ce1">
            <text:p>2024-09-30T04:41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7016e62-57dd-41be-8c86-ec4009c39d14</text:p>
          </table:table-cell>
          <table:table-cell office:value-type="string" table:style-name="ce1">
            <text:p>ccs2-eu-cplink-k-pg-dbp--02.f90df82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71.163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8-0104.eu-central-2.hcloud.h53</text:p>
          </table:table-cell>
          <table:table-cell office:value-type="string" table:style-name="ce1">
            <text:p>2024-09-30T04:41:01Z</text:p>
          </table:table-cell>
          <table:table-cell office:value-type="string" table:style-name="ce1">
            <text:p>2024-09-30T04:41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5dc1624-d71a-47a1-ad83-2326b957f612</text:p>
          </table:table-cell>
          <table:table-cell office:value-type="string" table:style-name="ce1">
            <text:p>ccs2-eu-cplink-k-pg-dbp--01.89f1c39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71.185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09-30T04:40:34Z</text:p>
          </table:table-cell>
          <table:table-cell office:value-type="string" table:style-name="ce1">
            <text:p>2024-09-30T04:40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c7ffea4-cf32-4662-acd1-c4cd36056987</text:p>
          </table:table-cell>
          <table:table-cell office:value-type="string" table:style-name="ce1">
            <text:p>hcs-image-rocky8.10-v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a:172.28.70.11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09-27T00:27:05Z</text:p>
          </table:table-cell>
          <table:table-cell office:value-type="string" table:style-name="ce1">
            <text:p>2024-09-27T00:27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a5a2da5-b543-4598-a842-cec712516835</text:p>
          </table:table-cell>
          <table:table-cell office:value-type="string" table:style-name="ce1">
            <text:p>hks-image-rocky8.10-v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a:172.28.70.241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09-27T00:14:17Z</text:p>
          </table:table-cell>
          <table:table-cell office:value-type="string" table:style-name="ce1">
            <text:p>2024-09-27T00:14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9314f6d-e317-4f77-b7bf-8756957b5e37</text:p>
          </table:table-cell>
          <table:table-cell office:value-type="string" table:style-name="ce1">
            <text:p>khy-neta-vm-030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70.2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09-26T08:31:58Z</text:p>
          </table:table-cell>
          <table:table-cell office:value-type="string" table:style-name="ce1">
            <text:p>2024-09-26T08:32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0032852-2e38-442f-a592-d1060fbeee16</text:p>
          </table:table-cell>
          <table:table-cell office:value-type="string" table:style-name="ce1">
            <text:p>khy-neta-vm-040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72.12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9-26T07:51:41Z</text:p>
          </table:table-cell>
          <table:table-cell office:value-type="string" table:style-name="ce1">
            <text:p>2024-09-26T07:52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0eba480-e9d2-4f43-8afe-a44af31f20e3</text:p>
          </table:table-cell>
          <table:table-cell office:value-type="string" table:style-name="ce1">
            <text:p>PRD-0104-SERVER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c:172.31.98.162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09-25T07:40:52Z</text:p>
          </table:table-cell>
          <table:table-cell office:value-type="string" table:style-name="ce1">
            <text:p>2025-02-13T06:38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ea76a37-8aa1-4361-9484-4a7300323692</text:p>
          </table:table-cell>
          <table:table-cell office:value-type="string" table:style-name="ce1">
            <text:p>PRD-0105-SERVER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c:172.31.99.141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2-0105.eu-central-2.hcloud.h53</text:p>
          </table:table-cell>
          <table:table-cell office:value-type="string" table:style-name="ce1">
            <text:p>2024-09-25T07:40:50Z</text:p>
          </table:table-cell>
          <table:table-cell office:value-type="string" table:style-name="ce1">
            <text:p>2025-02-13T06:38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0808697-0427-4791-a5d4-53f80a8318fd</text:p>
          </table:table-cell>
          <table:table-cell office:value-type="string" table:style-name="ce1">
            <text:p>PRD-0106-SERVER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c:172.31.100.47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9-0106.eu-central-2.hcloud.h53</text:p>
          </table:table-cell>
          <table:table-cell office:value-type="string" table:style-name="ce1">
            <text:p>2024-09-25T07:40:48Z</text:p>
          </table:table-cell>
          <table:table-cell office:value-type="string" table:style-name="ce1">
            <text:p>2025-02-13T06:38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6be8822-5f6a-4a0a-93a1-d6c1fa17d507</text:p>
          </table:table-cell>
          <table:table-cell office:value-type="string" table:style-name="ce1">
            <text:p>PRD-0201-SERVER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c:172.29.98.47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0-0201.eu-central-1.hcloud.h53</text:p>
          </table:table-cell>
          <table:table-cell office:value-type="string" table:style-name="ce1">
            <text:p>2024-09-25T07:40:47Z</text:p>
          </table:table-cell>
          <table:table-cell office:value-type="string" table:style-name="ce1">
            <text:p>2025-02-13T06:38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bf12ef6-bd5b-412c-898d-c7630a2a9e5e</text:p>
          </table:table-cell>
          <table:table-cell office:value-type="string" table:style-name="ce1">
            <text:p>PRD-0202-SERVER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c:172.29.99.114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7-0202.eu-central-1.hcloud.h53</text:p>
          </table:table-cell>
          <table:table-cell office:value-type="string" table:style-name="ce1">
            <text:p>2024-09-25T07:40:45Z</text:p>
          </table:table-cell>
          <table:table-cell office:value-type="string" table:style-name="ce1">
            <text:p>2025-02-13T06:39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56f3eca-a0f0-478c-8000-22f48355973e</text:p>
          </table:table-cell>
          <table:table-cell office:value-type="string" table:style-name="ce1">
            <text:p>PRD-0203-SERVER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c:172.29.100.214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1-0203.eu-central-1.hcloud.h53</text:p>
          </table:table-cell>
          <table:table-cell office:value-type="string" table:style-name="ce1">
            <text:p>2024-09-25T07:40:43Z</text:p>
          </table:table-cell>
          <table:table-cell office:value-type="string" table:style-name="ce1">
            <text:p>2025-02-13T06:39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d5d2b08-fc59-4444-8149-34929be0403b</text:p>
          </table:table-cell>
          <table:table-cell office:value-type="string" table:style-name="ce1">
            <text:p>PRD-0204-SERVER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1vCPU_RAM2GB_Disk50GB</text:p>
          </table:table-cell>
          <table:table-cell table:number-columns-repeated="3" table:style-name="ce1"/>
          <table:table-cell office:value-type="string" table:style-name="ce1">
            <text:p>2024-09-25T07:40:41Z</text:p>
          </table:table-cell>
          <table:table-cell office:value-type="string" table:style-name="ce1">
            <text:p>2024-09-25T07:41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b8001b2-dcbe-4dfa-ac76-e7b3d993ad09</text:p>
          </table:table-cell>
          <table:table-cell office:value-type="string" table:style-name="ce1">
            <text:p>PRD-0204-SERVER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1vCPU_RAM2GB_Disk50GB</text:p>
          </table:table-cell>
          <table:table-cell table:number-columns-repeated="3" table:style-name="ce1"/>
          <table:table-cell office:value-type="string" table:style-name="ce1">
            <text:p>2024-09-25T07:40:40Z</text:p>
          </table:table-cell>
          <table:table-cell office:value-type="string" table:style-name="ce1">
            <text:p>2024-09-25T07:42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f209777-104a-42e7-b28a-cfe0516ed967</text:p>
          </table:table-cell>
          <table:table-cell office:value-type="string" table:style-name="ce1">
            <text:p>STG-0107-SERVER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c:172.30.98.208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9-25T07:40:38Z</text:p>
          </table:table-cell>
          <table:table-cell office:value-type="string" table:style-name="ce1">
            <text:p>2025-02-13T06:39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2721c81-55fc-4030-bce3-4a7fe8876c05</text:p>
          </table:table-cell>
          <table:table-cell office:value-type="string" table:style-name="ce1">
            <text:p>STG-0108-SERVER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c:172.30.100.6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9-25T07:40:36Z</text:p>
          </table:table-cell>
          <table:table-cell office:value-type="string" table:style-name="ce1">
            <text:p>2025-02-13T06:39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a55a996-deb4-4248-afd4-92907bf956e7</text:p>
          </table:table-cell>
          <table:table-cell office:value-type="string" table:style-name="ce1">
            <text:p>STG-0305-SERVER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c:172.28.98.212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9-25T07:40:34Z</text:p>
          </table:table-cell>
          <table:table-cell office:value-type="string" table:style-name="ce1">
            <text:p>2025-02-13T06:39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8463cc7-f657-4215-a8c5-d9009e859268</text:p>
          </table:table-cell>
          <table:table-cell office:value-type="string" table:style-name="ce1">
            <text:p>STG-0405-SERVER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c:172.28.100.7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9-25T07:39:48Z</text:p>
          </table:table-cell>
          <table:table-cell office:value-type="string" table:style-name="ce1">
            <text:p>2025-02-13T06:39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9504ca8-6b51-43f2-85df-3a8c6a196a83</text:p>
          </table:table-cell>
          <table:table-cell office:value-type="string" table:style-name="ce1">
            <text:p>ccs2-eu-cplink-h-pg-dbp-02.6098a9e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7.250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9-0105.eu-central-2.hcloud.h53</text:p>
          </table:table-cell>
          <table:table-cell office:value-type="string" table:style-name="ce1">
            <text:p>2024-09-09T02:47:05Z</text:p>
          </table:table-cell>
          <table:table-cell office:value-type="string" table:style-name="ce1">
            <text:p>2024-09-09T02:49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2baacf6-4110-4906-8cd8-427fd666e944</text:p>
          </table:table-cell>
          <table:table-cell office:value-type="string" table:style-name="ce1">
            <text:p>ccs2-eu-cplink-h-pg-dbp-01.66d7599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7.68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8-0105.eu-central-2.hcloud.h53</text:p>
          </table:table-cell>
          <table:table-cell office:value-type="string" table:style-name="ce1">
            <text:p>2024-09-09T02:46:50Z</text:p>
          </table:table-cell>
          <table:table-cell office:value-type="string" table:style-name="ce1">
            <text:p>2024-09-09T02:50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d28411a-1dae-4e10-9bdf-a8ce1ef473f9</text:p>
          </table:table-cell>
          <table:table-cell office:value-type="string" table:style-name="ce1">
            <text:p>xdh-db-dev-01.8264ec89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70.36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9-09T01:39:05Z</text:p>
          </table:table-cell>
          <table:table-cell office:value-type="string" table:style-name="ce1">
            <text:p>2024-09-09T01:41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cdecb0d-6cb4-4460-b4e4-8abbf6739247</text:p>
          </table:table-cell>
          <table:table-cell office:value-type="string" table:style-name="ce1">
            <text:p>xdh-etl-dev-01.3f3f7d2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0.15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9-09T01:16:09Z</text:p>
          </table:table-cell>
          <table:table-cell office:value-type="string" table:style-name="ce1">
            <text:p>2024-09-09T01:18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5bedfb3-5126-4630-adcf-a4c9fa8b8f05</text:p>
          </table:table-cell>
          <table:table-cell office:value-type="string" table:style-name="ce1">
            <text:p>ccseuvcrmp03.6bddc99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29.69.162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8-0204.eu-central-1.hcloud.h53</text:p>
          </table:table-cell>
          <table:table-cell office:value-type="string" table:style-name="ce1">
            <text:p>2024-09-03T09:52:35Z</text:p>
          </table:table-cell>
          <table:table-cell office:value-type="string" table:style-name="ce1">
            <text:p>2024-09-03T09:55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5ed47c7-d0d5-4073-8d7e-b8b3c5d0fe49</text:p>
          </table:table-cell>
          <table:table-cell office:value-type="string" table:style-name="ce1">
            <text:p>ccseuvcrmp04.94e0cbc6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31.69.207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2-0204.eu-central-2.hcloud.h53</text:p>
          </table:table-cell>
          <table:table-cell office:value-type="string" table:style-name="ce1">
            <text:p>2024-09-03T09:52:01Z</text:p>
          </table:table-cell>
          <table:table-cell office:value-type="string" table:style-name="ce1">
            <text:p>2024-09-03T09:55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d966f4a-5f5a-4ac1-9f6c-87369a40281f</text:p>
          </table:table-cell>
          <table:table-cell office:value-type="string" table:style-name="ce1">
            <text:p>iveco-e2e-test.3d8e52cb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6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8-27T02:21:02Z</text:p>
          </table:table-cell>
          <table:table-cell office:value-type="string" table:style-name="ce1">
            <text:p>2024-08-27T02:24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ab901f-7070-44d9-aa3a-f7e2a6b641bb</text:p>
          </table:table-cell>
          <table:table-cell office:value-type="string" table:style-name="ce1">
            <text:p>cpoc-test-redis-01.67236d0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72.83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8-26T08:04:01Z</text:p>
          </table:table-cell>
          <table:table-cell office:value-type="string" table:style-name="ce1">
            <text:p>2024-08-26T08:07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0f21178-57c6-4ddd-8313-388095573fe3</text:p>
          </table:table-cell>
          <table:table-cell office:value-type="string" table:style-name="ce1">
            <text:p>cpoc-test-redis-02.8854869e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72.2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8-26T08:03:44Z</text:p>
          </table:table-cell>
          <table:table-cell office:value-type="string" table:style-name="ce1">
            <text:p>2024-08-26T08:06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724bac-6860-4e06-8625-507cb0bc8fd3</text:p>
          </table:table-cell>
          <table:table-cell office:value-type="string" table:style-name="ce1">
            <text:p>gcseuisss02.5aebdee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9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8-23T01:09:32Z</text:p>
          </table:table-cell>
          <table:table-cell office:value-type="string" table:style-name="ce1">
            <text:p>2024-08-23T02:00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d28f294-d9e1-4965-815f-e5ad48798021</text:p>
          </table:table-cell>
          <table:table-cell office:value-type="string" table:style-name="ce1">
            <text:p>hmgid1-bastion-center2-az20a.74ff6dcd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30.71.18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8-21T08:50:32Z</text:p>
          </table:table-cell>
          <table:table-cell office:value-type="string" table:style-name="ce1">
            <text:p>2024-08-21T08:54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70044a5-a5b6-40c6-80df-5460e561da88</text:p>
          </table:table-cell>
          <table:table-cell office:value-type="string" table:style-name="ce1">
            <text:p>hmgid1-bastion-center1-az10a.7498b16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8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8-21T08:39:32Z</text:p>
          </table:table-cell>
          <table:table-cell office:value-type="string" table:style-name="ce1">
            <text:p>2024-08-21T08:41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dcf5d78-8347-4ca7-be3f-b3740b1867be</text:p>
          </table:table-cell>
          <table:table-cell office:value-type="string" table:style-name="ce1">
            <text:p>bgrtest-nfs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71.52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8-21T00:49:22Z</text:p>
          </table:table-cell>
          <table:table-cell office:value-type="string" table:style-name="ce1">
            <text:p>2024-08-21T00:49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237bd4c-7a63-4631-bec7-2899ef785a7f</text:p>
          </table:table-cell>
          <table:table-cell office:value-type="string" table:style-name="ce1">
            <text:p>cpoc-test-postgres-01.5df7b64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72.162 eu-central-stg-a-hb:192.168.92.4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8-20T00:09:13Z</text:p>
          </table:table-cell>
          <table:table-cell office:value-type="string" table:style-name="ce1">
            <text:p>2024-08-20T00:11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ee78ec4-26de-4716-b28b-e059ddd4c046</text:p>
          </table:table-cell>
          <table:table-cell office:value-type="string" table:style-name="ce1">
            <text:p>cpoc-test-postgres-02.eb7755a5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72.191 eu-central-stg-a-hb:192.168.92.5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8-20T00:09:10Z</text:p>
          </table:table-cell>
          <table:table-cell office:value-type="string" table:style-name="ce1">
            <text:p>2024-08-20T00:11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6415389-78d1-4610-80ad-cf5d5dce02ed</text:p>
          </table:table-cell>
          <table:table-cell office:value-type="string" table:style-name="ce1">
            <text:p>ccseulogstashp02.5080e2f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6.69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1-0201.eu-central-1.hcloud.h53</text:p>
          </table:table-cell>
          <table:table-cell office:value-type="string" table:style-name="ce1">
            <text:p>2024-08-14T07:42:06Z</text:p>
          </table:table-cell>
          <table:table-cell office:value-type="string" table:style-name="ce1">
            <text:p>2024-08-14T07:44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456801c-dfe0-4958-9ff4-1a71b0a7dc66</text:p>
          </table:table-cell>
          <table:table-cell office:value-type="string" table:style-name="ce1">
            <text:p>ccseulogstashp01.2b9c6da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6.137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7-0201.eu-central-1.hcloud.h53</text:p>
          </table:table-cell>
          <table:table-cell office:value-type="string" table:style-name="ce1">
            <text:p>2024-08-14T07:41:24Z</text:p>
          </table:table-cell>
          <table:table-cell office:value-type="string" table:style-name="ce1">
            <text:p>2024-08-14T07:43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e91f82f-e8b1-4724-b86c-4d4988c56571</text:p>
          </table:table-cell>
          <table:table-cell office:value-type="string" table:style-name="ce1">
            <text:p>ccseuvtwinobjectstorages02.4a40ba4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72.6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8-12T09:21:20Z</text:p>
          </table:table-cell>
          <table:table-cell office:value-type="string" table:style-name="ce1">
            <text:p>2024-10-02T05:02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a799926-d6b9-4f72-a5c3-5e696c23eab1</text:p>
          </table:table-cell>
          <table:table-cell office:value-type="string" table:style-name="ce1">
            <text:p>ccseuvtwinobjectstorages03.c80b2535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71.184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8-12T09:21:05Z</text:p>
          </table:table-cell>
          <table:table-cell office:value-type="string" table:style-name="ce1">
            <text:p>2024-08-12T09:23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1fed17b-8e7f-45bd-b8eb-68f92c017b79</text:p>
          </table:table-cell>
          <table:table-cell office:value-type="string" table:style-name="ce1">
            <text:p>ccseuvtwinobjectstorages01.84d14be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70.21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8-12T09:19:56Z</text:p>
          </table:table-cell>
          <table:table-cell office:value-type="string" table:style-name="ce1">
            <text:p>2024-08-12T09:22:2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411c729-3784-4ace-8b35-871d7b60792d</text:p>
          </table:table-cell>
          <table:table-cell office:value-type="string" table:style-name="ce1">
            <text:p>bgr2-t-master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70.2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8-12T00:43:34Z</text:p>
          </table:table-cell>
          <table:table-cell office:value-type="string" table:style-name="ce1">
            <text:p>2024-08-12T00:44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f5baff5-f6b5-4232-8be9-506d9c035a9f</text:p>
          </table:table-cell>
          <table:table-cell office:value-type="string" table:style-name="ce1">
            <text:p>bgr2-t-master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70.2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8-12T00:37:56Z</text:p>
          </table:table-cell>
          <table:table-cell office:value-type="string" table:style-name="ce1">
            <text:p>2024-08-12T00:38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e749a4e-6317-4a67-907f-7ccdfb45f1ce</text:p>
          </table:table-cell>
          <table:table-cell office:value-type="string" table:style-name="ce1">
            <text:p>prd-a-0201-02_test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prd-a:172.29.71.61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1-0201.eu-central-1.hcloud.h53</text:p>
          </table:table-cell>
          <table:table-cell office:value-type="string" table:style-name="ce1">
            <text:p>2024-08-09T06:37:43Z</text:p>
          </table:table-cell>
          <table:table-cell office:value-type="string" table:style-name="ce1">
            <text:p>2025-02-13T06:29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8b24b24-931d-454b-a2e6-03d4561e72e8</text:p>
          </table:table-cell>
          <table:table-cell office:value-type="string" table:style-name="ce1">
            <text:p>euvisstgapp01.580b9ce2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71.101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7-29T01:45:53Z</text:p>
          </table:table-cell>
          <table:table-cell office:value-type="string" table:style-name="ce1">
            <text:p>2024-07-29T01:49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d062fb-1588-4f74-af78-0ca4af4476af</text:p>
          </table:table-cell>
          <table:table-cell office:value-type="string" table:style-name="ce1">
            <text:p>euvisprdapp01.cc4eb95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6.148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0-0201.eu-central-1.hcloud.h53</text:p>
          </table:table-cell>
          <table:table-cell office:value-type="string" table:style-name="ce1">
            <text:p>2024-07-29T01:45:22Z</text:p>
          </table:table-cell>
          <table:table-cell office:value-type="string" table:style-name="ce1">
            <text:p>2024-09-05T08:02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eaa7a8b-560a-4407-8274-3434c7e133cb</text:p>
          </table:table-cell>
          <table:table-cell office:value-type="string" table:style-name="ce1">
            <text:p>ccssre-bastion02.43570c7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31.67.114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8-0105.eu-central-2.hcloud.h53</text:p>
          </table:table-cell>
          <table:table-cell office:value-type="string" table:style-name="ce1">
            <text:p>2024-07-16T09:20:40Z</text:p>
          </table:table-cell>
          <table:table-cell office:value-type="string" table:style-name="ce1">
            <text:p>2024-09-09T01:44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d830440-c09f-4455-af14-ec900b0bd36e</text:p>
          </table:table-cell>
          <table:table-cell office:value-type="string" table:style-name="ce1">
            <text:p>ccssre-bastion01.b6304b9b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29.66.74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2-0201.eu-central-1.hcloud.h53</text:p>
          </table:table-cell>
          <table:table-cell office:value-type="string" table:style-name="ce1">
            <text:p>2024-07-16T09:18:51Z</text:p>
          </table:table-cell>
          <table:table-cell office:value-type="string" table:style-name="ce1">
            <text:p>2025-02-13T06:40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bd18da6-46da-4745-b6de-bcc9f36a5835</text:p>
          </table:table-cell>
          <table:table-cell office:value-type="string" table:style-name="ce1">
            <text:p>bgr2-t-worker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71.144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7-10T09:43:35Z</text:p>
          </table:table-cell>
          <table:table-cell office:value-type="string" table:style-name="ce1">
            <text:p>2024-07-10T09:43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c2155de-62fb-48db-a59a-6b7961b032a4</text:p>
          </table:table-cell>
          <table:table-cell office:value-type="string" table:style-name="ce1">
            <text:p>ccs1-sre-ep10a-master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6.239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1-0201.eu-central-1.hcloud.h53</text:p>
          </table:table-cell>
          <table:table-cell office:value-type="string" table:style-name="ce1">
            <text:p>2024-07-10T09:19:43Z</text:p>
          </table:table-cell>
          <table:table-cell office:value-type="string" table:style-name="ce1">
            <text:p>2024-07-10T09:20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a40e91e-ebc3-4c03-8950-78674bb67090</text:p>
          </table:table-cell>
          <table:table-cell office:value-type="string" table:style-name="ce1">
            <text:p>ccs1-sre-ep10a-worker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201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5-0201.eu-central-1.hcloud.h53</text:p>
          </table:table-cell>
          <table:table-cell office:value-type="string" table:style-name="ce1">
            <text:p>2024-07-10T09:19:29Z</text:p>
          </table:table-cell>
          <table:table-cell office:value-type="string" table:style-name="ce1">
            <text:p>2024-07-10T09:20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5698226-9d90-4ca1-abbe-01cc76072450</text:p>
          </table:table-cell>
          <table:table-cell office:value-type="string" table:style-name="ce1">
            <text:p>ccs1-sre-ep10a-master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6.145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2-0201.eu-central-1.hcloud.h53</text:p>
          </table:table-cell>
          <table:table-cell office:value-type="string" table:style-name="ce1">
            <text:p>2024-07-10T09:19:21Z</text:p>
          </table:table-cell>
          <table:table-cell office:value-type="string" table:style-name="ce1">
            <text:p>2024-07-10T09:20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1f45309-bbba-4e3e-941b-f00d7614ee4c</text:p>
          </table:table-cell>
          <table:table-cell office:value-type="string" table:style-name="ce1">
            <text:p>ccs1-sre-ep10a-worker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77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2-0201.eu-central-1.hcloud.h53</text:p>
          </table:table-cell>
          <table:table-cell office:value-type="string" table:style-name="ce1">
            <text:p>2024-07-10T09:19:20Z</text:p>
          </table:table-cell>
          <table:table-cell office:value-type="string" table:style-name="ce1">
            <text:p>2024-07-10T09:19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4542dd1-9301-476b-85c1-78f4da411ce2</text:p>
          </table:table-cell>
          <table:table-cell office:value-type="string" table:style-name="ce1">
            <text:p>ccs1-sre-ep10a-worker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01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1-0201.eu-central-1.hcloud.h53</text:p>
          </table:table-cell>
          <table:table-cell office:value-type="string" table:style-name="ce1">
            <text:p>2024-07-10T09:19:17Z</text:p>
          </table:table-cell>
          <table:table-cell office:value-type="string" table:style-name="ce1">
            <text:p>2025-02-13T06:44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f996885-54a1-4134-b27b-ec6884c0ed24</text:p>
          </table:table-cell>
          <table:table-cell office:value-type="string" table:style-name="ce1">
            <text:p>ccs1-sre-ep10c-master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8.205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0-0203.eu-central-1.hcloud.h53</text:p>
          </table:table-cell>
          <table:table-cell office:value-type="string" table:style-name="ce1">
            <text:p>2024-07-10T09:19:16Z</text:p>
          </table:table-cell>
          <table:table-cell office:value-type="string" table:style-name="ce1">
            <text:p>2024-07-10T09:19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4048668-b103-4270-a7cf-a5a27d664d89</text:p>
          </table:table-cell>
          <table:table-cell office:value-type="string" table:style-name="ce1">
            <text:p>euddp91dn008.abbf4ef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31.67.83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6-0105.eu-central-2.hcloud.h53</text:p>
          </table:table-cell>
          <table:table-cell office:value-type="string" table:style-name="ce1">
            <text:p>2024-07-10T05:31:00Z</text:p>
          </table:table-cell>
          <table:table-cell office:value-type="string" table:style-name="ce1">
            <text:p>2024-07-10T05:33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2eee665-3f38-43ad-8166-55fe3b9252dc</text:p>
          </table:table-cell>
          <table:table-cell office:value-type="string" table:style-name="ce1">
            <text:p>euddp91dn009.b6eef27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31.67.164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6-0105.eu-central-2.hcloud.h53</text:p>
          </table:table-cell>
          <table:table-cell office:value-type="string" table:style-name="ce1">
            <text:p>2024-07-10T05:27:26Z</text:p>
          </table:table-cell>
          <table:table-cell office:value-type="string" table:style-name="ce1">
            <text:p>2024-07-10T05:30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cdbdaa2-6181-4c77-a507-1518dbd9ab7b</text:p>
          </table:table-cell>
          <table:table-cell office:value-type="string" table:style-name="ce1">
            <text:p>euddp91dn007.32f716e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31.67.56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7-0105.eu-central-2.hcloud.h53</text:p>
          </table:table-cell>
          <table:table-cell office:value-type="string" table:style-name="ce1">
            <text:p>2024-07-09T07:15:09Z</text:p>
          </table:table-cell>
          <table:table-cell office:value-type="string" table:style-name="ce1">
            <text:p>2024-07-09T07:18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9144d43-c76a-4c83-a329-01ca92934011</text:p>
          </table:table-cell>
          <table:table-cell office:value-type="string" table:style-name="ce1">
            <text:p>euddp91dn006.4b0768a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31.67.157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0-0105.eu-central-2.hcloud.h53</text:p>
          </table:table-cell>
          <table:table-cell office:value-type="string" table:style-name="ce1">
            <text:p>2024-07-09T07:14:17Z</text:p>
          </table:table-cell>
          <table:table-cell office:value-type="string" table:style-name="ce1">
            <text:p>2024-07-09T07:17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c2bb422-b8d7-4b2f-888b-01dc1e2ec91c</text:p>
          </table:table-cell>
          <table:table-cell office:value-type="string" table:style-name="ce1">
            <text:p>ccseuvtwinswiftp01.17c54ec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20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9-0201.eu-central-1.hcloud.h53</text:p>
          </table:table-cell>
          <table:table-cell office:value-type="string" table:style-name="ce1">
            <text:p>2024-07-08T08:56:03Z</text:p>
          </table:table-cell>
          <table:table-cell office:value-type="string" table:style-name="ce1">
            <text:p>2024-07-08T08:59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c2c4df5-b633-4f71-b20c-43ff0d4e685e</text:p>
          </table:table-cell>
          <table:table-cell office:value-type="string" table:style-name="ce1">
            <text:p>ccseuvtwinswiftp02.5cd73ab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6.167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6-0201.eu-central-1.hcloud.h53</text:p>
          </table:table-cell>
          <table:table-cell office:value-type="string" table:style-name="ce1">
            <text:p>2024-07-08T08:56:03Z</text:p>
          </table:table-cell>
          <table:table-cell office:value-type="string" table:style-name="ce1">
            <text:p>2025-02-13T06:34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77cd786-a860-4c48-9a0e-e7042c499774</text:p>
          </table:table-cell>
          <table:table-cell office:value-type="string" table:style-name="ce1">
            <text:p>ccseuvtwinswiftp03.50bdb3c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226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0-0203.eu-central-1.hcloud.h53</text:p>
          </table:table-cell>
          <table:table-cell office:value-type="string" table:style-name="ce1">
            <text:p>2024-07-08T04:41:08Z</text:p>
          </table:table-cell>
          <table:table-cell office:value-type="string" table:style-name="ce1">
            <text:p>2024-07-08T04:43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7098239-022a-42c4-ad4a-75964822a455</text:p>
          </table:table-cell>
          <table:table-cell office:value-type="string" table:style-name="ce1">
            <text:p>apip-eu-prd-kafka-broker-03.664e4fc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6.64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2-0201.eu-central-1.hcloud.h53</text:p>
          </table:table-cell>
          <table:table-cell office:value-type="string" table:style-name="ce1">
            <text:p>2024-07-03T08:21:40Z</text:p>
          </table:table-cell>
          <table:table-cell office:value-type="string" table:style-name="ce1">
            <text:p>2024-07-03T08:24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892d4be-8427-4a18-808d-5f40cc80fe09</text:p>
          </table:table-cell>
          <table:table-cell office:value-type="string" table:style-name="ce1">
            <text:p>apip-eu-prd-kafka-broker-02.2b860b5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6.240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8-0201.eu-central-1.hcloud.h53</text:p>
          </table:table-cell>
          <table:table-cell office:value-type="string" table:style-name="ce1">
            <text:p>2024-07-03T08:21:40Z</text:p>
          </table:table-cell>
          <table:table-cell office:value-type="string" table:style-name="ce1">
            <text:p>2024-07-03T08:24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7256aa1-ce69-4461-84b2-1378f8907a03</text:p>
          </table:table-cell>
          <table:table-cell office:value-type="string" table:style-name="ce1">
            <text:p>apip-eu-prd-kafka-broker-01.e2b9c65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6.111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8-0201.eu-central-1.hcloud.h53</text:p>
          </table:table-cell>
          <table:table-cell office:value-type="string" table:style-name="ce1">
            <text:p>2024-07-03T08:21:04Z</text:p>
          </table:table-cell>
          <table:table-cell office:value-type="string" table:style-name="ce1">
            <text:p>2024-07-03T08:23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b9a0773-e0ad-44b3-bcf3-51ba7abb9538</text:p>
          </table:table-cell>
          <table:table-cell office:value-type="string" table:style-name="ce1">
            <text:p>apip-eu-prd-es-master-01.0eb0c07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214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8-0203.eu-central-1.hcloud.h53</text:p>
          </table:table-cell>
          <table:table-cell office:value-type="string" table:style-name="ce1">
            <text:p>2024-07-03T05:27:29Z</text:p>
          </table:table-cell>
          <table:table-cell office:value-type="string" table:style-name="ce1">
            <text:p>2024-07-03T05:30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5d50ed6-d1d0-4a5c-8529-ee0bb23821e1</text:p>
          </table:table-cell>
          <table:table-cell office:value-type="string" table:style-name="ce1">
            <text:p>apip-eu-prd-es-master-02.ae3523f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59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5-0203.eu-central-1.hcloud.h53</text:p>
          </table:table-cell>
          <table:table-cell office:value-type="string" table:style-name="ce1">
            <text:p>2024-07-03T05:27:28Z</text:p>
          </table:table-cell>
          <table:table-cell office:value-type="string" table:style-name="ce1">
            <text:p>2024-07-03T05:30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239cc6-e4b0-4392-9941-99eb1a44c7e5</text:p>
          </table:table-cell>
          <table:table-cell office:value-type="string" table:style-name="ce1">
            <text:p>apip-eu-prd-es-master-03.fb4cc35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66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2-0203.eu-central-1.hcloud.h53</text:p>
          </table:table-cell>
          <table:table-cell office:value-type="string" table:style-name="ce1">
            <text:p>2024-07-03T05:27:28Z</text:p>
          </table:table-cell>
          <table:table-cell office:value-type="string" table:style-name="ce1">
            <text:p>2024-07-03T05:30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2375f74-ff47-41af-a9ed-da995c94c688</text:p>
          </table:table-cell>
          <table:table-cell office:value-type="string" table:style-name="ce1">
            <text:p>apip-eu-prd-mongodb-mongod-02.ca30832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8.146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6-0203.eu-central-1.hcloud.h53</text:p>
          </table:table-cell>
          <table:table-cell office:value-type="string" table:style-name="ce1">
            <text:p>2024-07-03T05:26:29Z</text:p>
          </table:table-cell>
          <table:table-cell office:value-type="string" table:style-name="ce1">
            <text:p>2024-07-03T05:28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69411bd-6dc3-477b-bf37-e24493e756f2</text:p>
          </table:table-cell>
          <table:table-cell office:value-type="string" table:style-name="ce1">
            <text:p>apip-eu-prd-mongodb-mongod-06.9c23299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8.157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7-0203.eu-central-1.hcloud.h53</text:p>
          </table:table-cell>
          <table:table-cell office:value-type="string" table:style-name="ce1">
            <text:p>2024-07-03T05:26:25Z</text:p>
          </table:table-cell>
          <table:table-cell office:value-type="string" table:style-name="ce1">
            <text:p>2024-07-03T05:28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002286d-8c70-4d3e-bca8-1dbacb673d8c</text:p>
          </table:table-cell>
          <table:table-cell office:value-type="string" table:style-name="ce1">
            <text:p>apip-eu-prd-mongodb-mongod-05.9d90a6f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8.107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8-0203.eu-central-1.hcloud.h53</text:p>
          </table:table-cell>
          <table:table-cell office:value-type="string" table:style-name="ce1">
            <text:p>2024-07-03T05:26:04Z</text:p>
          </table:table-cell>
          <table:table-cell office:value-type="string" table:style-name="ce1">
            <text:p>2024-07-03T05:28:2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9aeb8ec-9760-47a3-a156-57e5645bc1ec</text:p>
          </table:table-cell>
          <table:table-cell office:value-type="string" table:style-name="ce1">
            <text:p>apip-eu-prd-mongodb-mongod-03.36757ca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8.140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9-0203.eu-central-1.hcloud.h53</text:p>
          </table:table-cell>
          <table:table-cell office:value-type="string" table:style-name="ce1">
            <text:p>2024-07-03T05:26:04Z</text:p>
          </table:table-cell>
          <table:table-cell office:value-type="string" table:style-name="ce1">
            <text:p>2024-07-03T05:28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7f5a7d9-3e23-450c-8e66-136283c8d471</text:p>
          </table:table-cell>
          <table:table-cell office:value-type="string" table:style-name="ce1">
            <text:p>apip-eu-prd-mongodb-mongod-04.9340cf3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8.69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0-0203.eu-central-1.hcloud.h53</text:p>
          </table:table-cell>
          <table:table-cell office:value-type="string" table:style-name="ce1">
            <text:p>2024-07-03T05:26:04Z</text:p>
          </table:table-cell>
          <table:table-cell office:value-type="string" table:style-name="ce1">
            <text:p>2024-07-03T05:28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a3f4c9a-4c84-4a82-8437-de13d28d0a00</text:p>
          </table:table-cell>
          <table:table-cell office:value-type="string" table:style-name="ce1">
            <text:p>apip-eu-prd-mongodb-mongod-01.a24422e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8.113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1-0203.eu-central-1.hcloud.h53</text:p>
          </table:table-cell>
          <table:table-cell office:value-type="string" table:style-name="ce1">
            <text:p>2024-07-03T05:26:03Z</text:p>
          </table:table-cell>
          <table:table-cell office:value-type="string" table:style-name="ce1">
            <text:p>2024-07-03T05:28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2f0bb55-fb7a-4c5d-8426-3906e891dc2d</text:p>
          </table:table-cell>
          <table:table-cell office:value-type="string" table:style-name="ce1">
            <text:p>apip-eu-prd-mongodb-mongos-02.c8cec32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88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5-0203.eu-central-1.hcloud.h53</text:p>
          </table:table-cell>
          <table:table-cell office:value-type="string" table:style-name="ce1">
            <text:p>2024-07-03T05:24:44Z</text:p>
          </table:table-cell>
          <table:table-cell office:value-type="string" table:style-name="ce1">
            <text:p>2024-07-03T05:27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782a036-4bff-4c3c-907f-932b5017a62d</text:p>
          </table:table-cell>
          <table:table-cell office:value-type="string" table:style-name="ce1">
            <text:p>apip-eu-prd-mongodb-mongos-01.7fad3f4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35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5-0203.eu-central-1.hcloud.h53</text:p>
          </table:table-cell>
          <table:table-cell office:value-type="string" table:style-name="ce1">
            <text:p>2024-07-03T05:24:44Z</text:p>
          </table:table-cell>
          <table:table-cell office:value-type="string" table:style-name="ce1">
            <text:p>2024-07-03T05:27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ab8c13e-432e-4ec4-b717-89197ad8c0d8</text:p>
          </table:table-cell>
          <table:table-cell office:value-type="string" table:style-name="ce1">
            <text:p>apip-eu-prd-mongodb-config-01.994eaa8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8.178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1-0203.eu-central-1.hcloud.h53</text:p>
          </table:table-cell>
          <table:table-cell office:value-type="string" table:style-name="ce1">
            <text:p>2024-07-03T05:23:26Z</text:p>
          </table:table-cell>
          <table:table-cell office:value-type="string" table:style-name="ce1">
            <text:p>2024-07-03T05:26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b527481-609e-489e-a72a-a1b1ada936f1</text:p>
          </table:table-cell>
          <table:table-cell office:value-type="string" table:style-name="ce1">
            <text:p>apip-eu-prd-mongodb-config-03.4b66b37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8.160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7-0203.eu-central-1.hcloud.h53</text:p>
          </table:table-cell>
          <table:table-cell office:value-type="string" table:style-name="ce1">
            <text:p>2024-07-03T05:22:52Z</text:p>
          </table:table-cell>
          <table:table-cell office:value-type="string" table:style-name="ce1">
            <text:p>2024-07-03T05:25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c512ae9-a5c9-41c8-af23-cbcd56dbced5</text:p>
          </table:table-cell>
          <table:table-cell office:value-type="string" table:style-name="ce1">
            <text:p>apip-eu-prd-mongodb-config-02.55a39aa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8.143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7-0203.eu-central-1.hcloud.h53</text:p>
          </table:table-cell>
          <table:table-cell office:value-type="string" table:style-name="ce1">
            <text:p>2024-07-03T05:22:52Z</text:p>
          </table:table-cell>
          <table:table-cell office:value-type="string" table:style-name="ce1">
            <text:p>2024-07-03T05:25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c1c486-bcd1-41e9-81eb-e83528e5e00c</text:p>
          </table:table-cell>
          <table:table-cell office:value-type="string" table:style-name="ce1">
            <text:p>apip-eu-prd-kafka-control-01.0fd06f9b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8.133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6-0203.eu-central-1.hcloud.h53</text:p>
          </table:table-cell>
          <table:table-cell office:value-type="string" table:style-name="ce1">
            <text:p>2024-07-03T05:21:04Z</text:p>
          </table:table-cell>
          <table:table-cell office:value-type="string" table:style-name="ce1">
            <text:p>2024-07-03T05:23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35d5529-87ed-4dce-bb92-0412efc5d82a</text:p>
          </table:table-cell>
          <table:table-cell office:value-type="string" table:style-name="ce1">
            <text:p>apip-eu-prd-kafka-control-03.45900da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8.233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2-0203.eu-central-1.hcloud.h53</text:p>
          </table:table-cell>
          <table:table-cell office:value-type="string" table:style-name="ce1">
            <text:p>2024-07-03T05:20:49Z</text:p>
          </table:table-cell>
          <table:table-cell office:value-type="string" table:style-name="ce1">
            <text:p>2024-07-03T05:23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b9252ec-e5bd-4907-8617-1e78c90ab09e</text:p>
          </table:table-cell>
          <table:table-cell office:value-type="string" table:style-name="ce1">
            <text:p>apip-eu-prd-kafka-control-02.2b6e97c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8.199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0-0203.eu-central-1.hcloud.h53</text:p>
          </table:table-cell>
          <table:table-cell office:value-type="string" table:style-name="ce1">
            <text:p>2024-07-03T05:20:45Z</text:p>
          </table:table-cell>
          <table:table-cell office:value-type="string" table:style-name="ce1">
            <text:p>2024-07-03T05:22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c64f12-00ca-4a84-b1ce-69f1b4e67c72</text:p>
          </table:table-cell>
          <table:table-cell office:value-type="string" table:style-name="ce1">
            <text:p>apip-eu-prd-api-kafka-broker-03.1ca8b3d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8.104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9-0203.eu-central-1.hcloud.h53</text:p>
          </table:table-cell>
          <table:table-cell office:value-type="string" table:style-name="ce1">
            <text:p>2024-07-03T05:19:56Z</text:p>
          </table:table-cell>
          <table:table-cell office:value-type="string" table:style-name="ce1">
            <text:p>2024-07-03T05:22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cd38ec6-360d-42c6-95ef-3a988bc71b1d</text:p>
          </table:table-cell>
          <table:table-cell office:value-type="string" table:style-name="ce1">
            <text:p>apip-eu-prd-api-kafka-broker-01.227bce3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8.114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8-0203.eu-central-1.hcloud.h53</text:p>
          </table:table-cell>
          <table:table-cell office:value-type="string" table:style-name="ce1">
            <text:p>2024-07-03T05:19:45Z</text:p>
          </table:table-cell>
          <table:table-cell office:value-type="string" table:style-name="ce1">
            <text:p>2024-07-03T05:22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4f052a0-8f29-4d49-9daa-cf6da6bf12c9</text:p>
          </table:table-cell>
          <table:table-cell office:value-type="string" table:style-name="ce1">
            <text:p>apip-eu-prd-api-kafka-broker-02.e39381c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8.183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5-0203.eu-central-1.hcloud.h53</text:p>
          </table:table-cell>
          <table:table-cell office:value-type="string" table:style-name="ce1">
            <text:p>2024-07-03T05:19:26Z</text:p>
          </table:table-cell>
          <table:table-cell office:value-type="string" table:style-name="ce1">
            <text:p>2024-07-03T05:22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faed419-d7be-4287-95a3-3c4b3857f635</text:p>
          </table:table-cell>
          <table:table-cell office:value-type="string" table:style-name="ce1">
            <text:p>apip-eu-prd-api-proxy-04.c71cfcb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8.238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2-0203.eu-central-1.hcloud.h53</text:p>
          </table:table-cell>
          <table:table-cell office:value-type="string" table:style-name="ce1">
            <text:p>2024-07-03T05:18:41Z</text:p>
          </table:table-cell>
          <table:table-cell office:value-type="string" table:style-name="ce1">
            <text:p>2024-07-03T05:21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334991f-5c4a-43e6-967c-111fc7a814a0</text:p>
          </table:table-cell>
          <table:table-cell office:value-type="string" table:style-name="ce1">
            <text:p>apip-eu-prd-api-proxy-01.4789868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8.188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9-0203.eu-central-1.hcloud.h53</text:p>
          </table:table-cell>
          <table:table-cell office:value-type="string" table:style-name="ce1">
            <text:p>2024-07-03T05:18:34Z</text:p>
          </table:table-cell>
          <table:table-cell office:value-type="string" table:style-name="ce1">
            <text:p>2024-07-03T05:21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cae6db5-d740-4e72-adf4-7ecde7cea525</text:p>
          </table:table-cell>
          <table:table-cell office:value-type="string" table:style-name="ce1">
            <text:p>apip-eu-prd-api-proxy-02.b07fd21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8.97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5-0203.eu-central-1.hcloud.h53</text:p>
          </table:table-cell>
          <table:table-cell office:value-type="string" table:style-name="ce1">
            <text:p>2024-07-03T05:18:10Z</text:p>
          </table:table-cell>
          <table:table-cell office:value-type="string" table:style-name="ce1">
            <text:p>2024-07-03T05:20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908cbeb-0425-4788-889a-a195764b54d1</text:p>
          </table:table-cell>
          <table:table-cell office:value-type="string" table:style-name="ce1">
            <text:p>apip-eu-prd-api-proxy-03.d03d1eb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8.154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8-0203.eu-central-1.hcloud.h53</text:p>
          </table:table-cell>
          <table:table-cell office:value-type="string" table:style-name="ce1">
            <text:p>2024-07-03T05:17:50Z</text:p>
          </table:table-cell>
          <table:table-cell office:value-type="string" table:style-name="ce1">
            <text:p>2024-07-03T05:20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5ee0776-b5df-483f-b131-3630576d430e</text:p>
          </table:table-cell>
          <table:table-cell office:value-type="string" table:style-name="ce1">
            <text:p>apip-eu-prd-api-redis-02.fd084d2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8.171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2-0203.eu-central-1.hcloud.h53</text:p>
          </table:table-cell>
          <table:table-cell office:value-type="string" table:style-name="ce1">
            <text:p>2024-07-03T05:17:36Z</text:p>
          </table:table-cell>
          <table:table-cell office:value-type="string" table:style-name="ce1">
            <text:p>2025-03-10T00:29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0ea634e-e210-410c-af42-8eaf8763fdd6</text:p>
          </table:table-cell>
          <table:table-cell office:value-type="string" table:style-name="ce1">
            <text:p>apip-eu-prd-api-redis-01.e77122a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8.203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2-0203.eu-central-1.hcloud.h53</text:p>
          </table:table-cell>
          <table:table-cell office:value-type="string" table:style-name="ce1">
            <text:p>2024-07-03T05:17:36Z</text:p>
          </table:table-cell>
          <table:table-cell office:value-type="string" table:style-name="ce1">
            <text:p>2025-03-10T00:21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8856a09-0e8a-4d89-b617-1cac2cc5815e</text:p>
          </table:table-cell>
          <table:table-cell office:value-type="string" table:style-name="ce1">
            <text:p>apip-eu-prd-api-redis-04.4c00cd4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8.145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7-0203.eu-central-1.hcloud.h53</text:p>
          </table:table-cell>
          <table:table-cell office:value-type="string" table:style-name="ce1">
            <text:p>2024-07-03T05:17:17Z</text:p>
          </table:table-cell>
          <table:table-cell office:value-type="string" table:style-name="ce1">
            <text:p>2025-03-10T00:43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db62bc1-255d-404a-a4a6-35af589a87c1</text:p>
          </table:table-cell>
          <table:table-cell office:value-type="string" table:style-name="ce1">
            <text:p>apip-eu-prd-api-redis-06.f639f80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8.106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7-0203.eu-central-1.hcloud.h53</text:p>
          </table:table-cell>
          <table:table-cell office:value-type="string" table:style-name="ce1">
            <text:p>2024-07-03T05:17:17Z</text:p>
          </table:table-cell>
          <table:table-cell office:value-type="string" table:style-name="ce1">
            <text:p>2025-03-10T00:54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dd0e730-3e3d-40d2-9c7d-0f2c3b133cee</text:p>
          </table:table-cell>
          <table:table-cell office:value-type="string" table:style-name="ce1">
            <text:p>apip-eu-prd-api-redis-05.51fe6e1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8.236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2-0203.eu-central-1.hcloud.h53</text:p>
          </table:table-cell>
          <table:table-cell office:value-type="string" table:style-name="ce1">
            <text:p>2024-07-03T05:17:17Z</text:p>
          </table:table-cell>
          <table:table-cell office:value-type="string" table:style-name="ce1">
            <text:p>2025-03-10T00:49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013e77f-992d-4cd2-bd44-8ca96a6c6070</text:p>
          </table:table-cell>
          <table:table-cell office:value-type="string" table:style-name="ce1">
            <text:p>apip-eu-prd-api-redis-03.536e050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8.149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2-0203.eu-central-1.hcloud.h53</text:p>
          </table:table-cell>
          <table:table-cell office:value-type="string" table:style-name="ce1">
            <text:p>2024-07-03T05:17:07Z</text:p>
          </table:table-cell>
          <table:table-cell office:value-type="string" table:style-name="ce1">
            <text:p>2025-03-10T00:37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68953bd-47c1-44b9-a5c0-f17d85b831ad</text:p>
          </table:table-cell>
          <table:table-cell office:value-type="string" table:style-name="ce1">
            <text:p>apip-eu-prd-api-hmgapi-06.bb8021a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8.185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0-0203.eu-central-1.hcloud.h53</text:p>
          </table:table-cell>
          <table:table-cell office:value-type="string" table:style-name="ce1">
            <text:p>2024-07-03T05:15:05Z</text:p>
          </table:table-cell>
          <table:table-cell office:value-type="string" table:style-name="ce1">
            <text:p>2024-07-03T05:17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429e386-c977-4048-94d0-7e92d892e3e4</text:p>
          </table:table-cell>
          <table:table-cell office:value-type="string" table:style-name="ce1">
            <text:p>apip-eu-prd-api-metadb-01.c185c5d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21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6-0203.eu-central-1.hcloud.h53</text:p>
          </table:table-cell>
          <table:table-cell office:value-type="string" table:style-name="ce1">
            <text:p>2024-07-03T05:13:26Z</text:p>
          </table:table-cell>
          <table:table-cell office:value-type="string" table:style-name="ce1">
            <text:p>2024-11-14T05:06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12ff78-b023-4751-a9a0-0d252c9c113f</text:p>
          </table:table-cell>
          <table:table-cell office:value-type="string" table:style-name="ce1">
            <text:p>apip-eu-prd-api-metadb-02.89b1cd7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184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0-0203.eu-central-1.hcloud.h53</text:p>
          </table:table-cell>
          <table:table-cell office:value-type="string" table:style-name="ce1">
            <text:p>2024-07-03T05:13:14Z</text:p>
          </table:table-cell>
          <table:table-cell office:value-type="string" table:style-name="ce1">
            <text:p>2024-11-14T05:09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6e72370-9d90-42ac-8b8f-2ac0a987edd2</text:p>
          </table:table-cell>
          <table:table-cell office:value-type="string" table:style-name="ce1">
            <text:p>apip-eu-prd-api-servicedb-01.687910f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8.250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7-0203.eu-central-1.hcloud.h53</text:p>
          </table:table-cell>
          <table:table-cell office:value-type="string" table:style-name="ce1">
            <text:p>2024-07-03T05:11:22Z</text:p>
          </table:table-cell>
          <table:table-cell office:value-type="string" table:style-name="ce1">
            <text:p>2024-11-14T04:24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d50a7f0-3a76-4669-bbc8-70f685f8d9d6</text:p>
          </table:table-cell>
          <table:table-cell office:value-type="string" table:style-name="ce1">
            <text:p>apip-eu-prd-api-servicedb-02.4da2f37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8.156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7-0203.eu-central-1.hcloud.h53</text:p>
          </table:table-cell>
          <table:table-cell office:value-type="string" table:style-name="ce1">
            <text:p>2024-07-03T05:11:22Z</text:p>
          </table:table-cell>
          <table:table-cell office:value-type="string" table:style-name="ce1">
            <text:p>2024-11-14T02:20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c417d99-05bf-4c30-9bad-a46665ece871</text:p>
          </table:table-cell>
          <table:table-cell office:value-type="string" table:style-name="ce1">
            <text:p>apip-eu-prd-session-redis-06.035f10c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190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2-0203.eu-central-1.hcloud.h53</text:p>
          </table:table-cell>
          <table:table-cell office:value-type="string" table:style-name="ce1">
            <text:p>2024-07-03T05:04:34Z</text:p>
          </table:table-cell>
          <table:table-cell office:value-type="string" table:style-name="ce1">
            <text:p>2024-07-03T05:07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6ae5d62-9193-443c-a5fe-8a0bcaaee4c4</text:p>
          </table:table-cell>
          <table:table-cell office:value-type="string" table:style-name="ce1">
            <text:p>apip-eu-prd-session-redis-05.2dcd92c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150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5-0203.eu-central-1.hcloud.h53</text:p>
          </table:table-cell>
          <table:table-cell office:value-type="string" table:style-name="ce1">
            <text:p>2024-07-03T05:04:28Z</text:p>
          </table:table-cell>
          <table:table-cell office:value-type="string" table:style-name="ce1">
            <text:p>2024-07-03T05:07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2c0a3f7-5af2-40a2-b941-e2c40affcd6d</text:p>
          </table:table-cell>
          <table:table-cell office:value-type="string" table:style-name="ce1">
            <text:p>apip-eu-prd-session-redis-03.2489010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196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9-0203.eu-central-1.hcloud.h53</text:p>
          </table:table-cell>
          <table:table-cell office:value-type="string" table:style-name="ce1">
            <text:p>2024-07-03T05:04:28Z</text:p>
          </table:table-cell>
          <table:table-cell office:value-type="string" table:style-name="ce1">
            <text:p>2024-07-03T05:07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9ee7f84-6478-4015-be11-48e26b9ee54b</text:p>
          </table:table-cell>
          <table:table-cell office:value-type="string" table:style-name="ce1">
            <text:p>apip-eu-prd-session-redis-02.db7b014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225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6-0203.eu-central-1.hcloud.h53</text:p>
          </table:table-cell>
          <table:table-cell office:value-type="string" table:style-name="ce1">
            <text:p>2024-07-03T05:04:23Z</text:p>
          </table:table-cell>
          <table:table-cell office:value-type="string" table:style-name="ce1">
            <text:p>2024-07-03T05:07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ea25cf7-9345-463c-a582-833b3f0297b3</text:p>
          </table:table-cell>
          <table:table-cell office:value-type="string" table:style-name="ce1">
            <text:p>apip-eu-prd-session-redis-01.dc9f7bc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72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0-0203.eu-central-1.hcloud.h53</text:p>
          </table:table-cell>
          <table:table-cell office:value-type="string" table:style-name="ce1">
            <text:p>2024-07-03T05:04:21Z</text:p>
          </table:table-cell>
          <table:table-cell office:value-type="string" table:style-name="ce1">
            <text:p>2024-07-03T05:06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538f27e-6cd6-4607-87eb-7c2effa4faab</text:p>
          </table:table-cell>
          <table:table-cell office:value-type="string" table:style-name="ce1">
            <text:p>apip-eu-prd-session-redis-04.3fdf815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239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7-0203.eu-central-1.hcloud.h53</text:p>
          </table:table-cell>
          <table:table-cell office:value-type="string" table:style-name="ce1">
            <text:p>2024-07-03T05:04:10Z</text:p>
          </table:table-cell>
          <table:table-cell office:value-type="string" table:style-name="ce1">
            <text:p>2024-07-03T05:06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6444b3b-c4e0-4e05-8d94-dcbb88ae2095</text:p>
          </table:table-cell>
          <table:table-cell office:value-type="string" table:style-name="ce1">
            <text:p>euddp91dn005.63b147f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31.67.108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0-0105.eu-central-2.hcloud.h53</text:p>
          </table:table-cell>
          <table:table-cell office:value-type="string" table:style-name="ce1">
            <text:p>2024-07-02T02:02:25Z</text:p>
          </table:table-cell>
          <table:table-cell office:value-type="string" table:style-name="ce1">
            <text:p>2024-07-02T02:04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d43af42-68d9-4c3b-8b29-b28485e2a217</text:p>
          </table:table-cell>
          <table:table-cell office:value-type="string" table:style-name="ce1">
            <text:p>euddp91dn003.0eca81d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31.67.175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7-0105.eu-central-2.hcloud.h53</text:p>
          </table:table-cell>
          <table:table-cell office:value-type="string" table:style-name="ce1">
            <text:p>2024-07-02T02:01:02Z</text:p>
          </table:table-cell>
          <table:table-cell office:value-type="string" table:style-name="ce1">
            <text:p>2024-07-02T02:03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a0a2726-0451-4012-9b26-d550e684dc39</text:p>
          </table:table-cell>
          <table:table-cell office:value-type="string" table:style-name="ce1">
            <text:p>vdspkafkaconnect01.60fe5cb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16GB_Disk50GB</text:p>
          </table:table-cell>
          <table:table-cell office:value-type="string" table:style-name="ce1">
            <text:p>eu-central-prd-a:172.29.68.209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0-0203.eu-central-1.hcloud.h53</text:p>
          </table:table-cell>
          <table:table-cell office:value-type="string" table:style-name="ce1">
            <text:p>2024-07-01T09:25:02Z</text:p>
          </table:table-cell>
          <table:table-cell office:value-type="string" table:style-name="ce1">
            <text:p>2024-07-01T09:27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9022bf6-b9f9-4eda-9fd5-166b4a83a68f</text:p>
          </table:table-cell>
          <table:table-cell office:value-type="string" table:style-name="ce1">
            <text:p>vdspkafkaconnect04.75c3d33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16GB_Disk50GB</text:p>
          </table:table-cell>
          <table:table-cell office:value-type="string" table:style-name="ce1">
            <text:p>eu-central-prd-a:172.31.69.202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8-0204.eu-central-2.hcloud.h53</text:p>
          </table:table-cell>
          <table:table-cell office:value-type="string" table:style-name="ce1">
            <text:p>2024-07-01T09:24:15Z</text:p>
          </table:table-cell>
          <table:table-cell office:value-type="string" table:style-name="ce1">
            <text:p>2024-07-01T09:27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97300de-eef3-4e43-855e-3f89a55074aa</text:p>
          </table:table-cell>
          <table:table-cell office:value-type="string" table:style-name="ce1">
            <text:p>vdspkafkaconnect03.973bf76b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16GB_Disk50GB</text:p>
          </table:table-cell>
          <table:table-cell office:value-type="string" table:style-name="ce1">
            <text:p>eu-central-prd-a:172.29.68.25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0-0203.eu-central-1.hcloud.h53</text:p>
          </table:table-cell>
          <table:table-cell office:value-type="string" table:style-name="ce1">
            <text:p>2024-07-01T09:22:53Z</text:p>
          </table:table-cell>
          <table:table-cell office:value-type="string" table:style-name="ce1">
            <text:p>2024-07-01T09:25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7a8fb02-97df-4a32-bbc5-bb3184a0d5a0</text:p>
          </table:table-cell>
          <table:table-cell office:value-type="string" table:style-name="ce1">
            <text:p>vdspkafkaconnect02.f887d88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16GB_Disk50GB</text:p>
          </table:table-cell>
          <table:table-cell office:value-type="string" table:style-name="ce1">
            <text:p>eu-central-prd-a:172.31.67.97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6-0105.eu-central-2.hcloud.h53</text:p>
          </table:table-cell>
          <table:table-cell office:value-type="string" table:style-name="ce1">
            <text:p>2024-07-01T09:22:51Z</text:p>
          </table:table-cell>
          <table:table-cell office:value-type="string" table:style-name="ce1">
            <text:p>2024-07-01T09:25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e7c8bff-ab1d-4c18-a329-68aeeb70bbc5</text:p>
          </table:table-cell>
          <table:table-cell office:value-type="string" table:style-name="ce1">
            <text:p>apip-eu-prd-api-kafka-control-01.12ad790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8.151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6-0203.eu-central-1.hcloud.h53</text:p>
          </table:table-cell>
          <table:table-cell office:value-type="string" table:style-name="ce1">
            <text:p>2024-06-28T00:26:30Z</text:p>
          </table:table-cell>
          <table:table-cell office:value-type="string" table:style-name="ce1">
            <text:p>2024-06-28T00:30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b546a88-1aac-4556-92a6-abfe5bdf339d</text:p>
          </table:table-cell>
          <table:table-cell office:value-type="string" table:style-name="ce1">
            <text:p>apip-eu-prd-api-kafka-control-03.82d5563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8.26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8-0203.eu-central-1.hcloud.h53</text:p>
          </table:table-cell>
          <table:table-cell office:value-type="string" table:style-name="ce1">
            <text:p>2024-06-28T00:26:28Z</text:p>
          </table:table-cell>
          <table:table-cell office:value-type="string" table:style-name="ce1">
            <text:p>2024-06-28T00:29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a915338-5865-4c52-aa3f-478676b19986</text:p>
          </table:table-cell>
          <table:table-cell office:value-type="string" table:style-name="ce1">
            <text:p>apip-eu-prd-api-kafka-control-02.3ab7a1b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8.130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8-0203.eu-central-1.hcloud.h53</text:p>
          </table:table-cell>
          <table:table-cell office:value-type="string" table:style-name="ce1">
            <text:p>2024-06-28T00:26:28Z</text:p>
          </table:table-cell>
          <table:table-cell office:value-type="string" table:style-name="ce1">
            <text:p>2024-06-28T00:29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5430312-fd63-44e4-8a1e-0b6debd8d419</text:p>
          </table:table-cell>
          <table:table-cell office:value-type="string" table:style-name="ce1">
            <text:p>apip-eu-prd-api-hmgapi-03.4a7e7c8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9.199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0-0204.eu-central-1.hcloud.h53</text:p>
          </table:table-cell>
          <table:table-cell office:value-type="string" table:style-name="ce1">
            <text:p>2024-06-27T08:30:21Z</text:p>
          </table:table-cell>
          <table:table-cell office:value-type="string" table:style-name="ce1">
            <text:p>2024-06-27T08:33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814f4fa-736e-4851-9506-4471318e4088</text:p>
          </table:table-cell>
          <table:table-cell office:value-type="string" table:style-name="ce1">
            <text:p>apip-eu-prd-api-hmgapi-05.a173539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9.195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4-06-27T08:30:13Z</text:p>
          </table:table-cell>
          <table:table-cell office:value-type="string" table:style-name="ce1">
            <text:p>2024-06-27T08:33:5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5fb883e-334e-4429-b5f2-d60458b539ee</text:p>
          </table:table-cell>
          <table:table-cell office:value-type="string" table:style-name="ce1">
            <text:p>apip-eu-prd-api-hmgapi-01.772ba21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9.249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8-0204.eu-central-1.hcloud.h53</text:p>
          </table:table-cell>
          <table:table-cell office:value-type="string" table:style-name="ce1">
            <text:p>2024-06-27T08:29:56Z</text:p>
          </table:table-cell>
          <table:table-cell office:value-type="string" table:style-name="ce1">
            <text:p>2024-11-18T09:13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88c8838-ff40-49d5-837c-944183c398ce</text:p>
          </table:table-cell>
          <table:table-cell office:value-type="string" table:style-name="ce1">
            <text:p>apip-eu-prd-api-hmgapi-02.aba029d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9.227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2-0204.eu-central-1.hcloud.h53</text:p>
          </table:table-cell>
          <table:table-cell office:value-type="string" table:style-name="ce1">
            <text:p>2024-06-27T08:29:44Z</text:p>
          </table:table-cell>
          <table:table-cell office:value-type="string" table:style-name="ce1">
            <text:p>2024-06-27T08:33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bed40fa-da15-496c-9846-f27d5cdeb06a</text:p>
          </table:table-cell>
          <table:table-cell office:value-type="string" table:style-name="ce1">
            <text:p>apip-eu-prd-api-hmgapi-04.3da494e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9.113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0-0204.eu-central-1.hcloud.h53</text:p>
          </table:table-cell>
          <table:table-cell office:value-type="string" table:style-name="ce1">
            <text:p>2024-06-27T08:29:38Z</text:p>
          </table:table-cell>
          <table:table-cell office:value-type="string" table:style-name="ce1">
            <text:p>2024-06-27T08:33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4b212d8-56c6-438d-bce0-212172c4dd7a</text:p>
          </table:table-cell>
          <table:table-cell office:value-type="string" table:style-name="ce1">
            <text:p>apip-eu-prd-cicd-jenkins-01.524f6e7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8.222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8-0203.eu-central-1.hcloud.h53</text:p>
          </table:table-cell>
          <table:table-cell office:value-type="string" table:style-name="ce1">
            <text:p>2024-06-27T08:29:31Z</text:p>
          </table:table-cell>
          <table:table-cell office:value-type="string" table:style-name="ce1">
            <text:p>2024-06-27T08:33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c966b2f-1925-4d2d-8fef-9ffc8c8cfb66</text:p>
          </table:table-cell>
          <table:table-cell office:value-type="string" table:style-name="ce1">
            <text:p>apip-eu-prd-cicd-build-01.e1f38c4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8.112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8-0203.eu-central-1.hcloud.h53</text:p>
          </table:table-cell>
          <table:table-cell office:value-type="string" table:style-name="ce1">
            <text:p>2024-06-27T08:22:05Z</text:p>
          </table:table-cell>
          <table:table-cell office:value-type="string" table:style-name="ce1">
            <text:p>2024-06-27T08:25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fc0051d-3d7f-405d-8a0e-e4bf5dcd6076</text:p>
          </table:table-cell>
          <table:table-cell office:value-type="string" table:style-name="ce1">
            <text:p>apip-eu-prd-api-batch-08.c691425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29.67.211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1-0202.eu-central-1.hcloud.h53</text:p>
          </table:table-cell>
          <table:table-cell office:value-type="string" table:style-name="ce1">
            <text:p>2024-06-27T08:18:58Z</text:p>
          </table:table-cell>
          <table:table-cell office:value-type="string" table:style-name="ce1">
            <text:p>2025-03-06T05:40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7f72dfd-cf48-4127-92b3-5a6819e083c8</text:p>
          </table:table-cell>
          <table:table-cell office:value-type="string" table:style-name="ce1">
            <text:p>apip-eu-prd-api-batch-01.9313329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29.67.153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2-0202.eu-central-1.hcloud.h53</text:p>
          </table:table-cell>
          <table:table-cell office:value-type="string" table:style-name="ce1">
            <text:p>2024-06-27T08:18:58Z</text:p>
          </table:table-cell>
          <table:table-cell office:value-type="string" table:style-name="ce1">
            <text:p>2025-03-06T06:11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b08b5b0-4e52-4505-ae4d-11341f6e1c52</text:p>
          </table:table-cell>
          <table:table-cell office:value-type="string" table:style-name="ce1">
            <text:p>apip-eu-prd-api-batch-05.0feaad6b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29.67.167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7-0202.eu-central-1.hcloud.h53</text:p>
          </table:table-cell>
          <table:table-cell office:value-type="string" table:style-name="ce1">
            <text:p>2024-06-27T08:18:53Z</text:p>
          </table:table-cell>
          <table:table-cell office:value-type="string" table:style-name="ce1">
            <text:p>2025-03-06T05:55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37e0ee7-eeca-423f-a58d-8df4b49d2012</text:p>
          </table:table-cell>
          <table:table-cell office:value-type="string" table:style-name="ce1">
            <text:p>apip-eu-prd-api-batch-02.e48f0e7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29.67.67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1-0202.eu-central-1.hcloud.h53</text:p>
          </table:table-cell>
          <table:table-cell office:value-type="string" table:style-name="ce1">
            <text:p>2024-06-27T08:18:53Z</text:p>
          </table:table-cell>
          <table:table-cell office:value-type="string" table:style-name="ce1">
            <text:p>2025-03-06T06:11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d6b38bf-da6c-4579-860a-8c398de612ce</text:p>
          </table:table-cell>
          <table:table-cell office:value-type="string" table:style-name="ce1">
            <text:p>apip-eu-prd-api-batch-07.daa12e3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29.67.194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0-0202.eu-central-1.hcloud.h53</text:p>
          </table:table-cell>
          <table:table-cell office:value-type="string" table:style-name="ce1">
            <text:p>2024-06-27T08:18:52Z</text:p>
          </table:table-cell>
          <table:table-cell office:value-type="string" table:style-name="ce1">
            <text:p>2025-03-06T05:53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5e0b057-5a55-4dec-8045-12b5d1798343</text:p>
          </table:table-cell>
          <table:table-cell office:value-type="string" table:style-name="ce1">
            <text:p>apip-eu-prd-api-batch-04.d42a07b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29.67.102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0-0202.eu-central-1.hcloud.h53</text:p>
          </table:table-cell>
          <table:table-cell office:value-type="string" table:style-name="ce1">
            <text:p>2024-06-27T08:18:38Z</text:p>
          </table:table-cell>
          <table:table-cell office:value-type="string" table:style-name="ce1">
            <text:p>2025-03-06T06:10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6895670-72f5-4433-b07a-510e100e9a3d</text:p>
          </table:table-cell>
          <table:table-cell office:value-type="string" table:style-name="ce1">
            <text:p>apip-eu-prd-api-batch-03.fcccb1c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29.67.47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6-0202.eu-central-1.hcloud.h53</text:p>
          </table:table-cell>
          <table:table-cell office:value-type="string" table:style-name="ce1">
            <text:p>2024-06-27T08:18:35Z</text:p>
          </table:table-cell>
          <table:table-cell office:value-type="string" table:style-name="ce1">
            <text:p>2025-03-06T06:10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4a679cf-0102-4386-8ad6-4106ebf9979f</text:p>
          </table:table-cell>
          <table:table-cell office:value-type="string" table:style-name="ce1">
            <text:p>apip-eu-prd-api-batch-06.51485de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29.67.30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1-0202.eu-central-1.hcloud.h53</text:p>
          </table:table-cell>
          <table:table-cell office:value-type="string" table:style-name="ce1">
            <text:p>2024-06-27T08:17:59Z</text:p>
          </table:table-cell>
          <table:table-cell office:value-type="string" table:style-name="ce1">
            <text:p>2025-03-06T05:53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0022781-97d0-4981-b97f-56f162961332</text:p>
          </table:table-cell>
          <table:table-cell office:value-type="string" table:style-name="ce1">
            <text:p>apip-eu-stg-mongodb-mongos-01.1a939c0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23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6-27T07:59:46Z</text:p>
          </table:table-cell>
          <table:table-cell office:value-type="string" table:style-name="ce1">
            <text:p>2024-06-27T08:03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505ac3f-b50d-4516-b408-f7b4fc5e0d54</text:p>
          </table:table-cell>
          <table:table-cell office:value-type="string" table:style-name="ce1">
            <text:p>apip-eu-stg-mongodb-mongod-02.1d47ac2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14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06-27T07:59:45Z</text:p>
          </table:table-cell>
          <table:table-cell office:value-type="string" table:style-name="ce1">
            <text:p>2024-06-27T08:03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96d2a38-9149-495e-ae66-d9c238b16b98</text:p>
          </table:table-cell>
          <table:table-cell office:value-type="string" table:style-name="ce1">
            <text:p>apip-eu-stg-mongodb-mongod-01.39216ad8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211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6-27T07:59:43Z</text:p>
          </table:table-cell>
          <table:table-cell office:value-type="string" table:style-name="ce1">
            <text:p>2024-06-27T08:02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e12780d-7d52-4b69-a33e-acb6e8176440</text:p>
          </table:table-cell>
          <table:table-cell office:value-type="string" table:style-name="ce1">
            <text:p>apip-eu-stg-mongodb-mongod-03.e954178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102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6-27T07:59:43Z</text:p>
          </table:table-cell>
          <table:table-cell office:value-type="string" table:style-name="ce1">
            <text:p>2024-06-27T08:02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1fe3733-61b3-4a3b-aef7-1ff336605429</text:p>
          </table:table-cell>
          <table:table-cell office:value-type="string" table:style-name="ce1">
            <text:p>apip-eu-stg-mongodb-config-03.c29b62e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10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6-27T07:57:26Z</text:p>
          </table:table-cell>
          <table:table-cell office:value-type="string" table:style-name="ce1">
            <text:p>2024-06-27T08:00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da7d009-eba9-464e-9533-bc4aec34380c</text:p>
          </table:table-cell>
          <table:table-cell office:value-type="string" table:style-name="ce1">
            <text:p>apip-eu-stg-mongodb-config-01.289aa6c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4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6-27T07:57:18Z</text:p>
          </table:table-cell>
          <table:table-cell office:value-type="string" table:style-name="ce1">
            <text:p>2024-06-27T08:00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41fb3d1-00f5-4797-a82e-faa55c37deff</text:p>
          </table:table-cell>
          <table:table-cell office:value-type="string" table:style-name="ce1">
            <text:p>apip-eu-stg-mongodb-config-02.e9341d2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17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6-27T07:57:01Z</text:p>
          </table:table-cell>
          <table:table-cell office:value-type="string" table:style-name="ce1">
            <text:p>2024-06-27T08:00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f438b10-714c-41ee-8da6-fe3c98b3a50c</text:p>
          </table:table-cell>
          <table:table-cell office:value-type="string" table:style-name="ce1">
            <text:p>apip-eu-stg-kafka-broker-01.ac09272c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7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6-27T07:54:39Z</text:p>
          </table:table-cell>
          <table:table-cell office:value-type="string" table:style-name="ce1">
            <text:p>2024-12-16T04:14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8dcbb6b-2e82-4f15-92ce-1b0b6948b55d</text:p>
          </table:table-cell>
          <table:table-cell office:value-type="string" table:style-name="ce1">
            <text:p>apip-eu-stg-kafka-control-01.d56f5109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12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6-27T07:54:37Z</text:p>
          </table:table-cell>
          <table:table-cell office:value-type="string" table:style-name="ce1">
            <text:p>2024-12-16T04:14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f79ff81-50c2-4718-9295-e3e200186160</text:p>
          </table:table-cell>
          <table:table-cell office:value-type="string" table:style-name="ce1">
            <text:p>apip-eu-stg-cicd-build-01.5f6c2d5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4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6-27T07:53:32Z</text:p>
          </table:table-cell>
          <table:table-cell office:value-type="string" table:style-name="ce1">
            <text:p>2024-06-27T07:56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cbbd33e-6323-4154-8242-247c8e5566b2</text:p>
          </table:table-cell>
          <table:table-cell office:value-type="string" table:style-name="ce1">
            <text:p>apip-eu-stg-cicd-jenkins-01.e02d96e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1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6-27T07:51:49Z</text:p>
          </table:table-cell>
          <table:table-cell office:value-type="string" table:style-name="ce1">
            <text:p>2024-06-27T07:54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6e098c5-b02e-4818-a392-dc91f9da4469</text:p>
          </table:table-cell>
          <table:table-cell office:value-type="string" table:style-name="ce1">
            <text:p>apip-eu-stg-api-kafka-broker-01.d27147a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10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6-27T07:51:49Z</text:p>
          </table:table-cell>
          <table:table-cell office:value-type="string" table:style-name="ce1">
            <text:p>2024-06-27T07:54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c69f108-0334-4533-9801-d6593151c968</text:p>
          </table:table-cell>
          <table:table-cell office:value-type="string" table:style-name="ce1">
            <text:p>apip-eu-stg-api-kafka-control-01.58ea6d5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20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6-27T07:49:12Z</text:p>
          </table:table-cell>
          <table:table-cell office:value-type="string" table:style-name="ce1">
            <text:p>2024-06-27T07:52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5a9bfc6-d75e-47c8-aa6f-ba725352e352</text:p>
          </table:table-cell>
          <table:table-cell office:value-type="string" table:style-name="ce1">
            <text:p>apip-eu-stg-api-proxy-02.0b780b89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81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06-27T07:47:44Z</text:p>
          </table:table-cell>
          <table:table-cell office:value-type="string" table:style-name="ce1">
            <text:p>2024-06-27T07:50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3e48ff7-83f6-44a8-9886-5325a9df8920</text:p>
          </table:table-cell>
          <table:table-cell office:value-type="string" table:style-name="ce1">
            <text:p>apip-eu-stg-api-hmgapi-02.4c13610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72.93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6-27T07:47:44Z</text:p>
          </table:table-cell>
          <table:table-cell office:value-type="string" table:style-name="ce1">
            <text:p>2025-03-20T01:13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f80c882-552f-4961-aaed-0318543c3511</text:p>
          </table:table-cell>
          <table:table-cell office:value-type="string" table:style-name="ce1">
            <text:p>apip-eu-stg-api-hmgapi-01.f692af8c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72.19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6-27T07:47:44Z</text:p>
          </table:table-cell>
          <table:table-cell office:value-type="string" table:style-name="ce1">
            <text:p>2025-03-20T01:13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37d6827-6e00-4faf-9ecc-0690e1307720</text:p>
          </table:table-cell>
          <table:table-cell office:value-type="string" table:style-name="ce1">
            <text:p>apip-eu-stg-api-proxy-01.5de9616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3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06-27T07:47:43Z</text:p>
          </table:table-cell>
          <table:table-cell office:value-type="string" table:style-name="ce1">
            <text:p>2024-06-27T07:50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e97594b-82be-47f3-a4b3-ec2a936c83b0</text:p>
          </table:table-cell>
          <table:table-cell office:value-type="string" table:style-name="ce1">
            <text:p>apip-eu-stg-api-api-batch-01.fa7916b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2.7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6-27T07:45:21Z</text:p>
          </table:table-cell>
          <table:table-cell office:value-type="string" table:style-name="ce1">
            <text:p>2025-03-20T01:21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4afc108-16e0-4258-89c8-ec834fb8663d</text:p>
          </table:table-cell>
          <table:table-cell office:value-type="string" table:style-name="ce1">
            <text:p>apip-eu-stg-api-api-batch-02.91e64f08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2.9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6-27T07:45:15Z</text:p>
          </table:table-cell>
          <table:table-cell office:value-type="string" table:style-name="ce1">
            <text:p>2025-03-20T01:22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04e6e5c-d19d-4941-b68d-18f7f5da432a</text:p>
          </table:table-cell>
          <table:table-cell office:value-type="string" table:style-name="ce1">
            <text:p>apip-eu-stg-api-api-batch-03.61db1c9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2.9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6-27T07:45:11Z</text:p>
          </table:table-cell>
          <table:table-cell office:value-type="string" table:style-name="ce1">
            <text:p>2025-03-20T01:23:1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3d4ddc5-49f4-4cd5-a30a-2c2ba50d2840</text:p>
          </table:table-cell>
          <table:table-cell office:value-type="string" table:style-name="ce1">
            <text:p>apip-eu-stg-api-api-batch-04.bc55428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2.15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6-27T07:45:06Z</text:p>
          </table:table-cell>
          <table:table-cell office:value-type="string" table:style-name="ce1">
            <text:p>2025-03-20T01:23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817a8bc-7d31-4c1a-a1d8-083c403cbfe9</text:p>
          </table:table-cell>
          <table:table-cell office:value-type="string" table:style-name="ce1">
            <text:p>apip-eu-stg-api-redis-05.eddcade9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8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6-27T07:42:25Z</text:p>
          </table:table-cell>
          <table:table-cell office:value-type="string" table:style-name="ce1">
            <text:p>2024-06-27T07:45:1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02d829a-41cb-4390-9986-3073b42138d9</text:p>
          </table:table-cell>
          <table:table-cell office:value-type="string" table:style-name="ce1">
            <text:p>apip-eu-stg-api-redis-04.8b389004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253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6-27T07:42:23Z</text:p>
          </table:table-cell>
          <table:table-cell office:value-type="string" table:style-name="ce1">
            <text:p>2024-06-27T07:45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e05d4dd-5657-4c0e-9bbc-7cd63eb2a973</text:p>
          </table:table-cell>
          <table:table-cell office:value-type="string" table:style-name="ce1">
            <text:p>apip-eu-stg-api-redis-06.159b789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9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6-27T07:42:23Z</text:p>
          </table:table-cell>
          <table:table-cell office:value-type="string" table:style-name="ce1">
            <text:p>2024-06-27T07:45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6cdf47e-dd59-46ba-b554-9fb793c1a5fc</text:p>
          </table:table-cell>
          <table:table-cell office:value-type="string" table:style-name="ce1">
            <text:p>apip-eu-stg-api-redis-03.50783f09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16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6-27T07:42:23Z</text:p>
          </table:table-cell>
          <table:table-cell office:value-type="string" table:style-name="ce1">
            <text:p>2024-06-27T07:45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bc80f11-0b56-451f-8593-dfa48bb269a4</text:p>
          </table:table-cell>
          <table:table-cell office:value-type="string" table:style-name="ce1">
            <text:p>apip-eu-stg-api-redis-02.f6b2fc68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11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6-27T07:42:23Z</text:p>
          </table:table-cell>
          <table:table-cell office:value-type="string" table:style-name="ce1">
            <text:p>2024-06-27T07:45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deb4973-884e-4e2b-bef4-a7429986dd60</text:p>
          </table:table-cell>
          <table:table-cell office:value-type="string" table:style-name="ce1">
            <text:p>apip-eu-stg-api-redis-01.d20110d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21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6-27T07:42:20Z</text:p>
          </table:table-cell>
          <table:table-cell office:value-type="string" table:style-name="ce1">
            <text:p>2024-06-27T07:45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1f3806e-0105-4f20-9e6c-cd8696f5e413</text:p>
          </table:table-cell>
          <table:table-cell office:value-type="string" table:style-name="ce1">
            <text:p>apip-eu-stg-session-redis-05.0959f23c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18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6-27T07:41:05Z</text:p>
          </table:table-cell>
          <table:table-cell office:value-type="string" table:style-name="ce1">
            <text:p>2024-06-27T07:43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8d2339b-cd98-44d7-968e-fe58734cfb7e</text:p>
          </table:table-cell>
          <table:table-cell office:value-type="string" table:style-name="ce1">
            <text:p>apip-eu-stg-session-redis-03.01852ed2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114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6-27T07:40:57Z</text:p>
          </table:table-cell>
          <table:table-cell office:value-type="string" table:style-name="ce1">
            <text:p>2024-06-27T07:43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60c5291-d210-4ae0-8534-3fce80c8a29f</text:p>
          </table:table-cell>
          <table:table-cell office:value-type="string" table:style-name="ce1">
            <text:p>apip-eu-stg-session-redis-06.d978db3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226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6-27T07:40:40Z</text:p>
          </table:table-cell>
          <table:table-cell office:value-type="string" table:style-name="ce1">
            <text:p>2024-06-27T07:43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bb98742-6970-4ef5-826e-30c6efa6e17e</text:p>
          </table:table-cell>
          <table:table-cell office:value-type="string" table:style-name="ce1">
            <text:p>apip-eu-stg-api-servicedb-02.1b3d452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70.101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6-27T07:40:35Z</text:p>
          </table:table-cell>
          <table:table-cell office:value-type="string" table:style-name="ce1">
            <text:p>2024-06-27T07:43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c2557a6-f00b-4a15-8025-7c066bd8fdfd</text:p>
          </table:table-cell>
          <table:table-cell office:value-type="string" table:style-name="ce1">
            <text:p>apip-eu-stg-session-redis-02.101a6ef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23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6-27T07:40:35Z</text:p>
          </table:table-cell>
          <table:table-cell office:value-type="string" table:style-name="ce1">
            <text:p>2024-06-27T07:43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a43f7e3-ec0f-4a83-afe8-3c38e2273cfb</text:p>
          </table:table-cell>
          <table:table-cell office:value-type="string" table:style-name="ce1">
            <text:p>apip-eu-stg-session-redis-04.2aa008c4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212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6-27T07:40:32Z</text:p>
          </table:table-cell>
          <table:table-cell office:value-type="string" table:style-name="ce1">
            <text:p>2024-06-27T07:43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a174239-5876-4a44-b119-acfef804a01a</text:p>
          </table:table-cell>
          <table:table-cell office:value-type="string" table:style-name="ce1">
            <text:p>apip-eu-stg-session-redis-01.b7895de8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5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06-27T07:40:20Z</text:p>
          </table:table-cell>
          <table:table-cell office:value-type="string" table:style-name="ce1">
            <text:p>2024-06-27T07:43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4c5dc78-cf47-4979-8fd7-e0b0cdd9e4a9</text:p>
          </table:table-cell>
          <table:table-cell office:value-type="string" table:style-name="ce1">
            <text:p>apip-eu-stg-api-servicedb-01.f917c94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70.22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6-27T07:40:17Z</text:p>
          </table:table-cell>
          <table:table-cell office:value-type="string" table:style-name="ce1">
            <text:p>2024-06-27T07:42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a1f1f05-fdb1-4527-a033-84bb96429d7d</text:p>
          </table:table-cell>
          <table:table-cell office:value-type="string" table:style-name="ce1">
            <text:p>apip-eu-stg-api-metadb-02.a7c76838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72.115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6-27T07:39:11Z</text:p>
          </table:table-cell>
          <table:table-cell office:value-type="string" table:style-name="ce1">
            <text:p>2024-06-27T07:42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0c0ae55-4082-4eed-8a72-795dc5efe9d7</text:p>
          </table:table-cell>
          <table:table-cell office:value-type="string" table:style-name="ce1">
            <text:p>apip-eu-stg-api-metadb-01.a948ee78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72.11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6-27T07:39:11Z</text:p>
          </table:table-cell>
          <table:table-cell office:value-type="string" table:style-name="ce1">
            <text:p>2024-06-27T07:42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81d8a1f-0797-4b93-9298-289eee4c26a0</text:p>
          </table:table-cell>
          <table:table-cell office:value-type="string" table:style-name="ce1">
            <text:p>apip-eu-dev-mongodb-mongod-02.62ffcab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185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6-27T07:29:19Z</text:p>
          </table:table-cell>
          <table:table-cell office:value-type="string" table:style-name="ce1">
            <text:p>2024-06-27T07:31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a4d267b-feb5-4e02-bc75-5f243cacee4b</text:p>
          </table:table-cell>
          <table:table-cell office:value-type="string" table:style-name="ce1">
            <text:p>apip-eu-dev-mongodb-mongod-03.9e60b05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19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6-27T07:29:10Z</text:p>
          </table:table-cell>
          <table:table-cell office:value-type="string" table:style-name="ce1">
            <text:p>2024-06-27T07:31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9675a59-2183-4a00-af7d-949ca1029f84</text:p>
          </table:table-cell>
          <table:table-cell office:value-type="string" table:style-name="ce1">
            <text:p>apip-eu-dev-mongodb-mongod-01.583d3cf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5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6-27T07:29:10Z</text:p>
          </table:table-cell>
          <table:table-cell office:value-type="string" table:style-name="ce1">
            <text:p>2024-06-27T07:31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15def17-a13e-4cfe-9176-eaaa875b13c3</text:p>
          </table:table-cell>
          <table:table-cell office:value-type="string" table:style-name="ce1">
            <text:p>apip-eu-dev-mongodb-mongos-01.a332adf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25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6-27T07:28:08Z</text:p>
          </table:table-cell>
          <table:table-cell office:value-type="string" table:style-name="ce1">
            <text:p>2024-06-27T07:31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35ab74e-c954-4a8f-836f-e14ad7bdf6ac</text:p>
          </table:table-cell>
          <table:table-cell office:value-type="string" table:style-name="ce1">
            <text:p>apip-eu-dev-mongodb-config-03.c4b4446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20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6-27T07:27:57Z</text:p>
          </table:table-cell>
          <table:table-cell office:value-type="string" table:style-name="ce1">
            <text:p>2024-06-27T07:30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61a4fab-b7c0-4131-aa9a-c82b5ec24aef</text:p>
          </table:table-cell>
          <table:table-cell office:value-type="string" table:style-name="ce1">
            <text:p>apip-eu-dev-mongodb-config-01.337f2c4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133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6-27T07:27:49Z</text:p>
          </table:table-cell>
          <table:table-cell office:value-type="string" table:style-name="ce1">
            <text:p>2024-06-27T07:3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f6baf47-7ed4-40f1-99cc-0fce9949cf9f</text:p>
          </table:table-cell>
          <table:table-cell office:value-type="string" table:style-name="ce1">
            <text:p>apip-eu-dev-mongodb-config-02.9ecccec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17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6-27T07:27:25Z</text:p>
          </table:table-cell>
          <table:table-cell office:value-type="string" table:style-name="ce1">
            <text:p>2024-06-27T07:30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6976e6f-bafb-49fc-9f11-b0a8650a7515</text:p>
          </table:table-cell>
          <table:table-cell office:value-type="string" table:style-name="ce1">
            <text:p>apip-eu-dev-cicd-jenkins-01.93fd6e0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3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6-27T07:21:45Z</text:p>
          </table:table-cell>
          <table:table-cell office:value-type="string" table:style-name="ce1">
            <text:p>2024-06-27T07:24:5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c28404-e760-4939-9ea6-1b0e6d48bc0a</text:p>
          </table:table-cell>
          <table:table-cell office:value-type="string" table:style-name="ce1">
            <text:p>apip-eu-dev-kafka-control-01.1c9ba27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16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6-27T07:19:24Z</text:p>
          </table:table-cell>
          <table:table-cell office:value-type="string" table:style-name="ce1">
            <text:p>2024-07-15T23:50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563d8a9-8c0e-44a5-85e4-036cee36e76e</text:p>
          </table:table-cell>
          <table:table-cell office:value-type="string" table:style-name="ce1">
            <text:p>apip-eu-dev-cicd-build-01.fe738cc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252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6-27T07:18:59Z</text:p>
          </table:table-cell>
          <table:table-cell office:value-type="string" table:style-name="ce1">
            <text:p>2024-06-27T07:21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100a779-449c-40bd-b1c8-6617e30ddc9b</text:p>
          </table:table-cell>
          <table:table-cell office:value-type="string" table:style-name="ce1">
            <text:p>apip-eu-dev-kafka-broker-01.3fd4162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5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6-27T07:18:01Z</text:p>
          </table:table-cell>
          <table:table-cell office:value-type="string" table:style-name="ce1">
            <text:p>2024-07-15T23:51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3343c10-9c26-4b17-9570-d028c88e6a1f</text:p>
          </table:table-cell>
          <table:table-cell office:value-type="string" table:style-name="ce1">
            <text:p>apip-eu-dev-api-kafka-control-01.2a93f04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3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6-27T07:15:16Z</text:p>
          </table:table-cell>
          <table:table-cell office:value-type="string" table:style-name="ce1">
            <text:p>2024-06-27T07:18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b41e2f2-0588-4d01-bbf1-07f25133283c</text:p>
          </table:table-cell>
          <table:table-cell office:value-type="string" table:style-name="ce1">
            <text:p>gcseudkc2gqelasqs01.6202117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72.6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6-27T07:09:30Z</text:p>
          </table:table-cell>
          <table:table-cell office:value-type="string" table:style-name="ce1">
            <text:p>2024-06-27T07:12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50e276-5f5f-48d2-856d-b02d6fa44903</text:p>
          </table:table-cell>
          <table:table-cell office:value-type="string" table:style-name="ce1">
            <text:p>apip-eu-dev-api-hmgapi-01.0a8f5f6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70.17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6-27T07:00:59Z</text:p>
          </table:table-cell>
          <table:table-cell office:value-type="string" table:style-name="ce1">
            <text:p>2025-03-20T00:55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52d0611-756b-41b0-a420-6e7db83296b9</text:p>
          </table:table-cell>
          <table:table-cell office:value-type="string" table:style-name="ce1">
            <text:p>apip-eu-dev-api-kafka-broker-01.54861d2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14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6-27T07:00:02Z</text:p>
          </table:table-cell>
          <table:table-cell office:value-type="string" table:style-name="ce1">
            <text:p>2024-06-27T07:03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7c17c5b-816e-42c9-a34d-7179e86378cb</text:p>
          </table:table-cell>
          <table:table-cell office:value-type="string" table:style-name="ce1">
            <text:p>apip-eu-dev-api-batch-01.37456ea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72.22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6-27T06:54:03Z</text:p>
          </table:table-cell>
          <table:table-cell office:value-type="string" table:style-name="ce1">
            <text:p>2025-03-26T01:41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4d96629-f1aa-46de-a1b7-4082292147cf</text:p>
          </table:table-cell>
          <table:table-cell office:value-type="string" table:style-name="ce1">
            <text:p>apip-eu-dev-api-batch-02.a919860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72.18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6-27T06:54:02Z</text:p>
          </table:table-cell>
          <table:table-cell office:value-type="string" table:style-name="ce1">
            <text:p>2025-03-26T01:42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54de490-1c88-4b57-8af8-3605a0023f04</text:p>
          </table:table-cell>
          <table:table-cell office:value-type="string" table:style-name="ce1">
            <text:p>apip-eu-dev-api-proxy-01.2ec7064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21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6-27T06:53:00Z</text:p>
          </table:table-cell>
          <table:table-cell office:value-type="string" table:style-name="ce1">
            <text:p>2024-06-27T06:56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f67960c-82b7-4806-aefc-2047d881c329</text:p>
          </table:table-cell>
          <table:table-cell office:value-type="string" table:style-name="ce1">
            <text:p>apip-eu-dev-api-redis-01.6c5bcbc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15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6-27T06:50:00Z</text:p>
          </table:table-cell>
          <table:table-cell office:value-type="string" table:style-name="ce1">
            <text:p>2024-06-27T06:53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d7ac813-804d-4984-b429-d91c66552d26</text:p>
          </table:table-cell>
          <table:table-cell office:value-type="string" table:style-name="ce1">
            <text:p>apip-eu-dev-session-redis-01.9bf5f1b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12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6-27T06:48:14Z</text:p>
          </table:table-cell>
          <table:table-cell office:value-type="string" table:style-name="ce1">
            <text:p>2024-06-27T06:51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0b28d6a-4523-40b5-8d99-78402b49b0e0</text:p>
          </table:table-cell>
          <table:table-cell office:value-type="string" table:style-name="ce1">
            <text:p>apip-eu-dev-api-servicedb-01.0336f24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15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6-27T06:46:01Z</text:p>
          </table:table-cell>
          <table:table-cell office:value-type="string" table:style-name="ce1">
            <text:p>2024-06-27T06:49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2d5d4e8-823a-4866-9090-0de571a2c34a</text:p>
          </table:table-cell>
          <table:table-cell office:value-type="string" table:style-name="ce1">
            <text:p>apip-eu-dev-api-metadb-01.992023d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11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6-27T06:44:23Z</text:p>
          </table:table-cell>
          <table:table-cell office:value-type="string" table:style-name="ce1">
            <text:p>2024-06-27T06:47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eea3732-1b31-44f3-ae0a-bd60768cce63</text:p>
          </table:table-cell>
          <table:table-cell office:value-type="string" table:style-name="ce1">
            <text:p>gcseucbsp02.9d443fa6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01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0-0204.eu-central-2.hcloud.h53</text:p>
          </table:table-cell>
          <table:table-cell office:value-type="string" table:style-name="ce1">
            <text:p>2024-06-26T08:24:03Z</text:p>
          </table:table-cell>
          <table:table-cell office:value-type="string" table:style-name="ce1">
            <text:p>2024-06-26T08:27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3e114a5-1574-47ef-a820-11227120f2b5</text:p>
          </table:table-cell>
          <table:table-cell office:value-type="string" table:style-name="ce1">
            <text:p>kcseucbsp02.53aec25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10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9-0204.eu-central-1.hcloud.h53</text:p>
          </table:table-cell>
          <table:table-cell office:value-type="string" table:style-name="ce1">
            <text:p>2024-06-26T08:23:07Z</text:p>
          </table:table-cell>
          <table:table-cell office:value-type="string" table:style-name="ce1">
            <text:p>2024-06-26T08:27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6a97cd9-735e-4ada-8fbf-bb98dcfaf1db</text:p>
          </table:table-cell>
          <table:table-cell office:value-type="string" table:style-name="ce1">
            <text:p>ccseucbsp02.eb23164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81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6-26T08:06:05Z</text:p>
          </table:table-cell>
          <table:table-cell office:value-type="string" table:style-name="ce1">
            <text:p>2024-06-26T08:09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6ccecd8-a79a-4ff1-8574-6c95c78dc007</text:p>
          </table:table-cell>
          <table:table-cell office:value-type="string" table:style-name="ce1">
            <text:p>gcseuwebcoreap02.394a0ed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33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7-0204.eu-central-2.hcloud.h53</text:p>
          </table:table-cell>
          <table:table-cell office:value-type="string" table:style-name="ce1">
            <text:p>2024-06-26T08:04:47Z</text:p>
          </table:table-cell>
          <table:table-cell office:value-type="string" table:style-name="ce1">
            <text:p>2024-08-22T06:4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ff1738d-c582-45cd-87c4-90199d1e4d2f</text:p>
          </table:table-cell>
          <table:table-cell office:value-type="string" table:style-name="ce1">
            <text:p>kcseuwebcoreap04.d9e33bc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25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1-0202.eu-central-1.hcloud.h53</text:p>
          </table:table-cell>
          <table:table-cell office:value-type="string" table:style-name="ce1">
            <text:p>2024-06-26T08:03:59Z</text:p>
          </table:table-cell>
          <table:table-cell office:value-type="string" table:style-name="ce1">
            <text:p>2024-08-22T06:21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6392439-744a-48e6-bf20-9f32359c09ca</text:p>
          </table:table-cell>
          <table:table-cell office:value-type="string" table:style-name="ce1">
            <text:p>ccseuwebcoreap04.eebe486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00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6-0204.eu-central-1.hcloud.h53</text:p>
          </table:table-cell>
          <table:table-cell office:value-type="string" table:style-name="ce1">
            <text:p>2024-06-26T08:03:00Z</text:p>
          </table:table-cell>
          <table:table-cell office:value-type="string" table:style-name="ce1">
            <text:p>2024-08-22T06:21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95e8daa-eab1-4724-b90f-881aa42b8a47</text:p>
          </table:table-cell>
          <table:table-cell office:value-type="string" table:style-name="ce1">
            <text:p>kcseucbsp01.25d37ec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222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6-26T08:00:03Z</text:p>
          </table:table-cell>
          <table:table-cell office:value-type="string" table:style-name="ce1">
            <text:p>2024-06-26T08:03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07a8ef7-aca9-4d65-ac50-6eed9f49b13b</text:p>
          </table:table-cell>
          <table:table-cell office:value-type="string" table:style-name="ce1">
            <text:p>kcseuwebcorebp02.b909738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22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1-0204.eu-central-1.hcloud.h53</text:p>
          </table:table-cell>
          <table:table-cell office:value-type="string" table:style-name="ce1">
            <text:p>2024-06-26T07:59:06Z</text:p>
          </table:table-cell>
          <table:table-cell office:value-type="string" table:style-name="ce1">
            <text:p>2024-06-26T08:02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1a705ca-93e8-4084-b1c8-ed529e14f194</text:p>
          </table:table-cell>
          <table:table-cell office:value-type="string" table:style-name="ce1">
            <text:p>gcseucbsp01.a87623c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69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6-0204.eu-central-1.hcloud.h53</text:p>
          </table:table-cell>
          <table:table-cell office:value-type="string" table:style-name="ce1">
            <text:p>2024-06-26T07:58:37Z</text:p>
          </table:table-cell>
          <table:table-cell office:value-type="string" table:style-name="ce1">
            <text:p>2024-06-26T08:01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69b02f6-ff32-4a1b-9689-c96b13a9f312</text:p>
          </table:table-cell>
          <table:table-cell office:value-type="string" table:style-name="ce1">
            <text:p>gcseuwebcorebp02.ebab3ec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249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6-0204.eu-central-2.hcloud.h53</text:p>
          </table:table-cell>
          <table:table-cell office:value-type="string" table:style-name="ce1">
            <text:p>2024-06-26T07:05:39Z</text:p>
          </table:table-cell>
          <table:table-cell office:value-type="string" table:style-name="ce1">
            <text:p>2024-06-26T07:10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61ed2f7-b825-494b-bc68-a7b6ba689835</text:p>
          </table:table-cell>
          <table:table-cell office:value-type="string" table:style-name="ce1">
            <text:p>kcseuwebcoreap01.91ab570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72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7-0204.eu-central-2.hcloud.h53</text:p>
          </table:table-cell>
          <table:table-cell office:value-type="string" table:style-name="ce1">
            <text:p>2024-06-26T07:02:52Z</text:p>
          </table:table-cell>
          <table:table-cell office:value-type="string" table:style-name="ce1">
            <text:p>2024-08-22T06:4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f2db527-75a5-44d6-a48d-ae9054926728</text:p>
          </table:table-cell>
          <table:table-cell office:value-type="string" table:style-name="ce1">
            <text:p>gcseuwebcoreap01.fe80f3e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66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6-0204.eu-central-1.hcloud.h53</text:p>
          </table:table-cell>
          <table:table-cell office:value-type="string" table:style-name="ce1">
            <text:p>2024-06-26T07:00:00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87284af-153b-41e6-aae0-6d4781052a9a</text:p>
          </table:table-cell>
          <table:table-cell office:value-type="string" table:style-name="ce1">
            <text:p>kcseuwebcoreap03.cbd0c13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91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8-0104.eu-central-2.hcloud.h53</text:p>
          </table:table-cell>
          <table:table-cell office:value-type="string" table:style-name="ce1">
            <text:p>2024-06-26T06:58:43Z</text:p>
          </table:table-cell>
          <table:table-cell office:value-type="string" table:style-name="ce1">
            <text:p>2024-08-22T06:46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0c9493b-4394-4b9a-8d4c-cdc6f0b23656</text:p>
          </table:table-cell>
          <table:table-cell office:value-type="string" table:style-name="ce1">
            <text:p>ccseucbsp01.8f4de7e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89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2-0204.eu-central-2.hcloud.h53</text:p>
          </table:table-cell>
          <table:table-cell office:value-type="string" table:style-name="ce1">
            <text:p>2024-06-26T06:57:49Z</text:p>
          </table:table-cell>
          <table:table-cell office:value-type="string" table:style-name="ce1">
            <text:p>2024-06-26T07:01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dae0c5f-69b1-4acf-90a0-1e5d1116cfc4</text:p>
          </table:table-cell>
          <table:table-cell office:value-type="string" table:style-name="ce1">
            <text:p>kcseuwebcoreap02.7b275c8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85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8-0202.eu-central-1.hcloud.h53</text:p>
          </table:table-cell>
          <table:table-cell office:value-type="string" table:style-name="ce1">
            <text:p>2024-06-26T06:57:34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56eef42-10e9-4749-809d-274898f3e29b</text:p>
          </table:table-cell>
          <table:table-cell office:value-type="string" table:style-name="ce1">
            <text:p>ccseuwebcoreap01.6236ff2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52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8-0204.eu-central-2.hcloud.h53</text:p>
          </table:table-cell>
          <table:table-cell office:value-type="string" table:style-name="ce1">
            <text:p>2024-06-26T06:51:29Z</text:p>
          </table:table-cell>
          <table:table-cell office:value-type="string" table:style-name="ce1">
            <text:p>2024-08-22T06:46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4db4b95-d881-46ec-b9be-e48e7ac5df39</text:p>
          </table:table-cell>
          <table:table-cell office:value-type="string" table:style-name="ce1">
            <text:p>ccseuwebcorebp02.f2016ea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74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4-06-26T06:50:38Z</text:p>
          </table:table-cell>
          <table:table-cell office:value-type="string" table:style-name="ce1">
            <text:p>2024-06-26T06:54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cc957b1-a84b-4fcb-a75e-4db311544e49</text:p>
          </table:table-cell>
          <table:table-cell office:value-type="string" table:style-name="ce1">
            <text:p>ccseuwebcoreap03.de394fb6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68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0-0204.eu-central-2.hcloud.h53</text:p>
          </table:table-cell>
          <table:table-cell office:value-type="string" table:style-name="ce1">
            <text:p>2024-06-26T06:50:27Z</text:p>
          </table:table-cell>
          <table:table-cell office:value-type="string" table:style-name="ce1">
            <text:p>2024-08-22T06:46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6cbbc04-c497-429f-8e8d-fc454a9386fc</text:p>
          </table:table-cell>
          <table:table-cell office:value-type="string" table:style-name="ce1">
            <text:p>ccseuwebcoreap02.e6a07e9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12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6-26T06:50:27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541b2c9-bdc8-428a-b20a-d12413e86d77</text:p>
          </table:table-cell>
          <table:table-cell office:value-type="string" table:style-name="ce1">
            <text:p>kcseutmvcrmp02.b692517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70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6-26T06:49:52Z</text:p>
          </table:table-cell>
          <table:table-cell office:value-type="string" table:style-name="ce1">
            <text:p>2024-06-26T06:53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210b57b-77a7-437d-b45c-bc07f09d9d03</text:p>
          </table:table-cell>
          <table:table-cell office:value-type="string" table:style-name="ce1">
            <text:p>flteutmvcrmp02.c7831da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19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4-06-26T06:45:33Z</text:p>
          </table:table-cell>
          <table:table-cell office:value-type="string" table:style-name="ce1">
            <text:p>2024-06-26T06:50:1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e7ea617-d571-41a9-97cb-67ffbdef750a</text:p>
          </table:table-cell>
          <table:table-cell office:value-type="string" table:style-name="ce1">
            <text:p>kcseuvcrmp02.0574bba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31.69.102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5-0204.eu-central-2.hcloud.h53</text:p>
          </table:table-cell>
          <table:table-cell office:value-type="string" table:style-name="ce1">
            <text:p>2024-06-26T05:33:01Z</text:p>
          </table:table-cell>
          <table:table-cell office:value-type="string" table:style-name="ce1">
            <text:p>2024-08-22T06:4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205b7c6-6bcf-4405-ba2d-b1824896cf77</text:p>
          </table:table-cell>
          <table:table-cell office:value-type="string" table:style-name="ce1">
            <text:p>flteuvcrmp02.53ec1f7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7.68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8-0202.eu-central-1.hcloud.h53</text:p>
          </table:table-cell>
          <table:table-cell office:value-type="string" table:style-name="ce1">
            <text:p>2024-06-26T05:32:16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eb91e6d-f3ad-49c0-aec5-b597d9cc6d4c</text:p>
          </table:table-cell>
          <table:table-cell office:value-type="string" table:style-name="ce1">
            <text:p>ccseutmvcrmp02.83cbc77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09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6-0204.eu-central-1.hcloud.h53</text:p>
          </table:table-cell>
          <table:table-cell office:value-type="string" table:style-name="ce1">
            <text:p>2024-06-26T05:30:32Z</text:p>
          </table:table-cell>
          <table:table-cell office:value-type="string" table:style-name="ce1">
            <text:p>2024-06-26T05:35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6bd9ec9-cd2e-4711-a202-4fddd8ea23e3</text:p>
          </table:table-cell>
          <table:table-cell office:value-type="string" table:style-name="ce1">
            <text:p>gcseutmvcrmp02.0ca0432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75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5-0204.eu-central-2.hcloud.h53</text:p>
          </table:table-cell>
          <table:table-cell office:value-type="string" table:style-name="ce1">
            <text:p>2024-06-26T05:29:06Z</text:p>
          </table:table-cell>
          <table:table-cell office:value-type="string" table:style-name="ce1">
            <text:p>2024-06-26T05:34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9ae9c54-1f95-44f0-8fe8-201822e6a212</text:p>
          </table:table-cell>
          <table:table-cell office:value-type="string" table:style-name="ce1">
            <text:p>gcseuvcrmp02.3be6ed2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50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5-0204.eu-central-2.hcloud.h53</text:p>
          </table:table-cell>
          <table:table-cell office:value-type="string" table:style-name="ce1">
            <text:p>2024-06-26T05:29:06Z</text:p>
          </table:table-cell>
          <table:table-cell office:value-type="string" table:style-name="ce1">
            <text:p>2024-08-22T06:4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c1dbb96-938c-4b52-8821-84fb3fd2a9fd</text:p>
          </table:table-cell>
          <table:table-cell office:value-type="string" table:style-name="ce1">
            <text:p>ccseuvcrmp02.4e1ede9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31.66.94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5-0104.eu-central-2.hcloud.h53</text:p>
          </table:table-cell>
          <table:table-cell office:value-type="string" table:style-name="ce1">
            <text:p>2024-06-26T05:11:21Z</text:p>
          </table:table-cell>
          <table:table-cell office:value-type="string" table:style-name="ce1">
            <text:p>2024-08-22T06:46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414e524-82c3-4cfd-b181-9c65ee310d5c</text:p>
          </table:table-cell>
          <table:table-cell office:value-type="string" table:style-name="ce1">
            <text:p>kcseuwebcorebp01.b9c53ba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94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8-0204.eu-central-2.hcloud.h53</text:p>
          </table:table-cell>
          <table:table-cell office:value-type="string" table:style-name="ce1">
            <text:p>2024-06-26T05:04:32Z</text:p>
          </table:table-cell>
          <table:table-cell office:value-type="string" table:style-name="ce1">
            <text:p>2024-06-26T05:09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c1c41fa-09eb-4dfe-b0fe-fe06dd50b562</text:p>
          </table:table-cell>
          <table:table-cell office:value-type="string" table:style-name="ce1">
            <text:p>bgrtest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70.10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6-26T00:31:19Z</text:p>
          </table:table-cell>
          <table:table-cell office:value-type="string" table:style-name="ce1">
            <text:p>2024-06-26T00:31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fa9727e-6d1d-4b35-b332-edb5ae33e195</text:p>
          </table:table-cell>
          <table:table-cell office:value-type="string" table:style-name="ce1">
            <text:p>gcseuwebcorebp01.1ce9c3c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91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6-25T10:05:22Z</text:p>
          </table:table-cell>
          <table:table-cell office:value-type="string" table:style-name="ce1">
            <text:p>2024-06-25T10:09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8017ee4-c4db-4464-946a-c63af1e74861</text:p>
          </table:table-cell>
          <table:table-cell office:value-type="string" table:style-name="ce1">
            <text:p>flteuvcrmp01.b2a51b9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6.143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1-0104.eu-central-2.hcloud.h53</text:p>
          </table:table-cell>
          <table:table-cell office:value-type="string" table:style-name="ce1">
            <text:p>2024-06-25T10:01:31Z</text:p>
          </table:table-cell>
          <table:table-cell office:value-type="string" table:style-name="ce1">
            <text:p>2024-08-22T06:4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5802fe0-08b7-4ddc-9cee-64721482d6c8</text:p>
          </table:table-cell>
          <table:table-cell office:value-type="string" table:style-name="ce1">
            <text:p>flteutmvcrmp01.ec72244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87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5-0104.eu-central-2.hcloud.h53</text:p>
          </table:table-cell>
          <table:table-cell office:value-type="string" table:style-name="ce1">
            <text:p>2024-06-25T09:56:58Z</text:p>
          </table:table-cell>
          <table:table-cell office:value-type="string" table:style-name="ce1">
            <text:p>2024-06-25T10:00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b72c27a-fa08-4241-9443-d423e4eb0cfe</text:p>
          </table:table-cell>
          <table:table-cell office:value-type="string" table:style-name="ce1">
            <text:p>ccseuwebcorebp01.72807af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203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6-0204.eu-central-2.hcloud.h53</text:p>
          </table:table-cell>
          <table:table-cell office:value-type="string" table:style-name="ce1">
            <text:p>2024-06-25T09:56:06Z</text:p>
          </table:table-cell>
          <table:table-cell office:value-type="string" table:style-name="ce1">
            <text:p>2024-06-25T09:59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cd2f4ff-c616-4784-b01e-a9358f5d1f75</text:p>
          </table:table-cell>
          <table:table-cell office:value-type="string" table:style-name="ce1">
            <text:p>ccseutmvcrmp01.c57f880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65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8-0204.eu-central-2.hcloud.h53</text:p>
          </table:table-cell>
          <table:table-cell office:value-type="string" table:style-name="ce1">
            <text:p>2024-06-25T09:52:44Z</text:p>
          </table:table-cell>
          <table:table-cell office:value-type="string" table:style-name="ce1">
            <text:p>2024-06-25T09:56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8d79e25-4746-438f-a2b6-ca4d42445e70</text:p>
          </table:table-cell>
          <table:table-cell office:value-type="string" table:style-name="ce1">
            <text:p>kcseuvcrmp01.5363df4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29.69.215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1-0204.eu-central-1.hcloud.h53</text:p>
          </table:table-cell>
          <table:table-cell office:value-type="string" table:style-name="ce1">
            <text:p>2024-06-25T09:50:28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79cceb2-cf51-49cb-9c39-a2e997fe8c15</text:p>
          </table:table-cell>
          <table:table-cell office:value-type="string" table:style-name="ce1">
            <text:p>kcseutmvcrmp01.16c23a7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48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9-0104.eu-central-2.hcloud.h53</text:p>
          </table:table-cell>
          <table:table-cell office:value-type="string" table:style-name="ce1">
            <text:p>2024-06-25T09:50:08Z</text:p>
          </table:table-cell>
          <table:table-cell office:value-type="string" table:style-name="ce1">
            <text:p>2024-06-25T09:54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d1f46a1-26c3-4e5c-b0d6-ee3f9b76ff52</text:p>
          </table:table-cell>
          <table:table-cell office:value-type="string" table:style-name="ce1">
            <text:p>ccseuvcrmp01.af02d42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29.67.180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6-25T09:47:04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47db447-ead7-4466-b180-2c7902bd2f1a</text:p>
          </table:table-cell>
          <table:table-cell office:value-type="string" table:style-name="ce1">
            <text:p>gcseutmvcrmp01.5cc9ec9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9.79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8-0204.eu-central-1.hcloud.h53</text:p>
          </table:table-cell>
          <table:table-cell office:value-type="string" table:style-name="ce1">
            <text:p>2024-06-25T09:45:16Z</text:p>
          </table:table-cell>
          <table:table-cell office:value-type="string" table:style-name="ce1">
            <text:p>2024-06-25T09:49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e0a2e28-593a-48a3-9263-3511c4a873c5</text:p>
          </table:table-cell>
          <table:table-cell office:value-type="string" table:style-name="ce1">
            <text:p>gcseuvcrmp01.8698a84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76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6-0204.eu-central-1.hcloud.h53</text:p>
          </table:table-cell>
          <table:table-cell office:value-type="string" table:style-name="ce1">
            <text:p>2024-06-25T09:43:53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97cdd9f-4e05-4987-bb6e-7c54d1933f80</text:p>
          </table:table-cell>
          <table:table-cell office:value-type="string" table:style-name="ce1">
            <text:p>eu2-mon-0204-prd-c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c:172.31.101.161</text:p>
          </table:table-cell>
          <table:table-cell office:value-type="string" table:style-name="ce1">
            <text:p>EU-CENTRAL-2-PRD-0204-EVACUATION</text:p>
          </table:table-cell>
          <table:table-cell office:value-type="string" table:style-name="ce1">
            <text:p>eu201-com03-evacuation-0204.eu-central-2.hcloud.h53</text:p>
          </table:table-cell>
          <table:table-cell office:value-type="string" table:style-name="ce1">
            <text:p>2024-06-25T05:03:56Z</text:p>
          </table:table-cell>
          <table:table-cell office:value-type="string" table:style-name="ce1">
            <text:p>2024-06-25T05:04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3f58fec-79fc-4524-9121-15c7a0fba9b1</text:p>
          </table:table-cell>
          <table:table-cell office:value-type="string" table:style-name="ce1">
            <text:p>eu2-mon-0106-prd-c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c:172.31.100.108</text:p>
          </table:table-cell>
          <table:table-cell office:value-type="string" table:style-name="ce1">
            <text:p>EU-CENTRAL-2-PRD-0106-EVACUATION</text:p>
          </table:table-cell>
          <table:table-cell office:value-type="string" table:style-name="ce1">
            <text:p>eu201-com03-evacuation-0106.eu-central-2.hcloud.h53</text:p>
          </table:table-cell>
          <table:table-cell office:value-type="string" table:style-name="ce1">
            <text:p>2024-06-25T05:03:55Z</text:p>
          </table:table-cell>
          <table:table-cell office:value-type="string" table:style-name="ce1">
            <text:p>2024-06-25T05:03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246c98f-2c72-4fee-ac81-52d0e2c404eb</text:p>
          </table:table-cell>
          <table:table-cell office:value-type="string" table:style-name="ce1">
            <text:p>eu2-mon-0105-prd-c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c:172.31.99.163</text:p>
          </table:table-cell>
          <table:table-cell office:value-type="string" table:style-name="ce1">
            <text:p>EU-CENTRAL-2-PRD-0105-EVACUATION</text:p>
          </table:table-cell>
          <table:table-cell office:value-type="string" table:style-name="ce1">
            <text:p>eu201-com03-evacuation-0105.eu-central-2.hcloud.h53</text:p>
          </table:table-cell>
          <table:table-cell office:value-type="string" table:style-name="ce1">
            <text:p>2024-06-25T05:03:53Z</text:p>
          </table:table-cell>
          <table:table-cell office:value-type="string" table:style-name="ce1">
            <text:p>2024-06-25T05:03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0264f50-3c09-46e4-a6b2-73fbabcb8e2a</text:p>
          </table:table-cell>
          <table:table-cell office:value-type="string" table:style-name="ce1">
            <text:p>eu2-mon-0104-prd-c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c:172.31.98.224</text:p>
          </table:table-cell>
          <table:table-cell office:value-type="string" table:style-name="ce1">
            <text:p>EU-CENTRAL-2-PRD-0104-EVACUATION</text:p>
          </table:table-cell>
          <table:table-cell office:value-type="string" table:style-name="ce1">
            <text:p>eu201-com03-evacuation-0104.eu-central-2.hcloud.h53</text:p>
          </table:table-cell>
          <table:table-cell office:value-type="string" table:style-name="ce1">
            <text:p>2024-06-25T05:03:52Z</text:p>
          </table:table-cell>
          <table:table-cell office:value-type="string" table:style-name="ce1">
            <text:p>2024-06-25T05:04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29f9345-5632-4949-aa15-0ae3b55beaa2</text:p>
          </table:table-cell>
          <table:table-cell office:value-type="string" table:style-name="ce1">
            <text:p>eu1-mon-0204-prd-c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c:172.29.101.32</text:p>
          </table:table-cell>
          <table:table-cell office:value-type="string" table:style-name="ce1">
            <text:p>EU-CENTRAL-1-PRD-0204-EVACUATION</text:p>
          </table:table-cell>
          <table:table-cell office:value-type="string" table:style-name="ce1">
            <text:p>eu101-com03-evacuation-0204.eu-central-1.hcloud.h53</text:p>
          </table:table-cell>
          <table:table-cell office:value-type="string" table:style-name="ce1">
            <text:p>2024-06-25T05:03:50Z</text:p>
          </table:table-cell>
          <table:table-cell office:value-type="string" table:style-name="ce1">
            <text:p>2024-06-25T05:03:5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1ed6c8-7f3b-4620-bcc9-5e2b47e47f46</text:p>
          </table:table-cell>
          <table:table-cell office:value-type="string" table:style-name="ce1">
            <text:p>eu1-mon-0203-prd-c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c:172.29.100.137</text:p>
          </table:table-cell>
          <table:table-cell office:value-type="string" table:style-name="ce1">
            <text:p>EU-CENTRAL-1-PRD-0203-EVACUATION</text:p>
          </table:table-cell>
          <table:table-cell office:value-type="string" table:style-name="ce1">
            <text:p>eu101-com03-evacuation-0203.eu-central-1.hcloud.h53</text:p>
          </table:table-cell>
          <table:table-cell office:value-type="string" table:style-name="ce1">
            <text:p>2024-06-25T05:03:49Z</text:p>
          </table:table-cell>
          <table:table-cell office:value-type="string" table:style-name="ce1">
            <text:p>2024-06-25T05:03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41b1f85-deaa-47c9-882c-bb7489734462</text:p>
          </table:table-cell>
          <table:table-cell office:value-type="string" table:style-name="ce1">
            <text:p>eu1-mon-0202-prd-c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c:172.29.99.126</text:p>
          </table:table-cell>
          <table:table-cell office:value-type="string" table:style-name="ce1">
            <text:p>EU-CENTRAL-1-PRD-0202-EVACUATION</text:p>
          </table:table-cell>
          <table:table-cell office:value-type="string" table:style-name="ce1">
            <text:p>eu101-com03-evacuation-0202.eu-central-1.hcloud.h53</text:p>
          </table:table-cell>
          <table:table-cell office:value-type="string" table:style-name="ce1">
            <text:p>2024-06-25T05:03:47Z</text:p>
          </table:table-cell>
          <table:table-cell office:value-type="string" table:style-name="ce1">
            <text:p>2024-06-25T05:03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6189038-71c2-4e74-8ccd-31818b82d176</text:p>
          </table:table-cell>
          <table:table-cell office:value-type="string" table:style-name="ce1">
            <text:p>eu1-mon-0201-prd-c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c:172.29.98.131</text:p>
          </table:table-cell>
          <table:table-cell office:value-type="string" table:style-name="ce1">
            <text:p>EU-CENTRAL-1-PRD-0201-EVACUATION</text:p>
          </table:table-cell>
          <table:table-cell office:value-type="string" table:style-name="ce1">
            <text:p>eu101-com03-evacuation-0201.eu-central-1.hcloud.h53</text:p>
          </table:table-cell>
          <table:table-cell office:value-type="string" table:style-name="ce1">
            <text:p>2024-06-25T05:03:45Z</text:p>
          </table:table-cell>
          <table:table-cell office:value-type="string" table:style-name="ce1">
            <text:p>2024-06-25T05:03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1965ef5-ffc6-4855-afa5-70bcf4f92f96</text:p>
          </table:table-cell>
          <table:table-cell office:value-type="string" table:style-name="ce1">
            <text:p>eu2-mon-0204-prd-a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31.69.210</text:p>
          </table:table-cell>
          <table:table-cell office:value-type="string" table:style-name="ce1">
            <text:p>EU-CENTRAL-2-PRD-0204-EVACUATION</text:p>
          </table:table-cell>
          <table:table-cell office:value-type="string" table:style-name="ce1">
            <text:p>eu201-com03-evacuation-0204.eu-central-2.hcloud.h53</text:p>
          </table:table-cell>
          <table:table-cell office:value-type="string" table:style-name="ce1">
            <text:p>2024-06-25T04:51:46Z</text:p>
          </table:table-cell>
          <table:table-cell office:value-type="string" table:style-name="ce1">
            <text:p>2024-06-25T04:51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5f0194e-41b4-485b-81fd-b33e364dc28f</text:p>
          </table:table-cell>
          <table:table-cell office:value-type="string" table:style-name="ce1">
            <text:p>eu2-mon-0106-prd-a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31.68.98</text:p>
          </table:table-cell>
          <table:table-cell office:value-type="string" table:style-name="ce1">
            <text:p>EU-CENTRAL-2-PRD-0106-EVACUATION</text:p>
          </table:table-cell>
          <table:table-cell office:value-type="string" table:style-name="ce1">
            <text:p>eu201-com03-evacuation-0106.eu-central-2.hcloud.h53</text:p>
          </table:table-cell>
          <table:table-cell office:value-type="string" table:style-name="ce1">
            <text:p>2024-06-25T04:51:45Z</text:p>
          </table:table-cell>
          <table:table-cell office:value-type="string" table:style-name="ce1">
            <text:p>2024-06-25T04:51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fe488a2-adc6-48f8-a7ef-3ee5c6eb2058</text:p>
          </table:table-cell>
          <table:table-cell office:value-type="string" table:style-name="ce1">
            <text:p>eu2-mon-0105-prd-a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31.67.128</text:p>
          </table:table-cell>
          <table:table-cell office:value-type="string" table:style-name="ce1">
            <text:p>EU-CENTRAL-2-PRD-0105-EVACUATION</text:p>
          </table:table-cell>
          <table:table-cell office:value-type="string" table:style-name="ce1">
            <text:p>eu201-com03-evacuation-0105.eu-central-2.hcloud.h53</text:p>
          </table:table-cell>
          <table:table-cell office:value-type="string" table:style-name="ce1">
            <text:p>2024-06-25T04:51:43Z</text:p>
          </table:table-cell>
          <table:table-cell office:value-type="string" table:style-name="ce1">
            <text:p>2024-06-25T04:51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abf2748-21fd-45bb-9430-6a78d3aea80a</text:p>
          </table:table-cell>
          <table:table-cell office:value-type="string" table:style-name="ce1">
            <text:p>eu2-mon-0104-prd-a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31.66.51</text:p>
          </table:table-cell>
          <table:table-cell office:value-type="string" table:style-name="ce1">
            <text:p>EU-CENTRAL-2-PRD-0104-EVACUATION</text:p>
          </table:table-cell>
          <table:table-cell office:value-type="string" table:style-name="ce1">
            <text:p>eu201-com03-evacuation-0104.eu-central-2.hcloud.h53</text:p>
          </table:table-cell>
          <table:table-cell office:value-type="string" table:style-name="ce1">
            <text:p>2024-06-25T04:51:42Z</text:p>
          </table:table-cell>
          <table:table-cell office:value-type="string" table:style-name="ce1">
            <text:p>2024-06-25T04:51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6dfec50-e8e0-46f1-b13b-03fa879af66b</text:p>
          </table:table-cell>
          <table:table-cell office:value-type="string" table:style-name="ce1">
            <text:p>eu1-mon-0204-prd-a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29.69.42</text:p>
          </table:table-cell>
          <table:table-cell office:value-type="string" table:style-name="ce1">
            <text:p>EU-CENTRAL-1-PRD-0204-EVACUATION</text:p>
          </table:table-cell>
          <table:table-cell office:value-type="string" table:style-name="ce1">
            <text:p>eu101-com03-evacuation-0204.eu-central-1.hcloud.h53</text:p>
          </table:table-cell>
          <table:table-cell office:value-type="string" table:style-name="ce1">
            <text:p>2024-06-25T04:51:40Z</text:p>
          </table:table-cell>
          <table:table-cell office:value-type="string" table:style-name="ce1">
            <text:p>2024-06-25T04:51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dc2a20f-e698-4ae3-a248-ff31f410ca59</text:p>
          </table:table-cell>
          <table:table-cell office:value-type="string" table:style-name="ce1">
            <text:p>eu1-mon-0203-prd-a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29.68.83</text:p>
          </table:table-cell>
          <table:table-cell office:value-type="string" table:style-name="ce1">
            <text:p>EU-CENTRAL-1-PRD-0203-EVACUATION</text:p>
          </table:table-cell>
          <table:table-cell office:value-type="string" table:style-name="ce1">
            <text:p>eu101-com03-evacuation-0203.eu-central-1.hcloud.h53</text:p>
          </table:table-cell>
          <table:table-cell office:value-type="string" table:style-name="ce1">
            <text:p>2024-06-25T04:51:39Z</text:p>
          </table:table-cell>
          <table:table-cell office:value-type="string" table:style-name="ce1">
            <text:p>2024-06-25T04:51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e34bb8c-9faf-4ade-9be8-1ec01a66b4fd</text:p>
          </table:table-cell>
          <table:table-cell office:value-type="string" table:style-name="ce1">
            <text:p>eu1-mon-0202-prd-a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29.67.98</text:p>
          </table:table-cell>
          <table:table-cell office:value-type="string" table:style-name="ce1">
            <text:p>EU-CENTRAL-1-PRD-0202-EVACUATION</text:p>
          </table:table-cell>
          <table:table-cell office:value-type="string" table:style-name="ce1">
            <text:p>eu101-com03-evacuation-0202.eu-central-1.hcloud.h53</text:p>
          </table:table-cell>
          <table:table-cell office:value-type="string" table:style-name="ce1">
            <text:p>2024-06-25T04:51:37Z</text:p>
          </table:table-cell>
          <table:table-cell office:value-type="string" table:style-name="ce1">
            <text:p>2024-06-25T04:51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5c79c48-bf9e-4f85-80e2-086cd7a47721</text:p>
          </table:table-cell>
          <table:table-cell office:value-type="string" table:style-name="ce1">
            <text:p>eu1-mon-0201-prd-a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29.66.34</text:p>
          </table:table-cell>
          <table:table-cell office:value-type="string" table:style-name="ce1">
            <text:p>EU-CENTRAL-1-PRD-0201-EVACUATION</text:p>
          </table:table-cell>
          <table:table-cell office:value-type="string" table:style-name="ce1">
            <text:p>eu101-com03-evacuation-0201.eu-central-1.hcloud.h53</text:p>
          </table:table-cell>
          <table:table-cell office:value-type="string" table:style-name="ce1">
            <text:p>2024-06-25T04:51:35Z</text:p>
          </table:table-cell>
          <table:table-cell office:value-type="string" table:style-name="ce1">
            <text:p>2024-06-25T04:51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2314d1-16ee-41e8-8c17-b8c887e11c65</text:p>
          </table:table-cell>
          <table:table-cell office:value-type="string" table:style-name="ce1">
            <text:p>euddp91dn004.02a4ec6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31.67.209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1-0105.eu-central-2.hcloud.h53</text:p>
          </table:table-cell>
          <table:table-cell office:value-type="string" table:style-name="ce1">
            <text:p>2024-06-24T10:46:30Z</text:p>
          </table:table-cell>
          <table:table-cell office:value-type="string" table:style-name="ce1">
            <text:p>2024-07-02T01:43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14f2ef8-791a-43f1-8a3d-6d78ff5c5ecf</text:p>
          </table:table-cell>
          <table:table-cell office:value-type="string" table:style-name="ce1">
            <text:p>euddp91dn002.4810e06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31.67.199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1-0105.eu-central-2.hcloud.h53</text:p>
          </table:table-cell>
          <table:table-cell office:value-type="string" table:style-name="ce1">
            <text:p>2024-06-24T10:36:38Z</text:p>
          </table:table-cell>
          <table:table-cell office:value-type="string" table:style-name="ce1">
            <text:p>2024-07-02T01:43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a99b32a-e4b0-4b6f-b4dc-1224cec208d9</text:p>
          </table:table-cell>
          <table:table-cell office:value-type="string" table:style-name="ce1">
            <text:p>euddp91dn001.a8c6bdf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31.67.246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9-0105.eu-central-2.hcloud.h53</text:p>
          </table:table-cell>
          <table:table-cell office:value-type="string" table:style-name="ce1">
            <text:p>2024-06-24T10:35:45Z</text:p>
          </table:table-cell>
          <table:table-cell office:value-type="string" table:style-name="ce1">
            <text:p>2024-07-02T01:41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bca09b4-aeec-4f2d-92e1-d34c03e5d4b4</text:p>
          </table:table-cell>
          <table:table-cell office:value-type="string" table:style-name="ce1">
            <text:p>euddp91gn002.723e8c1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7.228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6-0105.eu-central-2.hcloud.h53</text:p>
          </table:table-cell>
          <table:table-cell office:value-type="string" table:style-name="ce1">
            <text:p>2024-06-21T06:47:09Z</text:p>
          </table:table-cell>
          <table:table-cell office:value-type="string" table:style-name="ce1">
            <text:p>2024-06-21T06:49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045a35b-8e47-4006-b897-3467f79e452f</text:p>
          </table:table-cell>
          <table:table-cell office:value-type="string" table:style-name="ce1">
            <text:p>euddp91gn001.ecfa3b0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7.230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2-0105.eu-central-2.hcloud.h53</text:p>
          </table:table-cell>
          <table:table-cell office:value-type="string" table:style-name="ce1">
            <text:p>2024-06-21T06:46:10Z</text:p>
          </table:table-cell>
          <table:table-cell office:value-type="string" table:style-name="ce1">
            <text:p>2024-06-21T06:49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d3fa02f-a222-4c82-a327-d778e283c5ff</text:p>
          </table:table-cell>
          <table:table-cell office:value-type="string" table:style-name="ce1">
            <text:p>euddp91nn002.eae9093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7.145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2-0105.eu-central-2.hcloud.h53</text:p>
          </table:table-cell>
          <table:table-cell office:value-type="string" table:style-name="ce1">
            <text:p>2024-06-21T06:44:12Z</text:p>
          </table:table-cell>
          <table:table-cell office:value-type="string" table:style-name="ce1">
            <text:p>2024-06-21T06:46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737e69c-9ed7-46e2-bb4d-4c0ff0e1ca0d</text:p>
          </table:table-cell>
          <table:table-cell office:value-type="string" table:style-name="ce1">
            <text:p>euddp91nn001.b811f20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7.131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2-0105.eu-central-2.hcloud.h53</text:p>
          </table:table-cell>
          <table:table-cell office:value-type="string" table:style-name="ce1">
            <text:p>2024-06-21T06:42:20Z</text:p>
          </table:table-cell>
          <table:table-cell office:value-type="string" table:style-name="ce1">
            <text:p>2024-06-21T06:44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5ea33cc-af6d-42d2-8309-1c92981d1405</text:p>
          </table:table-cell>
          <table:table-cell office:value-type="string" table:style-name="ce1">
            <text:p>euddp91mn003.df584a9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35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2-0105.eu-central-2.hcloud.h53</text:p>
          </table:table-cell>
          <table:table-cell office:value-type="string" table:style-name="ce1">
            <text:p>2024-06-21T06:39:08Z</text:p>
          </table:table-cell>
          <table:table-cell office:value-type="string" table:style-name="ce1">
            <text:p>2024-06-21T06:41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04e1dd9-7e1e-4e97-afae-9a4dd672190b</text:p>
          </table:table-cell>
          <table:table-cell office:value-type="string" table:style-name="ce1">
            <text:p>test-0305-master1.eu-central-1.stg.h53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8vCPU_RAM32GB_Disk50GB</text:p>
          </table:table-cell>
          <table:table-cell table:style-name="ce1"/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06-05T01:16:05Z</text:p>
          </table:table-cell>
          <table:table-cell office:value-type="string" table:style-name="ce1">
            <text:p>2025-03-24T08:12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d0111b4-3810-4e1b-a452-1ae590de24a6</text:p>
          </table:table-cell>
          <table:table-cell office:value-type="string" table:style-name="ce1">
            <text:p>euddp91mn002.bc7a262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7.168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5-0105.eu-central-2.hcloud.h53</text:p>
          </table:table-cell>
          <table:table-cell office:value-type="string" table:style-name="ce1">
            <text:p>2024-06-04T07:25:49Z</text:p>
          </table:table-cell>
          <table:table-cell office:value-type="string" table:style-name="ce1">
            <text:p>2024-06-04T07:28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f9f597b-2cb8-49fa-b81d-8ad73b60f476</text:p>
          </table:table-cell>
          <table:table-cell office:value-type="string" table:style-name="ce1">
            <text:p>euddp91mn001.81a1184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7.73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2-0105.eu-central-2.hcloud.h53</text:p>
          </table:table-cell>
          <table:table-cell office:value-type="string" table:style-name="ce1">
            <text:p>2024-06-04T07:23:05Z</text:p>
          </table:table-cell>
          <table:table-cell office:value-type="string" table:style-name="ce1">
            <text:p>2024-06-04T07:26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7d26e55-47c8-4ad6-883e-132d32e88a2a</text:p>
          </table:table-cell>
          <table:table-cell office:value-type="string" table:style-name="ce1">
            <text:p>euddp91cn001.1a5d110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58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5-0105.eu-central-2.hcloud.h53</text:p>
          </table:table-cell>
          <table:table-cell office:value-type="string" table:style-name="ce1">
            <text:p>2024-06-04T06:58:09Z</text:p>
          </table:table-cell>
          <table:table-cell office:value-type="string" table:style-name="ce1">
            <text:p>2024-06-04T07:01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4e98b50-1598-4827-ad5e-a3ad7915fa14</text:p>
          </table:table-cell>
          <table:table-cell office:value-type="string" table:style-name="ce1">
            <text:p>eudcp90nf005.60690f8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64GB</text:p>
          </table:table-cell>
          <table:table-cell office:value-type="string" table:style-name="ce1">
            <text:p>eu-central-prd-a:172.31.67.213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6-0105.eu-central-2.hcloud.h53</text:p>
          </table:table-cell>
          <table:table-cell office:value-type="string" table:style-name="ce1">
            <text:p>2024-06-04T06:52:37Z</text:p>
          </table:table-cell>
          <table:table-cell office:value-type="string" table:style-name="ce1">
            <text:p>2024-07-10T04:32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264d996-4606-48d3-ae0e-065cfed6314e</text:p>
          </table:table-cell>
          <table:table-cell office:value-type="string" table:style-name="ce1">
            <text:p>eudcp90nf006.c39fa7a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64GB</text:p>
          </table:table-cell>
          <table:table-cell office:value-type="string" table:style-name="ce1">
            <text:p>eu-central-prd-a:172.31.67.42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9-0105.eu-central-2.hcloud.h53</text:p>
          </table:table-cell>
          <table:table-cell office:value-type="string" table:style-name="ce1">
            <text:p>2024-06-04T06:52:19Z</text:p>
          </table:table-cell>
          <table:table-cell office:value-type="string" table:style-name="ce1">
            <text:p>2024-07-10T04:34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c62b7ca-1997-48bd-96a5-836167577b7a</text:p>
          </table:table-cell>
          <table:table-cell office:value-type="string" table:style-name="ce1">
            <text:p>eudcp90nf004.5e9ddc8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64GB</text:p>
          </table:table-cell>
          <table:table-cell office:value-type="string" table:style-name="ce1">
            <text:p>eu-central-prd-a:172.31.67.144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0-0105.eu-central-2.hcloud.h53</text:p>
          </table:table-cell>
          <table:table-cell office:value-type="string" table:style-name="ce1">
            <text:p>2024-06-04T06:50:39Z</text:p>
          </table:table-cell>
          <table:table-cell office:value-type="string" table:style-name="ce1">
            <text:p>2024-07-10T04:36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8f0f54e-277c-4b0d-a53b-360cd8dfc4af</text:p>
          </table:table-cell>
          <table:table-cell office:value-type="string" table:style-name="ce1">
            <text:p>eudcp90nf001.1283f916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64GB</text:p>
          </table:table-cell>
          <table:table-cell office:value-type="string" table:style-name="ce1">
            <text:p>eu-central-prd-a:172.31.67.181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7-0105.eu-central-2.hcloud.h53</text:p>
          </table:table-cell>
          <table:table-cell office:value-type="string" table:style-name="ce1">
            <text:p>2024-06-04T06:47:55Z</text:p>
          </table:table-cell>
          <table:table-cell office:value-type="string" table:style-name="ce1">
            <text:p>2024-07-10T05:16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1111006-0b00-4d4b-866b-1cedfd06ab69</text:p>
          </table:table-cell>
          <table:table-cell office:value-type="string" table:style-name="ce1">
            <text:p>eudcp90nf003.7eaea9b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64GB</text:p>
          </table:table-cell>
          <table:table-cell office:value-type="string" table:style-name="ce1">
            <text:p>eu-central-prd-a:172.31.67.132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5-0105.eu-central-2.hcloud.h53</text:p>
          </table:table-cell>
          <table:table-cell office:value-type="string" table:style-name="ce1">
            <text:p>2024-06-04T02:38:32Z</text:p>
          </table:table-cell>
          <table:table-cell office:value-type="string" table:style-name="ce1">
            <text:p>2024-07-10T05:15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5e953fd-812a-4ecb-ad7c-cbb6f6356b36</text:p>
          </table:table-cell>
          <table:table-cell office:value-type="string" table:style-name="ce1">
            <text:p>eudcp90nf002.2651e08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64GB</text:p>
          </table:table-cell>
          <table:table-cell office:value-type="string" table:style-name="ce1">
            <text:p>eu-central-prd-a:172.31.67.112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6-0105.eu-central-2.hcloud.h53</text:p>
          </table:table-cell>
          <table:table-cell office:value-type="string" table:style-name="ce1">
            <text:p>2024-06-04T02:37:15Z</text:p>
          </table:table-cell>
          <table:table-cell office:value-type="string" table:style-name="ce1">
            <text:p>2024-07-10T04:42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2b8ca0b-170c-43e6-8b0e-fd7763b24124</text:p>
          </table:table-cell>
          <table:table-cell office:value-type="string" table:style-name="ce1">
            <text:p>ccskrrockysnd03.d6e04b4a.eu-central-1.stg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70.13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05-21T05:13:32Z</text:p>
          </table:table-cell>
          <table:table-cell office:value-type="string" table:style-name="ce1">
            <text:p>2025-04-28T07:18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748ccbe-bdf6-416a-9870-297758c1d1ec</text:p>
          </table:table-cell>
          <table:table-cell office:value-type="string" table:style-name="ce1">
            <text:p>ccskrrockysnd02.1dcfd4fe.eu-central-1.stg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70.124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05-21T05:10:15Z</text:p>
          </table:table-cell>
          <table:table-cell office:value-type="string" table:style-name="ce1">
            <text:p>2025-04-28T07:17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d1445ff-58b2-4f9b-97d5-ee1f5d82b306</text:p>
          </table:table-cell>
          <table:table-cell office:value-type="string" table:style-name="ce1">
            <text:p>ccskrrockysnd01.dc54cd00.eu-central-1.stg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70.14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05-21T04:54:26Z</text:p>
          </table:table-cell>
          <table:table-cell office:value-type="string" table:style-name="ce1">
            <text:p>2025-04-28T07:18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0f2c018-1aed-461e-b6f7-d98f254d8ad0</text:p>
          </table:table-cell>
          <table:table-cell office:value-type="string" table:style-name="ce1">
            <text:p>fr7-stg.673787e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30.72.20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5-17T04:57:59Z</text:p>
          </table:table-cell>
          <table:table-cell office:value-type="string" table:style-name="ce1">
            <text:p>2024-05-17T05:01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39c3522-b771-4d98-b6d3-f6c6cb3fb785</text:p>
          </table:table-cell>
          <table:table-cell office:value-type="string" table:style-name="ce1">
            <text:p>hfabric-iperf02.0cc7edbb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29.67.200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0-0202.eu-central-1.hcloud.h53</text:p>
          </table:table-cell>
          <table:table-cell office:value-type="string" table:style-name="ce1">
            <text:p>2024-05-17T04:43:16Z</text:p>
          </table:table-cell>
          <table:table-cell office:value-type="string" table:style-name="ce1">
            <text:p>2024-08-23T05:24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8715d64-edf0-47b0-8c76-6987d44c0dbc</text:p>
          </table:table-cell>
          <table:table-cell office:value-type="string" table:style-name="ce1">
            <text:p>kcseuapigwredisp02.7a9999b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8.186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0-0203.eu-central-1.hcloud.h53</text:p>
          </table:table-cell>
          <table:table-cell office:value-type="string" table:style-name="ce1">
            <text:p>2024-05-14T00:24:45Z</text:p>
          </table:table-cell>
          <table:table-cell office:value-type="string" table:style-name="ce1">
            <text:p>2024-05-14T00:28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82797d6-f15d-4283-b04b-c2e5f0d90727</text:p>
          </table:table-cell>
          <table:table-cell office:value-type="string" table:style-name="ce1">
            <text:p>kcseuapigwredisp01.20174c2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31.69.213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6-0204.eu-central-2.hcloud.h53</text:p>
          </table:table-cell>
          <table:table-cell office:value-type="string" table:style-name="ce1">
            <text:p>2024-05-14T00:23:36Z</text:p>
          </table:table-cell>
          <table:table-cell office:value-type="string" table:style-name="ce1">
            <text:p>2024-05-14T00:27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ebf890a-b82f-430f-a29f-9156b5b7492e</text:p>
          </table:table-cell>
          <table:table-cell office:value-type="string" table:style-name="ce1">
            <text:p>ccseuapigwredisp02.b7769c7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7.154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8-0202.eu-central-1.hcloud.h53</text:p>
          </table:table-cell>
          <table:table-cell office:value-type="string" table:style-name="ce1">
            <text:p>2024-05-14T00:22:22Z</text:p>
          </table:table-cell>
          <table:table-cell office:value-type="string" table:style-name="ce1">
            <text:p>2024-05-14T00:25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5b30d08-ea45-47d7-9e41-d7e94697e51b</text:p>
          </table:table-cell>
          <table:table-cell office:value-type="string" table:style-name="ce1">
            <text:p>ccseuapigwredisp01.8d06516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31.68.92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5-0106.eu-central-2.hcloud.h53</text:p>
          </table:table-cell>
          <table:table-cell office:value-type="string" table:style-name="ce1">
            <text:p>2024-05-14T00:21:16Z</text:p>
          </table:table-cell>
          <table:table-cell office:value-type="string" table:style-name="ce1">
            <text:p>2024-05-14T00:24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2b14e04-eb5d-4d95-970f-89b20da8c60d</text:p>
          </table:table-cell>
          <table:table-cell office:value-type="string" table:style-name="ce1">
            <text:p>gcseuapigwredisp02.e2975c5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31.67.136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8-0105.eu-central-2.hcloud.h53</text:p>
          </table:table-cell>
          <table:table-cell office:value-type="string" table:style-name="ce1">
            <text:p>2024-05-14T00:19:58Z</text:p>
          </table:table-cell>
          <table:table-cell office:value-type="string" table:style-name="ce1">
            <text:p>2024-05-14T00:23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b08fb39-56cb-4cd3-85b2-82cc3cac5760</text:p>
          </table:table-cell>
          <table:table-cell office:value-type="string" table:style-name="ce1">
            <text:p>gcseuapigwredisp01.836c577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7.138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5-14T00:19:24Z</text:p>
          </table:table-cell>
          <table:table-cell office:value-type="string" table:style-name="ce1">
            <text:p>2024-05-14T00:23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db45da5-7414-40c6-b827-63aff1b04670</text:p>
          </table:table-cell>
          <table:table-cell office:value-type="string" table:style-name="ce1">
            <text:p>kcseuapigwrediss02.8266d3fc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15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05-14T00:17:43Z</text:p>
          </table:table-cell>
          <table:table-cell office:value-type="string" table:style-name="ce1">
            <text:p>2024-05-14T00:21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330dec4-54d1-4c0e-91a1-21fcf92832d1</text:p>
          </table:table-cell>
          <table:table-cell office:value-type="string" table:style-name="ce1">
            <text:p>kcseuapigwrediss01.e321244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30.71.79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5-14T00:16:27Z</text:p>
          </table:table-cell>
          <table:table-cell office:value-type="string" table:style-name="ce1">
            <text:p>2024-05-14T00:19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1d2c779-79b0-4332-89c4-9b17080061dd</text:p>
          </table:table-cell>
          <table:table-cell office:value-type="string" table:style-name="ce1">
            <text:p>ccseuapigwrediss02.fd83bba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2.16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5-14T00:15:30Z</text:p>
          </table:table-cell>
          <table:table-cell office:value-type="string" table:style-name="ce1">
            <text:p>2024-05-14T00:18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6124c5f-4f0c-42b0-8700-3474ab73786c</text:p>
          </table:table-cell>
          <table:table-cell office:value-type="string" table:style-name="ce1">
            <text:p>ccseuapigwrediss01.afe1227b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30.71.119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5-14T00:14:54Z</text:p>
          </table:table-cell>
          <table:table-cell office:value-type="string" table:style-name="ce1">
            <text:p>2024-05-14T00:18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d950835-e301-4ba4-9560-e6a51037d1a4</text:p>
          </table:table-cell>
          <table:table-cell office:value-type="string" table:style-name="ce1">
            <text:p>gcseuapigwrediss02.02e76b0b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30.71.167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5-14T00:11:23Z</text:p>
          </table:table-cell>
          <table:table-cell office:value-type="string" table:style-name="ce1">
            <text:p>2024-05-14T00:14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200b63c-293b-48e9-8cb3-bb9219052ca9</text:p>
          </table:table-cell>
          <table:table-cell office:value-type="string" table:style-name="ce1">
            <text:p>gcseuapigwrediss01.95113b8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18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05-14T00:11:04Z</text:p>
          </table:table-cell>
          <table:table-cell office:value-type="string" table:style-name="ce1">
            <text:p>2024-05-14T00:14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4fde658-50d9-4b8c-8bdd-ce801c54b081</text:p>
          </table:table-cell>
          <table:table-cell office:value-type="string" table:style-name="ce1">
            <text:p>coc-mongo-testlsy-01.5dc3de5a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72.1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5-09T22:24:55Z</text:p>
          </table:table-cell>
          <table:table-cell office:value-type="string" table:style-name="ce1">
            <text:p>2025-01-06T22:53:1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c03d5d6-8f4d-40f8-9919-3e13e20f2d73</text:p>
          </table:table-cell>
          <table:table-cell office:value-type="string" table:style-name="ce1">
            <text:p>bastion-infotech02.f006a50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31.67.78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0-0105.eu-central-2.hcloud.h53</text:p>
          </table:table-cell>
          <table:table-cell office:value-type="string" table:style-name="ce1">
            <text:p>2024-05-08T06:51:25Z</text:p>
          </table:table-cell>
          <table:table-cell office:value-type="string" table:style-name="ce1">
            <text:p>2024-09-09T02:27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7f5b312-f727-4eef-b551-c560729969e2</text:p>
          </table:table-cell>
          <table:table-cell office:value-type="string" table:style-name="ce1">
            <text:p>bastion-infotech01.7578f4c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29.67.73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1-0202.eu-central-1.hcloud.h53</text:p>
          </table:table-cell>
          <table:table-cell office:value-type="string" table:style-name="ce1">
            <text:p>2024-05-08T05:52:25Z</text:p>
          </table:table-cell>
          <table:table-cell office:value-type="string" table:style-name="ce1">
            <text:p>2024-08-23T05:25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69a8cea-abf0-41ff-b1fe-9d720d049b58</text:p>
          </table:table-cell>
          <table:table-cell office:value-type="string" table:style-name="ce1">
            <text:p>ccseuvtwinesdatap03.3f9ae81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6.50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2-0104.eu-central-2.hcloud.h53</text:p>
          </table:table-cell>
          <table:table-cell office:value-type="string" table:style-name="ce1">
            <text:p>2024-05-08T02:20:53Z</text:p>
          </table:table-cell>
          <table:table-cell office:value-type="string" table:style-name="ce1">
            <text:p>2024-05-08T02:24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ded66be-ce26-45a3-b6a5-93af1e4b4949</text:p>
          </table:table-cell>
          <table:table-cell office:value-type="string" table:style-name="ce1">
            <text:p>ccseuvtwinesdatap02.f4a29ab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8.38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2-0203.eu-central-1.hcloud.h53</text:p>
          </table:table-cell>
          <table:table-cell office:value-type="string" table:style-name="ce1">
            <text:p>2024-05-08T02:19:50Z</text:p>
          </table:table-cell>
          <table:table-cell office:value-type="string" table:style-name="ce1">
            <text:p>2024-05-08T02:23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611b9e1-4c09-4d98-90b0-44955d4e86f6</text:p>
          </table:table-cell>
          <table:table-cell office:value-type="string" table:style-name="ce1">
            <text:p>ccseuvtwinesdatap01.46ee5a8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7.139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8-0202.eu-central-1.hcloud.h53</text:p>
          </table:table-cell>
          <table:table-cell office:value-type="string" table:style-name="ce1">
            <text:p>2024-05-08T02:18:47Z</text:p>
          </table:table-cell>
          <table:table-cell office:value-type="string" table:style-name="ce1">
            <text:p>2024-05-08T02:21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2d440ca-5cd6-4eda-a3a8-59dd8b1f357c</text:p>
          </table:table-cell>
          <table:table-cell office:value-type="string" table:style-name="ce1">
            <text:p>kiaeuhmgiddbp02.d357565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8.209 eu-central-prd-a-hb:192.168.66.85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8-0106.eu-central-2.hcloud.h53</text:p>
          </table:table-cell>
          <table:table-cell office:value-type="string" table:style-name="ce1">
            <text:p>2024-05-07T09:23:54Z</text:p>
          </table:table-cell>
          <table:table-cell office:value-type="string" table:style-name="ce1">
            <text:p>2024-08-26T04:03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c0e0880-ceb7-43ee-8285-8dc8bfe420e4</text:p>
          </table:table-cell>
          <table:table-cell office:value-type="string" table:style-name="ce1">
            <text:p>gcseuaccountportalp02.66ec72d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prd-a:172.31.67.221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8-0105.eu-central-2.hcloud.h53</text:p>
          </table:table-cell>
          <table:table-cell office:value-type="string" table:style-name="ce1">
            <text:p>2024-05-03T08:05:08Z</text:p>
          </table:table-cell>
          <table:table-cell office:value-type="string" table:style-name="ce1">
            <text:p>2024-05-03T08:08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795157f-1044-4166-813b-109590827fdd</text:p>
          </table:table-cell>
          <table:table-cell office:value-type="string" table:style-name="ce1">
            <text:p>gcseuaccountportalp01.2ab0e4f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prd-a:172.29.67.51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7-0202.eu-central-1.hcloud.h53</text:p>
          </table:table-cell>
          <table:table-cell office:value-type="string" table:style-name="ce1">
            <text:p>2024-05-03T08:02:39Z</text:p>
          </table:table-cell>
          <table:table-cell office:value-type="string" table:style-name="ce1">
            <text:p>2024-05-03T08:06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73db2a5-0679-47ed-bd78-863118c2d743</text:p>
          </table:table-cell>
          <table:table-cell office:value-type="string" table:style-name="ce1">
            <text:p>hksdemo-rke2-35cd-m00-e23620b3-c5ff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149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4-30T04:52:19Z</text:p>
          </table:table-cell>
          <table:table-cell office:value-type="string" table:style-name="ce1">
            <text:p>2024-04-30T04:52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7c8cf88-049d-4c70-bc91-01ba982c759a</text:p>
          </table:table-cell>
          <table:table-cell office:value-type="string" table:style-name="ce1">
            <text:p>hksdemo-rke2-35cd-w00-f2b7630a-strzn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175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4-30T04:49:12Z</text:p>
          </table:table-cell>
          <table:table-cell office:value-type="string" table:style-name="ce1">
            <text:p>2024-04-30T04:49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69fc4bf-65c3-4e3f-a929-c941b2dc4d0e</text:p>
          </table:table-cell>
          <table:table-cell office:value-type="string" table:style-name="ce1">
            <text:p>kiaeuaccountportalp02.ce1cfad7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prd-a:172.31.67.217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8-0105.eu-central-2.hcloud.h53</text:p>
          </table:table-cell>
          <table:table-cell office:value-type="string" table:style-name="ce1">
            <text:p>2024-04-25T05:03:08Z</text:p>
          </table:table-cell>
          <table:table-cell office:value-type="string" table:style-name="ce1">
            <text:p>2024-08-26T09:25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f0bda43-1842-479d-83bb-08b07d959432</text:p>
          </table:table-cell>
          <table:table-cell office:value-type="string" table:style-name="ce1">
            <text:p>kiaeuaccountportalp01.9677c5d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prd-a:172.29.67.59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7-0202.eu-central-1.hcloud.h53</text:p>
          </table:table-cell>
          <table:table-cell office:value-type="string" table:style-name="ce1">
            <text:p>2024-04-25T05:02:46Z</text:p>
          </table:table-cell>
          <table:table-cell office:value-type="string" table:style-name="ce1">
            <text:p>2024-08-26T09:24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70ee9cc-5ead-4aa8-bbbe-e395a3e4918e</text:p>
          </table:table-cell>
          <table:table-cell office:value-type="string" table:style-name="ce1">
            <text:p>hydeuaccountportalp02.9d1dfb8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prd-a:172.31.67.135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8-0105.eu-central-2.hcloud.h53</text:p>
          </table:table-cell>
          <table:table-cell office:value-type="string" table:style-name="ce1">
            <text:p>2024-04-25T04:56:58Z</text:p>
          </table:table-cell>
          <table:table-cell office:value-type="string" table:style-name="ce1">
            <text:p>2024-08-26T09:33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35bfed7-b192-4253-b5e2-74384f18b205</text:p>
          </table:table-cell>
          <table:table-cell office:value-type="string" table:style-name="ce1">
            <text:p>hydeuaccountportalp01.a11ce97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prd-a:172.29.67.234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2-0202.eu-central-1.hcloud.h53</text:p>
          </table:table-cell>
          <table:table-cell office:value-type="string" table:style-name="ce1">
            <text:p>2024-04-25T04:56:21Z</text:p>
          </table:table-cell>
          <table:table-cell office:value-type="string" table:style-name="ce1">
            <text:p>2024-08-26T09:25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5b5ee62-b49e-4a89-a9ea-bd8441fadfc2</text:p>
          </table:table-cell>
          <table:table-cell office:value-type="string" table:style-name="ce1">
            <text:p>kiaeuaccountportals01.9b5cfcf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25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04-25T04:40:38Z</text:p>
          </table:table-cell>
          <table:table-cell office:value-type="string" table:style-name="ce1">
            <text:p>2024-08-14T02:37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c403942-7e45-4fc3-81a8-cc0dabd034b9</text:p>
          </table:table-cell>
          <table:table-cell office:value-type="string" table:style-name="ce1">
            <text:p>gcseuaccountportals01.a782bf08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134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4-25T04:38:47Z</text:p>
          </table:table-cell>
          <table:table-cell office:value-type="string" table:style-name="ce1">
            <text:p>2024-04-25T04:41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e5b9ba8-40f4-4e0b-a601-4dfd14ccfd78</text:p>
          </table:table-cell>
          <table:table-cell office:value-type="string" table:style-name="ce1">
            <text:p>hydeuaccountportals01.ea90e3b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20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04-25T04:38:07Z</text:p>
          </table:table-cell>
          <table:table-cell office:value-type="string" table:style-name="ce1">
            <text:p>2024-08-22T06:10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20b4133-110f-4868-b193-69071b8d20bb</text:p>
          </table:table-cell>
          <table:table-cell office:value-type="string" table:style-name="ce1">
            <text:p>coc-postgres-testlsy-02.16e26b8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30.72.184 eu-central-stg-a-hb:192.168.92.6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4-24T14:36:37Z</text:p>
          </table:table-cell>
          <table:table-cell office:value-type="string" table:style-name="ce1">
            <text:p>2024-04-24T14:38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b347958-2e6e-42db-814b-bd33235fb3af</text:p>
          </table:table-cell>
          <table:table-cell office:value-type="string" table:style-name="ce1">
            <text:p>coc-postgres-testlsy-01.76b17ae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30.72.180 eu-central-stg-a-hb:192.168.92.43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4-24T14:36:29Z</text:p>
          </table:table-cell>
          <table:table-cell office:value-type="string" table:style-name="ce1">
            <text:p>2024-04-24T14:38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e239bcf-ad45-42fd-8e2a-31b6e22c603f</text:p>
          </table:table-cell>
          <table:table-cell office:value-type="string" table:style-name="ce1">
            <text:p>coc-postgres-test-01.ba4c2cf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30.72.10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4-24T13:42:33Z</text:p>
          </table:table-cell>
          <table:table-cell office:value-type="string" table:style-name="ce1">
            <text:p>2024-04-24T13:47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409592e-310c-452d-be54-888077ecd6ff</text:p>
          </table:table-cell>
          <table:table-cell office:value-type="string" table:style-name="ce1">
            <text:p>coc-postgres-test-02.3f1b330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30.72.23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4-24T13:42:32Z</text:p>
          </table:table-cell>
          <table:table-cell office:value-type="string" table:style-name="ce1">
            <text:p>2024-04-24T13:47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89ec2f5-3f7f-4433-9f1f-f3e7dc240036</text:p>
          </table:table-cell>
          <table:table-cell office:value-type="string" table:style-name="ce1">
            <text:p>ccseuvtwinrdbkp02.6774590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29.67.43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2-0202.eu-central-1.hcloud.h53</text:p>
          </table:table-cell>
          <table:table-cell office:value-type="string" table:style-name="ce1">
            <text:p>2024-04-22T05:17:57Z</text:p>
          </table:table-cell>
          <table:table-cell office:value-type="string" table:style-name="ce1">
            <text:p>2024-04-22T05:22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42a8321-d202-4112-862e-d02f28f42d44</text:p>
          </table:table-cell>
          <table:table-cell office:value-type="string" table:style-name="ce1">
            <text:p>ccseuvtwinrdbkp01.80086b3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29.67.228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5-0202.eu-central-1.hcloud.h53</text:p>
          </table:table-cell>
          <table:table-cell office:value-type="string" table:style-name="ce1">
            <text:p>2024-04-22T05:11:38Z</text:p>
          </table:table-cell>
          <table:table-cell office:value-type="string" table:style-name="ce1">
            <text:p>2024-04-22T05:15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50d2869-6ab0-434e-9ccd-1c468e75fe67</text:p>
          </table:table-cell>
          <table:table-cell office:value-type="string" table:style-name="ce1">
            <text:p>bastion-eumig02.057691b5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236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4-04-17T06:38:45Z</text:p>
          </table:table-cell>
          <table:table-cell office:value-type="string" table:style-name="ce1">
            <text:p>2025-03-05T01:50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270c84d-c836-4080-996a-8cdc501962a4</text:p>
          </table:table-cell>
          <table:table-cell office:value-type="string" table:style-name="ce1">
            <text:p>bastion-eumig01.bf97de0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2.24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4-17T06:37:22Z</text:p>
          </table:table-cell>
          <table:table-cell office:value-type="string" table:style-name="ce1">
            <text:p>2025-03-05T01:50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615824-9dd6-421b-9a4a-5a6532ff5200</text:p>
          </table:table-cell>
          <table:table-cell office:value-type="string" table:style-name="ce1">
            <text:p>gcseudkc2gpbastionp02.92d9cac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31.67.191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1-0105.eu-central-2.hcloud.h53</text:p>
          </table:table-cell>
          <table:table-cell office:value-type="string" table:style-name="ce1">
            <text:p>2024-04-16T04:59:20Z</text:p>
          </table:table-cell>
          <table:table-cell office:value-type="string" table:style-name="ce1">
            <text:p>2024-09-09T02:27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2a8e266-6dd5-4d1b-a68c-4885e3009377</text:p>
          </table:table-cell>
          <table:table-cell office:value-type="string" table:style-name="ce1">
            <text:p>gcseudkc2gpbastionp01.c66b8b9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29.67.233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2-0202.eu-central-1.hcloud.h53</text:p>
          </table:table-cell>
          <table:table-cell office:value-type="string" table:style-name="ce1">
            <text:p>2024-04-16T04:47:51Z</text:p>
          </table:table-cell>
          <table:table-cell office:value-type="string" table:style-name="ce1">
            <text:p>2024-08-23T05:26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ad158dc-5fdc-411a-9c77-63fd05d1263c</text:p>
          </table:table-cell>
          <table:table-cell office:value-type="string" table:style-name="ce1">
            <text:p>ccseuplatformbastionp02.9de2644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31.67.111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8-0105.eu-central-2.hcloud.h53</text:p>
          </table:table-cell>
          <table:table-cell office:value-type="string" table:style-name="ce1">
            <text:p>2024-04-15T06:15:41Z</text:p>
          </table:table-cell>
          <table:table-cell office:value-type="string" table:style-name="ce1">
            <text:p>2024-04-15T06:19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f2b940d-f365-4bd8-8e6a-989d853b4cfb</text:p>
          </table:table-cell>
          <table:table-cell office:value-type="string" table:style-name="ce1">
            <text:p>ccseuplatformbastionp01.123ae7b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7.205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2-0202.eu-central-1.hcloud.h53</text:p>
          </table:table-cell>
          <table:table-cell office:value-type="string" table:style-name="ce1">
            <text:p>2024-04-15T06:15:04Z</text:p>
          </table:table-cell>
          <table:table-cell office:value-type="string" table:style-name="ce1">
            <text:p>2024-04-15T06:18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d019b2b-a2b0-4ef8-bf6c-03174b8fc3bc</text:p>
          </table:table-cell>
          <table:table-cell office:value-type="string" table:style-name="ce1">
            <text:p>ccseuplatformbastions02.d807819a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6.25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4-15T06:09:30Z</text:p>
          </table:table-cell>
          <table:table-cell office:value-type="string" table:style-name="ce1">
            <text:p>2024-04-15T06:13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19fcac3-9fc9-414e-9c68-4cb87953d6eb</text:p>
          </table:table-cell>
          <table:table-cell office:value-type="string" table:style-name="ce1">
            <text:p>ccseuplatformbastions01.4b502369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70.204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04-15T06:07:13Z</text:p>
          </table:table-cell>
          <table:table-cell office:value-type="string" table:style-name="ce1">
            <text:p>2024-04-15T06:10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b7b6598-0bae-45b5-bf89-853359e03dac</text:p>
          </table:table-cell>
          <table:table-cell office:value-type="string" table:style-name="ce1">
            <text:p>ccseuvtwinswiftstorages01.083a21f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70.18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04-11T05:50:53Z</text:p>
          </table:table-cell>
          <table:table-cell office:value-type="string" table:style-name="ce1">
            <text:p>2024-04-11T05:54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703284f-622c-4e6b-ba9e-a43d9addb218</text:p>
          </table:table-cell>
          <table:table-cell office:value-type="string" table:style-name="ce1">
            <text:p>ccseuvtwinswiftstorages02.85c55d6f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72.23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4-09T05:20:46Z</text:p>
          </table:table-cell>
          <table:table-cell office:value-type="string" table:style-name="ce1">
            <text:p>2024-04-09T05:24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caf614b-158d-488f-95b3-4d5b0352db29</text:p>
          </table:table-cell>
          <table:table-cell office:value-type="string" table:style-name="ce1">
            <text:p>ccseuvtwinswiftproxys02.4780f45a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72.16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4-09T05:17:05Z</text:p>
          </table:table-cell>
          <table:table-cell office:value-type="string" table:style-name="ce1">
            <text:p>2024-04-09T05:20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fa741c3-ce63-49bf-a64c-92996222b2e2</text:p>
          </table:table-cell>
          <table:table-cell office:value-type="string" table:style-name="ce1">
            <text:p>ccseuvtwinswiftproxys01.12101879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70.22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04-09T05:12:47Z</text:p>
          </table:table-cell>
          <table:table-cell office:value-type="string" table:style-name="ce1">
            <text:p>2024-04-09T05:16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81ca71a-2c37-42ce-a437-816cce537a28</text:p>
          </table:table-cell>
          <table:table-cell office:value-type="string" table:style-name="ce1">
            <text:p>ccseuvtwinrdbhp02.7ee8f34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29.68.124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6-0203.eu-central-1.hcloud.h53</text:p>
          </table:table-cell>
          <table:table-cell office:value-type="string" table:style-name="ce1">
            <text:p>2024-04-09T05:00:24Z</text:p>
          </table:table-cell>
          <table:table-cell office:value-type="string" table:style-name="ce1">
            <text:p>2024-04-09T05:03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4cf34b4-c799-4d25-b39a-a4b66cd032ec</text:p>
          </table:table-cell>
          <table:table-cell office:value-type="string" table:style-name="ce1">
            <text:p>ccseuvtwinrdbgp02.468a57b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29.67.60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5-0202.eu-central-1.hcloud.h53</text:p>
          </table:table-cell>
          <table:table-cell office:value-type="string" table:style-name="ce1">
            <text:p>2024-04-09T04:50:22Z</text:p>
          </table:table-cell>
          <table:table-cell office:value-type="string" table:style-name="ce1">
            <text:p>2024-04-09T04:54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65b2d58-8426-479a-a517-0eeb23cd3a29</text:p>
          </table:table-cell>
          <table:table-cell office:value-type="string" table:style-name="ce1">
            <text:p>ccseuvtwinesdatas01.d0e035ac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72.163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4-09T01:22:42Z</text:p>
          </table:table-cell>
          <table:table-cell office:value-type="string" table:style-name="ce1">
            <text:p>2024-04-09T01:26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1854466-e051-4331-a3d4-49a602bff81b</text:p>
          </table:table-cell>
          <table:table-cell office:value-type="string" table:style-name="ce1">
            <text:p>kcseutwowaydbp02.752ac37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31.68.237 eu-central-prd-a-hb:192.168.66.87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6-0106.eu-central-2.hcloud.h53</text:p>
          </table:table-cell>
          <table:table-cell office:value-type="string" table:style-name="ce1">
            <text:p>2024-04-08T09:51:47Z</text:p>
          </table:table-cell>
          <table:table-cell office:value-type="string" table:style-name="ce1">
            <text:p>2024-04-08T09:55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21fc913-899c-46ad-8ce0-27942742fae7</text:p>
          </table:table-cell>
          <table:table-cell office:value-type="string" table:style-name="ce1">
            <text:p>ccseutmvcrmdbp01.4c30551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238 eu-central-prd-a-hb:192.168.66.109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6-0204.eu-central-2.hcloud.h53</text:p>
          </table:table-cell>
          <table:table-cell office:value-type="string" table:style-name="ce1">
            <text:p>2024-04-08T09:11:57Z</text:p>
          </table:table-cell>
          <table:table-cell office:value-type="string" table:style-name="ce1">
            <text:p>2024-05-10T02:02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bfaa11f-d82e-40d0-8162-8860abf24805</text:p>
          </table:table-cell>
          <table:table-cell office:value-type="string" table:style-name="ce1">
            <text:p>flteutmvcrmdbp01.8dd1765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9.140 eu-central-prd-a-hb:192.168.66.108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8-0204.eu-central-2.hcloud.h53</text:p>
          </table:table-cell>
          <table:table-cell office:value-type="string" table:style-name="ce1">
            <text:p>2024-04-08T09:11:50Z</text:p>
          </table:table-cell>
          <table:table-cell office:value-type="string" table:style-name="ce1">
            <text:p>2024-04-08T09:15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6af9b14-d4be-4d9f-ae24-49b0a9961e26</text:p>
          </table:table-cell>
          <table:table-cell office:value-type="string" table:style-name="ce1">
            <text:p>ccseutmvcrmdbp02.325fada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43 eu-central-prd-a-hb:192.168.66.116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8-0204.eu-central-2.hcloud.h53</text:p>
          </table:table-cell>
          <table:table-cell office:value-type="string" table:style-name="ce1">
            <text:p>2024-04-08T09:11:38Z</text:p>
          </table:table-cell>
          <table:table-cell office:value-type="string" table:style-name="ce1">
            <text:p>2024-05-10T02:03:2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6930bf3-1c60-4b2e-b7d4-b8114541d8ac</text:p>
          </table:table-cell>
          <table:table-cell office:value-type="string" table:style-name="ce1">
            <text:p>kcseuccspkpushdbp01.850ec277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8.249 eu-central-prd-a-hb:192.168.66.94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1-0106.eu-central-2.hcloud.h53</text:p>
          </table:table-cell>
          <table:table-cell office:value-type="string" table:style-name="ce1">
            <text:p>2024-04-08T09:11:38Z</text:p>
          </table:table-cell>
          <table:table-cell office:value-type="string" table:style-name="ce1">
            <text:p>2024-08-23T06:58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7feb60a-ea14-4df5-9380-9561f2f701db</text:p>
          </table:table-cell>
          <table:table-cell office:value-type="string" table:style-name="ce1">
            <text:p>flteutmvcrmdbp02.ad3fb5c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9.220 eu-central-prd-a-hb:192.168.66.122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6-0204.eu-central-2.hcloud.h53</text:p>
          </table:table-cell>
          <table:table-cell office:value-type="string" table:style-name="ce1">
            <text:p>2024-04-08T09:11:38Z</text:p>
          </table:table-cell>
          <table:table-cell office:value-type="string" table:style-name="ce1">
            <text:p>2024-04-08T09:15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86ab346-ea1e-460e-95c7-cc278310f4ff</text:p>
          </table:table-cell>
          <table:table-cell office:value-type="string" table:style-name="ce1">
            <text:p>ccseuvtwinbastion02.6e3ec80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prd-a:172.31.68.244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7-0106.eu-central-2.hcloud.h53</text:p>
          </table:table-cell>
          <table:table-cell office:value-type="string" table:style-name="ce1">
            <text:p>2024-04-08T08:36:17Z</text:p>
          </table:table-cell>
          <table:table-cell office:value-type="string" table:style-name="ce1">
            <text:p>2024-04-08T09:38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b67661a-bba2-4155-b8a0-3bc3e56c6f67</text:p>
          </table:table-cell>
          <table:table-cell office:value-type="string" table:style-name="ce1">
            <text:p>ccseudbp01.6a8a1bd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64vCPU_RAM256GB_Disk300GB</text:p>
          </table:table-cell>
          <table:table-cell office:value-type="string" table:style-name="ce1">
            <text:p>eu-central-prd-a:172.31.68.74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6-0106.eu-central-2.hcloud.h53</text:p>
          </table:table-cell>
          <table:table-cell office:value-type="string" table:style-name="ce1">
            <text:p>2024-04-08T07:46:13Z</text:p>
          </table:table-cell>
          <table:table-cell office:value-type="string" table:style-name="ce1">
            <text:p>2024-08-22T08:5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8f7200c-3502-414d-b59d-f9a78ea2cb4d</text:p>
          </table:table-cell>
          <table:table-cell office:value-type="string" table:style-name="ce1">
            <text:p>ccseuvtwinbastion01.89184c1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prd-a:172.29.67.105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5-0202.eu-central-1.hcloud.h53</text:p>
          </table:table-cell>
          <table:table-cell office:value-type="string" table:style-name="ce1">
            <text:p>2024-04-08T07:33:17Z</text:p>
          </table:table-cell>
          <table:table-cell office:value-type="string" table:style-name="ce1">
            <text:p>2024-04-08T07:36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307da2-dea7-472a-8bbb-afae6c3cce09</text:p>
          </table:table-cell>
          <table:table-cell office:value-type="string" table:style-name="ce1">
            <text:p>ccseuvtwinbastion02.9ad0dbde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30.66.75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4-08T06:25:25Z</text:p>
          </table:table-cell>
          <table:table-cell office:value-type="string" table:style-name="ce1">
            <text:p>2024-04-08T06:28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bf34878-9a32-49b8-8fb4-ea51b2cb1455</text:p>
          </table:table-cell>
          <table:table-cell office:value-type="string" table:style-name="ce1">
            <text:p>ccseuissp03.34d7d3f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149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4-07T23:48:51Z</text:p>
          </table:table-cell>
          <table:table-cell office:value-type="string" table:style-name="ce1">
            <text:p>2024-08-24T02:04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1062818-fd0d-491e-b25b-ef5509bfd627</text:p>
          </table:table-cell>
          <table:table-cell office:value-type="string" table:style-name="ce1">
            <text:p>ccseuvtwinesdatas03.c8d015d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72.3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4-04T07:34:42Z</text:p>
          </table:table-cell>
          <table:table-cell office:value-type="string" table:style-name="ce1">
            <text:p>2024-04-04T07:36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45ac59c-5774-4e08-907d-b51a8a0e9bb1</text:p>
          </table:table-cell>
          <table:table-cell office:value-type="string" table:style-name="ce1">
            <text:p>ccseuvtwinesdatas02.0822a21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70.161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04-04T07:34:17Z</text:p>
          </table:table-cell>
          <table:table-cell office:value-type="string" table:style-name="ce1">
            <text:p>2024-04-04T07:38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2c4f77a-0bfa-447d-a79a-0e9b1c20045b</text:p>
          </table:table-cell>
          <table:table-cell office:value-type="string" table:style-name="ce1">
            <text:p>ccseuvtwinesmasters03.4e825ef2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229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4-04T07:31:46Z</text:p>
          </table:table-cell>
          <table:table-cell office:value-type="string" table:style-name="ce1">
            <text:p>2024-04-04T07:35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1592578-0126-4649-b773-db972112551f</text:p>
          </table:table-cell>
          <table:table-cell office:value-type="string" table:style-name="ce1">
            <text:p>ccseuvtwinesmasters01.c661d93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0.2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04-04T07:30:05Z</text:p>
          </table:table-cell>
          <table:table-cell office:value-type="string" table:style-name="ce1">
            <text:p>2024-04-04T07:34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dbfdc7f-8773-4517-8e64-448cb0cd7ba3</text:p>
          </table:table-cell>
          <table:table-cell office:value-type="string" table:style-name="ce1">
            <text:p>ccseuvtwinesmasters02.252e839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2.23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4-04T07:30:05Z</text:p>
          </table:table-cell>
          <table:table-cell office:value-type="string" table:style-name="ce1">
            <text:p>2024-04-04T07:34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7ae684f-630b-4753-97f1-5dc00cf2547f</text:p>
          </table:table-cell>
          <table:table-cell office:value-type="string" table:style-name="ce1">
            <text:p>ccseuvtwinappsp01.4f49a70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93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2-0202.eu-central-1.hcloud.h53</text:p>
          </table:table-cell>
          <table:table-cell office:value-type="string" table:style-name="ce1">
            <text:p>2024-04-03T08:16:41Z</text:p>
          </table:table-cell>
          <table:table-cell office:value-type="string" table:style-name="ce1">
            <text:p>2024-04-03T08:20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0f972c1-c1a2-4200-af35-2b0bfe425308</text:p>
          </table:table-cell>
          <table:table-cell office:value-type="string" table:style-name="ce1">
            <text:p>hmgidqbp02.6248475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prd-a:172.31.68.197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7-0106.eu-central-2.hcloud.h53</text:p>
          </table:table-cell>
          <table:table-cell office:value-type="string" table:style-name="ce1">
            <text:p>2024-04-03T05:08:42Z</text:p>
          </table:table-cell>
          <table:table-cell office:value-type="string" table:style-name="ce1">
            <text:p>2024-04-03T05:12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f4e7e0d-c8f6-4fca-a8f4-2752321f4bbe</text:p>
          </table:table-cell>
          <table:table-cell office:value-type="string" table:style-name="ce1">
            <text:p>hmgidqbp01.31baccc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prd-a:172.29.67.244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2-0202.eu-central-1.hcloud.h53</text:p>
          </table:table-cell>
          <table:table-cell office:value-type="string" table:style-name="ce1">
            <text:p>2024-04-03T04:18:17Z</text:p>
          </table:table-cell>
          <table:table-cell office:value-type="string" table:style-name="ce1">
            <text:p>2024-04-03T04:21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0b39b6e-5ea8-4d82-b312-ec727b4607d3</text:p>
          </table:table-cell>
          <table:table-cell office:value-type="string" table:style-name="ce1">
            <text:p>ccseuvtwinbastion01.e450c9a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116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3-28T06:59:13Z</text:p>
          </table:table-cell>
          <table:table-cell office:value-type="string" table:style-name="ce1">
            <text:p>2024-04-08T06:38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f571d9f-f4a0-4b07-b3dc-15fd511d15d0</text:p>
          </table:table-cell>
          <table:table-cell office:value-type="string" table:style-name="ce1">
            <text:p>kcseuccspcpws01.40f9369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70.12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3-28T04:57:57Z</text:p>
          </table:table-cell>
          <table:table-cell office:value-type="string" table:style-name="ce1">
            <text:p>2024-03-28T05:01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76e371e-fc80-40b9-9317-5a63b6a4c01b</text:p>
          </table:table-cell>
          <table:table-cell office:value-type="string" table:style-name="ce1">
            <text:p>ccseuccspcpws02.0d604e6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72.24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3-28T04:55:14Z</text:p>
          </table:table-cell>
          <table:table-cell office:value-type="string" table:style-name="ce1">
            <text:p>2025-05-08T03:56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a602b09-df5c-4b3d-945b-0712a899d2c4</text:p>
          </table:table-cell>
          <table:table-cell office:value-type="string" table:style-name="ce1">
            <text:p>ccseuccspcpws01.4f8d96fc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70.2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3-28T04:51:20Z</text:p>
          </table:table-cell>
          <table:table-cell office:value-type="string" table:style-name="ce1">
            <text:p>2024-03-28T04:55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06e8ffb-2fed-4af9-87f8-65c1537f9230</text:p>
          </table:table-cell>
          <table:table-cell office:value-type="string" table:style-name="ce1">
            <text:p>kcseuccspcpws02.a2476aac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72.14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3-28T04:44:38Z</text:p>
          </table:table-cell>
          <table:table-cell office:value-type="string" table:style-name="ce1">
            <text:p>2025-05-08T03:56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2574a54-446b-4ef3-9aa9-47f2d736690d</text:p>
          </table:table-cell>
          <table:table-cell office:value-type="string" table:style-name="ce1">
            <text:p>ccs2-eu-bastion-p02.ec41041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prd-a:172.31.68.87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7-0106.eu-central-2.hcloud.h53</text:p>
          </table:table-cell>
          <table:table-cell office:value-type="string" table:style-name="ce1">
            <text:p>2024-03-27T11:19:13Z</text:p>
          </table:table-cell>
          <table:table-cell office:value-type="string" table:style-name="ce1">
            <text:p>2024-03-27T11:33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14a9142-7d5d-4d45-9667-91878aeb8fb6</text:p>
          </table:table-cell>
          <table:table-cell office:value-type="string" table:style-name="ce1">
            <text:p>ccs2-eu-bastion-p01.7669bf1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prd-a:172.29.69.129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3-27T11:17:18Z</text:p>
          </table:table-cell>
          <table:table-cell office:value-type="string" table:style-name="ce1">
            <text:p>2024-03-27T11:32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d93812-e44a-47e8-8fdd-2f068abd0995</text:p>
          </table:table-cell>
          <table:table-cell office:value-type="string" table:style-name="ce1">
            <text:p>ccs2-eu-bastion-s02.7c5424fb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30.66.81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3-27T11:12:42Z</text:p>
          </table:table-cell>
          <table:table-cell office:value-type="string" table:style-name="ce1">
            <text:p>2024-03-27T11:34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f6faa6e-34ce-4e90-bbc0-ac987b355b4d</text:p>
          </table:table-cell>
          <table:table-cell office:value-type="string" table:style-name="ce1">
            <text:p>ccs2-eu-bastion-s01.ac92e58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46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3-27T10:57:24Z</text:p>
          </table:table-cell>
          <table:table-cell office:value-type="string" table:style-name="ce1">
            <text:p>2024-03-27T11:34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f0fba08-cfaa-46c7-9a51-dc446ce96aaa</text:p>
          </table:table-cell>
          <table:table-cell office:value-type="string" table:style-name="ce1">
            <text:p>ccseu-dkc2gpl-eu-central-1d-master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107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2-0204.eu-central-1.hcloud.h53</text:p>
          </table:table-cell>
          <table:table-cell office:value-type="string" table:style-name="ce1">
            <text:p>2024-03-26T07:15:34Z</text:p>
          </table:table-cell>
          <table:table-cell office:value-type="string" table:style-name="ce1">
            <text:p>2025-01-14T09:19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610b124-af5c-49f4-a9d6-62e1439393fc</text:p>
          </table:table-cell>
          <table:table-cell office:value-type="string" table:style-name="ce1">
            <text:p>ccseu-dkc2gpl-eu-central-1a-master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6.200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1-0201.eu-central-1.hcloud.h53</text:p>
          </table:table-cell>
          <table:table-cell office:value-type="string" table:style-name="ce1">
            <text:p>2024-03-26T07:15:34Z</text:p>
          </table:table-cell>
          <table:table-cell office:value-type="string" table:style-name="ce1">
            <text:p>2025-01-14T09:19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b6c47ea-c1d3-435e-a94b-eaea5f37d88f</text:p>
          </table:table-cell>
          <table:table-cell office:value-type="string" table:style-name="ce1">
            <text:p>ccseu-dkc2gpl-eu-central-2a-worker1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6.163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7-0104.eu-central-2.hcloud.h53</text:p>
          </table:table-cell>
          <table:table-cell office:value-type="string" table:style-name="ce1">
            <text:p>2024-03-26T05:58:11Z</text:p>
          </table:table-cell>
          <table:table-cell office:value-type="string" table:style-name="ce1">
            <text:p>2025-01-14T09:20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03a1147-bcbf-4f11-af2f-63fa7cc1c99b</text:p>
          </table:table-cell>
          <table:table-cell office:value-type="string" table:style-name="ce1">
            <text:p>ccseu-dkc2gpl-eu-central-2a-worker3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6.137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9-0104.eu-central-2.hcloud.h53</text:p>
          </table:table-cell>
          <table:table-cell office:value-type="string" table:style-name="ce1">
            <text:p>2024-03-26T05:47:59Z</text:p>
          </table:table-cell>
          <table:table-cell office:value-type="string" table:style-name="ce1">
            <text:p>2025-01-14T09:20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ae82105-295a-4909-9382-99614ee06e67</text:p>
          </table:table-cell>
          <table:table-cell office:value-type="string" table:style-name="ce1">
            <text:p>ccseu-dkc2gpl-eu-central-1d-worker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9.143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2-0204.eu-central-1.hcloud.h53</text:p>
          </table:table-cell>
          <table:table-cell office:value-type="string" table:style-name="ce1">
            <text:p>2024-03-26T05:33:57Z</text:p>
          </table:table-cell>
          <table:table-cell office:value-type="string" table:style-name="ce1">
            <text:p>2025-01-14T09:19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65ae699-771f-4534-8406-e0d4a8e58529</text:p>
          </table:table-cell>
          <table:table-cell office:value-type="string" table:style-name="ce1">
            <text:p>ccseu-dkc2gpl-eu-central-1c-worker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8.105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8-0203.eu-central-1.hcloud.h53</text:p>
          </table:table-cell>
          <table:table-cell office:value-type="string" table:style-name="ce1">
            <text:p>2024-03-26T05:33:55Z</text:p>
          </table:table-cell>
          <table:table-cell office:value-type="string" table:style-name="ce1">
            <text:p>2025-01-14T09:19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e27df05-d6a4-4f8b-9173-c0f8f7a032db</text:p>
          </table:table-cell>
          <table:table-cell office:value-type="string" table:style-name="ce1">
            <text:p>ccseu-dkc2gpl-eu-central-1b-master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237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5-0202.eu-central-1.hcloud.h53</text:p>
          </table:table-cell>
          <table:table-cell office:value-type="string" table:style-name="ce1">
            <text:p>2024-03-26T05:33:54Z</text:p>
          </table:table-cell>
          <table:table-cell office:value-type="string" table:style-name="ce1">
            <text:p>2025-01-14T09:19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5b10981-0ae8-4f1a-b018-5e0b0d675fd6</text:p>
          </table:table-cell>
          <table:table-cell office:value-type="string" table:style-name="ce1">
            <text:p>ccseu-dkc2hpl-eu-central-1a-worker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6.245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7-0201.eu-central-1.hcloud.h53</text:p>
          </table:table-cell>
          <table:table-cell office:value-type="string" table:style-name="ce1">
            <text:p>2024-03-26T05:25:25Z</text:p>
          </table:table-cell>
          <table:table-cell office:value-type="string" table:style-name="ce1">
            <text:p>2024-03-26T07:30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56af140-c89e-4466-b1d5-b03bdf5a07d5</text:p>
          </table:table-cell>
          <table:table-cell office:value-type="string" table:style-name="ce1">
            <text:p>ccseu-dkc2hpl-eu-central-2a-master1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55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1-0104.eu-central-2.hcloud.h53</text:p>
          </table:table-cell>
          <table:table-cell office:value-type="string" table:style-name="ce1">
            <text:p>2024-03-26T05:25:21Z</text:p>
          </table:table-cell>
          <table:table-cell office:value-type="string" table:style-name="ce1">
            <text:p>2024-03-26T07:30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58fe436-45f7-4063-a412-78ffe6882b45</text:p>
          </table:table-cell>
          <table:table-cell office:value-type="string" table:style-name="ce1">
            <text:p>ccseu-dkc2hpl-eu-central-1c-master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8.241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8-0203.eu-central-1.hcloud.h53</text:p>
          </table:table-cell>
          <table:table-cell office:value-type="string" table:style-name="ce1">
            <text:p>2024-03-26T05:25:20Z</text:p>
          </table:table-cell>
          <table:table-cell office:value-type="string" table:style-name="ce1">
            <text:p>2024-03-26T07:30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d84b857-9da8-473f-a490-34c6b2e6f08f</text:p>
          </table:table-cell>
          <table:table-cell office:value-type="string" table:style-name="ce1">
            <text:p>ccseu-dkc2hpl-eu-central-1b-master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40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7-0202.eu-central-1.hcloud.h53</text:p>
          </table:table-cell>
          <table:table-cell office:value-type="string" table:style-name="ce1">
            <text:p>2024-03-26T05:25:20Z</text:p>
          </table:table-cell>
          <table:table-cell office:value-type="string" table:style-name="ce1">
            <text:p>2024-03-26T07:30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5d2d610-0ddc-43dd-812d-07593521729c</text:p>
          </table:table-cell>
          <table:table-cell office:value-type="string" table:style-name="ce1">
            <text:p>ccseu-dkc2hpl-eu-central-1b-worker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7.192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7-0202.eu-central-1.hcloud.h53</text:p>
          </table:table-cell>
          <table:table-cell office:value-type="string" table:style-name="ce1">
            <text:p>2024-03-26T05:25:19Z</text:p>
          </table:table-cell>
          <table:table-cell office:value-type="string" table:style-name="ce1">
            <text:p>2024-03-26T07:30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d91062a-b5ef-42ae-8765-d3087e6d690d</text:p>
          </table:table-cell>
          <table:table-cell office:value-type="string" table:style-name="ce1">
            <text:p>ccseu-dkc2hpl-eu-central-2a-worker1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6.63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0-0104.eu-central-2.hcloud.h53</text:p>
          </table:table-cell>
          <table:table-cell office:value-type="string" table:style-name="ce1">
            <text:p>2024-03-26T05:25:17Z</text:p>
          </table:table-cell>
          <table:table-cell office:value-type="string" table:style-name="ce1">
            <text:p>2024-03-26T07:30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9232006-8f34-4bd6-be98-ed41124d6ba8</text:p>
          </table:table-cell>
          <table:table-cell office:value-type="string" table:style-name="ce1">
            <text:p>ccseu-dkc2hpl-eu-central-2a-worker2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6.176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1-0104.eu-central-2.hcloud.h53</text:p>
          </table:table-cell>
          <table:table-cell office:value-type="string" table:style-name="ce1">
            <text:p>2024-03-26T05:25:17Z</text:p>
          </table:table-cell>
          <table:table-cell office:value-type="string" table:style-name="ce1">
            <text:p>2024-03-26T07:30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b2d6b96-df0b-4a4f-be5f-2ec86dae1334</text:p>
          </table:table-cell>
          <table:table-cell office:value-type="string" table:style-name="ce1">
            <text:p>ccseu-dkc2kpl-eu-central-2d-worker1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6.202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9-0104.eu-central-2.hcloud.h53</text:p>
          </table:table-cell>
          <table:table-cell office:value-type="string" table:style-name="ce1">
            <text:p>2024-03-26T05:20:47Z</text:p>
          </table:table-cell>
          <table:table-cell office:value-type="string" table:style-name="ce1">
            <text:p>2024-03-26T07:3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122f836-5e91-40c4-939e-e37b29ede717</text:p>
          </table:table-cell>
          <table:table-cell office:value-type="string" table:style-name="ce1">
            <text:p>ccseu-dkc2kpl-eu-central-1c-master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8.230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6-0203.eu-central-1.hcloud.h53</text:p>
          </table:table-cell>
          <table:table-cell office:value-type="string" table:style-name="ce1">
            <text:p>2024-03-26T05:20:47Z</text:p>
          </table:table-cell>
          <table:table-cell office:value-type="string" table:style-name="ce1">
            <text:p>2024-03-26T07:3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3b8017a-75f8-4ab4-8019-d42e80b63bb2</text:p>
          </table:table-cell>
          <table:table-cell office:value-type="string" table:style-name="ce1">
            <text:p>ccseu-dkc2kpl-eu-central-2c-worker1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8.185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7-0106.eu-central-2.hcloud.h53</text:p>
          </table:table-cell>
          <table:table-cell office:value-type="string" table:style-name="ce1">
            <text:p>2024-03-26T05:20:47Z</text:p>
          </table:table-cell>
          <table:table-cell office:value-type="string" table:style-name="ce1">
            <text:p>2024-03-26T07:3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8126481-8eef-4c4a-b77c-93099237c207</text:p>
          </table:table-cell>
          <table:table-cell office:value-type="string" table:style-name="ce1">
            <text:p>ccseu-dkc2kpl-eu-central-1a-master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6.129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7-0201.eu-central-1.hcloud.h53</text:p>
          </table:table-cell>
          <table:table-cell office:value-type="string" table:style-name="ce1">
            <text:p>2024-03-26T05:20:46Z</text:p>
          </table:table-cell>
          <table:table-cell office:value-type="string" table:style-name="ce1">
            <text:p>2024-03-26T07:3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bdf75c6-568f-4353-8d3c-4296e91980fe</text:p>
          </table:table-cell>
          <table:table-cell office:value-type="string" table:style-name="ce1">
            <text:p>ccseu-dkc2kpl-eu-central-1a-worker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6.38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7-0201.eu-central-1.hcloud.h53</text:p>
          </table:table-cell>
          <table:table-cell office:value-type="string" table:style-name="ce1">
            <text:p>2024-03-26T05:20:46Z</text:p>
          </table:table-cell>
          <table:table-cell office:value-type="string" table:style-name="ce1">
            <text:p>2024-03-26T07:31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e78c677-e1d7-4e49-873c-4702719679de</text:p>
          </table:table-cell>
          <table:table-cell office:value-type="string" table:style-name="ce1">
            <text:p>ccseu-dkc2kpl-eu-central-1b-worker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7.168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7-0202.eu-central-1.hcloud.h53</text:p>
          </table:table-cell>
          <table:table-cell office:value-type="string" table:style-name="ce1">
            <text:p>2024-03-26T05:20:46Z</text:p>
          </table:table-cell>
          <table:table-cell office:value-type="string" table:style-name="ce1">
            <text:p>2024-03-26T07:31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5599bf6-4d4d-4683-951b-18fdf18a2b52</text:p>
          </table:table-cell>
          <table:table-cell office:value-type="string" table:style-name="ce1">
            <text:p>ccseu-dkc2kpl-eu-central-2a-master1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190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7-0104.eu-central-2.hcloud.h53</text:p>
          </table:table-cell>
          <table:table-cell office:value-type="string" table:style-name="ce1">
            <text:p>2024-03-26T05:20:45Z</text:p>
          </table:table-cell>
          <table:table-cell office:value-type="string" table:style-name="ce1">
            <text:p>2024-03-26T07:3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8f588b9-4913-4d30-acd2-2f683e533f84</text:p>
          </table:table-cell>
          <table:table-cell office:value-type="string" table:style-name="ce1">
            <text:p>kcseuissp06.14f6e95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145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0-0202.eu-central-1.hcloud.h53</text:p>
          </table:table-cell>
          <table:table-cell office:value-type="string" table:style-name="ce1">
            <text:p>2024-03-22T09:20:29Z</text:p>
          </table:table-cell>
          <table:table-cell office:value-type="string" table:style-name="ce1">
            <text:p>2024-08-25T03:22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0388c28-0ea7-4a1b-b586-1db981142c19</text:p>
          </table:table-cell>
          <table:table-cell office:value-type="string" table:style-name="ce1">
            <text:p>kcseuissp05.c3965017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189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03-22T09:20:25Z</text:p>
          </table:table-cell>
          <table:table-cell office:value-type="string" table:style-name="ce1">
            <text:p>2024-08-25T04:01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857e090-0fe8-44b2-b5bb-bc8fd553db55</text:p>
          </table:table-cell>
          <table:table-cell office:value-type="string" table:style-name="ce1">
            <text:p>kcseuissp03.887c29c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41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8-0104.eu-central-2.hcloud.h53</text:p>
          </table:table-cell>
          <table:table-cell office:value-type="string" table:style-name="ce1">
            <text:p>2024-03-22T09:19:11Z</text:p>
          </table:table-cell>
          <table:table-cell office:value-type="string" table:style-name="ce1">
            <text:p>2024-08-25T05:01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2c3f5e8-a0eb-4bb3-b56c-f4fdb2340e4f</text:p>
          </table:table-cell>
          <table:table-cell office:value-type="string" table:style-name="ce1">
            <text:p>kcseuissp04.50fe800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80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0-0202.eu-central-1.hcloud.h53</text:p>
          </table:table-cell>
          <table:table-cell office:value-type="string" table:style-name="ce1">
            <text:p>2024-03-22T09:19:08Z</text:p>
          </table:table-cell>
          <table:table-cell office:value-type="string" table:style-name="ce1">
            <text:p>2024-08-25T05:03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ccab15d-f105-45b0-a1ad-516f35ece9c8</text:p>
          </table:table-cell>
          <table:table-cell office:value-type="string" table:style-name="ce1">
            <text:p>gcseuissp01.c7defd5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30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3-22T09:19:07Z</text:p>
          </table:table-cell>
          <table:table-cell office:value-type="string" table:style-name="ce1">
            <text:p>2024-08-26T03:59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1da17a-05c8-43d6-9a5d-d459f428c023</text:p>
          </table:table-cell>
          <table:table-cell office:value-type="string" table:style-name="ce1">
            <text:p>ccseuissp01.c7d5aba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51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2-0204.eu-central-2.hcloud.h53</text:p>
          </table:table-cell>
          <table:table-cell office:value-type="string" table:style-name="ce1">
            <text:p>2024-03-22T09:19:07Z</text:p>
          </table:table-cell>
          <table:table-cell office:value-type="string" table:style-name="ce1">
            <text:p>2024-08-24T02:32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ed22179-91a5-4e1b-b17c-3ca9b872916a</text:p>
          </table:table-cell>
          <table:table-cell office:value-type="string" table:style-name="ce1">
            <text:p>kcseuissp02.367dd37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94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0-0202.eu-central-1.hcloud.h53</text:p>
          </table:table-cell>
          <table:table-cell office:value-type="string" table:style-name="ce1">
            <text:p>2024-03-22T09:18:59Z</text:p>
          </table:table-cell>
          <table:table-cell office:value-type="string" table:style-name="ce1">
            <text:p>2024-08-25T05:35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dc9d2d-d52d-4110-8438-f5e3666ecf82</text:p>
          </table:table-cell>
          <table:table-cell office:value-type="string" table:style-name="ce1">
            <text:p>ccseuissp05.d45d733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181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03-22T09:18:54Z</text:p>
          </table:table-cell>
          <table:table-cell office:value-type="string" table:style-name="ce1">
            <text:p>2024-08-24T01:57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b0c76c9-37e3-4c90-9420-4a8b9106cf5a</text:p>
          </table:table-cell>
          <table:table-cell office:value-type="string" table:style-name="ce1">
            <text:p>gcseuissp02.f5008a4e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201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4-03-22T09:18:52Z</text:p>
          </table:table-cell>
          <table:table-cell office:value-type="string" table:style-name="ce1">
            <text:p>2024-08-26T01:16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8b49530-36ee-4d4b-9fc8-98af52bd5524</text:p>
          </table:table-cell>
          <table:table-cell office:value-type="string" table:style-name="ce1">
            <text:p>ccseuissp04.5ddd825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147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3-22T09:18:51Z</text:p>
          </table:table-cell>
          <table:table-cell office:value-type="string" table:style-name="ce1">
            <text:p>2024-08-24T02:03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4d2e171-559f-4a3a-b151-cfd925ba76a7</text:p>
          </table:table-cell>
          <table:table-cell office:value-type="string" table:style-name="ce1">
            <text:p>kcseuissp01.fe86e97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98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4-03-22T09:18:51Z</text:p>
          </table:table-cell>
          <table:table-cell office:value-type="string" table:style-name="ce1">
            <text:p>2024-08-25T05:35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c7f796b-9397-4d49-a41a-603e319a559c</text:p>
          </table:table-cell>
          <table:table-cell office:value-type="string" table:style-name="ce1">
            <text:p>ccseuissp06.30c1d51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6.187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7-0201.eu-central-1.hcloud.h53</text:p>
          </table:table-cell>
          <table:table-cell office:value-type="string" table:style-name="ce1">
            <text:p>2024-03-22T09:18:49Z</text:p>
          </table:table-cell>
          <table:table-cell office:value-type="string" table:style-name="ce1">
            <text:p>2024-08-24T01:44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328ab88-a24e-4575-9a44-e18311a6402c</text:p>
          </table:table-cell>
          <table:table-cell office:value-type="string" table:style-name="ce1">
            <text:p>ccseuissp02.ba9a2b0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234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3-22T09:18:49Z</text:p>
          </table:table-cell>
          <table:table-cell office:value-type="string" table:style-name="ce1">
            <text:p>2024-08-24T02:30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ee79162-7f20-4476-9f20-79cf27d50f0a</text:p>
          </table:table-cell>
          <table:table-cell office:value-type="string" table:style-name="ce1">
            <text:p>ccs2-eu-gen2-h-redp-s04.997e2ce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49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1-0203.eu-central-1.hcloud.h53</text:p>
          </table:table-cell>
          <table:table-cell office:value-type="string" table:style-name="ce1">
            <text:p>2024-03-22T07:59:40Z</text:p>
          </table:table-cell>
          <table:table-cell office:value-type="string" table:style-name="ce1">
            <text:p>2024-03-22T08:02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acbce7e-62bb-42b9-9e69-3da2a2b96849</text:p>
          </table:table-cell>
          <table:table-cell office:value-type="string" table:style-name="ce1">
            <text:p>ccs2-eu-gen2-h-redp-s06.f060626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80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7-0201.eu-central-1.hcloud.h53</text:p>
          </table:table-cell>
          <table:table-cell office:value-type="string" table:style-name="ce1">
            <text:p>2024-03-22T07:59:23Z</text:p>
          </table:table-cell>
          <table:table-cell office:value-type="string" table:style-name="ce1">
            <text:p>2024-03-22T08:02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c4ec6ab-257e-4d2c-bd27-1d76fe95bb98</text:p>
          </table:table-cell>
          <table:table-cell office:value-type="string" table:style-name="ce1">
            <text:p>ccs2-eu-gen3-h-redp-m02.b572993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89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7-0201.eu-central-1.hcloud.h53</text:p>
          </table:table-cell>
          <table:table-cell office:value-type="string" table:style-name="ce1">
            <text:p>2024-03-22T07:59:20Z</text:p>
          </table:table-cell>
          <table:table-cell office:value-type="string" table:style-name="ce1">
            <text:p>2024-03-22T08:02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e4896ca-0ff6-4839-a67b-c29f53f9a9ab</text:p>
          </table:table-cell>
          <table:table-cell office:value-type="string" table:style-name="ce1">
            <text:p>ccs2-eu-vimg-h-mg-dbp01.ff7204db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29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7-0201.eu-central-1.hcloud.h53</text:p>
          </table:table-cell>
          <table:table-cell office:value-type="string" table:style-name="ce1">
            <text:p>2024-03-22T07:59:20Z</text:p>
          </table:table-cell>
          <table:table-cell office:value-type="string" table:style-name="ce1">
            <text:p>2024-03-22T08:02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1a55c25-b93f-454a-a5e1-f69f22a107f6</text:p>
          </table:table-cell>
          <table:table-cell office:value-type="string" table:style-name="ce1">
            <text:p>ccs2-eu-gen3-h-redp-s06.95d1a04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208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7-0201.eu-central-1.hcloud.h53</text:p>
          </table:table-cell>
          <table:table-cell office:value-type="string" table:style-name="ce1">
            <text:p>2024-03-22T07:59:19Z</text:p>
          </table:table-cell>
          <table:table-cell office:value-type="string" table:style-name="ce1">
            <text:p>2024-03-22T08:02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206e189-f136-4923-9575-8032806b6463</text:p>
          </table:table-cell>
          <table:table-cell office:value-type="string" table:style-name="ce1">
            <text:p>ccs2-eu-msa-h-redp-m03.8f95cb3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43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7-0106.eu-central-2.hcloud.h53</text:p>
          </table:table-cell>
          <table:table-cell office:value-type="string" table:style-name="ce1">
            <text:p>2024-03-22T07:59:19Z</text:p>
          </table:table-cell>
          <table:table-cell office:value-type="string" table:style-name="ce1">
            <text:p>2024-03-22T08:02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1655176-eb5d-495b-833d-f62cad3533b2</text:p>
          </table:table-cell>
          <table:table-cell office:value-type="string" table:style-name="ce1">
            <text:p>ccs2-eu-gen2-h-redp-m03.ffd8e1a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65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7-0201.eu-central-1.hcloud.h53</text:p>
          </table:table-cell>
          <table:table-cell office:value-type="string" table:style-name="ce1">
            <text:p>2024-03-22T07:59:19Z</text:p>
          </table:table-cell>
          <table:table-cell office:value-type="string" table:style-name="ce1">
            <text:p>2024-03-22T08:02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13f4a01-6f6f-416a-be69-ec763352100a</text:p>
          </table:table-cell>
          <table:table-cell office:value-type="string" table:style-name="ce1">
            <text:p>ccs2-eu-gen3-h-redp-m03.b529324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31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0-0202.eu-central-1.hcloud.h53</text:p>
          </table:table-cell>
          <table:table-cell office:value-type="string" table:style-name="ce1">
            <text:p>2024-03-22T07:59:19Z</text:p>
          </table:table-cell>
          <table:table-cell office:value-type="string" table:style-name="ce1">
            <text:p>2024-03-22T08:02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4ca410a-5a5b-4a8a-b99f-cd88eded9e28</text:p>
          </table:table-cell>
          <table:table-cell office:value-type="string" table:style-name="ce1">
            <text:p>ccs2-eu-msa-h-redp-s01.a054a90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70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3-22T07:59:18Z</text:p>
          </table:table-cell>
          <table:table-cell office:value-type="string" table:style-name="ce1">
            <text:p>2024-03-22T08:02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365c48-035f-4f3e-93ff-78be7ac684a8</text:p>
          </table:table-cell>
          <table:table-cell office:value-type="string" table:style-name="ce1">
            <text:p>ccs2-eu-msa-h-redp-s06.7cdb0f2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221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8-0106.eu-central-2.hcloud.h53</text:p>
          </table:table-cell>
          <table:table-cell office:value-type="string" table:style-name="ce1">
            <text:p>2024-03-22T07:59:18Z</text:p>
          </table:table-cell>
          <table:table-cell office:value-type="string" table:style-name="ce1">
            <text:p>2024-03-22T08:02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0cd6a0-14bd-4f00-b468-5a2ee49d1c89</text:p>
          </table:table-cell>
          <table:table-cell office:value-type="string" table:style-name="ce1">
            <text:p>ccs2-eu-msa-h-redp-m02.962c741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21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0-0202.eu-central-1.hcloud.h53</text:p>
          </table:table-cell>
          <table:table-cell office:value-type="string" table:style-name="ce1">
            <text:p>2024-03-22T07:59:18Z</text:p>
          </table:table-cell>
          <table:table-cell office:value-type="string" table:style-name="ce1">
            <text:p>2024-03-22T08:02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59edcb7-0f09-44b5-bbef-107e906e71a0</text:p>
          </table:table-cell>
          <table:table-cell office:value-type="string" table:style-name="ce1">
            <text:p>ccs2-eu-rsvtn-h-mg-dbp01.b8b7dfc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75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2-0201.eu-central-1.hcloud.h53</text:p>
          </table:table-cell>
          <table:table-cell office:value-type="string" table:style-name="ce1">
            <text:p>2024-03-22T07:59:17Z</text:p>
          </table:table-cell>
          <table:table-cell office:value-type="string" table:style-name="ce1">
            <text:p>2024-03-22T08:02:2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38a84a8-53f8-468e-bcf7-c6c13fe3afdc</text:p>
          </table:table-cell>
          <table:table-cell office:value-type="string" table:style-name="ce1">
            <text:p>ccs2-eu-gen2-h-redp-m02.daad2ae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74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8-0202.eu-central-1.hcloud.h53</text:p>
          </table:table-cell>
          <table:table-cell office:value-type="string" table:style-name="ce1">
            <text:p>2024-03-22T07:59:17Z</text:p>
          </table:table-cell>
          <table:table-cell office:value-type="string" table:style-name="ce1">
            <text:p>2024-03-22T08:02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b0838e9-89a4-4bf5-8a52-dea56aecf451</text:p>
          </table:table-cell>
          <table:table-cell office:value-type="string" table:style-name="ce1">
            <text:p>ccs2-eu-vas-h-mg-dbp03.788434e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235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8-0106.eu-central-2.hcloud.h53</text:p>
          </table:table-cell>
          <table:table-cell office:value-type="string" table:style-name="ce1">
            <text:p>2024-03-22T07:59:17Z</text:p>
          </table:table-cell>
          <table:table-cell office:value-type="string" table:style-name="ce1">
            <text:p>2024-03-22T08:02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2f7a8f8-a1ca-43dc-bfd6-22611cf61143</text:p>
          </table:table-cell>
          <table:table-cell office:value-type="string" table:style-name="ce1">
            <text:p>ccs2-eu-h-broker-kfk-p04.d7a7a3d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215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8-0106.eu-central-2.hcloud.h53</text:p>
          </table:table-cell>
          <table:table-cell office:value-type="string" table:style-name="ce1">
            <text:p>2024-03-22T07:59:17Z</text:p>
          </table:table-cell>
          <table:table-cell office:value-type="string" table:style-name="ce1">
            <text:p>2024-03-22T08:02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c16458c-311b-434c-8d4d-7f97ab89c693</text:p>
          </table:table-cell>
          <table:table-cell office:value-type="string" table:style-name="ce1">
            <text:p>ccs2-eu-loct-h-mg-dbp02.fe13429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204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2-0201.eu-central-1.hcloud.h53</text:p>
          </table:table-cell>
          <table:table-cell office:value-type="string" table:style-name="ce1">
            <text:p>2024-03-22T07:59:17Z</text:p>
          </table:table-cell>
          <table:table-cell office:value-type="string" table:style-name="ce1">
            <text:p>2024-03-22T08:02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6c7f1e8-d8d9-42eb-82d9-265ff56dd157</text:p>
          </table:table-cell>
          <table:table-cell office:value-type="string" table:style-name="ce1">
            <text:p>ccs2-eu-msa-h-redp-s02.c361378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16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2-0201.eu-central-1.hcloud.h53</text:p>
          </table:table-cell>
          <table:table-cell office:value-type="string" table:style-name="ce1">
            <text:p>2024-03-22T07:59:17Z</text:p>
          </table:table-cell>
          <table:table-cell office:value-type="string" table:style-name="ce1">
            <text:p>2024-03-22T08:02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9340425-1ce3-48aa-8be2-2dec8e2a8654</text:p>
          </table:table-cell>
          <table:table-cell office:value-type="string" table:style-name="ce1">
            <text:p>ccs2-eu-safe-h-mg-dbp01.e365a0d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02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2-0201.eu-central-1.hcloud.h53</text:p>
          </table:table-cell>
          <table:table-cell office:value-type="string" table:style-name="ce1">
            <text:p>2024-03-22T07:59:17Z</text:p>
          </table:table-cell>
          <table:table-cell office:value-type="string" table:style-name="ce1">
            <text:p>2024-03-22T08:02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5cd6d6d-932c-4622-b7e1-599eae6c95f6</text:p>
          </table:table-cell>
          <table:table-cell office:value-type="string" table:style-name="ce1">
            <text:p>ccs2-eu-svchub-h-mg-dbp03.09f678f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6.122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2-0201.eu-central-1.hcloud.h53</text:p>
          </table:table-cell>
          <table:table-cell office:value-type="string" table:style-name="ce1">
            <text:p>2024-03-22T07:59:16Z</text:p>
          </table:table-cell>
          <table:table-cell office:value-type="string" table:style-name="ce1">
            <text:p>2024-03-22T08:02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ccb806-2199-41c1-a275-b68f7c492eab</text:p>
          </table:table-cell>
          <table:table-cell office:value-type="string" table:style-name="ce1">
            <text:p>ccs2-eu-gen3-h-redp-s04.fa205b2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73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1-0203.eu-central-1.hcloud.h53</text:p>
          </table:table-cell>
          <table:table-cell office:value-type="string" table:style-name="ce1">
            <text:p>2024-03-22T07:59:16Z</text:p>
          </table:table-cell>
          <table:table-cell office:value-type="string" table:style-name="ce1">
            <text:p>2024-03-22T08:02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c814b5a-4b03-4106-90d8-94df298000a1</text:p>
          </table:table-cell>
          <table:table-cell office:value-type="string" table:style-name="ce1">
            <text:p>ccs2-eu-gen2-h-redp-s05.1b1c494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04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2-0201.eu-central-1.hcloud.h53</text:p>
          </table:table-cell>
          <table:table-cell office:value-type="string" table:style-name="ce1">
            <text:p>2024-03-22T07:59:15Z</text:p>
          </table:table-cell>
          <table:table-cell office:value-type="string" table:style-name="ce1">
            <text:p>2024-03-22T08:02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0c85ee8-ba1a-41b9-842e-ed53a92cc066</text:p>
          </table:table-cell>
          <table:table-cell office:value-type="string" table:style-name="ce1">
            <text:p>ccs2-eu-msa-h-redp-s03.cc91dee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25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8-0202.eu-central-1.hcloud.h53</text:p>
          </table:table-cell>
          <table:table-cell office:value-type="string" table:style-name="ce1">
            <text:p>2024-03-22T07:59:14Z</text:p>
          </table:table-cell>
          <table:table-cell office:value-type="string" table:style-name="ce1">
            <text:p>2024-03-22T08:02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f7f7bb5-9707-49dd-a9f6-3c42a1d950aa</text:p>
          </table:table-cell>
          <table:table-cell office:value-type="string" table:style-name="ce1">
            <text:p>ccs2-eu-gen3-h-redp-s01.b867044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98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2-0201.eu-central-1.hcloud.h53</text:p>
          </table:table-cell>
          <table:table-cell office:value-type="string" table:style-name="ce1">
            <text:p>2024-03-22T07:59:14Z</text:p>
          </table:table-cell>
          <table:table-cell office:value-type="string" table:style-name="ce1">
            <text:p>2024-03-22T08:02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91053d6-2a21-4333-8489-1cd2e3742a09</text:p>
          </table:table-cell>
          <table:table-cell office:value-type="string" table:style-name="ce1">
            <text:p>ccs2-eu-gen3-h-redp-m01.cce633d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30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8-0202.eu-central-1.hcloud.h53</text:p>
          </table:table-cell>
          <table:table-cell office:value-type="string" table:style-name="ce1">
            <text:p>2024-03-22T07:59:14Z</text:p>
          </table:table-cell>
          <table:table-cell office:value-type="string" table:style-name="ce1">
            <text:p>2024-03-22T08:02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08f620c-1528-49b0-a43b-a9bbddc21e44</text:p>
          </table:table-cell>
          <table:table-cell office:value-type="string" table:style-name="ce1">
            <text:p>ccs2-eu-psnl-h-mg-dbp02.ec0f042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252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2-0201.eu-central-1.hcloud.h53</text:p>
          </table:table-cell>
          <table:table-cell office:value-type="string" table:style-name="ce1">
            <text:p>2024-03-22T07:59:14Z</text:p>
          </table:table-cell>
          <table:table-cell office:value-type="string" table:style-name="ce1">
            <text:p>2024-03-22T08:02:2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98e5632-d69d-4c25-a363-de05a5e76838</text:p>
          </table:table-cell>
          <table:table-cell office:value-type="string" table:style-name="ce1">
            <text:p>ccs2-eu-svchub-h-mg-dbp02.8ff7c63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6.133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6-0201.eu-central-1.hcloud.h53</text:p>
          </table:table-cell>
          <table:table-cell office:value-type="string" table:style-name="ce1">
            <text:p>2024-03-22T07:59:13Z</text:p>
          </table:table-cell>
          <table:table-cell office:value-type="string" table:style-name="ce1">
            <text:p>2024-03-22T08:02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fa35c75-8048-4245-9f23-2e51b416b2bb</text:p>
          </table:table-cell>
          <table:table-cell office:value-type="string" table:style-name="ce1">
            <text:p>ccs2-eu-vstat-h-mg-dbp03.374d7e7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251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8-0106.eu-central-2.hcloud.h53</text:p>
          </table:table-cell>
          <table:table-cell office:value-type="string" table:style-name="ce1">
            <text:p>2024-03-22T07:59:13Z</text:p>
          </table:table-cell>
          <table:table-cell office:value-type="string" table:style-name="ce1">
            <text:p>2024-03-22T08:02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74dbc80-c5d2-4020-8e88-d9912b96a724</text:p>
          </table:table-cell>
          <table:table-cell office:value-type="string" table:style-name="ce1">
            <text:p>ccs2-eu-svchub-h-mg-dbp01.4e08e82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199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8-0202.eu-central-1.hcloud.h53</text:p>
          </table:table-cell>
          <table:table-cell office:value-type="string" table:style-name="ce1">
            <text:p>2024-03-22T07:59:13Z</text:p>
          </table:table-cell>
          <table:table-cell office:value-type="string" table:style-name="ce1">
            <text:p>2024-03-22T08:02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0c7cb0a-c307-4344-99ea-d70b75e3d264</text:p>
          </table:table-cell>
          <table:table-cell office:value-type="string" table:style-name="ce1">
            <text:p>ccs2-eu-gen2-h-redp-s03.19b4d94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56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8-0202.eu-central-1.hcloud.h53</text:p>
          </table:table-cell>
          <table:table-cell office:value-type="string" table:style-name="ce1">
            <text:p>2024-03-22T07:59:13Z</text:p>
          </table:table-cell>
          <table:table-cell office:value-type="string" table:style-name="ce1">
            <text:p>2024-03-22T08:02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b921337-6239-4e31-bd04-bc61cc7d8d57</text:p>
          </table:table-cell>
          <table:table-cell office:value-type="string" table:style-name="ce1">
            <text:p>ccs2-eu-gen3-h-redp-s05.3efc2b7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85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6-0201.eu-central-1.hcloud.h53</text:p>
          </table:table-cell>
          <table:table-cell office:value-type="string" table:style-name="ce1">
            <text:p>2024-03-22T07:59:13Z</text:p>
          </table:table-cell>
          <table:table-cell office:value-type="string" table:style-name="ce1">
            <text:p>2024-03-22T08:02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fde1182-9012-47ff-a7e4-304adf801dc7</text:p>
          </table:table-cell>
          <table:table-cell office:value-type="string" table:style-name="ce1">
            <text:p>ccs2-eu-h-broker-kfk-p03.4e69a7b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81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8-0202.eu-central-1.hcloud.h53</text:p>
          </table:table-cell>
          <table:table-cell office:value-type="string" table:style-name="ce1">
            <text:p>2024-03-22T07:59:13Z</text:p>
          </table:table-cell>
          <table:table-cell office:value-type="string" table:style-name="ce1">
            <text:p>2024-03-22T08:02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f176831-3d1b-4888-8590-e4956e183660</text:p>
          </table:table-cell>
          <table:table-cell office:value-type="string" table:style-name="ce1">
            <text:p>ccs2-eu-rsvtn-h-mg-dbp03.71466c0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03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8-0106.eu-central-2.hcloud.h53</text:p>
          </table:table-cell>
          <table:table-cell office:value-type="string" table:style-name="ce1">
            <text:p>2024-03-22T07:59:12Z</text:p>
          </table:table-cell>
          <table:table-cell office:value-type="string" table:style-name="ce1">
            <text:p>2024-03-22T08:02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c8a92eb-b1b5-4ff1-b5a2-993707489298</text:p>
          </table:table-cell>
          <table:table-cell office:value-type="string" table:style-name="ce1">
            <text:p>ccs2-eu-vas-h-mg-dbp02.2557971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65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6-0201.eu-central-1.hcloud.h53</text:p>
          </table:table-cell>
          <table:table-cell office:value-type="string" table:style-name="ce1">
            <text:p>2024-03-22T07:59:11Z</text:p>
          </table:table-cell>
          <table:table-cell office:value-type="string" table:style-name="ce1">
            <text:p>2024-03-22T08:02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5ba13d7-9ebc-4ab2-99cb-6c61f887f92e</text:p>
          </table:table-cell>
          <table:table-cell office:value-type="string" table:style-name="ce1">
            <text:p>ccs2-eu-h-broker-kfk-p06.2c7f3cb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02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7-0106.eu-central-2.hcloud.h53</text:p>
          </table:table-cell>
          <table:table-cell office:value-type="string" table:style-name="ce1">
            <text:p>2024-03-22T07:59:10Z</text:p>
          </table:table-cell>
          <table:table-cell office:value-type="string" table:style-name="ce1">
            <text:p>2024-04-08T08:13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86bd419-2884-44f6-a8c7-7b5d55e2e993</text:p>
          </table:table-cell>
          <table:table-cell office:value-type="string" table:style-name="ce1">
            <text:p>ccs2-eu-psnl-h-mg-dbp03.bca93aa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36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1-0106.eu-central-2.hcloud.h53</text:p>
          </table:table-cell>
          <table:table-cell office:value-type="string" table:style-name="ce1">
            <text:p>2024-03-22T07:59:10Z</text:p>
          </table:table-cell>
          <table:table-cell office:value-type="string" table:style-name="ce1">
            <text:p>2024-03-22T08:02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e62333f-b1a7-4827-ae72-c326ca6cd5d2</text:p>
          </table:table-cell>
          <table:table-cell office:value-type="string" table:style-name="ce1">
            <text:p>ccs2-eu-vstat-h-mg-dbp01.2405d62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71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6-0201.eu-central-1.hcloud.h53</text:p>
          </table:table-cell>
          <table:table-cell office:value-type="string" table:style-name="ce1">
            <text:p>2024-03-22T07:59:09Z</text:p>
          </table:table-cell>
          <table:table-cell office:value-type="string" table:style-name="ce1">
            <text:p>2024-03-22T08:02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3d4e93d-db28-45a7-8421-afff24c09b11</text:p>
          </table:table-cell>
          <table:table-cell office:value-type="string" table:style-name="ce1">
            <text:p>ccs2-eu-h-broker-kfk-p02.4657fd3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93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6-0201.eu-central-1.hcloud.h53</text:p>
          </table:table-cell>
          <table:table-cell office:value-type="string" table:style-name="ce1">
            <text:p>2024-03-22T07:59:08Z</text:p>
          </table:table-cell>
          <table:table-cell office:value-type="string" table:style-name="ce1">
            <text:p>2024-03-22T08:02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39b8a18-2755-4be2-a6a8-2a150891295d</text:p>
          </table:table-cell>
          <table:table-cell office:value-type="string" table:style-name="ce1">
            <text:p>ccs2-eu-psnl-h-mg-dbp01.397b3abb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66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4-03-22T07:59:08Z</text:p>
          </table:table-cell>
          <table:table-cell office:value-type="string" table:style-name="ce1">
            <text:p>2024-03-22T08:02:2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1938d7c-d459-42e7-8c7c-087579b55a05</text:p>
          </table:table-cell>
          <table:table-cell office:value-type="string" table:style-name="ce1">
            <text:p>ccs2-eu-gen3-h-redp-s02.20ea056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06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8-0202.eu-central-1.hcloud.h53</text:p>
          </table:table-cell>
          <table:table-cell office:value-type="string" table:style-name="ce1">
            <text:p>2024-03-22T07:59:07Z</text:p>
          </table:table-cell>
          <table:table-cell office:value-type="string" table:style-name="ce1">
            <text:p>2024-03-22T08:02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b865179-3ffd-4722-852e-2af3a5003360</text:p>
          </table:table-cell>
          <table:table-cell office:value-type="string" table:style-name="ce1">
            <text:p>ccs2-eu-gen3-h-redp-s03.5d5a2a1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57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6-0201.eu-central-1.hcloud.h53</text:p>
          </table:table-cell>
          <table:table-cell office:value-type="string" table:style-name="ce1">
            <text:p>2024-03-22T07:59:07Z</text:p>
          </table:table-cell>
          <table:table-cell office:value-type="string" table:style-name="ce1">
            <text:p>2024-03-22T08:02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585e171-0fdf-4064-b82a-c56cf631f6c0</text:p>
          </table:table-cell>
          <table:table-cell office:value-type="string" table:style-name="ce1">
            <text:p>ccs2-eu-vas-h-keycloak-p02.60628a0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23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1-0106.eu-central-2.hcloud.h53</text:p>
          </table:table-cell>
          <table:table-cell office:value-type="string" table:style-name="ce1">
            <text:p>2024-03-22T07:59:06Z</text:p>
          </table:table-cell>
          <table:table-cell office:value-type="string" table:style-name="ce1">
            <text:p>2024-03-22T08:02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4e317ea-8b20-4360-abd2-d12165a87e62</text:p>
          </table:table-cell>
          <table:table-cell office:value-type="string" table:style-name="ce1">
            <text:p>ccs2-eu-msa-h-redp-m01.b5766bb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224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6-0201.eu-central-1.hcloud.h53</text:p>
          </table:table-cell>
          <table:table-cell office:value-type="string" table:style-name="ce1">
            <text:p>2024-03-22T07:59:06Z</text:p>
          </table:table-cell>
          <table:table-cell office:value-type="string" table:style-name="ce1">
            <text:p>2024-03-22T08:02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2b0c5e5-d1b7-4ab8-8b52-7ba61bc9c593</text:p>
          </table:table-cell>
          <table:table-cell office:value-type="string" table:style-name="ce1">
            <text:p>ccs2-eu-vimg-h-mg-dbp02.bc2983d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99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6-0201.eu-central-1.hcloud.h53</text:p>
          </table:table-cell>
          <table:table-cell office:value-type="string" table:style-name="ce1">
            <text:p>2024-03-22T07:59:03Z</text:p>
          </table:table-cell>
          <table:table-cell office:value-type="string" table:style-name="ce1">
            <text:p>2024-03-22T08:02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9a5956b-1878-4836-8d05-38eda83b99d7</text:p>
          </table:table-cell>
          <table:table-cell office:value-type="string" table:style-name="ce1">
            <text:p>ccs2-eu-msa-h-redp-s04.ae7f7e4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45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8-0106.eu-central-2.hcloud.h53</text:p>
          </table:table-cell>
          <table:table-cell office:value-type="string" table:style-name="ce1">
            <text:p>2024-03-22T07:59:02Z</text:p>
          </table:table-cell>
          <table:table-cell office:value-type="string" table:style-name="ce1">
            <text:p>2024-03-22T08:02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34cef8d-3b6e-4b6a-a57b-b54cc220e31d</text:p>
          </table:table-cell>
          <table:table-cell office:value-type="string" table:style-name="ce1">
            <text:p>ccs2-eu-msa-h-redp-s05.a257e3a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83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8-0106.eu-central-2.hcloud.h53</text:p>
          </table:table-cell>
          <table:table-cell office:value-type="string" table:style-name="ce1">
            <text:p>2024-03-22T07:59:00Z</text:p>
          </table:table-cell>
          <table:table-cell office:value-type="string" table:style-name="ce1">
            <text:p>2024-03-22T08:02:1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9513383-064e-42f9-974c-07c19357a435</text:p>
          </table:table-cell>
          <table:table-cell office:value-type="string" table:style-name="ce1">
            <text:p>ccs2-eu-loct-h-mg-dbp01.a7da21b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48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4-03-22T07:58:56Z</text:p>
          </table:table-cell>
          <table:table-cell office:value-type="string" table:style-name="ce1">
            <text:p>2024-03-22T08:02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8daa0bf-dada-44f3-a79d-13acd9612bda</text:p>
          </table:table-cell>
          <table:table-cell office:value-type="string" table:style-name="ce1">
            <text:p>ccs2-eu-gen2-h-redp-s01.ba258fd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26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3-22T07:58:53Z</text:p>
          </table:table-cell>
          <table:table-cell office:value-type="string" table:style-name="ce1">
            <text:p>2024-03-22T08:01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16c6483-cec4-433f-90ce-f0c7727949c6</text:p>
          </table:table-cell>
          <table:table-cell office:value-type="string" table:style-name="ce1">
            <text:p>ccs2-eu-vimg-h-mg-dbp03.22b781a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21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1-0106.eu-central-2.hcloud.h53</text:p>
          </table:table-cell>
          <table:table-cell office:value-type="string" table:style-name="ce1">
            <text:p>2024-03-22T07:58:46Z</text:p>
          </table:table-cell>
          <table:table-cell office:value-type="string" table:style-name="ce1">
            <text:p>2024-03-22T08:01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bc490c1-91ae-4e90-a991-9ebb0b2330e6</text:p>
          </table:table-cell>
          <table:table-cell office:value-type="string" table:style-name="ce1">
            <text:p>ccs2-eu-vas-h-keycloak-p01.1dadbff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56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6-0201.eu-central-1.hcloud.h53</text:p>
          </table:table-cell>
          <table:table-cell office:value-type="string" table:style-name="ce1">
            <text:p>2024-03-22T07:58:46Z</text:p>
          </table:table-cell>
          <table:table-cell office:value-type="string" table:style-name="ce1">
            <text:p>2024-03-22T08:01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9b6a242-d381-4376-baff-1cdc9c645475</text:p>
          </table:table-cell>
          <table:table-cell office:value-type="string" table:style-name="ce1">
            <text:p>ccs2-eu-h-broker-kfk-p05.8d17ca7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85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1-0106.eu-central-2.hcloud.h53</text:p>
          </table:table-cell>
          <table:table-cell office:value-type="string" table:style-name="ce1">
            <text:p>2024-03-22T07:58:46Z</text:p>
          </table:table-cell>
          <table:table-cell office:value-type="string" table:style-name="ce1">
            <text:p>2024-03-22T08:01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150ab2e-b1b0-46fa-bc22-b4b3595c0ba4</text:p>
          </table:table-cell>
          <table:table-cell office:value-type="string" table:style-name="ce1">
            <text:p>ccs2-eu-safe-h-mg-dbp02.2abe2c1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85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4-03-22T07:58:45Z</text:p>
          </table:table-cell>
          <table:table-cell office:value-type="string" table:style-name="ce1">
            <text:p>2024-03-22T08:01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cbbb893-14f1-48e8-8334-4b3c99593d59</text:p>
          </table:table-cell>
          <table:table-cell office:value-type="string" table:style-name="ce1">
            <text:p>ccs2-eu-vas-h-mg-dbp01.868bd50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99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2-0201.eu-central-1.hcloud.h53</text:p>
          </table:table-cell>
          <table:table-cell office:value-type="string" table:style-name="ce1">
            <text:p>2024-03-22T07:58:45Z</text:p>
          </table:table-cell>
          <table:table-cell office:value-type="string" table:style-name="ce1">
            <text:p>2024-03-22T08:01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2b0abc1-e2b5-4781-81d5-5187f63013fe</text:p>
          </table:table-cell>
          <table:table-cell office:value-type="string" table:style-name="ce1">
            <text:p>ccs2-eu-gen2-h-redp-s02.097bdda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30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2-0201.eu-central-1.hcloud.h53</text:p>
          </table:table-cell>
          <table:table-cell office:value-type="string" table:style-name="ce1">
            <text:p>2024-03-22T07:58:45Z</text:p>
          </table:table-cell>
          <table:table-cell office:value-type="string" table:style-name="ce1">
            <text:p>2024-03-22T08:01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6d09e22-1fb3-4090-9249-92bef97293f3</text:p>
          </table:table-cell>
          <table:table-cell office:value-type="string" table:style-name="ce1">
            <text:p>ccs2-eu-gen2-h-redp-m01.6ef92f2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00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2-0201.eu-central-1.hcloud.h53</text:p>
          </table:table-cell>
          <table:table-cell office:value-type="string" table:style-name="ce1">
            <text:p>2024-03-22T07:58:45Z</text:p>
          </table:table-cell>
          <table:table-cell office:value-type="string" table:style-name="ce1">
            <text:p>2024-03-22T08:01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9fa9300-9994-45bf-afde-39bde7b7c613</text:p>
          </table:table-cell>
          <table:table-cell office:value-type="string" table:style-name="ce1">
            <text:p>ccs2-eu-diag-h-mg-dbp03.84115f5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09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1-0106.eu-central-2.hcloud.h53</text:p>
          </table:table-cell>
          <table:table-cell office:value-type="string" table:style-name="ce1">
            <text:p>2024-03-22T07:58:44Z</text:p>
          </table:table-cell>
          <table:table-cell office:value-type="string" table:style-name="ce1">
            <text:p>2024-03-22T08:01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0008f66-ce2a-4476-a768-9dd37a12cff2</text:p>
          </table:table-cell>
          <table:table-cell office:value-type="string" table:style-name="ce1">
            <text:p>ccs2-eu-vstat-h-mg-dbp02.9adb3d5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28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5-0201.eu-central-1.hcloud.h53</text:p>
          </table:table-cell>
          <table:table-cell office:value-type="string" table:style-name="ce1">
            <text:p>2024-03-22T07:58:44Z</text:p>
          </table:table-cell>
          <table:table-cell office:value-type="string" table:style-name="ce1">
            <text:p>2024-03-22T08:01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f1eeb95-334a-4745-8fbc-fd9158de883d</text:p>
          </table:table-cell>
          <table:table-cell office:value-type="string" table:style-name="ce1">
            <text:p>ccs2-eu-h-broker-kfk-p01.1c63e98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36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4-03-22T07:58:44Z</text:p>
          </table:table-cell>
          <table:table-cell office:value-type="string" table:style-name="ce1">
            <text:p>2024-03-22T08:01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fec0901-f58e-4f33-9dae-ebcce7594611</text:p>
          </table:table-cell>
          <table:table-cell office:value-type="string" table:style-name="ce1">
            <text:p>ccs2-eu-rsvtn-h-mg-dbp02.12a6137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33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4-03-22T07:58:44Z</text:p>
          </table:table-cell>
          <table:table-cell office:value-type="string" table:style-name="ce1">
            <text:p>2024-03-22T08:01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7fa57bf-a191-4b2c-be9a-00cef61dd762</text:p>
          </table:table-cell>
          <table:table-cell office:value-type="string" table:style-name="ce1">
            <text:p>ccs2-eu-safe-h-mg-dbp03.4e14cfd6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94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1-0106.eu-central-2.hcloud.h53</text:p>
          </table:table-cell>
          <table:table-cell office:value-type="string" table:style-name="ce1">
            <text:p>2024-03-22T07:58:44Z</text:p>
          </table:table-cell>
          <table:table-cell office:value-type="string" table:style-name="ce1">
            <text:p>2024-03-22T08:01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380d22e-8263-4333-a7c3-507a28d94674</text:p>
          </table:table-cell>
          <table:table-cell office:value-type="string" table:style-name="ce1">
            <text:p>ccs2-eu-loct-h-mg-dbp03.663c231e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19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1-0106.eu-central-2.hcloud.h53</text:p>
          </table:table-cell>
          <table:table-cell office:value-type="string" table:style-name="ce1">
            <text:p>2024-03-22T07:58:44Z</text:p>
          </table:table-cell>
          <table:table-cell office:value-type="string" table:style-name="ce1">
            <text:p>2024-03-22T08:01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05753b3-e069-4582-9ab8-2e203e6bdc5c</text:p>
          </table:table-cell>
          <table:table-cell office:value-type="string" table:style-name="ce1">
            <text:p>ccs2-eu-diag-h-mg-dbp02.eaa207c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15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0-0201.eu-central-1.hcloud.h53</text:p>
          </table:table-cell>
          <table:table-cell office:value-type="string" table:style-name="ce1">
            <text:p>2024-03-22T07:58:43Z</text:p>
          </table:table-cell>
          <table:table-cell office:value-type="string" table:style-name="ce1">
            <text:p>2024-03-22T08:01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e855c70-0cc7-41e3-867a-24855f2e1866</text:p>
          </table:table-cell>
          <table:table-cell office:value-type="string" table:style-name="ce1">
            <text:p>ccs2-eu-aud-h-mg-dbp01.e75b225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23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1-0204.eu-central-1.hcloud.h53</text:p>
          </table:table-cell>
          <table:table-cell office:value-type="string" table:style-name="ce1">
            <text:p>2024-03-22T07:58:11Z</text:p>
          </table:table-cell>
          <table:table-cell office:value-type="string" table:style-name="ce1">
            <text:p>2024-03-22T08:01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52d0505-9eee-4702-8847-3cd00052af9c</text:p>
          </table:table-cell>
          <table:table-cell office:value-type="string" table:style-name="ce1">
            <text:p>ccs2-eu-apc-h-mg-dbp02.c69373db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24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6-0202.eu-central-1.hcloud.h53</text:p>
          </table:table-cell>
          <table:table-cell office:value-type="string" table:style-name="ce1">
            <text:p>2024-03-22T07:58:11Z</text:p>
          </table:table-cell>
          <table:table-cell office:value-type="string" table:style-name="ce1">
            <text:p>2024-03-22T08:01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531a658-4259-4658-83db-b8f749b532d4</text:p>
          </table:table-cell>
          <table:table-cell office:value-type="string" table:style-name="ce1">
            <text:p>ccs2-eu-ccspush-h-app01.fea627a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16GB_Disk50GB</text:p>
          </table:table-cell>
          <table:table-cell office:value-type="string" table:style-name="ce1">
            <text:p>eu-central-prd-a:172.29.67.72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3-22T07:58:11Z</text:p>
          </table:table-cell>
          <table:table-cell office:value-type="string" table:style-name="ce1">
            <text:p>2024-03-22T08:01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36fe0a-1480-4fce-b1ed-15dd16c15524</text:p>
          </table:table-cell>
          <table:table-cell office:value-type="string" table:style-name="ce1">
            <text:p>ccs2-eu-ccsnoti-h-app01.d404924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6.136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1-0201.eu-central-1.hcloud.h53</text:p>
          </table:table-cell>
          <table:table-cell office:value-type="string" table:style-name="ce1">
            <text:p>2024-03-22T07:58:11Z</text:p>
          </table:table-cell>
          <table:table-cell office:value-type="string" table:style-name="ce1">
            <text:p>2024-03-22T08:01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dd7cb1d-a8c2-433c-8a25-788bb72f232a</text:p>
          </table:table-cell>
          <table:table-cell office:value-type="string" table:style-name="ce1">
            <text:p>ccs2-eu-aps-h-mg-dbp02.a53a4ea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30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9-0201.eu-central-1.hcloud.h53</text:p>
          </table:table-cell>
          <table:table-cell office:value-type="string" table:style-name="ce1">
            <text:p>2024-03-22T07:58:08Z</text:p>
          </table:table-cell>
          <table:table-cell office:value-type="string" table:style-name="ce1">
            <text:p>2024-03-22T08:01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2f5bd58-c2d5-4092-9ee3-24b2950224f3</text:p>
          </table:table-cell>
          <table:table-cell office:value-type="string" table:style-name="ce1">
            <text:p>ccs2-eu-cam-h-mg-dbp01.4ecd1ef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61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3-22T07:58:08Z</text:p>
          </table:table-cell>
          <table:table-cell office:value-type="string" table:style-name="ce1">
            <text:p>2024-03-22T08:01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c5b1535-1e78-49c1-a442-40b5cd74a8fb</text:p>
          </table:table-cell>
          <table:table-cell office:value-type="string" table:style-name="ce1">
            <text:p>ccs2-eu-apc-h-mg-dbp01.8c5a7ea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249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9-0201.eu-central-1.hcloud.h53</text:p>
          </table:table-cell>
          <table:table-cell office:value-type="string" table:style-name="ce1">
            <text:p>2024-03-22T07:58:08Z</text:p>
          </table:table-cell>
          <table:table-cell office:value-type="string" table:style-name="ce1">
            <text:p>2024-03-22T08:01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f60b5d5-ce76-4e56-850f-202ff662000b</text:p>
          </table:table-cell>
          <table:table-cell office:value-type="string" table:style-name="ce1">
            <text:p>ccs2-eu-aud-h-mg-dbp02.4bd0f43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96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1-0201.eu-central-1.hcloud.h53</text:p>
          </table:table-cell>
          <table:table-cell office:value-type="string" table:style-name="ce1">
            <text:p>2024-03-22T07:58:06Z</text:p>
          </table:table-cell>
          <table:table-cell office:value-type="string" table:style-name="ce1">
            <text:p>2024-03-22T08:01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40f4182-8524-448c-8448-4849b7c953e4</text:p>
          </table:table-cell>
          <table:table-cell office:value-type="string" table:style-name="ce1">
            <text:p>ccs2-eu-atp-h-mg-dbp01.de3a6b7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19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1-0201.eu-central-1.hcloud.h53</text:p>
          </table:table-cell>
          <table:table-cell office:value-type="string" table:style-name="ce1">
            <text:p>2024-03-22T07:58:05Z</text:p>
          </table:table-cell>
          <table:table-cell office:value-type="string" table:style-name="ce1">
            <text:p>2024-03-22T08:01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3f90195-e213-457c-8ece-acb4778e8694</text:p>
          </table:table-cell>
          <table:table-cell office:value-type="string" table:style-name="ce1">
            <text:p>ccs2-eu-apc-h-mg-dbp03.13fed06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84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8-0106.eu-central-2.hcloud.h53</text:p>
          </table:table-cell>
          <table:table-cell office:value-type="string" table:style-name="ce1">
            <text:p>2024-03-22T07:58:04Z</text:p>
          </table:table-cell>
          <table:table-cell office:value-type="string" table:style-name="ce1">
            <text:p>2024-03-22T08:01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820af10-2a62-4207-9241-3b5823ed4896</text:p>
          </table:table-cell>
          <table:table-cell office:value-type="string" table:style-name="ce1">
            <text:p>ccs2-eu-atp-h-mg-dbp02.c932087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37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3-22T07:58:02Z</text:p>
          </table:table-cell>
          <table:table-cell office:value-type="string" table:style-name="ce1">
            <text:p>2024-03-22T08:01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1b381c1-90c0-4cba-aa53-1e1c988ef9e5</text:p>
          </table:table-cell>
          <table:table-cell office:value-type="string" table:style-name="ce1">
            <text:p>ccs2-eu-accnt-h-elastic-p02.d8bb71a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34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0-0204.eu-central-1.hcloud.h53</text:p>
          </table:table-cell>
          <table:table-cell office:value-type="string" table:style-name="ce1">
            <text:p>2024-03-22T07:58:02Z</text:p>
          </table:table-cell>
          <table:table-cell office:value-type="string" table:style-name="ce1">
            <text:p>2024-03-22T08:01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1923087-d87e-4b76-83a7-74b251628f64</text:p>
          </table:table-cell>
          <table:table-cell office:value-type="string" table:style-name="ce1">
            <text:p>ccs2-eu-accnt-h-elastic-p03.a0bbea0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28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1-0106.eu-central-2.hcloud.h53</text:p>
          </table:table-cell>
          <table:table-cell office:value-type="string" table:style-name="ce1">
            <text:p>2024-03-22T07:58:02Z</text:p>
          </table:table-cell>
          <table:table-cell office:value-type="string" table:style-name="ce1">
            <text:p>2024-03-22T08:01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a871da7-9ead-42a1-9ae2-1026bad2a907</text:p>
          </table:table-cell>
          <table:table-cell office:value-type="string" table:style-name="ce1">
            <text:p>ccs2-eu-aps-h-mg-dbp03.afd43676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70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7-0204.eu-central-2.hcloud.h53</text:p>
          </table:table-cell>
          <table:table-cell office:value-type="string" table:style-name="ce1">
            <text:p>2024-03-22T07:58:01Z</text:p>
          </table:table-cell>
          <table:table-cell office:value-type="string" table:style-name="ce1">
            <text:p>2024-03-22T08:01:2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ab2d089-09fe-4b70-83ac-5a429cf2a5b9</text:p>
          </table:table-cell>
          <table:table-cell office:value-type="string" table:style-name="ce1">
            <text:p>ccs2-eu-atp-h-mg-dbp03.64f93ca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239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9-0105.eu-central-2.hcloud.h53</text:p>
          </table:table-cell>
          <table:table-cell office:value-type="string" table:style-name="ce1">
            <text:p>2024-03-22T07:58:00Z</text:p>
          </table:table-cell>
          <table:table-cell office:value-type="string" table:style-name="ce1">
            <text:p>2024-03-22T08:01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ede3843-8b21-410c-9f0c-68cafa6d1a47</text:p>
          </table:table-cell>
          <table:table-cell office:value-type="string" table:style-name="ce1">
            <text:p>ccs2-eu-accnt-h-elastic-p01.6afe7ec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98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0-0201.eu-central-1.hcloud.h53</text:p>
          </table:table-cell>
          <table:table-cell office:value-type="string" table:style-name="ce1">
            <text:p>2024-03-22T07:58:00Z</text:p>
          </table:table-cell>
          <table:table-cell office:value-type="string" table:style-name="ce1">
            <text:p>2024-03-22T08:01:2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f7d7eb0-63f4-4a42-b12a-adf999e18721</text:p>
          </table:table-cell>
          <table:table-cell office:value-type="string" table:style-name="ce1">
            <text:p>ccs2-eu-ccspush-h-app02.2320dd4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16GB_Disk50GB</text:p>
          </table:table-cell>
          <table:table-cell office:value-type="string" table:style-name="ce1">
            <text:p>eu-central-prd-a:172.29.66.72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9-0201.eu-central-1.hcloud.h53</text:p>
          </table:table-cell>
          <table:table-cell office:value-type="string" table:style-name="ce1">
            <text:p>2024-03-22T07:58:00Z</text:p>
          </table:table-cell>
          <table:table-cell office:value-type="string" table:style-name="ce1">
            <text:p>2024-03-22T08:01:2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7191d7d-d285-4696-b90c-3cc1040cb1ee</text:p>
          </table:table-cell>
          <table:table-cell office:value-type="string" table:style-name="ce1">
            <text:p>ccs2-eu-diag-h-mg-dbp01.0c9e3c6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44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0-0201.eu-central-1.hcloud.h53</text:p>
          </table:table-cell>
          <table:table-cell office:value-type="string" table:style-name="ce1">
            <text:p>2024-03-22T07:58:00Z</text:p>
          </table:table-cell>
          <table:table-cell office:value-type="string" table:style-name="ce1">
            <text:p>2024-03-22T08:01:2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bc659ba-9482-48ff-9fcf-09c459845f3c</text:p>
          </table:table-cell>
          <table:table-cell office:value-type="string" table:style-name="ce1">
            <text:p>ccs2-eu-ccspush-h-app03.30713c6e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16GB_Disk50GB</text:p>
          </table:table-cell>
          <table:table-cell office:value-type="string" table:style-name="ce1">
            <text:p>eu-central-prd-a:172.31.68.212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5-0106.eu-central-2.hcloud.h53</text:p>
          </table:table-cell>
          <table:table-cell office:value-type="string" table:style-name="ce1">
            <text:p>2024-03-22T07:57:59Z</text:p>
          </table:table-cell>
          <table:table-cell office:value-type="string" table:style-name="ce1">
            <text:p>2024-03-22T08:01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bfe65c1-ca6d-4dc5-8862-65b19163ef6b</text:p>
          </table:table-cell>
          <table:table-cell office:value-type="string" table:style-name="ce1">
            <text:p>ccs2-eu-driv-h-mg-dbp02.834dee6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17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9-0201.eu-central-1.hcloud.h53</text:p>
          </table:table-cell>
          <table:table-cell office:value-type="string" table:style-name="ce1">
            <text:p>2024-03-22T07:57:59Z</text:p>
          </table:table-cell>
          <table:table-cell office:value-type="string" table:style-name="ce1">
            <text:p>2024-03-22T08:01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6a357f0-f4f5-4e28-8aec-4231146315c6</text:p>
          </table:table-cell>
          <table:table-cell office:value-type="string" table:style-name="ce1">
            <text:p>ccs2-eu-clnd-h-mg-dbp01.0d8f666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44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9-0204.eu-central-1.hcloud.h53</text:p>
          </table:table-cell>
          <table:table-cell office:value-type="string" table:style-name="ce1">
            <text:p>2024-03-22T07:57:59Z</text:p>
          </table:table-cell>
          <table:table-cell office:value-type="string" table:style-name="ce1">
            <text:p>2024-03-22T08:01:2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f56c49c-687c-497e-bfe4-8f1a52b9cf87</text:p>
          </table:table-cell>
          <table:table-cell office:value-type="string" table:style-name="ce1">
            <text:p>ccs2-eu-clnd-h-mg-dbp02.520b0aa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205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1-0201.eu-central-1.hcloud.h53</text:p>
          </table:table-cell>
          <table:table-cell office:value-type="string" table:style-name="ce1">
            <text:p>2024-03-22T07:57:57Z</text:p>
          </table:table-cell>
          <table:table-cell office:value-type="string" table:style-name="ce1">
            <text:p>2024-03-22T08:01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3482306-a043-4893-b762-28cf9c1f2a93</text:p>
          </table:table-cell>
          <table:table-cell office:value-type="string" table:style-name="ce1">
            <text:p>ccs2-eu-aps-h-mg-dbp01.5b10371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39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8-0204.eu-central-1.hcloud.h53</text:p>
          </table:table-cell>
          <table:table-cell office:value-type="string" table:style-name="ce1">
            <text:p>2024-03-22T07:57:57Z</text:p>
          </table:table-cell>
          <table:table-cell office:value-type="string" table:style-name="ce1">
            <text:p>2024-03-22T08:01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9d53c-3e2b-42cc-bd69-ebc3bb538f99</text:p>
          </table:table-cell>
          <table:table-cell office:value-type="string" table:style-name="ce1">
            <text:p>ccs2-eu-aud-h-mg-dbp03.28edbbc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75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9-0106.eu-central-2.hcloud.h53</text:p>
          </table:table-cell>
          <table:table-cell office:value-type="string" table:style-name="ce1">
            <text:p>2024-03-22T07:57:57Z</text:p>
          </table:table-cell>
          <table:table-cell office:value-type="string" table:style-name="ce1">
            <text:p>2024-03-22T08:01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12678ec-339d-4580-8b2e-2014ab27a8b8</text:p>
          </table:table-cell>
          <table:table-cell office:value-type="string" table:style-name="ce1">
            <text:p>ccs2-eu-clnd-h-mg-dbp03.3b18d94e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29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9-0106.eu-central-2.hcloud.h53</text:p>
          </table:table-cell>
          <table:table-cell office:value-type="string" table:style-name="ce1">
            <text:p>2024-03-22T07:57:56Z</text:p>
          </table:table-cell>
          <table:table-cell office:value-type="string" table:style-name="ce1">
            <text:p>2024-03-22T08:01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320e8bc-b350-4c8a-bffd-030e59d1c936</text:p>
          </table:table-cell>
          <table:table-cell office:value-type="string" table:style-name="ce1">
            <text:p>ccs2-eu-cam-h-mg-dbp03.49cea9e7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218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7-0105.eu-central-2.hcloud.h53</text:p>
          </table:table-cell>
          <table:table-cell office:value-type="string" table:style-name="ce1">
            <text:p>2024-03-22T07:57:56Z</text:p>
          </table:table-cell>
          <table:table-cell office:value-type="string" table:style-name="ce1">
            <text:p>2024-03-22T08:01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bd31b57-15de-4932-ae6f-b548d62eae09</text:p>
          </table:table-cell>
          <table:table-cell office:value-type="string" table:style-name="ce1">
            <text:p>ccs2-eu-cam-h-mg-dbp02.57c56bc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90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5-0201.eu-central-1.hcloud.h53</text:p>
          </table:table-cell>
          <table:table-cell office:value-type="string" table:style-name="ce1">
            <text:p>2024-03-22T07:57:56Z</text:p>
          </table:table-cell>
          <table:table-cell office:value-type="string" table:style-name="ce1">
            <text:p>2024-03-22T08:01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6c58039-7395-42d9-8664-eafc830f3c5f</text:p>
          </table:table-cell>
          <table:table-cell office:value-type="string" table:style-name="ce1">
            <text:p>ccs2-eu-driv-h-mg-dbp03.71f44ac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24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9-0106.eu-central-2.hcloud.h53</text:p>
          </table:table-cell>
          <table:table-cell office:value-type="string" table:style-name="ce1">
            <text:p>2024-03-22T07:57:56Z</text:p>
          </table:table-cell>
          <table:table-cell office:value-type="string" table:style-name="ce1">
            <text:p>2024-03-22T08:01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d9fca05-30fe-4f0d-89e1-93722b9f94e2</text:p>
          </table:table-cell>
          <table:table-cell office:value-type="string" table:style-name="ce1">
            <text:p>ccs2-eu-driv-h-mg-dbp01.4c872c6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09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8-0204.eu-central-1.hcloud.h53</text:p>
          </table:table-cell>
          <table:table-cell office:value-type="string" table:style-name="ce1">
            <text:p>2024-03-22T07:57:56Z</text:p>
          </table:table-cell>
          <table:table-cell office:value-type="string" table:style-name="ce1">
            <text:p>2024-03-22T08:01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74a122b-0f30-4ddd-b42b-623943208210</text:p>
          </table:table-cell>
          <table:table-cell office:value-type="string" table:style-name="ce1">
            <text:p>ccs2-eu-ccsnoti-h-app02.6028f1bb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6.143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5-0201.eu-central-1.hcloud.h53</text:p>
          </table:table-cell>
          <table:table-cell office:value-type="string" table:style-name="ce1">
            <text:p>2024-03-22T07:57:56Z</text:p>
          </table:table-cell>
          <table:table-cell office:value-type="string" table:style-name="ce1">
            <text:p>2024-03-22T08:01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10ec673-66fb-4f12-8b72-b9d773cb3073</text:p>
          </table:table-cell>
          <table:table-cell office:value-type="string" table:style-name="ce1">
            <text:p>ccs2-eu-ccsnoti-h-app04.299129b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6.163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5-0201.eu-central-1.hcloud.h53</text:p>
          </table:table-cell>
          <table:table-cell office:value-type="string" table:style-name="ce1">
            <text:p>2024-03-22T07:57:56Z</text:p>
          </table:table-cell>
          <table:table-cell office:value-type="string" table:style-name="ce1">
            <text:p>2024-03-22T08:01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7bd8227-0694-47ae-8722-efdd500b550e</text:p>
          </table:table-cell>
          <table:table-cell office:value-type="string" table:style-name="ce1">
            <text:p>ccs2-eu-vmod-h-pg-dbp02.5a4e286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59 eu-central-prd-a-hb:192.168.64.30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1-0201.eu-central-1.hcloud.h53</text:p>
          </table:table-cell>
          <table:table-cell office:value-type="string" table:style-name="ce1">
            <text:p>2024-03-22T07:32:37Z</text:p>
          </table:table-cell>
          <table:table-cell office:value-type="string" table:style-name="ce1">
            <text:p>2024-03-22T07:35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cdcdadd-e707-4854-9b4e-049d87f377ba</text:p>
          </table:table-cell>
          <table:table-cell office:value-type="string" table:style-name="ce1">
            <text:p>ccs2-eu-loct-h-pg-dbp01.cfe5d7b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55 eu-central-prd-a-hb:192.168.64.25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0-0201.eu-central-1.hcloud.h53</text:p>
          </table:table-cell>
          <table:table-cell office:value-type="string" table:style-name="ce1">
            <text:p>2024-03-22T07:32:36Z</text:p>
          </table:table-cell>
          <table:table-cell office:value-type="string" table:style-name="ce1">
            <text:p>2024-03-22T07:35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c1fb224-c14b-4b11-89dd-66d9713ff960</text:p>
          </table:table-cell>
          <table:table-cell office:value-type="string" table:style-name="ce1">
            <text:p>ccs2-eu-noti-h-pg-dbp01.c8cb086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84 eu-central-prd-a-hb:192.168.64.61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6-0202.eu-central-1.hcloud.h53</text:p>
          </table:table-cell>
          <table:table-cell office:value-type="string" table:style-name="ce1">
            <text:p>2024-03-22T07:32:35Z</text:p>
          </table:table-cell>
          <table:table-cell office:value-type="string" table:style-name="ce1">
            <text:p>2024-03-22T07:35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79489da-82d9-48b4-aaee-7f6b876b0717</text:p>
          </table:table-cell>
          <table:table-cell office:value-type="string" table:style-name="ce1">
            <text:p>ccs2-eu-dvc-h-pg-dbp01.33edd0f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52 eu-central-prd-a-hb:192.168.64.11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0-0201.eu-central-1.hcloud.h53</text:p>
          </table:table-cell>
          <table:table-cell office:value-type="string" table:style-name="ce1">
            <text:p>2024-03-22T07:32:35Z</text:p>
          </table:table-cell>
          <table:table-cell office:value-type="string" table:style-name="ce1">
            <text:p>2024-03-22T07:35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0ee983c-35ba-44d2-af10-07ae969a5442</text:p>
          </table:table-cell>
          <table:table-cell office:value-type="string" table:style-name="ce1">
            <text:p>ccs2-eu-vas-h-pg-dbp02.f31dcc0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7 eu-central-prd-a-hb:192.168.64.50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6-0202.eu-central-1.hcloud.h53</text:p>
          </table:table-cell>
          <table:table-cell office:value-type="string" table:style-name="ce1">
            <text:p>2024-03-22T07:32:34Z</text:p>
          </table:table-cell>
          <table:table-cell office:value-type="string" table:style-name="ce1">
            <text:p>2024-03-22T07:35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dbfb197-bdab-4e03-863f-77ac33970c7a</text:p>
          </table:table-cell>
          <table:table-cell office:value-type="string" table:style-name="ce1">
            <text:p>ccs2-eu-vmod-h-pg-dbp01.1af4999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51 eu-central-prd-a-hb:192.168.64.19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5-0201.eu-central-1.hcloud.h53</text:p>
          </table:table-cell>
          <table:table-cell office:value-type="string" table:style-name="ce1">
            <text:p>2024-03-22T07:32:32Z</text:p>
          </table:table-cell>
          <table:table-cell office:value-type="string" table:style-name="ce1">
            <text:p>2024-03-22T07:35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9aeb29e-ab68-4f3f-b557-1518c9eb637b</text:p>
          </table:table-cell>
          <table:table-cell office:value-type="string" table:style-name="ce1">
            <text:p>ccs2-eu-noti-h-pg-dbp02.0f8fde2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52 eu-central-prd-a-hb:192.168.64.59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3-22T07:32:32Z</text:p>
          </table:table-cell>
          <table:table-cell office:value-type="string" table:style-name="ce1">
            <text:p>2024-03-22T07:35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ea09373-c6ce-403f-af28-9e7f31b16a7b</text:p>
          </table:table-cell>
          <table:table-cell office:value-type="string" table:style-name="ce1">
            <text:p>ccs2-eu-ccsnoti-h-pg-dbp02.56e484e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29.66.223 eu-central-prd-a-hb:192.168.64.14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9-0201.eu-central-1.hcloud.h53</text:p>
          </table:table-cell>
          <table:table-cell office:value-type="string" table:style-name="ce1">
            <text:p>2024-03-22T07:32:31Z</text:p>
          </table:table-cell>
          <table:table-cell office:value-type="string" table:style-name="ce1">
            <text:p>2024-03-22T07:35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5ffd32-4a49-4daf-b43c-c3c73f9f1cc6</text:p>
          </table:table-cell>
          <table:table-cell office:value-type="string" table:style-name="ce1">
            <text:p>ccs2-eu-stnd-h-pg-dbp01.3019de2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50 eu-central-prd-a-hb:192.168.64.46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3-22T07:32:31Z</text:p>
          </table:table-cell>
          <table:table-cell office:value-type="string" table:style-name="ce1">
            <text:p>2024-03-22T07:35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6e40faf-368b-48b4-98e5-8e0441a2793c</text:p>
          </table:table-cell>
          <table:table-cell office:value-type="string" table:style-name="ce1">
            <text:p>ccs2-eu-pnc-h-pg-dbp01.9866dd3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64 eu-central-prd-a-hb:192.168.64.44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1-0202.eu-central-1.hcloud.h53</text:p>
          </table:table-cell>
          <table:table-cell office:value-type="string" table:style-name="ce1">
            <text:p>2024-03-22T07:32:31Z</text:p>
          </table:table-cell>
          <table:table-cell office:value-type="string" table:style-name="ce1">
            <text:p>2024-03-22T07:35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11220a7-0ab7-4d5a-9d6b-42edf52b648f</text:p>
          </table:table-cell>
          <table:table-cell office:value-type="string" table:style-name="ce1">
            <text:p>ccs2-eu-pnc-h-pg-dbp02.3f54df1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5 eu-central-prd-a-hb:192.168.64.47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1-0202.eu-central-1.hcloud.h53</text:p>
          </table:table-cell>
          <table:table-cell office:value-type="string" table:style-name="ce1">
            <text:p>2024-03-22T07:32:31Z</text:p>
          </table:table-cell>
          <table:table-cell office:value-type="string" table:style-name="ce1">
            <text:p>2024-03-22T07:35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5d13c69-201c-4932-a945-3fddb6e0fb10</text:p>
          </table:table-cell>
          <table:table-cell office:value-type="string" table:style-name="ce1">
            <text:p>ccs2-eu-stnd-h-pg-dbp02.f7ac495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23 eu-central-prd-a-hb:192.168.64.57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3-22T07:32:31Z</text:p>
          </table:table-cell>
          <table:table-cell office:value-type="string" table:style-name="ce1">
            <text:p>2024-03-22T07:35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1c0f2ab-b9c8-44fe-9eb6-10090f079329</text:p>
          </table:table-cell>
          <table:table-cell office:value-type="string" table:style-name="ce1">
            <text:p>ccs2-eu-dvc-h-pg-dbp02.78b6c08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80 eu-central-prd-a-hb:192.168.64.10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5-0201.eu-central-1.hcloud.h53</text:p>
          </table:table-cell>
          <table:table-cell office:value-type="string" table:style-name="ce1">
            <text:p>2024-03-22T07:32:31Z</text:p>
          </table:table-cell>
          <table:table-cell office:value-type="string" table:style-name="ce1">
            <text:p>2024-03-22T07:35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aef49c5-4934-4b8d-a252-ffc4aa3f674d</text:p>
          </table:table-cell>
          <table:table-cell office:value-type="string" table:style-name="ce1">
            <text:p>ccs2-eu-vas-h-pg-dbp01.55a81d8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35 eu-central-prd-a-hb:192.168.64.62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1-0202.eu-central-1.hcloud.h53</text:p>
          </table:table-cell>
          <table:table-cell office:value-type="string" table:style-name="ce1">
            <text:p>2024-03-22T07:32:30Z</text:p>
          </table:table-cell>
          <table:table-cell office:value-type="string" table:style-name="ce1">
            <text:p>2024-03-22T07:35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549c6e7-9bf3-4ca4-b2ce-9333c112acaf</text:p>
          </table:table-cell>
          <table:table-cell office:value-type="string" table:style-name="ce1">
            <text:p>ccs2-eu-loct-h-pg-dbp02.cc427b2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216 eu-central-prd-a-hb:192.168.64.12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0-0201.eu-central-1.hcloud.h53</text:p>
          </table:table-cell>
          <table:table-cell office:value-type="string" table:style-name="ce1">
            <text:p>2024-03-22T07:32:29Z</text:p>
          </table:table-cell>
          <table:table-cell office:value-type="string" table:style-name="ce1">
            <text:p>2024-03-22T07:35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ab7f2fa-9050-43d0-a35c-a8880dc390f3</text:p>
          </table:table-cell>
          <table:table-cell office:value-type="string" table:style-name="ce1">
            <text:p>ccs2-eu-ccsnoti-h-pg-dbp01.f239940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29.66.128 eu-central-prd-a-hb:192.168.64.28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1-0201.eu-central-1.hcloud.h53</text:p>
          </table:table-cell>
          <table:table-cell office:value-type="string" table:style-name="ce1">
            <text:p>2024-03-22T07:32:15Z</text:p>
          </table:table-cell>
          <table:table-cell office:value-type="string" table:style-name="ce1">
            <text:p>2024-03-22T07:35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56ed227-9cac-482c-bd0a-717413fca047</text:p>
          </table:table-cell>
          <table:table-cell office:value-type="string" table:style-name="ce1">
            <text:p>kcseuredisp02.69c1802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65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03-22T02:40:33Z</text:p>
          </table:table-cell>
          <table:table-cell office:value-type="string" table:style-name="ce1">
            <text:p>2024-03-22T02:43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05076ac-a5b8-4ca5-a37d-7be5c5841b88</text:p>
          </table:table-cell>
          <table:table-cell office:value-type="string" table:style-name="ce1">
            <text:p>ccseuredisp02.80345f76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86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0-0104.eu-central-2.hcloud.h53</text:p>
          </table:table-cell>
          <table:table-cell office:value-type="string" table:style-name="ce1">
            <text:p>2024-03-22T02:40:32Z</text:p>
          </table:table-cell>
          <table:table-cell office:value-type="string" table:style-name="ce1">
            <text:p>2024-03-22T02:43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3197085-efcd-459d-8eb2-2af44725c971</text:p>
          </table:table-cell>
          <table:table-cell office:value-type="string" table:style-name="ce1">
            <text:p>kcseuredisp03.77ed335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40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7-0202.eu-central-1.hcloud.h53</text:p>
          </table:table-cell>
          <table:table-cell office:value-type="string" table:style-name="ce1">
            <text:p>2024-03-22T02:40:31Z</text:p>
          </table:table-cell>
          <table:table-cell office:value-type="string" table:style-name="ce1">
            <text:p>2024-03-22T02:43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982b05c-67ae-4bc8-92b9-c8d21f619fbf</text:p>
          </table:table-cell>
          <table:table-cell office:value-type="string" table:style-name="ce1">
            <text:p>gcseuredisp03.54dfca3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224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9-0104.eu-central-2.hcloud.h53</text:p>
          </table:table-cell>
          <table:table-cell office:value-type="string" table:style-name="ce1">
            <text:p>2024-03-22T02:40:30Z</text:p>
          </table:table-cell>
          <table:table-cell office:value-type="string" table:style-name="ce1">
            <text:p>2024-03-22T02:43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61ea1dc-63da-42a9-a04b-c24b744fde7c</text:p>
          </table:table-cell>
          <table:table-cell office:value-type="string" table:style-name="ce1">
            <text:p>gcseuredisp01.6536090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57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6-0202.eu-central-1.hcloud.h53</text:p>
          </table:table-cell>
          <table:table-cell office:value-type="string" table:style-name="ce1">
            <text:p>2024-03-22T02:40:30Z</text:p>
          </table:table-cell>
          <table:table-cell office:value-type="string" table:style-name="ce1">
            <text:p>2024-03-22T02:43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0b6d384-4672-4818-a3d5-d778ad5e4c29</text:p>
          </table:table-cell>
          <table:table-cell office:value-type="string" table:style-name="ce1">
            <text:p>kcseuredisp01.41923e1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212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9-0104.eu-central-2.hcloud.h53</text:p>
          </table:table-cell>
          <table:table-cell office:value-type="string" table:style-name="ce1">
            <text:p>2024-03-22T02:40:29Z</text:p>
          </table:table-cell>
          <table:table-cell office:value-type="string" table:style-name="ce1">
            <text:p>2024-03-22T02:43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c8b537b-c864-4dd5-9605-ab7518093669</text:p>
          </table:table-cell>
          <table:table-cell office:value-type="string" table:style-name="ce1">
            <text:p>gcseuredisp02.077ef36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45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6-0202.eu-central-1.hcloud.h53</text:p>
          </table:table-cell>
          <table:table-cell office:value-type="string" table:style-name="ce1">
            <text:p>2024-03-22T02:40:29Z</text:p>
          </table:table-cell>
          <table:table-cell office:value-type="string" table:style-name="ce1">
            <text:p>2024-03-22T02:43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f8487f5-28dc-406b-8bdf-cade8191e73a</text:p>
          </table:table-cell>
          <table:table-cell office:value-type="string" table:style-name="ce1">
            <text:p>ccseuredisp01.0718ff6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07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9-0104.eu-central-2.hcloud.h53</text:p>
          </table:table-cell>
          <table:table-cell office:value-type="string" table:style-name="ce1">
            <text:p>2024-03-22T02:40:29Z</text:p>
          </table:table-cell>
          <table:table-cell office:value-type="string" table:style-name="ce1">
            <text:p>2024-03-22T02:43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2523197-af9d-4c83-81cd-ab8626a4dd2d</text:p>
          </table:table-cell>
          <table:table-cell office:value-type="string" table:style-name="ce1">
            <text:p>ccseuredisp03.235e57f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52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6-0202.eu-central-1.hcloud.h53</text:p>
          </table:table-cell>
          <table:table-cell office:value-type="string" table:style-name="ce1">
            <text:p>2024-03-22T02:40:29Z</text:p>
          </table:table-cell>
          <table:table-cell office:value-type="string" table:style-name="ce1">
            <text:p>2024-03-22T02:43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94dff95-bb4f-4682-a912-79b20f18531d</text:p>
          </table:table-cell>
          <table:table-cell office:value-type="string" table:style-name="ce1">
            <text:p>kcseurediss02.0990ac19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65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3-22T02:38:32Z</text:p>
          </table:table-cell>
          <table:table-cell office:value-type="string" table:style-name="ce1">
            <text:p>2024-03-22T02:41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1719d24-0f0f-4554-bf77-3f9ac9467666</text:p>
          </table:table-cell>
          <table:table-cell office:value-type="string" table:style-name="ce1">
            <text:p>kcseurediss01.abe0cf48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72.17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3-22T02:38:30Z</text:p>
          </table:table-cell>
          <table:table-cell office:value-type="string" table:style-name="ce1">
            <text:p>2024-03-22T02:41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d7ad61f-baa3-4cec-b310-cade2af72347</text:p>
          </table:table-cell>
          <table:table-cell office:value-type="string" table:style-name="ce1">
            <text:p>gcseurediss03.0f136f6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113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3-22T02:38:30Z</text:p>
          </table:table-cell>
          <table:table-cell office:value-type="string" table:style-name="ce1">
            <text:p>2024-03-22T02:41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a5967ee-9c65-4a5d-be92-400930784156</text:p>
          </table:table-cell>
          <table:table-cell office:value-type="string" table:style-name="ce1">
            <text:p>kcseurediss03.2d12400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2.24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3-22T02:38:29Z</text:p>
          </table:table-cell>
          <table:table-cell office:value-type="string" table:style-name="ce1">
            <text:p>2024-03-22T02:41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5c47c59-4452-4627-a115-b09b8921bb3a</text:p>
          </table:table-cell>
          <table:table-cell office:value-type="string" table:style-name="ce1">
            <text:p>gcseuhmgidredisp02.8c08d40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82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7-0202.eu-central-1.hcloud.h53</text:p>
          </table:table-cell>
          <table:table-cell office:value-type="string" table:style-name="ce1">
            <text:p>2024-03-22T02:38:29Z</text:p>
          </table:table-cell>
          <table:table-cell office:value-type="string" table:style-name="ce1">
            <text:p>2024-03-22T02:41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b021123-5a3b-42b6-8927-fdd69b908950</text:p>
          </table:table-cell>
          <table:table-cell office:value-type="string" table:style-name="ce1">
            <text:p>ccseurediss03.5e304f9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2.23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3-22T02:38:29Z</text:p>
          </table:table-cell>
          <table:table-cell office:value-type="string" table:style-name="ce1">
            <text:p>2024-03-22T02:41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543f93a-cb68-4e5f-88e3-7672d52c52d4</text:p>
          </table:table-cell>
          <table:table-cell office:value-type="string" table:style-name="ce1">
            <text:p>ccseurediss02.fd0216a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97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3-22T02:38:27Z</text:p>
          </table:table-cell>
          <table:table-cell office:value-type="string" table:style-name="ce1">
            <text:p>2024-03-22T02:4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4ecdfc8-d6a0-418a-8791-0db2a490e6b7</text:p>
          </table:table-cell>
          <table:table-cell office:value-type="string" table:style-name="ce1">
            <text:p>gcseuhmgidredisp01.4500769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18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6-0202.eu-central-1.hcloud.h53</text:p>
          </table:table-cell>
          <table:table-cell office:value-type="string" table:style-name="ce1">
            <text:p>2024-03-22T02:38:27Z</text:p>
          </table:table-cell>
          <table:table-cell office:value-type="string" table:style-name="ce1">
            <text:p>2024-03-22T02:4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9317385-6d3c-4e50-ab64-9c1e5f37b730</text:p>
          </table:table-cell>
          <table:table-cell office:value-type="string" table:style-name="ce1">
            <text:p>gcseurediss01.b595b8a2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70.182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3-22T02:38:27Z</text:p>
          </table:table-cell>
          <table:table-cell office:value-type="string" table:style-name="ce1">
            <text:p>2024-03-22T02:4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3cfb7dc-e829-4c8e-8f3a-544960ed74b9</text:p>
          </table:table-cell>
          <table:table-cell office:value-type="string" table:style-name="ce1">
            <text:p>ccseurediss01.516cbe0d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68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3-22T02:38:27Z</text:p>
          </table:table-cell>
          <table:table-cell office:value-type="string" table:style-name="ce1">
            <text:p>2024-03-22T02:4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c8f8ebe-d367-4a60-bd6d-db59c8793b88</text:p>
          </table:table-cell>
          <table:table-cell office:value-type="string" table:style-name="ce1">
            <text:p>gcseuhmgidredisp03.c00d337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22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9-0104.eu-central-2.hcloud.h53</text:p>
          </table:table-cell>
          <table:table-cell office:value-type="string" table:style-name="ce1">
            <text:p>2024-03-22T02:38:26Z</text:p>
          </table:table-cell>
          <table:table-cell office:value-type="string" table:style-name="ce1">
            <text:p>2024-03-22T02:4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1f3705e-6d99-44ce-a3fc-91a1cfb5bede</text:p>
          </table:table-cell>
          <table:table-cell office:value-type="string" table:style-name="ce1">
            <text:p>gcseurediss02.8cdd313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72.6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3-22T02:38:26Z</text:p>
          </table:table-cell>
          <table:table-cell office:value-type="string" table:style-name="ce1">
            <text:p>2024-03-22T02:4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8f2bbc5-ac58-40f8-9810-32cbd0400523</text:p>
          </table:table-cell>
          <table:table-cell office:value-type="string" table:style-name="ce1">
            <text:p>ccseuvtwindashboards01.1d578a3b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70.12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3-15T07:21:43Z</text:p>
          </table:table-cell>
          <table:table-cell office:value-type="string" table:style-name="ce1">
            <text:p>2024-03-15T07:24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4bde7be-376c-47f2-9db3-6e8b1b0a583d</text:p>
          </table:table-cell>
          <table:table-cell office:value-type="string" table:style-name="ce1">
            <text:p>bastion-infotech02.95fdbaf1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a:172.30.72.13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3-15T05:12:24Z</text:p>
          </table:table-cell>
          <table:table-cell office:value-type="string" table:style-name="ce1">
            <text:p>2024-10-30T05:15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3c4ee90-1714-4f74-9714-de79f2f90ee1</text:p>
          </table:table-cell>
          <table:table-cell office:value-type="string" table:style-name="ce1">
            <text:p>ccseuuptimedeploys01.828574a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70.15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3-14T09:04:02Z</text:p>
          </table:table-cell>
          <table:table-cell office:value-type="string" table:style-name="ce1">
            <text:p>2024-03-14T09:11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f3bda62-eb2f-455e-a39e-28f018768d17</text:p>
          </table:table-cell>
          <table:table-cell office:value-type="string" table:style-name="ce1">
            <text:p>bastion-infotech01.d6edab6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a:172.28.72.35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3-14T08:20:35Z</text:p>
          </table:table-cell>
          <table:table-cell office:value-type="string" table:style-name="ce1">
            <text:p>2024-10-02T05:10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891d09a-e7bf-47b6-b6ba-a93745b71265</text:p>
          </table:table-cell>
          <table:table-cell office:value-type="string" table:style-name="ce1">
            <text:p>iperf.d3e7510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72.18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3-13T08:21:07Z</text:p>
          </table:table-cell>
          <table:table-cell office:value-type="string" table:style-name="ce1">
            <text:p>2024-03-13T08:28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33da8fa-5afd-4749-bdb0-d239462e8f3f</text:p>
          </table:table-cell>
          <table:table-cell office:value-type="string" table:style-name="ce1">
            <text:p>ccsbasstg02.35fbaec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72.23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3-12T08:12:47Z</text:p>
          </table:table-cell>
          <table:table-cell office:value-type="string" table:style-name="ce1">
            <text:p>2024-05-28T10:08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d62dad7-76c6-4b82-8a10-ea2b287efc2a</text:p>
          </table:table-cell>
          <table:table-cell office:value-type="string" table:style-name="ce1">
            <text:p>ccsbasstg01.593cde1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70.6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3-12T08:11:54Z</text:p>
          </table:table-cell>
          <table:table-cell office:value-type="string" table:style-name="ce1">
            <text:p>2024-05-28T10:08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0f5ebff-edfd-49be-9b1b-67e50a048fec</text:p>
          </table:table-cell>
          <table:table-cell office:value-type="string" table:style-name="ce1">
            <text:p>rocky-image-new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a:172.28.70.4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3-09T09:57:25Z</text:p>
          </table:table-cell>
          <table:table-cell office:value-type="string" table:style-name="ce1">
            <text:p>2024-03-09T09:57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bf0c3f2-a530-46b4-b3c1-24281cdfdf29</text:p>
          </table:table-cell>
          <table:table-cell office:value-type="string" table:style-name="ce1">
            <text:p>gaia-stg-rke2-15a3-m00-32ed805d-2rtln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24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3-08T00:55:40Z</text:p>
          </table:table-cell>
          <table:table-cell office:value-type="string" table:style-name="ce1">
            <text:p>2024-04-01T23:46:2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7568f48-b5a6-4c0b-b1bc-66d9496b2819</text:p>
          </table:table-cell>
          <table:table-cell office:value-type="string" table:style-name="ce1">
            <text:p>gaia-stg-rke2-w00-05d14530-gl6jc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199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3-07T11:33:27Z</text:p>
          </table:table-cell>
          <table:table-cell office:value-type="string" table:style-name="ce1">
            <text:p>2024-03-07T11:33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0e58c47-6779-4791-b70f-1687e305508c</text:p>
          </table:table-cell>
          <table:table-cell office:value-type="string" table:style-name="ce1">
            <text:p>hclouddemo-stg-8c-euce2-0107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99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3-07T08:08:45Z</text:p>
          </table:table-cell>
          <table:table-cell office:value-type="string" table:style-name="ce1">
            <text:p>2024-04-18T00:49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ea84afb-5fce-43a6-9a30-b9b860934483</text:p>
          </table:table-cell>
          <table:table-cell office:value-type="string" table:style-name="ce1">
            <text:p>hclouddemo-stg-8c-euce2-0108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72.11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3-07T08:04:22Z</text:p>
          </table:table-cell>
          <table:table-cell office:value-type="string" table:style-name="ce1">
            <text:p>2024-04-18T00:49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e9a3083-16bb-43ae-9b74-4d09b5a99020</text:p>
          </table:table-cell>
          <table:table-cell office:value-type="string" table:style-name="ce1">
            <text:p>hclouddemo-stg-8c-euce1-worker2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72.5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3-07T05:45:13Z</text:p>
          </table:table-cell>
          <table:table-cell office:value-type="string" table:style-name="ce1">
            <text:p>2024-04-18T00:49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b157a36-af31-4ef2-80b5-76ac16164c07</text:p>
          </table:table-cell>
          <table:table-cell office:value-type="string" table:style-name="ce1">
            <text:p>hclouddemo-stg-16c-euce1-0405-dkc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28.72.6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3-07T05:26:08Z</text:p>
          </table:table-cell>
          <table:table-cell office:value-type="string" table:style-name="ce1">
            <text:p>2024-04-18T00:49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b85945f-fe9c-406e-9261-156b6e2d55db</text:p>
          </table:table-cell>
          <table:table-cell office:value-type="string" table:style-name="ce1">
            <text:p>hy-test-030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72.20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3-07T02:29:22Z</text:p>
          </table:table-cell>
          <table:table-cell office:value-type="string" table:style-name="ce1">
            <text:p>2024-03-07T02:30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89a1711-9755-4e58-8c77-c1ee555f03ed</text:p>
          </table:table-cell>
          <table:table-cell office:value-type="string" table:style-name="ce1">
            <text:p>ccsbasprd02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8.214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1-0106.eu-central-2.hcloud.h53</text:p>
          </table:table-cell>
          <table:table-cell office:value-type="string" table:style-name="ce1">
            <text:p>2024-03-03T09:06:26Z</text:p>
          </table:table-cell>
          <table:table-cell office:value-type="string" table:style-name="ce1">
            <text:p>2024-05-28T10:04:2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f4f69d-f699-4db7-99c7-7aa738c0df5c</text:p>
          </table:table-cell>
          <table:table-cell office:value-type="string" table:style-name="ce1">
            <text:p>ccsbasprd0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7.232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8-0202.eu-central-1.hcloud.h53</text:p>
          </table:table-cell>
          <table:table-cell office:value-type="string" table:style-name="ce1">
            <text:p>2024-03-03T09:05:22Z</text:p>
          </table:table-cell>
          <table:table-cell office:value-type="string" table:style-name="ce1">
            <text:p>2024-05-28T10:04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a06766a-9af7-4ac7-bc80-84af65645aec</text:p>
          </table:table-cell>
          <table:table-cell office:value-type="string" table:style-name="ce1">
            <text:p>ccseu-dkc2kql-stg-eu-central-2-master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72.25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2-27T00:02:57Z</text:p>
          </table:table-cell>
          <table:table-cell office:value-type="string" table:style-name="ce1">
            <text:p>2024-02-27T00:11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a09ee73-3d8a-4957-866a-df356980e9c3</text:p>
          </table:table-cell>
          <table:table-cell office:value-type="string" table:style-name="ce1">
            <text:p>ccseu-dkc2kql-stg-eu-central-1-worker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28.72.10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2-27T00:02:52Z</text:p>
          </table:table-cell>
          <table:table-cell office:value-type="string" table:style-name="ce1">
            <text:p>2024-02-27T00:11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7623e5-9aab-4e3c-9696-d131c62be538</text:p>
          </table:table-cell>
          <table:table-cell office:value-type="string" table:style-name="ce1">
            <text:p>ccseu-dkc2kql-stg-eu-central-2-master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72.21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2-27T00:02:52Z</text:p>
          </table:table-cell>
          <table:table-cell office:value-type="string" table:style-name="ce1">
            <text:p>2024-02-27T00:11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265100c-8e4f-4eff-a213-cee18e186848</text:p>
          </table:table-cell>
          <table:table-cell office:value-type="string" table:style-name="ce1">
            <text:p>ccseu-dkc2kql-stg-eu-central-1-master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72.6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2-27T00:02:52Z</text:p>
          </table:table-cell>
          <table:table-cell office:value-type="string" table:style-name="ce1">
            <text:p>2024-02-27T00:11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f97023e-9c7d-4c00-bebb-b22fd3813567</text:p>
          </table:table-cell>
          <table:table-cell office:value-type="string" table:style-name="ce1">
            <text:p>ccseu-dkc2kql-stg-eu-central-1-worker2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28.72.1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2-27T00:02:52Z</text:p>
          </table:table-cell>
          <table:table-cell office:value-type="string" table:style-name="ce1">
            <text:p>2024-02-27T00:11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3139193-5310-4f03-85df-38aa9a4c7cf5</text:p>
          </table:table-cell>
          <table:table-cell office:value-type="string" table:style-name="ce1">
            <text:p>ccseu-dkc2kql-stg-eu-central-2-worker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30.72.4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2-27T00:02:51Z</text:p>
          </table:table-cell>
          <table:table-cell office:value-type="string" table:style-name="ce1">
            <text:p>2024-02-27T00:11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73495f0-3e23-4ec7-a334-3b952d7ade43</text:p>
          </table:table-cell>
          <table:table-cell office:value-type="string" table:style-name="ce1">
            <text:p>ccseu-dkc2kql-stg-eu-central-2-worker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30.72.24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2-27T00:02:47Z</text:p>
          </table:table-cell>
          <table:table-cell office:value-type="string" table:style-name="ce1">
            <text:p>2024-02-27T00:11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e3dbf16-cd04-44d9-94b8-3ebc21abd297</text:p>
          </table:table-cell>
          <table:table-cell office:value-type="string" table:style-name="ce1">
            <text:p>ccseu-dkc2hql-stg-eu-central-1-worker2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28.72.21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2-26T23:21:44Z</text:p>
          </table:table-cell>
          <table:table-cell office:value-type="string" table:style-name="ce1">
            <text:p>2024-10-02T05:43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17e5a4e-3680-43ab-8a0a-c4f48f99050c</text:p>
          </table:table-cell>
          <table:table-cell office:value-type="string" table:style-name="ce1">
            <text:p>ccseu-dkc2hql-stg-eu-central-1-master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72.2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2-26T23:21:44Z</text:p>
          </table:table-cell>
          <table:table-cell office:value-type="string" table:style-name="ce1">
            <text:p>2024-02-26T23:28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df80bc8-38a9-41e3-afac-2710c3669363</text:p>
          </table:table-cell>
          <table:table-cell office:value-type="string" table:style-name="ce1">
            <text:p>ccseu-dkc2hql-stg-eu-central-2-master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72.11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2-26T23:21:43Z</text:p>
          </table:table-cell>
          <table:table-cell office:value-type="string" table:style-name="ce1">
            <text:p>2024-02-26T23:28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c773b65-654b-47f2-924b-eed9b2d02619</text:p>
          </table:table-cell>
          <table:table-cell office:value-type="string" table:style-name="ce1">
            <text:p>ccseu-dkc2hql-stg-eu-central-1-worker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28.72.3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2-26T23:21:43Z</text:p>
          </table:table-cell>
          <table:table-cell office:value-type="string" table:style-name="ce1">
            <text:p>2024-10-02T05:44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4a15c22-5b8a-4aae-883d-86998814f3fa</text:p>
          </table:table-cell>
          <table:table-cell office:value-type="string" table:style-name="ce1">
            <text:p>ccseu-dkc2hql-stg-eu-central-2-worker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30.72.19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2-26T23:21:40Z</text:p>
          </table:table-cell>
          <table:table-cell office:value-type="string" table:style-name="ce1">
            <text:p>2024-02-26T23:27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a4a063a-738d-40a4-842e-b2102bc513e0</text:p>
          </table:table-cell>
          <table:table-cell office:value-type="string" table:style-name="ce1">
            <text:p>ccseu-dkc2hql-stg-eu-central-1-master2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72.75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2-26T23:21:39Z</text:p>
          </table:table-cell>
          <table:table-cell office:value-type="string" table:style-name="ce1">
            <text:p>2024-02-26T23:28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d9be246-3f49-417d-958b-8b96a1331cd7</text:p>
          </table:table-cell>
          <table:table-cell office:value-type="string" table:style-name="ce1">
            <text:p>ccseu-dkc2hql-stg-eu-central-2-worker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30.72.6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2-26T23:21:39Z</text:p>
          </table:table-cell>
          <table:table-cell office:value-type="string" table:style-name="ce1">
            <text:p>2024-02-26T23:27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aeccc4c-e415-4976-a8d8-cad01a09ba4e</text:p>
          </table:table-cell>
          <table:table-cell office:value-type="string" table:style-name="ce1">
            <text:p>gcseu-dkc2gql-stg-eu-central-2-master3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8.15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2-22T12:23:47Z</text:p>
          </table:table-cell>
          <table:table-cell office:value-type="string" table:style-name="ce1">
            <text:p>2024-02-22T12:28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7740bac-268a-44bb-b953-3e30cfe56b59</text:p>
          </table:table-cell>
          <table:table-cell office:value-type="string" table:style-name="ce1">
            <text:p>gcseu-dkc2gql-stg-eu-central-1-worker2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28.68.12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2-22T11:54:14Z</text:p>
          </table:table-cell>
          <table:table-cell office:value-type="string" table:style-name="ce1">
            <text:p>2024-02-22T12:00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89060c2-b2f2-4b58-b1f2-c8e1393f637b</text:p>
          </table:table-cell>
          <table:table-cell office:value-type="string" table:style-name="ce1">
            <text:p>gcseu-dkc2gql-stg-eu-central-2-worker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30.68.11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2-22T11:54:11Z</text:p>
          </table:table-cell>
          <table:table-cell office:value-type="string" table:style-name="ce1">
            <text:p>2024-02-22T12:00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e98d3b5-4212-4834-a4e5-63f823eb6c36</text:p>
          </table:table-cell>
          <table:table-cell office:value-type="string" table:style-name="ce1">
            <text:p>gcseu-dkc2gql-stg-eu-central-1-master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8.83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2-22T11:54:10Z</text:p>
          </table:table-cell>
          <table:table-cell office:value-type="string" table:style-name="ce1">
            <text:p>2024-10-02T05:40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89f3d04-f89b-45f4-90c5-76ea29510117</text:p>
          </table:table-cell>
          <table:table-cell office:value-type="string" table:style-name="ce1">
            <text:p>gcseu-dkc2gql-stg-eu-central-2-master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8.93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2-22T11:54:09Z</text:p>
          </table:table-cell>
          <table:table-cell office:value-type="string" table:style-name="ce1">
            <text:p>2024-02-22T12:00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913c3cc-e017-4a17-8ec5-0e60af681d32</text:p>
          </table:table-cell>
          <table:table-cell office:value-type="string" table:style-name="ce1">
            <text:p>gcseu-dkc2gql-stg-eu-central-1-worker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28.68.16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2-22T11:54:07Z</text:p>
          </table:table-cell>
          <table:table-cell office:value-type="string" table:style-name="ce1">
            <text:p>2024-02-22T12:00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dff8118-0c6d-4502-a50e-292ed7bf5d12</text:p>
          </table:table-cell>
          <table:table-cell office:value-type="string" table:style-name="ce1">
            <text:p>gcseu-dkc2gql-stg-eu-central-2-worker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30.68.9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2-22T11:54:02Z</text:p>
          </table:table-cell>
          <table:table-cell office:value-type="string" table:style-name="ce1">
            <text:p>2024-02-22T12:00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4385f8e-31a0-4b31-82dd-aa4823d183a6</text:p>
          </table:table-cell>
          <table:table-cell office:value-type="string" table:style-name="ce1">
            <text:p>ki-ccssre-bastion0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30.66.174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2-22T05:41:03Z</text:p>
          </table:table-cell>
          <table:table-cell office:value-type="string" table:style-name="ce1">
            <text:p>2024-03-07T11:46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45d197a-b65f-4302-a8f1-ab6043eff022</text:p>
          </table:table-cell>
          <table:table-cell office:value-type="string" table:style-name="ce1">
            <text:p>ki-ccssre-bastion0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13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02-22T05:39:51Z</text:p>
          </table:table-cell>
          <table:table-cell office:value-type="string" table:style-name="ce1">
            <text:p>2024-03-07T11:46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42b769a-0da5-4741-a251-a4088d1b61bb</text:p>
          </table:table-cell>
          <table:table-cell office:value-type="string" table:style-name="ce1">
            <text:p>hy-ccssre-bastion0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30.66.156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2-22T05:34:57Z</text:p>
          </table:table-cell>
          <table:table-cell office:value-type="string" table:style-name="ce1">
            <text:p>2024-03-07T11:46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90929e4-7b06-4452-b16e-77a5c185c1d3</text:p>
          </table:table-cell>
          <table:table-cell office:value-type="string" table:style-name="ce1">
            <text:p>hy-ccssre-bastion0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14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02-22T05:33:49Z</text:p>
          </table:table-cell>
          <table:table-cell office:value-type="string" table:style-name="ce1">
            <text:p>2024-03-07T11:46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c478a09-830f-4fde-9ff6-cde59f54fefc</text:p>
          </table:table-cell>
          <table:table-cell office:value-type="string" table:style-name="ce1">
            <text:p>ccssre-bastion0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30.66.19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2-22T05:21:41Z</text:p>
          </table:table-cell>
          <table:table-cell office:value-type="string" table:style-name="ce1">
            <text:p>2024-03-07T11:46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457cf52-e0d6-443d-85a7-a7a5f5d510be</text:p>
          </table:table-cell>
          <table:table-cell office:value-type="string" table:style-name="ce1">
            <text:p>ccssre-bastion0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70.8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4-02-22T04:57:58Z</text:p>
          </table:table-cell>
          <table:table-cell office:value-type="string" table:style-name="ce1">
            <text:p>2024-03-07T11:46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172c735-b502-4e24-b9a5-2469244f3cf6</text:p>
          </table:table-cell>
          <table:table-cell office:value-type="string" table:style-name="ce1">
            <text:p>coc-test-0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70.22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2-17T03:28:58Z</text:p>
          </table:table-cell>
          <table:table-cell office:value-type="string" table:style-name="ce1">
            <text:p>2024-07-11T00:14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746eea9-dc53-4c49-bd14-421ac7310cc5</text:p>
          </table:table-cell>
          <table:table-cell office:value-type="string" table:style-name="ce1">
            <text:p>ccs-eu-k-prd-hub-0105-worker1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100GB</text:p>
          </table:table-cell>
          <table:table-cell office:value-type="string" table:style-name="ce1">
            <text:p>eu-central-prd-a:172.31.67.76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8-0105.eu-central-2.hcloud.h53</text:p>
          </table:table-cell>
          <table:table-cell office:value-type="string" table:style-name="ce1">
            <text:p>2024-02-16T05:21:52Z</text:p>
          </table:table-cell>
          <table:table-cell office:value-type="string" table:style-name="ce1">
            <text:p>2025-01-17T06:33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3787b20-3859-4727-b2d3-da0a1ef2005a</text:p>
          </table:table-cell>
          <table:table-cell office:value-type="string" table:style-name="ce1">
            <text:p>ccs-eu-h-prd-hub-0105-worker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100GB</text:p>
          </table:table-cell>
          <table:table-cell office:value-type="string" table:style-name="ce1">
            <text:p>eu-central-prd-a:172.31.67.189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7-0105.eu-central-2.hcloud.h53</text:p>
          </table:table-cell>
          <table:table-cell office:value-type="string" table:style-name="ce1">
            <text:p>2024-02-16T04:56:47Z</text:p>
          </table:table-cell>
          <table:table-cell office:value-type="string" table:style-name="ce1">
            <text:p>2024-02-16T04:56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7b1facf-8a72-4a66-b855-f9b18c5996f7</text:p>
          </table:table-cell>
          <table:table-cell office:value-type="string" table:style-name="ce1">
            <text:p>ccs-eu-k-prd-hub-0106-worker2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100GB</text:p>
          </table:table-cell>
          <table:table-cell office:value-type="string" table:style-name="ce1">
            <text:p>eu-central-prd-a:172.31.68.80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9-0106.eu-central-2.hcloud.h53</text:p>
          </table:table-cell>
          <table:table-cell office:value-type="string" table:style-name="ce1">
            <text:p>2024-02-16T01:53:58Z</text:p>
          </table:table-cell>
          <table:table-cell office:value-type="string" table:style-name="ce1">
            <text:p>2025-01-17T06:33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aa83cfe-099c-4b9a-ba85-3a0dfc514c9b</text:p>
          </table:table-cell>
          <table:table-cell office:value-type="string" table:style-name="ce1">
            <text:p>ccseuvtwinsentinelp03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31.68.159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5-0106.eu-central-2.hcloud.h53</text:p>
          </table:table-cell>
          <table:table-cell office:value-type="string" table:style-name="ce1">
            <text:p>2024-02-15T04:49:54Z</text:p>
          </table:table-cell>
          <table:table-cell office:value-type="string" table:style-name="ce1">
            <text:p>2024-03-08T05:23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1b1ffe6-1d06-4582-ba26-5ab340b85042</text:p>
          </table:table-cell>
          <table:table-cell office:value-type="string" table:style-name="ce1">
            <text:p>hmgidqbs0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30.66.140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2-15T01:44:12Z</text:p>
          </table:table-cell>
          <table:table-cell office:value-type="string" table:style-name="ce1">
            <text:p>2024-03-07T11:46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35f110c-ad14-4d7d-b80a-bf466fc188ef</text:p>
          </table:table-cell>
          <table:table-cell office:value-type="string" table:style-name="ce1">
            <text:p>hmgidqbs0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66.184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2-15T01:36:21Z</text:p>
          </table:table-cell>
          <table:table-cell office:value-type="string" table:style-name="ce1">
            <text:p>2024-03-07T11:46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a8c3b8e-3aaf-49cc-b471-69ded22d2db2</text:p>
          </table:table-cell>
          <table:table-cell office:value-type="string" table:style-name="ce1">
            <text:p>ccseuvtwinsentinelp02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8.249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8-0203.eu-central-1.hcloud.h53</text:p>
          </table:table-cell>
          <table:table-cell office:value-type="string" table:style-name="ce1">
            <text:p>2024-02-15T01:25:32Z</text:p>
          </table:table-cell>
          <table:table-cell office:value-type="string" table:style-name="ce1">
            <text:p>2024-03-08T05:23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b9642ea-d6d8-4fb3-80a4-83909449f61e</text:p>
          </table:table-cell>
          <table:table-cell office:value-type="string" table:style-name="ce1">
            <text:p>ccseuvtwinsentinelp0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7.71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8-0202.eu-central-1.hcloud.h53</text:p>
          </table:table-cell>
          <table:table-cell office:value-type="string" table:style-name="ce1">
            <text:p>2024-02-15T01:24:43Z</text:p>
          </table:table-cell>
          <table:table-cell office:value-type="string" table:style-name="ce1">
            <text:p>2024-03-08T05:23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219d7ce-a871-4a8b-b5f2-f0216bd85244</text:p>
          </table:table-cell>
          <table:table-cell office:value-type="string" table:style-name="ce1">
            <text:p>ccseuvtwinsentinels03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6.239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2-15T01:23:20Z</text:p>
          </table:table-cell>
          <table:table-cell office:value-type="string" table:style-name="ce1">
            <text:p>2024-03-07T11:46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6d7d5d9-6dde-400e-ae11-db4ea5808588</text:p>
          </table:table-cell>
          <table:table-cell office:value-type="string" table:style-name="ce1">
            <text:p>ccseuvtwinsentinels02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8.13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2-15T01:22:35Z</text:p>
          </table:table-cell>
          <table:table-cell office:value-type="string" table:style-name="ce1">
            <text:p>2024-03-07T11:46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4407a05-9f0b-470b-8fce-e61e23693efb</text:p>
          </table:table-cell>
          <table:table-cell office:value-type="string" table:style-name="ce1">
            <text:p>ccseuvtwinsentinels0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6.3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2-15T01:21:44Z</text:p>
          </table:table-cell>
          <table:table-cell office:value-type="string" table:style-name="ce1">
            <text:p>2024-03-07T11:45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ae0c013-bb8f-4ca6-bf5e-af5de8aee8be</text:p>
          </table:table-cell>
          <table:table-cell office:value-type="string" table:style-name="ce1">
            <text:p>ccs-eu-k-prd-msa-0105-worker2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7.110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5-0105.eu-central-2.hcloud.h53</text:p>
          </table:table-cell>
          <table:table-cell office:value-type="string" table:style-name="ce1">
            <text:p>2024-02-08T07:34:55Z</text:p>
          </table:table-cell>
          <table:table-cell office:value-type="string" table:style-name="ce1">
            <text:p>2025-01-17T06:33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986519c-cdc7-4ad9-a16e-4480f523dce1</text:p>
          </table:table-cell>
          <table:table-cell office:value-type="string" table:style-name="ce1">
            <text:p>ccs-eu-k-prd-msa-0105-worker3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7.126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0-0105.eu-central-2.hcloud.h53</text:p>
          </table:table-cell>
          <table:table-cell office:value-type="string" table:style-name="ce1">
            <text:p>2024-02-08T07:23:26Z</text:p>
          </table:table-cell>
          <table:table-cell office:value-type="string" table:style-name="ce1">
            <text:p>2025-01-17T06:34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1399ab5-ec59-4dd8-9b24-438cd598f5eb</text:p>
          </table:table-cell>
          <table:table-cell office:value-type="string" table:style-name="ce1">
            <text:p>ccs-eu-k-prd-msa-0105-worker4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7.153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9-0105.eu-central-2.hcloud.h53</text:p>
          </table:table-cell>
          <table:table-cell office:value-type="string" table:style-name="ce1">
            <text:p>2024-02-08T07:17:48Z</text:p>
          </table:table-cell>
          <table:table-cell office:value-type="string" table:style-name="ce1">
            <text:p>2025-01-17T06:33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2e1bf0f-5896-4282-b2e0-161a794e7749</text:p>
          </table:table-cell>
          <table:table-cell office:value-type="string" table:style-name="ce1">
            <text:p>ccs-eu-h-prd-msa-0104-worker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6.73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2-0104.eu-central-2.hcloud.h53</text:p>
          </table:table-cell>
          <table:table-cell office:value-type="string" table:style-name="ce1">
            <text:p>2024-02-08T07:01:55Z</text:p>
          </table:table-cell>
          <table:table-cell office:value-type="string" table:style-name="ce1">
            <text:p>2024-02-08T07:02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c57344f-5d08-4258-81fb-999f75a9f49a</text:p>
          </table:table-cell>
          <table:table-cell office:value-type="string" table:style-name="ce1">
            <text:p>test2.97b578a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a:172.28.68.19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2-08T06:57:16Z</text:p>
          </table:table-cell>
          <table:table-cell office:value-type="string" table:style-name="ce1">
            <text:p>2024-10-02T05:16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3b84218-c12b-416f-b672-2d3985643730</text:p>
          </table:table-cell>
          <table:table-cell office:value-type="string" table:style-name="ce1">
            <text:p>ccs-eu-k-prd-0106-master3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8.56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9-0106.eu-central-2.hcloud.h53</text:p>
          </table:table-cell>
          <table:table-cell office:value-type="string" table:style-name="ce1">
            <text:p>2024-02-08T05:58:17Z</text:p>
          </table:table-cell>
          <table:table-cell office:value-type="string" table:style-name="ce1">
            <text:p>2025-01-17T06:33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6814ba5-9df0-4270-8f92-829a4a3db9c7</text:p>
          </table:table-cell>
          <table:table-cell office:value-type="string" table:style-name="ce1">
            <text:p>ccs-eu-k-prd-0104-master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162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5-0104.eu-central-2.hcloud.h53</text:p>
          </table:table-cell>
          <table:table-cell office:value-type="string" table:style-name="ce1">
            <text:p>2024-02-08T05:58:16Z</text:p>
          </table:table-cell>
          <table:table-cell office:value-type="string" table:style-name="ce1">
            <text:p>2024-02-08T05:58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217a8bf-464b-4378-b15c-349306384134</text:p>
          </table:table-cell>
          <table:table-cell office:value-type="string" table:style-name="ce1">
            <text:p>ccs-eu-h-prd-0104-master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199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5-0104.eu-central-2.hcloud.h53</text:p>
          </table:table-cell>
          <table:table-cell office:value-type="string" table:style-name="ce1">
            <text:p>2024-02-08T05:49:21Z</text:p>
          </table:table-cell>
          <table:table-cell office:value-type="string" table:style-name="ce1">
            <text:p>2024-03-26T02:09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28c05d1-96f7-47a0-b642-cd3c450a92d9</text:p>
          </table:table-cell>
          <table:table-cell office:value-type="string" table:style-name="ce1">
            <text:p>ccs-eu-h-prd-0104-master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160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02-08T05:49:20Z</text:p>
          </table:table-cell>
          <table:table-cell office:value-type="string" table:style-name="ce1">
            <text:p>2024-02-08T05:49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0bff1e0-44d8-49f4-8886-91aa545b7271</text:p>
          </table:table-cell>
          <table:table-cell office:value-type="string" table:style-name="ce1">
            <text:p>ccs-eu-h-prd-msa-0105-worker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7.182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8-0105.eu-central-2.hcloud.h53</text:p>
          </table:table-cell>
          <table:table-cell office:value-type="string" table:style-name="ce1">
            <text:p>2024-02-08T05:49:18Z</text:p>
          </table:table-cell>
          <table:table-cell office:value-type="string" table:style-name="ce1">
            <text:p>2024-02-08T05:49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a3ff623-dcd6-4c29-8ebf-5a2c71cdb181</text:p>
          </table:table-cell>
          <table:table-cell office:value-type="string" table:style-name="ce1">
            <text:p>ccs-eu-h-prd-msa-0105-worker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7.54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8-0105.eu-central-2.hcloud.h53</text:p>
          </table:table-cell>
          <table:table-cell office:value-type="string" table:style-name="ce1">
            <text:p>2024-02-08T05:49:17Z</text:p>
          </table:table-cell>
          <table:table-cell office:value-type="string" table:style-name="ce1">
            <text:p>2024-02-08T05:49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a628ddf-78d7-45b4-a3f9-996fe0e729f2</text:p>
          </table:table-cell>
          <table:table-cell office:value-type="string" table:style-name="ce1">
            <text:p>ccs-eu-h-prd-0104-master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217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2-0104.eu-central-2.hcloud.h53</text:p>
          </table:table-cell>
          <table:table-cell office:value-type="string" table:style-name="ce1">
            <text:p>2024-02-08T05:49:16Z</text:p>
          </table:table-cell>
          <table:table-cell office:value-type="string" table:style-name="ce1">
            <text:p>2024-02-08T05:49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f61f93e-b1f3-449e-8958-2c743542019e</text:p>
          </table:table-cell>
          <table:table-cell office:value-type="string" table:style-name="ce1">
            <text:p>ccs2-eu-loct-k-pg-dbp02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15 eu-central-prd-a-hb:192.168.66.210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7-0106.eu-central-2.hcloud.h53</text:p>
          </table:table-cell>
          <table:table-cell office:value-type="string" table:style-name="ce1">
            <text:p>2024-02-08T04:21:10Z</text:p>
          </table:table-cell>
          <table:table-cell office:value-type="string" table:style-name="ce1">
            <text:p>2024-03-08T05:23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09e62c7-c8c9-4b3d-99f1-19533827f6f6</text:p>
          </table:table-cell>
          <table:table-cell office:value-type="string" table:style-name="ce1">
            <text:p>ccs2-eu-loct-k-pg-dbp01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66 eu-central-prd-a-hb:192.168.66.204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9-0106.eu-central-2.hcloud.h53</text:p>
          </table:table-cell>
          <table:table-cell office:value-type="string" table:style-name="ce1">
            <text:p>2024-02-08T04:20:59Z</text:p>
          </table:table-cell>
          <table:table-cell office:value-type="string" table:style-name="ce1">
            <text:p>2024-03-08T05:23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64276e6-0478-4e2a-bd00-be3ff79caa25</text:p>
          </table:table-cell>
          <table:table-cell office:value-type="string" table:style-name="ce1">
            <text:p>euhclouddemo01.eu-central.stg.h53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1vCPU_RAM2GB_Disk50GB</text:p>
          </table:table-cell>
          <table:table-cell table:number-columns-repeated="3" table:style-name="ce1"/>
          <table:table-cell office:value-type="string" table:style-name="ce1">
            <text:p>2024-02-07T07:19:53Z</text:p>
          </table:table-cell>
          <table:table-cell office:value-type="string" table:style-name="ce1">
            <text:p>2024-02-07T07:20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2b41e16-6150-4caf-a897-14975774cf0b</text:p>
          </table:table-cell>
          <table:table-cell office:value-type="string" table:style-name="ce1">
            <text:p>eu2-010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8.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2-07T04:47:22Z</text:p>
          </table:table-cell>
          <table:table-cell office:value-type="string" table:style-name="ce1">
            <text:p>2024-02-07T04:47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9810bb4-0f69-4310-963f-c33e12685353</text:p>
          </table:table-cell>
          <table:table-cell office:value-type="string" table:style-name="ce1">
            <text:p>eu2-010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8.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2-07T04:47:18Z</text:p>
          </table:table-cell>
          <table:table-cell office:value-type="string" table:style-name="ce1">
            <text:p>2024-02-07T04:47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fedb71b-41b9-4f6e-ba3d-7aa7dfec3770</text:p>
          </table:table-cell>
          <table:table-cell office:value-type="string" table:style-name="ce1">
            <text:p>ccs-eu-g-stg-hub-0405-worker3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8.18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2-07T02:16:33Z</text:p>
          </table:table-cell>
          <table:table-cell office:value-type="string" table:style-name="ce1">
            <text:p>2024-03-11T09:34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995c10e-2129-4df4-82f0-681b49eb84a1</text:p>
          </table:table-cell>
          <table:table-cell office:value-type="string" table:style-name="ce1">
            <text:p>ccseuvtwinrediss0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2-07T02:15:54Z</text:p>
          </table:table-cell>
          <table:table-cell office:value-type="string" table:style-name="ce1">
            <text:p>2024-03-07T11:45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59c6611-4fee-4cbb-8799-4020092f9cd8</text:p>
          </table:table-cell>
          <table:table-cell office:value-type="string" table:style-name="ce1">
            <text:p>ccseuvtwinrdbgs0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16GB_Disk50GB</text:p>
          </table:table-cell>
          <table:table-cell office:value-type="string" table:style-name="ce1">
            <text:p>eu-central-stg-a:172.28.66.12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2-07T02:15:01Z</text:p>
          </table:table-cell>
          <table:table-cell office:value-type="string" table:style-name="ce1">
            <text:p>2024-03-07T11:45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9dc543e-2cbd-4037-a00e-a30723d7a5ca</text:p>
          </table:table-cell>
          <table:table-cell office:value-type="string" table:style-name="ce1">
            <text:p>ccs-eu-g-stg-hub-0305-worker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6.2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2-07T02:09:52Z</text:p>
          </table:table-cell>
          <table:table-cell office:value-type="string" table:style-name="ce1">
            <text:p>2024-03-11T09:34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d3acb7d-6e44-4ee8-b957-8481d2e3032d</text:p>
          </table:table-cell>
          <table:table-cell office:value-type="string" table:style-name="ce1">
            <text:p>ccs-eu-g-stg-msa-0305-worker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28.66.131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2-07T02:09:48Z</text:p>
          </table:table-cell>
          <table:table-cell office:value-type="string" table:style-name="ce1">
            <text:p>2024-03-11T09:35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af55d25-2300-481b-9306-e3519379e045</text:p>
          </table:table-cell>
          <table:table-cell office:value-type="string" table:style-name="ce1">
            <text:p>ccs-eu-g-stg-msa-0405-worker3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28.68.2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2-07T01:31:37Z</text:p>
          </table:table-cell>
          <table:table-cell office:value-type="string" table:style-name="ce1">
            <text:p>2024-10-02T05:44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84b12e7-9f85-4a69-9b01-5141c6e99430</text:p>
          </table:table-cell>
          <table:table-cell office:value-type="string" table:style-name="ce1">
            <text:p>ccs-eu-h-stg-ccs-eu-h-stg-hub-0108-worker-worker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8.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2-06T08:44:46Z</text:p>
          </table:table-cell>
          <table:table-cell office:value-type="string" table:style-name="ce1">
            <text:p>2024-02-06T08:44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0d4034d-6497-4568-9da8-d57315325e89</text:p>
          </table:table-cell>
          <table:table-cell office:value-type="string" table:style-name="ce1">
            <text:p>ccs-eu-h-stg-ccs-eu-h-stg-hub-0108-worker-worker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8.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2-06T08:44:46Z</text:p>
          </table:table-cell>
          <table:table-cell office:value-type="string" table:style-name="ce1">
            <text:p>2024-02-06T08:44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b07a8b0-27ab-4349-9024-d7f88e7097be</text:p>
          </table:table-cell>
          <table:table-cell office:value-type="string" table:style-name="ce1">
            <text:p>ccs-eu-k-stg-hub-0108-worker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stg-a:172.30.68.12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2-06T08:42:33Z</text:p>
          </table:table-cell>
          <table:table-cell office:value-type="string" table:style-name="ce1">
            <text:p>2024-02-06T08:42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b1a1b5b-dcd5-41fe-898f-2d45eea20cc2</text:p>
          </table:table-cell>
          <table:table-cell office:value-type="string" table:style-name="ce1">
            <text:p>ccs-eu-h-stg-ccs-eu-h-stg-msa-0108-worker-worker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30.68.24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2-06T08:39:05Z</text:p>
          </table:table-cell>
          <table:table-cell office:value-type="string" table:style-name="ce1">
            <text:p>2024-02-06T08:39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e2d7184-6e8c-432f-8162-f04f2432494e</text:p>
          </table:table-cell>
          <table:table-cell office:value-type="string" table:style-name="ce1">
            <text:p>ccs-eu-h-stg-ccs-eu-h-stg-msa-0108-worker-worker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30.68.4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2-06T08:39:02Z</text:p>
          </table:table-cell>
          <table:table-cell office:value-type="string" table:style-name="ce1">
            <text:p>2024-02-06T08:39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211c9e8-bd5b-4370-ac42-b867f2ec6ec2</text:p>
          </table:table-cell>
          <table:table-cell office:value-type="string" table:style-name="ce1">
            <text:p>ccs-eu-h-stg-ccs-eu-h-stg-0108-master-master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8.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2-06T08:39:02Z</text:p>
          </table:table-cell>
          <table:table-cell office:value-type="string" table:style-name="ce1">
            <text:p>2024-02-06T08:39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4deabb-2ee5-422c-9b09-100a0716c238</text:p>
          </table:table-cell>
          <table:table-cell office:value-type="string" table:style-name="ce1">
            <text:p>kcseuspavehicledbp01.cf54d36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169 eu-central-prd-a-hb:192.168.66.106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2-0204.eu-central-2.hcloud.h53</text:p>
          </table:table-cell>
          <table:table-cell office:value-type="string" table:style-name="ce1">
            <text:p>2024-02-06T08:05:07Z</text:p>
          </table:table-cell>
          <table:table-cell office:value-type="string" table:style-name="ce1">
            <text:p>2024-08-23T06:59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11eee56-7319-414b-b04d-b41029f07e79</text:p>
          </table:table-cell>
          <table:table-cell office:value-type="string" table:style-name="ce1">
            <text:p>ccseutwowaydbp01.b34f46b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31.66.236 eu-central-prd-a-hb:192.168.66.30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8-0104.eu-central-2.hcloud.h53</text:p>
          </table:table-cell>
          <table:table-cell office:value-type="string" table:style-name="ce1">
            <text:p>2024-02-06T08:05:03Z</text:p>
          </table:table-cell>
          <table:table-cell office:value-type="string" table:style-name="ce1">
            <text:p>2024-02-06T08:14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39aa5d4-d209-4e7d-ace7-ca733f702848</text:p>
          </table:table-cell>
          <table:table-cell office:value-type="string" table:style-name="ce1">
            <text:p>kcseudbp01.5f53c51e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64vCPU_RAM256GB_Disk300GB</text:p>
          </table:table-cell>
          <table:table-cell office:value-type="string" table:style-name="ce1">
            <text:p>eu-central-prd-a:172.31.68.163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0-0106.eu-central-2.hcloud.h53</text:p>
          </table:table-cell>
          <table:table-cell office:value-type="string" table:style-name="ce1">
            <text:p>2024-02-06T08:05:03Z</text:p>
          </table:table-cell>
          <table:table-cell office:value-type="string" table:style-name="ce1">
            <text:p>2024-08-22T08:56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0786fda-1bc6-461a-b07d-19755988e573</text:p>
          </table:table-cell>
          <table:table-cell office:value-type="string" table:style-name="ce1">
            <text:p>kcseuspavehicledbp02.79bf82e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167 eu-central-prd-a-hb:192.168.66.117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2-06T08:05:02Z</text:p>
          </table:table-cell>
          <table:table-cell office:value-type="string" table:style-name="ce1">
            <text:p>2024-08-23T09:18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2f52e44-e16f-4663-9a35-2ede410c5538</text:p>
          </table:table-cell>
          <table:table-cell office:value-type="string" table:style-name="ce1">
            <text:p>hydeuhmgiddbp01.bd27d64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7.134 eu-central-prd-a-hb:192.168.66.45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2-0105.eu-central-2.hcloud.h53</text:p>
          </table:table-cell>
          <table:table-cell office:value-type="string" table:style-name="ce1">
            <text:p>2024-02-06T06:46:49Z</text:p>
          </table:table-cell>
          <table:table-cell office:value-type="string" table:style-name="ce1">
            <text:p>2024-08-23T08:54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f68da5b-203b-4b56-906b-dcc053d2e786</text:p>
          </table:table-cell>
          <table:table-cell office:value-type="string" table:style-name="ce1">
            <text:p>ccseuspavehicledbp02.a843c27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8.31 eu-central-prd-a-hb:192.168.66.78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7-0106.eu-central-2.hcloud.h53</text:p>
          </table:table-cell>
          <table:table-cell office:value-type="string" table:style-name="ce1">
            <text:p>2024-02-06T06:46:48Z</text:p>
          </table:table-cell>
          <table:table-cell office:value-type="string" table:style-name="ce1">
            <text:p>2024-08-23T09:19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8756041-2975-49fc-b0fb-21a3c7713d96</text:p>
          </table:table-cell>
          <table:table-cell office:value-type="string" table:style-name="ce1">
            <text:p>ccseuccdb02.8844f5a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215 eu-central-prd-a-hb:192.168.66.126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5-0204.eu-central-2.hcloud.h53</text:p>
          </table:table-cell>
          <table:table-cell office:value-type="string" table:style-name="ce1">
            <text:p>2024-02-06T06:46:47Z</text:p>
          </table:table-cell>
          <table:table-cell office:value-type="string" table:style-name="ce1">
            <text:p>2024-02-06T06:56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5b44d86-75dd-4c2c-9c80-5563051dbcba</text:p>
          </table:table-cell>
          <table:table-cell office:value-type="string" table:style-name="ce1">
            <text:p>ccseuccdb01.3269713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230 eu-central-prd-a-hb:192.168.66.112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4-02-06T06:46:46Z</text:p>
          </table:table-cell>
          <table:table-cell office:value-type="string" table:style-name="ce1">
            <text:p>2024-02-06T06:56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484b13d-c802-4e38-aa58-423df84cf9fd</text:p>
          </table:table-cell>
          <table:table-cell office:value-type="string" table:style-name="ce1">
            <text:p>ccseuspavehicledbp01.155b93d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8.116 eu-central-prd-a-hb:192.168.66.82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7-0106.eu-central-2.hcloud.h53</text:p>
          </table:table-cell>
          <table:table-cell office:value-type="string" table:style-name="ce1">
            <text:p>2024-02-06T06:46:45Z</text:p>
          </table:table-cell>
          <table:table-cell office:value-type="string" table:style-name="ce1">
            <text:p>2024-08-23T06:35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4031937-8930-4487-9ba1-8bbd88591182</text:p>
          </table:table-cell>
          <table:table-cell office:value-type="string" table:style-name="ce1">
            <text:p>kcseucpwdbp02.0c58f82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240 eu-central-prd-a-hb:192.168.66.15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2-0104.eu-central-2.hcloud.h53</text:p>
          </table:table-cell>
          <table:table-cell office:value-type="string" table:style-name="ce1">
            <text:p>2024-02-06T06:46:44Z</text:p>
          </table:table-cell>
          <table:table-cell office:value-type="string" table:style-name="ce1">
            <text:p>2024-02-06T06:56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653f397-3612-4675-bcd3-84d623399c3f</text:p>
          </table:table-cell>
          <table:table-cell office:value-type="string" table:style-name="ce1">
            <text:p>ccseuuptimewebs01.0417522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4GB_Disk50GB</text:p>
          </table:table-cell>
          <table:table-cell office:value-type="string" table:style-name="ce1">
            <text:p>eu-central-stg-a:172.28.68.103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2-06T06:46:44Z</text:p>
          </table:table-cell>
          <table:table-cell office:value-type="string" table:style-name="ce1">
            <text:p>2024-02-06T06:56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b3a12d1-be08-4586-b129-5ff2ff8fff7a</text:p>
          </table:table-cell>
          <table:table-cell office:value-type="string" table:style-name="ce1">
            <text:p>ccseuccsppushdbp01.8e1756a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7.124 eu-central-prd-a-hb:192.168.66.47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1-0105.eu-central-2.hcloud.h53</text:p>
          </table:table-cell>
          <table:table-cell office:value-type="string" table:style-name="ce1">
            <text:p>2024-02-06T06:46:42Z</text:p>
          </table:table-cell>
          <table:table-cell office:value-type="string" table:style-name="ce1">
            <text:p>2024-08-23T06:58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3763130-1bc7-402b-8517-67ae231003fa</text:p>
          </table:table-cell>
          <table:table-cell office:value-type="string" table:style-name="ce1">
            <text:p>kcseucpwdbp01.38bd9c2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221 eu-central-prd-a-hb:192.168.66.29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1-0104.eu-central-2.hcloud.h53</text:p>
          </table:table-cell>
          <table:table-cell office:value-type="string" table:style-name="ce1">
            <text:p>2024-02-06T06:46:42Z</text:p>
          </table:table-cell>
          <table:table-cell office:value-type="string" table:style-name="ce1">
            <text:p>2024-08-20T09:05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50e6f58-d363-4c71-ae9a-4e333996b909</text:p>
          </table:table-cell>
          <table:table-cell office:value-type="string" table:style-name="ce1">
            <text:p>ccseuccsppushdbp02.82af064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7.63 eu-central-prd-a-hb:192.168.66.48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5-0105.eu-central-2.hcloud.h53</text:p>
          </table:table-cell>
          <table:table-cell office:value-type="string" table:style-name="ce1">
            <text:p>2024-02-06T06:46:41Z</text:p>
          </table:table-cell>
          <table:table-cell office:value-type="string" table:style-name="ce1">
            <text:p>2024-08-23T09:18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21a7855-b727-4d6d-a7b0-941ff3d1884a</text:p>
          </table:table-cell>
          <table:table-cell office:value-type="string" table:style-name="ce1">
            <text:p>hydeuhmgiddbp02.f435e14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7.195 eu-central-prd-a-hb:192.168.66.49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5-0105.eu-central-2.hcloud.h53</text:p>
          </table:table-cell>
          <table:table-cell office:value-type="string" table:style-name="ce1">
            <text:p>2024-02-06T06:46:37Z</text:p>
          </table:table-cell>
          <table:table-cell office:value-type="string" table:style-name="ce1">
            <text:p>2024-08-26T04:04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b62adae-739f-4e02-acd6-ad1ac46ba9ec</text:p>
          </table:table-cell>
          <table:table-cell office:value-type="string" table:style-name="ce1">
            <text:p>ccseutwowaydbp02.aa65ce8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31.66.157 eu-central-prd-a-hb:192.168.66.28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0-0104.eu-central-2.hcloud.h53</text:p>
          </table:table-cell>
          <table:table-cell office:value-type="string" table:style-name="ce1">
            <text:p>2024-02-06T06:46:37Z</text:p>
          </table:table-cell>
          <table:table-cell office:value-type="string" table:style-name="ce1">
            <text:p>2024-02-06T06:56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426a7e6-d503-492a-9de5-e32a8dc50a7c</text:p>
          </table:table-cell>
          <table:table-cell office:value-type="string" table:style-name="ce1">
            <text:p>ccseuvtwinredisp03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149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7-0104.eu-central-2.hcloud.h53</text:p>
          </table:table-cell>
          <table:table-cell office:value-type="string" table:style-name="ce1">
            <text:p>2024-02-06T06:10:40Z</text:p>
          </table:table-cell>
          <table:table-cell office:value-type="string" table:style-name="ce1">
            <text:p>2024-03-08T05:22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26e4052-aad4-49e4-928d-1a6b29e724f8</text:p>
          </table:table-cell>
          <table:table-cell office:value-type="string" table:style-name="ce1">
            <text:p>ccseuvtwinredisp0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34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5-0202.eu-central-1.hcloud.h53</text:p>
          </table:table-cell>
          <table:table-cell office:value-type="string" table:style-name="ce1">
            <text:p>2024-02-06T06:09:20Z</text:p>
          </table:table-cell>
          <table:table-cell office:value-type="string" table:style-name="ce1">
            <text:p>2024-03-08T05:22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afd33cf-bd6c-4517-9840-0e5185d58789</text:p>
          </table:table-cell>
          <table:table-cell office:value-type="string" table:style-name="ce1">
            <text:p>ccseuvtwinredisp02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8.221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7-0203.eu-central-1.hcloud.h53</text:p>
          </table:table-cell>
          <table:table-cell office:value-type="string" table:style-name="ce1">
            <text:p>2024-02-06T06:08:11Z</text:p>
          </table:table-cell>
          <table:table-cell office:value-type="string" table:style-name="ce1">
            <text:p>2024-03-08T05:22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30d8a75-25f5-4dd3-bae7-59610972c1e1</text:p>
          </table:table-cell>
          <table:table-cell office:value-type="string" table:style-name="ce1">
            <text:p>ccseuvtwinrdbhp0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29.68.87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5-0203.eu-central-1.hcloud.h53</text:p>
          </table:table-cell>
          <table:table-cell office:value-type="string" table:style-name="ce1">
            <text:p>2024-02-06T06:04:50Z</text:p>
          </table:table-cell>
          <table:table-cell office:value-type="string" table:style-name="ce1">
            <text:p>2024-03-08T05:22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56549ec-863c-4a50-b621-7f905fe08749</text:p>
          </table:table-cell>
          <table:table-cell office:value-type="string" table:style-name="ce1">
            <text:p>ccseuvtwinrdbgp0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29.67.122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2-0202.eu-central-1.hcloud.h53</text:p>
          </table:table-cell>
          <table:table-cell office:value-type="string" table:style-name="ce1">
            <text:p>2024-02-06T06:03:42Z</text:p>
          </table:table-cell>
          <table:table-cell office:value-type="string" table:style-name="ce1">
            <text:p>2024-03-28T04:42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146fcd8-4d25-4d61-86fb-816b711a3eeb</text:p>
          </table:table-cell>
          <table:table-cell office:value-type="string" table:style-name="ce1">
            <text:p>ccseuvtwindashboardp0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18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8-0202.eu-central-1.hcloud.h53</text:p>
          </table:table-cell>
          <table:table-cell office:value-type="string" table:style-name="ce1">
            <text:p>2024-02-06T06:02:20Z</text:p>
          </table:table-cell>
          <table:table-cell office:value-type="string" table:style-name="ce1">
            <text:p>2024-03-08T05:22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fb1d3a2-b64d-438f-aa04-ea2755a2e8f6</text:p>
          </table:table-cell>
          <table:table-cell office:value-type="string" table:style-name="ce1">
            <text:p>ccseuvtwinrediss03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79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2-06T05:36:21Z</text:p>
          </table:table-cell>
          <table:table-cell office:value-type="string" table:style-name="ce1">
            <text:p>2024-03-07T11:45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3b18389-7b66-4592-9fb8-f5fbfb9ee2e2</text:p>
          </table:table-cell>
          <table:table-cell office:value-type="string" table:style-name="ce1">
            <text:p>ccseuvtwinrediss02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4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2-06T05:35:37Z</text:p>
          </table:table-cell>
          <table:table-cell office:value-type="string" table:style-name="ce1">
            <text:p>2024-03-07T11:45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2ad725-d3b8-4f10-9871-1bf07936d7bb</text:p>
          </table:table-cell>
          <table:table-cell office:value-type="string" table:style-name="ce1">
            <text:p>ccseuvtwinrdbks0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16GB_Disk50GB</text:p>
          </table:table-cell>
          <table:table-cell office:value-type="string" table:style-name="ce1">
            <text:p>eu-central-stg-a:172.30.66.211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2-06T05:33:33Z</text:p>
          </table:table-cell>
          <table:table-cell office:value-type="string" table:style-name="ce1">
            <text:p>2024-03-07T11:45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8289353-c48c-4c86-a496-a295048d8945</text:p>
          </table:table-cell>
          <table:table-cell office:value-type="string" table:style-name="ce1">
            <text:p>ccseuvtwinrdbhs0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16GB_Disk50GB</text:p>
          </table:table-cell>
          <table:table-cell office:value-type="string" table:style-name="ce1">
            <text:p>eu-central-stg-a:172.28.68.33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2-06T05:32:44Z</text:p>
          </table:table-cell>
          <table:table-cell office:value-type="string" table:style-name="ce1">
            <text:p>2024-03-07T11:45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5d64be6-37d9-4387-8e30-b117267e13da</text:p>
          </table:table-cell>
          <table:table-cell office:value-type="string" table:style-name="ce1">
            <text:p>ccseuvmsdbp02.f2241b77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7.210 eu-central-prd-a-hb:192.168.66.42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0-0105.eu-central-2.hcloud.h53</text:p>
          </table:table-cell>
          <table:table-cell office:value-type="string" table:style-name="ce1">
            <text:p>2024-02-05T09:31:53Z</text:p>
          </table:table-cell>
          <table:table-cell office:value-type="string" table:style-name="ce1">
            <text:p>2024-08-23T09:18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ff887f7-835c-4ee8-8891-f51dc58595f8</text:p>
          </table:table-cell>
          <table:table-cell office:value-type="string" table:style-name="ce1">
            <text:p>ccs2-eu-vmod-k-pg-dbp01.fb4a4ee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26 eu-central-prd-a-hb:192.168.66.220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2-0106.eu-central-2.hcloud.h53</text:p>
          </table:table-cell>
          <table:table-cell office:value-type="string" table:style-name="ce1">
            <text:p>2024-02-05T08:47:16Z</text:p>
          </table:table-cell>
          <table:table-cell office:value-type="string" table:style-name="ce1">
            <text:p>2024-02-05T08:56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0abe619-4481-478a-aec9-4ae6831bb7c7</text:p>
          </table:table-cell>
          <table:table-cell office:value-type="string" table:style-name="ce1">
            <text:p>ccs2-eu-dvc-k-pg-dbp01.cb2fc59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43 eu-central-prd-a-hb:192.168.66.86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9-0106.eu-central-2.hcloud.h53</text:p>
          </table:table-cell>
          <table:table-cell office:value-type="string" table:style-name="ce1">
            <text:p>2024-02-05T08:47:14Z</text:p>
          </table:table-cell>
          <table:table-cell office:value-type="string" table:style-name="ce1">
            <text:p>2024-02-05T08:56:5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3bafe13-5774-4419-b429-18cdb78d3c69</text:p>
          </table:table-cell>
          <table:table-cell office:value-type="string" table:style-name="ce1">
            <text:p>ccs2-eu-vas-k-pg-dbp01.acd07e7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56 eu-central-prd-a-hb:192.168.66.221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9-0106.eu-central-2.hcloud.h53</text:p>
          </table:table-cell>
          <table:table-cell office:value-type="string" table:style-name="ce1">
            <text:p>2024-02-05T08:45:03Z</text:p>
          </table:table-cell>
          <table:table-cell office:value-type="string" table:style-name="ce1">
            <text:p>2024-02-05T08:54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b90eff3-5056-40e6-9764-fa1ebb247a19</text:p>
          </table:table-cell>
          <table:table-cell office:value-type="string" table:style-name="ce1">
            <text:p>ccs2-eu-msa-k-redp-s02.a49e61b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89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1-0105.eu-central-2.hcloud.h53</text:p>
          </table:table-cell>
          <table:table-cell office:value-type="string" table:style-name="ce1">
            <text:p>2024-02-05T07:12:06Z</text:p>
          </table:table-cell>
          <table:table-cell office:value-type="string" table:style-name="ce1">
            <text:p>2024-02-07T09:39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7e0b9b5-f49e-456d-91dd-7b5b258d12fe</text:p>
          </table:table-cell>
          <table:table-cell office:value-type="string" table:style-name="ce1">
            <text:p>ccs2-eu-vas-k-mg-dbp01.6960c2e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238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8-0105.eu-central-2.hcloud.h53</text:p>
          </table:table-cell>
          <table:table-cell office:value-type="string" table:style-name="ce1">
            <text:p>2024-02-05T07:12:04Z</text:p>
          </table:table-cell>
          <table:table-cell office:value-type="string" table:style-name="ce1">
            <text:p>2024-06-24T07:21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abedf30-a3fe-4ecd-8510-8e27a934041d</text:p>
          </table:table-cell>
          <table:table-cell office:value-type="string" table:style-name="ce1">
            <text:p>ccs2-eu-gen3-g-redp-s06.d1f8879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86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2-0105.eu-central-2.hcloud.h53</text:p>
          </table:table-cell>
          <table:table-cell office:value-type="string" table:style-name="ce1">
            <text:p>2024-02-05T07:12:03Z</text:p>
          </table:table-cell>
          <table:table-cell office:value-type="string" table:style-name="ce1">
            <text:p>2024-02-08T07:21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fac703f-76b1-4fd0-bc4c-adb6326203f5</text:p>
          </table:table-cell>
          <table:table-cell office:value-type="string" table:style-name="ce1">
            <text:p>ccs2-eu-gen3-k-redp-m01.d0e00cc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122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9-0105.eu-central-2.hcloud.h53</text:p>
          </table:table-cell>
          <table:table-cell office:value-type="string" table:style-name="ce1">
            <text:p>2024-02-05T06:47:18Z</text:p>
          </table:table-cell>
          <table:table-cell office:value-type="string" table:style-name="ce1">
            <text:p>2024-02-16T02:33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e9079be-07b0-4745-9268-34665f0b7ee7</text:p>
          </table:table-cell>
          <table:table-cell office:value-type="string" table:style-name="ce1">
            <text:p>ccs2-eu-gen2-k-redp-s06.4f66cd1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12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2-0202.eu-central-1.hcloud.h53</text:p>
          </table:table-cell>
          <table:table-cell office:value-type="string" table:style-name="ce1">
            <text:p>2024-02-05T06:47:17Z</text:p>
          </table:table-cell>
          <table:table-cell office:value-type="string" table:style-name="ce1">
            <text:p>2024-03-28T04:46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b8e24a1-5b4d-4d5b-a650-4e8150ae0385</text:p>
          </table:table-cell>
          <table:table-cell office:value-type="string" table:style-name="ce1">
            <text:p>ccs2-eu-gen2-k-redp-s01.f0b121e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247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0-0106.eu-central-2.hcloud.h53</text:p>
          </table:table-cell>
          <table:table-cell office:value-type="string" table:style-name="ce1">
            <text:p>2024-02-05T06:47:14Z</text:p>
          </table:table-cell>
          <table:table-cell office:value-type="string" table:style-name="ce1">
            <text:p>2024-02-08T08:58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a97a6c4-0363-4dc8-95dc-60096c930af9</text:p>
          </table:table-cell>
          <table:table-cell office:value-type="string" table:style-name="ce1">
            <text:p>ccs2-eu-gen2-k-redp-s03.892f6cf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85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02-05T06:47:13Z</text:p>
          </table:table-cell>
          <table:table-cell office:value-type="string" table:style-name="ce1">
            <text:p>2024-02-05T06:56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b7d62fd-8cf1-4773-8b72-d14ea1573c5c</text:p>
          </table:table-cell>
          <table:table-cell office:value-type="string" table:style-name="ce1">
            <text:p>ccs2-eu-gen3-k-redp-s03.840bab9e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56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02-05T06:47:12Z</text:p>
          </table:table-cell>
          <table:table-cell office:value-type="string" table:style-name="ce1">
            <text:p>2024-02-05T06:56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6bba14a-3107-45a4-87e4-302078507ea3</text:p>
          </table:table-cell>
          <table:table-cell office:value-type="string" table:style-name="ce1">
            <text:p>ccs2-eu-gen3-k-redp-s06.4c5c21f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71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2-0202.eu-central-1.hcloud.h53</text:p>
          </table:table-cell>
          <table:table-cell office:value-type="string" table:style-name="ce1">
            <text:p>2024-02-05T06:47:10Z</text:p>
          </table:table-cell>
          <table:table-cell office:value-type="string" table:style-name="ce1">
            <text:p>2024-03-28T04:50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0907c64-a6b4-45fe-abeb-5df62ba07dcd</text:p>
          </table:table-cell>
          <table:table-cell office:value-type="string" table:style-name="ce1">
            <text:p>ccs2-eu-gen3-k-redp-s01.affe92a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206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2-0106.eu-central-2.hcloud.h53</text:p>
          </table:table-cell>
          <table:table-cell office:value-type="string" table:style-name="ce1">
            <text:p>2024-02-05T06:47:08Z</text:p>
          </table:table-cell>
          <table:table-cell office:value-type="string" table:style-name="ce1">
            <text:p>2024-02-05T06:56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eb82a99-72ce-461f-b174-862c9736075f</text:p>
          </table:table-cell>
          <table:table-cell office:value-type="string" table:style-name="ce1">
            <text:p>ccs2-eu-gen2-k-redp-m01.812c486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00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9-0106.eu-central-2.hcloud.h53</text:p>
          </table:table-cell>
          <table:table-cell office:value-type="string" table:style-name="ce1">
            <text:p>2024-02-05T06:47:04Z</text:p>
          </table:table-cell>
          <table:table-cell office:value-type="string" table:style-name="ce1">
            <text:p>2024-02-16T05:47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3c3e1c3-fbf3-4e5f-8021-881e6fa800b7</text:p>
          </table:table-cell>
          <table:table-cell office:value-type="string" table:style-name="ce1">
            <text:p>ccs2-eu-gen3-g-redp-s03.e767b48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96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1-0202.eu-central-1.hcloud.h53</text:p>
          </table:table-cell>
          <table:table-cell office:value-type="string" table:style-name="ce1">
            <text:p>2024-02-05T06:39:39Z</text:p>
          </table:table-cell>
          <table:table-cell office:value-type="string" table:style-name="ce1">
            <text:p>2024-02-05T06:49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4542b2e-4c14-4619-b8e7-9174a166d67c</text:p>
          </table:table-cell>
          <table:table-cell office:value-type="string" table:style-name="ce1">
            <text:p>ccs2-eu-gen3-g-redp-m03.42ca03e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21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2-05T06:39:24Z</text:p>
          </table:table-cell>
          <table:table-cell office:value-type="string" table:style-name="ce1">
            <text:p>2024-02-05T06:49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b3b316a-fba2-4fb9-9345-acd42ac53eff</text:p>
          </table:table-cell>
          <table:table-cell office:value-type="string" table:style-name="ce1">
            <text:p>ccs2-eu-gen3-g-redp-s02.3628b54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45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9-0201.eu-central-1.hcloud.h53</text:p>
          </table:table-cell>
          <table:table-cell office:value-type="string" table:style-name="ce1">
            <text:p>2024-02-05T06:39:21Z</text:p>
          </table:table-cell>
          <table:table-cell office:value-type="string" table:style-name="ce1">
            <text:p>2024-08-20T11:04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618c366-97ff-4389-90bd-f676e0f1a578</text:p>
          </table:table-cell>
          <table:table-cell office:value-type="string" table:style-name="ce1">
            <text:p>ccs2-eu-msa-k-redp-s05.7ed2972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48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2-0202.eu-central-1.hcloud.h53</text:p>
          </table:table-cell>
          <table:table-cell office:value-type="string" table:style-name="ce1">
            <text:p>2024-02-05T06:39:18Z</text:p>
          </table:table-cell>
          <table:table-cell office:value-type="string" table:style-name="ce1">
            <text:p>2024-03-28T05:04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b7fe15b-cc11-411f-b07b-4ddb83aaca28</text:p>
          </table:table-cell>
          <table:table-cell office:value-type="string" table:style-name="ce1">
            <text:p>ccs2-eu-gen2-g-redp-m02.661fdd7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80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4-02-05T06:39:18Z</text:p>
          </table:table-cell>
          <table:table-cell office:value-type="string" table:style-name="ce1">
            <text:p>2024-02-05T06:48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384f2c1-f945-4c1f-965d-666433fef0ad</text:p>
          </table:table-cell>
          <table:table-cell office:value-type="string" table:style-name="ce1">
            <text:p>ccs2-eu-vimg-k-mg-dbp01.0d78b2fe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252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2-0106.eu-central-2.hcloud.h53</text:p>
          </table:table-cell>
          <table:table-cell office:value-type="string" table:style-name="ce1">
            <text:p>2024-02-05T06:39:15Z</text:p>
          </table:table-cell>
          <table:table-cell office:value-type="string" table:style-name="ce1">
            <text:p>2024-02-06T07:15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47f2718-793a-4151-91e4-ec8b4c4b5578</text:p>
          </table:table-cell>
          <table:table-cell office:value-type="string" table:style-name="ce1">
            <text:p>ccs2-eu-rsvtn-k-mg-dbp02.f7c8ccb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201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02-05T06:39:15Z</text:p>
          </table:table-cell>
          <table:table-cell office:value-type="string" table:style-name="ce1">
            <text:p>2024-02-05T06:48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66a59f4-ea64-403b-b9c9-38a9bd0fa849</text:p>
          </table:table-cell>
          <table:table-cell office:value-type="string" table:style-name="ce1">
            <text:p>ccs2-eu-gen2-g-redp-s02.84e7c3e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69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8-0202.eu-central-1.hcloud.h53</text:p>
          </table:table-cell>
          <table:table-cell office:value-type="string" table:style-name="ce1">
            <text:p>2024-02-05T06:39:14Z</text:p>
          </table:table-cell>
          <table:table-cell office:value-type="string" table:style-name="ce1">
            <text:p>2024-02-05T06:48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5b4106d-04c3-4cae-ba13-155d82b32eb6</text:p>
          </table:table-cell>
          <table:table-cell office:value-type="string" table:style-name="ce1">
            <text:p>ccs2-eu-safe-k-mg-dbp02.659d7a0e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49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1-0105.eu-central-2.hcloud.h53</text:p>
          </table:table-cell>
          <table:table-cell office:value-type="string" table:style-name="ce1">
            <text:p>2024-02-05T06:39:14Z</text:p>
          </table:table-cell>
          <table:table-cell office:value-type="string" table:style-name="ce1">
            <text:p>2024-02-05T06:48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10ffa55-2a30-405f-a6bb-126fbb9e5caa</text:p>
          </table:table-cell>
          <table:table-cell office:value-type="string" table:style-name="ce1">
            <text:p>ccs2-eu-gen2-g-redp-s05.89c15dd7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77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5-0104.eu-central-2.hcloud.h53</text:p>
          </table:table-cell>
          <table:table-cell office:value-type="string" table:style-name="ce1">
            <text:p>2024-02-05T06:39:13Z</text:p>
          </table:table-cell>
          <table:table-cell office:value-type="string" table:style-name="ce1">
            <text:p>2024-02-05T06:48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be1121e-9db2-4f4d-a3d2-4f08618042a4</text:p>
          </table:table-cell>
          <table:table-cell office:value-type="string" table:style-name="ce1">
            <text:p>ccs2-eu-gen2-g-redp-s06.bd1f66f7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244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1-0105.eu-central-2.hcloud.h53</text:p>
          </table:table-cell>
          <table:table-cell office:value-type="string" table:style-name="ce1">
            <text:p>2024-02-05T06:39:12Z</text:p>
          </table:table-cell>
          <table:table-cell office:value-type="string" table:style-name="ce1">
            <text:p>2024-02-08T07:23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4788eaf-5335-43df-afdf-9b0a4a0b2d4f</text:p>
          </table:table-cell>
          <table:table-cell office:value-type="string" table:style-name="ce1">
            <text:p>ccs2-eu-vas-k-keycloak-p01.b3680ee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07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1-0106.eu-central-2.hcloud.h53</text:p>
          </table:table-cell>
          <table:table-cell office:value-type="string" table:style-name="ce1">
            <text:p>2024-02-05T06:39:12Z</text:p>
          </table:table-cell>
          <table:table-cell office:value-type="string" table:style-name="ce1">
            <text:p>2024-02-05T06:48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4f58097-2303-4532-98d7-e047fa8cba39</text:p>
          </table:table-cell>
          <table:table-cell office:value-type="string" table:style-name="ce1">
            <text:p>ccs2-eu-apc-k-mg-dbp02.e8bec43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46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8-0106.eu-central-2.hcloud.h53</text:p>
          </table:table-cell>
          <table:table-cell office:value-type="string" table:style-name="ce1">
            <text:p>2024-02-05T06:30:22Z</text:p>
          </table:table-cell>
          <table:table-cell office:value-type="string" table:style-name="ce1">
            <text:p>2024-02-05T06:39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1072b50-46b8-4c53-a132-aeaf10e8d0b9</text:p>
          </table:table-cell>
          <table:table-cell office:value-type="string" table:style-name="ce1">
            <text:p>ccs2-eu-driv-k-mg-dbp01.5418058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93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0-0104.eu-central-2.hcloud.h53</text:p>
          </table:table-cell>
          <table:table-cell office:value-type="string" table:style-name="ce1">
            <text:p>2024-02-05T06:30:17Z</text:p>
          </table:table-cell>
          <table:table-cell office:value-type="string" table:style-name="ce1">
            <text:p>2024-02-05T06:39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8720d9a-2975-4cf9-b1ac-b0395f9e95ae</text:p>
          </table:table-cell>
          <table:table-cell office:value-type="string" table:style-name="ce1">
            <text:p>ccs2-eu-cam-k-mg-dbp02.46e9791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202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5-0106.eu-central-2.hcloud.h53</text:p>
          </table:table-cell>
          <table:table-cell office:value-type="string" table:style-name="ce1">
            <text:p>2024-02-05T06:30:15Z</text:p>
          </table:table-cell>
          <table:table-cell office:value-type="string" table:style-name="ce1">
            <text:p>2024-02-05T06:39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41be520-8f41-42df-9442-bd70314d6b65</text:p>
          </table:table-cell>
          <table:table-cell office:value-type="string" table:style-name="ce1">
            <text:p>ccs2-eu-accnt-k-elastic-p01.f215213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229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7-0106.eu-central-2.hcloud.h53</text:p>
          </table:table-cell>
          <table:table-cell office:value-type="string" table:style-name="ce1">
            <text:p>2024-02-05T06:30:14Z</text:p>
          </table:table-cell>
          <table:table-cell office:value-type="string" table:style-name="ce1">
            <text:p>2024-02-05T06:40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d03a5da-e2e6-46a1-9f1f-90bef2f7479a</text:p>
          </table:table-cell>
          <table:table-cell office:value-type="string" table:style-name="ce1">
            <text:p>ccs2-eu-clnd-k-mg-dbp02.3fd5bed7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40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9-0105.eu-central-2.hcloud.h53</text:p>
          </table:table-cell>
          <table:table-cell office:value-type="string" table:style-name="ce1">
            <text:p>2024-02-05T06:30:12Z</text:p>
          </table:table-cell>
          <table:table-cell office:value-type="string" table:style-name="ce1">
            <text:p>2024-02-05T06:39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9f8ba4a-08fd-4fab-b68d-ccee96ed9f6f</text:p>
          </table:table-cell>
          <table:table-cell office:value-type="string" table:style-name="ce1">
            <text:p>ccs2-eu-diag-k-mg-dbp02.774c8e5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225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4-02-05T06:30:11Z</text:p>
          </table:table-cell>
          <table:table-cell office:value-type="string" table:style-name="ce1">
            <text:p>2024-02-05T06:39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6f4e7fb-e7e1-4f08-b6f9-c63d7fae17c5</text:p>
          </table:table-cell>
          <table:table-cell office:value-type="string" table:style-name="ce1">
            <text:p>ccs2-eu-aud-k-mg-dbp02.c1ed860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93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9-0106.eu-central-2.hcloud.h53</text:p>
          </table:table-cell>
          <table:table-cell office:value-type="string" table:style-name="ce1">
            <text:p>2024-02-05T06:30:11Z</text:p>
          </table:table-cell>
          <table:table-cell office:value-type="string" table:style-name="ce1">
            <text:p>2024-02-05T06:39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b340e50-6d69-4134-868e-a2b8e4d66769</text:p>
          </table:table-cell>
          <table:table-cell office:value-type="string" table:style-name="ce1">
            <text:p>ccs2-eu-k-broker-kfk-p06.ac05bec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4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9-0204.eu-central-1.hcloud.h53</text:p>
          </table:table-cell>
          <table:table-cell office:value-type="string" table:style-name="ce1">
            <text:p>2024-02-05T06:30:10Z</text:p>
          </table:table-cell>
          <table:table-cell office:value-type="string" table:style-name="ce1">
            <text:p>2024-03-26T06:11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50879a4-834f-4560-a00d-ca2a86da1b94</text:p>
          </table:table-cell>
          <table:table-cell office:value-type="string" table:style-name="ce1">
            <text:p>ccs2-eu-k-broker-kfk-p03.ce9db72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236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2-0105.eu-central-2.hcloud.h53</text:p>
          </table:table-cell>
          <table:table-cell office:value-type="string" table:style-name="ce1">
            <text:p>2024-02-05T06:30:08Z</text:p>
          </table:table-cell>
          <table:table-cell office:value-type="string" table:style-name="ce1">
            <text:p>2024-02-08T07:18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dcb24f3-6bf0-4889-9c5c-4389a1ed3c86</text:p>
          </table:table-cell>
          <table:table-cell office:value-type="string" table:style-name="ce1">
            <text:p>ccs2-eu-k-broker-kfk-p01.0816cd1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51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1-0104.eu-central-2.hcloud.h53</text:p>
          </table:table-cell>
          <table:table-cell office:value-type="string" table:style-name="ce1">
            <text:p>2024-02-05T06:30:07Z</text:p>
          </table:table-cell>
          <table:table-cell office:value-type="string" table:style-name="ce1">
            <text:p>2024-02-05T06:39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d68464f-fdbd-4852-aeae-0c8976f6bbd8</text:p>
          </table:table-cell>
          <table:table-cell office:value-type="string" table:style-name="ce1">
            <text:p>ccs2-eu-msa-k-redp-m02.9ca961b6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231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5-0105.eu-central-2.hcloud.h53</text:p>
          </table:table-cell>
          <table:table-cell office:value-type="string" table:style-name="ce1">
            <text:p>2024-02-05T06:30:05Z</text:p>
          </table:table-cell>
          <table:table-cell office:value-type="string" table:style-name="ce1">
            <text:p>2024-06-24T07:27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bedcf88-b4d1-4d21-8838-fe1ff4c9694f</text:p>
          </table:table-cell>
          <table:table-cell office:value-type="string" table:style-name="ce1">
            <text:p>ccs2-eu-loct-k-mg-dbp02.bcfdca2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210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1-0104.eu-central-2.hcloud.h53</text:p>
          </table:table-cell>
          <table:table-cell office:value-type="string" table:style-name="ce1">
            <text:p>2024-02-05T06:30:00Z</text:p>
          </table:table-cell>
          <table:table-cell office:value-type="string" table:style-name="ce1">
            <text:p>2024-02-05T06:39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65c69ac-aa5f-4e6e-92f9-f47d139966a5</text:p>
          </table:table-cell>
          <table:table-cell office:value-type="string" table:style-name="ce1">
            <text:p>ccs2-eu-psnl-g-mg-dbp02.6f79206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89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2-0204.eu-central-1.hcloud.h53</text:p>
          </table:table-cell>
          <table:table-cell office:value-type="string" table:style-name="ce1">
            <text:p>2024-02-05T06:16:07Z</text:p>
          </table:table-cell>
          <table:table-cell office:value-type="string" table:style-name="ce1">
            <text:p>2024-02-05T06:25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7304bc5-0b42-493a-be7d-6e95343361e4</text:p>
          </table:table-cell>
          <table:table-cell office:value-type="string" table:style-name="ce1">
            <text:p>ccs2-eu-msa-g-redp-m02.11049a8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230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6-0201.eu-central-1.hcloud.h53</text:p>
          </table:table-cell>
          <table:table-cell office:value-type="string" table:style-name="ce1">
            <text:p>2024-02-05T06:16:03Z</text:p>
          </table:table-cell>
          <table:table-cell office:value-type="string" table:style-name="ce1">
            <text:p>2024-02-05T07:52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6bf47c8-d501-471b-94a7-4bf01b1593ee</text:p>
          </table:table-cell>
          <table:table-cell office:value-type="string" table:style-name="ce1">
            <text:p>ccs2-eu-msa-g-redp-s02.97c39f4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138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5-0203.eu-central-1.hcloud.h53</text:p>
          </table:table-cell>
          <table:table-cell office:value-type="string" table:style-name="ce1">
            <text:p>2024-02-05T06:16:02Z</text:p>
          </table:table-cell>
          <table:table-cell office:value-type="string" table:style-name="ce1">
            <text:p>2024-02-05T06:25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0417d93-fe82-48d3-a957-d5c8fc4f4c45</text:p>
          </table:table-cell>
          <table:table-cell office:value-type="string" table:style-name="ce1">
            <text:p>ccs2-eu-msa-g-redp-s05.602f409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237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0-0105.eu-central-2.hcloud.h53</text:p>
          </table:table-cell>
          <table:table-cell office:value-type="string" table:style-name="ce1">
            <text:p>2024-02-05T06:16:01Z</text:p>
          </table:table-cell>
          <table:table-cell office:value-type="string" table:style-name="ce1">
            <text:p>2024-02-05T06:25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21b60e5-2c4d-4bd6-aa09-e3655ba11bf0</text:p>
          </table:table-cell>
          <table:table-cell office:value-type="string" table:style-name="ce1">
            <text:p>ccs2-eu-vstat-g-mg-dbp03.62b3582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61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5-0106.eu-central-2.hcloud.h53</text:p>
          </table:table-cell>
          <table:table-cell office:value-type="string" table:style-name="ce1">
            <text:p>2024-02-05T06:16:01Z</text:p>
          </table:table-cell>
          <table:table-cell office:value-type="string" table:style-name="ce1">
            <text:p>2024-02-05T06:25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b41f53b-3ec5-472e-8100-31c0a3827843</text:p>
          </table:table-cell>
          <table:table-cell office:value-type="string" table:style-name="ce1">
            <text:p>ccs2-eu-safe-g-mg-dbp02.4e8168d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65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1-0202.eu-central-1.hcloud.h53</text:p>
          </table:table-cell>
          <table:table-cell office:value-type="string" table:style-name="ce1">
            <text:p>2024-02-05T06:16:00Z</text:p>
          </table:table-cell>
          <table:table-cell office:value-type="string" table:style-name="ce1">
            <text:p>2024-02-05T06:25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730c8a0-c9aa-4680-aa3e-c925ac856f79</text:p>
          </table:table-cell>
          <table:table-cell office:value-type="string" table:style-name="ce1">
            <text:p>ccs2-eu-g-broker-kfk-p06.5877290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227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7-0204.eu-central-2.hcloud.h53</text:p>
          </table:table-cell>
          <table:table-cell office:value-type="string" table:style-name="ce1">
            <text:p>2024-02-05T06:15:55Z</text:p>
          </table:table-cell>
          <table:table-cell office:value-type="string" table:style-name="ce1">
            <text:p>2024-02-05T06:25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e289795-a2b5-4a21-9615-f26bbad43334</text:p>
          </table:table-cell>
          <table:table-cell office:value-type="string" table:style-name="ce1">
            <text:p>ccs2-eu-msa-g-redp-s06.46501f9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200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5-0104.eu-central-2.hcloud.h53</text:p>
          </table:table-cell>
          <table:table-cell office:value-type="string" table:style-name="ce1">
            <text:p>2024-02-05T06:15:54Z</text:p>
          </table:table-cell>
          <table:table-cell office:value-type="string" table:style-name="ce1">
            <text:p>2024-02-05T06:25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787f5ac-f05b-4c53-8b08-d4e6f17bf5c0</text:p>
          </table:table-cell>
          <table:table-cell office:value-type="string" table:style-name="ce1">
            <text:p>ccs2-eu-msa-g-redp-s03.154557d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90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8-0202.eu-central-1.hcloud.h53</text:p>
          </table:table-cell>
          <table:table-cell office:value-type="string" table:style-name="ce1">
            <text:p>2024-02-05T06:15:53Z</text:p>
          </table:table-cell>
          <table:table-cell office:value-type="string" table:style-name="ce1">
            <text:p>2024-02-05T06:25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da6539c-8057-448a-983c-cb0cb497697f</text:p>
          </table:table-cell>
          <table:table-cell office:value-type="string" table:style-name="ce1">
            <text:p>ccs2-eu-vas-g-mg-dbp02.7cfc25e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57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0-0201.eu-central-1.hcloud.h53</text:p>
          </table:table-cell>
          <table:table-cell office:value-type="string" table:style-name="ce1">
            <text:p>2024-02-05T06:15:51Z</text:p>
          </table:table-cell>
          <table:table-cell office:value-type="string" table:style-name="ce1">
            <text:p>2024-02-05T07:52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9ce125a-ecb0-44c4-93eb-ddbfd2131885</text:p>
          </table:table-cell>
          <table:table-cell office:value-type="string" table:style-name="ce1">
            <text:p>ccs2-eu-c-zkp-kfk-p05.54518e8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31.68.245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1-0106.eu-central-2.hcloud.h53</text:p>
          </table:table-cell>
          <table:table-cell office:value-type="string" table:style-name="ce1">
            <text:p>2024-02-05T06:10:37Z</text:p>
          </table:table-cell>
          <table:table-cell office:value-type="string" table:style-name="ce1">
            <text:p>2024-02-05T06:20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17d24b-d075-4d1d-9843-f776a1e25582</text:p>
          </table:table-cell>
          <table:table-cell office:value-type="string" table:style-name="ce1">
            <text:p>ccs2-eu-diag-g-mg-dbp02.1e1af84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9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2-0202.eu-central-1.hcloud.h53</text:p>
          </table:table-cell>
          <table:table-cell office:value-type="string" table:style-name="ce1">
            <text:p>2024-02-05T06:10:35Z</text:p>
          </table:table-cell>
          <table:table-cell office:value-type="string" table:style-name="ce1">
            <text:p>2024-03-28T04:54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8e6809d-f93b-4bf0-a3b1-92b82863a5cf</text:p>
          </table:table-cell>
          <table:table-cell office:value-type="string" table:style-name="ce1">
            <text:p>ccs2-eu-ccsnoti-g-app02.aaecb8f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8.161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0-0203.eu-central-1.hcloud.h53</text:p>
          </table:table-cell>
          <table:table-cell office:value-type="string" table:style-name="ce1">
            <text:p>2024-02-05T06:10:34Z</text:p>
          </table:table-cell>
          <table:table-cell office:value-type="string" table:style-name="ce1">
            <text:p>2024-02-05T06:20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175b95f-eb28-4151-a47a-0b6be90b9a44</text:p>
          </table:table-cell>
          <table:table-cell office:value-type="string" table:style-name="ce1">
            <text:p>ccs2-eu-ccsnoti-g-app04.1dc84b6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7.242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2-0105.eu-central-2.hcloud.h53</text:p>
          </table:table-cell>
          <table:table-cell office:value-type="string" table:style-name="ce1">
            <text:p>2024-02-05T06:10:31Z</text:p>
          </table:table-cell>
          <table:table-cell office:value-type="string" table:style-name="ce1">
            <text:p>2024-02-05T06:20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8ca5e4a-fee0-411d-9990-7f4c6ce1201f</text:p>
          </table:table-cell>
          <table:table-cell office:value-type="string" table:style-name="ce1">
            <text:p>ccs2-eu-c-zkp-kfk-p03.45ecd04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7.36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8-0202.eu-central-1.hcloud.h53</text:p>
          </table:table-cell>
          <table:table-cell office:value-type="string" table:style-name="ce1">
            <text:p>2024-02-05T06:10:30Z</text:p>
          </table:table-cell>
          <table:table-cell office:value-type="string" table:style-name="ce1">
            <text:p>2024-02-05T06:20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767ff9f-af71-4423-81f8-f4597059c164</text:p>
          </table:table-cell>
          <table:table-cell office:value-type="string" table:style-name="ce1">
            <text:p>ccs2-eu-atp-g-mg-dbp02.32923b2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52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2-05T06:10:29Z</text:p>
          </table:table-cell>
          <table:table-cell office:value-type="string" table:style-name="ce1">
            <text:p>2024-02-05T06:20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5aba15b-6be7-48f2-819d-24ee3e2cdae3</text:p>
          </table:table-cell>
          <table:table-cell office:value-type="string" table:style-name="ce1">
            <text:p>ccs2-eu-g-broker-kfk-p02.a8894d1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49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2-05T06:10:28Z</text:p>
          </table:table-cell>
          <table:table-cell office:value-type="string" table:style-name="ce1">
            <text:p>2024-02-05T06:20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924d43e-67e7-4e35-a0b2-ca3f93a72a15</text:p>
          </table:table-cell>
          <table:table-cell office:value-type="string" table:style-name="ce1">
            <text:p>ccs2-eu-aud-g-mg-dbp01.674dc01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85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0-0201.eu-central-1.hcloud.h53</text:p>
          </table:table-cell>
          <table:table-cell office:value-type="string" table:style-name="ce1">
            <text:p>2024-02-05T06:10:28Z</text:p>
          </table:table-cell>
          <table:table-cell office:value-type="string" table:style-name="ce1">
            <text:p>2024-02-05T07:52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3757651-3c5f-4211-a03e-fd7d124ee044</text:p>
          </table:table-cell>
          <table:table-cell office:value-type="string" table:style-name="ce1">
            <text:p>ccs2-eu-g-broker-kfk-p05.84fee1e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43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5-0104.eu-central-2.hcloud.h53</text:p>
          </table:table-cell>
          <table:table-cell office:value-type="string" table:style-name="ce1">
            <text:p>2024-02-05T06:10:27Z</text:p>
          </table:table-cell>
          <table:table-cell office:value-type="string" table:style-name="ce1">
            <text:p>2024-02-05T06:20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7328510-dd3d-4ae1-a762-e9615cf9e2a6</text:p>
          </table:table-cell>
          <table:table-cell office:value-type="string" table:style-name="ce1">
            <text:p>ccs2-eu-k-broker-kfk-p02.5a72670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65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1-0106.eu-central-2.hcloud.h53</text:p>
          </table:table-cell>
          <table:table-cell office:value-type="string" table:style-name="ce1">
            <text:p>2024-01-31T08:29:41Z</text:p>
          </table:table-cell>
          <table:table-cell office:value-type="string" table:style-name="ce1">
            <text:p>2024-02-06T07:16:2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285ba0a-712b-4519-b740-541fdf9aa0e0</text:p>
          </table:table-cell>
          <table:table-cell office:value-type="string" table:style-name="ce1">
            <text:p>ccseucpwdbp02.f68e377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8.242 eu-central-prd-a-hb:192.168.66.93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1-0106.eu-central-2.hcloud.h53</text:p>
          </table:table-cell>
          <table:table-cell office:value-type="string" table:style-name="ce1">
            <text:p>2024-01-31T08:29:40Z</text:p>
          </table:table-cell>
          <table:table-cell office:value-type="string" table:style-name="ce1">
            <text:p>2024-08-21T04:55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42d90d3-c751-4add-bb3d-3791e3cb031a</text:p>
          </table:table-cell>
          <table:table-cell office:value-type="string" table:style-name="ce1">
            <text:p>ccs2-eu-vimg-g-mg-dbp03.f6d4057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64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0-0106.eu-central-2.hcloud.h53</text:p>
          </table:table-cell>
          <table:table-cell office:value-type="string" table:style-name="ce1">
            <text:p>2024-01-31T08:29:38Z</text:p>
          </table:table-cell>
          <table:table-cell office:value-type="string" table:style-name="ce1">
            <text:p>2024-02-06T07:06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d2e3762-3df3-403a-94f1-bc40ac77905c</text:p>
          </table:table-cell>
          <table:table-cell office:value-type="string" table:style-name="ce1">
            <text:p>ccs2-eu-gen3-k-redp-m02.2ff48d1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18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6-0106.eu-central-2.hcloud.h53</text:p>
          </table:table-cell>
          <table:table-cell office:value-type="string" table:style-name="ce1">
            <text:p>2024-01-31T08:29:38Z</text:p>
          </table:table-cell>
          <table:table-cell office:value-type="string" table:style-name="ce1">
            <text:p>2024-02-06T07:06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86f5535-a779-4c35-9966-74b62fa102f9</text:p>
          </table:table-cell>
          <table:table-cell office:value-type="string" table:style-name="ce1">
            <text:p>ccseucpwdbp01.24cd833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8.125 eu-central-prd-a-hb:192.168.66.92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2-0106.eu-central-2.hcloud.h53</text:p>
          </table:table-cell>
          <table:table-cell office:value-type="string" table:style-name="ce1">
            <text:p>2024-01-31T08:29:37Z</text:p>
          </table:table-cell>
          <table:table-cell office:value-type="string" table:style-name="ce1">
            <text:p>2024-08-21T04:42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9bde86f-049b-4d28-8a14-4c0d873409ca</text:p>
          </table:table-cell>
          <table:table-cell office:value-type="string" table:style-name="ce1">
            <text:p>ccs2-eu-aps-k-mg-dbp02.d404970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95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6-0106.eu-central-2.hcloud.h53</text:p>
          </table:table-cell>
          <table:table-cell office:value-type="string" table:style-name="ce1">
            <text:p>2024-01-31T08:29:37Z</text:p>
          </table:table-cell>
          <table:table-cell office:value-type="string" table:style-name="ce1">
            <text:p>2024-01-31T08:39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6f62a17-7cd8-4f40-9e90-a14dba15cfc3</text:p>
          </table:table-cell>
          <table:table-cell office:value-type="string" table:style-name="ce1">
            <text:p>ccs2-eu-vmod-k-pg-dbp02.3162944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91 eu-central-prd-a-hb:192.168.66.197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6-0106.eu-central-2.hcloud.h53</text:p>
          </table:table-cell>
          <table:table-cell office:value-type="string" table:style-name="ce1">
            <text:p>2024-01-31T08:29:32Z</text:p>
          </table:table-cell>
          <table:table-cell office:value-type="string" table:style-name="ce1">
            <text:p>2024-01-31T08:39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59c529b-c936-43ed-a30f-a6683afe5708</text:p>
          </table:table-cell>
          <table:table-cell office:value-type="string" table:style-name="ce1">
            <text:p>ccs2-eu-vas-k-mg-dbp02.5fd2e36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48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6-0106.eu-central-2.hcloud.h53</text:p>
          </table:table-cell>
          <table:table-cell office:value-type="string" table:style-name="ce1">
            <text:p>2024-01-31T08:29:32Z</text:p>
          </table:table-cell>
          <table:table-cell office:value-type="string" table:style-name="ce1">
            <text:p>2024-01-31T08:39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b3d778b-2aaf-4dfe-be99-7147931b8f93</text:p>
          </table:table-cell>
          <table:table-cell office:value-type="string" table:style-name="ce1">
            <text:p>ccs2-eu-gen3-g-redp-s05.a80db9e6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207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6-0106.eu-central-2.hcloud.h53</text:p>
          </table:table-cell>
          <table:table-cell office:value-type="string" table:style-name="ce1">
            <text:p>2024-01-31T08:29:31Z</text:p>
          </table:table-cell>
          <table:table-cell office:value-type="string" table:style-name="ce1">
            <text:p>2024-01-31T08:39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f9c7a9f-9220-4ca4-a6a3-ea9daf2c7ab3</text:p>
          </table:table-cell>
          <table:table-cell office:value-type="string" table:style-name="ce1">
            <text:p>ccs2-eu-vstat-k-mg-dbp01.d2d8e277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74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2-0106.eu-central-2.hcloud.h53</text:p>
          </table:table-cell>
          <table:table-cell office:value-type="string" table:style-name="ce1">
            <text:p>2024-01-31T08:29:31Z</text:p>
          </table:table-cell>
          <table:table-cell office:value-type="string" table:style-name="ce1">
            <text:p>2024-02-06T07:07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cd6afaf-8ab7-477e-a828-dad3fb08ab3c</text:p>
          </table:table-cell>
          <table:table-cell office:value-type="string" table:style-name="ce1">
            <text:p>ccseudkc2hplcdbp01.44213f8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11 eu-central-prd-a:172.31.72.8 eu-central-prd-a:172.31.72.78 eu-central-prd-a:172.31.72.159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5-0106.eu-central-2.hcloud.h53</text:p>
          </table:table-cell>
          <table:table-cell office:value-type="string" table:style-name="ce1">
            <text:p>2024-01-31T08:21:03Z</text:p>
          </table:table-cell>
          <table:table-cell office:value-type="string" table:style-name="ce1">
            <text:p>2024-07-31T11:04:1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2bc0c1f-d4af-488e-943a-ee76919034ec</text:p>
          </table:table-cell>
          <table:table-cell office:value-type="string" table:style-name="ce1">
            <text:p>ccseudkc2hpelasp03.7288e65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8.52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5-0106.eu-central-2.hcloud.h53</text:p>
          </table:table-cell>
          <table:table-cell office:value-type="string" table:style-name="ce1">
            <text:p>2024-01-31T08:20:53Z</text:p>
          </table:table-cell>
          <table:table-cell office:value-type="string" table:style-name="ce1">
            <text:p>2024-01-31T08:30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f075258-5533-4039-b91c-95d335a2f62e</text:p>
          </table:table-cell>
          <table:table-cell office:value-type="string" table:style-name="ce1">
            <text:p>ccs2-eu-atp-k-mg-dbp01.85b801c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101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1-0105.eu-central-2.hcloud.h53</text:p>
          </table:table-cell>
          <table:table-cell office:value-type="string" table:style-name="ce1">
            <text:p>2024-01-31T07:47:03Z</text:p>
          </table:table-cell>
          <table:table-cell office:value-type="string" table:style-name="ce1">
            <text:p>2024-01-31T07:56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91720cc-f8aa-4242-bc11-7e053350374c</text:p>
          </table:table-cell>
          <table:table-cell office:value-type="string" table:style-name="ce1">
            <text:p>ccseulmsdbp01.9e452b8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8.26 eu-central-prd-a-hb:192.168.66.84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9-0106.eu-central-2.hcloud.h53</text:p>
          </table:table-cell>
          <table:table-cell office:value-type="string" table:style-name="ce1">
            <text:p>2024-01-31T07:46:58Z</text:p>
          </table:table-cell>
          <table:table-cell office:value-type="string" table:style-name="ce1">
            <text:p>2024-03-26T02:05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f7c4cf0-c5d3-45be-9ff3-5303f0d4105f</text:p>
          </table:table-cell>
          <table:table-cell office:value-type="string" table:style-name="ce1">
            <text:p>ccs2-eu-apc-h-mg-dbs01.196864a2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23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4-01-31T07:46:45Z</text:p>
          </table:table-cell>
          <table:table-cell office:value-type="string" table:style-name="ce1">
            <text:p>2024-01-31T07:56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7a9c718-c4cb-44d2-a46d-20daef379e1e</text:p>
          </table:table-cell>
          <table:table-cell office:value-type="string" table:style-name="ce1">
            <text:p>ccs2-eu-gen2-k-redp-m02.5ccb474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11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4-01-31T07:25:58Z</text:p>
          </table:table-cell>
          <table:table-cell office:value-type="string" table:style-name="ce1">
            <text:p>2024-01-31T07:35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c653769-42a9-4741-965d-3d50da9509b4</text:p>
          </table:table-cell>
          <table:table-cell office:value-type="string" table:style-name="ce1">
            <text:p>ccs2-eu-vas-g-mg-dbs03.fcd76e58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64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4-01-31T07:25:51Z</text:p>
          </table:table-cell>
          <table:table-cell office:value-type="string" table:style-name="ce1">
            <text:p>2024-01-31T07:35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e9f3084-b7af-45dc-8b24-3241ed817213</text:p>
          </table:table-cell>
          <table:table-cell office:value-type="string" table:style-name="ce1">
            <text:p>ccs2-eu-vas-g-pg-dbs01.d3e100b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24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1-31T07:25:46Z</text:p>
          </table:table-cell>
          <table:table-cell office:value-type="string" table:style-name="ce1">
            <text:p>2024-01-31T07:36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e2f07c3-774f-407e-ab4e-88e14f20f54d</text:p>
          </table:table-cell>
          <table:table-cell office:value-type="string" table:style-name="ce1">
            <text:p>ccs2-eu-loct-k-mg-dbp01.8fe978d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24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7-0106.eu-central-2.hcloud.h53</text:p>
          </table:table-cell>
          <table:table-cell office:value-type="string" table:style-name="ce1">
            <text:p>2024-01-31T07:25:46Z</text:p>
          </table:table-cell>
          <table:table-cell office:value-type="string" table:style-name="ce1">
            <text:p>2024-01-31T07:35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54676d1-3914-49cd-9b81-5ebf4cbd14f3</text:p>
          </table:table-cell>
          <table:table-cell office:value-type="string" table:style-name="ce1">
            <text:p>ccs2-eu-stnd-g-pg-dbs01.31fd2fd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1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1T07:25:46Z</text:p>
          </table:table-cell>
          <table:table-cell office:value-type="string" table:style-name="ce1">
            <text:p>2024-01-31T07:36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ce3b5e2-b4bf-4e5c-a6b0-a4d408675df5</text:p>
          </table:table-cell>
          <table:table-cell office:value-type="string" table:style-name="ce1">
            <text:p>ccs2-eu-clnd-k-mg-dbp01.91c43aa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66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7-0106.eu-central-2.hcloud.h53</text:p>
          </table:table-cell>
          <table:table-cell office:value-type="string" table:style-name="ce1">
            <text:p>2024-01-31T07:25:45Z</text:p>
          </table:table-cell>
          <table:table-cell office:value-type="string" table:style-name="ce1">
            <text:p>2024-01-31T07:35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240a860-5819-4f20-abad-fcb35de374c8</text:p>
          </table:table-cell>
          <table:table-cell office:value-type="string" table:style-name="ce1">
            <text:p>ccs2-eu-pnc-h-pg-dbs01.f7b49c1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241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4-01-31T07:25:45Z</text:p>
          </table:table-cell>
          <table:table-cell office:value-type="string" table:style-name="ce1">
            <text:p>2024-01-31T07:35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dd6a16c-1e79-4089-b87c-b2c81a6b949a</text:p>
          </table:table-cell>
          <table:table-cell office:value-type="string" table:style-name="ce1">
            <text:p>ccs2-eu-rsvtn-g-mg-dbs01.caa6090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73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1-31T07:25:41Z</text:p>
          </table:table-cell>
          <table:table-cell office:value-type="string" table:style-name="ce1">
            <text:p>2024-01-31T07:36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25f8b2a-7b6e-4989-8f59-1b7a0fbe6716</text:p>
          </table:table-cell>
          <table:table-cell office:value-type="string" table:style-name="ce1">
            <text:p>ccs2-eu-msa-h-reds-m01.6e6b41b9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10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1T07:25:39Z</text:p>
          </table:table-cell>
          <table:table-cell office:value-type="string" table:style-name="ce1">
            <text:p>2024-03-27T06:29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96b3324-1740-4d7f-b67a-62039ba1af59</text:p>
          </table:table-cell>
          <table:table-cell office:value-type="string" table:style-name="ce1">
            <text:p>ccs2-eu-psnl-k-mg-dbs02.991b408b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46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1T07:25:38Z</text:p>
          </table:table-cell>
          <table:table-cell office:value-type="string" table:style-name="ce1">
            <text:p>2024-03-27T06:32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50c1911-b7a8-4df4-86e2-1747a59b51d1</text:p>
          </table:table-cell>
          <table:table-cell office:value-type="string" table:style-name="ce1">
            <text:p>ccs2-eu-msa-g-redp-m03.59bc12a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20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7-0106.eu-central-2.hcloud.h53</text:p>
          </table:table-cell>
          <table:table-cell office:value-type="string" table:style-name="ce1">
            <text:p>2024-01-31T07:25:37Z</text:p>
          </table:table-cell>
          <table:table-cell office:value-type="string" table:style-name="ce1">
            <text:p>2024-01-31T07:35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8a9d168-6757-4972-8540-dda04be9bc58</text:p>
          </table:table-cell>
          <table:table-cell office:value-type="string" table:style-name="ce1">
            <text:p>ccs2-eu-svchub-h-reds-ms03.41ed996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63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1-31T07:25:37Z</text:p>
          </table:table-cell>
          <table:table-cell office:value-type="string" table:style-name="ce1">
            <text:p>2024-01-31T07:36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e457721-2fea-495b-9ecb-23b130bf1e49</text:p>
          </table:table-cell>
          <table:table-cell office:value-type="string" table:style-name="ce1">
            <text:p>ccs2-eu-msa-h-reds-s05.92acd5e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9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1-31T07:25:37Z</text:p>
          </table:table-cell>
          <table:table-cell office:value-type="string" table:style-name="ce1">
            <text:p>2024-01-31T07:35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3c2de09-47ba-4902-9003-d7db267f4051</text:p>
          </table:table-cell>
          <table:table-cell office:value-type="string" table:style-name="ce1">
            <text:p>ccs2-eu-safe-h-mg-dbs01.5b8e9641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36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1T07:25:37Z</text:p>
          </table:table-cell>
          <table:table-cell office:value-type="string" table:style-name="ce1">
            <text:p>2024-03-27T06:34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72e9208-5ab5-4ed2-a305-d52e469bfe3d</text:p>
          </table:table-cell>
          <table:table-cell office:value-type="string" table:style-name="ce1">
            <text:p>ccs2-eu-aps-h-mg-dbs03.c4498a0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23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1-31T07:25:36Z</text:p>
          </table:table-cell>
          <table:table-cell office:value-type="string" table:style-name="ce1">
            <text:p>2024-01-31T07:35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9e6885b-3963-42f7-a117-7bc4d319ad15</text:p>
          </table:table-cell>
          <table:table-cell office:value-type="string" table:style-name="ce1">
            <text:p>ccs2-eu-svchub-g-reds-ms02.8240495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22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1-31T07:25:35Z</text:p>
          </table:table-cell>
          <table:table-cell office:value-type="string" table:style-name="ce1">
            <text:p>2024-01-31T07:35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00c9161-952c-473e-9a73-b8250232a445</text:p>
          </table:table-cell>
          <table:table-cell office:value-type="string" table:style-name="ce1">
            <text:p>ccs2-eu-noti-g-pg-dbs01.59e4b7a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3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1-31T07:25:34Z</text:p>
          </table:table-cell>
          <table:table-cell office:value-type="string" table:style-name="ce1">
            <text:p>2024-01-31T07:35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337a7d8-20d3-46ac-9030-c6b327090a13</text:p>
          </table:table-cell>
          <table:table-cell office:value-type="string" table:style-name="ce1">
            <text:p>ccs2-eu-svchub-h-mg-dbs03.f719fc4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1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1-31T07:25:31Z</text:p>
          </table:table-cell>
          <table:table-cell office:value-type="string" table:style-name="ce1">
            <text:p>2024-01-31T07:35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1d7e13a-63b7-4b3e-8ecb-abc5288d8610</text:p>
          </table:table-cell>
          <table:table-cell office:value-type="string" table:style-name="ce1">
            <text:p>ccs2-eu-psnl-k-mg-dbs03.913d192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21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1-31T07:25:31Z</text:p>
          </table:table-cell>
          <table:table-cell office:value-type="string" table:style-name="ce1">
            <text:p>2024-01-31T07:35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2c7c61d-9b67-4197-a473-8d4f5b61560d</text:p>
          </table:table-cell>
          <table:table-cell office:value-type="string" table:style-name="ce1">
            <text:p>ccs2-eu-psnl-h-mg-dbs01.64e5a5c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212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1T07:25:30Z</text:p>
          </table:table-cell>
          <table:table-cell office:value-type="string" table:style-name="ce1">
            <text:p>2024-03-27T06:42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2e1113d-9982-4908-bf93-1834de9aa2df</text:p>
          </table:table-cell>
          <table:table-cell office:value-type="string" table:style-name="ce1">
            <text:p>ccs2-eu-msa-k-reds-s05.dd4d188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6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1-31T07:25:30Z</text:p>
          </table:table-cell>
          <table:table-cell office:value-type="string" table:style-name="ce1">
            <text:p>2024-01-31T07:35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94cb46-0766-4c9b-abee-55ef91be23d6</text:p>
          </table:table-cell>
          <table:table-cell office:value-type="string" table:style-name="ce1">
            <text:p>ccs2-eu-safe-k-mg-dbs01.2decbe7f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232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1T07:25:30Z</text:p>
          </table:table-cell>
          <table:table-cell office:value-type="string" table:style-name="ce1">
            <text:p>2024-03-27T06:47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b772b6d-e897-4d20-a3e2-fcffaca25528</text:p>
          </table:table-cell>
          <table:table-cell office:value-type="string" table:style-name="ce1">
            <text:p>ccs2-eu-safe-g-mg-dbs02.81f6169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2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1-31T07:25:29Z</text:p>
          </table:table-cell>
          <table:table-cell office:value-type="string" table:style-name="ce1">
            <text:p>2024-01-31T07:35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c994e70-56b6-43e5-bc3e-4b11f5b2ce16</text:p>
          </table:table-cell>
          <table:table-cell office:value-type="string" table:style-name="ce1">
            <text:p>ccs2-eu-gen2-k-redp-s02.9b7b789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20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0-0105.eu-central-2.hcloud.h53</text:p>
          </table:table-cell>
          <table:table-cell office:value-type="string" table:style-name="ce1">
            <text:p>2024-01-31T07:25:28Z</text:p>
          </table:table-cell>
          <table:table-cell office:value-type="string" table:style-name="ce1">
            <text:p>2024-02-16T01:48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7d27131-08b9-4fdd-bfe4-fa315c906af8</text:p>
          </table:table-cell>
          <table:table-cell office:value-type="string" table:style-name="ce1">
            <text:p>ccs2-eu-rsvtn-g-mg-dbs02.51f80f1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4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1-31T07:25:27Z</text:p>
          </table:table-cell>
          <table:table-cell office:value-type="string" table:style-name="ce1">
            <text:p>2024-01-31T07:35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e9fbfa6-f731-4b48-b44c-70e4439caa7f</text:p>
          </table:table-cell>
          <table:table-cell office:value-type="string" table:style-name="ce1">
            <text:p>ccseudkc2hpelasp01.6ded32b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8.203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1-0106.eu-central-2.hcloud.h53</text:p>
          </table:table-cell>
          <table:table-cell office:value-type="string" table:style-name="ce1">
            <text:p>2024-01-31T07:25:27Z</text:p>
          </table:table-cell>
          <table:table-cell office:value-type="string" table:style-name="ce1">
            <text:p>2024-01-31T07:35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6eceb99-f832-4173-a7dc-d970c962a563</text:p>
          </table:table-cell>
          <table:table-cell office:value-type="string" table:style-name="ce1">
            <text:p>ccs2-eu-safe-g-mg-dbs03.6dc000b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250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1T07:25:26Z</text:p>
          </table:table-cell>
          <table:table-cell office:value-type="string" table:style-name="ce1">
            <text:p>2024-03-27T06:07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2b3b4c1-897d-40eb-a05b-09ff8c9cf752</text:p>
          </table:table-cell>
          <table:table-cell office:value-type="string" table:style-name="ce1">
            <text:p>ccs2-eu-safe-k-mg-dbs03.717842f8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8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1T07:25:26Z</text:p>
          </table:table-cell>
          <table:table-cell office:value-type="string" table:style-name="ce1">
            <text:p>2024-01-31T07:35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b6eecb0-a3c6-47e5-bcdf-0b57a75ed27d</text:p>
          </table:table-cell>
          <table:table-cell office:value-type="string" table:style-name="ce1">
            <text:p>ccs2-eu-safe-h-mg-dbs03.e34169b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3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1T07:25:24Z</text:p>
          </table:table-cell>
          <table:table-cell office:value-type="string" table:style-name="ce1">
            <text:p>2024-01-31T07:35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44db87e-9d42-4c28-88d5-cd1cd5177eab</text:p>
          </table:table-cell>
          <table:table-cell office:value-type="string" table:style-name="ce1">
            <text:p>ccs2-eu-vas-g-mg-dbs02.74d3039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7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1T07:25:24Z</text:p>
          </table:table-cell>
          <table:table-cell office:value-type="string" table:style-name="ce1">
            <text:p>2024-01-31T07:36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beb470-dc07-48e1-8d19-b3aa190845ad</text:p>
          </table:table-cell>
          <table:table-cell office:value-type="string" table:style-name="ce1">
            <text:p>ccs2-eu-diag-g-mg-dbp03.f945d30e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28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1-0106.eu-central-2.hcloud.h53</text:p>
          </table:table-cell>
          <table:table-cell office:value-type="string" table:style-name="ce1">
            <text:p>2024-01-31T07:25:23Z</text:p>
          </table:table-cell>
          <table:table-cell office:value-type="string" table:style-name="ce1">
            <text:p>2024-01-31T07:34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0edc9e0-6280-4af7-a263-fdce9c67d26e</text:p>
          </table:table-cell>
          <table:table-cell office:value-type="string" table:style-name="ce1">
            <text:p>ccs2-eu-rsv-k-mg-dbs01.118ce0b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8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1T07:25:23Z</text:p>
          </table:table-cell>
          <table:table-cell office:value-type="string" table:style-name="ce1">
            <text:p>2024-01-31T07:35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6d3fbf8-7446-48f5-99ce-33d1e3055e9b</text:p>
          </table:table-cell>
          <table:table-cell office:value-type="string" table:style-name="ce1">
            <text:p>ccs2-eu-vas-h-keycloak-s02.831bfba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6.218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1T07:25:21Z</text:p>
          </table:table-cell>
          <table:table-cell office:value-type="string" table:style-name="ce1">
            <text:p>2024-03-27T06:47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c43a680-4f74-41cf-95cb-ee446dc4d720</text:p>
          </table:table-cell>
          <table:table-cell office:value-type="string" table:style-name="ce1">
            <text:p>ccs2-eu-svchub-g-mg-dbs01.b316e02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2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1T07:25:19Z</text:p>
          </table:table-cell>
          <table:table-cell office:value-type="string" table:style-name="ce1">
            <text:p>2024-01-31T07:35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b2fd26c-0501-4644-9493-ed5ed20d0287</text:p>
          </table:table-cell>
          <table:table-cell office:value-type="string" table:style-name="ce1">
            <text:p>ccs2-eu-k-broker-kfk-s04.4f50c02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96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1T07:25:19Z</text:p>
          </table:table-cell>
          <table:table-cell office:value-type="string" table:style-name="ce1">
            <text:p>2024-05-16T08:20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8961678-32dd-4807-ba2c-7e83797bf402</text:p>
          </table:table-cell>
          <table:table-cell office:value-type="string" table:style-name="ce1">
            <text:p>ccs2-eu-rsv-k-mg-dbs02.d3d2e14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23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1T07:25:19Z</text:p>
          </table:table-cell>
          <table:table-cell office:value-type="string" table:style-name="ce1">
            <text:p>2024-01-31T07:35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fb5a3a2-d038-4c55-92f8-8cea45a233ed</text:p>
          </table:table-cell>
          <table:table-cell office:value-type="string" table:style-name="ce1">
            <text:p>ccs2-eu-svchub-k-reds-ms03.8a2dadd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3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1T07:25:18Z</text:p>
          </table:table-cell>
          <table:table-cell office:value-type="string" table:style-name="ce1">
            <text:p>2024-01-31T07:35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b234cca-3e18-45c0-927d-d4aa893a93b2</text:p>
          </table:table-cell>
          <table:table-cell office:value-type="string" table:style-name="ce1">
            <text:p>ccs2-eu-msa-g-reds-s05.b6235a6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62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1T07:25:18Z</text:p>
          </table:table-cell>
          <table:table-cell office:value-type="string" table:style-name="ce1">
            <text:p>2024-03-27T06:09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c855592-ca9a-44c2-97a9-e65c2574f02f</text:p>
          </table:table-cell>
          <table:table-cell office:value-type="string" table:style-name="ce1">
            <text:p>ccs2-eu-svchub-k-mg-dbs03.7ba083e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233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1T07:25:17Z</text:p>
          </table:table-cell>
          <table:table-cell office:value-type="string" table:style-name="ce1">
            <text:p>2024-01-31T07:35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17d3b32-d702-445a-b968-0add1f8942c1</text:p>
          </table:table-cell>
          <table:table-cell office:value-type="string" table:style-name="ce1">
            <text:p>ccs2-eu-vas-g-mg-dbs01.c7a8e3c4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53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1T07:25:17Z</text:p>
          </table:table-cell>
          <table:table-cell office:value-type="string" table:style-name="ce1">
            <text:p>2024-01-31T07:35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c255e11-7cb7-492e-a9cd-7260b1a9158b</text:p>
          </table:table-cell>
          <table:table-cell office:value-type="string" table:style-name="ce1">
            <text:p>ccs2-eu-gen2-g-redp-s04.d2e77e4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62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7-0106.eu-central-2.hcloud.h53</text:p>
          </table:table-cell>
          <table:table-cell office:value-type="string" table:style-name="ce1">
            <text:p>2024-01-31T07:25:15Z</text:p>
          </table:table-cell>
          <table:table-cell office:value-type="string" table:style-name="ce1">
            <text:p>2024-01-31T07:35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b6836e6-fcc7-4bff-8847-bbcab5dde4db</text:p>
          </table:table-cell>
          <table:table-cell office:value-type="string" table:style-name="ce1">
            <text:p>ccs2-eu-safe-h-mg-dbs02.9de0c9ad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48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1T07:25:14Z</text:p>
          </table:table-cell>
          <table:table-cell office:value-type="string" table:style-name="ce1">
            <text:p>2024-03-27T06:51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2c6a321-c8b6-4b3d-a51f-4607f9de3d4b</text:p>
          </table:table-cell>
          <table:table-cell office:value-type="string" table:style-name="ce1">
            <text:p>ccs2-eu-pusheg-k-pg-dbs01.0df9fc2a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60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1T07:25:13Z</text:p>
          </table:table-cell>
          <table:table-cell office:value-type="string" table:style-name="ce1">
            <text:p>2024-03-27T06:52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0e9dc4b-3fe2-4e53-8a00-fe10ba4589ea</text:p>
          </table:table-cell>
          <table:table-cell office:value-type="string" table:style-name="ce1">
            <text:p>ccs2-eu-psnl-h-mg-dbs02.12dcfdf5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80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1T07:25:12Z</text:p>
          </table:table-cell>
          <table:table-cell office:value-type="string" table:style-name="ce1">
            <text:p>2024-03-27T06:53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e7dec3b-2766-40d0-b1a8-efe35448752a</text:p>
          </table:table-cell>
          <table:table-cell office:value-type="string" table:style-name="ce1">
            <text:p>ccs2-eu-vas-k-pg-dbp02.d087d9f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95 eu-central-prd-a-hb:192.168.66.215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0-0106.eu-central-2.hcloud.h53</text:p>
          </table:table-cell>
          <table:table-cell office:value-type="string" table:style-name="ce1">
            <text:p>2024-01-31T07:25:12Z</text:p>
          </table:table-cell>
          <table:table-cell office:value-type="string" table:style-name="ce1">
            <text:p>2024-01-31T07:35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854458-5045-47fc-9a9e-1ea169541b91</text:p>
          </table:table-cell>
          <table:table-cell office:value-type="string" table:style-name="ce1">
            <text:p>ccs2-eu-safe-g-mg-dbs01.a0ee6bd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85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1T07:25:11Z</text:p>
          </table:table-cell>
          <table:table-cell office:value-type="string" table:style-name="ce1">
            <text:p>2024-01-31T07:34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bb4876a-f69e-4633-9bed-9e917e831c4a</text:p>
          </table:table-cell>
          <table:table-cell office:value-type="string" table:style-name="ce1">
            <text:p>ccs2-eu-pnc-k-pg-dbs01.d7fd089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34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1T07:25:11Z</text:p>
          </table:table-cell>
          <table:table-cell office:value-type="string" table:style-name="ce1">
            <text:p>2024-03-27T06:55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c1312d5-9935-4678-b027-a5438366f631</text:p>
          </table:table-cell>
          <table:table-cell office:value-type="string" table:style-name="ce1">
            <text:p>kcseutwowaydbp01.ea529ad7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31.68.222 eu-central-prd-a-hb:192.168.66.91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5-0106.eu-central-2.hcloud.h53</text:p>
          </table:table-cell>
          <table:table-cell office:value-type="string" table:style-name="ce1">
            <text:p>2024-01-31T07:25:05Z</text:p>
          </table:table-cell>
          <table:table-cell office:value-type="string" table:style-name="ce1">
            <text:p>2024-01-31T07:35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415c1c7-3338-45eb-8263-911bca0cffb2</text:p>
          </table:table-cell>
          <table:table-cell office:value-type="string" table:style-name="ce1">
            <text:p>ccs2-eu-h-broker-kfk-s04.5a8d97e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83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1T07:25:05Z</text:p>
          </table:table-cell>
          <table:table-cell office:value-type="string" table:style-name="ce1">
            <text:p>2024-03-27T06:57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9729470-7bee-438d-bf5f-3c9b3db4fe0b</text:p>
          </table:table-cell>
          <table:table-cell office:value-type="string" table:style-name="ce1">
            <text:p>ccs2-eu-msa-k-reds-s06.e407ff5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7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1T07:25:02Z</text:p>
          </table:table-cell>
          <table:table-cell office:value-type="string" table:style-name="ce1">
            <text:p>2024-01-31T07:34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baba19e-a314-4a45-a613-9bdbe17f9635</text:p>
          </table:table-cell>
          <table:table-cell office:value-type="string" table:style-name="ce1">
            <text:p>ccs2-eu-svchub-g-mg-dbs02.2ee239b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3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1T07:25:02Z</text:p>
          </table:table-cell>
          <table:table-cell office:value-type="string" table:style-name="ce1">
            <text:p>2024-01-31T07:34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d1390dd-ab72-4755-8465-4dd62668802a</text:p>
          </table:table-cell>
          <table:table-cell office:value-type="string" table:style-name="ce1">
            <text:p>ccs2-eu-psnl-g-mg-dbs01.01c4929c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3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1-31T07:24:59Z</text:p>
          </table:table-cell>
          <table:table-cell office:value-type="string" table:style-name="ce1">
            <text:p>2024-03-05T01:17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5f4993-66af-4d63-acb7-5519b9fbe051</text:p>
          </table:table-cell>
          <table:table-cell office:value-type="string" table:style-name="ce1">
            <text:p>ccs2-eu-msa-k-reds-m02.f5bef322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48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1T07:24:57Z</text:p>
          </table:table-cell>
          <table:table-cell office:value-type="string" table:style-name="ce1">
            <text:p>2024-03-27T06:57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73c35ce-e70b-4426-a295-b76f2b225203</text:p>
          </table:table-cell>
          <table:table-cell office:value-type="string" table:style-name="ce1">
            <text:p>ccseulmsdbp02.66a2336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8.49 eu-central-prd-a-hb:192.168.66.83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5-0106.eu-central-2.hcloud.h53</text:p>
          </table:table-cell>
          <table:table-cell office:value-type="string" table:style-name="ce1">
            <text:p>2024-01-31T07:24:57Z</text:p>
          </table:table-cell>
          <table:table-cell office:value-type="string" table:style-name="ce1">
            <text:p>2024-01-31T07:34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2c2dba7-a649-474d-960b-fad8e42bc4d5</text:p>
          </table:table-cell>
          <table:table-cell office:value-type="string" table:style-name="ce1">
            <text:p>ccs2-eu-svchub-h-reds-ms01.bca34191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219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4-01-31T07:24:56Z</text:p>
          </table:table-cell>
          <table:table-cell office:value-type="string" table:style-name="ce1">
            <text:p>2024-01-31T07:34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7fa5ef2-345f-4d01-87b6-84f341f1f860</text:p>
          </table:table-cell>
          <table:table-cell office:value-type="string" table:style-name="ce1">
            <text:p>ccs2-eu-svchub-h-reds-ms02.2856c859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52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1T07:24:56Z</text:p>
          </table:table-cell>
          <table:table-cell office:value-type="string" table:style-name="ce1">
            <text:p>2024-03-27T06:28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2aa4f2a-b002-4820-8250-31f2b27a723a</text:p>
          </table:table-cell>
          <table:table-cell office:value-type="string" table:style-name="ce1">
            <text:p>kiaeuhmgiddbp01.0b06ebd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8.110 eu-central-prd-a-hb:192.168.66.77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1-0106.eu-central-2.hcloud.h53</text:p>
          </table:table-cell>
          <table:table-cell office:value-type="string" table:style-name="ce1">
            <text:p>2024-01-31T07:24:55Z</text:p>
          </table:table-cell>
          <table:table-cell office:value-type="string" table:style-name="ce1">
            <text:p>2024-08-23T08:52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460db33-5b8c-46df-bf2a-700f3fa43574</text:p>
          </table:table-cell>
          <table:table-cell office:value-type="string" table:style-name="ce1">
            <text:p>ccs2-eu-loct-h-mg-dbs01.4e79c4a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63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4-01-31T07:24:54Z</text:p>
          </table:table-cell>
          <table:table-cell office:value-type="string" table:style-name="ce1">
            <text:p>2024-01-31T07:34:2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c0f2fe2-543c-462f-bacb-ae10c0745eb6</text:p>
          </table:table-cell>
          <table:table-cell office:value-type="string" table:style-name="ce1">
            <text:p>kcseuccspkpushdbp02.aa5fc5c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8.208 eu-central-prd-a-hb:192.168.66.88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1-0106.eu-central-2.hcloud.h53</text:p>
          </table:table-cell>
          <table:table-cell office:value-type="string" table:style-name="ce1">
            <text:p>2024-01-31T07:24:54Z</text:p>
          </table:table-cell>
          <table:table-cell office:value-type="string" table:style-name="ce1">
            <text:p>2024-08-23T09:18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46bc914-495b-43ec-9dc7-91d5592430d6</text:p>
          </table:table-cell>
          <table:table-cell office:value-type="string" table:style-name="ce1">
            <text:p>ccs2-eu-msa-g-redp-s04.0116c02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51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1-0106.eu-central-2.hcloud.h53</text:p>
          </table:table-cell>
          <table:table-cell office:value-type="string" table:style-name="ce1">
            <text:p>2024-01-31T07:24:54Z</text:p>
          </table:table-cell>
          <table:table-cell office:value-type="string" table:style-name="ce1">
            <text:p>2024-01-31T07:34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cf31feb-8451-4346-941d-e7cde47de1fd</text:p>
          </table:table-cell>
          <table:table-cell office:value-type="string" table:style-name="ce1">
            <text:p>ccs2-eu-h-broker-kfk-s03.427e4144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70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4-01-31T07:24:53Z</text:p>
          </table:table-cell>
          <table:table-cell office:value-type="string" table:style-name="ce1">
            <text:p>2024-01-31T07:34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b8aee3f-800d-490e-9640-1f2cde6635c3</text:p>
          </table:table-cell>
          <table:table-cell office:value-type="string" table:style-name="ce1">
            <text:p>ccs2-eu-svchub-g-mg-dbs03.23555cb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50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1T07:24:52Z</text:p>
          </table:table-cell>
          <table:table-cell office:value-type="string" table:style-name="ce1">
            <text:p>2024-03-27T06:11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b5dd4db-fb22-41eb-9d23-f59676b0e0f6</text:p>
          </table:table-cell>
          <table:table-cell office:value-type="string" table:style-name="ce1">
            <text:p>ccs2-eu-diag-k-mg-dbp01.28d693d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234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7-0106.eu-central-2.hcloud.h53</text:p>
          </table:table-cell>
          <table:table-cell office:value-type="string" table:style-name="ce1">
            <text:p>2024-01-31T07:24:50Z</text:p>
          </table:table-cell>
          <table:table-cell office:value-type="string" table:style-name="ce1">
            <text:p>2024-01-31T07:34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9f9aa7b-fb9d-48c1-a821-692ef8cb0029</text:p>
          </table:table-cell>
          <table:table-cell office:value-type="string" table:style-name="ce1">
            <text:p>ccs2-eu-loct-g-mg-dbp03.08aa9da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67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7-0106.eu-central-2.hcloud.h53</text:p>
          </table:table-cell>
          <table:table-cell office:value-type="string" table:style-name="ce1">
            <text:p>2024-01-31T07:24:49Z</text:p>
          </table:table-cell>
          <table:table-cell office:value-type="string" table:style-name="ce1">
            <text:p>2024-01-31T07:34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833b9a6-6698-46ca-9e16-3cd6234b4d76</text:p>
          </table:table-cell>
          <table:table-cell office:value-type="string" table:style-name="ce1">
            <text:p>ccs2-eu-dvc-k-pg-dbp02.ed59425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54 eu-central-prd-a-hb:192.168.66.79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7-0106.eu-central-2.hcloud.h53</text:p>
          </table:table-cell>
          <table:table-cell office:value-type="string" table:style-name="ce1">
            <text:p>2024-01-31T07:24:48Z</text:p>
          </table:table-cell>
          <table:table-cell office:value-type="string" table:style-name="ce1">
            <text:p>2024-01-31T07:34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52899ac-acfb-4a99-b045-fa7836fbe013</text:p>
          </table:table-cell>
          <table:table-cell office:value-type="string" table:style-name="ce1">
            <text:p>ccs2-eu-g-broker-kfk-p04.ac14a1c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243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7-0106.eu-central-2.hcloud.h53</text:p>
          </table:table-cell>
          <table:table-cell office:value-type="string" table:style-name="ce1">
            <text:p>2024-01-31T07:24:47Z</text:p>
          </table:table-cell>
          <table:table-cell office:value-type="string" table:style-name="ce1">
            <text:p>2024-01-31T07:35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0cbf666-5cc3-42c4-bacc-35d53f5eff69</text:p>
          </table:table-cell>
          <table:table-cell office:value-type="string" table:style-name="ce1">
            <text:p>ccs-eu-h-prd-0106-master2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8.189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1-0106.eu-central-2.hcloud.h53</text:p>
          </table:table-cell>
          <table:table-cell office:value-type="string" table:style-name="ce1">
            <text:p>2024-01-31T07:21:23Z</text:p>
          </table:table-cell>
          <table:table-cell office:value-type="string" table:style-name="ce1">
            <text:p>2024-01-31T07:50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6b6a3b3-ba80-4ba7-9cfb-b7d86a3c1513</text:p>
          </table:table-cell>
          <table:table-cell office:value-type="string" table:style-name="ce1">
            <text:p>ccs-eu-h-prd-hub-0106-worker1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100GB</text:p>
          </table:table-cell>
          <table:table-cell office:value-type="string" table:style-name="ce1">
            <text:p>eu-central-prd-a:172.31.68.89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7-0106.eu-central-2.hcloud.h53</text:p>
          </table:table-cell>
          <table:table-cell office:value-type="string" table:style-name="ce1">
            <text:p>2024-01-31T07:21:23Z</text:p>
          </table:table-cell>
          <table:table-cell office:value-type="string" table:style-name="ce1">
            <text:p>2024-01-31T07:50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7f3a4a8-8f00-477d-a415-d89d52f29767</text:p>
          </table:table-cell>
          <table:table-cell office:value-type="string" table:style-name="ce1">
            <text:p>ccs-eu-h-prd-hub-0106-worker2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100GB</text:p>
          </table:table-cell>
          <table:table-cell office:value-type="string" table:style-name="ce1">
            <text:p>eu-central-prd-a:172.31.68.19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5-0106.eu-central-2.hcloud.h53</text:p>
          </table:table-cell>
          <table:table-cell office:value-type="string" table:style-name="ce1">
            <text:p>2024-01-31T07:21:22Z</text:p>
          </table:table-cell>
          <table:table-cell office:value-type="string" table:style-name="ce1">
            <text:p>2024-01-31T07:50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af13dd1-a275-430a-bfa7-e83e4cd233f5</text:p>
          </table:table-cell>
          <table:table-cell office:value-type="string" table:style-name="ce1">
            <text:p>ccs-eu-h-prd-msa-0106-worker3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8.54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5-0106.eu-central-2.hcloud.h53</text:p>
          </table:table-cell>
          <table:table-cell office:value-type="string" table:style-name="ce1">
            <text:p>2024-01-31T07:21:22Z</text:p>
          </table:table-cell>
          <table:table-cell office:value-type="string" table:style-name="ce1">
            <text:p>2024-01-31T07:50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4a61291-5a3b-42be-92c6-0f658e9e7e82</text:p>
          </table:table-cell>
          <table:table-cell office:value-type="string" table:style-name="ce1">
            <text:p>ccs-eu-h-prd-msa-0106-worker2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8.40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0-0106.eu-central-2.hcloud.h53</text:p>
          </table:table-cell>
          <table:table-cell office:value-type="string" table:style-name="ce1">
            <text:p>2024-01-31T07:21:21Z</text:p>
          </table:table-cell>
          <table:table-cell office:value-type="string" table:style-name="ce1">
            <text:p>2024-04-08T08:07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5f30c57-4cfb-493c-aefd-0ddb090ccc83</text:p>
          </table:table-cell>
          <table:table-cell office:value-type="string" table:style-name="ce1">
            <text:p>ccs-eu-h-prd-msa-0106-worker1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8.198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1-0106.eu-central-2.hcloud.h53</text:p>
          </table:table-cell>
          <table:table-cell office:value-type="string" table:style-name="ce1">
            <text:p>2024-01-31T07:21:21Z</text:p>
          </table:table-cell>
          <table:table-cell office:value-type="string" table:style-name="ce1">
            <text:p>2024-01-31T07:50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4e7aed2-0008-4478-84d1-43c82c8a84d6</text:p>
          </table:table-cell>
          <table:table-cell office:value-type="string" table:style-name="ce1">
            <text:p>ccs-eu-h-prd-msa-0106-worker4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8.194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8-0106.eu-central-2.hcloud.h53</text:p>
          </table:table-cell>
          <table:table-cell office:value-type="string" table:style-name="ce1">
            <text:p>2024-01-31T07:21:18Z</text:p>
          </table:table-cell>
          <table:table-cell office:value-type="string" table:style-name="ce1">
            <text:p>2024-01-31T07:50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b8b373a-a045-4de0-90c5-a49bacc763dd</text:p>
          </table:table-cell>
          <table:table-cell office:value-type="string" table:style-name="ce1">
            <text:p>ccs-eu-h-prd-0106-master1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8.69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0-0106.eu-central-2.hcloud.h53</text:p>
          </table:table-cell>
          <table:table-cell office:value-type="string" table:style-name="ce1">
            <text:p>2024-01-31T07:21:18Z</text:p>
          </table:table-cell>
          <table:table-cell office:value-type="string" table:style-name="ce1">
            <text:p>2024-01-31T07:50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ba1365a-4c18-42a9-b877-1701b5af51b4</text:p>
          </table:table-cell>
          <table:table-cell office:value-type="string" table:style-name="ce1">
            <text:p>ccs-eu-h-stg-ccs-eu-h-stg-hub-0107-worker-worker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78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1T07:08:30Z</text:p>
          </table:table-cell>
          <table:table-cell office:value-type="string" table:style-name="ce1">
            <text:p>2024-03-27T06:58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c955334-95dc-4652-8e6f-78378a147d0e</text:p>
          </table:table-cell>
          <table:table-cell office:value-type="string" table:style-name="ce1">
            <text:p>ccs-eu-h-stg-ccs-eu-h-stg-hub-0107-worker-worker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137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1T07:08:25Z</text:p>
          </table:table-cell>
          <table:table-cell office:value-type="string" table:style-name="ce1">
            <text:p>2024-03-27T06:59:2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0a987dc-54ce-4b16-947f-88da65a59f5f</text:p>
          </table:table-cell>
          <table:table-cell office:value-type="string" table:style-name="ce1">
            <text:p>ccs-eu-h-stg-ccs-eu-h-stg-msa-0107-worker-worker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30.66.125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4-01-31T07:08:24Z</text:p>
          </table:table-cell>
          <table:table-cell office:value-type="string" table:style-name="ce1">
            <text:p>2024-01-31T07:43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78f5b4f-628e-4a6c-9e7f-688a98087081</text:p>
          </table:table-cell>
          <table:table-cell office:value-type="string" table:style-name="ce1">
            <text:p>ccs-eu-h-stg-ccs-eu-h-stg-0107-master-master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145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4-01-31T07:08:24Z</text:p>
          </table:table-cell>
          <table:table-cell office:value-type="string" table:style-name="ce1">
            <text:p>2024-01-31T07:43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3d51aaa-4854-4d30-8de1-c4a6003f83f6</text:p>
          </table:table-cell>
          <table:table-cell office:value-type="string" table:style-name="ce1">
            <text:p>ccs-eu-h-stg-ccs-eu-h-stg-0107-master-master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203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1T07:08:23Z</text:p>
          </table:table-cell>
          <table:table-cell office:value-type="string" table:style-name="ce1">
            <text:p>2024-03-27T07:01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8e43d7e-1b8f-47a1-96e5-c11db4a18992</text:p>
          </table:table-cell>
          <table:table-cell office:value-type="string" table:style-name="ce1">
            <text:p>ccs-eu-h-stg-ccs-eu-h-stg-msa-0107-worker-worker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30.66.61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4-01-31T07:08:19Z</text:p>
          </table:table-cell>
          <table:table-cell office:value-type="string" table:style-name="ce1">
            <text:p>2024-01-31T07:43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2b98210-cd6a-4699-bef8-dc9b765a0998</text:p>
          </table:table-cell>
          <table:table-cell office:value-type="string" table:style-name="ce1">
            <text:p>ccs-eu-g-prd-0203-master2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8.34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7-0203.eu-central-1.hcloud.h53</text:p>
          </table:table-cell>
          <table:table-cell office:value-type="string" table:style-name="ce1">
            <text:p>2024-01-31T06:50:24Z</text:p>
          </table:table-cell>
          <table:table-cell office:value-type="string" table:style-name="ce1">
            <text:p>2024-01-31T06:57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ac50bc6-5b8b-4f0b-81fa-7d15e4ff7a6c</text:p>
          </table:table-cell>
          <table:table-cell office:value-type="string" table:style-name="ce1">
            <text:p>ccs-eu-g-prd-0202-master3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120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2-0202.eu-central-1.hcloud.h53</text:p>
          </table:table-cell>
          <table:table-cell office:value-type="string" table:style-name="ce1">
            <text:p>2024-01-31T06:50:23Z</text:p>
          </table:table-cell>
          <table:table-cell office:value-type="string" table:style-name="ce1">
            <text:p>2024-03-28T05:09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0c2e322-2c52-40e1-8f1d-f8095309bd3e</text:p>
          </table:table-cell>
          <table:table-cell office:value-type="string" table:style-name="ce1">
            <text:p>ccs-eu-k-stg-0107-master3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234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4-01-31T06:46:37Z</text:p>
          </table:table-cell>
          <table:table-cell office:value-type="string" table:style-name="ce1">
            <text:p>2024-01-31T07:03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a6f9cf9-d308-4b5f-8d70-030fdedbc3b3</text:p>
          </table:table-cell>
          <table:table-cell office:value-type="string" table:style-name="ce1">
            <text:p>ccseuvmsdbp01.a186672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7.133 eu-central-prd-a-hb:192.168.66.59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1-0105.eu-central-2.hcloud.h53</text:p>
          </table:table-cell>
          <table:table-cell office:value-type="string" table:style-name="ce1">
            <text:p>2024-01-31T06:38:39Z</text:p>
          </table:table-cell>
          <table:table-cell office:value-type="string" table:style-name="ce1">
            <text:p>2024-08-23T02:55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15848be-0af8-4c16-852b-4d90a669177e</text:p>
          </table:table-cell>
          <table:table-cell office:value-type="string" table:style-name="ce1">
            <text:p>ccseudkc2hplcdbp02.08483f3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62 eu-central-prd-a:172.29.72.57 eu-central-prd-a:172.29.72.124 eu-central-prd-a:172.29.72.174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2-0203.eu-central-1.hcloud.h53</text:p>
          </table:table-cell>
          <table:table-cell office:value-type="string" table:style-name="ce1">
            <text:p>2024-01-31T06:38:38Z</text:p>
          </table:table-cell>
          <table:table-cell office:value-type="string" table:style-name="ce1">
            <text:p>2024-07-31T11:05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050a9e0-27c5-4ec1-903d-6b166a7db1d4</text:p>
          </table:table-cell>
          <table:table-cell office:value-type="string" table:style-name="ce1">
            <text:p>gcseuccspdbp01.460efab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89 eu-central-prd-a-hb:192.168.64.48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1-31T06:38:37Z</text:p>
          </table:table-cell>
          <table:table-cell office:value-type="string" table:style-name="ce1">
            <text:p>2024-08-22T09:38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2ce88b6-f172-4221-975d-39ee6600cdeb</text:p>
          </table:table-cell>
          <table:table-cell office:value-type="string" table:style-name="ce1">
            <text:p>gcseuissrediss05.f6871084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7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1T06:38:37Z</text:p>
          </table:table-cell>
          <table:table-cell office:value-type="string" table:style-name="ce1">
            <text:p>2024-08-23T10:20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2c80c0c-0ae4-4f25-ac24-eb47153cc1a6</text:p>
          </table:table-cell>
          <table:table-cell office:value-type="string" table:style-name="ce1">
            <text:p>hydeuhmgidmongos02.751f83b2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179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1-31T06:38:36Z</text:p>
          </table:table-cell>
          <table:table-cell office:value-type="string" table:style-name="ce1">
            <text:p>2024-01-31T06:49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14ee310-f783-43d8-bd1e-4ee0e7547580</text:p>
          </table:table-cell>
          <table:table-cell office:value-type="string" table:style-name="ce1">
            <text:p>gcseuccspdbs01.ea1f785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45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1T06:38:36Z</text:p>
          </table:table-cell>
          <table:table-cell office:value-type="string" table:style-name="ce1">
            <text:p>2024-01-31T06:49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e2ab08e-0f0b-4342-a11c-d44edf113df9</text:p>
          </table:table-cell>
          <table:table-cell office:value-type="string" table:style-name="ce1">
            <text:p>gcseudbs01.ea54c43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8.105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1T06:38:33Z</text:p>
          </table:table-cell>
          <table:table-cell office:value-type="string" table:style-name="ce1">
            <text:p>2024-01-31T06:48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727abf8-cd31-4d6e-a643-d4a7c010c91f</text:p>
          </table:table-cell>
          <table:table-cell office:value-type="string" table:style-name="ce1">
            <text:p>gcseuccsppushdbs01.e598855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225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1T06:38:33Z</text:p>
          </table:table-cell>
          <table:table-cell office:value-type="string" table:style-name="ce1">
            <text:p>2024-01-31T06:48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5a78151-6633-4dac-a784-68b456dfdbc2</text:p>
          </table:table-cell>
          <table:table-cell office:value-type="string" table:style-name="ce1">
            <text:p>kcseuccsptmsproxys04.422f7b6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24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1T06:38:33Z</text:p>
          </table:table-cell>
          <table:table-cell office:value-type="string" table:style-name="ce1">
            <text:p>2024-01-31T06:48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ae73322-0849-4263-9509-3ddcc80cde30</text:p>
          </table:table-cell>
          <table:table-cell office:value-type="string" table:style-name="ce1">
            <text:p>gcseuspavehicledbp01.b6bba35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78 eu-central-prd-a-hb:192.168.64.49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5-0202.eu-central-1.hcloud.h53</text:p>
          </table:table-cell>
          <table:table-cell office:value-type="string" table:style-name="ce1">
            <text:p>2024-01-31T06:38:32Z</text:p>
          </table:table-cell>
          <table:table-cell office:value-type="string" table:style-name="ce1">
            <text:p>2024-08-23T06:34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bf3fc85-6f97-4c3a-8fc7-e0bd6b042228</text:p>
          </table:table-cell>
          <table:table-cell office:value-type="string" table:style-name="ce1">
            <text:p>gcseuccspgpushdbp02.0f891be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20 eu-central-prd-a-hb:192.168.64.173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5-0202.eu-central-1.hcloud.h53</text:p>
          </table:table-cell>
          <table:table-cell office:value-type="string" table:style-name="ce1">
            <text:p>2024-01-31T06:38:32Z</text:p>
          </table:table-cell>
          <table:table-cell office:value-type="string" table:style-name="ce1">
            <text:p>2024-08-23T09:19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2e87dd0-98a8-4d08-8b41-936f754e1b8a</text:p>
          </table:table-cell>
          <table:table-cell office:value-type="string" table:style-name="ce1">
            <text:p>gcseudbp01.87e3785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54 eu-central-prd-a-hb:192.168.64.60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7-0202.eu-central-1.hcloud.h53</text:p>
          </table:table-cell>
          <table:table-cell office:value-type="string" table:style-name="ce1">
            <text:p>2024-01-31T06:38:32Z</text:p>
          </table:table-cell>
          <table:table-cell office:value-type="string" table:style-name="ce1">
            <text:p>2024-08-23T05:34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b3dc982-19a4-49d6-90a3-e5367eaf975e</text:p>
          </table:table-cell>
          <table:table-cell office:value-type="string" table:style-name="ce1">
            <text:p>gcseuspavehicledbs01.762bfb3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1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1T06:38:30Z</text:p>
          </table:table-cell>
          <table:table-cell office:value-type="string" table:style-name="ce1">
            <text:p>2024-01-31T06:48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a2b02cd-5c84-4de6-9fa3-02af24932180</text:p>
          </table:table-cell>
          <table:table-cell office:value-type="string" table:style-name="ce1">
            <text:p>gcseuhmgidmongos01.ac537242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4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1T06:38:29Z</text:p>
          </table:table-cell>
          <table:table-cell office:value-type="string" table:style-name="ce1">
            <text:p>2024-01-31T06:48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0ca820e-59b6-42b0-9250-aed75a709364</text:p>
          </table:table-cell>
          <table:table-cell office:value-type="string" table:style-name="ce1">
            <text:p>hydeuhmgidrediss01.28595fe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55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4-01-31T06:38:29Z</text:p>
          </table:table-cell>
          <table:table-cell office:value-type="string" table:style-name="ce1">
            <text:p>2024-01-31T06:48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d8c6a6f-8738-4126-ab47-2f4b74c8e105</text:p>
          </table:table-cell>
          <table:table-cell office:value-type="string" table:style-name="ce1">
            <text:p>hydeuaccounts02.225b21a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75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1T06:38:27Z</text:p>
          </table:table-cell>
          <table:table-cell office:value-type="string" table:style-name="ce1">
            <text:p>2024-08-22T06:13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8aaee9d-afe0-4eae-a6d9-f852ac028251</text:p>
          </table:table-cell>
          <table:table-cell office:value-type="string" table:style-name="ce1">
            <text:p>kcseuccspkmsproxys02.8c8b6be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6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1T06:38:27Z</text:p>
          </table:table-cell>
          <table:table-cell office:value-type="string" table:style-name="ce1">
            <text:p>2024-01-31T06:48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3945d7d-0869-4f18-a704-2ca240eea923</text:p>
          </table:table-cell>
          <table:table-cell office:value-type="string" table:style-name="ce1">
            <text:p>ccseusredatas02.4a985074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8.55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1T06:38:26Z</text:p>
          </table:table-cell>
          <table:table-cell office:value-type="string" table:style-name="ce1">
            <text:p>2024-01-31T06:48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b17e7df-4111-4785-bc7a-2a27c445da85</text:p>
          </table:table-cell>
          <table:table-cell office:value-type="string" table:style-name="ce1">
            <text:p>gcseuccspdbp02.6b02431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83 eu-central-prd-a-hb:192.168.64.42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6-0202.eu-central-1.hcloud.h53</text:p>
          </table:table-cell>
          <table:table-cell office:value-type="string" table:style-name="ce1">
            <text:p>2024-01-31T06:38:25Z</text:p>
          </table:table-cell>
          <table:table-cell office:value-type="string" table:style-name="ce1">
            <text:p>2024-08-22T09:31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4cc8687-beaf-48dd-8011-4b7641dd135b</text:p>
          </table:table-cell>
          <table:table-cell office:value-type="string" table:style-name="ce1">
            <text:p>hydeuaccounts01.0bf3669a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254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1-31T06:38:25Z</text:p>
          </table:table-cell>
          <table:table-cell office:value-type="string" table:style-name="ce1">
            <text:p>2024-08-22T05:34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1396cb6-7e84-4b16-9063-fc3960a4cf65</text:p>
          </table:table-cell>
          <table:table-cell office:value-type="string" table:style-name="ce1">
            <text:p>gcseuccspgpushdbp01.bb21d0d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141 eu-central-prd-a-hb:192.168.64.171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1-0202.eu-central-1.hcloud.h53</text:p>
          </table:table-cell>
          <table:table-cell office:value-type="string" table:style-name="ce1">
            <text:p>2024-01-31T06:38:24Z</text:p>
          </table:table-cell>
          <table:table-cell office:value-type="string" table:style-name="ce1">
            <text:p>2024-08-23T06:59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7ff3cbb-5fed-4e0c-987f-a4e9f27b7d3c</text:p>
          </table:table-cell>
          <table:table-cell office:value-type="string" table:style-name="ce1">
            <text:p>ccs2-eu-vstat-g-mg-dbs03.23870ba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222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1-31T06:38:23Z</text:p>
          </table:table-cell>
          <table:table-cell office:value-type="string" table:style-name="ce1">
            <text:p>2024-01-31T06:48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739b926-8af1-4425-855d-8d21f4551a4c</text:p>
          </table:table-cell>
          <table:table-cell office:value-type="string" table:style-name="ce1">
            <text:p>hydeupartners01.46de483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224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1-31T06:38:22Z</text:p>
          </table:table-cell>
          <table:table-cell office:value-type="string" table:style-name="ce1">
            <text:p>2024-08-22T06:09:1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2022315-4d93-4c6f-baf5-17fb7e299121</text:p>
          </table:table-cell>
          <table:table-cell office:value-type="string" table:style-name="ce1">
            <text:p>gcseucalluiwebs02.7add897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31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1-31T06:38:21Z</text:p>
          </table:table-cell>
          <table:table-cell office:value-type="string" table:style-name="ce1">
            <text:p>2024-01-31T06:48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3f80d23-a9bd-415a-8235-aa7b1d847926</text:p>
          </table:table-cell>
          <table:table-cell office:value-type="string" table:style-name="ce1">
            <text:p>hydeuhmgidrediss02.1956c2f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70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1-31T06:38:21Z</text:p>
          </table:table-cell>
          <table:table-cell office:value-type="string" table:style-name="ce1">
            <text:p>2024-01-31T06:48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d37ffde-afcc-4c4b-937a-5241a07bc099</text:p>
          </table:table-cell>
          <table:table-cell office:value-type="string" table:style-name="ce1">
            <text:p>ccseusremasters02.6945e939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68.10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1T06:38:21Z</text:p>
          </table:table-cell>
          <table:table-cell office:value-type="string" table:style-name="ce1">
            <text:p>2024-01-31T06:48:2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fe5c684-e171-420d-b88f-dc8f86e32178</text:p>
          </table:table-cell>
          <table:table-cell office:value-type="string" table:style-name="ce1">
            <text:p>ccs2-eu-vstat-k-mg-dbs02.bf271505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66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1-31T06:38:20Z</text:p>
          </table:table-cell>
          <table:table-cell office:value-type="string" table:style-name="ce1">
            <text:p>2024-01-31T06:48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7669a06-fda9-45fc-9195-0c6e570dd235</text:p>
          </table:table-cell>
          <table:table-cell office:value-type="string" table:style-name="ce1">
            <text:p>hydeuhmgidmongos01.45cfc7e1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195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1-31T06:38:20Z</text:p>
          </table:table-cell>
          <table:table-cell office:value-type="string" table:style-name="ce1">
            <text:p>2024-01-31T06:47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2b0933d-1b6f-4f06-9c7f-723d3a22c0f7</text:p>
          </table:table-cell>
          <table:table-cell office:value-type="string" table:style-name="ce1">
            <text:p>gcseucpwdbp02.1df05f2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03 eu-central-prd-a-hb:192.168.64.56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7-0202.eu-central-1.hcloud.h53</text:p>
          </table:table-cell>
          <table:table-cell office:value-type="string" table:style-name="ce1">
            <text:p>2024-01-31T06:38:16Z</text:p>
          </table:table-cell>
          <table:table-cell office:value-type="string" table:style-name="ce1">
            <text:p>2024-01-31T06:47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51ffe53-8551-4c3e-a0ff-b9d04742f980</text:p>
          </table:table-cell>
          <table:table-cell office:value-type="string" table:style-name="ce1">
            <text:p>gcseudbp02.8bff9a7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251 eu-central-prd-a-hb:192.168.64.43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5-0202.eu-central-1.hcloud.h53</text:p>
          </table:table-cell>
          <table:table-cell office:value-type="string" table:style-name="ce1">
            <text:p>2024-01-31T06:38:15Z</text:p>
          </table:table-cell>
          <table:table-cell office:value-type="string" table:style-name="ce1">
            <text:p>2024-08-23T08:50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118ae5a-3e27-4641-95dd-672e0bf8a102</text:p>
          </table:table-cell>
          <table:table-cell office:value-type="string" table:style-name="ce1">
            <text:p>gcseucpwdbp01.fbd5648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41 eu-central-prd-a-hb:192.168.64.53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2-0202.eu-central-1.hcloud.h53</text:p>
          </table:table-cell>
          <table:table-cell office:value-type="string" table:style-name="ce1">
            <text:p>2024-01-31T06:38:14Z</text:p>
          </table:table-cell>
          <table:table-cell office:value-type="string" table:style-name="ce1">
            <text:p>2024-08-20T09:04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b86c193-47bb-4182-8b99-1cf9d5441249</text:p>
          </table:table-cell>
          <table:table-cell office:value-type="string" table:style-name="ce1">
            <text:p>hydeupartners02.92833b3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24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1T06:38:14Z</text:p>
          </table:table-cell>
          <table:table-cell office:value-type="string" table:style-name="ce1">
            <text:p>2024-08-22T06:12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08852ba-27bc-4ecd-ac11-3c0988dd5fb4</text:p>
          </table:table-cell>
          <table:table-cell office:value-type="string" table:style-name="ce1">
            <text:p>hydeuhmgidrediss03.f388bbb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23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1T06:38:12Z</text:p>
          </table:table-cell>
          <table:table-cell office:value-type="string" table:style-name="ce1">
            <text:p>2024-01-31T06:47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ad3f2e0-afa2-4608-ae1e-e0fef36b66ee</text:p>
          </table:table-cell>
          <table:table-cell office:value-type="string" table:style-name="ce1">
            <text:p>hydeuhmgiddbs01.42ef5b32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39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1-31T06:38:12Z</text:p>
          </table:table-cell>
          <table:table-cell office:value-type="string" table:style-name="ce1">
            <text:p>2024-01-31T06:48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952a285-f538-4f1b-8434-9153be43b4a1</text:p>
          </table:table-cell>
          <table:table-cell office:value-type="string" table:style-name="ce1">
            <text:p>hydeuhmgidmongos03.62f2232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5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1T06:38:12Z</text:p>
          </table:table-cell>
          <table:table-cell office:value-type="string" table:style-name="ce1">
            <text:p>2024-01-31T06:48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659f6f0-c168-476a-af4b-27247dbe7a2c</text:p>
          </table:table-cell>
          <table:table-cell office:value-type="string" table:style-name="ce1">
            <text:p>gcseuspavehicledbp02.becd564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209 eu-central-prd-a-hb:192.168.64.54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5-0202.eu-central-1.hcloud.h53</text:p>
          </table:table-cell>
          <table:table-cell office:value-type="string" table:style-name="ce1">
            <text:p>2024-01-31T06:38:12Z</text:p>
          </table:table-cell>
          <table:table-cell office:value-type="string" table:style-name="ce1">
            <text:p>2024-08-23T09:25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e5dc1ca-6750-44da-8fb8-efa754c14748</text:p>
          </table:table-cell>
          <table:table-cell office:value-type="string" table:style-name="ce1">
            <text:p>gcseuhmgiddbp01.a714b54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63 eu-central-prd-a-hb:192.168.64.52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5-0202.eu-central-1.hcloud.h53</text:p>
          </table:table-cell>
          <table:table-cell office:value-type="string" table:style-name="ce1">
            <text:p>2024-01-31T06:38:12Z</text:p>
          </table:table-cell>
          <table:table-cell office:value-type="string" table:style-name="ce1">
            <text:p>2024-08-23T02:20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af2c1c8-2128-426b-8432-4087ee6fa610</text:p>
          </table:table-cell>
          <table:table-cell office:value-type="string" table:style-name="ce1">
            <text:p>gcseucalluis02.3701b08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246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4-01-31T06:38:07Z</text:p>
          </table:table-cell>
          <table:table-cell office:value-type="string" table:style-name="ce1">
            <text:p>2024-01-31T06:47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72dbfe3-2de3-47f6-92d1-f6846affb736</text:p>
          </table:table-cell>
          <table:table-cell office:value-type="string" table:style-name="ce1">
            <text:p>gcseuissrediss02.ca66195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95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1T06:38:06Z</text:p>
          </table:table-cell>
          <table:table-cell office:value-type="string" table:style-name="ce1">
            <text:p>2024-08-23T10:19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bb16026-3a13-4538-911e-81e96e972649</text:p>
          </table:table-cell>
          <table:table-cell office:value-type="string" table:style-name="ce1">
            <text:p>gcseubatchs02.2f4fc9fc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6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1T06:38:06Z</text:p>
          </table:table-cell>
          <table:table-cell office:value-type="string" table:style-name="ce1">
            <text:p>2024-01-31T06:47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6762800-753f-4431-ad1f-5df0cb86aa02</text:p>
          </table:table-cell>
          <table:table-cell office:value-type="string" table:style-name="ce1">
            <text:p>ccseumcpsbss02.1cd2cd58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1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1T06:38:06Z</text:p>
          </table:table-cell>
          <table:table-cell office:value-type="string" table:style-name="ce1">
            <text:p>2024-01-31T06:47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24359d7-05c2-4198-9e37-b049f80742fc</text:p>
          </table:table-cell>
          <table:table-cell office:value-type="string" table:style-name="ce1">
            <text:p>ccs2-eu-vstat-h-mg-dbs01.ed9161a5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89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4-01-31T06:38:03Z</text:p>
          </table:table-cell>
          <table:table-cell office:value-type="string" table:style-name="ce1">
            <text:p>2024-01-31T06:47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5894c6a-beee-48d6-936f-504c70583eb5</text:p>
          </table:table-cell>
          <table:table-cell office:value-type="string" table:style-name="ce1">
            <text:p>ccseulmsdbs01.88590474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138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4-01-31T06:38:03Z</text:p>
          </table:table-cell>
          <table:table-cell office:value-type="string" table:style-name="ce1">
            <text:p>2024-01-31T06:47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79c4613-7df3-4393-9cb9-6ebfafd26bbb</text:p>
          </table:table-cell>
          <table:table-cell office:value-type="string" table:style-name="ce1">
            <text:p>gcseuhmgiddbp02.9666b8c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82 eu-central-prd-a-hb:192.168.64.55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8-0202.eu-central-1.hcloud.h53</text:p>
          </table:table-cell>
          <table:table-cell office:value-type="string" table:style-name="ce1">
            <text:p>2024-01-31T06:38:03Z</text:p>
          </table:table-cell>
          <table:table-cell office:value-type="string" table:style-name="ce1">
            <text:p>2024-08-23T08:51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02cfd18-c486-4728-a9e1-477ef42f4c34</text:p>
          </table:table-cell>
          <table:table-cell office:value-type="string" table:style-name="ce1">
            <text:p>gcseuiams01.2d6c062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9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1T06:38:03Z</text:p>
          </table:table-cell>
          <table:table-cell office:value-type="string" table:style-name="ce1">
            <text:p>2024-01-31T06:47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126faed-0c9f-492d-b3a2-166b38be913b</text:p>
          </table:table-cell>
          <table:table-cell office:value-type="string" table:style-name="ce1">
            <text:p>ccs2-eu-vstat-h-mg-dbs02.d89cdd1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66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4-01-31T06:38:02Z</text:p>
          </table:table-cell>
          <table:table-cell office:value-type="string" table:style-name="ce1">
            <text:p>2024-01-31T06:47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ddd7b4a-8098-40bb-ae90-5608a449090c</text:p>
          </table:table-cell>
          <table:table-cell office:value-type="string" table:style-name="ce1">
            <text:p>ccs2-eu-vas-k-pg-dbs01.58ffb9c1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43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1-31T06:38:00Z</text:p>
          </table:table-cell>
          <table:table-cell office:value-type="string" table:style-name="ce1">
            <text:p>2024-05-21T07:07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0603520-9766-488d-bf34-ca3cb2d59f02</text:p>
          </table:table-cell>
          <table:table-cell office:value-type="string" table:style-name="ce1">
            <text:p>ccs2-eu-vimg-h-mg-dbs02.992c20e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09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1-31T06:38:00Z</text:p>
          </table:table-cell>
          <table:table-cell office:value-type="string" table:style-name="ce1">
            <text:p>2024-01-31T06:47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6c645ad-8a2f-494b-a97b-d41ea6ba6fc8</text:p>
          </table:table-cell>
          <table:table-cell office:value-type="string" table:style-name="ce1">
            <text:p>gcseugomswass01.63539b7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9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1T06:38:00Z</text:p>
          </table:table-cell>
          <table:table-cell office:value-type="string" table:style-name="ce1">
            <text:p>2024-01-31T06:47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10c9085-03c9-436c-9966-404bba3c71f9</text:p>
          </table:table-cell>
          <table:table-cell office:value-type="string" table:style-name="ce1">
            <text:p>ccs2-eu-vas-k-keycloak-s02.17e0e415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6.22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1-31T06:38:00Z</text:p>
          </table:table-cell>
          <table:table-cell office:value-type="string" table:style-name="ce1">
            <text:p>2024-01-31T06:47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06e7f7f-4adc-4458-a119-f12d874e3cf2</text:p>
          </table:table-cell>
          <table:table-cell office:value-type="string" table:style-name="ce1">
            <text:p>ccs2-eu-vimg-k-mg-dbs03.7f5e0f2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21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1T06:38:00Z</text:p>
          </table:table-cell>
          <table:table-cell office:value-type="string" table:style-name="ce1">
            <text:p>2024-01-31T06:47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b64402b-1cf1-41d3-a534-e40897268b4a</text:p>
          </table:table-cell>
          <table:table-cell office:value-type="string" table:style-name="ce1">
            <text:p>ccs2-eu-vas-k-keycloak-p02.26f695b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131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8-0203.eu-central-1.hcloud.h53</text:p>
          </table:table-cell>
          <table:table-cell office:value-type="string" table:style-name="ce1">
            <text:p>2024-01-31T06:37:58Z</text:p>
          </table:table-cell>
          <table:table-cell office:value-type="string" table:style-name="ce1">
            <text:p>2024-01-31T06:47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16c1b33-a787-4c60-abe5-10299c3c64a0</text:p>
          </table:table-cell>
          <table:table-cell office:value-type="string" table:style-name="ce1">
            <text:p>ccs2-eu-vas-h-mg-dbs02.07506f34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85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4-01-31T06:37:58Z</text:p>
          </table:table-cell>
          <table:table-cell office:value-type="string" table:style-name="ce1">
            <text:p>2024-01-31T06:47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cabbc9e-ad31-4fd4-9b65-c4435766d137</text:p>
          </table:table-cell>
          <table:table-cell office:value-type="string" table:style-name="ce1">
            <text:p>gcseuaccounts01.e81299b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8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1-31T06:37:58Z</text:p>
          </table:table-cell>
          <table:table-cell office:value-type="string" table:style-name="ce1">
            <text:p>2024-10-02T05:25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6d6f70c-ec36-44d7-b309-32d15073d1ce</text:p>
          </table:table-cell>
          <table:table-cell office:value-type="string" table:style-name="ce1">
            <text:p>ccs2-eu-vimg-h-mg-dbs03.09839598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24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1-31T06:37:58Z</text:p>
          </table:table-cell>
          <table:table-cell office:value-type="string" table:style-name="ce1">
            <text:p>2024-10-02T04:45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af927f9-a6b4-4439-9cfb-1baca69e91af</text:p>
          </table:table-cell>
          <table:table-cell office:value-type="string" table:style-name="ce1">
            <text:p>ccs2-eu-vas-k-mg-dbs01.d5b9a81f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36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4-01-31T06:37:57Z</text:p>
          </table:table-cell>
          <table:table-cell office:value-type="string" table:style-name="ce1">
            <text:p>2024-01-31T06:47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f4b6ded-a956-4df0-ba8a-e34f9a1df523</text:p>
          </table:table-cell>
          <table:table-cell office:value-type="string" table:style-name="ce1">
            <text:p>gcseucalluis01.3dfac54b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0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1T06:37:56Z</text:p>
          </table:table-cell>
          <table:table-cell office:value-type="string" table:style-name="ce1">
            <text:p>2024-01-31T06:47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7329c99-7e19-4dc1-8de6-159419ea0d90</text:p>
          </table:table-cell>
          <table:table-cell office:value-type="string" table:style-name="ce1">
            <text:p>ccs2-eu-vimg-g-mg-dbp01.ca15c9f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61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7-0203.eu-central-1.hcloud.h53</text:p>
          </table:table-cell>
          <table:table-cell office:value-type="string" table:style-name="ce1">
            <text:p>2024-01-31T06:37:55Z</text:p>
          </table:table-cell>
          <table:table-cell office:value-type="string" table:style-name="ce1">
            <text:p>2024-01-31T06:47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151b3a1-ba5a-409d-bca8-226d13d9784b</text:p>
          </table:table-cell>
          <table:table-cell office:value-type="string" table:style-name="ce1">
            <text:p>ccs2-eu-vmod-g-pg-dbp01.3ed992d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30 eu-central-prd-a-hb:192.168.64.82 eu-central-prd-a-hb:192.168.64.205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7-0203.eu-central-1.hcloud.h53</text:p>
          </table:table-cell>
          <table:table-cell office:value-type="string" table:style-name="ce1">
            <text:p>2024-01-31T06:37:55Z</text:p>
          </table:table-cell>
          <table:table-cell office:value-type="string" table:style-name="ce1">
            <text:p>2024-01-31T06:47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5055401-52c7-422f-97e1-2c3d8332da57</text:p>
          </table:table-cell>
          <table:table-cell office:value-type="string" table:style-name="ce1">
            <text:p>ccs2-eu-vimg-k-mg-dbp03.faebb15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198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9-0203.eu-central-1.hcloud.h53</text:p>
          </table:table-cell>
          <table:table-cell office:value-type="string" table:style-name="ce1">
            <text:p>2024-01-31T06:37:54Z</text:p>
          </table:table-cell>
          <table:table-cell office:value-type="string" table:style-name="ce1">
            <text:p>2024-01-31T06:47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f52f88a-fca4-49b7-9f2c-edefe2f420c0</text:p>
          </table:table-cell>
          <table:table-cell office:value-type="string" table:style-name="ce1">
            <text:p>gcseucalluiwebs01.3121b37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2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1T06:37:54Z</text:p>
          </table:table-cell>
          <table:table-cell office:value-type="string" table:style-name="ce1">
            <text:p>2024-01-31T06:47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4223c3-e1eb-48bf-a11b-1075dfd75f8d</text:p>
          </table:table-cell>
          <table:table-cell office:value-type="string" table:style-name="ce1">
            <text:p>ccs2-eu-vmod-g-pg-dbp02.3075a7d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67 eu-central-prd-a-hb:192.168.64.90 eu-central-prd-a-hb:192.168.64.201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9-0203.eu-central-1.hcloud.h53</text:p>
          </table:table-cell>
          <table:table-cell office:value-type="string" table:style-name="ce1">
            <text:p>2024-01-31T06:37:54Z</text:p>
          </table:table-cell>
          <table:table-cell office:value-type="string" table:style-name="ce1">
            <text:p>2024-01-31T06:47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5693e71-0376-48d4-82f9-b02041af2d21</text:p>
          </table:table-cell>
          <table:table-cell office:value-type="string" table:style-name="ce1">
            <text:p>ccs2-eu-vas-k-mg-dbs03.ea4a2932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7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1T06:37:53Z</text:p>
          </table:table-cell>
          <table:table-cell office:value-type="string" table:style-name="ce1">
            <text:p>2024-01-31T06:47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14a4545-13c4-40fa-b5d1-8a103f45b5f3</text:p>
          </table:table-cell>
          <table:table-cell office:value-type="string" table:style-name="ce1">
            <text:p>ccseuwebliscores02.857f943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4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1T06:37:52Z</text:p>
          </table:table-cell>
          <table:table-cell office:value-type="string" table:style-name="ce1">
            <text:p>2024-01-31T06:47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ecbfe6d-15d0-47d4-80df-d787372029b4</text:p>
          </table:table-cell>
          <table:table-cell office:value-type="string" table:style-name="ce1">
            <text:p>ccseulmsdbs02.5487661a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80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1T06:37:51Z</text:p>
          </table:table-cell>
          <table:table-cell office:value-type="string" table:style-name="ce1">
            <text:p>2024-03-27T07:02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5dcfd9a-d189-4b10-a4ee-e562da7431d3</text:p>
          </table:table-cell>
          <table:table-cell office:value-type="string" table:style-name="ce1">
            <text:p>ccs2-eu-vas-h-mg-dbs01.1d32c9df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24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1T06:37:50Z</text:p>
          </table:table-cell>
          <table:table-cell office:value-type="string" table:style-name="ce1">
            <text:p>2024-03-27T07:04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646eb0b-ca3f-4ad2-8448-945f35b235af</text:p>
          </table:table-cell>
          <table:table-cell office:value-type="string" table:style-name="ce1">
            <text:p>ccs2-eu-vas-h-pg-dbs01.c7be1032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94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4-01-31T06:37:49Z</text:p>
          </table:table-cell>
          <table:table-cell office:value-type="string" table:style-name="ce1">
            <text:p>2024-01-31T06:47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cd860ef-9aa8-4b1b-a72f-5a62d1bff4d0</text:p>
          </table:table-cell>
          <table:table-cell office:value-type="string" table:style-name="ce1">
            <text:p>ccs2-eu-vas-k-mg-dbp03.b11b44f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180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5-0203.eu-central-1.hcloud.h53</text:p>
          </table:table-cell>
          <table:table-cell office:value-type="string" table:style-name="ce1">
            <text:p>2024-01-31T06:37:37Z</text:p>
          </table:table-cell>
          <table:table-cell office:value-type="string" table:style-name="ce1">
            <text:p>2024-01-31T06:47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75889e2-18f0-4f24-8203-7652a1c0a12d</text:p>
          </table:table-cell>
          <table:table-cell office:value-type="string" table:style-name="ce1">
            <text:p>ccs2-eu-vas-h-mg-dbs03.20b065a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24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1T06:37:37Z</text:p>
          </table:table-cell>
          <table:table-cell office:value-type="string" table:style-name="ce1">
            <text:p>2024-01-31T06:47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87ce644-d23b-40ca-bb30-bf2f0441b374</text:p>
          </table:table-cell>
          <table:table-cell office:value-type="string" table:style-name="ce1">
            <text:p>ccs2-eu-vstat-g-mg-dbp01.359a829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27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5-0203.eu-central-1.hcloud.h53</text:p>
          </table:table-cell>
          <table:table-cell office:value-type="string" table:style-name="ce1">
            <text:p>2024-01-31T06:37:37Z</text:p>
          </table:table-cell>
          <table:table-cell office:value-type="string" table:style-name="ce1">
            <text:p>2024-01-31T06:47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02a63b6-118f-435f-94fc-675e8f9d9dc3</text:p>
          </table:table-cell>
          <table:table-cell office:value-type="string" table:style-name="ce1">
            <text:p>ccs2-eu-vimg-g-mg-dbs01.198383db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15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1T06:37:35Z</text:p>
          </table:table-cell>
          <table:table-cell office:value-type="string" table:style-name="ce1">
            <text:p>2024-01-31T06:47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f853092-02b9-4997-b3c4-bc2594768954</text:p>
          </table:table-cell>
          <table:table-cell office:value-type="string" table:style-name="ce1">
            <text:p>ccs2-eu-vas-k-keycloak-s01.db9b8cc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8.235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1-31T06:37:32Z</text:p>
          </table:table-cell>
          <table:table-cell office:value-type="string" table:style-name="ce1">
            <text:p>2024-01-31T06:47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c8e4acd-0347-48c7-a0cf-2882939af502</text:p>
          </table:table-cell>
          <table:table-cell office:value-type="string" table:style-name="ce1">
            <text:p>ccs-eu-g-prd-msa-0202-worker3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7.76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7-0202.eu-central-1.hcloud.h53</text:p>
          </table:table-cell>
          <table:table-cell office:value-type="string" table:style-name="ce1">
            <text:p>2024-01-31T06:37:00Z</text:p>
          </table:table-cell>
          <table:table-cell office:value-type="string" table:style-name="ce1">
            <text:p>2024-01-31T06:40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9e97788-e6cb-4b8f-86e0-c21bf0e6a0aa</text:p>
          </table:table-cell>
          <table:table-cell office:value-type="string" table:style-name="ce1">
            <text:p>ccs-eu-g-prd-msa-0202-worker2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7.175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5-0202.eu-central-1.hcloud.h53</text:p>
          </table:table-cell>
          <table:table-cell office:value-type="string" table:style-name="ce1">
            <text:p>2024-01-31T06:36:45Z</text:p>
          </table:table-cell>
          <table:table-cell office:value-type="string" table:style-name="ce1">
            <text:p>2024-01-31T06:39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7a4bd83-4339-4e4c-87f0-c232989490df</text:p>
          </table:table-cell>
          <table:table-cell office:value-type="string" table:style-name="ce1">
            <text:p>ccs-eu-g-prd-hub-0202-worker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100GB</text:p>
          </table:table-cell>
          <table:table-cell office:value-type="string" table:style-name="ce1">
            <text:p>eu-central-prd-a:172.29.67.230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8-0202.eu-central-1.hcloud.h53</text:p>
          </table:table-cell>
          <table:table-cell office:value-type="string" table:style-name="ce1">
            <text:p>2024-01-31T06:36:11Z</text:p>
          </table:table-cell>
          <table:table-cell office:value-type="string" table:style-name="ce1">
            <text:p>2024-01-31T06:39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50c1f1f-9e18-46b2-b31c-a5e2bc46d1ed</text:p>
          </table:table-cell>
          <table:table-cell office:value-type="string" table:style-name="ce1">
            <text:p>ccs-eu-g-prd-msa-0202-worker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7.170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2-0202.eu-central-1.hcloud.h53</text:p>
          </table:table-cell>
          <table:table-cell office:value-type="string" table:style-name="ce1">
            <text:p>2024-01-31T06:33:30Z</text:p>
          </table:table-cell>
          <table:table-cell office:value-type="string" table:style-name="ce1">
            <text:p>2024-03-28T05:11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1509d1e-3a65-4049-9dcd-8bd13c756d77</text:p>
          </table:table-cell>
          <table:table-cell office:value-type="string" table:style-name="ce1">
            <text:p>ccs-eu-g-prd-msa-0202-worker4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7.166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5-0202.eu-central-1.hcloud.h53</text:p>
          </table:table-cell>
          <table:table-cell office:value-type="string" table:style-name="ce1">
            <text:p>2024-01-31T06:33:21Z</text:p>
          </table:table-cell>
          <table:table-cell office:value-type="string" table:style-name="ce1">
            <text:p>2024-01-31T06:36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449dad2-cd49-49dd-b56a-f616464e6cd7</text:p>
          </table:table-cell>
          <table:table-cell office:value-type="string" table:style-name="ce1">
            <text:p>ccs-eu-g-prd-hub-0202-worker3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100GB</text:p>
          </table:table-cell>
          <table:table-cell office:value-type="string" table:style-name="ce1">
            <text:p>eu-central-prd-a:172.29.67.42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8-0202.eu-central-1.hcloud.h53</text:p>
          </table:table-cell>
          <table:table-cell office:value-type="string" table:style-name="ce1">
            <text:p>2024-01-31T06:33:06Z</text:p>
          </table:table-cell>
          <table:table-cell office:value-type="string" table:style-name="ce1">
            <text:p>2024-01-31T06:36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1a6b8a2-53ac-4419-bbbd-07863b499dea</text:p>
          </table:table-cell>
          <table:table-cell office:value-type="string" table:style-name="ce1">
            <text:p>gcseudkc2gqbastions0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44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4-01-31T06:30:47Z</text:p>
          </table:table-cell>
          <table:table-cell office:value-type="string" table:style-name="ce1">
            <text:p>2024-03-07T11:45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861a058-590d-4773-aa55-5ec199b2d5a2</text:p>
          </table:table-cell>
          <table:table-cell office:value-type="string" table:style-name="ce1">
            <text:p>gcseudkc2gqbastions0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6.11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1-31T06:28:48Z</text:p>
          </table:table-cell>
          <table:table-cell office:value-type="string" table:style-name="ce1">
            <text:p>2024-03-07T11:44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d70709f-f4c6-48ea-bca0-def11cafc052</text:p>
          </table:table-cell>
          <table:table-cell office:value-type="string" table:style-name="ce1">
            <text:p>ccs-eu-k-stg-hub-0108-worker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stg-a:172.30.68.22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1T06:18:35Z</text:p>
          </table:table-cell>
          <table:table-cell office:value-type="string" table:style-name="ce1">
            <text:p>2024-01-31T07:03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234bbbf-36be-4ce5-a688-469bcfb54872</text:p>
          </table:table-cell>
          <table:table-cell office:value-type="string" table:style-name="ce1">
            <text:p>ccs-eu-k-prd-0104-master2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53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1-0104.eu-central-2.hcloud.h53</text:p>
          </table:table-cell>
          <table:table-cell office:value-type="string" table:style-name="ce1">
            <text:p>2024-01-31T06:18:25Z</text:p>
          </table:table-cell>
          <table:table-cell office:value-type="string" table:style-name="ce1">
            <text:p>2025-01-17T06:34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e178251-7f72-44f2-a606-0a60c7cf7ee4</text:p>
          </table:table-cell>
          <table:table-cell office:value-type="string" table:style-name="ce1">
            <text:p>ccs-eu-k-stg-msa-0108-worker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30.68.11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1-31T06:17:15Z</text:p>
          </table:table-cell>
          <table:table-cell office:value-type="string" table:style-name="ce1">
            <text:p>2024-01-31T07:03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6d2db4e-c4a0-4e1d-8da4-dc80382467e9</text:p>
          </table:table-cell>
          <table:table-cell office:value-type="string" table:style-name="ce1">
            <text:p>ccs2-eu-svchub-g-mg-dbp03.a9e0ac6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218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2-0106.eu-central-2.hcloud.h53</text:p>
          </table:table-cell>
          <table:table-cell office:value-type="string" table:style-name="ce1">
            <text:p>2024-01-31T06:12:28Z</text:p>
          </table:table-cell>
          <table:table-cell office:value-type="string" table:style-name="ce1">
            <text:p>2024-01-31T06:22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9da53c7-1ed3-43b4-ad58-72783da29a2f</text:p>
          </table:table-cell>
          <table:table-cell office:value-type="string" table:style-name="ce1">
            <text:p>ccs2-eu-vas-g-pg-dbp01.f0d2126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254 eu-central-prd-a-hb:192.168.64.79 eu-central-prd-a-hb:192.168.64.209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2-0203.eu-central-1.hcloud.h53</text:p>
          </table:table-cell>
          <table:table-cell office:value-type="string" table:style-name="ce1">
            <text:p>2024-01-31T06:12:27Z</text:p>
          </table:table-cell>
          <table:table-cell office:value-type="string" table:style-name="ce1">
            <text:p>2024-01-31T06:22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43043f3-ebf8-44ea-9590-3cc92aa1af69</text:p>
          </table:table-cell>
          <table:table-cell office:value-type="string" table:style-name="ce1">
            <text:p>ccs2-eu-stnd-k-pg-dbp01.9ffc42e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05 eu-central-prd-a-hb:192.168.66.219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2-0106.eu-central-2.hcloud.h53</text:p>
          </table:table-cell>
          <table:table-cell office:value-type="string" table:style-name="ce1">
            <text:p>2024-01-31T06:12:26Z</text:p>
          </table:table-cell>
          <table:table-cell office:value-type="string" table:style-name="ce1">
            <text:p>2024-01-31T06:22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5af8589-0b9e-46b6-afea-fbbede8bcc2d</text:p>
          </table:table-cell>
          <table:table-cell office:value-type="string" table:style-name="ce1">
            <text:p>ccs2-eu-psnl-g-mg-dbp01.7660572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158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0-0203.eu-central-1.hcloud.h53</text:p>
          </table:table-cell>
          <table:table-cell office:value-type="string" table:style-name="ce1">
            <text:p>2024-01-31T06:12:20Z</text:p>
          </table:table-cell>
          <table:table-cell office:value-type="string" table:style-name="ce1">
            <text:p>2024-01-31T06:22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a5485fd-cf17-4418-8e65-ae644d7f93b2</text:p>
          </table:table-cell>
          <table:table-cell office:value-type="string" table:style-name="ce1">
            <text:p>ccs2-eu-safe-k-mg-dbp01.2ca4ffb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223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9-0106.eu-central-2.hcloud.h53</text:p>
          </table:table-cell>
          <table:table-cell office:value-type="string" table:style-name="ce1">
            <text:p>2024-01-31T06:12:19Z</text:p>
          </table:table-cell>
          <table:table-cell office:value-type="string" table:style-name="ce1">
            <text:p>2024-01-31T06:22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f91137c-2746-48f5-bafe-446477369bd2</text:p>
          </table:table-cell>
          <table:table-cell office:value-type="string" table:style-name="ce1">
            <text:p>ccs2-eu-safe-g-mg-dbp01.252d3e4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24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2-0203.eu-central-1.hcloud.h53</text:p>
          </table:table-cell>
          <table:table-cell office:value-type="string" table:style-name="ce1">
            <text:p>2024-01-31T06:12:19Z</text:p>
          </table:table-cell>
          <table:table-cell office:value-type="string" table:style-name="ce1">
            <text:p>2024-01-31T06:22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c7d9d1b-1320-43ae-9e28-059d6b0606d3</text:p>
          </table:table-cell>
          <table:table-cell office:value-type="string" table:style-name="ce1">
            <text:p>ccs2-eu-msa-k-redp-s06.6792c90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163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7-0203.eu-central-1.hcloud.h53</text:p>
          </table:table-cell>
          <table:table-cell office:value-type="string" table:style-name="ce1">
            <text:p>2024-01-31T06:12:16Z</text:p>
          </table:table-cell>
          <table:table-cell office:value-type="string" table:style-name="ce1">
            <text:p>2024-01-31T06:22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9bd811c-9a23-4e04-8fbe-366c8fb5aa53</text:p>
          </table:table-cell>
          <table:table-cell office:value-type="string" table:style-name="ce1">
            <text:p>ccs2-eu-vas-g-pg-dbp02.2742f45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75 eu-central-prd-a-hb:192.168.64.85 eu-central-prd-a-hb:192.168.64.219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9-0203.eu-central-1.hcloud.h53</text:p>
          </table:table-cell>
          <table:table-cell office:value-type="string" table:style-name="ce1">
            <text:p>2024-01-31T06:12:08Z</text:p>
          </table:table-cell>
          <table:table-cell office:value-type="string" table:style-name="ce1">
            <text:p>2024-01-31T06:21:5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1f098e7-5145-4e19-bcc2-ddc1d6830be0</text:p>
          </table:table-cell>
          <table:table-cell office:value-type="string" table:style-name="ce1">
            <text:p>ccs2-eu-vas-g-mg-dbp01.fd2ba8c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174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5-0203.eu-central-1.hcloud.h53</text:p>
          </table:table-cell>
          <table:table-cell office:value-type="string" table:style-name="ce1">
            <text:p>2024-01-31T06:12:06Z</text:p>
          </table:table-cell>
          <table:table-cell office:value-type="string" table:style-name="ce1">
            <text:p>2024-01-31T06:21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8aa898d-dda7-44ee-99f8-2db849b7ca24</text:p>
          </table:table-cell>
          <table:table-cell office:value-type="string" table:style-name="ce1">
            <text:p>ccs2-eu-stnd-g-pg-dbp02.c967648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36 eu-central-prd-a-hb:192.168.64.80 eu-central-prd-a-hb:192.168.64.220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9-0203.eu-central-1.hcloud.h53</text:p>
          </table:table-cell>
          <table:table-cell office:value-type="string" table:style-name="ce1">
            <text:p>2024-01-31T06:12:03Z</text:p>
          </table:table-cell>
          <table:table-cell office:value-type="string" table:style-name="ce1">
            <text:p>2024-01-31T06:22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aa61f36-fda7-4bb6-a3dc-1ab490878567</text:p>
          </table:table-cell>
          <table:table-cell office:value-type="string" table:style-name="ce1">
            <text:p>ccs2-eu-vas-g-mg-dbp03.9c0d806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239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2-0106.eu-central-2.hcloud.h53</text:p>
          </table:table-cell>
          <table:table-cell office:value-type="string" table:style-name="ce1">
            <text:p>2024-01-31T06:12:03Z</text:p>
          </table:table-cell>
          <table:table-cell office:value-type="string" table:style-name="ce1">
            <text:p>2024-01-31T06:22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906dfd8-fb78-4310-a7e4-d6e1fd6c7940</text:p>
          </table:table-cell>
          <table:table-cell office:value-type="string" table:style-name="ce1">
            <text:p>ccs2-eu-safe-k-mg-dbp03.cc077e7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246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5-0203.eu-central-1.hcloud.h53</text:p>
          </table:table-cell>
          <table:table-cell office:value-type="string" table:style-name="ce1">
            <text:p>2024-01-31T06:12:02Z</text:p>
          </table:table-cell>
          <table:table-cell office:value-type="string" table:style-name="ce1">
            <text:p>2024-01-31T06:22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2387f43-12eb-4994-b501-fc0b624cca95</text:p>
          </table:table-cell>
          <table:table-cell office:value-type="string" table:style-name="ce1">
            <text:p>ccs2-eu-safe-g-mg-dbp03.863a487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55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2-0106.eu-central-2.hcloud.h53</text:p>
          </table:table-cell>
          <table:table-cell office:value-type="string" table:style-name="ce1">
            <text:p>2024-01-31T06:12:02Z</text:p>
          </table:table-cell>
          <table:table-cell office:value-type="string" table:style-name="ce1">
            <text:p>2024-01-31T06:22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a669348-908e-4fb1-8906-891b2f695c57</text:p>
          </table:table-cell>
          <table:table-cell office:value-type="string" table:style-name="ce1">
            <text:p>ccs2-eu-svchub-g-mg-dbp02.a91b83d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227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5-0203.eu-central-1.hcloud.h53</text:p>
          </table:table-cell>
          <table:table-cell office:value-type="string" table:style-name="ce1">
            <text:p>2024-01-31T06:12:02Z</text:p>
          </table:table-cell>
          <table:table-cell office:value-type="string" table:style-name="ce1">
            <text:p>2024-03-13T01:24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fc0bd99-73c5-41a6-bc39-78cf893abe32</text:p>
          </table:table-cell>
          <table:table-cell office:value-type="string" table:style-name="ce1">
            <text:p>ccs2-eu-vas-g-keycloak-p02.d1eaa56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71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2-0106.eu-central-2.hcloud.h53</text:p>
          </table:table-cell>
          <table:table-cell office:value-type="string" table:style-name="ce1">
            <text:p>2024-01-31T06:12:02Z</text:p>
          </table:table-cell>
          <table:table-cell office:value-type="string" table:style-name="ce1">
            <text:p>2024-01-31T06:22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9d6c390-bd83-4b8c-adcf-df393fcd170e</text:p>
          </table:table-cell>
          <table:table-cell office:value-type="string" table:style-name="ce1">
            <text:p>ccs2-eu-stnd-k-pg-dbp02.c42e8d6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36 eu-central-prd-a-hb:192.168.66.198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2-0106.eu-central-2.hcloud.h53</text:p>
          </table:table-cell>
          <table:table-cell office:value-type="string" table:style-name="ce1">
            <text:p>2024-01-31T06:12:01Z</text:p>
          </table:table-cell>
          <table:table-cell office:value-type="string" table:style-name="ce1">
            <text:p>2024-01-31T06:22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0790a83-97dc-4457-9e71-df96de5ae172</text:p>
          </table:table-cell>
          <table:table-cell office:value-type="string" table:style-name="ce1">
            <text:p>ccs2-eu-rsvtn-k-mg-dbp01.cf5fe8c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97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8-0106.eu-central-2.hcloud.h53</text:p>
          </table:table-cell>
          <table:table-cell office:value-type="string" table:style-name="ce1">
            <text:p>2024-01-31T06:12:00Z</text:p>
          </table:table-cell>
          <table:table-cell office:value-type="string" table:style-name="ce1">
            <text:p>2024-01-31T06:22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0cf513-eb44-40f6-b5c0-ebf9f30df81b</text:p>
          </table:table-cell>
          <table:table-cell office:value-type="string" table:style-name="ce1">
            <text:p>ccs2-eu-svchub-k-mg-dbp01.bca6d86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8.217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8-0106.eu-central-2.hcloud.h53</text:p>
          </table:table-cell>
          <table:table-cell office:value-type="string" table:style-name="ce1">
            <text:p>2024-01-31T06:12:00Z</text:p>
          </table:table-cell>
          <table:table-cell office:value-type="string" table:style-name="ce1">
            <text:p>2024-01-31T06:22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9c60dd5-ce78-454e-94ef-0f15a49d01d1</text:p>
          </table:table-cell>
          <table:table-cell office:value-type="string" table:style-name="ce1">
            <text:p>ccs2-eu-stnd-g-pg-dbp01.106270d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89 eu-central-prd-a-hb:192.168.64.93 eu-central-prd-a-hb:192.168.64.212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9-0203.eu-central-1.hcloud.h53</text:p>
          </table:table-cell>
          <table:table-cell office:value-type="string" table:style-name="ce1">
            <text:p>2024-01-31T06:11:58Z</text:p>
          </table:table-cell>
          <table:table-cell office:value-type="string" table:style-name="ce1">
            <text:p>2024-01-31T06:22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fc98e5-bc55-4e60-922f-346a9ddad0a3</text:p>
          </table:table-cell>
          <table:table-cell office:value-type="string" table:style-name="ce1">
            <text:p>ccs2-eu-psnl-g-mg-dbp03.d5b3bb6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29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8-0106.eu-central-2.hcloud.h53</text:p>
          </table:table-cell>
          <table:table-cell office:value-type="string" table:style-name="ce1">
            <text:p>2024-01-31T06:11:52Z</text:p>
          </table:table-cell>
          <table:table-cell office:value-type="string" table:style-name="ce1">
            <text:p>2024-01-31T06:21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515e604-ee2f-4275-9004-84948c42a9de</text:p>
          </table:table-cell>
          <table:table-cell office:value-type="string" table:style-name="ce1">
            <text:p>ccs2-eu-noti-k-pg-dbp01.25a68cb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230 eu-central-prd-a-hb:192.168.66.81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8-0106.eu-central-2.hcloud.h53</text:p>
          </table:table-cell>
          <table:table-cell office:value-type="string" table:style-name="ce1">
            <text:p>2024-01-31T06:11:50Z</text:p>
          </table:table-cell>
          <table:table-cell office:value-type="string" table:style-name="ce1">
            <text:p>2024-01-31T06:21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9b8b74f-7570-4148-9fba-5807b9bdb7db</text:p>
          </table:table-cell>
          <table:table-cell office:value-type="string" table:style-name="ce1">
            <text:p>ccs2-eu-pnc-k-pg-dbp01.918612e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12 eu-central-prd-a-hb:192.168.66.75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9-0106.eu-central-2.hcloud.h53</text:p>
          </table:table-cell>
          <table:table-cell office:value-type="string" table:style-name="ce1">
            <text:p>2024-01-31T06:11:49Z</text:p>
          </table:table-cell>
          <table:table-cell office:value-type="string" table:style-name="ce1">
            <text:p>2024-01-31T06:21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242bf86-41f8-444e-a7c3-904a44b4351d</text:p>
          </table:table-cell>
          <table:table-cell office:value-type="string" table:style-name="ce1">
            <text:p>ccs2-eu-msa-k-redp-m01.0467b94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204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9-0106.eu-central-2.hcloud.h53</text:p>
          </table:table-cell>
          <table:table-cell office:value-type="string" table:style-name="ce1">
            <text:p>2024-01-31T06:11:49Z</text:p>
          </table:table-cell>
          <table:table-cell office:value-type="string" table:style-name="ce1">
            <text:p>2024-01-31T06:21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f12625f-1126-4073-8582-65541aa2a3fe</text:p>
          </table:table-cell>
          <table:table-cell office:value-type="string" table:style-name="ce1">
            <text:p>ccs2-eu-rsvtn-g-mg-dbp02.057ae2bb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152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5-0203.eu-central-1.hcloud.h53</text:p>
          </table:table-cell>
          <table:table-cell office:value-type="string" table:style-name="ce1">
            <text:p>2024-01-31T06:11:48Z</text:p>
          </table:table-cell>
          <table:table-cell office:value-type="string" table:style-name="ce1">
            <text:p>2024-01-31T06:21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8932f9e-5883-4082-9758-41aebbd9e2bb</text:p>
          </table:table-cell>
          <table:table-cell office:value-type="string" table:style-name="ce1">
            <text:p>ccs2-eu-noti-g-pg-dbp01.6b1dbed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98 eu-central-prd-a-hb:192.168.64.214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5-0203.eu-central-1.hcloud.h53</text:p>
          </table:table-cell>
          <table:table-cell office:value-type="string" table:style-name="ce1">
            <text:p>2024-01-31T06:11:47Z</text:p>
          </table:table-cell>
          <table:table-cell office:value-type="string" table:style-name="ce1">
            <text:p>2024-06-27T04:16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fd14082-bed7-431c-952d-9f5b3bd9bae5</text:p>
          </table:table-cell>
          <table:table-cell office:value-type="string" table:style-name="ce1">
            <text:p>ccs2-eu-rsv-h-mg-dbs01.7c9065dc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6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1T06:11:45Z</text:p>
          </table:table-cell>
          <table:table-cell office:value-type="string" table:style-name="ce1">
            <text:p>2024-01-31T06:21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e40ed4a-1230-4b0d-b31e-f91522b38d13</text:p>
          </table:table-cell>
          <table:table-cell office:value-type="string" table:style-name="ce1">
            <text:p>ccs2-eu-pnc-g-pg-dbp01.e107e29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166 eu-central-prd-a-hb:192.168.64.84 eu-central-prd-a-hb:192.168.64.210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9-0203.eu-central-1.hcloud.h53</text:p>
          </table:table-cell>
          <table:table-cell office:value-type="string" table:style-name="ce1">
            <text:p>2024-01-31T06:11:45Z</text:p>
          </table:table-cell>
          <table:table-cell office:value-type="string" table:style-name="ce1">
            <text:p>2024-01-31T06:21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2a729e4-2a0b-4ce8-9f28-47161c3ac38e</text:p>
          </table:table-cell>
          <table:table-cell office:value-type="string" table:style-name="ce1">
            <text:p>ccs2-eu-rsv-h-mg-dbs02.0ec31b3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9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1T06:11:44Z</text:p>
          </table:table-cell>
          <table:table-cell office:value-type="string" table:style-name="ce1">
            <text:p>2024-01-31T06:21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542aeb4-0b7c-49d0-81f7-c4713f38044a</text:p>
          </table:table-cell>
          <table:table-cell office:value-type="string" table:style-name="ce1">
            <text:p>ccs2-eu-msa-k-redp-s01.89a87fd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82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8-0106.eu-central-2.hcloud.h53</text:p>
          </table:table-cell>
          <table:table-cell office:value-type="string" table:style-name="ce1">
            <text:p>2024-01-31T06:11:44Z</text:p>
          </table:table-cell>
          <table:table-cell office:value-type="string" table:style-name="ce1">
            <text:p>2024-01-31T06:21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c5f5239-0cbf-4b1b-ab78-e4f924792e4f</text:p>
          </table:table-cell>
          <table:table-cell office:value-type="string" table:style-name="ce1">
            <text:p>ccs2-eu-psnl-h-mg-dbs03.54e9396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6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31T06:11:43Z</text:p>
          </table:table-cell>
          <table:table-cell office:value-type="string" table:style-name="ce1">
            <text:p>2024-01-31T06:21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afae246-1d8d-4ebc-bbfb-002a63d45f73</text:p>
          </table:table-cell>
          <table:table-cell office:value-type="string" table:style-name="ce1">
            <text:p>ccs2-eu-pnc-g-pg-dbs01.ef5d350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21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31T06:11:43Z</text:p>
          </table:table-cell>
          <table:table-cell office:value-type="string" table:style-name="ce1">
            <text:p>2024-01-31T06:22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f831b67-0ddb-4742-88fd-b60daaadce52</text:p>
          </table:table-cell>
          <table:table-cell office:value-type="string" table:style-name="ce1">
            <text:p>ccs2-eu-psnl-k-mg-dbp02.5fcca4f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137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2-0106.eu-central-2.hcloud.h53</text:p>
          </table:table-cell>
          <table:table-cell office:value-type="string" table:style-name="ce1">
            <text:p>2024-01-31T06:11:42Z</text:p>
          </table:table-cell>
          <table:table-cell office:value-type="string" table:style-name="ce1">
            <text:p>2024-01-31T06:21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936ef6b-fde1-4d8c-a823-b4fefa5fe34a</text:p>
          </table:table-cell>
          <table:table-cell office:value-type="string" table:style-name="ce1">
            <text:p>ccs2-eu-pnc-k-pg-dbp02.754bd12e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34 eu-central-prd-a-hb:192.168.66.76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2-0106.eu-central-2.hcloud.h53</text:p>
          </table:table-cell>
          <table:table-cell office:value-type="string" table:style-name="ce1">
            <text:p>2024-01-31T06:11:42Z</text:p>
          </table:table-cell>
          <table:table-cell office:value-type="string" table:style-name="ce1">
            <text:p>2024-01-31T06:21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7460829-d1cc-43b5-bed7-dbb72d3a731a</text:p>
          </table:table-cell>
          <table:table-cell office:value-type="string" table:style-name="ce1">
            <text:p>ccs2-eu-noti-k-pg-dbp02.0a97d61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8.21 eu-central-prd-a-hb:192.168.66.90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2-0106.eu-central-2.hcloud.h53</text:p>
          </table:table-cell>
          <table:table-cell office:value-type="string" table:style-name="ce1">
            <text:p>2024-01-31T06:11:42Z</text:p>
          </table:table-cell>
          <table:table-cell office:value-type="string" table:style-name="ce1">
            <text:p>2024-01-31T06:21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bf4443d-acf9-4d6b-8aac-d3bdd6d017f5</text:p>
          </table:table-cell>
          <table:table-cell office:value-type="string" table:style-name="ce1">
            <text:p>ccs2-eu-msa-k-reds-m03.4901a88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6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31T06:11:42Z</text:p>
          </table:table-cell>
          <table:table-cell office:value-type="string" table:style-name="ce1">
            <text:p>2024-01-31T06:21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7f0f3ae-4b48-4d4f-a882-d5cd23da62ab</text:p>
          </table:table-cell>
          <table:table-cell office:value-type="string" table:style-name="ce1">
            <text:p>ccs2-eu-noti-g-pg-dbp02.e91453d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240 eu-central-prd-a-hb:192.168.64.206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5-0203.eu-central-1.hcloud.h53</text:p>
          </table:table-cell>
          <table:table-cell office:value-type="string" table:style-name="ce1">
            <text:p>2024-01-31T06:11:40Z</text:p>
          </table:table-cell>
          <table:table-cell office:value-type="string" table:style-name="ce1">
            <text:p>2024-06-27T04:16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8383e87-82af-4303-953d-ef66fc0c0a41</text:p>
          </table:table-cell>
          <table:table-cell office:value-type="string" table:style-name="ce1">
            <text:p>ccs2-eu-pnc-g-pg-dbp02.88f69e7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74 eu-central-prd-a-hb:192.168.64.81 eu-central-prd-a-hb:192.168.64.213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5-0203.eu-central-1.hcloud.h53</text:p>
          </table:table-cell>
          <table:table-cell office:value-type="string" table:style-name="ce1">
            <text:p>2024-01-31T06:11:40Z</text:p>
          </table:table-cell>
          <table:table-cell office:value-type="string" table:style-name="ce1">
            <text:p>2024-01-31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09c593a-8af1-468a-bdb2-7a2e499f61a4</text:p>
          </table:table-cell>
          <table:table-cell office:value-type="string" table:style-name="ce1">
            <text:p>ccs-eu-k-prd-0106-master1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8.173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9-0106.eu-central-2.hcloud.h53</text:p>
          </table:table-cell>
          <table:table-cell office:value-type="string" table:style-name="ce1">
            <text:p>2024-01-31T06:06:38Z</text:p>
          </table:table-cell>
          <table:table-cell office:value-type="string" table:style-name="ce1">
            <text:p>2025-01-17T06:33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58e90fc-3781-45f7-a9dd-f7ccc485c5cc</text:p>
          </table:table-cell>
          <table:table-cell office:value-type="string" table:style-name="ce1">
            <text:p>ccs-eu-k-prd-msa-0106-worker3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8.61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9-0106.eu-central-2.hcloud.h53</text:p>
          </table:table-cell>
          <table:table-cell office:value-type="string" table:style-name="ce1">
            <text:p>2024-01-31T06:06:37Z</text:p>
          </table:table-cell>
          <table:table-cell office:value-type="string" table:style-name="ce1">
            <text:p>2025-01-17T06:33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b0e1550-ec58-4fb1-8f6a-b536d95dc07a</text:p>
          </table:table-cell>
          <table:table-cell office:value-type="string" table:style-name="ce1">
            <text:p>ccs-eu-k-prd-msa-0106-worker2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8.233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2-0106.eu-central-2.hcloud.h53</text:p>
          </table:table-cell>
          <table:table-cell office:value-type="string" table:style-name="ce1">
            <text:p>2024-01-31T06:06:36Z</text:p>
          </table:table-cell>
          <table:table-cell office:value-type="string" table:style-name="ce1">
            <text:p>2025-01-17T06:33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ac1ae26-cae0-49ab-8036-1e691a37bd2e</text:p>
          </table:table-cell>
          <table:table-cell office:value-type="string" table:style-name="ce1">
            <text:p>ccs-eu-k-prd-0106-master2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8.113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2-0106.eu-central-2.hcloud.h53</text:p>
          </table:table-cell>
          <table:table-cell office:value-type="string" table:style-name="ce1">
            <text:p>2024-01-31T06:06:36Z</text:p>
          </table:table-cell>
          <table:table-cell office:value-type="string" table:style-name="ce1">
            <text:p>2025-01-17T06:33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d8a6022-640b-451b-937a-1b4569367d72</text:p>
          </table:table-cell>
          <table:table-cell office:value-type="string" table:style-name="ce1">
            <text:p>ccs-eu-k-prd-msa-0106-worker4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8.231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8-0106.eu-central-2.hcloud.h53</text:p>
          </table:table-cell>
          <table:table-cell office:value-type="string" table:style-name="ce1">
            <text:p>2024-01-31T06:06:32Z</text:p>
          </table:table-cell>
          <table:table-cell office:value-type="string" table:style-name="ce1">
            <text:p>2025-01-17T06:33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f9d3063-654a-4301-a7f6-1e4382f9cd5e</text:p>
          </table:table-cell>
          <table:table-cell office:value-type="string" table:style-name="ce1">
            <text:p>ccs-eu-k-prd-hub-0106-worker1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100GB</text:p>
          </table:table-cell>
          <table:table-cell office:value-type="string" table:style-name="ce1">
            <text:p>eu-central-prd-a:172.31.68.141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2-0106.eu-central-2.hcloud.h53</text:p>
          </table:table-cell>
          <table:table-cell office:value-type="string" table:style-name="ce1">
            <text:p>2024-01-31T06:06:32Z</text:p>
          </table:table-cell>
          <table:table-cell office:value-type="string" table:style-name="ce1">
            <text:p>2025-01-17T06:33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64d10ce-88ba-429f-84ad-e4b4f22b90c6</text:p>
          </table:table-cell>
          <table:table-cell office:value-type="string" table:style-name="ce1">
            <text:p>ccs-eu-k-prd-msa-0106-worker1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8.172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08-0106.eu-central-2.hcloud.h53</text:p>
          </table:table-cell>
          <table:table-cell office:value-type="string" table:style-name="ce1">
            <text:p>2024-01-31T06:06:31Z</text:p>
          </table:table-cell>
          <table:table-cell office:value-type="string" table:style-name="ce1">
            <text:p>2025-01-17T06:33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44b6150-836d-441c-bd95-1c482a9c45fc</text:p>
          </table:table-cell>
          <table:table-cell office:value-type="string" table:style-name="ce1">
            <text:p>ccs-eu-g-prd-hub-0202-worker2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100GB</text:p>
          </table:table-cell>
          <table:table-cell office:value-type="string" table:style-name="ce1">
            <text:p>eu-central-prd-a:172.29.67.143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1-31T05:56:28Z</text:p>
          </table:table-cell>
          <table:table-cell office:value-type="string" table:style-name="ce1">
            <text:p>2024-01-31T05:59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d3faa25-1bd8-498c-99db-c2722c5b0577</text:p>
          </table:table-cell>
          <table:table-cell office:value-type="string" table:style-name="ce1">
            <text:p>ccs-eu-g-prd-msa-0203-worker2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8.206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9-0203.eu-central-1.hcloud.h53</text:p>
          </table:table-cell>
          <table:table-cell office:value-type="string" table:style-name="ce1">
            <text:p>2024-01-31T05:48:41Z</text:p>
          </table:table-cell>
          <table:table-cell office:value-type="string" table:style-name="ce1">
            <text:p>2024-01-31T05:57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5b0c826-d3c6-4775-8bae-a55287389ece</text:p>
          </table:table-cell>
          <table:table-cell office:value-type="string" table:style-name="ce1">
            <text:p>ccs-eu-g-prd-hub-0203-worker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100GB</text:p>
          </table:table-cell>
          <table:table-cell office:value-type="string" table:style-name="ce1">
            <text:p>eu-central-prd-a:172.29.68.102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5-0203.eu-central-1.hcloud.h53</text:p>
          </table:table-cell>
          <table:table-cell office:value-type="string" table:style-name="ce1">
            <text:p>2024-01-31T05:48:41Z</text:p>
          </table:table-cell>
          <table:table-cell office:value-type="string" table:style-name="ce1">
            <text:p>2024-01-31T05:57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a4a0a9b-96ce-4077-8114-af74a8e186fa</text:p>
          </table:table-cell>
          <table:table-cell office:value-type="string" table:style-name="ce1">
            <text:p>ccs-eu-g-prd-msa-0203-worker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8.169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5-0203.eu-central-1.hcloud.h53</text:p>
          </table:table-cell>
          <table:table-cell office:value-type="string" table:style-name="ce1">
            <text:p>2024-01-31T05:48:39Z</text:p>
          </table:table-cell>
          <table:table-cell office:value-type="string" table:style-name="ce1">
            <text:p>2024-01-31T05:57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d935b12-705c-4892-a722-2ed8f07ba427</text:p>
          </table:table-cell>
          <table:table-cell office:value-type="string" table:style-name="ce1">
            <text:p>ccs-eu-g-prd-hub-0203-worker2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100GB</text:p>
          </table:table-cell>
          <table:table-cell office:value-type="string" table:style-name="ce1">
            <text:p>eu-central-prd-a:172.29.68.153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9-0203.eu-central-1.hcloud.h53</text:p>
          </table:table-cell>
          <table:table-cell office:value-type="string" table:style-name="ce1">
            <text:p>2024-01-31T05:48:37Z</text:p>
          </table:table-cell>
          <table:table-cell office:value-type="string" table:style-name="ce1">
            <text:p>2024-01-31T05:57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7116905-5bd0-4f26-9485-f6897d0b9e13</text:p>
          </table:table-cell>
          <table:table-cell office:value-type="string" table:style-name="ce1">
            <text:p>ccs-eu-g-prd-0202-master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140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8-0202.eu-central-1.hcloud.h53</text:p>
          </table:table-cell>
          <table:table-cell office:value-type="string" table:style-name="ce1">
            <text:p>2024-01-31T05:48:37Z</text:p>
          </table:table-cell>
          <table:table-cell office:value-type="string" table:style-name="ce1">
            <text:p>2024-01-31T05:57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54ffb54-e0e7-445b-8350-db952ce47127</text:p>
          </table:table-cell>
          <table:table-cell office:value-type="string" table:style-name="ce1">
            <text:p>ccs-eu-g-prd-0202-master2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44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5-0202.eu-central-1.hcloud.h53</text:p>
          </table:table-cell>
          <table:table-cell office:value-type="string" table:style-name="ce1">
            <text:p>2024-01-31T05:48:37Z</text:p>
          </table:table-cell>
          <table:table-cell office:value-type="string" table:style-name="ce1">
            <text:p>2024-01-31T05:57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ef0f199-2fb0-459e-9908-435110067328</text:p>
          </table:table-cell>
          <table:table-cell office:value-type="string" table:style-name="ce1">
            <text:p>ccs-eu-g-prd-0203-master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8.40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2-0203.eu-central-1.hcloud.h53</text:p>
          </table:table-cell>
          <table:table-cell office:value-type="string" table:style-name="ce1">
            <text:p>2024-01-31T05:48:34Z</text:p>
          </table:table-cell>
          <table:table-cell office:value-type="string" table:style-name="ce1">
            <text:p>2024-01-31T05:57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0348864-a6cb-4217-8940-ad885c603d58</text:p>
          </table:table-cell>
          <table:table-cell office:value-type="string" table:style-name="ce1">
            <text:p>ccs-eu-g-prd-msa-0203-worker3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8.187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0-0203.eu-central-1.hcloud.h53</text:p>
          </table:table-cell>
          <table:table-cell office:value-type="string" table:style-name="ce1">
            <text:p>2024-01-31T05:48:29Z</text:p>
          </table:table-cell>
          <table:table-cell office:value-type="string" table:style-name="ce1">
            <text:p>2024-01-31T05:57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e478c67-777a-444d-9b22-af698f7b8297</text:p>
          </table:table-cell>
          <table:table-cell office:value-type="string" table:style-name="ce1">
            <text:p>ccs2-eu-loct-g-mg-dbp01.2016056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84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7-0203.eu-central-1.hcloud.h53</text:p>
          </table:table-cell>
          <table:table-cell office:value-type="string" table:style-name="ce1">
            <text:p>2024-01-31T05:43:17Z</text:p>
          </table:table-cell>
          <table:table-cell office:value-type="string" table:style-name="ce1">
            <text:p>2024-01-31T05:52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d1ef669-bf48-45e7-af25-a93c9b557f5c</text:p>
          </table:table-cell>
          <table:table-cell office:value-type="string" table:style-name="ce1">
            <text:p>ccs2-eu-k-broker-kfk-s02.771d5a7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4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31T05:43:14Z</text:p>
          </table:table-cell>
          <table:table-cell office:value-type="string" table:style-name="ce1">
            <text:p>2024-01-31T05:53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30dc77f-e4fe-429c-aade-26ed9029cd90</text:p>
          </table:table-cell>
          <table:table-cell office:value-type="string" table:style-name="ce1">
            <text:p>ccs2-eu-loct-g-mg-dbs01.92e270c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242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31T05:43:13Z</text:p>
          </table:table-cell>
          <table:table-cell office:value-type="string" table:style-name="ce1">
            <text:p>2024-01-31T05:52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61c8b63-d4e5-4f5a-a5ca-b4227af91982</text:p>
          </table:table-cell>
          <table:table-cell office:value-type="string" table:style-name="ce1">
            <text:p>ccs-eu-g-stg-msa-0405-worker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28.68.113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1-31T05:43:12Z</text:p>
          </table:table-cell>
          <table:table-cell office:value-type="string" table:style-name="ce1">
            <text:p>2024-03-11T09:35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234b1e1-21c9-4da1-ab53-b654df0afdb6</text:p>
          </table:table-cell>
          <table:table-cell office:value-type="string" table:style-name="ce1">
            <text:p>ccs-eu-g-stg-hub-0405-worker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8.24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1T05:43:11Z</text:p>
          </table:table-cell>
          <table:table-cell office:value-type="string" table:style-name="ce1">
            <text:p>2024-03-11T09:35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9f86c0f-078c-41af-8f85-af3d90923b4b</text:p>
          </table:table-cell>
          <table:table-cell office:value-type="string" table:style-name="ce1">
            <text:p>ccs2-eu-msa-g-redp-m01.1d535a4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43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0-0203.eu-central-1.hcloud.h53</text:p>
          </table:table-cell>
          <table:table-cell office:value-type="string" table:style-name="ce1">
            <text:p>2024-01-31T05:43:11Z</text:p>
          </table:table-cell>
          <table:table-cell office:value-type="string" table:style-name="ce1">
            <text:p>2024-01-31T05:52:5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1daf14e-4753-4715-b2a4-db8086b92ca3</text:p>
          </table:table-cell>
          <table:table-cell office:value-type="string" table:style-name="ce1">
            <text:p>ccs2-eu-msa-g-reds-s02.eaa4ad1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1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1T05:43:10Z</text:p>
          </table:table-cell>
          <table:table-cell office:value-type="string" table:style-name="ce1">
            <text:p>2024-01-31T05:53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e2131a9-07d2-4dde-89ff-270e0595d259</text:p>
          </table:table-cell>
          <table:table-cell office:value-type="string" table:style-name="ce1">
            <text:p>ccs2-eu-loct-k-mg-dbs03.e96a001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52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1T05:43:10Z</text:p>
          </table:table-cell>
          <table:table-cell office:value-type="string" table:style-name="ce1">
            <text:p>2024-01-31T05:53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23bdc32-85f9-4fe8-888a-c9df36638f02</text:p>
          </table:table-cell>
          <table:table-cell office:value-type="string" table:style-name="ce1">
            <text:p>ccs2-eu-msa-g-reds-m02.710ae3b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201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1T05:43:09Z</text:p>
          </table:table-cell>
          <table:table-cell office:value-type="string" table:style-name="ce1">
            <text:p>2024-01-31T05:53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a98b24c-708e-44c9-bd3c-78f333f1d2e1</text:p>
          </table:table-cell>
          <table:table-cell office:value-type="string" table:style-name="ce1">
            <text:p>ccs-eu-g-stg-hub-0405-worker2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8.6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1T05:43:09Z</text:p>
          </table:table-cell>
          <table:table-cell office:value-type="string" table:style-name="ce1">
            <text:p>2024-03-11T09:35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eda7a13-5501-41c7-8861-d3ae000b2df5</text:p>
          </table:table-cell>
          <table:table-cell office:value-type="string" table:style-name="ce1">
            <text:p>ccs2-eu-h-broker-kfk-s01.e6f80d9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34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1T05:43:08Z</text:p>
          </table:table-cell>
          <table:table-cell office:value-type="string" table:style-name="ce1">
            <text:p>2024-01-31T05:52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4ac17ad-1a20-4b72-9588-708a11e87611</text:p>
          </table:table-cell>
          <table:table-cell office:value-type="string" table:style-name="ce1">
            <text:p>ccs-eu-g-stg-0305-master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6.3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1T05:43:08Z</text:p>
          </table:table-cell>
          <table:table-cell office:value-type="string" table:style-name="ce1">
            <text:p>2024-03-11T09:35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1164728-e471-460b-9d4d-34357f8a45ce</text:p>
          </table:table-cell>
          <table:table-cell office:value-type="string" table:style-name="ce1">
            <text:p>ccs2-eu-k-broker-kfk-p05.348c0b5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182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7-0203.eu-central-1.hcloud.h53</text:p>
          </table:table-cell>
          <table:table-cell office:value-type="string" table:style-name="ce1">
            <text:p>2024-01-31T05:43:08Z</text:p>
          </table:table-cell>
          <table:table-cell office:value-type="string" table:style-name="ce1">
            <text:p>2024-01-31T05:52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4e9c6e7-2f11-4bba-bf2d-b23b39fc0bff</text:p>
          </table:table-cell>
          <table:table-cell office:value-type="string" table:style-name="ce1">
            <text:p>ccs2-eu-loct-g-mg-dbs02.8179084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46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1T05:43:07Z</text:p>
          </table:table-cell>
          <table:table-cell office:value-type="string" table:style-name="ce1">
            <text:p>2024-01-31T05:52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0ea6b85-0d9d-4de7-bf53-b0c25749e360</text:p>
          </table:table-cell>
          <table:table-cell office:value-type="string" table:style-name="ce1">
            <text:p>ccs-eu-g-stg-msa-0405-worker2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28.68.15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1T05:43:07Z</text:p>
          </table:table-cell>
          <table:table-cell office:value-type="string" table:style-name="ce1">
            <text:p>2024-03-11T09:34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5860b11-9d1a-43a5-b010-0cd4fed7ec64</text:p>
          </table:table-cell>
          <table:table-cell office:value-type="string" table:style-name="ce1">
            <text:p>ccs2-eu-gen2-k-redp-s05.59a188b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118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1-0203.eu-central-1.hcloud.h53</text:p>
          </table:table-cell>
          <table:table-cell office:value-type="string" table:style-name="ce1">
            <text:p>2024-01-31T05:43:07Z</text:p>
          </table:table-cell>
          <table:table-cell office:value-type="string" table:style-name="ce1">
            <text:p>2024-01-31T05:52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2892f96-e827-4e2d-91ef-0b83f575f3ab</text:p>
          </table:table-cell>
          <table:table-cell office:value-type="string" table:style-name="ce1">
            <text:p>ccs2-eu-loct-g-pg-dbp01.d8a132b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217 eu-central-prd-a-hb:192.168.64.92 eu-central-prd-a-hb:192.168.64.203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0-0203.eu-central-1.hcloud.h53</text:p>
          </table:table-cell>
          <table:table-cell office:value-type="string" table:style-name="ce1">
            <text:p>2024-01-31T05:43:07Z</text:p>
          </table:table-cell>
          <table:table-cell office:value-type="string" table:style-name="ce1">
            <text:p>2024-01-31T05:52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1e8f87-3ffe-4775-976e-0c0b02c6a046</text:p>
          </table:table-cell>
          <table:table-cell office:value-type="string" table:style-name="ce1">
            <text:p>ccs-eu-g-stg-0405-master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8.7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1-31T05:43:07Z</text:p>
          </table:table-cell>
          <table:table-cell office:value-type="string" table:style-name="ce1">
            <text:p>2024-10-02T05:41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150fd79-9d06-4be0-9a30-e5d380f8855a</text:p>
          </table:table-cell>
          <table:table-cell office:value-type="string" table:style-name="ce1">
            <text:p>ccs2-eu-gen3-g-redp-m01.2165d17b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155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6-0203.eu-central-1.hcloud.h53</text:p>
          </table:table-cell>
          <table:table-cell office:value-type="string" table:style-name="ce1">
            <text:p>2024-01-31T05:43:06Z</text:p>
          </table:table-cell>
          <table:table-cell office:value-type="string" table:style-name="ce1">
            <text:p>2024-01-31T05:52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9881255-36ce-4c94-856d-96e36cb35a47</text:p>
          </table:table-cell>
          <table:table-cell office:value-type="string" table:style-name="ce1">
            <text:p>ccs-eu-g-stg-0405-master2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8.14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1T05:43:06Z</text:p>
          </table:table-cell>
          <table:table-cell office:value-type="string" table:style-name="ce1">
            <text:p>2024-03-11T09:34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fbf6187-92b7-4943-940a-db1a54b7658e</text:p>
          </table:table-cell>
          <table:table-cell office:value-type="string" table:style-name="ce1">
            <text:p>ccs2-eu-loct-g-pg-dbs01.06f46d19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23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1T05:43:05Z</text:p>
          </table:table-cell>
          <table:table-cell office:value-type="string" table:style-name="ce1">
            <text:p>2024-01-31T05:52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a95bd89-8769-4b19-9f4a-9327a2490499</text:p>
          </table:table-cell>
          <table:table-cell office:value-type="string" table:style-name="ce1">
            <text:p>ccs2-eu-msa-g-reds-s03.8f305afb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9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1T05:43:05Z</text:p>
          </table:table-cell>
          <table:table-cell office:value-type="string" table:style-name="ce1">
            <text:p>2024-01-31T05:52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b4ef049-86e7-4b82-9d34-9580b114f9a0</text:p>
          </table:table-cell>
          <table:table-cell office:value-type="string" table:style-name="ce1">
            <text:p>ccs2-eu-h-broker-kfk-s02.9f485b8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20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31T05:43:00Z</text:p>
          </table:table-cell>
          <table:table-cell office:value-type="string" table:style-name="ce1">
            <text:p>2024-01-31T05:52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cf60ba0-2d23-45d2-b551-94c9f3f00821</text:p>
          </table:table-cell>
          <table:table-cell office:value-type="string" table:style-name="ce1">
            <text:p>ccs2-eu-loct-g-pg-dbp02.25943e0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207 eu-central-prd-a-hb:192.168.64.83 eu-central-prd-a-hb:192.168.64.221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2-0203.eu-central-1.hcloud.h53</text:p>
          </table:table-cell>
          <table:table-cell office:value-type="string" table:style-name="ce1">
            <text:p>2024-01-31T05:42:59Z</text:p>
          </table:table-cell>
          <table:table-cell office:value-type="string" table:style-name="ce1">
            <text:p>2024-01-31T05:52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551ef4d-568e-400a-86f3-d6cc9cfd88a4</text:p>
          </table:table-cell>
          <table:table-cell office:value-type="string" table:style-name="ce1">
            <text:p>ccs2-eu-k-broker-kfk-s01.640d3bb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92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1-31T05:42:59Z</text:p>
          </table:table-cell>
          <table:table-cell office:value-type="string" table:style-name="ce1">
            <text:p>2024-01-31T05:52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33e944-9d91-41ff-bfa4-baba2ce28632</text:p>
          </table:table-cell>
          <table:table-cell office:value-type="string" table:style-name="ce1">
            <text:p>ccs2-eu-msa-h-reds-s04.557d8b92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1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1-31T05:42:58Z</text:p>
          </table:table-cell>
          <table:table-cell office:value-type="string" table:style-name="ce1">
            <text:p>2024-01-31T05:52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938355e-bb4b-4009-af0c-f7e5f95bf79a</text:p>
          </table:table-cell>
          <table:table-cell office:value-type="string" table:style-name="ce1">
            <text:p>ccs2-eu-msa-g-reds-m01.eafa07c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74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1-31T05:42:57Z</text:p>
          </table:table-cell>
          <table:table-cell office:value-type="string" table:style-name="ce1">
            <text:p>2024-01-31T05:52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0b9bb6d-7d58-40f0-ab0f-ee5034075e28</text:p>
          </table:table-cell>
          <table:table-cell office:value-type="string" table:style-name="ce1">
            <text:p>ccs2-eu-msa-h-reds-m03.f44ec3f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0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1-31T05:42:57Z</text:p>
          </table:table-cell>
          <table:table-cell office:value-type="string" table:style-name="ce1">
            <text:p>2024-01-31T05:52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7e37124-d27d-40c0-8207-c06beec737f4</text:p>
          </table:table-cell>
          <table:table-cell office:value-type="string" table:style-name="ce1">
            <text:p>ccs2-eu-msa-g-reds-s01.58b7469b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24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1-31T05:42:57Z</text:p>
          </table:table-cell>
          <table:table-cell office:value-type="string" table:style-name="ce1">
            <text:p>2024-01-31T05:52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f4f338c-f9ad-48ff-b925-4a52f85b7a0e</text:p>
          </table:table-cell>
          <table:table-cell office:value-type="string" table:style-name="ce1">
            <text:p>ccs2-eu-gen3-k-redp-s04.6e99541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200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0-0203.eu-central-1.hcloud.h53</text:p>
          </table:table-cell>
          <table:table-cell office:value-type="string" table:style-name="ce1">
            <text:p>2024-01-31T05:42:53Z</text:p>
          </table:table-cell>
          <table:table-cell office:value-type="string" table:style-name="ce1">
            <text:p>2024-01-31T05:52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b17b6c5-4298-4074-a127-a37ee47c0c28</text:p>
          </table:table-cell>
          <table:table-cell office:value-type="string" table:style-name="ce1">
            <text:p>ccs2-eu-gen3-g-redp-s01.93159ff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63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0-0203.eu-central-1.hcloud.h53</text:p>
          </table:table-cell>
          <table:table-cell office:value-type="string" table:style-name="ce1">
            <text:p>2024-01-31T05:42:53Z</text:p>
          </table:table-cell>
          <table:table-cell office:value-type="string" table:style-name="ce1">
            <text:p>2024-01-31T05:52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769b72f-f65a-4f51-ae23-4755015d809e</text:p>
          </table:table-cell>
          <table:table-cell office:value-type="string" table:style-name="ce1">
            <text:p>ccs-eu-k-stg-msa-0107-worker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30.66.191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1-31T05:42:43Z</text:p>
          </table:table-cell>
          <table:table-cell office:value-type="string" table:style-name="ce1">
            <text:p>2024-01-31T07:03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2cd6297-5385-496d-a5dc-2cdbfa87f0fe</text:p>
          </table:table-cell>
          <table:table-cell office:value-type="string" table:style-name="ce1">
            <text:p>ccs-eu-k-stg-hub-0107-worker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stg-a:172.30.66.57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4-01-31T05:42:39Z</text:p>
          </table:table-cell>
          <table:table-cell office:value-type="string" table:style-name="ce1">
            <text:p>2024-01-31T07:03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abd962f-6478-4036-842c-62b06e941b4e</text:p>
          </table:table-cell>
          <table:table-cell office:value-type="string" table:style-name="ce1">
            <text:p>ccs-eu-k-stg-msa-0107-worker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30.66.208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1-31T05:42:35Z</text:p>
          </table:table-cell>
          <table:table-cell office:value-type="string" table:style-name="ce1">
            <text:p>2024-01-31T07:03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46d804b-3473-4cf8-8414-78ed2a8650b0</text:p>
          </table:table-cell>
          <table:table-cell office:value-type="string" table:style-name="ce1">
            <text:p>ccs-eu-k-stg-0107-master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86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4-01-31T05:42:34Z</text:p>
          </table:table-cell>
          <table:table-cell office:value-type="string" table:style-name="ce1">
            <text:p>2024-01-31T07:03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fd539f7-725c-40cf-8b6b-ac31f012216b</text:p>
          </table:table-cell>
          <table:table-cell office:value-type="string" table:style-name="ce1">
            <text:p>ccs-eu-k-stg-hub-0107-worker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stg-a:172.30.66.53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1-31T05:42:32Z</text:p>
          </table:table-cell>
          <table:table-cell office:value-type="string" table:style-name="ce1">
            <text:p>2024-01-31T07:03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72f4bb4-bf4f-45aa-a097-7b9b6cf44baa</text:p>
          </table:table-cell>
          <table:table-cell office:value-type="string" table:style-name="ce1">
            <text:p>ccs-eu-k-stg-msa-0108-worker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stg-a:172.30.68.5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1T05:42:32Z</text:p>
          </table:table-cell>
          <table:table-cell office:value-type="string" table:style-name="ce1">
            <text:p>2024-01-31T07:03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d347cd0-1254-49a8-962f-ed43802cacc4</text:p>
          </table:table-cell>
          <table:table-cell office:value-type="string" table:style-name="ce1">
            <text:p>ccs-eu-k-stg-0108-master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8.103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1T05:42:31Z</text:p>
          </table:table-cell>
          <table:table-cell office:value-type="string" table:style-name="ce1">
            <text:p>2024-01-31T07:03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85f436c-7f28-4832-aaf5-7151ecb9625f</text:p>
          </table:table-cell>
          <table:table-cell office:value-type="string" table:style-name="ce1">
            <text:p>ccs2-eu-dvc-h-pg-dbs01.4db6bf4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6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1T05:30:24Z</text:p>
          </table:table-cell>
          <table:table-cell office:value-type="string" table:style-name="ce1">
            <text:p>2024-01-31T05:39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9982ee3-c159-4d65-bab7-901d5b83a3fa</text:p>
          </table:table-cell>
          <table:table-cell office:value-type="string" table:style-name="ce1">
            <text:p>ccs2-eu-diag-k-mg-dbp03.e319661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37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7-0203.eu-central-1.hcloud.h53</text:p>
          </table:table-cell>
          <table:table-cell office:value-type="string" table:style-name="ce1">
            <text:p>2024-01-31T05:30:23Z</text:p>
          </table:table-cell>
          <table:table-cell office:value-type="string" table:style-name="ce1">
            <text:p>2024-01-31T05:39:5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c604f15-4e36-4a9a-9305-a408264bf944</text:p>
          </table:table-cell>
          <table:table-cell office:value-type="string" table:style-name="ce1">
            <text:p>ccs2-eu-driv-k-mg-dbp03.dd280ac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57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7-0203.eu-central-1.hcloud.h53</text:p>
          </table:table-cell>
          <table:table-cell office:value-type="string" table:style-name="ce1">
            <text:p>2024-01-31T05:30:23Z</text:p>
          </table:table-cell>
          <table:table-cell office:value-type="string" table:style-name="ce1">
            <text:p>2024-01-31T05:39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d682e12-0b6d-4ced-a1af-4ab4afc93814</text:p>
          </table:table-cell>
          <table:table-cell office:value-type="string" table:style-name="ce1">
            <text:p>ccs2-eu-diag-k-mg-dbs01.05a796b8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4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1T05:30:23Z</text:p>
          </table:table-cell>
          <table:table-cell office:value-type="string" table:style-name="ce1">
            <text:p>2024-01-31T05:39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8d773e7-38c9-4fc8-ae4d-de70efc29c18</text:p>
          </table:table-cell>
          <table:table-cell office:value-type="string" table:style-name="ce1">
            <text:p>ccs2-eu-driv-g-mg-dbp02.9169d25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162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7-0203.eu-central-1.hcloud.h53</text:p>
          </table:table-cell>
          <table:table-cell office:value-type="string" table:style-name="ce1">
            <text:p>2024-01-31T05:30:18Z</text:p>
          </table:table-cell>
          <table:table-cell office:value-type="string" table:style-name="ce1">
            <text:p>2024-01-31T05:39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8c24bc6-cd8d-4575-8200-a128cb8bbea4</text:p>
          </table:table-cell>
          <table:table-cell office:value-type="string" table:style-name="ce1">
            <text:p>ccs2-eu-g-broker-kfk-p01.5412f2f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108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2-0203.eu-central-1.hcloud.h53</text:p>
          </table:table-cell>
          <table:table-cell office:value-type="string" table:style-name="ce1">
            <text:p>2024-01-31T05:30:11Z</text:p>
          </table:table-cell>
          <table:table-cell office:value-type="string" table:style-name="ce1">
            <text:p>2024-01-31T05:39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2391c8c-9841-4e1c-9ea6-1ecc9c7c4d13</text:p>
          </table:table-cell>
          <table:table-cell office:value-type="string" table:style-name="ce1">
            <text:p>ccs2-eu-dvc-g-pg-dbs01.51c462eb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31T05:30:10Z</text:p>
          </table:table-cell>
          <table:table-cell office:value-type="string" table:style-name="ce1">
            <text:p>2024-01-31T07:25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73d6be9-72ee-4a00-9390-fef979f1fb0d</text:p>
          </table:table-cell>
          <table:table-cell office:value-type="string" table:style-name="ce1">
            <text:p>ccs2-eu-diag-k-mg-dbs03.8e1b958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6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31T05:30:09Z</text:p>
          </table:table-cell>
          <table:table-cell office:value-type="string" table:style-name="ce1">
            <text:p>2024-01-31T05:42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03ec816-7b70-4207-993a-aac1002f9b42</text:p>
          </table:table-cell>
          <table:table-cell office:value-type="string" table:style-name="ce1">
            <text:p>ccs2-eu-diag-k-mg-dbs02.0c30ec82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9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1T05:30:09Z</text:p>
          </table:table-cell>
          <table:table-cell office:value-type="string" table:style-name="ce1">
            <text:p>2024-01-31T05:39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190faec-87ce-40a1-b09f-42c450488241</text:p>
          </table:table-cell>
          <table:table-cell office:value-type="string" table:style-name="ce1">
            <text:p>ccs2-eu-driv-h-mg-dbs03.6fd78984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20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31T05:30:09Z</text:p>
          </table:table-cell>
          <table:table-cell office:value-type="string" table:style-name="ce1">
            <text:p>2024-01-31T05:41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e3986b9-c165-463b-a6bb-aaf79a5646eb</text:p>
          </table:table-cell>
          <table:table-cell office:value-type="string" table:style-name="ce1">
            <text:p>ccs2-eu-gen2-g-redp-s03.f1fd262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42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2-0203.eu-central-1.hcloud.h53</text:p>
          </table:table-cell>
          <table:table-cell office:value-type="string" table:style-name="ce1">
            <text:p>2024-01-31T05:30:06Z</text:p>
          </table:table-cell>
          <table:table-cell office:value-type="string" table:style-name="ce1">
            <text:p>2024-01-31T05:39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e6eefdb-112e-459e-a6df-8f93b170b07f</text:p>
          </table:table-cell>
          <table:table-cell office:value-type="string" table:style-name="ce1">
            <text:p>ccs2-eu-driv-g-mg-dbs01.0c8be26b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5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1T05:30:06Z</text:p>
          </table:table-cell>
          <table:table-cell office:value-type="string" table:style-name="ce1">
            <text:p>2024-01-31T07:20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0a3ab96-4180-4609-bffd-72772eaf8cb5</text:p>
          </table:table-cell>
          <table:table-cell office:value-type="string" table:style-name="ce1">
            <text:p>ccs2-eu-driv-k-mg-dbs03.243e68f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4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1-31T05:30:05Z</text:p>
          </table:table-cell>
          <table:table-cell office:value-type="string" table:style-name="ce1">
            <text:p>2024-01-31T07:22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6c74681-8b45-4845-93ab-71c8e09a35ab</text:p>
          </table:table-cell>
          <table:table-cell office:value-type="string" table:style-name="ce1">
            <text:p>ccs2-eu-g-broker-kfk-s02.78d87142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23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1-31T05:30:03Z</text:p>
          </table:table-cell>
          <table:table-cell office:value-type="string" table:style-name="ce1">
            <text:p>2024-01-31T05:44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f34d2d1-c832-4ec6-a2f4-cbddc5ef5c9d</text:p>
          </table:table-cell>
          <table:table-cell office:value-type="string" table:style-name="ce1">
            <text:p>ccs2-eu-g-broker-kfk-s01.6eddb3c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6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1T05:30:02Z</text:p>
          </table:table-cell>
          <table:table-cell office:value-type="string" table:style-name="ce1">
            <text:p>2024-01-31T07:30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aab310d-02c4-460f-abc3-993a7b49a9ef</text:p>
          </table:table-cell>
          <table:table-cell office:value-type="string" table:style-name="ce1">
            <text:p>ccs2-eu-driv-g-mg-dbs02.2776d15c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2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1T05:30:02Z</text:p>
          </table:table-cell>
          <table:table-cell office:value-type="string" table:style-name="ce1">
            <text:p>2024-01-31T07:22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5f4a568-b5d8-48e1-a9b4-460ae70e9ed7</text:p>
          </table:table-cell>
          <table:table-cell office:value-type="string" table:style-name="ce1">
            <text:p>ccs2-eu-diag-g-mg-dbs02.590d4f7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7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1T05:30:01Z</text:p>
          </table:table-cell>
          <table:table-cell office:value-type="string" table:style-name="ce1">
            <text:p>2024-01-31T07:29:1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6867807-f499-4955-814b-642c5bddd5ef</text:p>
          </table:table-cell>
          <table:table-cell office:value-type="string" table:style-name="ce1">
            <text:p>ccs2-eu-diag-g-mg-dbp01.d41ff49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48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7-0203.eu-central-1.hcloud.h53</text:p>
          </table:table-cell>
          <table:table-cell office:value-type="string" table:style-name="ce1">
            <text:p>2024-01-31T05:30:01Z</text:p>
          </table:table-cell>
          <table:table-cell office:value-type="string" table:style-name="ce1">
            <text:p>2024-01-31T05:39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6abfe21-dda6-4312-ae7b-59d975e73518</text:p>
          </table:table-cell>
          <table:table-cell office:value-type="string" table:style-name="ce1">
            <text:p>ccs2-eu-clnd-k-mg-dbs03.9ab2279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0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1T05:30:01Z</text:p>
          </table:table-cell>
          <table:table-cell office:value-type="string" table:style-name="ce1">
            <text:p>2024-01-31T05:45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3c47c5b-a8c9-4dc3-ac07-47d83eb1aa51</text:p>
          </table:table-cell>
          <table:table-cell office:value-type="string" table:style-name="ce1">
            <text:p>ccs2-eu-clnd-k-mg-dbs01.8906606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3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1T05:30:00Z</text:p>
          </table:table-cell>
          <table:table-cell office:value-type="string" table:style-name="ce1">
            <text:p>2024-01-31T05:39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8b52a8d-8f98-44b0-9942-5bbbffeda5c5</text:p>
          </table:table-cell>
          <table:table-cell office:value-type="string" table:style-name="ce1">
            <text:p>ccs2-eu-gen2-g-redp-m01.c0ab5b0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45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2-0203.eu-central-1.hcloud.h53</text:p>
          </table:table-cell>
          <table:table-cell office:value-type="string" table:style-name="ce1">
            <text:p>2024-01-31T05:30:00Z</text:p>
          </table:table-cell>
          <table:table-cell office:value-type="string" table:style-name="ce1">
            <text:p>2024-01-31T05:39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379d5ef-7608-4a4f-8196-e451242ffa92</text:p>
          </table:table-cell>
          <table:table-cell office:value-type="string" table:style-name="ce1">
            <text:p>ccs2-eu-clnd-h-mg-dbs03.a8edb87c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7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1T05:30:00Z</text:p>
          </table:table-cell>
          <table:table-cell office:value-type="string" table:style-name="ce1">
            <text:p>2024-01-31T05:39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99a3ff8-809a-4731-81fb-37c01ac93d53</text:p>
          </table:table-cell>
          <table:table-cell office:value-type="string" table:style-name="ce1">
            <text:p>ccs2-eu-dvc-g-pg-dbp01.f100496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168 eu-central-prd-a-hb:192.168.64.91 eu-central-prd-a-hb:192.168.64.76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2-0203.eu-central-1.hcloud.h53</text:p>
          </table:table-cell>
          <table:table-cell office:value-type="string" table:style-name="ce1">
            <text:p>2024-01-31T05:30:00Z</text:p>
          </table:table-cell>
          <table:table-cell office:value-type="string" table:style-name="ce1">
            <text:p>2024-01-31T05:39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1677c8c-de94-493c-99fd-018b4d51e3fb</text:p>
          </table:table-cell>
          <table:table-cell office:value-type="string" table:style-name="ce1">
            <text:p>ccs2-eu-diag-h-mg-dbs03.44ae2a9c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36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31T05:29:49Z</text:p>
          </table:table-cell>
          <table:table-cell office:value-type="string" table:style-name="ce1">
            <text:p>2024-01-31T07:14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599d6a6-586b-4c63-9308-752b24b22892</text:p>
          </table:table-cell>
          <table:table-cell office:value-type="string" table:style-name="ce1">
            <text:p>ccs2-eu-dvc-g-pg-dbp02.f1fed8b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201 eu-central-prd-a-hb:192.168.64.77 eu-central-prd-a-hb:192.168.64.89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0-0203.eu-central-1.hcloud.h53</text:p>
          </table:table-cell>
          <table:table-cell office:value-type="string" table:style-name="ce1">
            <text:p>2024-01-31T05:29:49Z</text:p>
          </table:table-cell>
          <table:table-cell office:value-type="string" table:style-name="ce1">
            <text:p>2024-01-31T05:39:1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8a05073-0514-4f93-9585-b1efac53728c</text:p>
          </table:table-cell>
          <table:table-cell office:value-type="string" table:style-name="ce1">
            <text:p>ccs2-eu-ccspush-g-app01.8c7b4de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16GB_Disk50GB</text:p>
          </table:table-cell>
          <table:table-cell office:value-type="string" table:style-name="ce1">
            <text:p>eu-central-prd-a:172.29.68.86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6-0203.eu-central-1.hcloud.h53</text:p>
          </table:table-cell>
          <table:table-cell office:value-type="string" table:style-name="ce1">
            <text:p>2024-01-31T05:12:05Z</text:p>
          </table:table-cell>
          <table:table-cell office:value-type="string" table:style-name="ce1">
            <text:p>2024-01-31T05:21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f1e16a8-8566-46c8-b36e-efd6b5e46d86</text:p>
          </table:table-cell>
          <table:table-cell office:value-type="string" table:style-name="ce1">
            <text:p>ccs2-eu-accnt-k-elastic-p03.47f037a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228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6-0203.eu-central-1.hcloud.h53</text:p>
          </table:table-cell>
          <table:table-cell office:value-type="string" table:style-name="ce1">
            <text:p>2024-01-31T05:12:04Z</text:p>
          </table:table-cell>
          <table:table-cell office:value-type="string" table:style-name="ce1">
            <text:p>2024-01-31T05:21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3b9cbd7-48da-44db-a193-3f65dfe8fe58</text:p>
          </table:table-cell>
          <table:table-cell office:value-type="string" table:style-name="ce1">
            <text:p>ccs2-eu-cam-h-mg-dbs03.79490f09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4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1T05:12:02Z</text:p>
          </table:table-cell>
          <table:table-cell office:value-type="string" table:style-name="ce1">
            <text:p>2024-01-31T05:23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e3b0b08-24f6-4cab-b763-69a697861a6b</text:p>
          </table:table-cell>
          <table:table-cell office:value-type="string" table:style-name="ce1">
            <text:p>ccs2-eu-aps-g-mg-dbp03.d3532ad6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245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5-0104.eu-central-2.hcloud.h53</text:p>
          </table:table-cell>
          <table:table-cell office:value-type="string" table:style-name="ce1">
            <text:p>2024-01-31T05:01:30Z</text:p>
          </table:table-cell>
          <table:table-cell office:value-type="string" table:style-name="ce1">
            <text:p>2024-01-31T05:11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56bf49e-fe28-47a1-a9d1-6a5841670756</text:p>
          </table:table-cell>
          <table:table-cell office:value-type="string" table:style-name="ce1">
            <text:p>ccs2-eu-apc-g-mg-dbs02.18df0bc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91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1T05:01:29Z</text:p>
          </table:table-cell>
          <table:table-cell office:value-type="string" table:style-name="ce1">
            <text:p>2024-01-31T05:12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7187f9f-7819-44eb-886b-a9cca62791d5</text:p>
          </table:table-cell>
          <table:table-cell office:value-type="string" table:style-name="ce1">
            <text:p>ccs2-eu-accnt-k-elastic-p02.2f3de4e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20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1-0104.eu-central-2.hcloud.h53</text:p>
          </table:table-cell>
          <table:table-cell office:value-type="string" table:style-name="ce1">
            <text:p>2024-01-31T05:01:29Z</text:p>
          </table:table-cell>
          <table:table-cell office:value-type="string" table:style-name="ce1">
            <text:p>2024-01-31T05:11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acfc495-60c8-4edc-bd05-e19f2bcd9f01</text:p>
          </table:table-cell>
          <table:table-cell office:value-type="string" table:style-name="ce1">
            <text:p>ccs2-eu-atp-k-mg-dbp02.0f64aa5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222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7-0104.eu-central-2.hcloud.h53</text:p>
          </table:table-cell>
          <table:table-cell office:value-type="string" table:style-name="ce1">
            <text:p>2024-01-31T05:01:28Z</text:p>
          </table:table-cell>
          <table:table-cell office:value-type="string" table:style-name="ce1">
            <text:p>2024-01-31T05:11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dbbe70a-489f-4014-a142-5d5b88d1aab0</text:p>
          </table:table-cell>
          <table:table-cell office:value-type="string" table:style-name="ce1">
            <text:p>ccs2-eu-aps-g-mg-dbs02.41a6cf3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24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1-31T05:01:25Z</text:p>
          </table:table-cell>
          <table:table-cell office:value-type="string" table:style-name="ce1">
            <text:p>2024-01-31T05:35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5fb6755-2b8f-45aa-b72f-02233b5b90b5</text:p>
          </table:table-cell>
          <table:table-cell office:value-type="string" table:style-name="ce1">
            <text:p>ccs2-eu-apc-g-mg-dbs01.f1c6c7db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21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1-31T05:01:22Z</text:p>
          </table:table-cell>
          <table:table-cell office:value-type="string" table:style-name="ce1">
            <text:p>2024-01-31T05:11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f3f3f37-6ef7-4344-9d6e-a918ebd229e6</text:p>
          </table:table-cell>
          <table:table-cell office:value-type="string" table:style-name="ce1">
            <text:p>ccs2-eu-atp-k-mg-dbs03.11a92ee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3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1T05:01:20Z</text:p>
          </table:table-cell>
          <table:table-cell office:value-type="string" table:style-name="ce1">
            <text:p>2024-01-31T05:10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5c5a003-6915-43dd-9093-d6faf1d90529</text:p>
          </table:table-cell>
          <table:table-cell office:value-type="string" table:style-name="ce1">
            <text:p>ccs2-eu-aps-g-mg-dbp02.26a609c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210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6-0203.eu-central-1.hcloud.h53</text:p>
          </table:table-cell>
          <table:table-cell office:value-type="string" table:style-name="ce1">
            <text:p>2024-01-31T05:01:20Z</text:p>
          </table:table-cell>
          <table:table-cell office:value-type="string" table:style-name="ce1">
            <text:p>2024-01-31T05:10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934446-6b21-47df-b47b-0f198b7e49b2</text:p>
          </table:table-cell>
          <table:table-cell office:value-type="string" table:style-name="ce1">
            <text:p>ccs2-eu-aud-g-mg-dbs02.ffe7e4c9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4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1T05:01:20Z</text:p>
          </table:table-cell>
          <table:table-cell office:value-type="string" table:style-name="ce1">
            <text:p>2024-01-31T05:12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311ccad-7e74-4de3-80fd-5a77b3b1c50b</text:p>
          </table:table-cell>
          <table:table-cell office:value-type="string" table:style-name="ce1">
            <text:p>ccs2-eu-aps-k-mg-dbs03.c395526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82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1-31T05:01:17Z</text:p>
          </table:table-cell>
          <table:table-cell office:value-type="string" table:style-name="ce1">
            <text:p>2024-01-31T06:04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052f0f0-0844-4e3b-b714-af6535559966</text:p>
          </table:table-cell>
          <table:table-cell office:value-type="string" table:style-name="ce1">
            <text:p>ccs2-eu-atp-g-mg-dbs02.d1b25c1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21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31T05:01:16Z</text:p>
          </table:table-cell>
          <table:table-cell office:value-type="string" table:style-name="ce1">
            <text:p>2024-01-31T05:43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5f66181-1338-41b7-b994-b93d8e1a58a7</text:p>
          </table:table-cell>
          <table:table-cell office:value-type="string" table:style-name="ce1">
            <text:p>ccs2-eu-cam-k-mg-dbp01.345c8e1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28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9-0104.eu-central-2.hcloud.h53</text:p>
          </table:table-cell>
          <table:table-cell office:value-type="string" table:style-name="ce1">
            <text:p>2024-01-31T05:01:15Z</text:p>
          </table:table-cell>
          <table:table-cell office:value-type="string" table:style-name="ce1">
            <text:p>2024-02-06T07:13:1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7c96905-4577-436a-b421-2c101a28989b</text:p>
          </table:table-cell>
          <table:table-cell office:value-type="string" table:style-name="ce1">
            <text:p>ccs2-eu-ccsnoti-g-aps01.da9264b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6.11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31T05:01:15Z</text:p>
          </table:table-cell>
          <table:table-cell office:value-type="string" table:style-name="ce1">
            <text:p>2024-01-31T05:12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adc9270-89c3-43de-9346-b928345594d1</text:p>
          </table:table-cell>
          <table:table-cell office:value-type="string" table:style-name="ce1">
            <text:p>ccs2-eu-c-felice-kfk-p02.b0df796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27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1-0104.eu-central-2.hcloud.h53</text:p>
          </table:table-cell>
          <table:table-cell office:value-type="string" table:style-name="ce1">
            <text:p>2024-01-31T05:01:15Z</text:p>
          </table:table-cell>
          <table:table-cell office:value-type="string" table:style-name="ce1">
            <text:p>2024-02-06T07:12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35a0e50-6a17-4474-8d80-a04fd4cc159d</text:p>
          </table:table-cell>
          <table:table-cell office:value-type="string" table:style-name="ce1">
            <text:p>ccs2-eu-cam-g-mg-dbp02.44bca36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213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8-0203.eu-central-1.hcloud.h53</text:p>
          </table:table-cell>
          <table:table-cell office:value-type="string" table:style-name="ce1">
            <text:p>2024-01-31T05:01:13Z</text:p>
          </table:table-cell>
          <table:table-cell office:value-type="string" table:style-name="ce1">
            <text:p>2024-01-31T05:10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bff7d6d-182b-4305-ac20-7931af74e305</text:p>
          </table:table-cell>
          <table:table-cell office:value-type="string" table:style-name="ce1">
            <text:p>ccs2-eu-aud-k-mg-dbs03.69e3368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5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31T05:01:13Z</text:p>
          </table:table-cell>
          <table:table-cell office:value-type="string" table:style-name="ce1">
            <text:p>2024-01-31T05:42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5e7f2f3-3098-4c55-8b4b-10bdc5096215</text:p>
          </table:table-cell>
          <table:table-cell office:value-type="string" table:style-name="ce1">
            <text:p>ccs2-eu-cam-g-mg-dbp03.2fde773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36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0-0104.eu-central-2.hcloud.h53</text:p>
          </table:table-cell>
          <table:table-cell office:value-type="string" table:style-name="ce1">
            <text:p>2024-01-31T05:01:13Z</text:p>
          </table:table-cell>
          <table:table-cell office:value-type="string" table:style-name="ce1">
            <text:p>2024-01-31T05:10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272f152-0fff-4735-acc7-52dd217e179f</text:p>
          </table:table-cell>
          <table:table-cell office:value-type="string" table:style-name="ce1">
            <text:p>ccs2-eu-accnt-g-elastic-p03.1c8ced2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80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01-31T05:01:09Z</text:p>
          </table:table-cell>
          <table:table-cell office:value-type="string" table:style-name="ce1">
            <text:p>2024-01-31T05:10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8bb8dd5-4271-4dbf-a3d3-380fd440cfe6</text:p>
          </table:table-cell>
          <table:table-cell office:value-type="string" table:style-name="ce1">
            <text:p>ccs2-eu-cam-g-mg-dbs01.b02a3d82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51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1T05:01:09Z</text:p>
          </table:table-cell>
          <table:table-cell office:value-type="string" table:style-name="ce1">
            <text:p>2024-01-31T05:10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0b49fe0-7440-443e-bed6-31951f690c6d</text:p>
          </table:table-cell>
          <table:table-cell office:value-type="string" table:style-name="ce1">
            <text:p>ccs2-eu-ccsnoti-k-aps02.bdcf588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8.8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1T05:01:09Z</text:p>
          </table:table-cell>
          <table:table-cell office:value-type="string" table:style-name="ce1">
            <text:p>2024-01-31T05:11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fe2681c-4f3c-46a9-bc21-5f42dcaf5079</text:p>
          </table:table-cell>
          <table:table-cell office:value-type="string" table:style-name="ce1">
            <text:p>ccs2-eu-apc-k-mg-dbs01.2ec3b45e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0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1T05:01:05Z</text:p>
          </table:table-cell>
          <table:table-cell office:value-type="string" table:style-name="ce1">
            <text:p>2024-01-31T05:11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857a87-e8cf-4886-ad83-1053218f3862</text:p>
          </table:table-cell>
          <table:table-cell office:value-type="string" table:style-name="ce1">
            <text:p>ccs2-eu-ccsnoti-g-pg-dbp02.878b87b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29.68.31 eu-central-prd-a-hb:192.168.64.75 eu-central-prd-a-hb:192.168.64.87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1-0203.eu-central-1.hcloud.h53</text:p>
          </table:table-cell>
          <table:table-cell office:value-type="string" table:style-name="ce1">
            <text:p>2024-01-31T05:01:05Z</text:p>
          </table:table-cell>
          <table:table-cell office:value-type="string" table:style-name="ce1">
            <text:p>2024-01-31T05:10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9339ff0-6fa2-479b-8865-ebe852ada8fa</text:p>
          </table:table-cell>
          <table:table-cell office:value-type="string" table:style-name="ce1">
            <text:p>ccs2-eu-ccsnoti-k-app01.ba839e6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6.126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7-0104.eu-central-2.hcloud.h53</text:p>
          </table:table-cell>
          <table:table-cell office:value-type="string" table:style-name="ce1">
            <text:p>2024-01-31T05:01:05Z</text:p>
          </table:table-cell>
          <table:table-cell office:value-type="string" table:style-name="ce1">
            <text:p>2024-03-26T05:48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918cef0-1a61-4a59-8196-90fd61a47597</text:p>
          </table:table-cell>
          <table:table-cell office:value-type="string" table:style-name="ce1">
            <text:p>ccs2-eu-aud-k-mg-dbp01.062b757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29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8-0104.eu-central-2.hcloud.h53</text:p>
          </table:table-cell>
          <table:table-cell office:value-type="string" table:style-name="ce1">
            <text:p>2024-01-31T05:01:04Z</text:p>
          </table:table-cell>
          <table:table-cell office:value-type="string" table:style-name="ce1">
            <text:p>2024-01-31T05:10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fc414bc-e1a1-42d9-9994-fff248855c97</text:p>
          </table:table-cell>
          <table:table-cell office:value-type="string" table:style-name="ce1">
            <text:p>ccs2-eu-apc-h-mg-dbs03.c9a0d28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23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1T05:01:02Z</text:p>
          </table:table-cell>
          <table:table-cell office:value-type="string" table:style-name="ce1">
            <text:p>2024-01-31T06:10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8d71bce-f88b-48fe-bff4-f997bbe5a9a3</text:p>
          </table:table-cell>
          <table:table-cell office:value-type="string" table:style-name="ce1">
            <text:p>ccs2-eu-accnt-k-elastic-s01.2475a68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6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1T05:01:00Z</text:p>
          </table:table-cell>
          <table:table-cell office:value-type="string" table:style-name="ce1">
            <text:p>2024-01-31T05:11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57a0698-6d1d-4885-9fd0-ddc2fe6587ad</text:p>
          </table:table-cell>
          <table:table-cell office:value-type="string" table:style-name="ce1">
            <text:p>ccs2-eu-apc-k-mg-dbp03.6163795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226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5-0104.eu-central-2.hcloud.h53</text:p>
          </table:table-cell>
          <table:table-cell office:value-type="string" table:style-name="ce1">
            <text:p>2024-01-31T05:00:58Z</text:p>
          </table:table-cell>
          <table:table-cell office:value-type="string" table:style-name="ce1">
            <text:p>2024-01-31T05:10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856d9f4-408d-4600-9c4f-68344f0783ee</text:p>
          </table:table-cell>
          <table:table-cell office:value-type="string" table:style-name="ce1">
            <text:p>ccs2-eu-atp-k-mg-dbs01.145a7f4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4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1T05:00:58Z</text:p>
          </table:table-cell>
          <table:table-cell office:value-type="string" table:style-name="ce1">
            <text:p>2024-01-31T05:11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3b5e30b-83b7-4417-a8a7-2c708e07c87e</text:p>
          </table:table-cell>
          <table:table-cell office:value-type="string" table:style-name="ce1">
            <text:p>ccs2-eu-accnt-g-elastic-s02.91c87fe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0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1-31T05:00:57Z</text:p>
          </table:table-cell>
          <table:table-cell office:value-type="string" table:style-name="ce1">
            <text:p>2024-01-31T05:12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6956bc5-2beb-449e-8d3b-d4c4830aafee</text:p>
          </table:table-cell>
          <table:table-cell office:value-type="string" table:style-name="ce1">
            <text:p>ccs2-eu-aud-h-mg-dbs03.8623a93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202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31T05:00:53Z</text:p>
          </table:table-cell>
          <table:table-cell office:value-type="string" table:style-name="ce1">
            <text:p>2024-01-31T05:10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e315b27-6b32-4777-97d2-08561d9936f4</text:p>
          </table:table-cell>
          <table:table-cell office:value-type="string" table:style-name="ce1">
            <text:p>ccs2-eu-apc-k-mg-dbs03.91d4b322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24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31T05:00:52Z</text:p>
          </table:table-cell>
          <table:table-cell office:value-type="string" table:style-name="ce1">
            <text:p>2024-01-31T05:12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8523a36-cca7-4c02-ac4c-33d284284bca</text:p>
          </table:table-cell>
          <table:table-cell office:value-type="string" table:style-name="ce1">
            <text:p>ccs2-eu-ccspush-k-app01.472b950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16GB_Disk50GB</text:p>
          </table:table-cell>
          <table:table-cell office:value-type="string" table:style-name="ce1">
            <text:p>eu-central-prd-a:172.31.66.195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0-0104.eu-central-2.hcloud.h53</text:p>
          </table:table-cell>
          <table:table-cell office:value-type="string" table:style-name="ce1">
            <text:p>2024-01-31T05:00:50Z</text:p>
          </table:table-cell>
          <table:table-cell office:value-type="string" table:style-name="ce1">
            <text:p>2024-03-26T05:50:2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0b734ee-a336-4445-8ab0-9ca0b1eeb7c4</text:p>
          </table:table-cell>
          <table:table-cell office:value-type="string" table:style-name="ce1">
            <text:p>ccs2-eu-ccsnoti-k-aps01.11da3d3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6.106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1T05:00:49Z</text:p>
          </table:table-cell>
          <table:table-cell office:value-type="string" table:style-name="ce1">
            <text:p>2024-01-31T05:10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2e30d3d-8a5d-4b41-99bd-cd198fa1dd57</text:p>
          </table:table-cell>
          <table:table-cell office:value-type="string" table:style-name="ce1">
            <text:p>ccs2-eu-ccsnoti-g-pg-dbp01.e4b8500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29.68.91 eu-central-prd-a-hb:192.168.64.74 eu-central-prd-a-hb:192.168.64.94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1-0203.eu-central-1.hcloud.h53</text:p>
          </table:table-cell>
          <table:table-cell office:value-type="string" table:style-name="ce1">
            <text:p>2024-01-31T05:00:46Z</text:p>
          </table:table-cell>
          <table:table-cell office:value-type="string" table:style-name="ce1">
            <text:p>2024-01-31T05:10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e85f05d-ca18-422e-9cba-f50734c48002</text:p>
          </table:table-cell>
          <table:table-cell office:value-type="string" table:style-name="ce1">
            <text:p>ccs2-eu-atp-k-mg-dbp03.cd1db35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132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6-0203.eu-central-1.hcloud.h53</text:p>
          </table:table-cell>
          <table:table-cell office:value-type="string" table:style-name="ce1">
            <text:p>2024-01-31T05:00:45Z</text:p>
          </table:table-cell>
          <table:table-cell office:value-type="string" table:style-name="ce1">
            <text:p>2024-01-31T05:10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17ccf5b-704b-4c0b-a6bb-73d99f19bb48</text:p>
          </table:table-cell>
          <table:table-cell office:value-type="string" table:style-name="ce1">
            <text:p>ccs2-eu-atp-g-mg-dbp01.e66a42e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243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1-0203.eu-central-1.hcloud.h53</text:p>
          </table:table-cell>
          <table:table-cell office:value-type="string" table:style-name="ce1">
            <text:p>2024-01-31T05:00:44Z</text:p>
          </table:table-cell>
          <table:table-cell office:value-type="string" table:style-name="ce1">
            <text:p>2024-01-31T05:10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77a732f-deca-46be-943a-08c60da8e461</text:p>
          </table:table-cell>
          <table:table-cell office:value-type="string" table:style-name="ce1">
            <text:p>ccs2-eu-ccsnoti-g-app03.036990a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6.145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0-0104.eu-central-2.hcloud.h53</text:p>
          </table:table-cell>
          <table:table-cell office:value-type="string" table:style-name="ce1">
            <text:p>2024-01-31T05:00:40Z</text:p>
          </table:table-cell>
          <table:table-cell office:value-type="string" table:style-name="ce1">
            <text:p>2024-01-31T05:10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5b07243-65e5-4f74-a98f-94ef9625399c</text:p>
          </table:table-cell>
          <table:table-cell office:value-type="string" table:style-name="ce1">
            <text:p>ccs2-eu-c-zkp-kfk-p01.c0d63d6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8.29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8-0203.eu-central-1.hcloud.h53</text:p>
          </table:table-cell>
          <table:table-cell office:value-type="string" table:style-name="ce1">
            <text:p>2024-01-31T05:00:36Z</text:p>
          </table:table-cell>
          <table:table-cell office:value-type="string" table:style-name="ce1">
            <text:p>2024-01-31T05:10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94a56a-9a49-49e8-ae84-fbeadf36c5fe</text:p>
          </table:table-cell>
          <table:table-cell office:value-type="string" table:style-name="ce1">
            <text:p>ccs2-eu-atp-h-mg-dbs03.d8305dd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20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31T05:00:36Z</text:p>
          </table:table-cell>
          <table:table-cell office:value-type="string" table:style-name="ce1">
            <text:p>2024-01-31T05:58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cbfee09-a0af-4ac8-8dbe-37cf228866e8</text:p>
          </table:table-cell>
          <table:table-cell office:value-type="string" table:style-name="ce1">
            <text:p>ccs2-eu-clnd-g-mg-dbp02.fcad20f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165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8-0203.eu-central-1.hcloud.h53</text:p>
          </table:table-cell>
          <table:table-cell office:value-type="string" table:style-name="ce1">
            <text:p>2024-01-31T05:00:36Z</text:p>
          </table:table-cell>
          <table:table-cell office:value-type="string" table:style-name="ce1">
            <text:p>2024-01-31T05:10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1a5b30c-3fea-428a-977a-4d577b5d4ab1</text:p>
          </table:table-cell>
          <table:table-cell office:value-type="string" table:style-name="ce1">
            <text:p>ccs2-eu-atp-g-mg-dbp03.655165e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16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1-0104.eu-central-2.hcloud.h53</text:p>
          </table:table-cell>
          <table:table-cell office:value-type="string" table:style-name="ce1">
            <text:p>2024-01-31T05:00:34Z</text:p>
          </table:table-cell>
          <table:table-cell office:value-type="string" table:style-name="ce1">
            <text:p>2024-01-31T05:10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efac7d4-778a-491d-b2da-0723a025987c</text:p>
          </table:table-cell>
          <table:table-cell office:value-type="string" table:style-name="ce1">
            <text:p>ccs2-eu-apc-g-mg-dbp03.9f60466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30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1-0104.eu-central-2.hcloud.h53</text:p>
          </table:table-cell>
          <table:table-cell office:value-type="string" table:style-name="ce1">
            <text:p>2024-01-31T05:00:31Z</text:p>
          </table:table-cell>
          <table:table-cell office:value-type="string" table:style-name="ce1">
            <text:p>2024-01-31T05:10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fea458-d899-4c3a-9dd4-c66f084e6592</text:p>
          </table:table-cell>
          <table:table-cell office:value-type="string" table:style-name="ce1">
            <text:p>ccs2-eu-atp-h-mg-dbs01.42d93821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1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1T05:00:30Z</text:p>
          </table:table-cell>
          <table:table-cell office:value-type="string" table:style-name="ce1">
            <text:p>2024-01-31T05:1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e034d78-589b-4c34-be8e-2263566b0416</text:p>
          </table:table-cell>
          <table:table-cell office:value-type="string" table:style-name="ce1">
            <text:p>ccs2-eu-c-felice-kfk-p01.ee03c6a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120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1-0203.eu-central-1.hcloud.h53</text:p>
          </table:table-cell>
          <table:table-cell office:value-type="string" table:style-name="ce1">
            <text:p>2024-01-31T05:00:28Z</text:p>
          </table:table-cell>
          <table:table-cell office:value-type="string" table:style-name="ce1">
            <text:p>2024-01-31T05:10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925f883-d28d-4d7a-8b44-b56ba6a9dfb1</text:p>
          </table:table-cell>
          <table:table-cell office:value-type="string" table:style-name="ce1">
            <text:p>ccs2-eu-aps-k-mg-dbs01.9fde609a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3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1T05:00:28Z</text:p>
          </table:table-cell>
          <table:table-cell office:value-type="string" table:style-name="ce1">
            <text:p>2024-01-31T05:10:5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0148331-b513-4bf6-b2df-b30d387e59a9</text:p>
          </table:table-cell>
          <table:table-cell office:value-type="string" table:style-name="ce1">
            <text:p>ccs2-eu-cam-k-mg-dbs03.d3d7765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7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1T05:00:25Z</text:p>
          </table:table-cell>
          <table:table-cell office:value-type="string" table:style-name="ce1">
            <text:p>2024-01-31T05:38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6915d11-d7f4-453f-b444-5457092d225b</text:p>
          </table:table-cell>
          <table:table-cell office:value-type="string" table:style-name="ce1">
            <text:p>ccs2-eu-c-zkp-kfk-p04.c25ebe4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31.66.238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01-31T05:00:23Z</text:p>
          </table:table-cell>
          <table:table-cell office:value-type="string" table:style-name="ce1">
            <text:p>2024-01-31T05:10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d7bc6a0-0d28-45ff-bdb3-f1e18e15e7d4</text:p>
          </table:table-cell>
          <table:table-cell office:value-type="string" table:style-name="ce1">
            <text:p>ccs2-eu-ccsnoti-k-pg-dbp02.c0a86f1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31.66.194 eu-central-prd-a-hb:192.168.66.14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5-0104.eu-central-2.hcloud.h53</text:p>
          </table:table-cell>
          <table:table-cell office:value-type="string" table:style-name="ce1">
            <text:p>2024-01-31T05:00:20Z</text:p>
          </table:table-cell>
          <table:table-cell office:value-type="string" table:style-name="ce1">
            <text:p>2024-01-31T05:10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727521d-2424-40de-b268-65b1960dacf0</text:p>
          </table:table-cell>
          <table:table-cell office:value-type="string" table:style-name="ce1">
            <text:p>ccs2-eu-ccsnoti-k-app03.74214c1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8.99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6-0203.eu-central-1.hcloud.h53</text:p>
          </table:table-cell>
          <table:table-cell office:value-type="string" table:style-name="ce1">
            <text:p>2024-01-31T05:00:18Z</text:p>
          </table:table-cell>
          <table:table-cell office:value-type="string" table:style-name="ce1">
            <text:p>2024-01-31T05:09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b3638ae-e260-4837-9526-5f28cd16e8f4</text:p>
          </table:table-cell>
          <table:table-cell office:value-type="string" table:style-name="ce1">
            <text:p>ccs2-eu-accnt-h-elastic-s01.6fe8e65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5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1T05:00:14Z</text:p>
          </table:table-cell>
          <table:table-cell office:value-type="string" table:style-name="ce1">
            <text:p>2024-01-31T05:11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eee9b01-e60d-4aa2-8918-fcd71abab21d</text:p>
          </table:table-cell>
          <table:table-cell office:value-type="string" table:style-name="ce1">
            <text:p>ccs2-eu-aps-k-mg-dbp01.19a69dfe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55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5-0104.eu-central-2.hcloud.h53</text:p>
          </table:table-cell>
          <table:table-cell office:value-type="string" table:style-name="ce1">
            <text:p>2024-01-31T05:00:13Z</text:p>
          </table:table-cell>
          <table:table-cell office:value-type="string" table:style-name="ce1">
            <text:p>2024-01-31T05:10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f70caa5-9e0b-4c18-a081-279249d7a243</text:p>
          </table:table-cell>
          <table:table-cell office:value-type="string" table:style-name="ce1">
            <text:p>ccs2-eu-ccsnoti-h-aps01.6e5b623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6.111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1-31T05:00:13Z</text:p>
          </table:table-cell>
          <table:table-cell office:value-type="string" table:style-name="ce1">
            <text:p>2024-01-31T05:11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468ed9f-1e86-4467-a802-5947084f657d</text:p>
          </table:table-cell>
          <table:table-cell office:value-type="string" table:style-name="ce1">
            <text:p>ccs2-eu-ccspush-g-app02.de52788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16GB_Disk50GB</text:p>
          </table:table-cell>
          <table:table-cell office:value-type="string" table:style-name="ce1">
            <text:p>eu-central-prd-a:172.31.66.233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01-31T05:00:10Z</text:p>
          </table:table-cell>
          <table:table-cell office:value-type="string" table:style-name="ce1">
            <text:p>2024-02-06T07:11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11a8e2d-c0ef-4488-b733-f76991de06d9</text:p>
          </table:table-cell>
          <table:table-cell office:value-type="string" table:style-name="ce1">
            <text:p>ccs2-eu-aud-k-mg-dbs01.6a234779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1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1T05:00:06Z</text:p>
          </table:table-cell>
          <table:table-cell office:value-type="string" table:style-name="ce1">
            <text:p>2024-01-31T05:10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d8c7433-d433-4749-a3c9-91cfbbd18b3c</text:p>
          </table:table-cell>
          <table:table-cell office:value-type="string" table:style-name="ce1">
            <text:p>ccs2-eu-aps-h-mg-dbs01.beb310b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4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1T05:00:05Z</text:p>
          </table:table-cell>
          <table:table-cell office:value-type="string" table:style-name="ce1">
            <text:p>2024-01-31T05:11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0661576-7f37-421b-97ea-5f6d336f3293</text:p>
          </table:table-cell>
          <table:table-cell office:value-type="string" table:style-name="ce1">
            <text:p>ccs2-eu-clnd-g-mg-dbp03.702f05a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58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7-0104.eu-central-2.hcloud.h53</text:p>
          </table:table-cell>
          <table:table-cell office:value-type="string" table:style-name="ce1">
            <text:p>2024-01-31T05:00:02Z</text:p>
          </table:table-cell>
          <table:table-cell office:value-type="string" table:style-name="ce1">
            <text:p>2024-01-31T05:09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4663c3f-304c-45bf-b8ec-2132413216c1</text:p>
          </table:table-cell>
          <table:table-cell office:value-type="string" table:style-name="ce1">
            <text:p>ccs2-eu-accnt-k-elastic-s03.369db40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5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1T04:59:55Z</text:p>
          </table:table-cell>
          <table:table-cell office:value-type="string" table:style-name="ce1">
            <text:p>2024-01-31T05:09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6ac8fd1-eabc-41bc-ad17-e1b4cd42ff86</text:p>
          </table:table-cell>
          <table:table-cell office:value-type="string" table:style-name="ce1">
            <text:p>ccs2-eu-aud-g-mg-dbp03.3da128f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39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5-0104.eu-central-2.hcloud.h53</text:p>
          </table:table-cell>
          <table:table-cell office:value-type="string" table:style-name="ce1">
            <text:p>2024-01-31T04:59:42Z</text:p>
          </table:table-cell>
          <table:table-cell office:value-type="string" table:style-name="ce1">
            <text:p>2024-01-31T05:09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9386235-dcae-4edc-998b-898c6770b384</text:p>
          </table:table-cell>
          <table:table-cell office:value-type="string" table:style-name="ce1">
            <text:p>ccs2-eu-cam-h-mg-dbs02.6f9d0cf8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8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1T04:59:39Z</text:p>
          </table:table-cell>
          <table:table-cell office:value-type="string" table:style-name="ce1">
            <text:p>2024-01-31T05:11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6f527f7-f66d-4f0e-8bc4-c73b18b2930b</text:p>
          </table:table-cell>
          <table:table-cell office:value-type="string" table:style-name="ce1">
            <text:p>ccs2-eu-ccsnoti-k-pg-dbp01.99b440d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31.66.232 eu-central-prd-a-hb:192.168.66.16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7-0104.eu-central-2.hcloud.h53</text:p>
          </table:table-cell>
          <table:table-cell office:value-type="string" table:style-name="ce1">
            <text:p>2024-01-31T04:58:50Z</text:p>
          </table:table-cell>
          <table:table-cell office:value-type="string" table:style-name="ce1">
            <text:p>2024-01-31T05:08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157f55f-de48-49ea-af14-03455dbb79ff</text:p>
          </table:table-cell>
          <table:table-cell office:value-type="string" table:style-name="ce1">
            <text:p>ccs2-eu-aud-g-mg-dbp02.da95468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32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8-0203.eu-central-1.hcloud.h53</text:p>
          </table:table-cell>
          <table:table-cell office:value-type="string" table:style-name="ce1">
            <text:p>2024-01-31T04:58:46Z</text:p>
          </table:table-cell>
          <table:table-cell office:value-type="string" table:style-name="ce1">
            <text:p>2024-01-31T05:08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5359b0f-937e-4827-928c-a1d031f0fea4</text:p>
          </table:table-cell>
          <table:table-cell office:value-type="string" table:style-name="ce1">
            <text:p>ccs2-eu-apc-g-mg-dbp01.8a9fa05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219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1-0203.eu-central-1.hcloud.h53</text:p>
          </table:table-cell>
          <table:table-cell office:value-type="string" table:style-name="ce1">
            <text:p>2024-01-31T04:57:50Z</text:p>
          </table:table-cell>
          <table:table-cell office:value-type="string" table:style-name="ce1">
            <text:p>2024-01-31T05:07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208d651-79bb-4dcd-b759-e1ec05f8a7ef</text:p>
          </table:table-cell>
          <table:table-cell office:value-type="string" table:style-name="ce1">
            <text:p>ccs2-eu-accnt-g-elastic-p01.729fb0e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95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6-0203.eu-central-1.hcloud.h53</text:p>
          </table:table-cell>
          <table:table-cell office:value-type="string" table:style-name="ce1">
            <text:p>2024-01-31T04:34:29Z</text:p>
          </table:table-cell>
          <table:table-cell office:value-type="string" table:style-name="ce1">
            <text:p>2024-01-31T04:43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d23c7db-0f1f-477d-85de-f3619549e396</text:p>
          </table:table-cell>
          <table:table-cell office:value-type="string" table:style-name="ce1">
            <text:p>ccs2-eu-msa-k-redp-s03.9e91d4c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24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8-0104.eu-central-2.hcloud.h53</text:p>
          </table:table-cell>
          <table:table-cell office:value-type="string" table:style-name="ce1">
            <text:p>2024-01-31T03:56:12Z</text:p>
          </table:table-cell>
          <table:table-cell office:value-type="string" table:style-name="ce1">
            <text:p>2024-01-31T04:04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626919d-e001-46bd-9f09-3d9fe859b3ab</text:p>
          </table:table-cell>
          <table:table-cell office:value-type="string" table:style-name="ce1">
            <text:p>kcseuspap02.f94abbc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75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1-0202.eu-central-1.hcloud.h53</text:p>
          </table:table-cell>
          <table:table-cell office:value-type="string" table:style-name="ce1">
            <text:p>2024-01-31T01:21:18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76f4bea-ae6c-4f6b-96e8-b0f84d96a6de</text:p>
          </table:table-cell>
          <table:table-cell office:value-type="string" table:style-name="ce1">
            <text:p>kiaeupartnerp02.d7e3164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14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1-0202.eu-central-1.hcloud.h53</text:p>
          </table:table-cell>
          <table:table-cell office:value-type="string" table:style-name="ce1">
            <text:p>2024-01-31T01:21:17Z</text:p>
          </table:table-cell>
          <table:table-cell office:value-type="string" table:style-name="ce1">
            <text:p>2024-08-26T08:58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7c1e1aa-d15f-4113-91e4-22b4a46b9dab</text:p>
          </table:table-cell>
          <table:table-cell office:value-type="string" table:style-name="ce1">
            <text:p>kiaeuhmgidmongop01.2bae9c3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239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8-0104.eu-central-2.hcloud.h53</text:p>
          </table:table-cell>
          <table:table-cell office:value-type="string" table:style-name="ce1">
            <text:p>2024-01-31T01:21:16Z</text:p>
          </table:table-cell>
          <table:table-cell office:value-type="string" table:style-name="ce1">
            <text:p>2024-08-23T02:20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ae78c3-f696-431c-a739-8c1fe7562442</text:p>
          </table:table-cell>
          <table:table-cell office:value-type="string" table:style-name="ce1">
            <text:p>kcseumcpsbsp010.e970066b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159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1-0202.eu-central-1.hcloud.h53</text:p>
          </table:table-cell>
          <table:table-cell office:value-type="string" table:style-name="ce1">
            <text:p>2024-01-31T01:21:15Z</text:p>
          </table:table-cell>
          <table:table-cell office:value-type="string" table:style-name="ce1">
            <text:p>2024-01-31T01:29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ac493c-61e6-40c0-b34b-ed29dabdad61</text:p>
          </table:table-cell>
          <table:table-cell office:value-type="string" table:style-name="ce1">
            <text:p>kiaeuhmgidredisp01.14963b5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53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8-0104.eu-central-2.hcloud.h53</text:p>
          </table:table-cell>
          <table:table-cell office:value-type="string" table:style-name="ce1">
            <text:p>2024-01-31T01:21:15Z</text:p>
          </table:table-cell>
          <table:table-cell office:value-type="string" table:style-name="ce1">
            <text:p>2024-01-31T01:29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4b070e0-fae2-4e3b-ad85-3859d5db3b93</text:p>
          </table:table-cell>
          <table:table-cell office:value-type="string" table:style-name="ce1">
            <text:p>kiaeupartnerp01.e78bf5e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88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8-0104.eu-central-2.hcloud.h53</text:p>
          </table:table-cell>
          <table:table-cell office:value-type="string" table:style-name="ce1">
            <text:p>2024-01-31T01:21:14Z</text:p>
          </table:table-cell>
          <table:table-cell office:value-type="string" table:style-name="ce1">
            <text:p>2024-08-26T09:00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df0ad89-6a74-4c4f-a969-bfe879785b7f</text:p>
          </table:table-cell>
          <table:table-cell office:value-type="string" table:style-name="ce1">
            <text:p>kcseumcpsbsp06.e767251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79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1-0202.eu-central-1.hcloud.h53</text:p>
          </table:table-cell>
          <table:table-cell office:value-type="string" table:style-name="ce1">
            <text:p>2024-01-31T01:21:14Z</text:p>
          </table:table-cell>
          <table:table-cell office:value-type="string" table:style-name="ce1">
            <text:p>2024-01-31T01:29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d1ccbef-0227-43be-9e04-10ef006638d1</text:p>
          </table:table-cell>
          <table:table-cell office:value-type="string" table:style-name="ce1">
            <text:p>kcseusbsp02.56a7cae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29.67.158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0-0202.eu-central-1.hcloud.h53</text:p>
          </table:table-cell>
          <table:table-cell office:value-type="string" table:style-name="ce1">
            <text:p>2024-01-31T01:21:14Z</text:p>
          </table:table-cell>
          <table:table-cell office:value-type="string" table:style-name="ce1">
            <text:p>2024-08-22T06:21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d842163-2fca-4c0b-9894-402e73ca41c2</text:p>
          </table:table-cell>
          <table:table-cell office:value-type="string" table:style-name="ce1">
            <text:p>kcspeupushp03.2aef0a3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246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2-0104.eu-central-2.hcloud.h53</text:p>
          </table:table-cell>
          <table:table-cell office:value-type="string" table:style-name="ce1">
            <text:p>2024-01-31T01:21:13Z</text:p>
          </table:table-cell>
          <table:table-cell office:value-type="string" table:style-name="ce1">
            <text:p>2024-01-31T01:29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802c410-d6c3-40b0-ab60-47b5fe330d61</text:p>
          </table:table-cell>
          <table:table-cell office:value-type="string" table:style-name="ce1">
            <text:p>kcseuvrsbsp02.83a3aae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116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0-0202.eu-central-1.hcloud.h53</text:p>
          </table:table-cell>
          <table:table-cell office:value-type="string" table:style-name="ce1">
            <text:p>2024-01-31T01:21:13Z</text:p>
          </table:table-cell>
          <table:table-cell office:value-type="string" table:style-name="ce1">
            <text:p>2024-01-31T01:29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b6998f2-f5eb-44ce-bd9b-10d9af2df9fd</text:p>
          </table:table-cell>
          <table:table-cell office:value-type="string" table:style-name="ce1">
            <text:p>kcseuccspcontentp01.2e1f0be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68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8-0104.eu-central-2.hcloud.h53</text:p>
          </table:table-cell>
          <table:table-cell office:value-type="string" table:style-name="ce1">
            <text:p>2024-01-31T01:21:13Z</text:p>
          </table:table-cell>
          <table:table-cell office:value-type="string" table:style-name="ce1">
            <text:p>2024-01-31T01:29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6b9bf74-26e1-4dad-8f3b-5e51ee926c5b</text:p>
          </table:table-cell>
          <table:table-cell office:value-type="string" table:style-name="ce1">
            <text:p>kcseuissredisp06.4b39b3b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23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0-0202.eu-central-1.hcloud.h53</text:p>
          </table:table-cell>
          <table:table-cell office:value-type="string" table:style-name="ce1">
            <text:p>2024-01-31T01:21:12Z</text:p>
          </table:table-cell>
          <table:table-cell office:value-type="string" table:style-name="ce1">
            <text:p>2024-08-25T03:23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a844c7f-9554-47fc-88b6-5eb736f42fd0</text:p>
          </table:table-cell>
          <table:table-cell office:value-type="string" table:style-name="ce1">
            <text:p>kcseumcpsbsp01.b654b84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248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8-0104.eu-central-2.hcloud.h53</text:p>
          </table:table-cell>
          <table:table-cell office:value-type="string" table:style-name="ce1">
            <text:p>2024-01-31T01:21:12Z</text:p>
          </table:table-cell>
          <table:table-cell office:value-type="string" table:style-name="ce1">
            <text:p>2024-01-31T01:29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2b89515-7a3a-4a60-b2b5-963d76420834</text:p>
          </table:table-cell>
          <table:table-cell office:value-type="string" table:style-name="ce1">
            <text:p>kcseuvodaftpp01.b291099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31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2-0104.eu-central-2.hcloud.h53</text:p>
          </table:table-cell>
          <table:table-cell office:value-type="string" table:style-name="ce1">
            <text:p>2024-01-31T01:21:12Z</text:p>
          </table:table-cell>
          <table:table-cell office:value-type="string" table:style-name="ce1">
            <text:p>2024-01-31T01:29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74f6450-cb61-4006-91c0-74cc618d8d79</text:p>
          </table:table-cell>
          <table:table-cell office:value-type="string" table:style-name="ce1">
            <text:p>kcseusbsp01.7e14d9b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31.66.175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2-0104.eu-central-2.hcloud.h53</text:p>
          </table:table-cell>
          <table:table-cell office:value-type="string" table:style-name="ce1">
            <text:p>2024-01-31T01:21:11Z</text:p>
          </table:table-cell>
          <table:table-cell office:value-type="string" table:style-name="ce1">
            <text:p>2024-08-22T06:46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8c0bfa3-48ba-4261-8495-143282ad11a7</text:p>
          </table:table-cell>
          <table:table-cell office:value-type="string" table:style-name="ce1">
            <text:p>kcseuvcrmsbsp04.170cd30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106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0-0202.eu-central-1.hcloud.h53</text:p>
          </table:table-cell>
          <table:table-cell office:value-type="string" table:style-name="ce1">
            <text:p>2024-01-31T01:21:11Z</text:p>
          </table:table-cell>
          <table:table-cell office:value-type="string" table:style-name="ce1">
            <text:p>2024-08-22T06:21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768c2ed-ebb9-4234-84f3-8995035a37a6</text:p>
          </table:table-cell>
          <table:table-cell office:value-type="string" table:style-name="ce1">
            <text:p>kiaeuaccountp01.659e7b3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62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8-0104.eu-central-2.hcloud.h53</text:p>
          </table:table-cell>
          <table:table-cell office:value-type="string" table:style-name="ce1">
            <text:p>2024-01-31T01:21:11Z</text:p>
          </table:table-cell>
          <table:table-cell office:value-type="string" table:style-name="ce1">
            <text:p>2024-08-26T08:02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4378aac-9479-40ef-ac83-52ba8c982941</text:p>
          </table:table-cell>
          <table:table-cell office:value-type="string" table:style-name="ce1">
            <text:p>kcseuimsp01.ec57b8c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24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2-0104.eu-central-2.hcloud.h53</text:p>
          </table:table-cell>
          <table:table-cell office:value-type="string" table:style-name="ce1">
            <text:p>2024-01-31T01:21:10Z</text:p>
          </table:table-cell>
          <table:table-cell office:value-type="string" table:style-name="ce1">
            <text:p>2024-01-31T01:29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f745d3e-6479-4df8-94a4-3b1682da06b7</text:p>
          </table:table-cell>
          <table:table-cell office:value-type="string" table:style-name="ce1">
            <text:p>kiaeuhmgidredisp02.2a2316a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40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9-0104.eu-central-2.hcloud.h53</text:p>
          </table:table-cell>
          <table:table-cell office:value-type="string" table:style-name="ce1">
            <text:p>2024-01-31T01:21:09Z</text:p>
          </table:table-cell>
          <table:table-cell office:value-type="string" table:style-name="ce1">
            <text:p>2024-01-31T01:30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6f96ce5-b65f-4f3d-89b3-5d3add6cc247</text:p>
          </table:table-cell>
          <table:table-cell office:value-type="string" table:style-name="ce1">
            <text:p>kcseumcpsbsp05.12605f8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234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9-0104.eu-central-2.hcloud.h53</text:p>
          </table:table-cell>
          <table:table-cell office:value-type="string" table:style-name="ce1">
            <text:p>2024-01-31T01:21:09Z</text:p>
          </table:table-cell>
          <table:table-cell office:value-type="string" table:style-name="ce1">
            <text:p>2024-01-31T01:31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9cf290a-3455-464b-afd4-b38737ca7095</text:p>
          </table:table-cell>
          <table:table-cell office:value-type="string" table:style-name="ce1">
            <text:p>kcseuccspdbp01.ee96a7e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125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9-0104.eu-central-2.hcloud.h53</text:p>
          </table:table-cell>
          <table:table-cell office:value-type="string" table:style-name="ce1">
            <text:p>2024-01-31T01:21:09Z</text:p>
          </table:table-cell>
          <table:table-cell office:value-type="string" table:style-name="ce1">
            <text:p>2024-01-31T01:31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c12cfee-dcf0-482a-8185-5ce680f7a065</text:p>
          </table:table-cell>
          <table:table-cell office:value-type="string" table:style-name="ce1">
            <text:p>kcseuvrsbsp01.f5943af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204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9-0104.eu-central-2.hcloud.h53</text:p>
          </table:table-cell>
          <table:table-cell office:value-type="string" table:style-name="ce1">
            <text:p>2024-01-31T01:21:09Z</text:p>
          </table:table-cell>
          <table:table-cell office:value-type="string" table:style-name="ce1">
            <text:p>2024-01-31T01:30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b54d887-7e91-4b55-8bf8-8778d1b027fb</text:p>
          </table:table-cell>
          <table:table-cell office:value-type="string" table:style-name="ce1">
            <text:p>kiaeuhmgidmongop03.b449f98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42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2-0202.eu-central-1.hcloud.h53</text:p>
          </table:table-cell>
          <table:table-cell office:value-type="string" table:style-name="ce1">
            <text:p>2024-01-31T01:21:09Z</text:p>
          </table:table-cell>
          <table:table-cell office:value-type="string" table:style-name="ce1">
            <text:p>2024-03-28T05:12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36ecfa9-5957-451e-9409-4e58b701e1ff</text:p>
          </table:table-cell>
          <table:table-cell office:value-type="string" table:style-name="ce1">
            <text:p>kcseumcpsbsp08.302afa0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8.220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1-0203.eu-central-1.hcloud.h53</text:p>
          </table:table-cell>
          <table:table-cell office:value-type="string" table:style-name="ce1">
            <text:p>2024-01-31T01:21:09Z</text:p>
          </table:table-cell>
          <table:table-cell office:value-type="string" table:style-name="ce1">
            <text:p>2024-01-31T01:29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9d7fc7d-3712-47cb-bdc7-813c1c403306</text:p>
          </table:table-cell>
          <table:table-cell office:value-type="string" table:style-name="ce1">
            <text:p>kiaeuaccountp02.8131acb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2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2-0202.eu-central-1.hcloud.h53</text:p>
          </table:table-cell>
          <table:table-cell office:value-type="string" table:style-name="ce1">
            <text:p>2024-01-31T01:21:09Z</text:p>
          </table:table-cell>
          <table:table-cell office:value-type="string" table:style-name="ce1">
            <text:p>2024-08-26T08:58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05ffe6f-d392-489e-96f2-0acc04d8bcbe</text:p>
          </table:table-cell>
          <table:table-cell office:value-type="string" table:style-name="ce1">
            <text:p>kcseumcpsbsp04.6605fd2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131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1-0202.eu-central-1.hcloud.h53</text:p>
          </table:table-cell>
          <table:table-cell office:value-type="string" table:style-name="ce1">
            <text:p>2024-01-31T01:21:08Z</text:p>
          </table:table-cell>
          <table:table-cell office:value-type="string" table:style-name="ce1">
            <text:p>2024-01-31T01:29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f554cbc-7e51-4218-852f-53f2f49a8fdd</text:p>
          </table:table-cell>
          <table:table-cell office:value-type="string" table:style-name="ce1">
            <text:p>kiaeuhmgidmongop02.3f3d0f1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203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9-0104.eu-central-2.hcloud.h53</text:p>
          </table:table-cell>
          <table:table-cell office:value-type="string" table:style-name="ce1">
            <text:p>2024-01-31T01:21:07Z</text:p>
          </table:table-cell>
          <table:table-cell office:value-type="string" table:style-name="ce1">
            <text:p>2024-08-23T09:45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2697ddd-5a1c-4c70-bf32-e1fcb69d17bf</text:p>
          </table:table-cell>
          <table:table-cell office:value-type="string" table:style-name="ce1">
            <text:p>kcseuissredisp02.82884b0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11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9-0104.eu-central-2.hcloud.h53</text:p>
          </table:table-cell>
          <table:table-cell office:value-type="string" table:style-name="ce1">
            <text:p>2024-01-31T01:21:04Z</text:p>
          </table:table-cell>
          <table:table-cell office:value-type="string" table:style-name="ce1">
            <text:p>2024-08-25T06:39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e29452d-4034-4faf-b9bf-6bd3f2813b12</text:p>
          </table:table-cell>
          <table:table-cell office:value-type="string" table:style-name="ce1">
            <text:p>kcseugissbsp09.558c4c8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88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9-0104.eu-central-2.hcloud.h53</text:p>
          </table:table-cell>
          <table:table-cell office:value-type="string" table:style-name="ce1">
            <text:p>2024-01-31T01:21:04Z</text:p>
          </table:table-cell>
          <table:table-cell office:value-type="string" table:style-name="ce1">
            <text:p>2024-08-22T06:46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5fff3a4-cff1-44c4-849e-a32cd3749da2</text:p>
          </table:table-cell>
          <table:table-cell office:value-type="string" table:style-name="ce1">
            <text:p>kcseumcpsbsp03.7339939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141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9-0104.eu-central-2.hcloud.h53</text:p>
          </table:table-cell>
          <table:table-cell office:value-type="string" table:style-name="ce1">
            <text:p>2024-01-31T01:21:04Z</text:p>
          </table:table-cell>
          <table:table-cell office:value-type="string" table:style-name="ce1">
            <text:p>2024-01-31T01:30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a99389b-ad68-4f3b-a437-fc704726545f</text:p>
          </table:table-cell>
          <table:table-cell office:value-type="string" table:style-name="ce1">
            <text:p>kcseuissredisp04.d5b79f8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04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2-0104.eu-central-2.hcloud.h53</text:p>
          </table:table-cell>
          <table:table-cell office:value-type="string" table:style-name="ce1">
            <text:p>2024-01-31T01:21:02Z</text:p>
          </table:table-cell>
          <table:table-cell office:value-type="string" table:style-name="ce1">
            <text:p>2024-08-25T06:04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aea2470-2277-4cb5-b664-c1eb2910e161</text:p>
          </table:table-cell>
          <table:table-cell office:value-type="string" table:style-name="ce1">
            <text:p>kcseureportbatchp01.cb24b44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22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9-0104.eu-central-2.hcloud.h53</text:p>
          </table:table-cell>
          <table:table-cell office:value-type="string" table:style-name="ce1">
            <text:p>2024-01-31T01:21:01Z</text:p>
          </table:table-cell>
          <table:table-cell office:value-type="string" table:style-name="ce1">
            <text:p>2024-01-31T01:29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619694c-1d74-4e61-9cf5-02c9f93c7e68</text:p>
          </table:table-cell>
          <table:table-cell office:value-type="string" table:style-name="ce1">
            <text:p>kcseuvcrmsbsp02.56d2f24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92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6-0202.eu-central-1.hcloud.h53</text:p>
          </table:table-cell>
          <table:table-cell office:value-type="string" table:style-name="ce1">
            <text:p>2024-01-31T01:20:59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dc93792-e95a-48b7-a2fe-1243716972c7</text:p>
          </table:table-cell>
          <table:table-cell office:value-type="string" table:style-name="ce1">
            <text:p>kcseuimsp02.e3bf614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45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6-0202.eu-central-1.hcloud.h53</text:p>
          </table:table-cell>
          <table:table-cell office:value-type="string" table:style-name="ce1">
            <text:p>2024-01-31T01:20:59Z</text:p>
          </table:table-cell>
          <table:table-cell office:value-type="string" table:style-name="ce1">
            <text:p>2024-01-31T01:29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458a0ff-eb22-4478-98f3-96bdc5899de6</text:p>
          </table:table-cell>
          <table:table-cell office:value-type="string" table:style-name="ce1">
            <text:p>kcseuvehiclep01.42c5699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50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8-0104.eu-central-2.hcloud.h53</text:p>
          </table:table-cell>
          <table:table-cell office:value-type="string" table:style-name="ce1">
            <text:p>2024-01-31T01:20:58Z</text:p>
          </table:table-cell>
          <table:table-cell office:value-type="string" table:style-name="ce1">
            <text:p>2024-08-22T06:4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ccb8028-fb4d-4590-a797-16c9b3f98bc1</text:p>
          </table:table-cell>
          <table:table-cell office:value-type="string" table:style-name="ce1">
            <text:p>kcseuvapip01.c5c41ed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26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8-0104.eu-central-2.hcloud.h53</text:p>
          </table:table-cell>
          <table:table-cell office:value-type="string" table:style-name="ce1">
            <text:p>2024-01-31T01:20:58Z</text:p>
          </table:table-cell>
          <table:table-cell office:value-type="string" table:style-name="ce1">
            <text:p>2024-01-31T01:29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d11bc9d-daf1-4249-9d26-b2d4578bfa8a</text:p>
          </table:table-cell>
          <table:table-cell office:value-type="string" table:style-name="ce1">
            <text:p>kcseutomtomgwp02.901b8d6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126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1-31T01:20:57Z</text:p>
          </table:table-cell>
          <table:table-cell office:value-type="string" table:style-name="ce1">
            <text:p>2024-01-31T01:29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e6cb349-83ec-476b-afc8-cb72195f82e1</text:p>
          </table:table-cell>
          <table:table-cell office:value-type="string" table:style-name="ce1">
            <text:p>kcseusbsp04.b116fd7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88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6-0202.eu-central-1.hcloud.h53</text:p>
          </table:table-cell>
          <table:table-cell office:value-type="string" table:style-name="ce1">
            <text:p>2024-01-31T01:20:57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4294b92-2830-4c87-96c6-331337361498</text:p>
          </table:table-cell>
          <table:table-cell office:value-type="string" table:style-name="ce1">
            <text:p>kcseuccspuserlinkp01.56a3282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17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8-0104.eu-central-2.hcloud.h53</text:p>
          </table:table-cell>
          <table:table-cell office:value-type="string" table:style-name="ce1">
            <text:p>2024-01-31T01:20:57Z</text:p>
          </table:table-cell>
          <table:table-cell office:value-type="string" table:style-name="ce1">
            <text:p>2024-01-31T01:29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45e2872-9acd-42ac-84da-990fd6d9f2bb</text:p>
          </table:table-cell>
          <table:table-cell office:value-type="string" table:style-name="ce1">
            <text:p>gcseuhmgidmongop02.0797e8b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35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6-0202.eu-central-1.hcloud.h53</text:p>
          </table:table-cell>
          <table:table-cell office:value-type="string" table:style-name="ce1">
            <text:p>2024-01-31T01:20:57Z</text:p>
          </table:table-cell>
          <table:table-cell office:value-type="string" table:style-name="ce1">
            <text:p>2024-08-23T08:53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4c7601-9cbb-46f5-9f96-5a0edfd9e58a</text:p>
          </table:table-cell>
          <table:table-cell office:value-type="string" table:style-name="ce1">
            <text:p>kcseuwebliscorep02.238a13e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7.165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1-31T01:20:57Z</text:p>
          </table:table-cell>
          <table:table-cell office:value-type="string" table:style-name="ce1">
            <text:p>2024-01-31T01:29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d1a82d8-8fbb-41c5-bdbf-016ead0e8ec9</text:p>
          </table:table-cell>
          <table:table-cell office:value-type="string" table:style-name="ce1">
            <text:p>kiaeuhmgidredisp03.aad5446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44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1-31T01:20:57Z</text:p>
          </table:table-cell>
          <table:table-cell office:value-type="string" table:style-name="ce1">
            <text:p>2024-01-31T01:29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c772050-8e70-4302-ac4a-6aaaba33666e</text:p>
          </table:table-cell>
          <table:table-cell office:value-type="string" table:style-name="ce1">
            <text:p>kcseuissredisp03.1e473c1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63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1-31T01:20:56Z</text:p>
          </table:table-cell>
          <table:table-cell office:value-type="string" table:style-name="ce1">
            <text:p>2024-08-25T06:21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5e06a94-7b22-4f32-93e5-209ea77aa57c</text:p>
          </table:table-cell>
          <table:table-cell office:value-type="string" table:style-name="ce1">
            <text:p>kcseusbsp03.e10d5127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64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01-31T01:20:56Z</text:p>
          </table:table-cell>
          <table:table-cell office:value-type="string" table:style-name="ce1">
            <text:p>2024-08-22T06:46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37d2867-8dee-40fd-87c5-ddc8597bf296</text:p>
          </table:table-cell>
          <table:table-cell office:value-type="string" table:style-name="ce1">
            <text:p>kcseupushp01.1e2fc18e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78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01-31T01:20:55Z</text:p>
          </table:table-cell>
          <table:table-cell office:value-type="string" table:style-name="ce1">
            <text:p>2024-01-31T01:29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3f37975-285e-4d9d-af5b-d68b636b4d45</text:p>
          </table:table-cell>
          <table:table-cell office:value-type="string" table:style-name="ce1">
            <text:p>gcseuhmgidmongop03.02cf4d1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82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7-0104.eu-central-2.hcloud.h53</text:p>
          </table:table-cell>
          <table:table-cell office:value-type="string" table:style-name="ce1">
            <text:p>2024-01-31T01:20:51Z</text:p>
          </table:table-cell>
          <table:table-cell office:value-type="string" table:style-name="ce1">
            <text:p>2024-01-31T01:29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d90cec7-a8c5-4733-bc57-1bc5211f66e7</text:p>
          </table:table-cell>
          <table:table-cell office:value-type="string" table:style-name="ce1">
            <text:p>hydeuaccountp01.525ac74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86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7-0104.eu-central-2.hcloud.h53</text:p>
          </table:table-cell>
          <table:table-cell office:value-type="string" table:style-name="ce1">
            <text:p>2024-01-31T01:20:51Z</text:p>
          </table:table-cell>
          <table:table-cell office:value-type="string" table:style-name="ce1">
            <text:p>2024-08-26T09:06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f00eb20-7425-4e64-b6b9-ba8e29d4c7a1</text:p>
          </table:table-cell>
          <table:table-cell office:value-type="string" table:style-name="ce1">
            <text:p>hydeupartnerp02.5a2353f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10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1-31T01:20:50Z</text:p>
          </table:table-cell>
          <table:table-cell office:value-type="string" table:style-name="ce1">
            <text:p>2024-08-26T09:04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5f2801-1ad8-485a-89fc-d642617b1d4c</text:p>
          </table:table-cell>
          <table:table-cell office:value-type="string" table:style-name="ce1">
            <text:p>gcseudkc2gpsbsgwp01.20de0a4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7.53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1-31T01:20:50Z</text:p>
          </table:table-cell>
          <table:table-cell office:value-type="string" table:style-name="ce1">
            <text:p>2024-03-26T06:02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22a3027-072e-41c3-9d5f-f1a3837f0a61</text:p>
          </table:table-cell>
          <table:table-cell office:value-type="string" table:style-name="ce1">
            <text:p>gcseupartnerp01.eca44de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62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1-31T01:20:49Z</text:p>
          </table:table-cell>
          <table:table-cell office:value-type="string" table:style-name="ce1">
            <text:p>2024-08-26T01:48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b933b40-97ba-43c3-b206-e5d107b9fc9e</text:p>
          </table:table-cell>
          <table:table-cell office:value-type="string" table:style-name="ce1">
            <text:p>ccseuccapp06.54180bc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79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5-0104.eu-central-2.hcloud.h53</text:p>
          </table:table-cell>
          <table:table-cell office:value-type="string" table:style-name="ce1">
            <text:p>2024-01-31T01:20:47Z</text:p>
          </table:table-cell>
          <table:table-cell office:value-type="string" table:style-name="ce1">
            <text:p>2024-01-31T01:29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5f70fed-ce34-4e33-add7-d5f5d6a04a6a</text:p>
          </table:table-cell>
          <table:table-cell office:value-type="string" table:style-name="ce1">
            <text:p>gcseucalluiwebp01.85dd343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13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1-31T01:20:47Z</text:p>
          </table:table-cell>
          <table:table-cell office:value-type="string" table:style-name="ce1">
            <text:p>2024-01-31T01:30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a9df6ac-e897-4b9d-8e49-fe09df49f744</text:p>
          </table:table-cell>
          <table:table-cell office:value-type="string" table:style-name="ce1">
            <text:p>gcseuhmgidmongop01.f253460b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97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1-31T01:20:44Z</text:p>
          </table:table-cell>
          <table:table-cell office:value-type="string" table:style-name="ce1">
            <text:p>2024-08-23T02:20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e204dba-a744-4392-ad23-1d6f7e9f9a0e</text:p>
          </table:table-cell>
          <table:table-cell office:value-type="string" table:style-name="ce1">
            <text:p>ccseuccapp07.09ed590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34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7-0202.eu-central-1.hcloud.h53</text:p>
          </table:table-cell>
          <table:table-cell office:value-type="string" table:style-name="ce1">
            <text:p>2024-01-31T01:20:43Z</text:p>
          </table:table-cell>
          <table:table-cell office:value-type="string" table:style-name="ce1">
            <text:p>2024-01-31T01:29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e1b6e43-2c33-439e-91c1-9f4989550d81</text:p>
          </table:table-cell>
          <table:table-cell office:value-type="string" table:style-name="ce1">
            <text:p>hydeuhmgidredisp03.502adb7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46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1-31T01:20:41Z</text:p>
          </table:table-cell>
          <table:table-cell office:value-type="string" table:style-name="ce1">
            <text:p>2024-08-23T05:34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3be1395-cc4e-4147-b10a-110f51fb7c61</text:p>
          </table:table-cell>
          <table:table-cell office:value-type="string" table:style-name="ce1">
            <text:p>hydeuaccountp02.640abb5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35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7-0202.eu-central-1.hcloud.h53</text:p>
          </table:table-cell>
          <table:table-cell office:value-type="string" table:style-name="ce1">
            <text:p>2024-01-31T01:20:41Z</text:p>
          </table:table-cell>
          <table:table-cell office:value-type="string" table:style-name="ce1">
            <text:p>2024-08-26T09:02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0997180-b796-4dea-aa7f-c1aa87265e48</text:p>
          </table:table-cell>
          <table:table-cell office:value-type="string" table:style-name="ce1">
            <text:p>ccseuvapip01.d2ad0b5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84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01-31T01:20:41Z</text:p>
          </table:table-cell>
          <table:table-cell office:value-type="string" table:style-name="ce1">
            <text:p>2024-11-05T13:52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8270427-7aa6-43ee-ab2a-72fbfabebf5f</text:p>
          </table:table-cell>
          <table:table-cell office:value-type="string" table:style-name="ce1">
            <text:p>kcseuadmssowsp01.8dc0004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70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01-31T01:20:41Z</text:p>
          </table:table-cell>
          <table:table-cell office:value-type="string" table:style-name="ce1">
            <text:p>2024-01-31T01:29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a64f9b8-cc27-4b82-a879-22e9b02ed648</text:p>
          </table:table-cell>
          <table:table-cell office:value-type="string" table:style-name="ce1">
            <text:p>hydeupartnerp01.db71aea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09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01-31T01:20:41Z</text:p>
          </table:table-cell>
          <table:table-cell office:value-type="string" table:style-name="ce1">
            <text:p>2024-08-26T09:04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2b3a865-df9e-438d-80cd-8bf6a4bc3db6</text:p>
          </table:table-cell>
          <table:table-cell office:value-type="string" table:style-name="ce1">
            <text:p>ccseucalluiwebp02.6232214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7.207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7-0202.eu-central-1.hcloud.h53</text:p>
          </table:table-cell>
          <table:table-cell office:value-type="string" table:style-name="ce1">
            <text:p>2024-01-31T01:20:40Z</text:p>
          </table:table-cell>
          <table:table-cell office:value-type="string" table:style-name="ce1">
            <text:p>2024-01-31T01:29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82b1bcb-4ab5-4a2d-a63b-12e5d2171e4c</text:p>
          </table:table-cell>
          <table:table-cell office:value-type="string" table:style-name="ce1">
            <text:p>ccseuvcrmsbsp03.e411a9d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83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5-0104.eu-central-2.hcloud.h53</text:p>
          </table:table-cell>
          <table:table-cell office:value-type="string" table:style-name="ce1">
            <text:p>2024-01-31T01:20:39Z</text:p>
          </table:table-cell>
          <table:table-cell office:value-type="string" table:style-name="ce1">
            <text:p>2024-08-22T06:46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0d05eea-6038-4ec9-be33-86525d31a131</text:p>
          </table:table-cell>
          <table:table-cell office:value-type="string" table:style-name="ce1">
            <text:p>gcseuadmssowsp01.2a3d50c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87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1-31T01:20:38Z</text:p>
          </table:table-cell>
          <table:table-cell office:value-type="string" table:style-name="ce1">
            <text:p>2024-01-31T01:29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7f76867-5cd1-41af-a8f6-0f78b3bf1726</text:p>
          </table:table-cell>
          <table:table-cell office:value-type="string" table:style-name="ce1">
            <text:p>hydeuhmgidmongop01.4562c067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31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0-0104.eu-central-2.hcloud.h53</text:p>
          </table:table-cell>
          <table:table-cell office:value-type="string" table:style-name="ce1">
            <text:p>2024-01-31T01:20:38Z</text:p>
          </table:table-cell>
          <table:table-cell office:value-type="string" table:style-name="ce1">
            <text:p>2024-08-23T02:20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71e7b92-037f-4103-a4a7-bce47ddeda46</text:p>
          </table:table-cell>
          <table:table-cell office:value-type="string" table:style-name="ce1">
            <text:p>kcseucalluiwebp01.2a8fecd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6.167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1-0104.eu-central-2.hcloud.h53</text:p>
          </table:table-cell>
          <table:table-cell office:value-type="string" table:style-name="ce1">
            <text:p>2024-01-31T01:20:38Z</text:p>
          </table:table-cell>
          <table:table-cell office:value-type="string" table:style-name="ce1">
            <text:p>2024-01-31T01:29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fcbaac1-2c4f-4af9-b5ae-f985b0c71dec</text:p>
          </table:table-cell>
          <table:table-cell office:value-type="string" table:style-name="ce1">
            <text:p>ccseudkc2hpglgwp01.ea0b3f6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6.92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0-0104.eu-central-2.hcloud.h53</text:p>
          </table:table-cell>
          <table:table-cell office:value-type="string" table:style-name="ce1">
            <text:p>2024-01-31T01:20:38Z</text:p>
          </table:table-cell>
          <table:table-cell office:value-type="string" table:style-name="ce1">
            <text:p>2024-01-31T01:30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18ea683-a37f-46c6-977d-b94cf7fd56ab</text:p>
          </table:table-cell>
          <table:table-cell office:value-type="string" table:style-name="ce1">
            <text:p>ccseuadmssowsp01.c5f621c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38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0-0104.eu-central-2.hcloud.h53</text:p>
          </table:table-cell>
          <table:table-cell office:value-type="string" table:style-name="ce1">
            <text:p>2024-01-31T01:20:38Z</text:p>
          </table:table-cell>
          <table:table-cell office:value-type="string" table:style-name="ce1">
            <text:p>2024-01-31T01:30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71fd4af-9bbd-44d5-99ff-cbf9c5ba897b</text:p>
          </table:table-cell>
          <table:table-cell office:value-type="string" table:style-name="ce1">
            <text:p>gcseugomswasp02.761261c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6.209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0-0104.eu-central-2.hcloud.h53</text:p>
          </table:table-cell>
          <table:table-cell office:value-type="string" table:style-name="ce1">
            <text:p>2024-01-31T01:20:37Z</text:p>
          </table:table-cell>
          <table:table-cell office:value-type="string" table:style-name="ce1">
            <text:p>2024-01-31T01:29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0529a1-62f1-4876-bb11-4d58444ac371</text:p>
          </table:table-cell>
          <table:table-cell office:value-type="string" table:style-name="ce1">
            <text:p>kcseucalluip02.997a85f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7.212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7-0202.eu-central-1.hcloud.h53</text:p>
          </table:table-cell>
          <table:table-cell office:value-type="string" table:style-name="ce1">
            <text:p>2024-01-31T01:20:36Z</text:p>
          </table:table-cell>
          <table:table-cell office:value-type="string" table:style-name="ce1">
            <text:p>2024-01-31T01:29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2b16040-e27e-4544-8b7e-c8eb4a24ff51</text:p>
          </table:table-cell>
          <table:table-cell office:value-type="string" table:style-name="ce1">
            <text:p>ccseuvmssbsp01.477b5d9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19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5-0104.eu-central-2.hcloud.h53</text:p>
          </table:table-cell>
          <table:table-cell office:value-type="string" table:style-name="ce1">
            <text:p>2024-01-31T01:20:35Z</text:p>
          </table:table-cell>
          <table:table-cell office:value-type="string" table:style-name="ce1">
            <text:p>2024-08-22T06:46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1ece35c-4426-4ab6-8d69-bb8972744867</text:p>
          </table:table-cell>
          <table:table-cell office:value-type="string" table:style-name="ce1">
            <text:p>hydeuhmgidmongop02.b926de9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74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01-31T01:20:35Z</text:p>
          </table:table-cell>
          <table:table-cell office:value-type="string" table:style-name="ce1">
            <text:p>2024-08-23T08:53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3172abc-d0ff-4e0c-8510-483397f89ba7</text:p>
          </table:table-cell>
          <table:table-cell office:value-type="string" table:style-name="ce1">
            <text:p>gcseudkc2gpelasp03.2850682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188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6-0202.eu-central-1.hcloud.h53</text:p>
          </table:table-cell>
          <table:table-cell office:value-type="string" table:style-name="ce1">
            <text:p>2024-01-31T01:20:35Z</text:p>
          </table:table-cell>
          <table:table-cell office:value-type="string" table:style-name="ce1">
            <text:p>2024-01-31T01:29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ba7f40e-52d8-4c67-96e0-c4c5e015aad1</text:p>
          </table:table-cell>
          <table:table-cell office:value-type="string" table:style-name="ce1">
            <text:p>hydeuhmgidredisp02.6e2bd3f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65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01-31T01:20:35Z</text:p>
          </table:table-cell>
          <table:table-cell office:value-type="string" table:style-name="ce1">
            <text:p>2024-01-31T01:29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18ef30e-55ce-4474-baec-88665853d89a</text:p>
          </table:table-cell>
          <table:table-cell office:value-type="string" table:style-name="ce1">
            <text:p>gcseuaccountp01.99ac0f9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33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6-0202.eu-central-1.hcloud.h53</text:p>
          </table:table-cell>
          <table:table-cell office:value-type="string" table:style-name="ce1">
            <text:p>2024-01-31T01:20:35Z</text:p>
          </table:table-cell>
          <table:table-cell office:value-type="string" table:style-name="ce1">
            <text:p>2024-08-26T01:42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5e5de50-29ba-4663-839c-9e1a6d239fb0</text:p>
          </table:table-cell>
          <table:table-cell office:value-type="string" table:style-name="ce1">
            <text:p>kcseubatchp02.44347af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49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7-0104.eu-central-2.hcloud.h53</text:p>
          </table:table-cell>
          <table:table-cell office:value-type="string" table:style-name="ce1">
            <text:p>2024-01-31T01:20:33Z</text:p>
          </table:table-cell>
          <table:table-cell office:value-type="string" table:style-name="ce1">
            <text:p>2024-01-31T01:29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cbad08a-1af4-4172-a750-6685c3fb9226</text:p>
          </table:table-cell>
          <table:table-cell office:value-type="string" table:style-name="ce1">
            <text:p>hydeuhmgidmongop03.8f3f3ba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69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1-31T01:20:33Z</text:p>
          </table:table-cell>
          <table:table-cell office:value-type="string" table:style-name="ce1">
            <text:p>2024-01-31T01:29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3bb4030-a0da-4aa0-bd44-e26dd97344d5</text:p>
          </table:table-cell>
          <table:table-cell office:value-type="string" table:style-name="ce1">
            <text:p>ccseuccapp04.943eda1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66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0-0104.eu-central-2.hcloud.h53</text:p>
          </table:table-cell>
          <table:table-cell office:value-type="string" table:style-name="ce1">
            <text:p>2024-01-31T01:20:33Z</text:p>
          </table:table-cell>
          <table:table-cell office:value-type="string" table:style-name="ce1">
            <text:p>2024-01-31T01:30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0f38571-40f4-41c5-80d2-51c6d165e3c1</text:p>
          </table:table-cell>
          <table:table-cell office:value-type="string" table:style-name="ce1">
            <text:p>ccseuvodaftpp01.844887e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40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0-0104.eu-central-2.hcloud.h53</text:p>
          </table:table-cell>
          <table:table-cell office:value-type="string" table:style-name="ce1">
            <text:p>2024-01-31T01:20:32Z</text:p>
          </table:table-cell>
          <table:table-cell office:value-type="string" table:style-name="ce1">
            <text:p>2024-01-31T01:30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9ad325e-c7b3-4f56-a0fd-744d3d617b43</text:p>
          </table:table-cell>
          <table:table-cell office:value-type="string" table:style-name="ce1">
            <text:p>ccseudkc2kpelasp02.999582f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8.216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1-0203.eu-central-1.hcloud.h53</text:p>
          </table:table-cell>
          <table:table-cell office:value-type="string" table:style-name="ce1">
            <text:p>2024-01-31T01:20:32Z</text:p>
          </table:table-cell>
          <table:table-cell office:value-type="string" table:style-name="ce1">
            <text:p>2024-01-31T01:29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2e0206f-5174-4954-b521-b95d94c3096a</text:p>
          </table:table-cell>
          <table:table-cell office:value-type="string" table:style-name="ce1">
            <text:p>hydeuhmgidredisp01.4f283af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220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7-0104.eu-central-2.hcloud.h53</text:p>
          </table:table-cell>
          <table:table-cell office:value-type="string" table:style-name="ce1">
            <text:p>2024-01-31T01:20:32Z</text:p>
          </table:table-cell>
          <table:table-cell office:value-type="string" table:style-name="ce1">
            <text:p>2024-01-31T01:29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e97b80e-6197-482d-9cda-e0827119edee</text:p>
          </table:table-cell>
          <table:table-cell office:value-type="string" table:style-name="ce1">
            <text:p>ccseuccapp01.657c3a2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254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0-0104.eu-central-2.hcloud.h53</text:p>
          </table:table-cell>
          <table:table-cell office:value-type="string" table:style-name="ce1">
            <text:p>2024-01-31T01:20:32Z</text:p>
          </table:table-cell>
          <table:table-cell office:value-type="string" table:style-name="ce1">
            <text:p>2024-01-31T01:30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41801ac-67e6-49c0-b87e-491434debb32</text:p>
          </table:table-cell>
          <table:table-cell office:value-type="string" table:style-name="ce1">
            <text:p>ccseudkc2hpelasp02.aa232e2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136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1-31T01:20:29Z</text:p>
          </table:table-cell>
          <table:table-cell office:value-type="string" table:style-name="ce1">
            <text:p>2024-01-31T01:29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85e4efa-b176-4a7b-8057-3494678a13ae</text:p>
          </table:table-cell>
          <table:table-cell office:value-type="string" table:style-name="ce1">
            <text:p>gcseugomswasp01.e76fa76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7.179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7-0202.eu-central-1.hcloud.h53</text:p>
          </table:table-cell>
          <table:table-cell office:value-type="string" table:style-name="ce1">
            <text:p>2024-01-31T01:20:28Z</text:p>
          </table:table-cell>
          <table:table-cell office:value-type="string" table:style-name="ce1">
            <text:p>2024-01-31T01:29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3cc0753-343c-4579-80c2-a27c0cb13a88</text:p>
          </table:table-cell>
          <table:table-cell office:value-type="string" table:style-name="ce1">
            <text:p>gcseucalluip01.8ff203a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20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7-0202.eu-central-1.hcloud.h53</text:p>
          </table:table-cell>
          <table:table-cell office:value-type="string" table:style-name="ce1">
            <text:p>2024-01-31T01:20:26Z</text:p>
          </table:table-cell>
          <table:table-cell office:value-type="string" table:style-name="ce1">
            <text:p>2024-01-31T01:29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9f0f0c8-5548-4002-a2a3-b56083b8eff3</text:p>
          </table:table-cell>
          <table:table-cell office:value-type="string" table:style-name="ce1">
            <text:p>gcseucalluiwebp02.db9a2066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219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9-0104.eu-central-2.hcloud.h53</text:p>
          </table:table-cell>
          <table:table-cell office:value-type="string" table:style-name="ce1">
            <text:p>2024-01-31T01:20:24Z</text:p>
          </table:table-cell>
          <table:table-cell office:value-type="string" table:style-name="ce1">
            <text:p>2024-09-30T04:26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6a2470c-1a79-491b-b3d3-b32199728140</text:p>
          </table:table-cell>
          <table:table-cell office:value-type="string" table:style-name="ce1">
            <text:p>ccseucalluiwebp01.ea4b0947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6.70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01-31T01:20:23Z</text:p>
          </table:table-cell>
          <table:table-cell office:value-type="string" table:style-name="ce1">
            <text:p>2024-03-26T05:51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277f6c7-9e6e-4f34-9d9a-cc6e00694f81</text:p>
          </table:table-cell>
          <table:table-cell office:value-type="string" table:style-name="ce1">
            <text:p>gcseucalluip02.357c48a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98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5-0104.eu-central-2.hcloud.h53</text:p>
          </table:table-cell>
          <table:table-cell office:value-type="string" table:style-name="ce1">
            <text:p>2024-01-31T01:20:23Z</text:p>
          </table:table-cell>
          <table:table-cell office:value-type="string" table:style-name="ce1">
            <text:p>2024-10-28T01:08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2eee220-89f4-467b-a5d4-d075ac78f28c</text:p>
          </table:table-cell>
          <table:table-cell office:value-type="string" table:style-name="ce1">
            <text:p>gcseubatchp02.6924165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02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6-0202.eu-central-1.hcloud.h53</text:p>
          </table:table-cell>
          <table:table-cell office:value-type="string" table:style-name="ce1">
            <text:p>2024-01-31T01:20:22Z</text:p>
          </table:table-cell>
          <table:table-cell office:value-type="string" table:style-name="ce1">
            <text:p>2024-01-31T01:29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463b5ad-9d8c-4267-9901-c381a9af293c</text:p>
          </table:table-cell>
          <table:table-cell office:value-type="string" table:style-name="ce1">
            <text:p>kcseucalluiwebp02.ea7b95f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7.253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6-0202.eu-central-1.hcloud.h53</text:p>
          </table:table-cell>
          <table:table-cell office:value-type="string" table:style-name="ce1">
            <text:p>2024-01-31T01:20:22Z</text:p>
          </table:table-cell>
          <table:table-cell office:value-type="string" table:style-name="ce1">
            <text:p>2024-01-31T01:28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e00f596-1f75-44db-a0e4-002ce4abb1ee</text:p>
          </table:table-cell>
          <table:table-cell office:value-type="string" table:style-name="ce1">
            <text:p>ccseuccapp05.6500c5d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208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6-0202.eu-central-1.hcloud.h53</text:p>
          </table:table-cell>
          <table:table-cell office:value-type="string" table:style-name="ce1">
            <text:p>2024-01-31T01:20:22Z</text:p>
          </table:table-cell>
          <table:table-cell office:value-type="string" table:style-name="ce1">
            <text:p>2024-01-31T01:28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1d98b2b-0819-4654-8d35-cfb44aea116e</text:p>
          </table:table-cell>
          <table:table-cell office:value-type="string" table:style-name="ce1">
            <text:p>ccseubatchp02.9e8dd2c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83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5-0104.eu-central-2.hcloud.h53</text:p>
          </table:table-cell>
          <table:table-cell office:value-type="string" table:style-name="ce1">
            <text:p>2024-01-31T01:20:22Z</text:p>
          </table:table-cell>
          <table:table-cell office:value-type="string" table:style-name="ce1">
            <text:p>2024-09-13T13:13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39160a8-baae-428b-9890-016381f59fff</text:p>
          </table:table-cell>
          <table:table-cell office:value-type="string" table:style-name="ce1">
            <text:p>ccseucalluip01.87f535b7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6.121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01-31T01:20:20Z</text:p>
          </table:table-cell>
          <table:table-cell office:value-type="string" table:style-name="ce1">
            <text:p>2024-01-31T01:28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9b4b388-73e2-468f-adb8-26e2f91c3490</text:p>
          </table:table-cell>
          <table:table-cell office:value-type="string" table:style-name="ce1">
            <text:p>gcseuaccountp02.3e41704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15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01-31T01:20:20Z</text:p>
          </table:table-cell>
          <table:table-cell office:value-type="string" table:style-name="ce1">
            <text:p>2024-08-26T01:47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b7f64dc-e6cc-4886-a89c-c2aeee38189e</text:p>
          </table:table-cell>
          <table:table-cell office:value-type="string" table:style-name="ce1">
            <text:p>kcseucalluip01.2d79d0e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6.229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0-0104.eu-central-2.hcloud.h53</text:p>
          </table:table-cell>
          <table:table-cell office:value-type="string" table:style-name="ce1">
            <text:p>2024-01-31T01:20:20Z</text:p>
          </table:table-cell>
          <table:table-cell office:value-type="string" table:style-name="ce1">
            <text:p>2024-01-31T01:28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3609ff8-2556-4975-a4dc-d38a04eacf1b</text:p>
          </table:table-cell>
          <table:table-cell office:value-type="string" table:style-name="ce1">
            <text:p>ccseucalluip02.90b0810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7.181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1-31T01:20:20Z</text:p>
          </table:table-cell>
          <table:table-cell office:value-type="string" table:style-name="ce1">
            <text:p>2024-01-31T01:28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908e0c5-404c-4204-8046-e4eb2c1fea29</text:p>
          </table:table-cell>
          <table:table-cell office:value-type="string" table:style-name="ce1">
            <text:p>gcseupartnerp02.361221f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37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6-0104.eu-central-2.hcloud.h53</text:p>
          </table:table-cell>
          <table:table-cell office:value-type="string" table:style-name="ce1">
            <text:p>2024-01-31T01:20:19Z</text:p>
          </table:table-cell>
          <table:table-cell office:value-type="string" table:style-name="ce1">
            <text:p>2024-08-26T01:47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6e2237b-6797-41af-9f4d-2f06c2289bb9</text:p>
          </table:table-cell>
          <table:table-cell office:value-type="string" table:style-name="ce1">
            <text:p>gcseudkc2gpcicdp01.ef5b8e4b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7.101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9-0202.eu-central-1.hcloud.h53</text:p>
          </table:table-cell>
          <table:table-cell office:value-type="string" table:style-name="ce1">
            <text:p>2024-01-31T01:20:19Z</text:p>
          </table:table-cell>
          <table:table-cell office:value-type="string" table:style-name="ce1">
            <text:p>2024-01-31T01:28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1ce8b42-629f-473b-be44-73fdc1085cc0</text:p>
          </table:table-cell>
          <table:table-cell office:value-type="string" table:style-name="ce1">
            <text:p>ccs2-eu-vimg-k-mg-dbp02.7cc3d54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100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0-0105.eu-central-2.hcloud.h53</text:p>
          </table:table-cell>
          <table:table-cell office:value-type="string" table:style-name="ce1">
            <text:p>2024-01-30T10:27:08Z</text:p>
          </table:table-cell>
          <table:table-cell office:value-type="string" table:style-name="ce1">
            <text:p>2024-02-08T07:33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e18028e-207d-4b48-8333-f01254d58270</text:p>
          </table:table-cell>
          <table:table-cell office:value-type="string" table:style-name="ce1">
            <text:p>ccs2-eu-driv-g-mg-dbp03.3e9db36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247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9-0105.eu-central-2.hcloud.h53</text:p>
          </table:table-cell>
          <table:table-cell office:value-type="string" table:style-name="ce1">
            <text:p>2024-01-30T10:27:03Z</text:p>
          </table:table-cell>
          <table:table-cell office:value-type="string" table:style-name="ce1">
            <text:p>2024-06-27T05:03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abd2ef4-85ea-4262-b41b-8c630d45a690</text:p>
          </table:table-cell>
          <table:table-cell office:value-type="string" table:style-name="ce1">
            <text:p>ccs2-eu-c-zkp-kfk-p06.7e5f4b0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31.67.72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2-0105.eu-central-2.hcloud.h53</text:p>
          </table:table-cell>
          <table:table-cell office:value-type="string" table:style-name="ce1">
            <text:p>2024-01-30T10:27:03Z</text:p>
          </table:table-cell>
          <table:table-cell office:value-type="string" table:style-name="ce1">
            <text:p>2024-06-24T07:24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89c7390-4f1a-4941-8765-bd6659a99ca0</text:p>
          </table:table-cell>
          <table:table-cell office:value-type="string" table:style-name="ce1">
            <text:p>ccs2-eu-driv-k-mg-dbp02.5efc1c3e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138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6-0105.eu-central-2.hcloud.h53</text:p>
          </table:table-cell>
          <table:table-cell office:value-type="string" table:style-name="ce1">
            <text:p>2024-01-30T10:27:02Z</text:p>
          </table:table-cell>
          <table:table-cell office:value-type="string" table:style-name="ce1">
            <text:p>2024-01-30T10:35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5c5b413-6611-4533-a7db-ff1ff318fbec</text:p>
          </table:table-cell>
          <table:table-cell office:value-type="string" table:style-name="ce1">
            <text:p>ccs2-eu-ccsnoti-k-app02.20235476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7.212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8-0105.eu-central-2.hcloud.h53</text:p>
          </table:table-cell>
          <table:table-cell office:value-type="string" table:style-name="ce1">
            <text:p>2024-01-30T10:27:02Z</text:p>
          </table:table-cell>
          <table:table-cell office:value-type="string" table:style-name="ce1">
            <text:p>2024-01-30T10:36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bd1eb0b-11e8-41cc-8b37-c17c8cd140d7</text:p>
          </table:table-cell>
          <table:table-cell office:value-type="string" table:style-name="ce1">
            <text:p>ccs2-eu-gen3-g-redp-s04.663e8ea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64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1-0105.eu-central-2.hcloud.h53</text:p>
          </table:table-cell>
          <table:table-cell office:value-type="string" table:style-name="ce1">
            <text:p>2024-01-30T10:27:02Z</text:p>
          </table:table-cell>
          <table:table-cell office:value-type="string" table:style-name="ce1">
            <text:p>2024-02-16T02:31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fdab19c-2ea9-4805-a828-9d8c4a73ca54</text:p>
          </table:table-cell>
          <table:table-cell office:value-type="string" table:style-name="ce1">
            <text:p>ccs2-eu-rsvtn-g-mg-dbp03.0378198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24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9-0105.eu-central-2.hcloud.h53</text:p>
          </table:table-cell>
          <table:table-cell office:value-type="string" table:style-name="ce1">
            <text:p>2024-01-30T10:27:02Z</text:p>
          </table:table-cell>
          <table:table-cell office:value-type="string" table:style-name="ce1">
            <text:p>2024-01-30T10:35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00b9c02-32ec-4912-bdb3-9ae7d0fb175e</text:p>
          </table:table-cell>
          <table:table-cell office:value-type="string" table:style-name="ce1">
            <text:p>ccs2-eu-gen3-k-redp-s02.ac42e27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26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5-0105.eu-central-2.hcloud.h53</text:p>
          </table:table-cell>
          <table:table-cell office:value-type="string" table:style-name="ce1">
            <text:p>2024-01-30T10:27:02Z</text:p>
          </table:table-cell>
          <table:table-cell office:value-type="string" table:style-name="ce1">
            <text:p>2024-06-27T04:54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e3b3c2d-e756-464d-9890-0cfc2c2bc085</text:p>
          </table:table-cell>
          <table:table-cell office:value-type="string" table:style-name="ce1">
            <text:p>ccs2-eu-svchub-k-mg-dbp02.73182257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7.158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12-0105.eu-central-2.hcloud.h53</text:p>
          </table:table-cell>
          <table:table-cell office:value-type="string" table:style-name="ce1">
            <text:p>2024-01-30T10:27:02Z</text:p>
          </table:table-cell>
          <table:table-cell office:value-type="string" table:style-name="ce1">
            <text:p>2024-01-30T10:36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586943c-640a-4f0f-9ff9-92848c4d4ef8</text:p>
          </table:table-cell>
          <table:table-cell office:value-type="string" table:style-name="ce1">
            <text:p>ccs2-eu-vstat-k-mg-dbp02.25a11e9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48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8-0105.eu-central-2.hcloud.h53</text:p>
          </table:table-cell>
          <table:table-cell office:value-type="string" table:style-name="ce1">
            <text:p>2024-01-30T10:27:02Z</text:p>
          </table:table-cell>
          <table:table-cell office:value-type="string" table:style-name="ce1">
            <text:p>2024-06-24T07:23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7d169f0-d024-4f4e-871c-75059b1af579</text:p>
          </table:table-cell>
          <table:table-cell office:value-type="string" table:style-name="ce1">
            <text:p>ccs2-eu-psnl-k-mg-dbp01.619fc4d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7.139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8-0105.eu-central-2.hcloud.h53</text:p>
          </table:table-cell>
          <table:table-cell office:value-type="string" table:style-name="ce1">
            <text:p>2024-01-30T10:26:56Z</text:p>
          </table:table-cell>
          <table:table-cell office:value-type="string" table:style-name="ce1">
            <text:p>2024-01-30T10:43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87d9773-5b12-4fbe-9d28-2e3a855af529</text:p>
          </table:table-cell>
          <table:table-cell office:value-type="string" table:style-name="ce1">
            <text:p>ccseudkc2hpglgwp02.a1cf566b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7.52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6-0202.eu-central-1.hcloud.h53</text:p>
          </table:table-cell>
          <table:table-cell office:value-type="string" table:style-name="ce1">
            <text:p>2024-01-30T09:41:11Z</text:p>
          </table:table-cell>
          <table:table-cell office:value-type="string" table:style-name="ce1">
            <text:p>2024-01-30T09:50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f77cf52-6a3c-4096-a70f-4997178e6a25</text:p>
          </table:table-cell>
          <table:table-cell office:value-type="string" table:style-name="ce1">
            <text:p>ccs2-eu-vimg-h-mg-dbs01.d06135d4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9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8:16:57Z</text:p>
          </table:table-cell>
          <table:table-cell office:value-type="string" table:style-name="ce1">
            <text:p>2024-01-30T08:26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516047f-ee79-49b0-b826-b55146632c76</text:p>
          </table:table-cell>
          <table:table-cell office:value-type="string" table:style-name="ce1">
            <text:p>ccs2-eu-vmod-k-pg-dbs01.959b70f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8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8:16:54Z</text:p>
          </table:table-cell>
          <table:table-cell office:value-type="string" table:style-name="ce1">
            <text:p>2024-01-30T08:26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a85d7ef-8365-4b3a-8550-cdea8761dde1</text:p>
          </table:table-cell>
          <table:table-cell office:value-type="string" table:style-name="ce1">
            <text:p>ccs2-eu-k-broker-kfk-s03.1f144c5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6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8:16:54Z</text:p>
          </table:table-cell>
          <table:table-cell office:value-type="string" table:style-name="ce1">
            <text:p>2024-01-30T08:26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5d574c3-60cd-479e-82e8-f8b6b17aa4d8</text:p>
          </table:table-cell>
          <table:table-cell office:value-type="string" table:style-name="ce1">
            <text:p>ccs2-eu-driv-k-mg-dbs01.10b302d5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2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8:16:52Z</text:p>
          </table:table-cell>
          <table:table-cell office:value-type="string" table:style-name="ce1">
            <text:p>2024-01-30T08:26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7fdc8f6-4714-41a0-8a61-bb83f677e2da</text:p>
          </table:table-cell>
          <table:table-cell office:value-type="string" table:style-name="ce1">
            <text:p>ccs2-eu-ccsnoti-h-aps02.e4e8ad64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8.14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8:16:51Z</text:p>
          </table:table-cell>
          <table:table-cell office:value-type="string" table:style-name="ce1">
            <text:p>2024-01-30T08:26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983d55d-bee3-41bb-9045-ae2036511580</text:p>
          </table:table-cell>
          <table:table-cell office:value-type="string" table:style-name="ce1">
            <text:p>ccs2-eu-loct-g-mg-dbs03.af16601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4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8:16:51Z</text:p>
          </table:table-cell>
          <table:table-cell office:value-type="string" table:style-name="ce1">
            <text:p>2024-01-30T08:26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389a849-2596-4bab-8811-33d2b8ad9a20</text:p>
          </table:table-cell>
          <table:table-cell office:value-type="string" table:style-name="ce1">
            <text:p>ccs2-eu-msa-h-reds-s01.e37288fe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2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8:16:49Z</text:p>
          </table:table-cell>
          <table:table-cell office:value-type="string" table:style-name="ce1">
            <text:p>2024-01-30T08:26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7a2e586-43be-467d-83f5-76bd746f469a</text:p>
          </table:table-cell>
          <table:table-cell office:value-type="string" table:style-name="ce1">
            <text:p>ccs2-eu-clnd-k-mg-dbs02.1234dab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2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8:16:49Z</text:p>
          </table:table-cell>
          <table:table-cell office:value-type="string" table:style-name="ce1">
            <text:p>2024-01-30T08:26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e86b71b-ab24-4503-8cea-d8377c3abc59</text:p>
          </table:table-cell>
          <table:table-cell office:value-type="string" table:style-name="ce1">
            <text:p>ccs2-eu-driv-g-mg-dbs03.70bff4c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5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8:16:48Z</text:p>
          </table:table-cell>
          <table:table-cell office:value-type="string" table:style-name="ce1">
            <text:p>2024-01-30T08:26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b60328b-c9e0-434b-97c6-7ab181d813b4</text:p>
          </table:table-cell>
          <table:table-cell office:value-type="string" table:style-name="ce1">
            <text:p>ccs2-eu-noti-k-pg-dbs01.cc3ee992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1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8:16:45Z</text:p>
          </table:table-cell>
          <table:table-cell office:value-type="string" table:style-name="ce1">
            <text:p>2024-01-30T08:26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5153121-3e56-4e88-b5c3-306c73f17ebd</text:p>
          </table:table-cell>
          <table:table-cell office:value-type="string" table:style-name="ce1">
            <text:p>ccs2-eu-diag-h-mg-dbs01.c64a580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5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8:16:45Z</text:p>
          </table:table-cell>
          <table:table-cell office:value-type="string" table:style-name="ce1">
            <text:p>2024-01-30T08:26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ae7c8c0-b701-4e17-b727-3428501e7503</text:p>
          </table:table-cell>
          <table:table-cell office:value-type="string" table:style-name="ce1">
            <text:p>ccs2-eu-cam-k-mg-dbs02.cd995f5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2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8:16:44Z</text:p>
          </table:table-cell>
          <table:table-cell office:value-type="string" table:style-name="ce1">
            <text:p>2024-01-30T08:26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91f460e-208b-4016-b49f-8e670a118d7c</text:p>
          </table:table-cell>
          <table:table-cell office:value-type="string" table:style-name="ce1">
            <text:p>ccs2-eu-clnd-h-mg-dbs02.ee39e0ae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6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8:16:40Z</text:p>
          </table:table-cell>
          <table:table-cell office:value-type="string" table:style-name="ce1">
            <text:p>2024-01-30T08:26:2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5f8c7bd-c578-4f65-8090-d66a68607b50</text:p>
          </table:table-cell>
          <table:table-cell office:value-type="string" table:style-name="ce1">
            <text:p>ccs2-eu-driv-k-mg-dbs02.bf8af00a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6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8:16:38Z</text:p>
          </table:table-cell>
          <table:table-cell office:value-type="string" table:style-name="ce1">
            <text:p>2024-01-30T08:26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ec36200-010c-455c-b9b4-e978ae67cec1</text:p>
          </table:table-cell>
          <table:table-cell office:value-type="string" table:style-name="ce1">
            <text:p>ccs2-eu-rsv-k-mg-dbs03.460b37cb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8:16:36Z</text:p>
          </table:table-cell>
          <table:table-cell office:value-type="string" table:style-name="ce1">
            <text:p>2024-01-30T08:26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fb7acfb-ce7e-45a9-ba65-a42ef8b253d4</text:p>
          </table:table-cell>
          <table:table-cell office:value-type="string" table:style-name="ce1">
            <text:p>ccs2-eu-vmod-h-pg-dbs01.433f9b51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8:16:34Z</text:p>
          </table:table-cell>
          <table:table-cell office:value-type="string" table:style-name="ce1">
            <text:p>2024-01-30T08:26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933cf3d-a207-4319-8998-9d930516b8ba</text:p>
          </table:table-cell>
          <table:table-cell office:value-type="string" table:style-name="ce1">
            <text:p>ccs2-eu-vas-g-keycloak-s02.ed6c1924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8.14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8:16:28Z</text:p>
          </table:table-cell>
          <table:table-cell office:value-type="string" table:style-name="ce1">
            <text:p>2024-01-30T08:26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178123f-a724-49a9-90e7-6549784d6b14</text:p>
          </table:table-cell>
          <table:table-cell office:value-type="string" table:style-name="ce1">
            <text:p>ccs2-eu-vimg-g-mg-dbs03.61cd85bb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8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8:16:28Z</text:p>
          </table:table-cell>
          <table:table-cell office:value-type="string" table:style-name="ce1">
            <text:p>2024-01-30T08:26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de482ff-e986-4a4f-a0ee-0332049391ec</text:p>
          </table:table-cell>
          <table:table-cell office:value-type="string" table:style-name="ce1">
            <text:p>ccs2-eu-aud-k-mg-dbs02.612559f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5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8:16:28Z</text:p>
          </table:table-cell>
          <table:table-cell office:value-type="string" table:style-name="ce1">
            <text:p>2024-01-30T08:26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ca4935-dee8-496d-8c9a-2c22a61b1be0</text:p>
          </table:table-cell>
          <table:table-cell office:value-type="string" table:style-name="ce1">
            <text:p>ccs2-eu-psnl-g-mg-dbs03.567c66bd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5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8:16:26Z</text:p>
          </table:table-cell>
          <table:table-cell office:value-type="string" table:style-name="ce1">
            <text:p>2024-01-30T08:26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649eed3-de75-4b26-909e-34b0a2ded73c</text:p>
          </table:table-cell>
          <table:table-cell office:value-type="string" table:style-name="ce1">
            <text:p>ccs2-eu-svchub-g-reds-ms03.2eeba3ab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8:16:25Z</text:p>
          </table:table-cell>
          <table:table-cell office:value-type="string" table:style-name="ce1">
            <text:p>2024-01-30T08:26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71a4f94-f5f4-42e5-bede-41923bc586fb</text:p>
          </table:table-cell>
          <table:table-cell office:value-type="string" table:style-name="ce1">
            <text:p>ccs2-eu-svchub-k-reds-ms02.8278139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9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8:16:22Z</text:p>
          </table:table-cell>
          <table:table-cell office:value-type="string" table:style-name="ce1">
            <text:p>2024-01-30T08:26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c6dc5c2-00e4-4706-add1-118ed806d35f</text:p>
          </table:table-cell>
          <table:table-cell office:value-type="string" table:style-name="ce1">
            <text:p>ccs2-eu-dvc-k-pg-dbs01.02bba28a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3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8:16:19Z</text:p>
          </table:table-cell>
          <table:table-cell office:value-type="string" table:style-name="ce1">
            <text:p>2024-01-30T08:26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1ee83c8-bd8d-4b35-9a2e-593f03f9df3c</text:p>
          </table:table-cell>
          <table:table-cell office:value-type="string" table:style-name="ce1">
            <text:p>ccs2-eu-loct-k-pg-dbs01.f45f957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6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8:16:16Z</text:p>
          </table:table-cell>
          <table:table-cell office:value-type="string" table:style-name="ce1">
            <text:p>2024-01-30T08:26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30dd8e0-f73b-4432-96bb-5045f9927df4</text:p>
          </table:table-cell>
          <table:table-cell office:value-type="string" table:style-name="ce1">
            <text:p>ccs2-eu-ccsnoti-h-pg-dbs01.04e448c1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8.3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8:16:13Z</text:p>
          </table:table-cell>
          <table:table-cell office:value-type="string" table:style-name="ce1">
            <text:p>2024-01-30T08:26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a482b13-63cd-4d26-852f-0e0b71053459</text:p>
          </table:table-cell>
          <table:table-cell office:value-type="string" table:style-name="ce1">
            <text:p>ccs2-eu-msa-h-reds-m02.2751a2f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5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8:16:12Z</text:p>
          </table:table-cell>
          <table:table-cell office:value-type="string" table:style-name="ce1">
            <text:p>2024-01-30T08:26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be2bd1c-903f-409e-98bd-c9f2381c0b71</text:p>
          </table:table-cell>
          <table:table-cell office:value-type="string" table:style-name="ce1">
            <text:p>ccs2-eu-svchub-h-mg-dbs02.e9e5f974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7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8:16:09Z</text:p>
          </table:table-cell>
          <table:table-cell office:value-type="string" table:style-name="ce1">
            <text:p>2024-01-30T08:26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fd3da33-7985-4387-bac0-3f62b3b24798</text:p>
          </table:table-cell>
          <table:table-cell office:value-type="string" table:style-name="ce1">
            <text:p>ccs2-eu-accnt-h-elastic-s02.54bc7a6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4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8:16:03Z</text:p>
          </table:table-cell>
          <table:table-cell office:value-type="string" table:style-name="ce1">
            <text:p>2024-01-30T08:25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d840c74-df4a-44ea-a21e-f1452c2cc472</text:p>
          </table:table-cell>
          <table:table-cell office:value-type="string" table:style-name="ce1">
            <text:p>ccs2-eu-ccsnoti-k-pg-dbs01.9394701d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8.123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8:15:58Z</text:p>
          </table:table-cell>
          <table:table-cell office:value-type="string" table:style-name="ce1">
            <text:p>2024-01-30T08:25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6443259-bc71-4966-b4ee-ef4c185a216f</text:p>
          </table:table-cell>
          <table:table-cell office:value-type="string" table:style-name="ce1">
            <text:p>ccs2-eu-loct-h-pg-dbs01.46931ba9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6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8:15:55Z</text:p>
          </table:table-cell>
          <table:table-cell office:value-type="string" table:style-name="ce1">
            <text:p>2024-01-30T08:25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04b1b4c-b768-4f4e-9c2a-a844e67a63ef</text:p>
          </table:table-cell>
          <table:table-cell office:value-type="string" table:style-name="ce1">
            <text:p>ccs2-eu-safe-k-mg-dbs02.605d0a1b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43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8:15:52Z</text:p>
          </table:table-cell>
          <table:table-cell office:value-type="string" table:style-name="ce1">
            <text:p>2024-01-30T08:25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a0d88b-8867-4de7-8974-cd39a4fe621a</text:p>
          </table:table-cell>
          <table:table-cell office:value-type="string" table:style-name="ce1">
            <text:p>ccs2-eu-svchub-k-mg-dbs02.26d0cee4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3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8:15:50Z</text:p>
          </table:table-cell>
          <table:table-cell office:value-type="string" table:style-name="ce1">
            <text:p>2024-01-30T08:25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8f39ce7-db29-4d3c-bf94-66eb03d32cce</text:p>
          </table:table-cell>
          <table:table-cell office:value-type="string" table:style-name="ce1">
            <text:p>ccs2-eu-stnd-h-pg-dbs01.591f4f91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9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8:15:50Z</text:p>
          </table:table-cell>
          <table:table-cell office:value-type="string" table:style-name="ce1">
            <text:p>2024-01-30T08:25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04ce49-d638-4caf-b611-9230721b0c63</text:p>
          </table:table-cell>
          <table:table-cell office:value-type="string" table:style-name="ce1">
            <text:p>ccs2-eu-g-broker-kfk-s04.3db5283a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4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8:15:43Z</text:p>
          </table:table-cell>
          <table:table-cell office:value-type="string" table:style-name="ce1">
            <text:p>2024-01-30T08:25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0317fe6-0bd6-400b-a448-b3772bdc6493</text:p>
          </table:table-cell>
          <table:table-cell office:value-type="string" table:style-name="ce1">
            <text:p>ccs2-eu-vstat-k-mg-dbs01.c210d72d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63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8:15:40Z</text:p>
          </table:table-cell>
          <table:table-cell office:value-type="string" table:style-name="ce1">
            <text:p>2024-01-30T08:25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a3aca9d-15a6-4cca-b9e5-a37982b98524</text:p>
          </table:table-cell>
          <table:table-cell office:value-type="string" table:style-name="ce1">
            <text:p>ccs2-eu-rsv-h-mg-dbs03.d8ec00ae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2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8:15:40Z</text:p>
          </table:table-cell>
          <table:table-cell office:value-type="string" table:style-name="ce1">
            <text:p>2024-01-30T08:25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2e8106b-18a9-46d5-b159-d1da47b65184</text:p>
          </table:table-cell>
          <table:table-cell office:value-type="string" table:style-name="ce1">
            <text:p>ccs2-eu-msa-k-reds-s03.1926493d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0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8:15:26Z</text:p>
          </table:table-cell>
          <table:table-cell office:value-type="string" table:style-name="ce1">
            <text:p>2024-01-30T08:25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e219429-19fe-4149-8daa-2ec873ac4654</text:p>
          </table:table-cell>
          <table:table-cell office:value-type="string" table:style-name="ce1">
            <text:p>ccs2-eu-driv-h-mg-dbs02.a73af958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5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8:15:25Z</text:p>
          </table:table-cell>
          <table:table-cell office:value-type="string" table:style-name="ce1">
            <text:p>2024-01-30T08:25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78e5f84-791b-40fe-8f34-f433475ec5d2</text:p>
          </table:table-cell>
          <table:table-cell office:value-type="string" table:style-name="ce1">
            <text:p>ccs2-eu-rsvtn-g-mg-dbp01.de5d172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87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1-0201.eu-central-1.hcloud.h53</text:p>
          </table:table-cell>
          <table:table-cell office:value-type="string" table:style-name="ce1">
            <text:p>2024-01-30T08:15:25Z</text:p>
          </table:table-cell>
          <table:table-cell office:value-type="string" table:style-name="ce1">
            <text:p>2024-01-30T08:25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4e78aff-d538-4c6d-b9a2-0546fbd5451c</text:p>
          </table:table-cell>
          <table:table-cell office:value-type="string" table:style-name="ce1">
            <text:p>ccs2-eu-cam-k-mg-dbp03.40f2ddd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37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5-0201.eu-central-1.hcloud.h53</text:p>
          </table:table-cell>
          <table:table-cell office:value-type="string" table:style-name="ce1">
            <text:p>2024-01-30T08:15:23Z</text:p>
          </table:table-cell>
          <table:table-cell office:value-type="string" table:style-name="ce1">
            <text:p>2024-01-30T08:25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3f703c6-31df-4c59-b4c5-6865c1577fb8</text:p>
          </table:table-cell>
          <table:table-cell office:value-type="string" table:style-name="ce1">
            <text:p>ccs2-eu-loct-g-mg-dbp02.6962a6a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228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1-0201.eu-central-1.hcloud.h53</text:p>
          </table:table-cell>
          <table:table-cell office:value-type="string" table:style-name="ce1">
            <text:p>2024-01-30T08:15:20Z</text:p>
          </table:table-cell>
          <table:table-cell office:value-type="string" table:style-name="ce1">
            <text:p>2024-01-30T08:25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ffd462b-dfbe-4e13-97f1-28dfa5ba853b</text:p>
          </table:table-cell>
          <table:table-cell office:value-type="string" table:style-name="ce1">
            <text:p>ccs2-eu-gen2-g-redp-s01.d6359e0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55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8-0201.eu-central-1.hcloud.h53</text:p>
          </table:table-cell>
          <table:table-cell office:value-type="string" table:style-name="ce1">
            <text:p>2024-01-30T08:15:13Z</text:p>
          </table:table-cell>
          <table:table-cell office:value-type="string" table:style-name="ce1">
            <text:p>2024-01-30T08:25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9670811-23e2-41b7-a54e-48ccad904723</text:p>
          </table:table-cell>
          <table:table-cell office:value-type="string" table:style-name="ce1">
            <text:p>ccs2-eu-svchub-h-mg-dbs01.7aa7cce5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5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8:15:11Z</text:p>
          </table:table-cell>
          <table:table-cell office:value-type="string" table:style-name="ce1">
            <text:p>2024-01-30T08:25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2426304-4cde-45cf-8acb-6c49586d402f</text:p>
          </table:table-cell>
          <table:table-cell office:value-type="string" table:style-name="ce1">
            <text:p>ccs2-eu-msa-k-reds-s04.37475d5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84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30T08:15:07Z</text:p>
          </table:table-cell>
          <table:table-cell office:value-type="string" table:style-name="ce1">
            <text:p>2024-01-30T08:25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dda98ba-3019-4ac2-9964-093d326a7055</text:p>
          </table:table-cell>
          <table:table-cell office:value-type="string" table:style-name="ce1">
            <text:p>ccs2-eu-gen3-k-redp-m03.d88a09d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66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5-0201.eu-central-1.hcloud.h53</text:p>
          </table:table-cell>
          <table:table-cell office:value-type="string" table:style-name="ce1">
            <text:p>2024-01-30T08:15:07Z</text:p>
          </table:table-cell>
          <table:table-cell office:value-type="string" table:style-name="ce1">
            <text:p>2024-01-30T08:25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b0aaee6-6248-4059-b8ea-b3a9e26875a3</text:p>
          </table:table-cell>
          <table:table-cell office:value-type="string" table:style-name="ce1">
            <text:p>ccs2-eu-psnl-k-mg-dbs01.c52d0e7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9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8:15:05Z</text:p>
          </table:table-cell>
          <table:table-cell office:value-type="string" table:style-name="ce1">
            <text:p>2024-01-30T08:25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1e6ac07-8e0c-47b1-a64e-8810c8fda870</text:p>
          </table:table-cell>
          <table:table-cell office:value-type="string" table:style-name="ce1">
            <text:p>ccs2-eu-loct-k-mg-dbs02.9174f0bd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43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8:15:05Z</text:p>
          </table:table-cell>
          <table:table-cell office:value-type="string" table:style-name="ce1">
            <text:p>2024-01-30T08:25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657abdb-487f-40e9-b675-a8f7522ef15d</text:p>
          </table:table-cell>
          <table:table-cell office:value-type="string" table:style-name="ce1">
            <text:p>ccs2-eu-vstat-g-mg-dbs01.be8280e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41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30T08:15:04Z</text:p>
          </table:table-cell>
          <table:table-cell office:value-type="string" table:style-name="ce1">
            <text:p>2024-01-30T08:25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16f5353-ea69-4b2f-88fd-0aac4b8f123b</text:p>
          </table:table-cell>
          <table:table-cell office:value-type="string" table:style-name="ce1">
            <text:p>ccs2-eu-msa-k-reds-m01.e36e99f9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1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8:15:03Z</text:p>
          </table:table-cell>
          <table:table-cell office:value-type="string" table:style-name="ce1">
            <text:p>2024-01-30T08:25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5fefe39-218a-49e5-a702-a80ffae5ca19</text:p>
          </table:table-cell>
          <table:table-cell office:value-type="string" table:style-name="ce1">
            <text:p>ccs2-eu-pusheg-h-pg-dbs01.598554d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7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8:15:00Z</text:p>
          </table:table-cell>
          <table:table-cell office:value-type="string" table:style-name="ce1">
            <text:p>2024-01-30T08:24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d6d56db-9d2e-4c57-878e-526369fcbc67</text:p>
          </table:table-cell>
          <table:table-cell office:value-type="string" table:style-name="ce1">
            <text:p>ccs2-eu-clnd-h-mg-dbs01.c229667d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8:14:58Z</text:p>
          </table:table-cell>
          <table:table-cell office:value-type="string" table:style-name="ce1">
            <text:p>2024-01-30T08:24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245f8ff-9401-4a7c-92ac-ae14e71532d1</text:p>
          </table:table-cell>
          <table:table-cell office:value-type="string" table:style-name="ce1">
            <text:p>ccs2-eu-psnl-k-mg-dbp03.4cbf661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246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6-0201.eu-central-1.hcloud.h53</text:p>
          </table:table-cell>
          <table:table-cell office:value-type="string" table:style-name="ce1">
            <text:p>2024-01-30T08:14:56Z</text:p>
          </table:table-cell>
          <table:table-cell office:value-type="string" table:style-name="ce1">
            <text:p>2024-01-30T08:24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a8186cc-ecfb-4800-85c8-486d96f90485</text:p>
          </table:table-cell>
          <table:table-cell office:value-type="string" table:style-name="ce1">
            <text:p>ccs2-eu-gen3-g-redp-m02.f460815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71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0-0201.eu-central-1.hcloud.h53</text:p>
          </table:table-cell>
          <table:table-cell office:value-type="string" table:style-name="ce1">
            <text:p>2024-01-30T08:14:56Z</text:p>
          </table:table-cell>
          <table:table-cell office:value-type="string" table:style-name="ce1">
            <text:p>2024-01-30T08:24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e9e8a44-c6c0-4c08-85f1-d00f43ed237c</text:p>
          </table:table-cell>
          <table:table-cell office:value-type="string" table:style-name="ce1">
            <text:p>ccs2-eu-aps-k-mg-dbp03.5c5217a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13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0-0201.eu-central-1.hcloud.h53</text:p>
          </table:table-cell>
          <table:table-cell office:value-type="string" table:style-name="ce1">
            <text:p>2024-01-30T08:14:56Z</text:p>
          </table:table-cell>
          <table:table-cell office:value-type="string" table:style-name="ce1">
            <text:p>2024-01-30T08:24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cb2db8-4e58-454a-951f-020f9990bc3f</text:p>
          </table:table-cell>
          <table:table-cell office:value-type="string" table:style-name="ce1">
            <text:p>ccs2-eu-vimg-k-mg-dbs01.5fc7f52e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73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8:14:54Z</text:p>
          </table:table-cell>
          <table:table-cell office:value-type="string" table:style-name="ce1">
            <text:p>2024-01-30T08:24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76cbc1b-c589-49ac-ab3e-5a7b7dac5fd9</text:p>
          </table:table-cell>
          <table:table-cell office:value-type="string" table:style-name="ce1">
            <text:p>ccs2-eu-ccspush-k-app02.89e539b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16GB_Disk50GB</text:p>
          </table:table-cell>
          <table:table-cell office:value-type="string" table:style-name="ce1">
            <text:p>eu-central-prd-a:172.29.66.144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8-0201.eu-central-1.hcloud.h53</text:p>
          </table:table-cell>
          <table:table-cell office:value-type="string" table:style-name="ce1">
            <text:p>2024-01-30T08:14:51Z</text:p>
          </table:table-cell>
          <table:table-cell office:value-type="string" table:style-name="ce1">
            <text:p>2024-01-30T08:24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f69d793-c8b2-43d3-8d44-0f17b0d46431</text:p>
          </table:table-cell>
          <table:table-cell office:value-type="string" table:style-name="ce1">
            <text:p>ccs2-eu-accnt-k-elastic-s02.1af0241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9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8:14:50Z</text:p>
          </table:table-cell>
          <table:table-cell office:value-type="string" table:style-name="ce1">
            <text:p>2024-01-30T08:24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80eb724-73da-47af-8497-411f863e4ce1</text:p>
          </table:table-cell>
          <table:table-cell office:value-type="string" table:style-name="ce1">
            <text:p>ccs2-eu-msa-g-reds-m03.c0c4bbf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8:14:50Z</text:p>
          </table:table-cell>
          <table:table-cell office:value-type="string" table:style-name="ce1">
            <text:p>2024-01-30T08:24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417997b-f209-4d24-9643-f6b445b574cd</text:p>
          </table:table-cell>
          <table:table-cell office:value-type="string" table:style-name="ce1">
            <text:p>ccs2-eu-vas-g-keycloak-p01.ce4aecd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68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8-0201.eu-central-1.hcloud.h53</text:p>
          </table:table-cell>
          <table:table-cell office:value-type="string" table:style-name="ce1">
            <text:p>2024-01-30T08:14:47Z</text:p>
          </table:table-cell>
          <table:table-cell office:value-type="string" table:style-name="ce1">
            <text:p>2024-03-21T05:21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c33d95f-819c-47c3-9eaa-5172ff998ad8</text:p>
          </table:table-cell>
          <table:table-cell office:value-type="string" table:style-name="ce1">
            <text:p>ccs2-eu-driv-h-mg-dbs01.d82e485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8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8:14:47Z</text:p>
          </table:table-cell>
          <table:table-cell office:value-type="string" table:style-name="ce1">
            <text:p>2024-01-30T08:24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3af6d9a-0050-4d16-afed-6f11c9cd51cc</text:p>
          </table:table-cell>
          <table:table-cell office:value-type="string" table:style-name="ce1">
            <text:p>ccs2-eu-rsvtn-k-mg-dbp03.c21ef8c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88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8-0201.eu-central-1.hcloud.h53</text:p>
          </table:table-cell>
          <table:table-cell office:value-type="string" table:style-name="ce1">
            <text:p>2024-01-30T08:14:46Z</text:p>
          </table:table-cell>
          <table:table-cell office:value-type="string" table:style-name="ce1">
            <text:p>2024-01-30T08:24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58363d4-d8d3-4cea-a198-2ff0e0bd4abf</text:p>
          </table:table-cell>
          <table:table-cell office:value-type="string" table:style-name="ce1">
            <text:p>ccs2-eu-cam-g-mg-dbp01.d0a3f7a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66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8-0201.eu-central-1.hcloud.h53</text:p>
          </table:table-cell>
          <table:table-cell office:value-type="string" table:style-name="ce1">
            <text:p>2024-01-30T08:14:45Z</text:p>
          </table:table-cell>
          <table:table-cell office:value-type="string" table:style-name="ce1">
            <text:p>2024-01-30T08:24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44b2b5f-5f53-486c-8601-bcb4489b61be</text:p>
          </table:table-cell>
          <table:table-cell office:value-type="string" table:style-name="ce1">
            <text:p>ccs2-eu-g-broker-kfk-p03.96ed9e2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94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0-0201.eu-central-1.hcloud.h53</text:p>
          </table:table-cell>
          <table:table-cell office:value-type="string" table:style-name="ce1">
            <text:p>2024-01-30T08:14:43Z</text:p>
          </table:table-cell>
          <table:table-cell office:value-type="string" table:style-name="ce1">
            <text:p>2024-01-30T08:24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a2eb346-01d3-4377-b841-8b97f76646e5</text:p>
          </table:table-cell>
          <table:table-cell office:value-type="string" table:style-name="ce1">
            <text:p>ccs2-eu-noti-h-pg-dbs01.1648778a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2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8:14:41Z</text:p>
          </table:table-cell>
          <table:table-cell office:value-type="string" table:style-name="ce1">
            <text:p>2024-01-30T08:24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b305b29-70fc-408b-b74d-9d5b3432582f</text:p>
          </table:table-cell>
          <table:table-cell office:value-type="string" table:style-name="ce1">
            <text:p>ccs2-eu-loct-k-mg-dbp03.8974ccdb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202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5-0201.eu-central-1.hcloud.h53</text:p>
          </table:table-cell>
          <table:table-cell office:value-type="string" table:style-name="ce1">
            <text:p>2024-01-30T08:14:41Z</text:p>
          </table:table-cell>
          <table:table-cell office:value-type="string" table:style-name="ce1">
            <text:p>2024-01-30T08:24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885bd52-b952-46e4-9399-ad339321e359</text:p>
          </table:table-cell>
          <table:table-cell office:value-type="string" table:style-name="ce1">
            <text:p>ccs2-eu-c-zkp-kfk-p02.aa5bf1a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6.59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5-0201.eu-central-1.hcloud.h53</text:p>
          </table:table-cell>
          <table:table-cell office:value-type="string" table:style-name="ce1">
            <text:p>2024-01-30T08:14:40Z</text:p>
          </table:table-cell>
          <table:table-cell office:value-type="string" table:style-name="ce1">
            <text:p>2024-01-30T08:24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013cb34-46f0-4c16-9b3b-6db7ed029a1b</text:p>
          </table:table-cell>
          <table:table-cell office:value-type="string" table:style-name="ce1">
            <text:p>ccs2-eu-vimg-g-mg-dbs02.6b6454b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91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30T08:14:38Z</text:p>
          </table:table-cell>
          <table:table-cell office:value-type="string" table:style-name="ce1">
            <text:p>2024-01-30T08:29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15eddd5-3d29-4232-a7f7-069d9e4694af</text:p>
          </table:table-cell>
          <table:table-cell office:value-type="string" table:style-name="ce1">
            <text:p>ccs2-eu-vstat-k-mg-dbp03.b27f288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79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5-0201.eu-central-1.hcloud.h53</text:p>
          </table:table-cell>
          <table:table-cell office:value-type="string" table:style-name="ce1">
            <text:p>2024-01-30T08:14:37Z</text:p>
          </table:table-cell>
          <table:table-cell office:value-type="string" table:style-name="ce1">
            <text:p>2024-01-30T08:24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779cf7-d536-4648-b503-6a56a47c9bf8</text:p>
          </table:table-cell>
          <table:table-cell office:value-type="string" table:style-name="ce1">
            <text:p>ccs2-eu-apc-k-mg-dbp01.905db40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14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9-0201.eu-central-1.hcloud.h53</text:p>
          </table:table-cell>
          <table:table-cell office:value-type="string" table:style-name="ce1">
            <text:p>2024-01-30T08:14:37Z</text:p>
          </table:table-cell>
          <table:table-cell office:value-type="string" table:style-name="ce1">
            <text:p>2024-08-20T11:05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0a31972-2fb7-46b4-b50f-6a6f6d0f8c7a</text:p>
          </table:table-cell>
          <table:table-cell office:value-type="string" table:style-name="ce1">
            <text:p>ccs2-eu-loct-h-mg-dbs03.0ae7c888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81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0T08:14:36Z</text:p>
          </table:table-cell>
          <table:table-cell office:value-type="string" table:style-name="ce1">
            <text:p>2024-01-30T08:24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c1b86e7-8838-4d35-b4b6-4133acfbe00e</text:p>
          </table:table-cell>
          <table:table-cell office:value-type="string" table:style-name="ce1">
            <text:p>ccs2-eu-svchub-g-reds-ms01.e02ebcc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226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0T08:14:36Z</text:p>
          </table:table-cell>
          <table:table-cell office:value-type="string" table:style-name="ce1">
            <text:p>2024-01-30T08:24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82fec40-ecb7-473e-af9b-bab232cc426a</text:p>
          </table:table-cell>
          <table:table-cell office:value-type="string" table:style-name="ce1">
            <text:p>ccs2-eu-aps-k-mg-dbs02.2872984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1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8:14:34Z</text:p>
          </table:table-cell>
          <table:table-cell office:value-type="string" table:style-name="ce1">
            <text:p>2024-01-30T08:24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a68280e-6c99-476b-8d2d-33cebe9a1615</text:p>
          </table:table-cell>
          <table:table-cell office:value-type="string" table:style-name="ce1">
            <text:p>ccs2-eu-aps-g-mg-dbp01.2489ba0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203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9-0201.eu-central-1.hcloud.h53</text:p>
          </table:table-cell>
          <table:table-cell office:value-type="string" table:style-name="ce1">
            <text:p>2024-01-30T08:14:33Z</text:p>
          </table:table-cell>
          <table:table-cell office:value-type="string" table:style-name="ce1">
            <text:p>2024-01-30T08:24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b154a1e-e96c-47b8-a909-14c5d1b2baa5</text:p>
          </table:table-cell>
          <table:table-cell office:value-type="string" table:style-name="ce1">
            <text:p>ccs2-eu-loct-h-mg-dbs02.682374db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8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8:14:33Z</text:p>
          </table:table-cell>
          <table:table-cell office:value-type="string" table:style-name="ce1">
            <text:p>2024-01-30T08:24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31da556-b311-45a0-a15d-3b0c52e0d5c0</text:p>
          </table:table-cell>
          <table:table-cell office:value-type="string" table:style-name="ce1">
            <text:p>ccs2-eu-clnd-g-mg-dbp01.674bb19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48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9-0201.eu-central-1.hcloud.h53</text:p>
          </table:table-cell>
          <table:table-cell office:value-type="string" table:style-name="ce1">
            <text:p>2024-01-30T08:14:32Z</text:p>
          </table:table-cell>
          <table:table-cell office:value-type="string" table:style-name="ce1">
            <text:p>2024-01-30T08:24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4a859da-4b32-4ea9-bfc1-916dd74176a7</text:p>
          </table:table-cell>
          <table:table-cell office:value-type="string" table:style-name="ce1">
            <text:p>ccs2-eu-psnl-g-mg-dbs02.ce78e922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6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0T08:14:31Z</text:p>
          </table:table-cell>
          <table:table-cell office:value-type="string" table:style-name="ce1">
            <text:p>2024-01-30T08:29:1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89cde08-8e80-4770-9a7d-ff79c6f352ea</text:p>
          </table:table-cell>
          <table:table-cell office:value-type="string" table:style-name="ce1">
            <text:p>ccs2-eu-vmod-g-pg-dbs01.65dd768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204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0T08:14:26Z</text:p>
          </table:table-cell>
          <table:table-cell office:value-type="string" table:style-name="ce1">
            <text:p>2024-01-30T08:24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e02e374-c838-4e1c-abe8-c1c7457e53f7</text:p>
          </table:table-cell>
          <table:table-cell office:value-type="string" table:style-name="ce1">
            <text:p>ccs2-eu-msa-h-reds-s02.3b5a731d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1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8:14:24Z</text:p>
          </table:table-cell>
          <table:table-cell office:value-type="string" table:style-name="ce1">
            <text:p>2024-01-30T08:24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988ce23-d089-4bf0-854b-61732172980f</text:p>
          </table:table-cell>
          <table:table-cell office:value-type="string" table:style-name="ce1">
            <text:p>ccs2-eu-apc-h-mg-dbs02.3521252f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0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8:14:23Z</text:p>
          </table:table-cell>
          <table:table-cell office:value-type="string" table:style-name="ce1">
            <text:p>2024-01-30T08:24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4ec5f94-f357-49d4-a924-6828b0abe78c</text:p>
          </table:table-cell>
          <table:table-cell office:value-type="string" table:style-name="ce1">
            <text:p>ccs2-eu-msa-h-reds-s06.096a270b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22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0T08:14:22Z</text:p>
          </table:table-cell>
          <table:table-cell office:value-type="string" table:style-name="ce1">
            <text:p>2024-01-30T08:29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0e85f8d-a723-42f0-a277-2019e17ccbe5</text:p>
          </table:table-cell>
          <table:table-cell office:value-type="string" table:style-name="ce1">
            <text:p>ccs2-eu-clnd-k-mg-dbp03.9c4cadc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23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2-0201.eu-central-1.hcloud.h53</text:p>
          </table:table-cell>
          <table:table-cell office:value-type="string" table:style-name="ce1">
            <text:p>2024-01-30T08:14:21Z</text:p>
          </table:table-cell>
          <table:table-cell office:value-type="string" table:style-name="ce1">
            <text:p>2024-01-30T08:24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73c12ba-c144-48d9-94d0-838535690d7b</text:p>
          </table:table-cell>
          <table:table-cell office:value-type="string" table:style-name="ce1">
            <text:p>ccs2-eu-gen2-k-redp-m03.52cac0e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69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2-0201.eu-central-1.hcloud.h53</text:p>
          </table:table-cell>
          <table:table-cell office:value-type="string" table:style-name="ce1">
            <text:p>2024-01-30T08:14:21Z</text:p>
          </table:table-cell>
          <table:table-cell office:value-type="string" table:style-name="ce1">
            <text:p>2024-01-30T08:24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1fae92b-66a3-4a58-804a-b3fd1fad0810</text:p>
          </table:table-cell>
          <table:table-cell office:value-type="string" table:style-name="ce1">
            <text:p>ccs2-eu-vas-k-mg-dbs02.5311183b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9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8:14:19Z</text:p>
          </table:table-cell>
          <table:table-cell office:value-type="string" table:style-name="ce1">
            <text:p>2024-01-30T08:24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e8e015b-668f-4d8a-812b-a000b2212b03</text:p>
          </table:table-cell>
          <table:table-cell office:value-type="string" table:style-name="ce1">
            <text:p>ccs2-eu-msa-g-redp-s01.83395a3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206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2-0201.eu-central-1.hcloud.h53</text:p>
          </table:table-cell>
          <table:table-cell office:value-type="string" table:style-name="ce1">
            <text:p>2024-01-30T08:14:18Z</text:p>
          </table:table-cell>
          <table:table-cell office:value-type="string" table:style-name="ce1">
            <text:p>2024-01-30T08:24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4f16b6a-2fe5-441a-aa6e-4431d5ed2bc8</text:p>
          </table:table-cell>
          <table:table-cell office:value-type="string" table:style-name="ce1">
            <text:p>ccs2-eu-aps-h-mg-dbs02.c25cd799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3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8:14:16Z</text:p>
          </table:table-cell>
          <table:table-cell office:value-type="string" table:style-name="ce1">
            <text:p>2024-01-30T08:24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b3c6cab-895a-4005-b61c-7c75d2aeac2b</text:p>
          </table:table-cell>
          <table:table-cell office:value-type="string" table:style-name="ce1">
            <text:p>ccs2-eu-vstat-k-mg-dbs03.d31c37b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74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0T08:14:07Z</text:p>
          </table:table-cell>
          <table:table-cell office:value-type="string" table:style-name="ce1">
            <text:p>2024-01-30T08:28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c5bf54a-dedf-4fbc-baff-4fdd8eb7650e</text:p>
          </table:table-cell>
          <table:table-cell office:value-type="string" table:style-name="ce1">
            <text:p>ccs2-eu-msa-g-reds-s04.12fdbebb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2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8:14:05Z</text:p>
          </table:table-cell>
          <table:table-cell office:value-type="string" table:style-name="ce1">
            <text:p>2024-01-30T08:24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134a572-ee92-4e30-995e-311207675870</text:p>
          </table:table-cell>
          <table:table-cell office:value-type="string" table:style-name="ce1">
            <text:p>ccs2-eu-gen3-k-redp-s05.38be570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254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7-0201.eu-central-1.hcloud.h53</text:p>
          </table:table-cell>
          <table:table-cell office:value-type="string" table:style-name="ce1">
            <text:p>2024-01-30T08:14:04Z</text:p>
          </table:table-cell>
          <table:table-cell office:value-type="string" table:style-name="ce1">
            <text:p>2024-01-30T08:24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cde394e-9b49-4505-9e6c-338374a09fcf</text:p>
          </table:table-cell>
          <table:table-cell office:value-type="string" table:style-name="ce1">
            <text:p>ccs2-eu-loct-k-mg-dbs01.5cfbb8a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4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8:14:04Z</text:p>
          </table:table-cell>
          <table:table-cell office:value-type="string" table:style-name="ce1">
            <text:p>2024-01-30T08:24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528a0f4-31c0-469a-a53e-7531fe9cf80a</text:p>
          </table:table-cell>
          <table:table-cell office:value-type="string" table:style-name="ce1">
            <text:p>ccs2-eu-apc-g-mg-dbp02.eb225ca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58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6-0201.eu-central-1.hcloud.h53</text:p>
          </table:table-cell>
          <table:table-cell office:value-type="string" table:style-name="ce1">
            <text:p>2024-01-30T08:14:02Z</text:p>
          </table:table-cell>
          <table:table-cell office:value-type="string" table:style-name="ce1">
            <text:p>2024-01-30T08:24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f040b36-e89c-431a-b787-bb784dbde08c</text:p>
          </table:table-cell>
          <table:table-cell office:value-type="string" table:style-name="ce1">
            <text:p>ccs2-eu-vstat-g-mg-dbp02.bec88fe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73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6-0201.eu-central-1.hcloud.h53</text:p>
          </table:table-cell>
          <table:table-cell office:value-type="string" table:style-name="ce1">
            <text:p>2024-01-30T08:14:02Z</text:p>
          </table:table-cell>
          <table:table-cell office:value-type="string" table:style-name="ce1">
            <text:p>2024-01-30T08:24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eeeec7c-4d9f-409b-a286-1abd9db08b16</text:p>
          </table:table-cell>
          <table:table-cell office:value-type="string" table:style-name="ce1">
            <text:p>ccs2-eu-svchub-k-reds-ms01.e561ee3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0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8:13:59Z</text:p>
          </table:table-cell>
          <table:table-cell office:value-type="string" table:style-name="ce1">
            <text:p>2024-01-30T08:24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18fb4b2-f74c-4410-a3f5-298ea0e8d18f</text:p>
          </table:table-cell>
          <table:table-cell office:value-type="string" table:style-name="ce1">
            <text:p>ccs2-eu-aud-h-mg-dbs02.44b4dfd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3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8:13:58Z</text:p>
          </table:table-cell>
          <table:table-cell office:value-type="string" table:style-name="ce1">
            <text:p>2024-01-30T08:24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75e4d52-3b4e-49e1-83fa-359e65b1e899</text:p>
          </table:table-cell>
          <table:table-cell office:value-type="string" table:style-name="ce1">
            <text:p>ccs2-eu-svchub-g-mg-dbp01.cbca4df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34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9-0201.eu-central-1.hcloud.h53</text:p>
          </table:table-cell>
          <table:table-cell office:value-type="string" table:style-name="ce1">
            <text:p>2024-01-30T08:13:57Z</text:p>
          </table:table-cell>
          <table:table-cell office:value-type="string" table:style-name="ce1">
            <text:p>2024-01-30T08:23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3e608e2-712b-4e73-a15b-f261266e7397</text:p>
          </table:table-cell>
          <table:table-cell office:value-type="string" table:style-name="ce1">
            <text:p>ccs2-eu-gen2-k-redp-s04.0a2c2d2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210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0-0201.eu-central-1.hcloud.h53</text:p>
          </table:table-cell>
          <table:table-cell office:value-type="string" table:style-name="ce1">
            <text:p>2024-01-30T08:13:57Z</text:p>
          </table:table-cell>
          <table:table-cell office:value-type="string" table:style-name="ce1">
            <text:p>2024-01-30T08:23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231b9ba-b04a-4693-b149-a5c0c0f719bd</text:p>
          </table:table-cell>
          <table:table-cell office:value-type="string" table:style-name="ce1">
            <text:p>ccs2-eu-ccsnoti-k-app04.23f86fc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6.235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0-0201.eu-central-1.hcloud.h53</text:p>
          </table:table-cell>
          <table:table-cell office:value-type="string" table:style-name="ce1">
            <text:p>2024-01-30T08:13:56Z</text:p>
          </table:table-cell>
          <table:table-cell office:value-type="string" table:style-name="ce1">
            <text:p>2024-01-30T08:23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e5e2e38-0e89-410f-abe6-984d01c25d01</text:p>
          </table:table-cell>
          <table:table-cell office:value-type="string" table:style-name="ce1">
            <text:p>ccs2-eu-vimg-g-mg-dbp02.869c378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222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0-0201.eu-central-1.hcloud.h53</text:p>
          </table:table-cell>
          <table:table-cell office:value-type="string" table:style-name="ce1">
            <text:p>2024-01-30T08:13:54Z</text:p>
          </table:table-cell>
          <table:table-cell office:value-type="string" table:style-name="ce1">
            <text:p>2024-01-30T08:23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ffea629-bc46-45b7-aa25-87ba6931d86f</text:p>
          </table:table-cell>
          <table:table-cell office:value-type="string" table:style-name="ce1">
            <text:p>ccs2-eu-msa-k-redp-m03.cd77f70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67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8-0201.eu-central-1.hcloud.h53</text:p>
          </table:table-cell>
          <table:table-cell office:value-type="string" table:style-name="ce1">
            <text:p>2024-01-30T08:13:51Z</text:p>
          </table:table-cell>
          <table:table-cell office:value-type="string" table:style-name="ce1">
            <text:p>2024-01-30T08:23:5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f064b9c-cf4f-4cd8-8326-83333422b1e5</text:p>
          </table:table-cell>
          <table:table-cell office:value-type="string" table:style-name="ce1">
            <text:p>ccs2-eu-accnt-g-elastic-p02.47d97fb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221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8-0201.eu-central-1.hcloud.h53</text:p>
          </table:table-cell>
          <table:table-cell office:value-type="string" table:style-name="ce1">
            <text:p>2024-01-30T08:13:49Z</text:p>
          </table:table-cell>
          <table:table-cell office:value-type="string" table:style-name="ce1">
            <text:p>2024-01-30T08:23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39c6f88-4bcf-42e5-936f-4f1cfce50d16</text:p>
          </table:table-cell>
          <table:table-cell office:value-type="string" table:style-name="ce1">
            <text:p>ccs2-eu-rsvtn-g-mg-dbs03.d797aa6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3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8:13:44Z</text:p>
          </table:table-cell>
          <table:table-cell office:value-type="string" table:style-name="ce1">
            <text:p>2024-01-30T08:23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3e7b278-534b-494b-9bad-c4f033442b63</text:p>
          </table:table-cell>
          <table:table-cell office:value-type="string" table:style-name="ce1">
            <text:p>ccs2-eu-cam-h-mg-dbs01.c916d16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3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8:13:42Z</text:p>
          </table:table-cell>
          <table:table-cell office:value-type="string" table:style-name="ce1">
            <text:p>2024-01-30T08:23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4826c97-55b0-4bde-b0f6-bbbb54be09a2</text:p>
          </table:table-cell>
          <table:table-cell office:value-type="string" table:style-name="ce1">
            <text:p>ccs2-eu-aud-k-mg-dbp03.ad53b4d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47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5-0201.eu-central-1.hcloud.h53</text:p>
          </table:table-cell>
          <table:table-cell office:value-type="string" table:style-name="ce1">
            <text:p>2024-01-30T08:13:40Z</text:p>
          </table:table-cell>
          <table:table-cell office:value-type="string" table:style-name="ce1">
            <text:p>2024-01-30T08:23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35d231d-22dd-466e-a23f-d28dd5fc6e2e</text:p>
          </table:table-cell>
          <table:table-cell office:value-type="string" table:style-name="ce1">
            <text:p>ccs2-eu-diag-g-mg-dbs03.83089542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0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8:13:37Z</text:p>
          </table:table-cell>
          <table:table-cell office:value-type="string" table:style-name="ce1">
            <text:p>2024-01-30T08:23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13118d9-e16d-4a34-ac67-a75c3f9ef405</text:p>
          </table:table-cell>
          <table:table-cell office:value-type="string" table:style-name="ce1">
            <text:p>ccs2-eu-g-broker-kfk-s03.697650ca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3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8:13:36Z</text:p>
          </table:table-cell>
          <table:table-cell office:value-type="string" table:style-name="ce1">
            <text:p>2024-01-30T08:23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2d6fbb1-5800-4e75-8700-69c2668d6902</text:p>
          </table:table-cell>
          <table:table-cell office:value-type="string" table:style-name="ce1">
            <text:p>ccs2-eu-ccsnoti-g-app01.2ebd32a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6.49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6-0201.eu-central-1.hcloud.h53</text:p>
          </table:table-cell>
          <table:table-cell office:value-type="string" table:style-name="ce1">
            <text:p>2024-01-30T08:13:36Z</text:p>
          </table:table-cell>
          <table:table-cell office:value-type="string" table:style-name="ce1">
            <text:p>2024-01-30T08:23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e12b8f7-c0e1-40ba-9306-3a604dd6b78f</text:p>
          </table:table-cell>
          <table:table-cell office:value-type="string" table:style-name="ce1">
            <text:p>ccs2-eu-vstat-g-mg-dbs02.c6076d48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8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0T08:13:34Z</text:p>
          </table:table-cell>
          <table:table-cell office:value-type="string" table:style-name="ce1">
            <text:p>2024-01-30T08:23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ab2db3a-98e0-40a5-a285-30586ee75fa5</text:p>
          </table:table-cell>
          <table:table-cell office:value-type="string" table:style-name="ce1">
            <text:p>ccs2-eu-stnd-k-pg-dbs01.ae81308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8:13:32Z</text:p>
          </table:table-cell>
          <table:table-cell office:value-type="string" table:style-name="ce1">
            <text:p>2024-01-30T08:23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d2a38af-f27e-49d6-83ed-8f7270832ce5</text:p>
          </table:table-cell>
          <table:table-cell office:value-type="string" table:style-name="ce1">
            <text:p>ccs2-eu-k-broker-kfk-p04.3f20027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97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7-0201.eu-central-1.hcloud.h53</text:p>
          </table:table-cell>
          <table:table-cell office:value-type="string" table:style-name="ce1">
            <text:p>2024-01-30T08:13:32Z</text:p>
          </table:table-cell>
          <table:table-cell office:value-type="string" table:style-name="ce1">
            <text:p>2024-01-30T08:23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2f65762-d997-4030-8052-7b0942000ae8</text:p>
          </table:table-cell>
          <table:table-cell office:value-type="string" table:style-name="ce1">
            <text:p>ccs2-eu-apc-k-mg-dbs02.543bb565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1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8:13:31Z</text:p>
          </table:table-cell>
          <table:table-cell office:value-type="string" table:style-name="ce1">
            <text:p>2024-01-30T08:23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d52424-906c-448e-8ef7-809becaaae34</text:p>
          </table:table-cell>
          <table:table-cell office:value-type="string" table:style-name="ce1">
            <text:p>ccs2-eu-msa-g-reds-s06.f315636f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3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8:13:31Z</text:p>
          </table:table-cell>
          <table:table-cell office:value-type="string" table:style-name="ce1">
            <text:p>2024-01-30T08:23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d376c5a-1e1d-466a-9759-26111e0c0513</text:p>
          </table:table-cell>
          <table:table-cell office:value-type="string" table:style-name="ce1">
            <text:p>ccs2-eu-msa-h-reds-s03.a5ab3b6a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23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8:13:29Z</text:p>
          </table:table-cell>
          <table:table-cell office:value-type="string" table:style-name="ce1">
            <text:p>2024-01-30T08:23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540da13-f658-49ad-82aa-346dc4f5ea64</text:p>
          </table:table-cell>
          <table:table-cell office:value-type="string" table:style-name="ce1">
            <text:p>ccs2-eu-aud-h-mg-dbs01.d5c9d45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7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8:13:26Z</text:p>
          </table:table-cell>
          <table:table-cell office:value-type="string" table:style-name="ce1">
            <text:p>2024-01-30T08:23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4ef3238-6b38-457e-8e2b-0b1d2d4c02a2</text:p>
          </table:table-cell>
          <table:table-cell office:value-type="string" table:style-name="ce1">
            <text:p>ccs2-eu-accnt-h-elastic-s03.19f3e7e2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8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0T08:13:23Z</text:p>
          </table:table-cell>
          <table:table-cell office:value-type="string" table:style-name="ce1">
            <text:p>2024-01-30T08:23:2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9da854f-4b7b-467f-ab10-09a481da8a8f</text:p>
          </table:table-cell>
          <table:table-cell office:value-type="string" table:style-name="ce1">
            <text:p>ccs2-eu-vas-h-keycloak-s01.3b411a8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6.6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0T08:13:20Z</text:p>
          </table:table-cell>
          <table:table-cell office:value-type="string" table:style-name="ce1">
            <text:p>2024-01-30T08:23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522df41-ec43-4c3a-af6a-bf5074c02d60</text:p>
          </table:table-cell>
          <table:table-cell office:value-type="string" table:style-name="ce1">
            <text:p>ccs2-eu-atp-h-mg-dbs02.c0f9e138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4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8:13:18Z</text:p>
          </table:table-cell>
          <table:table-cell office:value-type="string" table:style-name="ce1">
            <text:p>2024-01-30T08:23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92e7ebd-e706-4bc5-bfe7-d3a158264888</text:p>
          </table:table-cell>
          <table:table-cell office:value-type="string" table:style-name="ce1">
            <text:p>ccs2-eu-driv-g-mg-dbp01.43246af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218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9-0201.eu-central-1.hcloud.h53</text:p>
          </table:table-cell>
          <table:table-cell office:value-type="string" table:style-name="ce1">
            <text:p>2024-01-30T08:13:16Z</text:p>
          </table:table-cell>
          <table:table-cell office:value-type="string" table:style-name="ce1">
            <text:p>2024-01-30T08:23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6ce3466-a78f-4ace-833d-82e9b5f517c2</text:p>
          </table:table-cell>
          <table:table-cell office:value-type="string" table:style-name="ce1">
            <text:p>ccs2-eu-msa-k-redp-s04.c469924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07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0-0201.eu-central-1.hcloud.h53</text:p>
          </table:table-cell>
          <table:table-cell office:value-type="string" table:style-name="ce1">
            <text:p>2024-01-30T08:13:15Z</text:p>
          </table:table-cell>
          <table:table-cell office:value-type="string" table:style-name="ce1">
            <text:p>2024-01-30T08:23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22e9553-bd0a-4ed3-9366-38af4ad26159</text:p>
          </table:table-cell>
          <table:table-cell office:value-type="string" table:style-name="ce1">
            <text:p>ccs2-eu-svchub-k-mg-dbp03.2e09b68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6.154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8-0201.eu-central-1.hcloud.h53</text:p>
          </table:table-cell>
          <table:table-cell office:value-type="string" table:style-name="ce1">
            <text:p>2024-01-30T08:13:11Z</text:p>
          </table:table-cell>
          <table:table-cell office:value-type="string" table:style-name="ce1">
            <text:p>2024-08-20T11:03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5902aa9-805d-4ed5-91f9-d710c4116b97</text:p>
          </table:table-cell>
          <table:table-cell office:value-type="string" table:style-name="ce1">
            <text:p>ccs2-eu-atp-k-mg-dbs02.c8c7719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13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8:13:11Z</text:p>
          </table:table-cell>
          <table:table-cell office:value-type="string" table:style-name="ce1">
            <text:p>2024-01-30T08:23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29d8729-1812-46c2-816c-d3bb386eacda</text:p>
          </table:table-cell>
          <table:table-cell office:value-type="string" table:style-name="ce1">
            <text:p>ccs2-eu-vstat-h-mg-dbs03.b2e395d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16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0T08:13:10Z</text:p>
          </table:table-cell>
          <table:table-cell office:value-type="string" table:style-name="ce1">
            <text:p>2024-01-30T08:23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6f67229-f565-43b8-b081-3ba79c6927dd</text:p>
          </table:table-cell>
          <table:table-cell office:value-type="string" table:style-name="ce1">
            <text:p>ccs2-eu-diag-h-mg-dbs02.758bfd68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8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8:13:10Z</text:p>
          </table:table-cell>
          <table:table-cell office:value-type="string" table:style-name="ce1">
            <text:p>2024-01-30T08:23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2bdc50e-ac24-4748-9463-814c6e6c744a</text:p>
          </table:table-cell>
          <table:table-cell office:value-type="string" table:style-name="ce1">
            <text:p>ccs2-eu-msa-k-reds-s02.db9bfdf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9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8:13:09Z</text:p>
          </table:table-cell>
          <table:table-cell office:value-type="string" table:style-name="ce1">
            <text:p>2024-01-30T08:23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542f6b0-39b3-4fb9-8720-3d6882f8bee5</text:p>
          </table:table-cell>
          <table:table-cell office:value-type="string" table:style-name="ce1">
            <text:p>ccs2-eu-vas-g-keycloak-s01.f727674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6.5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0T08:13:08Z</text:p>
          </table:table-cell>
          <table:table-cell office:value-type="string" table:style-name="ce1">
            <text:p>2024-01-30T08:23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1cf3fc7-d934-4302-9e0b-58cb2e7a8edf</text:p>
          </table:table-cell>
          <table:table-cell office:value-type="string" table:style-name="ce1">
            <text:p>ccs2-eu-cam-k-mg-dbs01.adf5fa48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3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8:13:07Z</text:p>
          </table:table-cell>
          <table:table-cell office:value-type="string" table:style-name="ce1">
            <text:p>2024-01-30T08:23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fc38b-bf7a-4e66-bbba-213cf1bb00c0</text:p>
          </table:table-cell>
          <table:table-cell office:value-type="string" table:style-name="ce1">
            <text:p>ccs2-eu-gen2-g-redp-m03.016eb33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35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8-0201.eu-central-1.hcloud.h53</text:p>
          </table:table-cell>
          <table:table-cell office:value-type="string" table:style-name="ce1">
            <text:p>2024-01-30T08:13:06Z</text:p>
          </table:table-cell>
          <table:table-cell office:value-type="string" table:style-name="ce1">
            <text:p>2024-01-30T08:23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f7c1836-1f48-44bc-8a7d-c18db70d0d84</text:p>
          </table:table-cell>
          <table:table-cell office:value-type="string" table:style-name="ce1">
            <text:p>ccs2-eu-svchub-k-mg-dbs01.097b94eb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0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8:13:05Z</text:p>
          </table:table-cell>
          <table:table-cell office:value-type="string" table:style-name="ce1">
            <text:p>2024-01-30T08:23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bde28c6-e63e-40c1-95b0-d90ebfe01b3a</text:p>
          </table:table-cell>
          <table:table-cell office:value-type="string" table:style-name="ce1">
            <text:p>ccs2-eu-msa-k-reds-s01.b25e8e89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3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8:06:43Z</text:p>
          </table:table-cell>
          <table:table-cell office:value-type="string" table:style-name="ce1">
            <text:p>2024-01-30T08:18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5d2ad0a-7892-49a5-a6cc-69e839be68b2</text:p>
          </table:table-cell>
          <table:table-cell office:value-type="string" table:style-name="ce1">
            <text:p>ccs2-eu-vimg-k-mg-dbs02.54117d7b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6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8:05:11Z</text:p>
          </table:table-cell>
          <table:table-cell office:value-type="string" table:style-name="ce1">
            <text:p>2024-01-30T08:18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ddc6517-4599-4257-b5db-e747c2e6c61a</text:p>
          </table:table-cell>
          <table:table-cell office:value-type="string" table:style-name="ce1">
            <text:p>ccs2-eu-clnd-g-mg-dbs03.cdcc6c1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0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7:20:43Z</text:p>
          </table:table-cell>
          <table:table-cell office:value-type="string" table:style-name="ce1">
            <text:p>2024-01-30T07:29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9d0e4ca-5277-420b-931f-328409b04c0e</text:p>
          </table:table-cell>
          <table:table-cell office:value-type="string" table:style-name="ce1">
            <text:p>ccs2-eu-ccsnoti-g-pg-dbs01.b1ef78c8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6.19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1-30T07:20:42Z</text:p>
          </table:table-cell>
          <table:table-cell office:value-type="string" table:style-name="ce1">
            <text:p>2024-01-30T07:30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9ddef45-a19d-4ae5-90a4-9e418fc78bf5</text:p>
          </table:table-cell>
          <table:table-cell office:value-type="string" table:style-name="ce1">
            <text:p>ccs2-eu-cam-g-mg-dbs03.c710828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7:20:38Z</text:p>
          </table:table-cell>
          <table:table-cell office:value-type="string" table:style-name="ce1">
            <text:p>2024-01-30T07:29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76a8515-8b46-4da5-bc42-df98ce514728</text:p>
          </table:table-cell>
          <table:table-cell office:value-type="string" table:style-name="ce1">
            <text:p>ccs2-eu-clnd-g-mg-dbs01.b910553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7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0T07:20:29Z</text:p>
          </table:table-cell>
          <table:table-cell office:value-type="string" table:style-name="ce1">
            <text:p>2024-01-30T07:30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e8aeee2-94b4-4400-9349-964b689801a3</text:p>
          </table:table-cell>
          <table:table-cell office:value-type="string" table:style-name="ce1">
            <text:p>ccs2-eu-ccsnoti-g-aps02.a79b1341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8.9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7:20:29Z</text:p>
          </table:table-cell>
          <table:table-cell office:value-type="string" table:style-name="ce1">
            <text:p>2024-01-30T07:29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a1b62d6-e5ce-4cce-88bc-834304df0eb8</text:p>
          </table:table-cell>
          <table:table-cell office:value-type="string" table:style-name="ce1">
            <text:p>ccs2-eu-cam-g-mg-dbs02.666abc7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3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0T07:20:29Z</text:p>
          </table:table-cell>
          <table:table-cell office:value-type="string" table:style-name="ce1">
            <text:p>2024-01-30T07:31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d6b9726-e39d-407d-a1cd-ebf31afb6213</text:p>
          </table:table-cell>
          <table:table-cell office:value-type="string" table:style-name="ce1">
            <text:p>ccs2-eu-clnd-g-mg-dbs02.7e7b03d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9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30T07:20:22Z</text:p>
          </table:table-cell>
          <table:table-cell office:value-type="string" table:style-name="ce1">
            <text:p>2024-01-30T07:30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c2184b3-f24f-4b50-8d3d-6856bbcbe7f2</text:p>
          </table:table-cell>
          <table:table-cell office:value-type="string" table:style-name="ce1">
            <text:p>ccs2-eu-diag-g-mg-dbs01.16b0a52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92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1-30T07:20:15Z</text:p>
          </table:table-cell>
          <table:table-cell office:value-type="string" table:style-name="ce1">
            <text:p>2024-01-30T07:31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cba097d-cff3-4e58-9533-2fc11febcdf8</text:p>
          </table:table-cell>
          <table:table-cell office:value-type="string" table:style-name="ce1">
            <text:p>ccs2-eu-aps-g-mg-dbs01.f58a29b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6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0T06:58:46Z</text:p>
          </table:table-cell>
          <table:table-cell office:value-type="string" table:style-name="ce1">
            <text:p>2024-01-30T07:08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69a3e8e-47af-4413-be7d-5e9d35c19536</text:p>
          </table:table-cell>
          <table:table-cell office:value-type="string" table:style-name="ce1">
            <text:p>ccs2-eu-aud-g-mg-dbs03.7c783311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1-30T06:58:40Z</text:p>
          </table:table-cell>
          <table:table-cell office:value-type="string" table:style-name="ce1">
            <text:p>2024-01-30T07:07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60ea540-89d8-4c23-bcd9-f668bd30a1d7</text:p>
          </table:table-cell>
          <table:table-cell office:value-type="string" table:style-name="ce1">
            <text:p>ccs2-eu-aud-g-mg-dbs01.6ac1eb4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7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0T06:58:40Z</text:p>
          </table:table-cell>
          <table:table-cell office:value-type="string" table:style-name="ce1">
            <text:p>2024-01-30T07:11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b148f0a-aa0d-4336-9477-5790e8522e72</text:p>
          </table:table-cell>
          <table:table-cell office:value-type="string" table:style-name="ce1">
            <text:p>ccs2-eu-atp-g-mg-dbs01.30f77cf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6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1-30T06:58:30Z</text:p>
          </table:table-cell>
          <table:table-cell office:value-type="string" table:style-name="ce1">
            <text:p>2024-01-30T07:07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f4934a2-f204-41c3-bbdb-26ca8396ec2d</text:p>
          </table:table-cell>
          <table:table-cell office:value-type="string" table:style-name="ce1">
            <text:p>ccs2-eu-aps-g-mg-dbs03.147dfb8e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0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6:58:29Z</text:p>
          </table:table-cell>
          <table:table-cell office:value-type="string" table:style-name="ce1">
            <text:p>2024-01-30T07:07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a7257a6-7862-4c8b-a70f-1de01ea64e89</text:p>
          </table:table-cell>
          <table:table-cell office:value-type="string" table:style-name="ce1">
            <text:p>ccs2-eu-atp-g-mg-dbs03.a52cc611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0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6:58:29Z</text:p>
          </table:table-cell>
          <table:table-cell office:value-type="string" table:style-name="ce1">
            <text:p>2024-01-30T07:07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c2eac42-037f-409f-8821-d5be3050e766</text:p>
          </table:table-cell>
          <table:table-cell office:value-type="string" table:style-name="ce1">
            <text:p>ccs2-eu-accnt-g-elastic-s03.84b7710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6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6:32:42Z</text:p>
          </table:table-cell>
          <table:table-cell office:value-type="string" table:style-name="ce1">
            <text:p>2024-01-30T06:41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1dbf872-6485-4a09-bb78-a3bfb0740aa2</text:p>
          </table:table-cell>
          <table:table-cell office:value-type="string" table:style-name="ce1">
            <text:p>ccs2-eu-c-felice-kfk-s01.1d1739c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83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6:32:31Z</text:p>
          </table:table-cell>
          <table:table-cell office:value-type="string" table:style-name="ce1">
            <text:p>2024-01-30T06:41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078b8a4-81f6-4d73-b9c6-84c05f56ce2b</text:p>
          </table:table-cell>
          <table:table-cell office:value-type="string" table:style-name="ce1">
            <text:p>ccs2-eu-c-zkp-kfk-s01.46d2c21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6.216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0T06:32:22Z</text:p>
          </table:table-cell>
          <table:table-cell office:value-type="string" table:style-name="ce1">
            <text:p>2024-02-05T09:03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7a1b546-48ed-4b21-8285-b4feadef4d10</text:p>
          </table:table-cell>
          <table:table-cell office:value-type="string" table:style-name="ce1">
            <text:p>ccs2-eu-accnt-g-elastic-s01.7ce1fd5b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8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0T06:32:22Z</text:p>
          </table:table-cell>
          <table:table-cell office:value-type="string" table:style-name="ce1">
            <text:p>2024-01-30T06:50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2de7b09-bcea-4df7-86dc-f124e7241e8f</text:p>
          </table:table-cell>
          <table:table-cell office:value-type="string" table:style-name="ce1">
            <text:p>ccs2-eu-apc-g-mg-dbs03.50d2da6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2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6:32:21Z</text:p>
          </table:table-cell>
          <table:table-cell office:value-type="string" table:style-name="ce1">
            <text:p>2024-01-30T06:41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3b4e225-cafc-4d41-8515-e1967a7dddc7</text:p>
          </table:table-cell>
          <table:table-cell office:value-type="string" table:style-name="ce1">
            <text:p>ccs2-eu-c-zkp-kfk-s02.abd019ee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8.22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6:32:21Z</text:p>
          </table:table-cell>
          <table:table-cell office:value-type="string" table:style-name="ce1">
            <text:p>2024-01-30T06:41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db94b7d-4428-4879-818f-19a4118f6fbb</text:p>
          </table:table-cell>
          <table:table-cell office:value-type="string" table:style-name="ce1">
            <text:p>ccs2-eu-c-zkp-kfk-s03.0e7a426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8.12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6:32:19Z</text:p>
          </table:table-cell>
          <table:table-cell office:value-type="string" table:style-name="ce1">
            <text:p>2024-01-30T06:41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704645d-30e8-4f19-ad76-1ca3bbe982fe</text:p>
          </table:table-cell>
          <table:table-cell office:value-type="string" table:style-name="ce1">
            <text:p>gcseudkc2gplcdbp02.b31b766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01 eu-central-prd-a:172.31.71.27 eu-central-prd-a:172.31.71.116 eu-central-prd-a:172.31.71.151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0-0104.eu-central-2.hcloud.h53</text:p>
          </table:table-cell>
          <table:table-cell office:value-type="string" table:style-name="ce1">
            <text:p>2024-01-30T05:27:19Z</text:p>
          </table:table-cell>
          <table:table-cell office:value-type="string" table:style-name="ce1">
            <text:p>2024-08-01T02:21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fdf1fbd-3370-4adf-9979-207e13ec5ffb</text:p>
          </table:table-cell>
          <table:table-cell office:value-type="string" table:style-name="ce1">
            <text:p>ccseutmvcrmdbs01.92b05258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126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4-01-30T05:27:11Z</text:p>
          </table:table-cell>
          <table:table-cell office:value-type="string" table:style-name="ce1">
            <text:p>2024-01-30T05:36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ae5292-a6ad-4de6-bbb8-b657c2a2c74e</text:p>
          </table:table-cell>
          <table:table-cell office:value-type="string" table:style-name="ce1">
            <text:p>ccseudkc2kplcdbp01.799b202e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161 eu-central-prd-a:172.31.71.42 eu-central-prd-a:172.31.71.121 eu-central-prd-a:172.31.71.162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0-0104.eu-central-2.hcloud.h53</text:p>
          </table:table-cell>
          <table:table-cell office:value-type="string" table:style-name="ce1">
            <text:p>2024-01-30T05:27:11Z</text:p>
          </table:table-cell>
          <table:table-cell office:value-type="string" table:style-name="ce1">
            <text:p>2024-01-30T05:36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4ebe8b2-bcc8-44a2-a9a0-d07daa3fba96</text:p>
          </table:table-cell>
          <table:table-cell office:value-type="string" table:style-name="ce1">
            <text:p>gcseudkc2gplcdbp01.63e9b63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177 eu-central-prd-a:172.29.71.22 eu-central-prd-a:172.29.71.102 eu-central-prd-a:172.29.71.163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6-0201.eu-central-1.hcloud.h53</text:p>
          </table:table-cell>
          <table:table-cell office:value-type="string" table:style-name="ce1">
            <text:p>2024-01-30T05:27:06Z</text:p>
          </table:table-cell>
          <table:table-cell office:value-type="string" table:style-name="ce1">
            <text:p>2024-08-01T02:21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e9970d0-46d4-4eb2-af82-09e4a36948f4</text:p>
          </table:table-cell>
          <table:table-cell office:value-type="string" table:style-name="ce1">
            <text:p>flteutmvcrmdbs01.2d5d24ed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214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1-30T05:27:00Z</text:p>
          </table:table-cell>
          <table:table-cell office:value-type="string" table:style-name="ce1">
            <text:p>2024-01-30T05:36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926cd1b-c2c5-450a-9e49-c0d4442bfda3</text:p>
          </table:table-cell>
          <table:table-cell office:value-type="string" table:style-name="ce1">
            <text:p>ccseudkc2kplcdbp02.223400f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6.93 eu-central-prd-a:172.29.71.52 eu-central-prd-a:172.29.71.121 eu-central-prd-a:172.29.71.164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0-0201.eu-central-1.hcloud.h53</text:p>
          </table:table-cell>
          <table:table-cell office:value-type="string" table:style-name="ce1">
            <text:p>2024-01-30T05:26:55Z</text:p>
          </table:table-cell>
          <table:table-cell office:value-type="string" table:style-name="ce1">
            <text:p>2024-01-30T05:36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3a3d649-05d1-41e7-8aa9-4eb01be07997</text:p>
          </table:table-cell>
          <table:table-cell office:value-type="string" table:style-name="ce1">
            <text:p>gcseudkc2gpelasp02.deb4dc6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74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1-0104.eu-central-2.hcloud.h53</text:p>
          </table:table-cell>
          <table:table-cell office:value-type="string" table:style-name="ce1">
            <text:p>2024-01-30T02:27:33Z</text:p>
          </table:table-cell>
          <table:table-cell office:value-type="string" table:style-name="ce1">
            <text:p>2024-01-30T02:37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06a6239-29d3-4e85-bcd2-c2e53b0aa868</text:p>
          </table:table-cell>
          <table:table-cell office:value-type="string" table:style-name="ce1">
            <text:p>gcseudkc2gpglgwp02.d644684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6.206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1-0104.eu-central-2.hcloud.h53</text:p>
          </table:table-cell>
          <table:table-cell office:value-type="string" table:style-name="ce1">
            <text:p>2024-01-30T02:27:07Z</text:p>
          </table:table-cell>
          <table:table-cell office:value-type="string" table:style-name="ce1">
            <text:p>2024-01-30T02:36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05340cd-285b-4077-bcc5-23b7ca3692cf</text:p>
          </table:table-cell>
          <table:table-cell office:value-type="string" table:style-name="ce1">
            <text:p>kcseugissbsp07.612fcec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6.33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1-0104.eu-central-2.hcloud.h53</text:p>
          </table:table-cell>
          <table:table-cell office:value-type="string" table:style-name="ce1">
            <text:p>2024-01-30T02:26:55Z</text:p>
          </table:table-cell>
          <table:table-cell office:value-type="string" table:style-name="ce1">
            <text:p>2024-08-22T06:46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c90979b-7aa6-4665-890d-427482e5715f</text:p>
          </table:table-cell>
          <table:table-cell office:value-type="string" table:style-name="ce1">
            <text:p>gcseudkc2gpglgwp01.a439724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9.239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0-0204.eu-central-1.hcloud.h53</text:p>
          </table:table-cell>
          <table:table-cell office:value-type="string" table:style-name="ce1">
            <text:p>2024-01-30T02:26:38Z</text:p>
          </table:table-cell>
          <table:table-cell office:value-type="string" table:style-name="ce1">
            <text:p>2024-03-26T06:09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d1bbc7f-84a7-4c90-9eca-55fe964fddbd</text:p>
          </table:table-cell>
          <table:table-cell office:value-type="string" table:style-name="ce1">
            <text:p>ccseuccapp02.25ebe2a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9.94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8-0204.eu-central-1.hcloud.h53</text:p>
          </table:table-cell>
          <table:table-cell office:value-type="string" table:style-name="ce1">
            <text:p>2024-01-30T02:26:32Z</text:p>
          </table:table-cell>
          <table:table-cell office:value-type="string" table:style-name="ce1">
            <text:p>2024-02-29T02:20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2cca5c8-fbe6-47e4-a0bf-aaa1ce2f3b4a</text:p>
          </table:table-cell>
          <table:table-cell office:value-type="string" table:style-name="ce1">
            <text:p>gcseudkc2gpelasp01.9f2f16e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6.172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5-0201.eu-central-1.hcloud.h53</text:p>
          </table:table-cell>
          <table:table-cell office:value-type="string" table:style-name="ce1">
            <text:p>2024-01-30T02:26:28Z</text:p>
          </table:table-cell>
          <table:table-cell office:value-type="string" table:style-name="ce1">
            <text:p>2024-08-05T03:07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8313dd5-d78c-44a2-ba2c-78153d117b64</text:p>
          </table:table-cell>
          <table:table-cell office:value-type="string" table:style-name="ce1">
            <text:p>kcseugissbsp08.4b66c37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6.234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9-0201.eu-central-1.hcloud.h53</text:p>
          </table:table-cell>
          <table:table-cell office:value-type="string" table:style-name="ce1">
            <text:p>2024-01-30T02:26:26Z</text:p>
          </table:table-cell>
          <table:table-cell office:value-type="string" table:style-name="ce1">
            <text:p>2024-08-22T06:21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2a038e8-f09a-41f1-9bb3-ed02d97f43ca</text:p>
          </table:table-cell>
          <table:table-cell office:value-type="string" table:style-name="ce1">
            <text:p>kcseuapigwp02.9b53c80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35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4-01-30T02:26:25Z</text:p>
          </table:table-cell>
          <table:table-cell office:value-type="string" table:style-name="ce1">
            <text:p>2024-08-22T06:21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fa11984-3b07-4d7e-9da7-04d46ea68feb</text:p>
          </table:table-cell>
          <table:table-cell office:value-type="string" table:style-name="ce1">
            <text:p>kcseumcpsbsp07.7ad7a8b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247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1-0104.eu-central-2.hcloud.h53</text:p>
          </table:table-cell>
          <table:table-cell office:value-type="string" table:style-name="ce1">
            <text:p>2024-01-30T02:26:24Z</text:p>
          </table:table-cell>
          <table:table-cell office:value-type="string" table:style-name="ce1">
            <text:p>2024-01-30T02:36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4b03840-b037-478a-80eb-7931058f0c24</text:p>
          </table:table-cell>
          <table:table-cell office:value-type="string" table:style-name="ce1">
            <text:p>kcseugissbsp010.742db21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73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4-01-30T02:26:24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c4299b-9775-4b7c-9f72-a7fe6ee8dc13</text:p>
          </table:table-cell>
          <table:table-cell office:value-type="string" table:style-name="ce1">
            <text:p>kcseudbp03.4ce002e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97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4-01-30T02:26:24Z</text:p>
          </table:table-cell>
          <table:table-cell office:value-type="string" table:style-name="ce1">
            <text:p>2024-01-30T02:36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27b1caf-674a-419a-aea0-bf46a5dee7eb</text:p>
          </table:table-cell>
          <table:table-cell office:value-type="string" table:style-name="ce1">
            <text:p>ccseuvcrmsbsp04.a150e0a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92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9-0204.eu-central-1.hcloud.h53</text:p>
          </table:table-cell>
          <table:table-cell office:value-type="string" table:style-name="ce1">
            <text:p>2024-01-30T02:26:21Z</text:p>
          </table:table-cell>
          <table:table-cell office:value-type="string" table:style-name="ce1">
            <text:p>2024-08-22T06:21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368fdb3-a96c-4387-ae1e-dca41c911c63</text:p>
          </table:table-cell>
          <table:table-cell office:value-type="string" table:style-name="ce1">
            <text:p>ccseudkc2kpelasp01.99bb9e5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193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1-0104.eu-central-2.hcloud.h53</text:p>
          </table:table-cell>
          <table:table-cell office:value-type="string" table:style-name="ce1">
            <text:p>2024-01-30T02:26:20Z</text:p>
          </table:table-cell>
          <table:table-cell office:value-type="string" table:style-name="ce1">
            <text:p>2024-01-30T02:36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d062e49-6595-448f-835b-5a9805ced9ee</text:p>
          </table:table-cell>
          <table:table-cell office:value-type="string" table:style-name="ce1">
            <text:p>kcseuwebliscorep01.e041f2d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9.73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2-0204.eu-central-2.hcloud.h53</text:p>
          </table:table-cell>
          <table:table-cell office:value-type="string" table:style-name="ce1">
            <text:p>2024-01-30T02:26:19Z</text:p>
          </table:table-cell>
          <table:table-cell office:value-type="string" table:style-name="ce1">
            <text:p>2024-01-30T02:36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7b573a4-a7ab-452e-b965-4c61464b025e</text:p>
          </table:table-cell>
          <table:table-cell office:value-type="string" table:style-name="ce1">
            <text:p>kcseu4screensbsp01.48478b1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228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4-01-30T02:26:19Z</text:p>
          </table:table-cell>
          <table:table-cell office:value-type="string" table:style-name="ce1">
            <text:p>2024-01-30T02:36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672a537-3162-4bd6-9e7b-d744c7a07d2d</text:p>
          </table:table-cell>
          <table:table-cell office:value-type="string" table:style-name="ce1">
            <text:p>ccseudkc2kpelasp03.472c993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53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2-0204.eu-central-2.hcloud.h53</text:p>
          </table:table-cell>
          <table:table-cell office:value-type="string" table:style-name="ce1">
            <text:p>2024-01-30T02:26:17Z</text:p>
          </table:table-cell>
          <table:table-cell office:value-type="string" table:style-name="ce1">
            <text:p>2024-01-30T02:36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dba5bd5-f240-4ad7-825f-840ff049cd2b</text:p>
          </table:table-cell>
          <table:table-cell office:value-type="string" table:style-name="ce1">
            <text:p>kcseuvcrmsbsp03.63ac2a86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192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2-0204.eu-central-2.hcloud.h53</text:p>
          </table:table-cell>
          <table:table-cell office:value-type="string" table:style-name="ce1">
            <text:p>2024-01-30T02:26:17Z</text:p>
          </table:table-cell>
          <table:table-cell office:value-type="string" table:style-name="ce1">
            <text:p>2024-08-22T06:4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61ca32-4a75-45b1-8bdc-5a52cdfd5511</text:p>
          </table:table-cell>
          <table:table-cell office:value-type="string" table:style-name="ce1">
            <text:p>kcseuuserlinkp01.50c7eca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78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2-0204.eu-central-2.hcloud.h53</text:p>
          </table:table-cell>
          <table:table-cell office:value-type="string" table:style-name="ce1">
            <text:p>2024-01-30T02:26:17Z</text:p>
          </table:table-cell>
          <table:table-cell office:value-type="string" table:style-name="ce1">
            <text:p>2024-09-09T08:50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530bee0-2b07-4783-940d-bc6c48538741</text:p>
          </table:table-cell>
          <table:table-cell office:value-type="string" table:style-name="ce1">
            <text:p>kcseuissredisp01.1290c21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58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2-0204.eu-central-2.hcloud.h53</text:p>
          </table:table-cell>
          <table:table-cell office:value-type="string" table:style-name="ce1">
            <text:p>2024-01-30T02:26:16Z</text:p>
          </table:table-cell>
          <table:table-cell office:value-type="string" table:style-name="ce1">
            <text:p>2024-08-26T08:27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523478c-3c55-4719-990e-747b7a0e7ec9</text:p>
          </table:table-cell>
          <table:table-cell office:value-type="string" table:style-name="ce1">
            <text:p>ccseu4screensbsp01.7b96352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118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4-01-30T02:26:16Z</text:p>
          </table:table-cell>
          <table:table-cell office:value-type="string" table:style-name="ce1">
            <text:p>2024-01-30T02:36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3dca893-e2ba-4d5a-9699-e4a697e5f3ac</text:p>
          </table:table-cell>
          <table:table-cell office:value-type="string" table:style-name="ce1">
            <text:p>kcseuccspcpwp02.9a1ac56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9.78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4-01-30T02:26:15Z</text:p>
          </table:table-cell>
          <table:table-cell office:value-type="string" table:style-name="ce1">
            <text:p>2024-01-30T02:36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bcdedc0-0f10-4ced-acaf-f7bd457b4dfa</text:p>
          </table:table-cell>
          <table:table-cell office:value-type="string" table:style-name="ce1">
            <text:p>gcseudkc2gpsbsgwp02.b006660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9.49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2-0204.eu-central-2.hcloud.h53</text:p>
          </table:table-cell>
          <table:table-cell office:value-type="string" table:style-name="ce1">
            <text:p>2024-01-30T02:26:15Z</text:p>
          </table:table-cell>
          <table:table-cell office:value-type="string" table:style-name="ce1">
            <text:p>2024-01-30T02:36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aeb9f00-fa53-4988-9219-3f332ddb31dc</text:p>
          </table:table-cell>
          <table:table-cell office:value-type="string" table:style-name="ce1">
            <text:p>ccseuuptimemongodbp02.4991664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66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2-0204.eu-central-2.hcloud.h53</text:p>
          </table:table-cell>
          <table:table-cell office:value-type="string" table:style-name="ce1">
            <text:p>2024-01-30T02:26:14Z</text:p>
          </table:table-cell>
          <table:table-cell office:value-type="string" table:style-name="ce1">
            <text:p>2024-01-30T02:36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1922b78-3fb4-4968-969e-b9123fb36816</text:p>
          </table:table-cell>
          <table:table-cell office:value-type="string" table:style-name="ce1">
            <text:p>kcseuuserlinkp02.2cb132a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67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4-01-30T02:26:14Z</text:p>
          </table:table-cell>
          <table:table-cell office:value-type="string" table:style-name="ce1">
            <text:p>2024-09-09T08:37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664976b-3e95-4063-9497-1ad4c7bc6dcf</text:p>
          </table:table-cell>
          <table:table-cell office:value-type="string" table:style-name="ce1">
            <text:p>kcseuccspcpwp01.7c4127f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9.217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4-01-30T02:26:14Z</text:p>
          </table:table-cell>
          <table:table-cell office:value-type="string" table:style-name="ce1">
            <text:p>2024-01-30T02:35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c470a67-2cfa-4d7e-9df9-b9be77f6e456</text:p>
          </table:table-cell>
          <table:table-cell office:value-type="string" table:style-name="ce1">
            <text:p>kcseubatchp01.05edc51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248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2-0204.eu-central-2.hcloud.h53</text:p>
          </table:table-cell>
          <table:table-cell office:value-type="string" table:style-name="ce1">
            <text:p>2024-01-30T02:26:13Z</text:p>
          </table:table-cell>
          <table:table-cell office:value-type="string" table:style-name="ce1">
            <text:p>2024-01-30T02:35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f4b1e42-7b93-4e39-9cb4-7e9ade946dd1</text:p>
          </table:table-cell>
          <table:table-cell office:value-type="string" table:style-name="ce1">
            <text:p>kcseu4screensbsp04.126a32c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59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2-0204.eu-central-2.hcloud.h53</text:p>
          </table:table-cell>
          <table:table-cell office:value-type="string" table:style-name="ce1">
            <text:p>2024-01-30T02:26:13Z</text:p>
          </table:table-cell>
          <table:table-cell office:value-type="string" table:style-name="ce1">
            <text:p>2024-01-30T02:35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d5a93dc-c111-4270-9960-934b572293a3</text:p>
          </table:table-cell>
          <table:table-cell office:value-type="string" table:style-name="ce1">
            <text:p>kcseuissredisp05.2aacea8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70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1-30T02:26:12Z</text:p>
          </table:table-cell>
          <table:table-cell office:value-type="string" table:style-name="ce1">
            <text:p>2024-09-02T15:32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05ae448-6317-4c52-b7c4-03618f06a479</text:p>
          </table:table-cell>
          <table:table-cell office:value-type="string" table:style-name="ce1">
            <text:p>kcseuextrasbsp04.e99cb4e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9.21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4-01-30T02:26:12Z</text:p>
          </table:table-cell>
          <table:table-cell office:value-type="string" table:style-name="ce1">
            <text:p>2024-01-30T02:35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9a3332d-f647-44d6-b3b0-a87d41dfb291</text:p>
          </table:table-cell>
          <table:table-cell office:value-type="string" table:style-name="ce1">
            <text:p>ccseuwebliscorep02.69c29e1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9.126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4-01-30T02:26:11Z</text:p>
          </table:table-cell>
          <table:table-cell office:value-type="string" table:style-name="ce1">
            <text:p>2024-01-30T02:35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0135918-d261-461f-a706-a77c8d44fd15</text:p>
          </table:table-cell>
          <table:table-cell office:value-type="string" table:style-name="ce1">
            <text:p>kcseugissbsp06.2fa34f0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160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9-0204.eu-central-1.hcloud.h53</text:p>
          </table:table-cell>
          <table:table-cell office:value-type="string" table:style-name="ce1">
            <text:p>2024-01-30T02:26:10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d358314-10a1-4ab6-a7c4-8514c5dd09fc</text:p>
          </table:table-cell>
          <table:table-cell office:value-type="string" table:style-name="ce1">
            <text:p>kcseuextrasbsp02.b0563c0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102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9-0204.eu-central-1.hcloud.h53</text:p>
          </table:table-cell>
          <table:table-cell office:value-type="string" table:style-name="ce1">
            <text:p>2024-01-30T02:26:10Z</text:p>
          </table:table-cell>
          <table:table-cell office:value-type="string" table:style-name="ce1">
            <text:p>2024-01-30T02:35:5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2be308d-1e84-4565-ac35-cf1321755033</text:p>
          </table:table-cell>
          <table:table-cell office:value-type="string" table:style-name="ce1">
            <text:p>kcseuccspdbp03.ca2e59d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72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9-0204.eu-central-1.hcloud.h53</text:p>
          </table:table-cell>
          <table:table-cell office:value-type="string" table:style-name="ce1">
            <text:p>2024-01-30T02:26:09Z</text:p>
          </table:table-cell>
          <table:table-cell office:value-type="string" table:style-name="ce1">
            <text:p>2024-01-30T02:35:5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1c28c55-0c7f-4a80-807b-d12f7dd88987</text:p>
          </table:table-cell>
          <table:table-cell office:value-type="string" table:style-name="ce1">
            <text:p>kcseuccspcontentp02.31c7a9d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79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9-0204.eu-central-1.hcloud.h53</text:p>
          </table:table-cell>
          <table:table-cell office:value-type="string" table:style-name="ce1">
            <text:p>2024-01-30T02:26:09Z</text:p>
          </table:table-cell>
          <table:table-cell office:value-type="string" table:style-name="ce1">
            <text:p>2024-01-30T02:35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16c580a-b33d-493a-844b-ed86e2e75236</text:p>
          </table:table-cell>
          <table:table-cell office:value-type="string" table:style-name="ce1">
            <text:p>kcseumcpsbsp02.ee135da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237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9-0204.eu-central-1.hcloud.h53</text:p>
          </table:table-cell>
          <table:table-cell office:value-type="string" table:style-name="ce1">
            <text:p>2024-01-30T02:26:08Z</text:p>
          </table:table-cell>
          <table:table-cell office:value-type="string" table:style-name="ce1">
            <text:p>2024-01-30T02:35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7346e1c-fc25-4278-bc21-3dc72770513c</text:p>
          </table:table-cell>
          <table:table-cell office:value-type="string" table:style-name="ce1">
            <text:p>kcseutomtomgwp01.1cb2d69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196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2-0204.eu-central-2.hcloud.h53</text:p>
          </table:table-cell>
          <table:table-cell office:value-type="string" table:style-name="ce1">
            <text:p>2024-01-30T02:26:08Z</text:p>
          </table:table-cell>
          <table:table-cell office:value-type="string" table:style-name="ce1">
            <text:p>2024-01-30T02:35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b7a8463-a804-4ce3-ab24-e8f334801527</text:p>
          </table:table-cell>
          <table:table-cell office:value-type="string" table:style-name="ce1">
            <text:p>kcseuccsptmsproxyp06.6a638f5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96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9-0204.eu-central-1.hcloud.h53</text:p>
          </table:table-cell>
          <table:table-cell office:value-type="string" table:style-name="ce1">
            <text:p>2024-01-30T02:26:07Z</text:p>
          </table:table-cell>
          <table:table-cell office:value-type="string" table:style-name="ce1">
            <text:p>2024-01-30T02:35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eb17385-c327-4388-ae31-af6996302d2c</text:p>
          </table:table-cell>
          <table:table-cell office:value-type="string" table:style-name="ce1">
            <text:p>kcseugissbsp02.7c259a3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88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9-0204.eu-central-1.hcloud.h53</text:p>
          </table:table-cell>
          <table:table-cell office:value-type="string" table:style-name="ce1">
            <text:p>2024-01-30T02:26:06Z</text:p>
          </table:table-cell>
          <table:table-cell office:value-type="string" table:style-name="ce1">
            <text:p>2024-08-22T06:21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7dab834-eb0e-49e7-b76d-9d60a995bdac</text:p>
          </table:table-cell>
          <table:table-cell office:value-type="string" table:style-name="ce1">
            <text:p>kcseumcpsbsp09.c17135c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148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2-0204.eu-central-2.hcloud.h53</text:p>
          </table:table-cell>
          <table:table-cell office:value-type="string" table:style-name="ce1">
            <text:p>2024-01-30T02:26:05Z</text:p>
          </table:table-cell>
          <table:table-cell office:value-type="string" table:style-name="ce1">
            <text:p>2024-01-30T02:35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0c9b58a-f6a9-41c3-9fc3-acfe6a14c83f</text:p>
          </table:table-cell>
          <table:table-cell office:value-type="string" table:style-name="ce1">
            <text:p>kcseuccsptmsproxyp03.4554b08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224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4-01-30T02:26:05Z</text:p>
          </table:table-cell>
          <table:table-cell office:value-type="string" table:style-name="ce1">
            <text:p>2024-01-30T02:35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d10c3f0-f571-4f9b-874d-849baadbb8af</text:p>
          </table:table-cell>
          <table:table-cell office:value-type="string" table:style-name="ce1">
            <text:p>kcseuccspkmsproxyp04.154b532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95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9-0204.eu-central-1.hcloud.h53</text:p>
          </table:table-cell>
          <table:table-cell office:value-type="string" table:style-name="ce1">
            <text:p>2024-01-30T02:26:04Z</text:p>
          </table:table-cell>
          <table:table-cell office:value-type="string" table:style-name="ce1">
            <text:p>2024-01-30T02:35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5278968-1433-4928-8d05-de6293ee50b2</text:p>
          </table:table-cell>
          <table:table-cell office:value-type="string" table:style-name="ce1">
            <text:p>kcseuccsptmsproxyp04.4155d3a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31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9-0204.eu-central-1.hcloud.h53</text:p>
          </table:table-cell>
          <table:table-cell office:value-type="string" table:style-name="ce1">
            <text:p>2024-01-30T02:26:04Z</text:p>
          </table:table-cell>
          <table:table-cell office:value-type="string" table:style-name="ce1">
            <text:p>2024-01-30T02:35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fb6df7a-b14f-4f29-bf54-e16a47b63611</text:p>
          </table:table-cell>
          <table:table-cell office:value-type="string" table:style-name="ce1">
            <text:p>kcseugissbsp03.16e8da6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72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2-0204.eu-central-2.hcloud.h53</text:p>
          </table:table-cell>
          <table:table-cell office:value-type="string" table:style-name="ce1">
            <text:p>2024-01-30T02:26:03Z</text:p>
          </table:table-cell>
          <table:table-cell office:value-type="string" table:style-name="ce1">
            <text:p>2024-08-22T06:46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f72f29b-51dc-4768-b535-eee9e5fdc80f</text:p>
          </table:table-cell>
          <table:table-cell office:value-type="string" table:style-name="ce1">
            <text:p>kiaeuprofilep02.9c5b858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93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6-0204.eu-central-1.hcloud.h53</text:p>
          </table:table-cell>
          <table:table-cell office:value-type="string" table:style-name="ce1">
            <text:p>2024-01-30T02:26:02Z</text:p>
          </table:table-cell>
          <table:table-cell office:value-type="string" table:style-name="ce1">
            <text:p>2024-08-26T08:57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40758af-d7e3-4e2b-9467-d0f0997979ce</text:p>
          </table:table-cell>
          <table:table-cell office:value-type="string" table:style-name="ce1">
            <text:p>kcseuvehiclep02.0f96a36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02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6-0204.eu-central-1.hcloud.h53</text:p>
          </table:table-cell>
          <table:table-cell office:value-type="string" table:style-name="ce1">
            <text:p>2024-01-30T02:26:02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9ed538f-26ba-4c1a-839c-ee832cca3d3c</text:p>
          </table:table-cell>
          <table:table-cell office:value-type="string" table:style-name="ce1">
            <text:p>ccseuvcrmsbsp02.1bb6a3c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180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6-0204.eu-central-1.hcloud.h53</text:p>
          </table:table-cell>
          <table:table-cell office:value-type="string" table:style-name="ce1">
            <text:p>2024-01-30T02:26:00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d16665e-4068-482d-9c78-8431544669fe</text:p>
          </table:table-cell>
          <table:table-cell office:value-type="string" table:style-name="ce1">
            <text:p>kcspeupushp01.ec3b417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177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2-0204.eu-central-2.hcloud.h53</text:p>
          </table:table-cell>
          <table:table-cell office:value-type="string" table:style-name="ce1">
            <text:p>2024-01-30T02:26:00Z</text:p>
          </table:table-cell>
          <table:table-cell office:value-type="string" table:style-name="ce1">
            <text:p>2024-08-22T06:4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fc2df6f-2d83-423c-83bc-e27943909d91</text:p>
          </table:table-cell>
          <table:table-cell office:value-type="string" table:style-name="ce1">
            <text:p>kcseuccsptmsproxyp02.aaf4206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52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6-0204.eu-central-1.hcloud.h53</text:p>
          </table:table-cell>
          <table:table-cell office:value-type="string" table:style-name="ce1">
            <text:p>2024-01-30T02:25:59Z</text:p>
          </table:table-cell>
          <table:table-cell office:value-type="string" table:style-name="ce1">
            <text:p>2024-01-30T02:35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6f3cb0a-db94-44a4-86f0-9e7e245f2245</text:p>
          </table:table-cell>
          <table:table-cell office:value-type="string" table:style-name="ce1">
            <text:p>ccseuvrsbsp01.ec2c2a1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40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4-01-30T02:25:59Z</text:p>
          </table:table-cell>
          <table:table-cell office:value-type="string" table:style-name="ce1">
            <text:p>2024-01-30T02:35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75c3c80-bc72-4940-a93f-157fe0e8d548</text:p>
          </table:table-cell>
          <table:table-cell office:value-type="string" table:style-name="ce1">
            <text:p>ccseumcpsbsp06.67809af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108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6-0204.eu-central-1.hcloud.h53</text:p>
          </table:table-cell>
          <table:table-cell office:value-type="string" table:style-name="ce1">
            <text:p>2024-01-30T02:25:58Z</text:p>
          </table:table-cell>
          <table:table-cell office:value-type="string" table:style-name="ce1">
            <text:p>2024-01-30T02:35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a69b49e-2f62-46f8-9d2c-94bfdf31bf03</text:p>
          </table:table-cell>
          <table:table-cell office:value-type="string" table:style-name="ce1">
            <text:p>ccseudkc2kpglgwp02.f0dce8a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9.214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6-0204.eu-central-1.hcloud.h53</text:p>
          </table:table-cell>
          <table:table-cell office:value-type="string" table:style-name="ce1">
            <text:p>2024-01-30T02:25:58Z</text:p>
          </table:table-cell>
          <table:table-cell office:value-type="string" table:style-name="ce1">
            <text:p>2024-01-30T02:35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22ec596-b797-4eaa-8b74-20b4ded22d5a</text:p>
          </table:table-cell>
          <table:table-cell office:value-type="string" table:style-name="ce1">
            <text:p>kcseuccsptmsproxyp01.c0b8169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233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8-0204.eu-central-2.hcloud.h53</text:p>
          </table:table-cell>
          <table:table-cell office:value-type="string" table:style-name="ce1">
            <text:p>2024-01-30T02:25:57Z</text:p>
          </table:table-cell>
          <table:table-cell office:value-type="string" table:style-name="ce1">
            <text:p>2024-01-30T02:35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8afcb39-9a8a-4d12-b9b3-6123d3d41d4b</text:p>
          </table:table-cell>
          <table:table-cell office:value-type="string" table:style-name="ce1">
            <text:p>ccseudkc2kpglgwp01.6cef421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9.116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4-01-30T02:25:57Z</text:p>
          </table:table-cell>
          <table:table-cell office:value-type="string" table:style-name="ce1">
            <text:p>2024-01-30T02:35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996a13a-8945-460e-9b9f-f0f0c1f6602b</text:p>
          </table:table-cell>
          <table:table-cell office:value-type="string" table:style-name="ce1">
            <text:p>ccseuuptimemongodbp03.4512703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11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6-0204.eu-central-1.hcloud.h53</text:p>
          </table:table-cell>
          <table:table-cell office:value-type="string" table:style-name="ce1">
            <text:p>2024-01-30T02:25:55Z</text:p>
          </table:table-cell>
          <table:table-cell office:value-type="string" table:style-name="ce1">
            <text:p>2024-01-30T02:35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493d05b-5fa8-465c-8c2d-a6f403e60e62</text:p>
          </table:table-cell>
          <table:table-cell office:value-type="string" table:style-name="ce1">
            <text:p>kcspeupushp02.9f266c5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198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6-0204.eu-central-1.hcloud.h53</text:p>
          </table:table-cell>
          <table:table-cell office:value-type="string" table:style-name="ce1">
            <text:p>2024-01-30T02:25:55Z</text:p>
          </table:table-cell>
          <table:table-cell office:value-type="string" table:style-name="ce1">
            <text:p>2024-08-22T06:14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dcdd897-6014-4f9d-8688-7b6634af5bcf</text:p>
          </table:table-cell>
          <table:table-cell office:value-type="string" table:style-name="ce1">
            <text:p>kcseuvcrmsbsp01.9c7c04a7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186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4-01-30T02:25:55Z</text:p>
          </table:table-cell>
          <table:table-cell office:value-type="string" table:style-name="ce1">
            <text:p>2024-08-22T06:4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fb86662-6414-4f03-8233-da734fce4f2b</text:p>
          </table:table-cell>
          <table:table-cell office:value-type="string" table:style-name="ce1">
            <text:p>hydeuprofilep01.d5c9346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36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4-01-30T02:25:52Z</text:p>
          </table:table-cell>
          <table:table-cell office:value-type="string" table:style-name="ce1">
            <text:p>2024-08-26T08:57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4535dcd-a844-433f-9ac6-479be251d5dd</text:p>
          </table:table-cell>
          <table:table-cell office:value-type="string" table:style-name="ce1">
            <text:p>ccseuuptimeapip01.d84e58f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41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4-01-30T02:25:51Z</text:p>
          </table:table-cell>
          <table:table-cell office:value-type="string" table:style-name="ce1">
            <text:p>2024-07-03T12:38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67f6f24-dbc7-4e95-8695-3b5f69986f91</text:p>
          </table:table-cell>
          <table:table-cell office:value-type="string" table:style-name="ce1">
            <text:p>kcseuccsptmsproxyp05.bd12aa3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59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6-0204.eu-central-2.hcloud.h53</text:p>
          </table:table-cell>
          <table:table-cell office:value-type="string" table:style-name="ce1">
            <text:p>2024-01-30T02:25:50Z</text:p>
          </table:table-cell>
          <table:table-cell office:value-type="string" table:style-name="ce1">
            <text:p>2024-01-30T02:35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e2654-8a0f-4d5e-aeb9-377e664ee7b2</text:p>
          </table:table-cell>
          <table:table-cell office:value-type="string" table:style-name="ce1">
            <text:p>kcseugissbsp05.33d2a3f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174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4-01-30T02:25:50Z</text:p>
          </table:table-cell>
          <table:table-cell office:value-type="string" table:style-name="ce1">
            <text:p>2024-08-22T06:4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0bb9739-036a-466b-8c4b-f961777ae04b</text:p>
          </table:table-cell>
          <table:table-cell office:value-type="string" table:style-name="ce1">
            <text:p>ccseuvcrmsbsp01.003a8f9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121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4-01-30T02:25:49Z</text:p>
          </table:table-cell>
          <table:table-cell office:value-type="string" table:style-name="ce1">
            <text:p>2024-08-22T06:4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a41c604-d01d-40f2-af5e-4941badca31a</text:p>
          </table:table-cell>
          <table:table-cell office:value-type="string" table:style-name="ce1">
            <text:p>ccseu4screensbsp02.273ca4c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147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4-01-30T02:25:48Z</text:p>
          </table:table-cell>
          <table:table-cell office:value-type="string" table:style-name="ce1">
            <text:p>2024-01-30T02:35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79f336c-9a5d-43ad-b3c0-1ddf2502c446</text:p>
          </table:table-cell>
          <table:table-cell office:value-type="string" table:style-name="ce1">
            <text:p>ccseugissbsp01.b4aa681e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24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6-0204.eu-central-2.hcloud.h53</text:p>
          </table:table-cell>
          <table:table-cell office:value-type="string" table:style-name="ce1">
            <text:p>2024-01-30T02:25:47Z</text:p>
          </table:table-cell>
          <table:table-cell office:value-type="string" table:style-name="ce1">
            <text:p>2024-08-22T06:46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65e9547-5d29-42a7-961d-04b6016ff6c3</text:p>
          </table:table-cell>
          <table:table-cell office:value-type="string" table:style-name="ce1">
            <text:p>ccseuuptimewebp02.30a5e71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9.247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8-0204.eu-central-1.hcloud.h53</text:p>
          </table:table-cell>
          <table:table-cell office:value-type="string" table:style-name="ce1">
            <text:p>2024-01-30T02:25:47Z</text:p>
          </table:table-cell>
          <table:table-cell office:value-type="string" table:style-name="ce1">
            <text:p>2024-07-03T12:38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7dcf736-3e9f-4a0b-b996-9ba2f6897ad1</text:p>
          </table:table-cell>
          <table:table-cell office:value-type="string" table:style-name="ce1">
            <text:p>kcseuccspkmsproxyp01.12796987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61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6-0204.eu-central-2.hcloud.h53</text:p>
          </table:table-cell>
          <table:table-cell office:value-type="string" table:style-name="ce1">
            <text:p>2024-01-30T02:25:46Z</text:p>
          </table:table-cell>
          <table:table-cell office:value-type="string" table:style-name="ce1">
            <text:p>2024-01-30T02:35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ca5bbc0-00b3-434b-bc01-818cad85bd17</text:p>
          </table:table-cell>
          <table:table-cell office:value-type="string" table:style-name="ce1">
            <text:p>ccseusbsp02.59499ec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29.69.54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0-0204.eu-central-1.hcloud.h53</text:p>
          </table:table-cell>
          <table:table-cell office:value-type="string" table:style-name="ce1">
            <text:p>2024-01-30T02:25:46Z</text:p>
          </table:table-cell>
          <table:table-cell office:value-type="string" table:style-name="ce1">
            <text:p>2024-08-22T06:21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6f338fb-40e2-4db7-aeb5-1d4570033119</text:p>
          </table:table-cell>
          <table:table-cell office:value-type="string" table:style-name="ce1">
            <text:p>kcseuapigwp01.52e2895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15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4-01-30T02:25:45Z</text:p>
          </table:table-cell>
          <table:table-cell office:value-type="string" table:style-name="ce1">
            <text:p>2024-08-22T06:4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e789fdc-5307-49ea-9ac6-c8626abbfd25</text:p>
          </table:table-cell>
          <table:table-cell office:value-type="string" table:style-name="ce1">
            <text:p>ccseumcpsbsp08.d8677e7e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6.70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2-0201.eu-central-1.hcloud.h53</text:p>
          </table:table-cell>
          <table:table-cell office:value-type="string" table:style-name="ce1">
            <text:p>2024-01-30T02:25:45Z</text:p>
          </table:table-cell>
          <table:table-cell office:value-type="string" table:style-name="ce1">
            <text:p>2024-01-30T02:35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cbbb38c-3338-4595-8ab5-98038e692418</text:p>
          </table:table-cell>
          <table:table-cell office:value-type="string" table:style-name="ce1">
            <text:p>ccseuissredisp04.d1c030c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235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6-0204.eu-central-2.hcloud.h53</text:p>
          </table:table-cell>
          <table:table-cell office:value-type="string" table:style-name="ce1">
            <text:p>2024-01-30T02:25:45Z</text:p>
          </table:table-cell>
          <table:table-cell office:value-type="string" table:style-name="ce1">
            <text:p>2024-08-24T03:16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91d6c75-6c3c-4bb3-a794-0c6103233a67</text:p>
          </table:table-cell>
          <table:table-cell office:value-type="string" table:style-name="ce1">
            <text:p>kcseugissbsp04.607dd06f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48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0-0204.eu-central-1.hcloud.h53</text:p>
          </table:table-cell>
          <table:table-cell office:value-type="string" table:style-name="ce1">
            <text:p>2024-01-30T02:25:44Z</text:p>
          </table:table-cell>
          <table:table-cell office:value-type="string" table:style-name="ce1">
            <text:p>2024-08-22T06:21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bce6fe4-9778-4d14-8dfe-b88a120e824f</text:p>
          </table:table-cell>
          <table:table-cell office:value-type="string" table:style-name="ce1">
            <text:p>ccseuapmmanager01.b606a5f7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64GB_Disk50GB</text:p>
          </table:table-cell>
          <table:table-cell office:value-type="string" table:style-name="ce1">
            <text:p>eu-central-prd-a:172.31.69.112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6-0204.eu-central-2.hcloud.h53</text:p>
          </table:table-cell>
          <table:table-cell office:value-type="string" table:style-name="ce1">
            <text:p>2024-01-30T02:25:44Z</text:p>
          </table:table-cell>
          <table:table-cell office:value-type="string" table:style-name="ce1">
            <text:p>2024-04-08T08:05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da187a1-d6d0-43cf-90b6-f76611c6aa62</text:p>
          </table:table-cell>
          <table:table-cell office:value-type="string" table:style-name="ce1">
            <text:p>kcseugissbsp01.b8f1f2a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57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4-01-30T02:25:44Z</text:p>
          </table:table-cell>
          <table:table-cell office:value-type="string" table:style-name="ce1">
            <text:p>2024-08-22T06:4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81f81ff-2241-4486-b0cf-6032e86d5105</text:p>
          </table:table-cell>
          <table:table-cell office:value-type="string" table:style-name="ce1">
            <text:p>kcseuccspdbp02.285434c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236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8-0204.eu-central-2.hcloud.h53</text:p>
          </table:table-cell>
          <table:table-cell office:value-type="string" table:style-name="ce1">
            <text:p>2024-01-30T02:25:43Z</text:p>
          </table:table-cell>
          <table:table-cell office:value-type="string" table:style-name="ce1">
            <text:p>2024-01-30T02:35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bb1cbd0-68ad-4948-adcc-6c235c67bad3</text:p>
          </table:table-cell>
          <table:table-cell office:value-type="string" table:style-name="ce1">
            <text:p>ccseudbp02.59f9545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64vCPU_RAM256GB_Disk300GB</text:p>
          </table:table-cell>
          <table:table-cell office:value-type="string" table:style-name="ce1">
            <text:p>eu-central-prd-a:172.31.69.36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8-0204.eu-central-2.hcloud.h53</text:p>
          </table:table-cell>
          <table:table-cell office:value-type="string" table:style-name="ce1">
            <text:p>2024-01-30T02:25:43Z</text:p>
          </table:table-cell>
          <table:table-cell office:value-type="string" table:style-name="ce1">
            <text:p>2024-04-08T07:58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9c8ca2e-fdf3-441f-b3ef-877831d5a6a9</text:p>
          </table:table-cell>
          <table:table-cell office:value-type="string" table:style-name="ce1">
            <text:p>kcseuccspuserlinkp02.a9ae79b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84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0-0204.eu-central-1.hcloud.h53</text:p>
          </table:table-cell>
          <table:table-cell office:value-type="string" table:style-name="ce1">
            <text:p>2024-01-30T02:25:43Z</text:p>
          </table:table-cell>
          <table:table-cell office:value-type="string" table:style-name="ce1">
            <text:p>2024-01-30T02:35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b2508ac-0d2c-4e4b-b5ae-1594833f8ead</text:p>
          </table:table-cell>
          <table:table-cell office:value-type="string" table:style-name="ce1">
            <text:p>ccseugissbsp06.042e969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135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0-0204.eu-central-1.hcloud.h53</text:p>
          </table:table-cell>
          <table:table-cell office:value-type="string" table:style-name="ce1">
            <text:p>2024-01-30T02:25:42Z</text:p>
          </table:table-cell>
          <table:table-cell office:value-type="string" table:style-name="ce1">
            <text:p>2024-08-22T06:21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c25047d-62c3-41ff-9f17-77ba7a82ae48</text:p>
          </table:table-cell>
          <table:table-cell office:value-type="string" table:style-name="ce1">
            <text:p>kcseuccspkmsproxyp02.6052d00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51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0-0204.eu-central-1.hcloud.h53</text:p>
          </table:table-cell>
          <table:table-cell office:value-type="string" table:style-name="ce1">
            <text:p>2024-01-30T02:25:42Z</text:p>
          </table:table-cell>
          <table:table-cell office:value-type="string" table:style-name="ce1">
            <text:p>2024-01-30T02:35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2ce00fc-c77d-42ad-a0f2-16747a2afb90</text:p>
          </table:table-cell>
          <table:table-cell office:value-type="string" table:style-name="ce1">
            <text:p>ccseuuptimeapip02.134879cb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32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0-0204.eu-central-1.hcloud.h53</text:p>
          </table:table-cell>
          <table:table-cell office:value-type="string" table:style-name="ce1">
            <text:p>2024-01-30T02:25:41Z</text:p>
          </table:table-cell>
          <table:table-cell office:value-type="string" table:style-name="ce1">
            <text:p>2024-07-03T12:38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2b68be4-1231-4665-9adb-4198c73eb8cf</text:p>
          </table:table-cell>
          <table:table-cell office:value-type="string" table:style-name="ce1">
            <text:p>ccseuftpp01.1ebec9f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9.156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4-01-30T02:25:41Z</text:p>
          </table:table-cell>
          <table:table-cell office:value-type="string" table:style-name="ce1">
            <text:p>2024-01-30T02:35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7613b6d-6025-4ceb-a082-5216da676e75</text:p>
          </table:table-cell>
          <table:table-cell office:value-type="string" table:style-name="ce1">
            <text:p>ccseumcpsbsp03.b636a186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176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4-01-30T02:25:41Z</text:p>
          </table:table-cell>
          <table:table-cell office:value-type="string" table:style-name="ce1">
            <text:p>2024-01-30T02:35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8abe009-dc03-4e2a-8dd1-16ce123f60dd</text:p>
          </table:table-cell>
          <table:table-cell office:value-type="string" table:style-name="ce1">
            <text:p>kiaeuprofilep01.8c343286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84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4-01-30T02:25:40Z</text:p>
          </table:table-cell>
          <table:table-cell office:value-type="string" table:style-name="ce1">
            <text:p>2024-08-26T08:00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c05ed2-e751-4d48-9956-eb534bcc2c16</text:p>
          </table:table-cell>
          <table:table-cell office:value-type="string" table:style-name="ce1">
            <text:p>ccseudashboardp02.93c182c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9.176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0-0204.eu-central-1.hcloud.h53</text:p>
          </table:table-cell>
          <table:table-cell office:value-type="string" table:style-name="ce1">
            <text:p>2024-01-30T02:25:40Z</text:p>
          </table:table-cell>
          <table:table-cell office:value-type="string" table:style-name="ce1">
            <text:p>2024-01-30T02:35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2a8a6bb-78f6-4516-8e3b-0cbce1dfb928</text:p>
          </table:table-cell>
          <table:table-cell office:value-type="string" table:style-name="ce1">
            <text:p>kcseubatchp03.1cdd3f6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71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0-0204.eu-central-1.hcloud.h53</text:p>
          </table:table-cell>
          <table:table-cell office:value-type="string" table:style-name="ce1">
            <text:p>2024-01-30T02:25:39Z</text:p>
          </table:table-cell>
          <table:table-cell office:value-type="string" table:style-name="ce1">
            <text:p>2024-01-30T02:35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4a6b6f7-ec8e-4478-9bc2-a42a37a4e67c</text:p>
          </table:table-cell>
          <table:table-cell office:value-type="string" table:style-name="ce1">
            <text:p>kcseuccspkmsproxyp03.5a6411de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69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4-01-30T02:25:39Z</text:p>
          </table:table-cell>
          <table:table-cell office:value-type="string" table:style-name="ce1">
            <text:p>2024-01-30T02:35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81d8261-e8fc-451f-959b-e23b919c77d6</text:p>
          </table:table-cell>
          <table:table-cell office:value-type="string" table:style-name="ce1">
            <text:p>ccseugissbsp09.8464533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34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8-0204.eu-central-2.hcloud.h53</text:p>
          </table:table-cell>
          <table:table-cell office:value-type="string" table:style-name="ce1">
            <text:p>2024-01-30T02:25:39Z</text:p>
          </table:table-cell>
          <table:table-cell office:value-type="string" table:style-name="ce1">
            <text:p>2024-08-22T06:46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40fc18b-ac32-4940-baf7-8d6db26a8885</text:p>
          </table:table-cell>
          <table:table-cell office:value-type="string" table:style-name="ce1">
            <text:p>ccseuissredisp02.17183506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55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0-0204.eu-central-2.hcloud.h53</text:p>
          </table:table-cell>
          <table:table-cell office:value-type="string" table:style-name="ce1">
            <text:p>2024-01-30T02:25:37Z</text:p>
          </table:table-cell>
          <table:table-cell office:value-type="string" table:style-name="ce1">
            <text:p>2024-08-24T03:36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5c769de-b830-40f0-9042-c3a7910a8d2e</text:p>
          </table:table-cell>
          <table:table-cell office:value-type="string" table:style-name="ce1">
            <text:p>ccseuvmssbsp02.d854332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85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4-01-30T02:25:36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a5c5dcb-fffb-4faf-bbb6-5bf66aba2ca4</text:p>
          </table:table-cell>
          <table:table-cell office:value-type="string" table:style-name="ce1">
            <text:p>ccseuimsp02.8cd334d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31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4-01-30T02:25:36Z</text:p>
          </table:table-cell>
          <table:table-cell office:value-type="string" table:style-name="ce1">
            <text:p>2024-01-30T02:35:1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8b0bd90-8388-41b4-848f-bf9e457c0998</text:p>
          </table:table-cell>
          <table:table-cell office:value-type="string" table:style-name="ce1">
            <text:p>ccseudbp03.0cedbb7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93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6-0204.eu-central-1.hcloud.h53</text:p>
          </table:table-cell>
          <table:table-cell office:value-type="string" table:style-name="ce1">
            <text:p>2024-01-30T02:25:35Z</text:p>
          </table:table-cell>
          <table:table-cell office:value-type="string" table:style-name="ce1">
            <text:p>2024-01-30T02:35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cf20514-2dad-4b50-8e14-2ebdd226308b</text:p>
          </table:table-cell>
          <table:table-cell office:value-type="string" table:style-name="ce1">
            <text:p>ccspeupushp02.8bef749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175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6-0204.eu-central-1.hcloud.h53</text:p>
          </table:table-cell>
          <table:table-cell office:value-type="string" table:style-name="ce1">
            <text:p>2024-01-30T02:25:35Z</text:p>
          </table:table-cell>
          <table:table-cell office:value-type="string" table:style-name="ce1">
            <text:p>2024-08-22T06:15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de57748-c5dc-42e7-a606-419db2c757de</text:p>
          </table:table-cell>
          <table:table-cell office:value-type="string" table:style-name="ce1">
            <text:p>kcseuextrasbsp03.f684ca0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9.113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5-0204.eu-central-2.hcloud.h53</text:p>
          </table:table-cell>
          <table:table-cell office:value-type="string" table:style-name="ce1">
            <text:p>2024-01-30T02:25:35Z</text:p>
          </table:table-cell>
          <table:table-cell office:value-type="string" table:style-name="ce1">
            <text:p>2024-01-30T02:35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a9f5d50-11ac-4bf6-a668-dd79f801cab9</text:p>
          </table:table-cell>
          <table:table-cell office:value-type="string" table:style-name="ce1">
            <text:p>ccseuissredisp03.d132906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65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0-0204.eu-central-1.hcloud.h53</text:p>
          </table:table-cell>
          <table:table-cell office:value-type="string" table:style-name="ce1">
            <text:p>2024-01-30T02:25:34Z</text:p>
          </table:table-cell>
          <table:table-cell office:value-type="string" table:style-name="ce1">
            <text:p>2024-08-24T03:22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1fcf6fd-269d-47b2-9607-6c4e46c44fba</text:p>
          </table:table-cell>
          <table:table-cell office:value-type="string" table:style-name="ce1">
            <text:p>ccseutomtomgwp02.d782715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207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9-0204.eu-central-1.hcloud.h53</text:p>
          </table:table-cell>
          <table:table-cell office:value-type="string" table:style-name="ce1">
            <text:p>2024-01-30T02:25:33Z</text:p>
          </table:table-cell>
          <table:table-cell office:value-type="string" table:style-name="ce1">
            <text:p>2024-01-30T02:35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4a1a3c1-8c96-4ae9-8d94-2afafaad72a5</text:p>
          </table:table-cell>
          <table:table-cell office:value-type="string" table:style-name="ce1">
            <text:p>ccseuuptimeconsumerp01.80e48f2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9.138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7-0204.eu-central-2.hcloud.h53</text:p>
          </table:table-cell>
          <table:table-cell office:value-type="string" table:style-name="ce1">
            <text:p>2024-01-30T02:25:33Z</text:p>
          </table:table-cell>
          <table:table-cell office:value-type="string" table:style-name="ce1">
            <text:p>2024-08-01T05:1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106bb19-1464-4628-880d-2c4bc0172ef3</text:p>
          </table:table-cell>
          <table:table-cell office:value-type="string" table:style-name="ce1">
            <text:p>ccseutomtomgwp01.d10b521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20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8-0204.eu-central-2.hcloud.h53</text:p>
          </table:table-cell>
          <table:table-cell office:value-type="string" table:style-name="ce1">
            <text:p>2024-01-30T02:25:33Z</text:p>
          </table:table-cell>
          <table:table-cell office:value-type="string" table:style-name="ce1">
            <text:p>2024-01-30T02:35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20cff73-f45a-4d2b-b106-7ceaf0c55414</text:p>
          </table:table-cell>
          <table:table-cell office:value-type="string" table:style-name="ce1">
            <text:p>ccseugissbsp010.ba8395b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224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1-0204.eu-central-1.hcloud.h53</text:p>
          </table:table-cell>
          <table:table-cell office:value-type="string" table:style-name="ce1">
            <text:p>2024-01-30T02:25:32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d439483-1421-4a8a-892b-f33e7e5df301</text:p>
          </table:table-cell>
          <table:table-cell office:value-type="string" table:style-name="ce1">
            <text:p>ccseuvmswasp01.bf17f82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247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5-0204.eu-central-2.hcloud.h53</text:p>
          </table:table-cell>
          <table:table-cell office:value-type="string" table:style-name="ce1">
            <text:p>2024-01-30T02:25:32Z</text:p>
          </table:table-cell>
          <table:table-cell office:value-type="string" table:style-name="ce1">
            <text:p>2024-07-03T12:38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ca0164f-bc66-464e-88cb-2967d4c3574f</text:p>
          </table:table-cell>
          <table:table-cell office:value-type="string" table:style-name="ce1">
            <text:p>ccseuvmswasp02.d00ec17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48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1-30T02:25:31Z</text:p>
          </table:table-cell>
          <table:table-cell office:value-type="string" table:style-name="ce1">
            <text:p>2024-07-03T12:39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5fcc7c5-05d7-4992-9172-ae477693f2c9</text:p>
          </table:table-cell>
          <table:table-cell office:value-type="string" table:style-name="ce1">
            <text:p>ccseusbsp01.2d7062e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2vCPU_RAM128GB_Disk50GB</text:p>
          </table:table-cell>
          <table:table-cell office:value-type="string" table:style-name="ce1">
            <text:p>eu-central-prd-a:172.31.69.67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5-0204.eu-central-2.hcloud.h53</text:p>
          </table:table-cell>
          <table:table-cell office:value-type="string" table:style-name="ce1">
            <text:p>2024-01-30T02:25:31Z</text:p>
          </table:table-cell>
          <table:table-cell office:value-type="string" table:style-name="ce1">
            <text:p>2024-08-22T06:4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3a4d3bb-9475-4a39-a461-e8a79727cd4d</text:p>
          </table:table-cell>
          <table:table-cell office:value-type="string" table:style-name="ce1">
            <text:p>gcseuissredisp02.5ea3f01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43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1-0204.eu-central-1.hcloud.h53</text:p>
          </table:table-cell>
          <table:table-cell office:value-type="string" table:style-name="ce1">
            <text:p>2024-01-30T02:25:31Z</text:p>
          </table:table-cell>
          <table:table-cell office:value-type="string" table:style-name="ce1">
            <text:p>2024-08-26T02:00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e0c13c4-a08d-410f-87ee-d04f51e28feb</text:p>
          </table:table-cell>
          <table:table-cell office:value-type="string" table:style-name="ce1">
            <text:p>kcseuspap01.32ff33c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246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5-0204.eu-central-2.hcloud.h53</text:p>
          </table:table-cell>
          <table:table-cell office:value-type="string" table:style-name="ce1">
            <text:p>2024-01-30T02:25:30Z</text:p>
          </table:table-cell>
          <table:table-cell office:value-type="string" table:style-name="ce1">
            <text:p>2024-08-22T06:46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b1ccdbd-b33d-4765-bd57-e1bf59c87d2c</text:p>
          </table:table-cell>
          <table:table-cell office:value-type="string" table:style-name="ce1">
            <text:p>kcseu4screensbsp02.f71c49a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154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5-0204.eu-central-2.hcloud.h53</text:p>
          </table:table-cell>
          <table:table-cell office:value-type="string" table:style-name="ce1">
            <text:p>2024-01-30T02:25:29Z</text:p>
          </table:table-cell>
          <table:table-cell office:value-type="string" table:style-name="ce1">
            <text:p>2024-01-30T02:35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8120e9f-5448-46dd-aac5-c36ecf2858dc</text:p>
          </table:table-cell>
          <table:table-cell office:value-type="string" table:style-name="ce1">
            <text:p>ccseuextrasbsp02.dc3643e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124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1-0204.eu-central-1.hcloud.h53</text:p>
          </table:table-cell>
          <table:table-cell office:value-type="string" table:style-name="ce1">
            <text:p>2024-01-30T02:25:29Z</text:p>
          </table:table-cell>
          <table:table-cell office:value-type="string" table:style-name="ce1">
            <text:p>2024-01-30T02:35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ced340c-687c-4cd0-a035-f0ff97df5f66</text:p>
          </table:table-cell>
          <table:table-cell office:value-type="string" table:style-name="ce1">
            <text:p>kcseuextrasbsp01.25a054a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142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5-0204.eu-central-2.hcloud.h53</text:p>
          </table:table-cell>
          <table:table-cell office:value-type="string" table:style-name="ce1">
            <text:p>2024-01-30T02:25:29Z</text:p>
          </table:table-cell>
          <table:table-cell office:value-type="string" table:style-name="ce1">
            <text:p>2024-01-30T02:35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1b55871-8d5c-46ec-90b8-29322be3369f</text:p>
          </table:table-cell>
          <table:table-cell office:value-type="string" table:style-name="ce1">
            <text:p>ccseuimsp01.d579cb78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63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5-0204.eu-central-2.hcloud.h53</text:p>
          </table:table-cell>
          <table:table-cell office:value-type="string" table:style-name="ce1">
            <text:p>2024-01-30T02:25:28Z</text:p>
          </table:table-cell>
          <table:table-cell office:value-type="string" table:style-name="ce1">
            <text:p>2024-01-30T02:35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2a00ce8-cb1f-422e-b124-5b2ff204c0a8</text:p>
          </table:table-cell>
          <table:table-cell office:value-type="string" table:style-name="ce1">
            <text:p>ccseumcpsbsp07.5a2cd5a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178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1-0104.eu-central-2.hcloud.h53</text:p>
          </table:table-cell>
          <table:table-cell office:value-type="string" table:style-name="ce1">
            <text:p>2024-01-30T02:25:28Z</text:p>
          </table:table-cell>
          <table:table-cell office:value-type="string" table:style-name="ce1">
            <text:p>2024-01-30T02:35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cc9b5f7-a076-45de-84a2-05a34e44df19</text:p>
          </table:table-cell>
          <table:table-cell office:value-type="string" table:style-name="ce1">
            <text:p>kcseudbp02.8a4c0ef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64vCPU_RAM256GB_Disk300GB</text:p>
          </table:table-cell>
          <table:table-cell office:value-type="string" table:style-name="ce1">
            <text:p>eu-central-prd-a:172.31.69.62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6-0204.eu-central-2.hcloud.h53</text:p>
          </table:table-cell>
          <table:table-cell office:value-type="string" table:style-name="ce1">
            <text:p>2024-01-30T02:25:27Z</text:p>
          </table:table-cell>
          <table:table-cell office:value-type="string" table:style-name="ce1">
            <text:p>2024-04-08T07:54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0144e8b-5043-4615-a82f-69c94485d8e2</text:p>
          </table:table-cell>
          <table:table-cell office:value-type="string" table:style-name="ce1">
            <text:p>ccseuvrsbsp02.95d7bda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130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2-0204.eu-central-1.hcloud.h53</text:p>
          </table:table-cell>
          <table:table-cell office:value-type="string" table:style-name="ce1">
            <text:p>2024-01-30T02:25:27Z</text:p>
          </table:table-cell>
          <table:table-cell office:value-type="string" table:style-name="ce1">
            <text:p>2024-01-30T02:35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696d371-285d-45f5-b115-4d00c067256b</text:p>
          </table:table-cell>
          <table:table-cell office:value-type="string" table:style-name="ce1">
            <text:p>kcseu4screensbsp03.a3ad56e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19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8-0204.eu-central-1.hcloud.h53</text:p>
          </table:table-cell>
          <table:table-cell office:value-type="string" table:style-name="ce1">
            <text:p>2024-01-30T02:25:26Z</text:p>
          </table:table-cell>
          <table:table-cell office:value-type="string" table:style-name="ce1">
            <text:p>2024-01-30T02:34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5c3aa7d-a67e-4e8a-9ddf-34936c2591a2</text:p>
          </table:table-cell>
          <table:table-cell office:value-type="string" table:style-name="ce1">
            <text:p>ccseuwebliscorep01.1ce7763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9.223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8-0204.eu-central-2.hcloud.h53</text:p>
          </table:table-cell>
          <table:table-cell office:value-type="string" table:style-name="ce1">
            <text:p>2024-01-30T02:25:23Z</text:p>
          </table:table-cell>
          <table:table-cell office:value-type="string" table:style-name="ce1">
            <text:p>2024-08-01T05:16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b9813d8-8be1-484b-b5c7-a3019bcee419</text:p>
          </table:table-cell>
          <table:table-cell office:value-type="string" table:style-name="ce1">
            <text:p>ccseugissbsp05.6128874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254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5-0204.eu-central-2.hcloud.h53</text:p>
          </table:table-cell>
          <table:table-cell office:value-type="string" table:style-name="ce1">
            <text:p>2024-01-30T02:25:22Z</text:p>
          </table:table-cell>
          <table:table-cell office:value-type="string" table:style-name="ce1">
            <text:p>2024-08-22T06:46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5f36920-dd24-437a-a184-33aa04d11633</text:p>
          </table:table-cell>
          <table:table-cell office:value-type="string" table:style-name="ce1">
            <text:p>ccseubatchp01.3a64ab7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97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0-0204.eu-central-2.hcloud.h53</text:p>
          </table:table-cell>
          <table:table-cell office:value-type="string" table:style-name="ce1">
            <text:p>2024-01-30T02:25:21Z</text:p>
          </table:table-cell>
          <table:table-cell office:value-type="string" table:style-name="ce1">
            <text:p>2024-01-30T02:34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6bc71d8-de1e-4c97-9969-deff38dd65e7</text:p>
          </table:table-cell>
          <table:table-cell office:value-type="string" table:style-name="ce1">
            <text:p>ccseudbmondbp01.aa39645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193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7-0204.eu-central-2.hcloud.h53</text:p>
          </table:table-cell>
          <table:table-cell office:value-type="string" table:style-name="ce1">
            <text:p>2024-01-30T02:25:21Z</text:p>
          </table:table-cell>
          <table:table-cell office:value-type="string" table:style-name="ce1">
            <text:p>2024-01-30T02:34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ac4a24e-0f9d-4f22-9ff1-d3a740b60b0a</text:p>
          </table:table-cell>
          <table:table-cell office:value-type="string" table:style-name="ce1">
            <text:p>ccseugissbsp04.f5f3af3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172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8-0204.eu-central-1.hcloud.h53</text:p>
          </table:table-cell>
          <table:table-cell office:value-type="string" table:style-name="ce1">
            <text:p>2024-01-30T02:25:21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7074f75-b44f-4b05-8077-8e8630be2f6f</text:p>
          </table:table-cell>
          <table:table-cell office:value-type="string" table:style-name="ce1">
            <text:p>ccseu4screensbsp03.81a7e28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122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1-0204.eu-central-1.hcloud.h53</text:p>
          </table:table-cell>
          <table:table-cell office:value-type="string" table:style-name="ce1">
            <text:p>2024-01-30T02:25:20Z</text:p>
          </table:table-cell>
          <table:table-cell office:value-type="string" table:style-name="ce1">
            <text:p>2024-01-30T02:34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5c6bfd1-7dd9-4d40-958f-1706826b3d27</text:p>
          </table:table-cell>
          <table:table-cell office:value-type="string" table:style-name="ce1">
            <text:p>ccseumcpsbsp05.e69b349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166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0-0204.eu-central-2.hcloud.h53</text:p>
          </table:table-cell>
          <table:table-cell office:value-type="string" table:style-name="ce1">
            <text:p>2024-01-30T02:25:18Z</text:p>
          </table:table-cell>
          <table:table-cell office:value-type="string" table:style-name="ce1">
            <text:p>2024-01-30T02:34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c19283b-47ef-4c1f-b068-7d7ba75fd2c3</text:p>
          </table:table-cell>
          <table:table-cell office:value-type="string" table:style-name="ce1">
            <text:p>ccseugissbsp08.1b8e1a5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6.253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8-0201.eu-central-1.hcloud.h53</text:p>
          </table:table-cell>
          <table:table-cell office:value-type="string" table:style-name="ce1">
            <text:p>2024-01-30T02:25:17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256e493-f69b-450d-bd02-f6db717afe53</text:p>
          </table:table-cell>
          <table:table-cell office:value-type="string" table:style-name="ce1">
            <text:p>ccseusbsp03.aecfbb2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50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7-0204.eu-central-2.hcloud.h53</text:p>
          </table:table-cell>
          <table:table-cell office:value-type="string" table:style-name="ce1">
            <text:p>2024-01-30T02:25:17Z</text:p>
          </table:table-cell>
          <table:table-cell office:value-type="string" table:style-name="ce1">
            <text:p>2024-08-22T06:4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c89f346-ea6a-42bc-877f-497eabdbdc8d</text:p>
          </table:table-cell>
          <table:table-cell office:value-type="string" table:style-name="ce1">
            <text:p>ccseuccspkmsproxyp04.02354eb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38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1-30T02:25:17Z</text:p>
          </table:table-cell>
          <table:table-cell office:value-type="string" table:style-name="ce1">
            <text:p>2024-02-29T02:0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9ea7fb7-8bf7-4d61-9644-f9d6e8323a43</text:p>
          </table:table-cell>
          <table:table-cell office:value-type="string" table:style-name="ce1">
            <text:p>ccseuccsptmsproxyp05.49cddfee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31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7-0204.eu-central-2.hcloud.h53</text:p>
          </table:table-cell>
          <table:table-cell office:value-type="string" table:style-name="ce1">
            <text:p>2024-01-30T02:25:16Z</text:p>
          </table:table-cell>
          <table:table-cell office:value-type="string" table:style-name="ce1">
            <text:p>2024-01-30T02:34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0a46a41-9a85-4db1-bf50-dd53dea30917</text:p>
          </table:table-cell>
          <table:table-cell office:value-type="string" table:style-name="ce1">
            <text:p>ccseuuptimeconsumerp02.c4d6e72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9.219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6-0204.eu-central-1.hcloud.h53</text:p>
          </table:table-cell>
          <table:table-cell office:value-type="string" table:style-name="ce1">
            <text:p>2024-01-30T02:25:15Z</text:p>
          </table:table-cell>
          <table:table-cell office:value-type="string" table:style-name="ce1">
            <text:p>2024-07-03T12:40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8b97913-eafc-4753-aceb-93f8823a8026</text:p>
          </table:table-cell>
          <table:table-cell office:value-type="string" table:style-name="ce1">
            <text:p>ccseuuserlinkp02.454d9ac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47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1-30T02:25:15Z</text:p>
          </table:table-cell>
          <table:table-cell office:value-type="string" table:style-name="ce1">
            <text:p>2024-09-09T08:28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9310d24-995c-4eba-b8e7-c97f03a2102e</text:p>
          </table:table-cell>
          <table:table-cell office:value-type="string" table:style-name="ce1">
            <text:p>ccseuextrasbsp03.7370115e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87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0-0204.eu-central-2.hcloud.h53</text:p>
          </table:table-cell>
          <table:table-cell office:value-type="string" table:style-name="ce1">
            <text:p>2024-01-30T02:25:14Z</text:p>
          </table:table-cell>
          <table:table-cell office:value-type="string" table:style-name="ce1">
            <text:p>2024-01-30T02:34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0d7e109-4a68-4d1b-be33-7817cde08fdd</text:p>
          </table:table-cell>
          <table:table-cell office:value-type="string" table:style-name="ce1">
            <text:p>gcseuissredisp04.74cf3d7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27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1-30T02:25:14Z</text:p>
          </table:table-cell>
          <table:table-cell office:value-type="string" table:style-name="ce1">
            <text:p>2024-08-26T01:49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f5c7bd8-92d2-4130-98c7-2e47bdce4821</text:p>
          </table:table-cell>
          <table:table-cell office:value-type="string" table:style-name="ce1">
            <text:p>ccseugissbsp02.4e5a74d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51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2-0204.eu-central-1.hcloud.h53</text:p>
          </table:table-cell>
          <table:table-cell office:value-type="string" table:style-name="ce1">
            <text:p>2024-01-30T02:25:13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50bf5a9-682e-4cb6-9a32-b90de9b12b96</text:p>
          </table:table-cell>
          <table:table-cell office:value-type="string" table:style-name="ce1">
            <text:p>ccseuvmswebp02.de0fdcd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71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2-0204.eu-central-1.hcloud.h53</text:p>
          </table:table-cell>
          <table:table-cell office:value-type="string" table:style-name="ce1">
            <text:p>2024-01-30T02:25:12Z</text:p>
          </table:table-cell>
          <table:table-cell office:value-type="string" table:style-name="ce1">
            <text:p>2024-07-03T12:38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2bcca5a-6f72-48ea-a970-42c5c2771d3d</text:p>
          </table:table-cell>
          <table:table-cell office:value-type="string" table:style-name="ce1">
            <text:p>ccseuuptimewebp01.f22ee56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9.185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0-0204.eu-central-2.hcloud.h53</text:p>
          </table:table-cell>
          <table:table-cell office:value-type="string" table:style-name="ce1">
            <text:p>2024-01-30T02:25:12Z</text:p>
          </table:table-cell>
          <table:table-cell office:value-type="string" table:style-name="ce1">
            <text:p>2024-07-03T12:38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6d21dbc-8690-4186-a4a6-48d2dfef7e3b</text:p>
          </table:table-cell>
          <table:table-cell office:value-type="string" table:style-name="ce1">
            <text:p>gcseusbsp01.415d93cb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181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1-0204.eu-central-1.hcloud.h53</text:p>
          </table:table-cell>
          <table:table-cell office:value-type="string" table:style-name="ce1">
            <text:p>2024-01-30T02:25:11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b14c250-5821-4195-93de-2dca91f15773</text:p>
          </table:table-cell>
          <table:table-cell office:value-type="string" table:style-name="ce1">
            <text:p>ccseuspap02.6639884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150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8-0204.eu-central-1.hcloud.h53</text:p>
          </table:table-cell>
          <table:table-cell office:value-type="string" table:style-name="ce1">
            <text:p>2024-01-30T02:25:11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d54aaa0-4de2-4d3a-8f1b-ad17d61620b8</text:p>
          </table:table-cell>
          <table:table-cell office:value-type="string" table:style-name="ce1">
            <text:p>gcseuvehiclep02.e12a77c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86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0-0204.eu-central-2.hcloud.h53</text:p>
          </table:table-cell>
          <table:table-cell office:value-type="string" table:style-name="ce1">
            <text:p>2024-01-30T02:25:11Z</text:p>
          </table:table-cell>
          <table:table-cell office:value-type="string" table:style-name="ce1">
            <text:p>2024-08-22T06:4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e496585-0366-4bfb-a0e0-c099ca5c341e</text:p>
          </table:table-cell>
          <table:table-cell office:value-type="string" table:style-name="ce1">
            <text:p>ccseuuserlinkp01.246c7a1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47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0-0204.eu-central-2.hcloud.h53</text:p>
          </table:table-cell>
          <table:table-cell office:value-type="string" table:style-name="ce1">
            <text:p>2024-01-30T02:25:10Z</text:p>
          </table:table-cell>
          <table:table-cell office:value-type="string" table:style-name="ce1">
            <text:p>2024-09-09T08:47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c7a9968-066f-4c6b-bd52-ff9788b9d200</text:p>
          </table:table-cell>
          <table:table-cell office:value-type="string" table:style-name="ce1">
            <text:p>ccseupushp01.37678d5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54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7-0204.eu-central-2.hcloud.h53</text:p>
          </table:table-cell>
          <table:table-cell office:value-type="string" table:style-name="ce1">
            <text:p>2024-01-30T02:25:09Z</text:p>
          </table:table-cell>
          <table:table-cell office:value-type="string" table:style-name="ce1">
            <text:p>2024-01-30T02:34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c5fb2be-5b85-4e49-a0d8-52857e0dc636</text:p>
          </table:table-cell>
          <table:table-cell office:value-type="string" table:style-name="ce1">
            <text:p>ccseudbmonwbp01.7d2ed46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128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7-0204.eu-central-2.hcloud.h53</text:p>
          </table:table-cell>
          <table:table-cell office:value-type="string" table:style-name="ce1">
            <text:p>2024-01-30T02:25:08Z</text:p>
          </table:table-cell>
          <table:table-cell office:value-type="string" table:style-name="ce1">
            <text:p>2024-01-30T02:34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8190a9-844a-491c-88be-7baf5d246403</text:p>
          </table:table-cell>
          <table:table-cell office:value-type="string" table:style-name="ce1">
            <text:p>ccseuissredisp01.c2624ca6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30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7-0204.eu-central-2.hcloud.h53</text:p>
          </table:table-cell>
          <table:table-cell office:value-type="string" table:style-name="ce1">
            <text:p>2024-01-30T02:25:08Z</text:p>
          </table:table-cell>
          <table:table-cell office:value-type="string" table:style-name="ce1">
            <text:p>2024-08-26T08:16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3d79048-34c3-4484-b9d5-1e295364181c</text:p>
          </table:table-cell>
          <table:table-cell office:value-type="string" table:style-name="ce1">
            <text:p>ccseureportbatchp01.64d4bd8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84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7-0204.eu-central-2.hcloud.h53</text:p>
          </table:table-cell>
          <table:table-cell office:value-type="string" table:style-name="ce1">
            <text:p>2024-01-30T02:25:07Z</text:p>
          </table:table-cell>
          <table:table-cell office:value-type="string" table:style-name="ce1">
            <text:p>2024-01-30T02:34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417bcb6-1011-47c4-bb28-d63ed5c2b92a</text:p>
          </table:table-cell>
          <table:table-cell office:value-type="string" table:style-name="ce1">
            <text:p>ccspeupushp03.41307ff6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146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7-0204.eu-central-2.hcloud.h53</text:p>
          </table:table-cell>
          <table:table-cell office:value-type="string" table:style-name="ce1">
            <text:p>2024-01-30T02:25:05Z</text:p>
          </table:table-cell>
          <table:table-cell office:value-type="string" table:style-name="ce1">
            <text:p>2024-08-22T06:4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023a705-d556-4702-9b99-39c39d3b5fbc</text:p>
          </table:table-cell>
          <table:table-cell office:value-type="string" table:style-name="ce1">
            <text:p>ccseuvehiclep02.c8c91beb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87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8-0204.eu-central-1.hcloud.h53</text:p>
          </table:table-cell>
          <table:table-cell office:value-type="string" table:style-name="ce1">
            <text:p>2024-01-30T02:25:05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1334a6e-248f-4ee0-99ad-f8f4e72de05a</text:p>
          </table:table-cell>
          <table:table-cell office:value-type="string" table:style-name="ce1">
            <text:p>ccseuuptimedeployp01.e0e3ca2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226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7-0204.eu-central-2.hcloud.h53</text:p>
          </table:table-cell>
          <table:table-cell office:value-type="string" table:style-name="ce1">
            <text:p>2024-01-30T02:25:03Z</text:p>
          </table:table-cell>
          <table:table-cell office:value-type="string" table:style-name="ce1">
            <text:p>2024-07-03T12:39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d716904-9ed1-4961-bff0-c806acc1d17e</text:p>
          </table:table-cell>
          <table:table-cell office:value-type="string" table:style-name="ce1">
            <text:p>ccseuextrasbsp04.e37e154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67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1-30T02:25:02Z</text:p>
          </table:table-cell>
          <table:table-cell office:value-type="string" table:style-name="ce1">
            <text:p>2024-02-29T02:11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9959dbf-6f5a-4ae3-bd55-145174cb0377</text:p>
          </table:table-cell>
          <table:table-cell office:value-type="string" table:style-name="ce1">
            <text:p>hydeuprofilep02.3001528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25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1-0204.eu-central-1.hcloud.h53</text:p>
          </table:table-cell>
          <table:table-cell office:value-type="string" table:style-name="ce1">
            <text:p>2024-01-30T02:25:02Z</text:p>
          </table:table-cell>
          <table:table-cell office:value-type="string" table:style-name="ce1">
            <text:p>2024-08-26T08:58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3e04c9d-14d2-4775-8e91-0eaf1de2ff18</text:p>
          </table:table-cell>
          <table:table-cell office:value-type="string" table:style-name="ce1">
            <text:p>ccseugissbsp03.070389a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43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7-0204.eu-central-2.hcloud.h53</text:p>
          </table:table-cell>
          <table:table-cell office:value-type="string" table:style-name="ce1">
            <text:p>2024-01-30T02:25:02Z</text:p>
          </table:table-cell>
          <table:table-cell office:value-type="string" table:style-name="ce1">
            <text:p>2024-08-22T06:46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1c7b26a-c275-4d0b-9c81-66169535277c</text:p>
          </table:table-cell>
          <table:table-cell office:value-type="string" table:style-name="ce1">
            <text:p>ccseuccspkmsproxyp01.e48e49a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23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7-0204.eu-central-2.hcloud.h53</text:p>
          </table:table-cell>
          <table:table-cell office:value-type="string" table:style-name="ce1">
            <text:p>2024-01-30T02:25:01Z</text:p>
          </table:table-cell>
          <table:table-cell office:value-type="string" table:style-name="ce1">
            <text:p>2024-01-30T02:34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9460cdc-07f7-4c79-a65c-e087f2130f62</text:p>
          </table:table-cell>
          <table:table-cell office:value-type="string" table:style-name="ce1">
            <text:p>gcseuprofilep02.6ad70f8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26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7-0204.eu-central-2.hcloud.h53</text:p>
          </table:table-cell>
          <table:table-cell office:value-type="string" table:style-name="ce1">
            <text:p>2024-01-30T02:25:01Z</text:p>
          </table:table-cell>
          <table:table-cell office:value-type="string" table:style-name="ce1">
            <text:p>2024-08-26T01:48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578e4b2-8ac0-4c9a-b50b-6b2932107753</text:p>
          </table:table-cell>
          <table:table-cell office:value-type="string" table:style-name="ce1">
            <text:p>ccseuapmsupport01.17508df6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prd-a:172.31.69.228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7-0204.eu-central-2.hcloud.h53</text:p>
          </table:table-cell>
          <table:table-cell office:value-type="string" table:style-name="ce1">
            <text:p>2024-01-30T02:25:00Z</text:p>
          </table:table-cell>
          <table:table-cell office:value-type="string" table:style-name="ce1">
            <text:p>2024-02-16T07:09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49570e5-5382-4dd3-82cc-4639d6e5c007</text:p>
          </table:table-cell>
          <table:table-cell office:value-type="string" table:style-name="ce1">
            <text:p>gcseuuserlinkp02.e06d81f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9.52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4-01-30T02:25:00Z</text:p>
          </table:table-cell>
          <table:table-cell office:value-type="string" table:style-name="ce1">
            <text:p>2024-02-16T07:11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6d719c-d69e-4842-8db4-61d25d9a0b81</text:p>
          </table:table-cell>
          <table:table-cell office:value-type="string" table:style-name="ce1">
            <text:p>ccseuissredisp06.c7fecf8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08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1-30T02:24:59Z</text:p>
          </table:table-cell>
          <table:table-cell office:value-type="string" table:style-name="ce1">
            <text:p>2024-08-24T03:08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231a727-d8e5-460a-908f-7443fbb9bcd9</text:p>
          </table:table-cell>
          <table:table-cell office:value-type="string" table:style-name="ce1">
            <text:p>gcseuccsptmsproxyp02.922a74a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99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7-0204.eu-central-2.hcloud.h53</text:p>
          </table:table-cell>
          <table:table-cell office:value-type="string" table:style-name="ce1">
            <text:p>2024-01-30T02:24:59Z</text:p>
          </table:table-cell>
          <table:table-cell office:value-type="string" table:style-name="ce1">
            <text:p>2024-01-30T02:34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71127b4-0927-4818-b953-37deb847665c</text:p>
          </table:table-cell>
          <table:table-cell office:value-type="string" table:style-name="ce1">
            <text:p>gcseuccsptmsproxyp04.9adfc8e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22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7-0204.eu-central-2.hcloud.h53</text:p>
          </table:table-cell>
          <table:table-cell office:value-type="string" table:style-name="ce1">
            <text:p>2024-01-30T02:24:58Z</text:p>
          </table:table-cell>
          <table:table-cell office:value-type="string" table:style-name="ce1">
            <text:p>2024-01-30T02:34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fa45dec-c328-43b2-a9ef-aa8f34a3876d</text:p>
          </table:table-cell>
          <table:table-cell office:value-type="string" table:style-name="ce1">
            <text:p>gcseuapigwp02.3d28640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60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7-0204.eu-central-2.hcloud.h53</text:p>
          </table:table-cell>
          <table:table-cell office:value-type="string" table:style-name="ce1">
            <text:p>2024-01-30T02:24:58Z</text:p>
          </table:table-cell>
          <table:table-cell office:value-type="string" table:style-name="ce1">
            <text:p>2024-08-22T06:4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ef3aa01-c5e5-4659-aecd-d4b04e5f74bb</text:p>
          </table:table-cell>
          <table:table-cell office:value-type="string" table:style-name="ce1">
            <text:p>ccseumcpsbsp04.2be0049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74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1-0204.eu-central-1.hcloud.h53</text:p>
          </table:table-cell>
          <table:table-cell office:value-type="string" table:style-name="ce1">
            <text:p>2024-01-30T02:24:58Z</text:p>
          </table:table-cell>
          <table:table-cell office:value-type="string" table:style-name="ce1">
            <text:p>2024-02-29T02:26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52a2a91-0fa5-4db0-9eab-cc31e7031398</text:p>
          </table:table-cell>
          <table:table-cell office:value-type="string" table:style-name="ce1">
            <text:p>ccseuccsptmsproxyp04.a46ef63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46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1-30T02:24:57Z</text:p>
          </table:table-cell>
          <table:table-cell office:value-type="string" table:style-name="ce1">
            <text:p>2024-01-30T02:34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b62fd0c-1909-447d-b911-0f49eaa79f0b</text:p>
          </table:table-cell>
          <table:table-cell office:value-type="string" table:style-name="ce1">
            <text:p>gcseuwebliscorep01.cbd6883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06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2-0204.eu-central-1.hcloud.h53</text:p>
          </table:table-cell>
          <table:table-cell office:value-type="string" table:style-name="ce1">
            <text:p>2024-01-30T02:24:56Z</text:p>
          </table:table-cell>
          <table:table-cell office:value-type="string" table:style-name="ce1">
            <text:p>2024-01-30T02:34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9149904-be43-435f-958e-29156417c9cd</text:p>
          </table:table-cell>
          <table:table-cell office:value-type="string" table:style-name="ce1">
            <text:p>ccseugissbsp07.a57b44ae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6.252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1-0104.eu-central-2.hcloud.h53</text:p>
          </table:table-cell>
          <table:table-cell office:value-type="string" table:style-name="ce1">
            <text:p>2024-01-30T02:24:55Z</text:p>
          </table:table-cell>
          <table:table-cell office:value-type="string" table:style-name="ce1">
            <text:p>2024-08-22T06:46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49500d6-e28d-4578-9194-fe8dd4e4d283</text:p>
          </table:table-cell>
          <table:table-cell office:value-type="string" table:style-name="ce1">
            <text:p>ccseuccspdbp02.ea72bbf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29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0-0204.eu-central-2.hcloud.h53</text:p>
          </table:table-cell>
          <table:table-cell office:value-type="string" table:style-name="ce1">
            <text:p>2024-01-30T02:24:55Z</text:p>
          </table:table-cell>
          <table:table-cell office:value-type="string" table:style-name="ce1">
            <text:p>2024-01-30T02:34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60f45e5-51fc-46d8-b9a1-4b6397c700f5</text:p>
          </table:table-cell>
          <table:table-cell office:value-type="string" table:style-name="ce1">
            <text:p>ccseumcpsbsp01.35a3184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95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0-0204.eu-central-2.hcloud.h53</text:p>
          </table:table-cell>
          <table:table-cell office:value-type="string" table:style-name="ce1">
            <text:p>2024-01-30T02:24:54Z</text:p>
          </table:table-cell>
          <table:table-cell office:value-type="string" table:style-name="ce1">
            <text:p>2024-01-30T02:34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a0fde8c-c077-42b8-8436-6394c4c32ad5</text:p>
          </table:table-cell>
          <table:table-cell office:value-type="string" table:style-name="ce1">
            <text:p>gcseuccspcontentp01.1d8a631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43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1-30T02:24:53Z</text:p>
          </table:table-cell>
          <table:table-cell office:value-type="string" table:style-name="ce1">
            <text:p>2024-01-30T02:34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d394b92-fb3a-4842-b703-f4f2fca7fa37</text:p>
          </table:table-cell>
          <table:table-cell office:value-type="string" table:style-name="ce1">
            <text:p>gcseuvcrmsbsp02.48165d66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87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0-0204.eu-central-2.hcloud.h53</text:p>
          </table:table-cell>
          <table:table-cell office:value-type="string" table:style-name="ce1">
            <text:p>2024-01-30T02:24:53Z</text:p>
          </table:table-cell>
          <table:table-cell office:value-type="string" table:style-name="ce1">
            <text:p>2024-08-22T06:4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51dc8f6-a8a2-4c93-80ac-0e9cac6b83a6</text:p>
          </table:table-cell>
          <table:table-cell office:value-type="string" table:style-name="ce1">
            <text:p>ccseumcpsbsp02.4166d60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136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8-0204.eu-central-1.hcloud.h53</text:p>
          </table:table-cell>
          <table:table-cell office:value-type="string" table:style-name="ce1">
            <text:p>2024-01-30T02:24:53Z</text:p>
          </table:table-cell>
          <table:table-cell office:value-type="string" table:style-name="ce1">
            <text:p>2024-02-29T02:28:5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fd4f69a-6a9e-4f51-a313-18e590ab4215</text:p>
          </table:table-cell>
          <table:table-cell office:value-type="string" table:style-name="ce1">
            <text:p>gcseuvehiclep01.c8c0b79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69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1-30T02:24:52Z</text:p>
          </table:table-cell>
          <table:table-cell office:value-type="string" table:style-name="ce1">
            <text:p>2024-08-22T06:21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d9f0419-41c8-4009-ac60-d39cc73485f3</text:p>
          </table:table-cell>
          <table:table-cell office:value-type="string" table:style-name="ce1">
            <text:p>ccseubatchp03.8fbde57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225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8-0204.eu-central-1.hcloud.h53</text:p>
          </table:table-cell>
          <table:table-cell office:value-type="string" table:style-name="ce1">
            <text:p>2024-01-30T02:24:51Z</text:p>
          </table:table-cell>
          <table:table-cell office:value-type="string" table:style-name="ce1">
            <text:p>2024-01-30T02:34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0e10353-7d16-4889-ba0c-a2397a302c6c</text:p>
          </table:table-cell>
          <table:table-cell office:value-type="string" table:style-name="ce1">
            <text:p>gcseuccsptmsproxyp05.43c18b7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90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1-30T02:24:51Z</text:p>
          </table:table-cell>
          <table:table-cell office:value-type="string" table:style-name="ce1">
            <text:p>2024-01-30T02:34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4dac73b-9394-4b28-ab7f-11768e6f7a60</text:p>
          </table:table-cell>
          <table:table-cell office:value-type="string" table:style-name="ce1">
            <text:p>ccseumcpsbsp09.47f4e89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37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0-0204.eu-central-2.hcloud.h53</text:p>
          </table:table-cell>
          <table:table-cell office:value-type="string" table:style-name="ce1">
            <text:p>2024-01-30T02:24:50Z</text:p>
          </table:table-cell>
          <table:table-cell office:value-type="string" table:style-name="ce1">
            <text:p>2024-01-30T02:34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6d0422-8567-4b3b-84f0-6ced1483bf99</text:p>
          </table:table-cell>
          <table:table-cell office:value-type="string" table:style-name="ce1">
            <text:p>gcseuwebliscorep02.cb6bf297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20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0-0204.eu-central-2.hcloud.h53</text:p>
          </table:table-cell>
          <table:table-cell office:value-type="string" table:style-name="ce1">
            <text:p>2024-01-30T02:24:50Z</text:p>
          </table:table-cell>
          <table:table-cell office:value-type="string" table:style-name="ce1">
            <text:p>2024-01-30T02:34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ffce9ff-9a65-4cb8-bee0-e943a266cc7d</text:p>
          </table:table-cell>
          <table:table-cell office:value-type="string" table:style-name="ce1">
            <text:p>ccseuccsptmsproxyp01.ca0b1bf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28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0-0204.eu-central-2.hcloud.h53</text:p>
          </table:table-cell>
          <table:table-cell office:value-type="string" table:style-name="ce1">
            <text:p>2024-01-30T02:24:49Z</text:p>
          </table:table-cell>
          <table:table-cell office:value-type="string" table:style-name="ce1">
            <text:p>2024-01-30T02:34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dde7348-d70c-4c50-8266-04c0f6b22bd1</text:p>
          </table:table-cell>
          <table:table-cell office:value-type="string" table:style-name="ce1">
            <text:p>ccseuccspuserlinkp02.df40dfa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50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1-30T02:24:49Z</text:p>
          </table:table-cell>
          <table:table-cell office:value-type="string" table:style-name="ce1">
            <text:p>2024-01-30T02:34:1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1715099-8ef5-4d97-ad85-4b2f07bcd671</text:p>
          </table:table-cell>
          <table:table-cell office:value-type="string" table:style-name="ce1">
            <text:p>ccseudashboardp01.2998256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9.151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0-0204.eu-central-2.hcloud.h53</text:p>
          </table:table-cell>
          <table:table-cell office:value-type="string" table:style-name="ce1">
            <text:p>2024-01-30T02:24:49Z</text:p>
          </table:table-cell>
          <table:table-cell office:value-type="string" table:style-name="ce1">
            <text:p>2024-01-30T02:34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f90bdec-8a27-4368-a10b-ec5f0c86e3a5</text:p>
          </table:table-cell>
          <table:table-cell office:value-type="string" table:style-name="ce1">
            <text:p>ccseuapigwp02.0eb7633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64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1-30T02:24:48Z</text:p>
          </table:table-cell>
          <table:table-cell office:value-type="string" table:style-name="ce1">
            <text:p>2024-08-22T06:21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bd8b10c-2515-4143-bd30-546f9b827b33</text:p>
          </table:table-cell>
          <table:table-cell office:value-type="string" table:style-name="ce1">
            <text:p>ccseuccspcontentp01.7e9f963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93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0-0204.eu-central-2.hcloud.h53</text:p>
          </table:table-cell>
          <table:table-cell office:value-type="string" table:style-name="ce1">
            <text:p>2024-01-30T02:24:48Z</text:p>
          </table:table-cell>
          <table:table-cell office:value-type="string" table:style-name="ce1">
            <text:p>2024-01-30T02:34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4dd95d6-f90f-47ab-a277-63c503690ec0</text:p>
          </table:table-cell>
          <table:table-cell office:value-type="string" table:style-name="ce1">
            <text:p>ccspeupushp01.11376f11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65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0-0204.eu-central-2.hcloud.h53</text:p>
          </table:table-cell>
          <table:table-cell office:value-type="string" table:style-name="ce1">
            <text:p>2024-01-30T02:24:47Z</text:p>
          </table:table-cell>
          <table:table-cell office:value-type="string" table:style-name="ce1">
            <text:p>2024-08-22T06:4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7de5d67-3f40-40f1-9d14-776f7371812c</text:p>
          </table:table-cell>
          <table:table-cell office:value-type="string" table:style-name="ce1">
            <text:p>ccseu4screensbsp04.f166b49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39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7-0204.eu-central-2.hcloud.h53</text:p>
          </table:table-cell>
          <table:table-cell office:value-type="string" table:style-name="ce1">
            <text:p>2024-01-30T02:24:47Z</text:p>
          </table:table-cell>
          <table:table-cell office:value-type="string" table:style-name="ce1">
            <text:p>2024-01-30T02:34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57f06be-f7ef-4873-82c9-0818fcf6c40e</text:p>
          </table:table-cell>
          <table:table-cell office:value-type="string" table:style-name="ce1">
            <text:p>ccseuccspuserlinkp01.a0cc43b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58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7-0204.eu-central-2.hcloud.h53</text:p>
          </table:table-cell>
          <table:table-cell office:value-type="string" table:style-name="ce1">
            <text:p>2024-01-30T02:24:46Z</text:p>
          </table:table-cell>
          <table:table-cell office:value-type="string" table:style-name="ce1">
            <text:p>2024-01-30T02:34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75feb14-09e3-4b07-bd4a-639f7f4daf73</text:p>
          </table:table-cell>
          <table:table-cell office:value-type="string" table:style-name="ce1">
            <text:p>ccseuissredisp05.c965ebc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214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5-0204.eu-central-2.hcloud.h53</text:p>
          </table:table-cell>
          <table:table-cell office:value-type="string" table:style-name="ce1">
            <text:p>2024-01-30T02:24:46Z</text:p>
          </table:table-cell>
          <table:table-cell office:value-type="string" table:style-name="ce1">
            <text:p>2024-08-24T03:34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837f99b-e718-4069-8e42-f763bec6af25</text:p>
          </table:table-cell>
          <table:table-cell office:value-type="string" table:style-name="ce1">
            <text:p>ccseumcpsbsp010.728d0b4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205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1-0204.eu-central-1.hcloud.h53</text:p>
          </table:table-cell>
          <table:table-cell office:value-type="string" table:style-name="ce1">
            <text:p>2024-01-30T02:24:45Z</text:p>
          </table:table-cell>
          <table:table-cell office:value-type="string" table:style-name="ce1">
            <text:p>2024-01-30T02:34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fdbcfa6-9ccd-4c2a-a59f-e6ea278ab1ca</text:p>
          </table:table-cell>
          <table:table-cell office:value-type="string" table:style-name="ce1">
            <text:p>ccseuextrasbsp01.ec845fb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74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5-0204.eu-central-2.hcloud.h53</text:p>
          </table:table-cell>
          <table:table-cell office:value-type="string" table:style-name="ce1">
            <text:p>2024-01-30T02:24:44Z</text:p>
          </table:table-cell>
          <table:table-cell office:value-type="string" table:style-name="ce1">
            <text:p>2024-01-30T02:34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2021306-c6c6-4e3f-81a6-8d71d46eb64c</text:p>
          </table:table-cell>
          <table:table-cell office:value-type="string" table:style-name="ce1">
            <text:p>ccseusbsp04.37e5d03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29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2-0204.eu-central-1.hcloud.h53</text:p>
          </table:table-cell>
          <table:table-cell office:value-type="string" table:style-name="ce1">
            <text:p>2024-01-30T02:24:44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8e0d39d-0e1e-4766-be31-8703caeca04b</text:p>
          </table:table-cell>
          <table:table-cell office:value-type="string" table:style-name="ce1">
            <text:p>ccseuuptimebatchp01.f040825e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9.32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5-0204.eu-central-2.hcloud.h53</text:p>
          </table:table-cell>
          <table:table-cell office:value-type="string" table:style-name="ce1">
            <text:p>2024-01-30T02:24:43Z</text:p>
          </table:table-cell>
          <table:table-cell office:value-type="string" table:style-name="ce1">
            <text:p>2024-07-03T12:38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4929018-f080-4d28-befc-6a5809775894</text:p>
          </table:table-cell>
          <table:table-cell office:value-type="string" table:style-name="ce1">
            <text:p>gcseuissredisp05.4468d6e3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11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2-0204.eu-central-1.hcloud.h53</text:p>
          </table:table-cell>
          <table:table-cell office:value-type="string" table:style-name="ce1">
            <text:p>2024-01-30T02:24:43Z</text:p>
          </table:table-cell>
          <table:table-cell office:value-type="string" table:style-name="ce1">
            <text:p>2024-08-26T01:43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2376ae4-399a-4f2e-9384-965fc26181e0</text:p>
          </table:table-cell>
          <table:table-cell office:value-type="string" table:style-name="ce1">
            <text:p>ccseuapigwp01.4d36a47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208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5-0204.eu-central-2.hcloud.h53</text:p>
          </table:table-cell>
          <table:table-cell office:value-type="string" table:style-name="ce1">
            <text:p>2024-01-30T02:24:43Z</text:p>
          </table:table-cell>
          <table:table-cell office:value-type="string" table:style-name="ce1">
            <text:p>2024-08-22T06:46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a8b714c-7259-493b-9702-e3ed584bc85b</text:p>
          </table:table-cell>
          <table:table-cell office:value-type="string" table:style-name="ce1">
            <text:p>gcseuccspkmsproxyp03.49bf5c7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16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2-0204.eu-central-1.hcloud.h53</text:p>
          </table:table-cell>
          <table:table-cell office:value-type="string" table:style-name="ce1">
            <text:p>2024-01-30T02:24:42Z</text:p>
          </table:table-cell>
          <table:table-cell office:value-type="string" table:style-name="ce1">
            <text:p>2024-01-30T02:34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59f22ce-541b-4565-a4ad-3f75b6a888b0</text:p>
          </table:table-cell>
          <table:table-cell office:value-type="string" table:style-name="ce1">
            <text:p>gcseuimsp02.3509c11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209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5-0204.eu-central-2.hcloud.h53</text:p>
          </table:table-cell>
          <table:table-cell office:value-type="string" table:style-name="ce1">
            <text:p>2024-01-30T02:24:42Z</text:p>
          </table:table-cell>
          <table:table-cell office:value-type="string" table:style-name="ce1">
            <text:p>2024-01-30T02:34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92b8e6a-61cc-4d48-bd44-f24b564954e5</text:p>
          </table:table-cell>
          <table:table-cell office:value-type="string" table:style-name="ce1">
            <text:p>ccseuvmswebp01.3e1fc4a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46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0-0204.eu-central-2.hcloud.h53</text:p>
          </table:table-cell>
          <table:table-cell office:value-type="string" table:style-name="ce1">
            <text:p>2024-01-30T02:24:42Z</text:p>
          </table:table-cell>
          <table:table-cell office:value-type="string" table:style-name="ce1">
            <text:p>2024-07-03T12:09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3b04b55-463b-48fe-b010-9d7f111c10ee</text:p>
          </table:table-cell>
          <table:table-cell office:value-type="string" table:style-name="ce1">
            <text:p>ccseuuptimemongodbp01.4d0fa7da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55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1-30T02:24:41Z</text:p>
          </table:table-cell>
          <table:table-cell office:value-type="string" table:style-name="ce1">
            <text:p>2024-01-30T02:33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8a00185-db49-4ab2-8f25-06b23f949888</text:p>
          </table:table-cell>
          <table:table-cell office:value-type="string" table:style-name="ce1">
            <text:p>gcseuccspkmsproxyp02.dfc8864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234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4-01-30T02:24:41Z</text:p>
          </table:table-cell>
          <table:table-cell office:value-type="string" table:style-name="ce1">
            <text:p>2024-03-26T02:02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753029c-f445-4418-8fc0-0449c65886d4</text:p>
          </table:table-cell>
          <table:table-cell office:value-type="string" table:style-name="ce1">
            <text:p>ccseuccspkmsproxyp02.06740b3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92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1-0204.eu-central-1.hcloud.h53</text:p>
          </table:table-cell>
          <table:table-cell office:value-type="string" table:style-name="ce1">
            <text:p>2024-01-30T02:24:38Z</text:p>
          </table:table-cell>
          <table:table-cell office:value-type="string" table:style-name="ce1">
            <text:p>2024-01-30T02:34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d78f34c-98ef-457a-b46d-1b00d4841eca</text:p>
          </table:table-cell>
          <table:table-cell office:value-type="string" table:style-name="ce1">
            <text:p>kcseubatchs02.b5189bed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59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4-01-30T02:24:38Z</text:p>
          </table:table-cell>
          <table:table-cell office:value-type="string" table:style-name="ce1">
            <text:p>2024-01-30T02:34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9b2d64b-43f2-46f9-ac23-0eaefc82f0b0</text:p>
          </table:table-cell>
          <table:table-cell office:value-type="string" table:style-name="ce1">
            <text:p>ccseuccaps04.d4860b72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9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0T02:24:37Z</text:p>
          </table:table-cell>
          <table:table-cell office:value-type="string" table:style-name="ce1">
            <text:p>2024-01-30T02:34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8e36852-13d5-49a8-ab6f-6ce8bcf08f8b</text:p>
          </table:table-cell>
          <table:table-cell office:value-type="string" table:style-name="ce1">
            <text:p>kcseuccaps02.8a7024cb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22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0T02:24:37Z</text:p>
          </table:table-cell>
          <table:table-cell office:value-type="string" table:style-name="ce1">
            <text:p>2024-01-30T02:34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22918a0-8b40-4c2b-bc2a-103e1850dc6a</text:p>
          </table:table-cell>
          <table:table-cell office:value-type="string" table:style-name="ce1">
            <text:p>gcseuccspcontentp02.ffd02d7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35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1-30T02:24:36Z</text:p>
          </table:table-cell>
          <table:table-cell office:value-type="string" table:style-name="ce1">
            <text:p>2024-01-30T02:34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23f800b-2cf9-4194-88cc-b1f3430e6c51</text:p>
          </table:table-cell>
          <table:table-cell office:value-type="string" table:style-name="ce1">
            <text:p>kcseucsubwebs01.8b75a16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54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4-01-30T02:24:34Z</text:p>
          </table:table-cell>
          <table:table-cell office:value-type="string" table:style-name="ce1">
            <text:p>2024-01-30T02:33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5a00aa2-504d-41fe-b068-f3ebc3a01ad7</text:p>
          </table:table-cell>
          <table:table-cell office:value-type="string" table:style-name="ce1">
            <text:p>gcseuspap02.32892c9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9.42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1-30T02:24:34Z</text:p>
          </table:table-cell>
          <table:table-cell office:value-type="string" table:style-name="ce1">
            <text:p>2024-08-22T06:4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758d870-6741-436f-b509-3252cedad2e6</text:p>
          </table:table-cell>
          <table:table-cell office:value-type="string" table:style-name="ce1">
            <text:p>kcseuccspdbs02.ea92995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19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4-01-30T02:24:34Z</text:p>
          </table:table-cell>
          <table:table-cell office:value-type="string" table:style-name="ce1">
            <text:p>2024-01-30T02:33:5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7d489c9-f855-42d5-b20b-0bcd8b7db3f9</text:p>
          </table:table-cell>
          <table:table-cell office:value-type="string" table:style-name="ce1">
            <text:p>gcseuhmgidrediss01.b3cc754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6.24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0T02:24:33Z</text:p>
          </table:table-cell>
          <table:table-cell office:value-type="string" table:style-name="ce1">
            <text:p>2024-01-30T02:33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89dc76f-89e4-428e-8dd8-9c91985b33fb</text:p>
          </table:table-cell>
          <table:table-cell office:value-type="string" table:style-name="ce1">
            <text:p>gcseuissredisp03.56dee359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10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1-30T02:24:33Z</text:p>
          </table:table-cell>
          <table:table-cell office:value-type="string" table:style-name="ce1">
            <text:p>2024-08-26T01:57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6d79a97-f9be-4a3d-8990-d5505cb3fecd</text:p>
          </table:table-cell>
          <table:table-cell office:value-type="string" table:style-name="ce1">
            <text:p>ccseucalluiwebs02.f70560eb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1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1-30T02:24:32Z</text:p>
          </table:table-cell>
          <table:table-cell office:value-type="string" table:style-name="ce1">
            <text:p>2024-10-02T05:26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23127c4-18ab-4e2c-a96e-ed238819bf89</text:p>
          </table:table-cell>
          <table:table-cell office:value-type="string" table:style-name="ce1">
            <text:p>gcseuccspkmsproxyp04.045c32dd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53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1-30T02:24:32Z</text:p>
          </table:table-cell>
          <table:table-cell office:value-type="string" table:style-name="ce1">
            <text:p>2024-01-30T02:33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e663d26-075b-49f6-890e-65d9a6548e6e</text:p>
          </table:table-cell>
          <table:table-cell office:value-type="string" table:style-name="ce1">
            <text:p>gcseuccspcpwp01.2fc78f8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40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1-0204.eu-central-1.hcloud.h53</text:p>
          </table:table-cell>
          <table:table-cell office:value-type="string" table:style-name="ce1">
            <text:p>2024-01-30T02:24:31Z</text:p>
          </table:table-cell>
          <table:table-cell office:value-type="string" table:style-name="ce1">
            <text:p>2024-10-04T02:36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31a683a-2eac-4c58-a220-725ea585db7d</text:p>
          </table:table-cell>
          <table:table-cell office:value-type="string" table:style-name="ce1">
            <text:p>ccseuvcrms01.f67de601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2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1-30T02:24:31Z</text:p>
          </table:table-cell>
          <table:table-cell office:value-type="string" table:style-name="ce1">
            <text:p>2024-01-30T02:33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82dd803-1ed9-4f79-9f68-34f04ee45a82</text:p>
          </table:table-cell>
          <table:table-cell office:value-type="string" table:style-name="ce1">
            <text:p>ccseuccspkmsproxyp03.b249e985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25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1-30T02:24:30Z</text:p>
          </table:table-cell>
          <table:table-cell office:value-type="string" table:style-name="ce1">
            <text:p>2024-01-30T02:33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da7fde8-943b-4561-b8f6-d275ad589150</text:p>
          </table:table-cell>
          <table:table-cell office:value-type="string" table:style-name="ce1">
            <text:p>kiaeuaccounts01.f72dac5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2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2:24:30Z</text:p>
          </table:table-cell>
          <table:table-cell office:value-type="string" table:style-name="ce1">
            <text:p>2024-12-11T05:56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7d6d503-9d44-4559-9642-2918c31dab61</text:p>
          </table:table-cell>
          <table:table-cell office:value-type="string" table:style-name="ce1">
            <text:p>gcseuhmgidrediss03.57f31298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60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0T02:24:29Z</text:p>
          </table:table-cell>
          <table:table-cell office:value-type="string" table:style-name="ce1">
            <text:p>2024-03-27T06:14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dbfdb6c-6885-4ecd-8c21-32b57676947c</text:p>
          </table:table-cell>
          <table:table-cell office:value-type="string" table:style-name="ce1">
            <text:p>gcseusbsp02.2cd13c8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90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1-30T02:24:28Z</text:p>
          </table:table-cell>
          <table:table-cell office:value-type="string" table:style-name="ce1">
            <text:p>2024-08-22T06:46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1935682-74a7-4b4a-866f-b0bd456443f9</text:p>
          </table:table-cell>
          <table:table-cell office:value-type="string" table:style-name="ce1">
            <text:p>ccseucalluis02.a89e228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2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1-30T02:24:28Z</text:p>
          </table:table-cell>
          <table:table-cell office:value-type="string" table:style-name="ce1">
            <text:p>2024-10-02T05:26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f8aad9f-9951-4c8d-872b-b631126cf6dd</text:p>
          </table:table-cell>
          <table:table-cell office:value-type="string" table:style-name="ce1">
            <text:p>gcseuimsp01.b882eab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83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1-0204.eu-central-1.hcloud.h53</text:p>
          </table:table-cell>
          <table:table-cell office:value-type="string" table:style-name="ce1">
            <text:p>2024-01-30T02:24:27Z</text:p>
          </table:table-cell>
          <table:table-cell office:value-type="string" table:style-name="ce1">
            <text:p>2024-01-30T02:33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766364c-4137-44bd-a197-d8208ca31d48</text:p>
          </table:table-cell>
          <table:table-cell office:value-type="string" table:style-name="ce1">
            <text:p>kiaeuhmgiddbs01.5c952ca8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8.11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2:24:27Z</text:p>
          </table:table-cell>
          <table:table-cell office:value-type="string" table:style-name="ce1">
            <text:p>2024-12-11T06:08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262ff5e-e2b6-4e8f-b407-9206d117d7dd</text:p>
          </table:table-cell>
          <table:table-cell office:value-type="string" table:style-name="ce1">
            <text:p>gcseuspap01.b275c41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9.117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1-30T02:24:26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081fcbc-d49e-436d-bf2b-912a19cb5d7d</text:p>
          </table:table-cell>
          <table:table-cell office:value-type="string" table:style-name="ce1">
            <text:p>gcseupushp01.1bd62526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55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1-30T02:24:25Z</text:p>
          </table:table-cell>
          <table:table-cell office:value-type="string" table:style-name="ce1">
            <text:p>2024-08-22T06:15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861621e-0465-426a-8bce-9d06f2b0f670</text:p>
          </table:table-cell>
          <table:table-cell office:value-type="string" table:style-name="ce1">
            <text:p>ccseucsubwebs01.cce9a88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200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4-01-30T02:24:24Z</text:p>
          </table:table-cell>
          <table:table-cell office:value-type="string" table:style-name="ce1">
            <text:p>2024-01-30T02:33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d1ceead-075e-45a1-87f5-6d4683f0f792</text:p>
          </table:table-cell>
          <table:table-cell office:value-type="string" table:style-name="ce1">
            <text:p>gcseupushbatchp01.f9130275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26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4-01-30T02:24:24Z</text:p>
          </table:table-cell>
          <table:table-cell office:value-type="string" table:style-name="ce1">
            <text:p>2024-02-29T02:16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6ab93b3-68cc-44dc-be1d-6c61a7937991</text:p>
          </table:table-cell>
          <table:table-cell office:value-type="string" table:style-name="ce1">
            <text:p>ccseuccspcontentp02.18ff949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03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2-0204.eu-central-1.hcloud.h53</text:p>
          </table:table-cell>
          <table:table-cell office:value-type="string" table:style-name="ce1">
            <text:p>2024-01-30T02:24:24Z</text:p>
          </table:table-cell>
          <table:table-cell office:value-type="string" table:style-name="ce1">
            <text:p>2024-01-30T02:33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2bf1df2-09ba-4d7d-ac61-08ee447cc184</text:p>
          </table:table-cell>
          <table:table-cell office:value-type="string" table:style-name="ce1">
            <text:p>gcseuccspcpwp02.0c9bdd0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71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1-30T02:24:23Z</text:p>
          </table:table-cell>
          <table:table-cell office:value-type="string" table:style-name="ce1">
            <text:p>2024-10-08T05:40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195b60b-e37d-4f01-9283-d4323b51d366</text:p>
          </table:table-cell>
          <table:table-cell office:value-type="string" table:style-name="ce1">
            <text:p>ccseuccaps01.616ac1fe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2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2:24:23Z</text:p>
          </table:table-cell>
          <table:table-cell office:value-type="string" table:style-name="ce1">
            <text:p>2024-01-30T02:33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3918403-82e2-49d3-8054-b285ce6e3d01</text:p>
          </table:table-cell>
          <table:table-cell office:value-type="string" table:style-name="ce1">
            <text:p>kcseuvapis01.b96b932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252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4-01-30T02:24:22Z</text:p>
          </table:table-cell>
          <table:table-cell office:value-type="string" table:style-name="ce1">
            <text:p>2024-01-30T02:33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63f5caf-a30c-4cfa-9a9b-18beedeb36a9</text:p>
          </table:table-cell>
          <table:table-cell office:value-type="string" table:style-name="ce1">
            <text:p>gcseuccsptmsproxyp03.24337f6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96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8-0204.eu-central-1.hcloud.h53</text:p>
          </table:table-cell>
          <table:table-cell office:value-type="string" table:style-name="ce1">
            <text:p>2024-01-30T02:24:22Z</text:p>
          </table:table-cell>
          <table:table-cell office:value-type="string" table:style-name="ce1">
            <text:p>2024-01-30T02:33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342a3f9-583e-4d12-884e-b5ece400a698</text:p>
          </table:table-cell>
          <table:table-cell office:value-type="string" table:style-name="ce1">
            <text:p>gcseupartners01.b5f8699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21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0T02:24:21Z</text:p>
          </table:table-cell>
          <table:table-cell office:value-type="string" table:style-name="ce1">
            <text:p>2024-08-22T14:46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81a6b7a-8369-4584-aec4-85e626ea7fd4</text:p>
          </table:table-cell>
          <table:table-cell office:value-type="string" table:style-name="ce1">
            <text:p>gcseuuserlinkp01.2b0ac47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9.182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8-0204.eu-central-1.hcloud.h53</text:p>
          </table:table-cell>
          <table:table-cell office:value-type="string" table:style-name="ce1">
            <text:p>2024-01-30T02:24:21Z</text:p>
          </table:table-cell>
          <table:table-cell office:value-type="string" table:style-name="ce1">
            <text:p>2024-01-30T02:33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5ccbb95-b900-4e9e-b0c4-8f0fc4907f40</text:p>
          </table:table-cell>
          <table:table-cell office:value-type="string" table:style-name="ce1">
            <text:p>gcseuccsptmsproxyp01.5f898dd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86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8-0204.eu-central-1.hcloud.h53</text:p>
          </table:table-cell>
          <table:table-cell office:value-type="string" table:style-name="ce1">
            <text:p>2024-01-30T02:24:20Z</text:p>
          </table:table-cell>
          <table:table-cell office:value-type="string" table:style-name="ce1">
            <text:p>2024-01-30T02:33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41077d0-6140-4f18-8600-2b23f97bc541</text:p>
          </table:table-cell>
          <table:table-cell office:value-type="string" table:style-name="ce1">
            <text:p>ccseuccspdbp01.8b6ea42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197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1-30T02:24:20Z</text:p>
          </table:table-cell>
          <table:table-cell office:value-type="string" table:style-name="ce1">
            <text:p>2024-01-30T02:33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1f27328-e00b-45e6-bb0e-faae20de27da</text:p>
          </table:table-cell>
          <table:table-cell office:value-type="string" table:style-name="ce1">
            <text:p>kiaeuhmgidmongos02.15817c4d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64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4-01-30T02:24:19Z</text:p>
          </table:table-cell>
          <table:table-cell office:value-type="string" table:style-name="ce1">
            <text:p>2024-12-11T05:35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e418073-49dc-4d8d-8bcf-8c35a77b7ef2</text:p>
          </table:table-cell>
          <table:table-cell office:value-type="string" table:style-name="ce1">
            <text:p>kiaeuhmgidmongos01.a7c75be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33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2:24:19Z</text:p>
          </table:table-cell>
          <table:table-cell office:value-type="string" table:style-name="ce1">
            <text:p>2024-12-11T05:38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ab20844-9bc3-4184-b8b9-f62fae02b70e</text:p>
          </table:table-cell>
          <table:table-cell office:value-type="string" table:style-name="ce1">
            <text:p>gcseupartners02.17996cc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9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2:24:18Z</text:p>
          </table:table-cell>
          <table:table-cell office:value-type="string" table:style-name="ce1">
            <text:p>2024-08-22T14:52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e2e0726-cf0e-4c57-bef5-daa271c1a58b</text:p>
          </table:table-cell>
          <table:table-cell office:value-type="string" table:style-name="ce1">
            <text:p>gcseupushp02.83c3bf2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60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1-30T02:24:18Z</text:p>
          </table:table-cell>
          <table:table-cell office:value-type="string" table:style-name="ce1">
            <text:p>2024-08-22T06:46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e01fb7d-a1d1-40b2-ad6a-1363dfa4d7e2</text:p>
          </table:table-cell>
          <table:table-cell office:value-type="string" table:style-name="ce1">
            <text:p>ccseuccsptmsproxyp02.8e09f2a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91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2-0204.eu-central-1.hcloud.h53</text:p>
          </table:table-cell>
          <table:table-cell office:value-type="string" table:style-name="ce1">
            <text:p>2024-01-30T02:24:16Z</text:p>
          </table:table-cell>
          <table:table-cell office:value-type="string" table:style-name="ce1">
            <text:p>2024-01-30T02:33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505cf23-ae53-4617-a114-d03e884aa931</text:p>
          </table:table-cell>
          <table:table-cell office:value-type="string" table:style-name="ce1">
            <text:p>kiaeuhmgidrediss01.4e206f4a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4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1-30T02:24:16Z</text:p>
          </table:table-cell>
          <table:table-cell office:value-type="string" table:style-name="ce1">
            <text:p>2024-01-30T02:33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da6568-4977-43ae-a309-77dac3fc4d0e</text:p>
          </table:table-cell>
          <table:table-cell office:value-type="string" table:style-name="ce1">
            <text:p>gcseugissbsp01.5e75f9f2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7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8-0204.eu-central-1.hcloud.h53</text:p>
          </table:table-cell>
          <table:table-cell office:value-type="string" table:style-name="ce1">
            <text:p>2024-01-30T02:24:16Z</text:p>
          </table:table-cell>
          <table:table-cell office:value-type="string" table:style-name="ce1">
            <text:p>2024-08-22T06:21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1c86c47-dd22-4f99-b320-684d2df5f9f1</text:p>
          </table:table-cell>
          <table:table-cell office:value-type="string" table:style-name="ce1">
            <text:p>ccseuccsptmsproxyp06.814e9b0a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144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4-01-30T02:24:15Z</text:p>
          </table:table-cell>
          <table:table-cell office:value-type="string" table:style-name="ce1">
            <text:p>2024-02-29T02:22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3b9eeed-4a54-45a1-a585-1d24cc1806c4</text:p>
          </table:table-cell>
          <table:table-cell office:value-type="string" table:style-name="ce1">
            <text:p>gcseuvrsbsp01.b2036bb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62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1-0204.eu-central-1.hcloud.h53</text:p>
          </table:table-cell>
          <table:table-cell office:value-type="string" table:style-name="ce1">
            <text:p>2024-01-30T02:24:14Z</text:p>
          </table:table-cell>
          <table:table-cell office:value-type="string" table:style-name="ce1">
            <text:p>2024-01-30T02:33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57df283-ca8c-4aa7-8795-86888feb6767</text:p>
          </table:table-cell>
          <table:table-cell office:value-type="string" table:style-name="ce1">
            <text:p>ccseuccspcpwp02.0147e6ed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29.69.101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6-0204.eu-central-1.hcloud.h53</text:p>
          </table:table-cell>
          <table:table-cell office:value-type="string" table:style-name="ce1">
            <text:p>2024-01-30T02:24:12Z</text:p>
          </table:table-cell>
          <table:table-cell office:value-type="string" table:style-name="ce1">
            <text:p>2024-02-29T02:01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11e04a7-013a-4e5e-97e4-668c35ba485f</text:p>
          </table:table-cell>
          <table:table-cell office:value-type="string" table:style-name="ce1">
            <text:p>gcseumcpsbsp02.aac462ef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14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1-30T02:24:11Z</text:p>
          </table:table-cell>
          <table:table-cell office:value-type="string" table:style-name="ce1">
            <text:p>2024-01-30T02:33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27f2d42-3b14-40b3-b854-e26f770e8144</text:p>
          </table:table-cell>
          <table:table-cell office:value-type="string" table:style-name="ce1">
            <text:p>gcseuccsptmsproxyp06.bc4144c2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80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1-30T02:24:10Z</text:p>
          </table:table-cell>
          <table:table-cell office:value-type="string" table:style-name="ce1">
            <text:p>2024-01-30T02:33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a307783-1def-42a0-be66-6e94757f8eeb</text:p>
          </table:table-cell>
          <table:table-cell office:value-type="string" table:style-name="ce1">
            <text:p>ccseuccspcpwp01.7004ad63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prd-a:172.31.69.200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1-30T02:24:10Z</text:p>
          </table:table-cell>
          <table:table-cell office:value-type="string" table:style-name="ce1">
            <text:p>2024-01-30T02:33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e15ea16-c50a-4323-9f6a-17ffd6faac78</text:p>
          </table:table-cell>
          <table:table-cell office:value-type="string" table:style-name="ce1">
            <text:p>gcseuissredisp06.f9481d00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77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1-30T02:24:10Z</text:p>
          </table:table-cell>
          <table:table-cell office:value-type="string" table:style-name="ce1">
            <text:p>2024-08-26T01:16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e9e90e9-3f23-49d0-a7e7-a506e1e70f04</text:p>
          </table:table-cell>
          <table:table-cell office:value-type="string" table:style-name="ce1">
            <text:p>ccseuccspdbp03.520b3a48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206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8-0204.eu-central-1.hcloud.h53</text:p>
          </table:table-cell>
          <table:table-cell office:value-type="string" table:style-name="ce1">
            <text:p>2024-01-30T02:24:09Z</text:p>
          </table:table-cell>
          <table:table-cell office:value-type="string" table:style-name="ce1">
            <text:p>2024-01-30T02:33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e8ddffc-33f2-4a79-95a2-90639f4e3cef</text:p>
          </table:table-cell>
          <table:table-cell office:value-type="string" table:style-name="ce1">
            <text:p>gcseuhmgidmongos02.edd00be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3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0T02:24:09Z</text:p>
          </table:table-cell>
          <table:table-cell office:value-type="string" table:style-name="ce1">
            <text:p>2024-01-30T02:33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4a71505-3bd2-4bcc-ab34-d0ec71794524</text:p>
          </table:table-cell>
          <table:table-cell office:value-type="string" table:style-name="ce1">
            <text:p>ccseuvrsbss02.ecb8d7a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6.16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0T02:24:08Z</text:p>
          </table:table-cell>
          <table:table-cell office:value-type="string" table:style-name="ce1">
            <text:p>2024-01-30T02:33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948f16e-b472-4775-af15-0a337fcc45df</text:p>
          </table:table-cell>
          <table:table-cell office:value-type="string" table:style-name="ce1">
            <text:p>ccseuvehiclep01.8ef9b416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85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1-30T02:24:07Z</text:p>
          </table:table-cell>
          <table:table-cell office:value-type="string" table:style-name="ce1">
            <text:p>2024-08-22T06:46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c8b30de-eb1f-4d06-9641-2bb22b8a4a69</text:p>
          </table:table-cell>
          <table:table-cell office:value-type="string" table:style-name="ce1">
            <text:p>gcseuapigwp01.1c35b3e0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6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1-0204.eu-central-1.hcloud.h53</text:p>
          </table:table-cell>
          <table:table-cell office:value-type="string" table:style-name="ce1">
            <text:p>2024-01-30T02:24:07Z</text:p>
          </table:table-cell>
          <table:table-cell office:value-type="string" table:style-name="ce1">
            <text:p>2024-08-22T06:21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5682ebf-631e-427b-9351-b53cf9a128af</text:p>
          </table:table-cell>
          <table:table-cell office:value-type="string" table:style-name="ce1">
            <text:p>gcseuvcrmsbsp01.fd72565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9.35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1-30T02:24:06Z</text:p>
          </table:table-cell>
          <table:table-cell office:value-type="string" table:style-name="ce1">
            <text:p>2024-08-22T06:21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c440ab3-f7d8-4b9e-9d59-0f6c8afa859f</text:p>
          </table:table-cell>
          <table:table-cell office:value-type="string" table:style-name="ce1">
            <text:p>gcseubatchp01.0d146c91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54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5-0204.eu-central-1.hcloud.h53</text:p>
          </table:table-cell>
          <table:table-cell office:value-type="string" table:style-name="ce1">
            <text:p>2024-01-30T02:24:05Z</text:p>
          </table:table-cell>
          <table:table-cell office:value-type="string" table:style-name="ce1">
            <text:p>2024-01-30T02:33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c329b81-1983-49ea-9795-946a25c16141</text:p>
          </table:table-cell>
          <table:table-cell office:value-type="string" table:style-name="ce1">
            <text:p>gcseuprofilep01.6eed06ac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86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2-0204.eu-central-1.hcloud.h53</text:p>
          </table:table-cell>
          <table:table-cell office:value-type="string" table:style-name="ce1">
            <text:p>2024-01-30T02:24:05Z</text:p>
          </table:table-cell>
          <table:table-cell office:value-type="string" table:style-name="ce1">
            <text:p>2024-08-26T01:47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9419f16-ee03-4917-b5ed-dc24e54b2c07</text:p>
          </table:table-cell>
          <table:table-cell office:value-type="string" table:style-name="ce1">
            <text:p>gcseumcpsbsp01.ff9d77b9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65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4-01-30T02:24:03Z</text:p>
          </table:table-cell>
          <table:table-cell office:value-type="string" table:style-name="ce1">
            <text:p>2024-02-29T02:24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39da1ff-6171-47c9-a725-71a2e205f9c6</text:p>
          </table:table-cell>
          <table:table-cell office:value-type="string" table:style-name="ce1">
            <text:p>gcseuissredisp01.61e26034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3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8-0204.eu-central-1.hcloud.h53</text:p>
          </table:table-cell>
          <table:table-cell office:value-type="string" table:style-name="ce1">
            <text:p>2024-01-30T02:24:02Z</text:p>
          </table:table-cell>
          <table:table-cell office:value-type="string" table:style-name="ce1">
            <text:p>2024-08-26T07:59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c1a2c75-cbaa-4e5c-831d-e71bb6f4e224</text:p>
          </table:table-cell>
          <table:table-cell office:value-type="string" table:style-name="ce1">
            <text:p>kcseuwebcorebs01.21b48de4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9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2:24:01Z</text:p>
          </table:table-cell>
          <table:table-cell office:value-type="string" table:style-name="ce1">
            <text:p>2024-01-30T02:33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418f691-bd28-49a0-9016-6354e0ff437b</text:p>
          </table:table-cell>
          <table:table-cell office:value-type="string" table:style-name="ce1">
            <text:p>ccseuadmssowss01.8179303f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100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1-30T02:24:01Z</text:p>
          </table:table-cell>
          <table:table-cell office:value-type="string" table:style-name="ce1">
            <text:p>2024-01-30T02:33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dbd5e49-08a9-420d-9b95-d3c65acc4530</text:p>
          </table:table-cell>
          <table:table-cell office:value-type="string" table:style-name="ce1">
            <text:p>kcseucsubwass02.ac37f89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8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0T02:23:59Z</text:p>
          </table:table-cell>
          <table:table-cell office:value-type="string" table:style-name="ce1">
            <text:p>2024-01-30T02:33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c9e202d-63b8-4ee8-a7f6-1b4ac7a02475</text:p>
          </table:table-cell>
          <table:table-cell office:value-type="string" table:style-name="ce1">
            <text:p>kcseuissrediss05.7dea2ebe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35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4-01-30T02:23:58Z</text:p>
          </table:table-cell>
          <table:table-cell office:value-type="string" table:style-name="ce1">
            <text:p>2024-08-23T08:36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4869573-0018-4220-a24f-f0a26d61c939</text:p>
          </table:table-cell>
          <table:table-cell office:value-type="string" table:style-name="ce1">
            <text:p>ccseusbss03.92b81f09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33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1-30T02:23:57Z</text:p>
          </table:table-cell>
          <table:table-cell office:value-type="string" table:style-name="ce1">
            <text:p>2024-01-30T02:33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1efb954-a86c-49d1-a90b-ac071c971c13</text:p>
          </table:table-cell>
          <table:table-cell office:value-type="string" table:style-name="ce1">
            <text:p>kcseucsubwass01.7cbee25f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25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2:23:56Z</text:p>
          </table:table-cell>
          <table:table-cell office:value-type="string" table:style-name="ce1">
            <text:p>2024-01-30T02:33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43f6ded-0cce-44da-afd3-410f8ff8fe24</text:p>
          </table:table-cell>
          <table:table-cell office:value-type="string" table:style-name="ce1">
            <text:p>kcseuccspdbs01.7331f1a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6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2:23:56Z</text:p>
          </table:table-cell>
          <table:table-cell office:value-type="string" table:style-name="ce1">
            <text:p>2024-01-30T02:33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21ea9bf-3971-4cc6-8bf1-1040c26a59d3</text:p>
          </table:table-cell>
          <table:table-cell office:value-type="string" table:style-name="ce1">
            <text:p>ccseusbss04.e29fb78b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0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0T02:23:54Z</text:p>
          </table:table-cell>
          <table:table-cell office:value-type="string" table:style-name="ce1">
            <text:p>2024-01-30T05:55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30c4314-d0d5-4c37-ab10-6a8288ea4795</text:p>
          </table:table-cell>
          <table:table-cell office:value-type="string" table:style-name="ce1">
            <text:p>kiaeuprofiles01.220090df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4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2:23:54Z</text:p>
          </table:table-cell>
          <table:table-cell office:value-type="string" table:style-name="ce1">
            <text:p>2024-08-22T06:28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e12fa70-902c-41a8-a706-5517c17d784c</text:p>
          </table:table-cell>
          <table:table-cell office:value-type="string" table:style-name="ce1">
            <text:p>kcseuccaps03.745571c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233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4-01-30T02:23:53Z</text:p>
          </table:table-cell>
          <table:table-cell office:value-type="string" table:style-name="ce1">
            <text:p>2024-01-30T02:32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680429b-ea97-499d-91d4-09d4af8ca51d</text:p>
          </table:table-cell>
          <table:table-cell office:value-type="string" table:style-name="ce1">
            <text:p>kcseucbss01.78b2068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251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1-30T02:23:53Z</text:p>
          </table:table-cell>
          <table:table-cell office:value-type="string" table:style-name="ce1">
            <text:p>2024-01-30T02:33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b876b74-5495-4925-951d-0109b6bdfaee</text:p>
          </table:table-cell>
          <table:table-cell office:value-type="string" table:style-name="ce1">
            <text:p>ccseuccaps02.223d8389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5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0T02:23:52Z</text:p>
          </table:table-cell>
          <table:table-cell office:value-type="string" table:style-name="ce1">
            <text:p>2024-01-30T02:32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f7ab9f8-ebb5-4bba-9c07-8e14ef8003c6</text:p>
          </table:table-cell>
          <table:table-cell office:value-type="string" table:style-name="ce1">
            <text:p>ccseucalluiwebs01.417619ee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24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2:23:52Z</text:p>
          </table:table-cell>
          <table:table-cell office:value-type="string" table:style-name="ce1">
            <text:p>2024-01-30T02:32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cb5ed82-3ee9-4a4f-ac86-684621390593</text:p>
          </table:table-cell>
          <table:table-cell office:value-type="string" table:style-name="ce1">
            <text:p>kcseucpwdbs01.b0c2b529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3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2:23:51Z</text:p>
          </table:table-cell>
          <table:table-cell office:value-type="string" table:style-name="ce1">
            <text:p>2024-01-30T02:32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d52ad09-a8e0-41a6-ba75-50a490df0e13</text:p>
          </table:table-cell>
          <table:table-cell office:value-type="string" table:style-name="ce1">
            <text:p>gcseuhmgiddbs01.29b90a6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7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0T02:23:49Z</text:p>
          </table:table-cell>
          <table:table-cell office:value-type="string" table:style-name="ce1">
            <text:p>2024-01-30T02:32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2ce9a1c-f068-4098-91f5-fed045db1ac0</text:p>
          </table:table-cell>
          <table:table-cell office:value-type="string" table:style-name="ce1">
            <text:p>ccseuspap01.4c021fe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83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1-30T02:23:49Z</text:p>
          </table:table-cell>
          <table:table-cell office:value-type="string" table:style-name="ce1">
            <text:p>2024-08-22T06:46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d4c89b7-68c5-4e69-a287-15e409bf49dc</text:p>
          </table:table-cell>
          <table:table-cell office:value-type="string" table:style-name="ce1">
            <text:p>kcseucalluiwebs01.75bd950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6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2:23:48Z</text:p>
          </table:table-cell>
          <table:table-cell office:value-type="string" table:style-name="ce1">
            <text:p>2024-01-30T02:32:5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60af31e-6444-482b-a2b0-db3c79796a8e</text:p>
          </table:table-cell>
          <table:table-cell office:value-type="string" table:style-name="ce1">
            <text:p>ccseuvrsbss01.637d6fd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177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1-30T02:23:48Z</text:p>
          </table:table-cell>
          <table:table-cell office:value-type="string" table:style-name="ce1">
            <text:p>2024-01-30T02:32:5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ac1d8b3-87e9-4a2a-afa3-f5dca855d541</text:p>
          </table:table-cell>
          <table:table-cell office:value-type="string" table:style-name="ce1">
            <text:p>kcseucalluiwebs02.6bf4cb5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2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0T02:23:47Z</text:p>
          </table:table-cell>
          <table:table-cell office:value-type="string" table:style-name="ce1">
            <text:p>2024-01-30T02:32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6270fb8-c012-458d-b7e1-50277476767f</text:p>
          </table:table-cell>
          <table:table-cell office:value-type="string" table:style-name="ce1">
            <text:p>gcseuvrsbsp02.c0bbafdb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31.69.245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1-30T02:23:47Z</text:p>
          </table:table-cell>
          <table:table-cell office:value-type="string" table:style-name="ce1">
            <text:p>2024-01-30T02:32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fdf6d09-b9da-4b2a-b72a-ba77fd3a3728</text:p>
          </table:table-cell>
          <table:table-cell office:value-type="string" table:style-name="ce1">
            <text:p>flteuvcrms02.6722cb8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22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0T02:23:46Z</text:p>
          </table:table-cell>
          <table:table-cell office:value-type="string" table:style-name="ce1">
            <text:p>2024-01-30T02:32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5880382-3b2f-4ab8-a6e6-09bc23db0dc3</text:p>
          </table:table-cell>
          <table:table-cell office:value-type="string" table:style-name="ce1">
            <text:p>ccseucsubwass02.668b1e78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6.22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0T02:23:46Z</text:p>
          </table:table-cell>
          <table:table-cell office:value-type="string" table:style-name="ce1">
            <text:p>2024-01-30T05:50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c2fc6e1-4d93-492e-8e65-e337485c7968</text:p>
          </table:table-cell>
          <table:table-cell office:value-type="string" table:style-name="ce1">
            <text:p>kiaeuaccounts02.cbb9a8b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25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1-30T02:23:44Z</text:p>
          </table:table-cell>
          <table:table-cell office:value-type="string" table:style-name="ce1">
            <text:p>2024-12-11T05:58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3b8fee1-db07-492e-9b4f-7357649376ce</text:p>
          </table:table-cell>
          <table:table-cell office:value-type="string" table:style-name="ce1">
            <text:p>kiaeuhmgidmongos03.2ad7b632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24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0T02:23:43Z</text:p>
          </table:table-cell>
          <table:table-cell office:value-type="string" table:style-name="ce1">
            <text:p>2024-12-11T05:32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7d2582b-9912-4c2b-a7b6-f30e3905860e</text:p>
          </table:table-cell>
          <table:table-cell office:value-type="string" table:style-name="ce1">
            <text:p>gcseugissbsp02.7a82b03c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144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1-30T02:23:43Z</text:p>
          </table:table-cell>
          <table:table-cell office:value-type="string" table:style-name="ce1">
            <text:p>2024-08-22T06:46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c56953f-3e3c-40a2-a157-2d5cc5c8116a</text:p>
          </table:table-cell>
          <table:table-cell office:value-type="string" table:style-name="ce1">
            <text:p>kcseuccaps04.2a8b04d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6.196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30T02:23:41Z</text:p>
          </table:table-cell>
          <table:table-cell office:value-type="string" table:style-name="ce1">
            <text:p>2024-01-30T05:45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a199db0-9b2c-4e05-ae16-1107487719fb</text:p>
          </table:table-cell>
          <table:table-cell office:value-type="string" table:style-name="ce1">
            <text:p>ccseuvapis01.7435a2a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202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1-30T02:23:41Z</text:p>
          </table:table-cell>
          <table:table-cell office:value-type="string" table:style-name="ce1">
            <text:p>2024-01-30T02:32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b00e870-9d34-469a-9330-ba2280d6021e</text:p>
          </table:table-cell>
          <table:table-cell office:value-type="string" table:style-name="ce1">
            <text:p>kcseumcpsbss01.929867df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21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2:23:40Z</text:p>
          </table:table-cell>
          <table:table-cell office:value-type="string" table:style-name="ce1">
            <text:p>2024-01-30T02:32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961863c-8f52-4d7c-bdfa-ecd8e39fbaaf</text:p>
          </table:table-cell>
          <table:table-cell office:value-type="string" table:style-name="ce1">
            <text:p>kiaeuhmgidrediss03.16ffa658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22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1-30T02:23:40Z</text:p>
          </table:table-cell>
          <table:table-cell office:value-type="string" table:style-name="ce1">
            <text:p>2024-10-02T04:48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68b23b6-0f4b-496b-a14b-4ac5f6e5b55e</text:p>
          </table:table-cell>
          <table:table-cell office:value-type="string" table:style-name="ce1">
            <text:p>kcseuccaps01.4704ce29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7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2:23:38Z</text:p>
          </table:table-cell>
          <table:table-cell office:value-type="string" table:style-name="ce1">
            <text:p>2024-01-30T02:32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652bd58-7e91-4542-b15d-32f3d1aba886</text:p>
          </table:table-cell>
          <table:table-cell office:value-type="string" table:style-name="ce1">
            <text:p>kcseugissbss01.7c23f8da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1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2:23:38Z</text:p>
          </table:table-cell>
          <table:table-cell office:value-type="string" table:style-name="ce1">
            <text:p>2024-01-30T02:32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99d40f9-bd5b-4c97-88a0-7d642d3a68f0</text:p>
          </table:table-cell>
          <table:table-cell office:value-type="string" table:style-name="ce1">
            <text:p>kiaeupartners02.01ba03b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2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4-01-30T02:23:38Z</text:p>
          </table:table-cell>
          <table:table-cell office:value-type="string" table:style-name="ce1">
            <text:p>2024-12-11T05:50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21fe345-c6f4-4100-a246-71aabd637939</text:p>
          </table:table-cell>
          <table:table-cell office:value-type="string" table:style-name="ce1">
            <text:p>kcseuspavehicledbs01.6367ca5a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210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1-30T02:23:38Z</text:p>
          </table:table-cell>
          <table:table-cell office:value-type="string" table:style-name="ce1">
            <text:p>2024-08-30T04:24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6471022-f9b2-44a2-82f6-d41e4329ac77</text:p>
          </table:table-cell>
          <table:table-cell office:value-type="string" table:style-name="ce1">
            <text:p>kiaeuhmgidrediss02.3236bfdb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97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4-01-30T02:23:36Z</text:p>
          </table:table-cell>
          <table:table-cell office:value-type="string" table:style-name="ce1">
            <text:p>2024-01-30T02:32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7676797-e82d-4bf9-938d-02f1ec30d13e</text:p>
          </table:table-cell>
          <table:table-cell office:value-type="string" table:style-name="ce1">
            <text:p>kcseucalluis01.770ee84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171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1-30T02:23:35Z</text:p>
          </table:table-cell>
          <table:table-cell office:value-type="string" table:style-name="ce1">
            <text:p>2024-01-30T02:32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a4b932f-71b9-4671-a736-5576ed9d13a9</text:p>
          </table:table-cell>
          <table:table-cell office:value-type="string" table:style-name="ce1">
            <text:p>ccseuccsptmsproxyp03.e5738624.eu-central-2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31.69.96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1-30T02:23:34Z</text:p>
          </table:table-cell>
          <table:table-cell office:value-type="string" table:style-name="ce1">
            <text:p>2024-01-30T02:32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845f9a-25d2-42b2-a608-5d41840ce7fd</text:p>
          </table:table-cell>
          <table:table-cell office:value-type="string" table:style-name="ce1">
            <text:p>ccseuccaps03.1f16226a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9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1-30T02:23:33Z</text:p>
          </table:table-cell>
          <table:table-cell office:value-type="string" table:style-name="ce1">
            <text:p>2024-01-30T02:32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020df10-36bf-408f-8f49-e0cd74621269</text:p>
          </table:table-cell>
          <table:table-cell office:value-type="string" table:style-name="ce1">
            <text:p>gcseuccspkmsproxyp01.ace1db87.eu-central-1.pr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9.201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1-0204.eu-central-1.hcloud.h53</text:p>
          </table:table-cell>
          <table:table-cell office:value-type="string" table:style-name="ce1">
            <text:p>2024-01-30T02:23:32Z</text:p>
          </table:table-cell>
          <table:table-cell office:value-type="string" table:style-name="ce1">
            <text:p>2024-01-30T02:32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a8c3b93-b787-453e-ab88-36d67aef645b</text:p>
          </table:table-cell>
          <table:table-cell office:value-type="string" table:style-name="ce1">
            <text:p>gcseuaccounts02.ac3e1672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115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4-01-30T02:23:31Z</text:p>
          </table:table-cell>
          <table:table-cell office:value-type="string" table:style-name="ce1">
            <text:p>2024-08-22T14:51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3efccf5-eaf1-458f-a21e-7dd99fa5ae4b</text:p>
          </table:table-cell>
          <table:table-cell office:value-type="string" table:style-name="ce1">
            <text:p>ccseucalluis01.c09a1f8d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2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2:23:31Z</text:p>
          </table:table-cell>
          <table:table-cell office:value-type="string" table:style-name="ce1">
            <text:p>2024-01-30T02:32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91e8d90-a666-4090-81c9-0a5f041d6c7e</text:p>
          </table:table-cell>
          <table:table-cell office:value-type="string" table:style-name="ce1">
            <text:p>kcseuccsptmsproxys03.14279bca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183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4-01-30T02:23:31Z</text:p>
          </table:table-cell>
          <table:table-cell office:value-type="string" table:style-name="ce1">
            <text:p>2024-01-30T02:32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6939e01-6d32-40b4-98cd-59ff62f2f5bb</text:p>
          </table:table-cell>
          <table:table-cell office:value-type="string" table:style-name="ce1">
            <text:p>kcseuwebliscores01.40dae22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5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2:23:30Z</text:p>
          </table:table-cell>
          <table:table-cell office:value-type="string" table:style-name="ce1">
            <text:p>2024-01-30T02:32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773358f-b113-4d96-9fcf-9632dbeee0db</text:p>
          </table:table-cell>
          <table:table-cell office:value-type="string" table:style-name="ce1">
            <text:p>ccseucsubwass01.abd8db9b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95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4-01-30T02:23:29Z</text:p>
          </table:table-cell>
          <table:table-cell office:value-type="string" table:style-name="ce1">
            <text:p>2024-01-30T02:32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7b1f4c8-3b42-445b-ba1a-fde47f82c98b</text:p>
          </table:table-cell>
          <table:table-cell office:value-type="string" table:style-name="ce1">
            <text:p>gcseuhmgidrediss02.0491526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23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1-30T02:23:29Z</text:p>
          </table:table-cell>
          <table:table-cell office:value-type="string" table:style-name="ce1">
            <text:p>2024-10-02T04:48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d13c9e2-bb46-4778-a39b-4d68b9911a02</text:p>
          </table:table-cell>
          <table:table-cell office:value-type="string" table:style-name="ce1">
            <text:p>kcseuuserlinks01.68a66612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7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2:23:27Z</text:p>
          </table:table-cell>
          <table:table-cell office:value-type="string" table:style-name="ce1">
            <text:p>2024-01-30T02:32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6020fb-8b0e-4a77-8f24-9c3f6ae68a4d</text:p>
          </table:table-cell>
          <table:table-cell office:value-type="string" table:style-name="ce1">
            <text:p>kcseupushs02.a726e36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20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0T02:23:25Z</text:p>
          </table:table-cell>
          <table:table-cell office:value-type="string" table:style-name="ce1">
            <text:p>2024-01-30T02:32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100bee4-9799-4c31-b56a-86beb6035339</text:p>
          </table:table-cell>
          <table:table-cell office:value-type="string" table:style-name="ce1">
            <text:p>kcseuissrediss04.26b3b531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2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2:23:25Z</text:p>
          </table:table-cell>
          <table:table-cell office:value-type="string" table:style-name="ce1">
            <text:p>2024-08-23T08:35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a4217db-575d-4cae-97e3-105a1b1b0329</text:p>
          </table:table-cell>
          <table:table-cell office:value-type="string" table:style-name="ce1">
            <text:p>kcseupushs01.3ea6f04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25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1-30T02:23:24Z</text:p>
          </table:table-cell>
          <table:table-cell office:value-type="string" table:style-name="ce1">
            <text:p>2024-01-30T02:32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d78b258-e862-4f17-b2c1-557bb68471b1</text:p>
          </table:table-cell>
          <table:table-cell office:value-type="string" table:style-name="ce1">
            <text:p>kcseuadmssowss01.a6484b8a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132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1-30T02:23:23Z</text:p>
          </table:table-cell>
          <table:table-cell office:value-type="string" table:style-name="ce1">
            <text:p>2024-01-30T02:32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4131c8b-f63d-415e-913b-45b2c5020ce3</text:p>
          </table:table-cell>
          <table:table-cell office:value-type="string" table:style-name="ce1">
            <text:p>kcseutmvcrms01.602bd0a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176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0T02:23:23Z</text:p>
          </table:table-cell>
          <table:table-cell office:value-type="string" table:style-name="ce1">
            <text:p>2024-03-27T07:06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b71264a-095d-4d70-983c-8f18d1af42bc</text:p>
          </table:table-cell>
          <table:table-cell office:value-type="string" table:style-name="ce1">
            <text:p>kcseuvrsbss02.2d4a04c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22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0T02:23:23Z</text:p>
          </table:table-cell>
          <table:table-cell office:value-type="string" table:style-name="ce1">
            <text:p>2024-01-30T02:32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9e9f167-e426-4b08-8d5f-97496e5c3077</text:p>
          </table:table-cell>
          <table:table-cell office:value-type="string" table:style-name="ce1">
            <text:p>gcseuissrediss03.d1247b65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0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2:23:22Z</text:p>
          </table:table-cell>
          <table:table-cell office:value-type="string" table:style-name="ce1">
            <text:p>2024-08-23T10:20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e8e68b1-18a5-4e87-947b-0fe6dcb1ee14</text:p>
          </table:table-cell>
          <table:table-cell office:value-type="string" table:style-name="ce1">
            <text:p>kcseuisss01.23f5f1aa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61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0T02:23:22Z</text:p>
          </table:table-cell>
          <table:table-cell office:value-type="string" table:style-name="ce1">
            <text:p>2024-08-23T08:46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c92522e-84a2-4aa9-9cee-2cfe170280ec</text:p>
          </table:table-cell>
          <table:table-cell office:value-type="string" table:style-name="ce1">
            <text:p>ccseuissrediss06.5332f7d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4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0T02:23:21Z</text:p>
          </table:table-cell>
          <table:table-cell office:value-type="string" table:style-name="ce1">
            <text:p>2024-08-23T10:41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70d576e-99f5-4231-b353-dded8f7e98fb</text:p>
          </table:table-cell>
          <table:table-cell office:value-type="string" table:style-name="ce1">
            <text:p>kcseuvcrmsbss01.380c9a39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5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2:23:21Z</text:p>
          </table:table-cell>
          <table:table-cell office:value-type="string" table:style-name="ce1">
            <text:p>2024-01-30T02:32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c8d119-b6ce-4ad3-81ec-6c0c0ff4ccc0</text:p>
          </table:table-cell>
          <table:table-cell office:value-type="string" table:style-name="ce1">
            <text:p>gcseuccspkmsproxys01.b4a21c1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95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0T02:23:21Z</text:p>
          </table:table-cell>
          <table:table-cell office:value-type="string" table:style-name="ce1">
            <text:p>2024-01-30T02:32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b04c2c8-0d09-4c86-a0fc-d84e0355f0dc</text:p>
          </table:table-cell>
          <table:table-cell office:value-type="string" table:style-name="ce1">
            <text:p>kcseuvehicles01.27f550d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3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1-30T02:23:20Z</text:p>
          </table:table-cell>
          <table:table-cell office:value-type="string" table:style-name="ce1">
            <text:p>2024-01-30T02:32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cf30b8d-b387-467d-983a-2f3448f85c53</text:p>
          </table:table-cell>
          <table:table-cell office:value-type="string" table:style-name="ce1">
            <text:p>ccseuvcrms02.9700614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21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0T02:23:20Z</text:p>
          </table:table-cell>
          <table:table-cell office:value-type="string" table:style-name="ce1">
            <text:p>2024-01-30T02:32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cc9efc7-8936-40cb-9a07-371e8bf21550</text:p>
          </table:table-cell>
          <table:table-cell office:value-type="string" table:style-name="ce1">
            <text:p>gcseuhmgidmongos03.f9b80a0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184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4-01-30T02:23:19Z</text:p>
          </table:table-cell>
          <table:table-cell office:value-type="string" table:style-name="ce1">
            <text:p>2024-01-30T02:32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a3b1102-d35a-4489-afe3-8d00f2527bcd</text:p>
          </table:table-cell>
          <table:table-cell office:value-type="string" table:style-name="ce1">
            <text:p>kcseuissrediss02.b656f78f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44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4-01-30T02:23:19Z</text:p>
          </table:table-cell>
          <table:table-cell office:value-type="string" table:style-name="ce1">
            <text:p>2024-08-23T08:29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e73d65-5adf-41a0-a4c7-69dbfad7c507</text:p>
          </table:table-cell>
          <table:table-cell office:value-type="string" table:style-name="ce1">
            <text:p>kcseuccsppushdbs01.5f1431d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223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4-01-30T02:23:19Z</text:p>
          </table:table-cell>
          <table:table-cell office:value-type="string" table:style-name="ce1">
            <text:p>2024-01-30T02:32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91c2de9-92ea-46bb-bb9a-8285c89afb77</text:p>
          </table:table-cell>
          <table:table-cell office:value-type="string" table:style-name="ce1">
            <text:p>ccseuwebcoreas02.b573e9e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8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0T02:23:17Z</text:p>
          </table:table-cell>
          <table:table-cell office:value-type="string" table:style-name="ce1">
            <text:p>2024-01-30T02:32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dc21c36-d914-457f-90cd-fff427cf4583</text:p>
          </table:table-cell>
          <table:table-cell office:value-type="string" table:style-name="ce1">
            <text:p>ccseutmvcrms01.b3ae6619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107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4-01-30T02:23:17Z</text:p>
          </table:table-cell>
          <table:table-cell office:value-type="string" table:style-name="ce1">
            <text:p>2024-01-30T02:32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22700fd-c21f-45d4-b322-b8a22135e101</text:p>
          </table:table-cell>
          <table:table-cell office:value-type="string" table:style-name="ce1">
            <text:p>kcseusbss02.2e3c03e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4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0T02:23:17Z</text:p>
          </table:table-cell>
          <table:table-cell office:value-type="string" table:style-name="ce1">
            <text:p>2024-01-30T02:32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b990cd9-b83a-4136-8abc-76fcdf968764</text:p>
          </table:table-cell>
          <table:table-cell office:value-type="string" table:style-name="ce1">
            <text:p>kcseuccspcontents02.3248dc1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8.17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0T02:23:16Z</text:p>
          </table:table-cell>
          <table:table-cell office:value-type="string" table:style-name="ce1">
            <text:p>2024-01-30T02:32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6dcf9fb-9fec-4174-a21b-a37edda7b19c</text:p>
          </table:table-cell>
          <table:table-cell office:value-type="string" table:style-name="ce1">
            <text:p>ccseuvehicles02.883a620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25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1-30T02:23:15Z</text:p>
          </table:table-cell>
          <table:table-cell office:value-type="string" table:style-name="ce1">
            <text:p>2024-10-02T05:37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ab9ff0e-3fb0-4d92-8369-ee54c8b13ede</text:p>
          </table:table-cell>
          <table:table-cell office:value-type="string" table:style-name="ce1">
            <text:p>kcseudbs03.605110c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8.10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0T02:23:15Z</text:p>
          </table:table-cell>
          <table:table-cell office:value-type="string" table:style-name="ce1">
            <text:p>2024-01-30T02:32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b62e2d6-b359-4f20-8e9e-7b176e10767e</text:p>
          </table:table-cell>
          <table:table-cell office:value-type="string" table:style-name="ce1">
            <text:p>kcseuissrediss06.d802e87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5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0T02:23:14Z</text:p>
          </table:table-cell>
          <table:table-cell office:value-type="string" table:style-name="ce1">
            <text:p>2024-08-23T08:38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314c3ed-521d-4f7f-8fbf-5a73a7211b5d</text:p>
          </table:table-cell>
          <table:table-cell office:value-type="string" table:style-name="ce1">
            <text:p>flteuvcrms01.f8e9a4c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3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2:23:13Z</text:p>
          </table:table-cell>
          <table:table-cell office:value-type="string" table:style-name="ce1">
            <text:p>2024-01-30T02:32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59ce8b7-42b7-4b2e-97d0-bc232d609c8b</text:p>
          </table:table-cell>
          <table:table-cell office:value-type="string" table:style-name="ce1">
            <text:p>ccseuwebcorebs02.bd550f8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7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0T02:23:13Z</text:p>
          </table:table-cell>
          <table:table-cell office:value-type="string" table:style-name="ce1">
            <text:p>2024-01-30T02:32:1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6cf34a6-a6f5-40e9-83ad-165834cda039</text:p>
          </table:table-cell>
          <table:table-cell office:value-type="string" table:style-name="ce1">
            <text:p>kcseusbss03.25c2ab4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248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4-01-30T02:23:13Z</text:p>
          </table:table-cell>
          <table:table-cell office:value-type="string" table:style-name="ce1">
            <text:p>2024-01-30T02:32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3d0fcb2-2e1b-4724-8d36-49d9e3410403</text:p>
          </table:table-cell>
          <table:table-cell office:value-type="string" table:style-name="ce1">
            <text:p>kcseuccspcontents01.228a83f5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8.16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2:23:12Z</text:p>
          </table:table-cell>
          <table:table-cell office:value-type="string" table:style-name="ce1">
            <text:p>2024-01-30T02:32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e17d7a3-0a9d-4c6d-8c68-9af5b1703a6e</text:p>
          </table:table-cell>
          <table:table-cell office:value-type="string" table:style-name="ce1">
            <text:p>kcseuissrediss03.cf9175e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93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0T02:23:12Z</text:p>
          </table:table-cell>
          <table:table-cell office:value-type="string" table:style-name="ce1">
            <text:p>2024-08-23T08:31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b4b142c-5447-4671-bf8a-5924bae40432</text:p>
          </table:table-cell>
          <table:table-cell office:value-type="string" table:style-name="ce1">
            <text:p>ccseuwebliscores01.3380a32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207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4-01-30T02:23:11Z</text:p>
          </table:table-cell>
          <table:table-cell office:value-type="string" table:style-name="ce1">
            <text:p>2024-01-30T02:32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1ce1f29-e9c8-49e5-b0f2-8e2a13770510</text:p>
          </table:table-cell>
          <table:table-cell office:value-type="string" table:style-name="ce1">
            <text:p>flteutmvcrms01.88d85e52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228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4-01-30T02:23:11Z</text:p>
          </table:table-cell>
          <table:table-cell office:value-type="string" table:style-name="ce1">
            <text:p>2024-01-30T02:32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543d7c3-e10f-4770-b4fd-ed4c97dba050</text:p>
          </table:table-cell>
          <table:table-cell office:value-type="string" table:style-name="ce1">
            <text:p>kcseuisss02.4955e1d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1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0T02:23:11Z</text:p>
          </table:table-cell>
          <table:table-cell office:value-type="string" table:style-name="ce1">
            <text:p>2024-08-23T04:13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6a28e1c-531b-4949-be5e-1c84eb69bb8b</text:p>
          </table:table-cell>
          <table:table-cell office:value-type="string" table:style-name="ce1">
            <text:p>kcseuimss01.934efb15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7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2:23:10Z</text:p>
          </table:table-cell>
          <table:table-cell office:value-type="string" table:style-name="ce1">
            <text:p>2024-01-30T02:32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bd862a0-daad-49a4-89f4-8f77e31ec2b3</text:p>
          </table:table-cell>
          <table:table-cell office:value-type="string" table:style-name="ce1">
            <text:p>kiaeupartners01.fc95abf1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8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2:23:10Z</text:p>
          </table:table-cell>
          <table:table-cell office:value-type="string" table:style-name="ce1">
            <text:p>2024-12-11T05:53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a24300d-be07-498f-9402-9ca7f2e58ef3</text:p>
          </table:table-cell>
          <table:table-cell office:value-type="string" table:style-name="ce1">
            <text:p>kcseuwebcoreas02.a24cf49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9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4-01-30T02:23:09Z</text:p>
          </table:table-cell>
          <table:table-cell office:value-type="string" table:style-name="ce1">
            <text:p>2024-01-30T05:36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9604d5-bfeb-43eb-9448-660114d40821</text:p>
          </table:table-cell>
          <table:table-cell office:value-type="string" table:style-name="ce1">
            <text:p>kcseuwebcorebs02.aa627f7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43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0T02:23:09Z</text:p>
          </table:table-cell>
          <table:table-cell office:value-type="string" table:style-name="ce1">
            <text:p>2024-01-30T02:32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85c7100-bbae-4df3-9f30-aad4385229c1</text:p>
          </table:table-cell>
          <table:table-cell office:value-type="string" table:style-name="ce1">
            <text:p>ccseuisss02.ce48978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9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0T02:23:09Z</text:p>
          </table:table-cell>
          <table:table-cell office:value-type="string" table:style-name="ce1">
            <text:p>2024-08-23T04:15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4fd3abf-deff-42dc-a61a-806c987f7089</text:p>
          </table:table-cell>
          <table:table-cell office:value-type="string" table:style-name="ce1">
            <text:p>kcseuissrediss01.4b15a09b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0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1-30T02:23:08Z</text:p>
          </table:table-cell>
          <table:table-cell office:value-type="string" table:style-name="ce1">
            <text:p>2024-08-23T08:27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198e0e0-7b2f-4177-80a6-90bd1a760522</text:p>
          </table:table-cell>
          <table:table-cell office:value-type="string" table:style-name="ce1">
            <text:p>kcseuapigws01.bb4dc44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7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1-30T02:23:07Z</text:p>
          </table:table-cell>
          <table:table-cell office:value-type="string" table:style-name="ce1">
            <text:p>2024-01-30T02:32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1b59e84-82a1-4163-a3c9-5a78c736e124</text:p>
          </table:table-cell>
          <table:table-cell office:value-type="string" table:style-name="ce1">
            <text:p>kcseuuptimemongodbs02.fb290a94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56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1-30T02:23:07Z</text:p>
          </table:table-cell>
          <table:table-cell office:value-type="string" table:style-name="ce1">
            <text:p>2024-01-30T02:32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ac4defa-fb18-4094-ac5a-60b8af8ca3c4</text:p>
          </table:table-cell>
          <table:table-cell office:value-type="string" table:style-name="ce1">
            <text:p>kcseugissbss02.550c6ba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73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0T02:23:07Z</text:p>
          </table:table-cell>
          <table:table-cell office:value-type="string" table:style-name="ce1">
            <text:p>2024-01-30T02:32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86b14e9-1204-48e4-bc26-8314822eb4ad</text:p>
          </table:table-cell>
          <table:table-cell office:value-type="string" table:style-name="ce1">
            <text:p>ccseuvcrmsbss01.455114be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6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2:23:06Z</text:p>
          </table:table-cell>
          <table:table-cell office:value-type="string" table:style-name="ce1">
            <text:p>2024-01-30T02:32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dcf2790-b18d-4666-8a34-0e413218b1f7</text:p>
          </table:table-cell>
          <table:table-cell office:value-type="string" table:style-name="ce1">
            <text:p>gcseuisss01.ce5e3e02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22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0T02:23:05Z</text:p>
          </table:table-cell>
          <table:table-cell office:value-type="string" table:style-name="ce1">
            <text:p>2024-09-27T07:50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afcfac7-5e0d-4289-b1da-eb48db88fff2</text:p>
          </table:table-cell>
          <table:table-cell office:value-type="string" table:style-name="ce1">
            <text:p>gcseuvrsbss01.ceef83a9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83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0T02:23:04Z</text:p>
          </table:table-cell>
          <table:table-cell office:value-type="string" table:style-name="ce1">
            <text:p>2024-01-30T02:32:0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5cedfd1-69d5-40f6-b14d-83e100f73bad</text:p>
          </table:table-cell>
          <table:table-cell office:value-type="string" table:style-name="ce1">
            <text:p>ccseuissrediss05.1e2a229d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89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0T02:23:04Z</text:p>
          </table:table-cell>
          <table:table-cell office:value-type="string" table:style-name="ce1">
            <text:p>2024-08-23T10:39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3f3ded1-7b70-4ee7-b9bc-810cacea316f</text:p>
          </table:table-cell>
          <table:table-cell office:value-type="string" table:style-name="ce1">
            <text:p>ccseubatchs02.6181e78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157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0T02:23:04Z</text:p>
          </table:table-cell>
          <table:table-cell office:value-type="string" table:style-name="ce1">
            <text:p>2024-03-27T07:07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71c2251-25d0-412f-a860-7efb6aed77c1</text:p>
          </table:table-cell>
          <table:table-cell office:value-type="string" table:style-name="ce1">
            <text:p>ccseuisss01.d4db60d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3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2:23:01Z</text:p>
          </table:table-cell>
          <table:table-cell office:value-type="string" table:style-name="ce1">
            <text:p>2024-08-23T09:52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ffad107-a4fe-4728-994c-6fbaa8ca6e32</text:p>
          </table:table-cell>
          <table:table-cell office:value-type="string" table:style-name="ce1">
            <text:p>kcseuuptimemongodbs01.d502501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213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2:23:00Z</text:p>
          </table:table-cell>
          <table:table-cell office:value-type="string" table:style-name="ce1">
            <text:p>2024-01-30T02:31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3ce26fd-a67f-4a3a-bf3d-d855955c9799</text:p>
          </table:table-cell>
          <table:table-cell office:value-type="string" table:style-name="ce1">
            <text:p>ccseusbss01.1e339654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8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2:22:59Z</text:p>
          </table:table-cell>
          <table:table-cell office:value-type="string" table:style-name="ce1">
            <text:p>2024-01-30T02:31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2447bf7-8630-4d60-865c-c2ae95becd16</text:p>
          </table:table-cell>
          <table:table-cell office:value-type="string" table:style-name="ce1">
            <text:p>kcseucbss02.6eeb331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6.54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1-30T02:22:58Z</text:p>
          </table:table-cell>
          <table:table-cell office:value-type="string" table:style-name="ce1">
            <text:p>2024-01-30T05:37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799d179-0b22-449a-adc7-b69d58ee6a6c</text:p>
          </table:table-cell>
          <table:table-cell office:value-type="string" table:style-name="ce1">
            <text:p>kcseusbss01.8ec405fe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3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2:22:57Z</text:p>
          </table:table-cell>
          <table:table-cell office:value-type="string" table:style-name="ce1">
            <text:p>2024-01-30T02:31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ae6f0ee-3a02-48cc-9515-c7844ec9d81a</text:p>
          </table:table-cell>
          <table:table-cell office:value-type="string" table:style-name="ce1">
            <text:p>kcseuvehicles02.47d0df6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75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0T02:22:57Z</text:p>
          </table:table-cell>
          <table:table-cell office:value-type="string" table:style-name="ce1">
            <text:p>2024-01-30T02:31:5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b9f62e-416e-42a6-8ebc-7059e1cd8e9b</text:p>
          </table:table-cell>
          <table:table-cell office:value-type="string" table:style-name="ce1">
            <text:p>ccseuvmswass01.82b0f7b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8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2:22:57Z</text:p>
          </table:table-cell>
          <table:table-cell office:value-type="string" table:style-name="ce1">
            <text:p>2024-01-30T02:31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f96e8ef-b4ff-4410-adeb-1fc07acde5d4</text:p>
          </table:table-cell>
          <table:table-cell office:value-type="string" table:style-name="ce1">
            <text:p>kcseudbs02.85dfd55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67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1-30T02:22:56Z</text:p>
          </table:table-cell>
          <table:table-cell office:value-type="string" table:style-name="ce1">
            <text:p>2024-01-30T02:31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58585e7-8842-457a-a6f1-9d050d42e5db</text:p>
          </table:table-cell>
          <table:table-cell office:value-type="string" table:style-name="ce1">
            <text:p>kcseudbs01.8d1d3e44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8.17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2:22:55Z</text:p>
          </table:table-cell>
          <table:table-cell office:value-type="string" table:style-name="ce1">
            <text:p>2024-01-30T02:31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d9ff0b0-f5f4-4dae-9bfc-ab77d9cedb18</text:p>
          </table:table-cell>
          <table:table-cell office:value-type="string" table:style-name="ce1">
            <text:p>kcseuvrsbss01.375faa59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1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2:22:55Z</text:p>
          </table:table-cell>
          <table:table-cell office:value-type="string" table:style-name="ce1">
            <text:p>2024-01-30T02:31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2f1b26e-9deb-4c2e-932f-4a821e010f71</text:p>
          </table:table-cell>
          <table:table-cell office:value-type="string" table:style-name="ce1">
            <text:p>ccseuwebcorebs01.d004659f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1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2:22:54Z</text:p>
          </table:table-cell>
          <table:table-cell office:value-type="string" table:style-name="ce1">
            <text:p>2024-01-30T02:31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be2e2ce-304b-43dc-98c0-071d044fc4cd</text:p>
          </table:table-cell>
          <table:table-cell office:value-type="string" table:style-name="ce1">
            <text:p>kcseuuptimemongodbs03.89cbd3e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6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0T02:22:54Z</text:p>
          </table:table-cell>
          <table:table-cell office:value-type="string" table:style-name="ce1">
            <text:p>2024-01-30T02:31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388337a-fe73-4cc1-bd2a-b2fa50f098e0</text:p>
          </table:table-cell>
          <table:table-cell office:value-type="string" table:style-name="ce1">
            <text:p>ccseuvmswebs01.8955f9d4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8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2:22:54Z</text:p>
          </table:table-cell>
          <table:table-cell office:value-type="string" table:style-name="ce1">
            <text:p>2024-01-30T02:31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db525a8-5d14-43e4-8a60-9acf71808430</text:p>
          </table:table-cell>
          <table:table-cell office:value-type="string" table:style-name="ce1">
            <text:p>kcseuccsptmsproxys02.3d6ae6ac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23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1-30T02:22:53Z</text:p>
          </table:table-cell>
          <table:table-cell office:value-type="string" table:style-name="ce1">
            <text:p>2024-10-02T05:29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bb51ff5-fafe-4182-88a7-16938b914535</text:p>
          </table:table-cell>
          <table:table-cell office:value-type="string" table:style-name="ce1">
            <text:p>kiaeuprofiles02.944d9512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85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0T02:22:52Z</text:p>
          </table:table-cell>
          <table:table-cell office:value-type="string" table:style-name="ce1">
            <text:p>2024-08-22T08:07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93e645a-0d6e-47d3-be7c-5ac6aa2643b2</text:p>
          </table:table-cell>
          <table:table-cell office:value-type="string" table:style-name="ce1">
            <text:p>kcseusbss04.1fd15f0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18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30T02:22:52Z</text:p>
          </table:table-cell>
          <table:table-cell office:value-type="string" table:style-name="ce1">
            <text:p>2024-01-30T02:31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9843ce5-314d-412b-962f-cc7a46a0324f</text:p>
          </table:table-cell>
          <table:table-cell office:value-type="string" table:style-name="ce1">
            <text:p>ccseusbss02.47a96c8c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23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0T02:22:51Z</text:p>
          </table:table-cell>
          <table:table-cell office:value-type="string" table:style-name="ce1">
            <text:p>2024-01-30T02:31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b6ec103-ced9-4528-8584-87d00b3794ee</text:p>
          </table:table-cell>
          <table:table-cell office:value-type="string" table:style-name="ce1">
            <text:p>kcseucalluis02.d6f1284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6.12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0T02:22:51Z</text:p>
          </table:table-cell>
          <table:table-cell office:value-type="string" table:style-name="ce1">
            <text:p>2024-01-30T05:33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ef37310-5b21-41e5-9e31-5b63d9379612</text:p>
          </table:table-cell>
          <table:table-cell office:value-type="string" table:style-name="ce1">
            <text:p>gcseuwebliscores02.c06e547d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3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2:22:49Z</text:p>
          </table:table-cell>
          <table:table-cell office:value-type="string" table:style-name="ce1">
            <text:p>2024-01-30T02:31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a48789e-f933-4b3d-a721-a26435f13928</text:p>
          </table:table-cell>
          <table:table-cell office:value-type="string" table:style-name="ce1">
            <text:p>kcseuvcrms01.9326c05b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35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4-01-30T02:22:48Z</text:p>
          </table:table-cell>
          <table:table-cell office:value-type="string" table:style-name="ce1">
            <text:p>2024-01-30T02:31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db93452-695b-4c64-b97b-89c02f7f15be</text:p>
          </table:table-cell>
          <table:table-cell office:value-type="string" table:style-name="ce1">
            <text:p>kcseuccsptmsproxys01.6ababe4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6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2:22:48Z</text:p>
          </table:table-cell>
          <table:table-cell office:value-type="string" table:style-name="ce1">
            <text:p>2024-01-30T02:31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9fc64d0-8189-46f5-8b70-6153f788d0b9</text:p>
          </table:table-cell>
          <table:table-cell office:value-type="string" table:style-name="ce1">
            <text:p>kcseuspas01.69142655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65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1-30T02:22:47Z</text:p>
          </table:table-cell>
          <table:table-cell office:value-type="string" table:style-name="ce1">
            <text:p>2024-01-30T02:31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c0eb9dc-f04f-4ec3-ab8b-a6688716adba</text:p>
          </table:table-cell>
          <table:table-cell office:value-type="string" table:style-name="ce1">
            <text:p>ccseuuptimeapis01.6b2342c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42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4-01-30T02:22:47Z</text:p>
          </table:table-cell>
          <table:table-cell office:value-type="string" table:style-name="ce1">
            <text:p>2024-01-30T02:31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b77e3f8-a1aa-460b-b601-65f93d1b676b</text:p>
          </table:table-cell>
          <table:table-cell office:value-type="string" table:style-name="ce1">
            <text:p>ccseucbss01.029b0e1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22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2:22:47Z</text:p>
          </table:table-cell>
          <table:table-cell office:value-type="string" table:style-name="ce1">
            <text:p>2024-01-30T02:31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b8bb359-d5a3-4cd8-be2f-814a1acd4eb3</text:p>
          </table:table-cell>
          <table:table-cell office:value-type="string" table:style-name="ce1">
            <text:p>gcseusbss01.ad9bda38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7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0T02:22:46Z</text:p>
          </table:table-cell>
          <table:table-cell office:value-type="string" table:style-name="ce1">
            <text:p>2024-01-30T02:31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70729aa-2b55-4802-8e27-2f2e290bdc80</text:p>
          </table:table-cell>
          <table:table-cell office:value-type="string" table:style-name="ce1">
            <text:p>kcseuapigws02.06b7961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7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0T02:22:45Z</text:p>
          </table:table-cell>
          <table:table-cell office:value-type="string" table:style-name="ce1">
            <text:p>2024-01-30T02:31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b6aaf39-279b-46af-b3be-7d55f4bdeebb</text:p>
          </table:table-cell>
          <table:table-cell office:value-type="string" table:style-name="ce1">
            <text:p>kcseuspas02.62389c8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7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0T02:22:43Z</text:p>
          </table:table-cell>
          <table:table-cell office:value-type="string" table:style-name="ce1">
            <text:p>2024-01-30T02:31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17fbc67-ab56-4f05-ab7b-af3d22a202ec</text:p>
          </table:table-cell>
          <table:table-cell office:value-type="string" table:style-name="ce1">
            <text:p>kcseuimss02.707f392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25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0T02:22:43Z</text:p>
          </table:table-cell>
          <table:table-cell office:value-type="string" table:style-name="ce1">
            <text:p>2024-01-30T02:31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ff78f2c-d8ce-4b74-bd87-f2457eec07a1</text:p>
          </table:table-cell>
          <table:table-cell office:value-type="string" table:style-name="ce1">
            <text:p>ccseuuptimeconsumers02.10c2feb9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4GB_Disk50GB</text:p>
          </table:table-cell>
          <table:table-cell office:value-type="string" table:style-name="ce1">
            <text:p>eu-central-stg-a:172.28.68.15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0T02:22:43Z</text:p>
          </table:table-cell>
          <table:table-cell office:value-type="string" table:style-name="ce1">
            <text:p>2024-01-30T02:31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335a97f-0cea-42db-95af-9cca1ec51f33</text:p>
          </table:table-cell>
          <table:table-cell office:value-type="string" table:style-name="ce1">
            <text:p>gcseuccspkmsproxys02.c867a44f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253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2:22:42Z</text:p>
          </table:table-cell>
          <table:table-cell office:value-type="string" table:style-name="ce1">
            <text:p>2024-01-30T02:31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0085867-7e81-4f92-a239-4cf03a4d5708</text:p>
          </table:table-cell>
          <table:table-cell office:value-type="string" table:style-name="ce1">
            <text:p>kcseubatchs01.539d209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235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4-01-30T02:22:41Z</text:p>
          </table:table-cell>
          <table:table-cell office:value-type="string" table:style-name="ce1">
            <text:p>2024-01-30T02:31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2a94b0-a980-419b-865b-47fec28c631d</text:p>
          </table:table-cell>
          <table:table-cell office:value-type="string" table:style-name="ce1">
            <text:p>ccseudbs02.2a934a1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103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0T02:22:41Z</text:p>
          </table:table-cell>
          <table:table-cell office:value-type="string" table:style-name="ce1">
            <text:p>2024-03-27T06:18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8b69039-3a30-4944-a5cd-c7cf96b2edb3</text:p>
          </table:table-cell>
          <table:table-cell office:value-type="string" table:style-name="ce1">
            <text:p>ccseuvcrmsbss02.ea2513e5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4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0T02:22:40Z</text:p>
          </table:table-cell>
          <table:table-cell office:value-type="string" table:style-name="ce1">
            <text:p>2024-01-30T02:31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c013956-b473-4121-b480-cc4ffbf889ed</text:p>
          </table:table-cell>
          <table:table-cell office:value-type="string" table:style-name="ce1">
            <text:p>ccseupushs01.4c49597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1-30T02:22:40Z</text:p>
          </table:table-cell>
          <table:table-cell office:value-type="string" table:style-name="ce1">
            <text:p>2024-08-20T11:23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92bc4fb-b007-4222-a903-0cb872492926</text:p>
          </table:table-cell>
          <table:table-cell office:value-type="string" table:style-name="ce1">
            <text:p>kcseuuserlinks02.ebae3e7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23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0T02:22:40Z</text:p>
          </table:table-cell>
          <table:table-cell office:value-type="string" table:style-name="ce1">
            <text:p>2024-01-30T02:31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796fcfb-b756-41f6-85f7-547735c98d01</text:p>
          </table:table-cell>
          <table:table-cell office:value-type="string" table:style-name="ce1">
            <text:p>ccseupushs02.53d2329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0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0T02:22:39Z</text:p>
          </table:table-cell>
          <table:table-cell office:value-type="string" table:style-name="ce1">
            <text:p>2024-01-30T02:31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877bb24-de21-41d3-b825-d38a527c81af</text:p>
          </table:table-cell>
          <table:table-cell office:value-type="string" table:style-name="ce1">
            <text:p>ccseuapigws01.3c4e636e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0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2:22:39Z</text:p>
          </table:table-cell>
          <table:table-cell office:value-type="string" table:style-name="ce1">
            <text:p>2024-01-30T02:31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b320062-02b5-453c-8818-34c54f1392dd</text:p>
          </table:table-cell>
          <table:table-cell office:value-type="string" table:style-name="ce1">
            <text:p>gcseuvcrms01.15c182cc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0T02:22:37Z</text:p>
          </table:table-cell>
          <table:table-cell office:value-type="string" table:style-name="ce1">
            <text:p>2024-01-30T02:31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4873cab-dcef-454f-b153-a775f5ce770e</text:p>
          </table:table-cell>
          <table:table-cell office:value-type="string" table:style-name="ce1">
            <text:p>ccseuuptimemongodbs01.7b42dfba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8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2:22:37Z</text:p>
          </table:table-cell>
          <table:table-cell office:value-type="string" table:style-name="ce1">
            <text:p>2024-08-20T02:12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fe3b3cf-c264-4db8-a220-edc4302e1ab3</text:p>
          </table:table-cell>
          <table:table-cell office:value-type="string" table:style-name="ce1">
            <text:p>ccseuccsptmsproxys04.3f87a1c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6.41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0T02:22:35Z</text:p>
          </table:table-cell>
          <table:table-cell office:value-type="string" table:style-name="ce1">
            <text:p>2024-01-30T02:31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3d77aa-6b02-4d01-bd75-267294509b58</text:p>
          </table:table-cell>
          <table:table-cell office:value-type="string" table:style-name="ce1">
            <text:p>kcseuvcrms02.0a3aaf8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6.62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0T02:22:35Z</text:p>
          </table:table-cell>
          <table:table-cell office:value-type="string" table:style-name="ce1">
            <text:p>2024-01-30T02:45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6674ab5-7fab-4448-af1e-5a8483b72e02</text:p>
          </table:table-cell>
          <table:table-cell office:value-type="string" table:style-name="ce1">
            <text:p>ccseuuptimeconsumers01.5e9b78e2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4GB_Disk50GB</text:p>
          </table:table-cell>
          <table:table-cell office:value-type="string" table:style-name="ce1">
            <text:p>eu-central-stg-a:172.30.68.13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2:22:35Z</text:p>
          </table:table-cell>
          <table:table-cell office:value-type="string" table:style-name="ce1">
            <text:p>2024-01-30T02:31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268f7b-a54b-49e6-8495-ae2746452215</text:p>
          </table:table-cell>
          <table:table-cell office:value-type="string" table:style-name="ce1">
            <text:p>ccseuimss02.5f51bbe4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9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0T02:22:34Z</text:p>
          </table:table-cell>
          <table:table-cell office:value-type="string" table:style-name="ce1">
            <text:p>2024-01-30T02:30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3f3e8af-59d8-4fd2-a263-cae18b2f766d</text:p>
          </table:table-cell>
          <table:table-cell office:value-type="string" table:style-name="ce1">
            <text:p>ccseuccspkmsproxys01.91ed29a5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82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4-01-30T02:22:33Z</text:p>
          </table:table-cell>
          <table:table-cell office:value-type="string" table:style-name="ce1">
            <text:p>2024-01-30T02:30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5f70190-a8ea-457e-acde-94dc68554790</text:p>
          </table:table-cell>
          <table:table-cell office:value-type="string" table:style-name="ce1">
            <text:p>ccseucbss02.274fc7d8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5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0T02:22:33Z</text:p>
          </table:table-cell>
          <table:table-cell office:value-type="string" table:style-name="ce1">
            <text:p>2024-01-30T02:36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98cbbc2-ca36-461c-bba7-7450dfba511a</text:p>
          </table:table-cell>
          <table:table-cell office:value-type="string" table:style-name="ce1">
            <text:p>kcseuvcrmsbss02.6b45546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7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0T02:22:32Z</text:p>
          </table:table-cell>
          <table:table-cell office:value-type="string" table:style-name="ce1">
            <text:p>2024-01-30T02:36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ccbe086-ec09-4c9c-9efc-57f0c8128fef</text:p>
          </table:table-cell>
          <table:table-cell office:value-type="string" table:style-name="ce1">
            <text:p>ccseuvmssbss01.2c9d7bf8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7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2:22:32Z</text:p>
          </table:table-cell>
          <table:table-cell office:value-type="string" table:style-name="ce1">
            <text:p>2024-01-30T02:36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28db09d-8b0f-4538-985f-35f88250805f</text:p>
          </table:table-cell>
          <table:table-cell office:value-type="string" table:style-name="ce1">
            <text:p>gcseuissrediss06.e044581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93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2:22:31Z</text:p>
          </table:table-cell>
          <table:table-cell office:value-type="string" table:style-name="ce1">
            <text:p>2024-08-23T10:19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4ed6f52-7f95-4a87-886f-c191dc2af842</text:p>
          </table:table-cell>
          <table:table-cell office:value-type="string" table:style-name="ce1">
            <text:p>gcseusbss02.e0dfc4c5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5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2:22:31Z</text:p>
          </table:table-cell>
          <table:table-cell office:value-type="string" table:style-name="ce1">
            <text:p>2024-01-30T02:36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af61e46-9e51-4014-8273-7980c6756646</text:p>
          </table:table-cell>
          <table:table-cell office:value-type="string" table:style-name="ce1">
            <text:p>ccseuvehicles01.e9680a6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3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2:22:30Z</text:p>
          </table:table-cell>
          <table:table-cell office:value-type="string" table:style-name="ce1">
            <text:p>2024-01-30T02:36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c1b58fa-a6cd-4d65-b2c1-576922185cf6</text:p>
          </table:table-cell>
          <table:table-cell office:value-type="string" table:style-name="ce1">
            <text:p>kcseuccspdbs03.0d758774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2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0T02:22:29Z</text:p>
          </table:table-cell>
          <table:table-cell office:value-type="string" table:style-name="ce1">
            <text:p>2024-01-30T02:36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4acad5e-0640-409f-a186-621510e8eafc</text:p>
          </table:table-cell>
          <table:table-cell office:value-type="string" table:style-name="ce1">
            <text:p>kcseuwebcoreas01.5dc15fd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225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1-30T02:22:29Z</text:p>
          </table:table-cell>
          <table:table-cell office:value-type="string" table:style-name="ce1">
            <text:p>2024-01-30T02:36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b79f804-e698-453b-90d1-4b018786eb4d</text:p>
          </table:table-cell>
          <table:table-cell office:value-type="string" table:style-name="ce1">
            <text:p>ccseuwebcoreas01.abeaf40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3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2:22:27Z</text:p>
          </table:table-cell>
          <table:table-cell office:value-type="string" table:style-name="ce1">
            <text:p>2024-01-30T02:35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2a70ace-18cf-4b83-9048-68fc3338e5cf</text:p>
          </table:table-cell>
          <table:table-cell office:value-type="string" table:style-name="ce1">
            <text:p>ccseuuptimewebs02.58ad3911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4GB_Disk50GB</text:p>
          </table:table-cell>
          <table:table-cell office:value-type="string" table:style-name="ce1">
            <text:p>eu-central-stg-a:172.30.66.88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1-30T02:22:27Z</text:p>
          </table:table-cell>
          <table:table-cell office:value-type="string" table:style-name="ce1">
            <text:p>2024-01-30T02:35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1a19a54-b392-4293-a42e-64cd64271c76</text:p>
          </table:table-cell>
          <table:table-cell office:value-type="string" table:style-name="ce1">
            <text:p>ccseuuserlinks02.3722787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8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0T02:22:26Z</text:p>
          </table:table-cell>
          <table:table-cell office:value-type="string" table:style-name="ce1">
            <text:p>2024-01-30T02:35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55f4e18-adcf-4200-8764-487f089f3a13</text:p>
          </table:table-cell>
          <table:table-cell office:value-type="string" table:style-name="ce1">
            <text:p>gcseutmvcrms01.b14734a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6.23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1-30T02:22:26Z</text:p>
          </table:table-cell>
          <table:table-cell office:value-type="string" table:style-name="ce1">
            <text:p>2024-01-30T05:27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fe6ad7e-adbc-429b-abc1-f3c4982cc786</text:p>
          </table:table-cell>
          <table:table-cell office:value-type="string" table:style-name="ce1">
            <text:p>ccseuissrediss03.e727c394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21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1-30T02:22:25Z</text:p>
          </table:table-cell>
          <table:table-cell office:value-type="string" table:style-name="ce1">
            <text:p>2024-10-02T04:51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23a11c9-c5ec-48cd-bf39-be96d20fc9da</text:p>
          </table:table-cell>
          <table:table-cell office:value-type="string" table:style-name="ce1">
            <text:p>ccseuissrediss01.e108cf0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4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1-30T02:22:25Z</text:p>
          </table:table-cell>
          <table:table-cell office:value-type="string" table:style-name="ce1">
            <text:p>2024-08-23T10:20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3b7b57-4689-4046-b2ca-2b038ea14d99</text:p>
          </table:table-cell>
          <table:table-cell office:value-type="string" table:style-name="ce1">
            <text:p>ccseugissbss01.54c47bb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4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1-30T02:22:25Z</text:p>
          </table:table-cell>
          <table:table-cell office:value-type="string" table:style-name="ce1">
            <text:p>2024-01-30T02:35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06bb668-1975-4fc1-aa06-8e095e135898</text:p>
          </table:table-cell>
          <table:table-cell office:value-type="string" table:style-name="ce1">
            <text:p>ccseugissbss02.70df5909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4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1-30T02:22:24Z</text:p>
          </table:table-cell>
          <table:table-cell office:value-type="string" table:style-name="ce1">
            <text:p>2024-10-02T05:30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eed9e53-0a30-4462-aa26-cf52ac81d0b6</text:p>
          </table:table-cell>
          <table:table-cell office:value-type="string" table:style-name="ce1">
            <text:p>ccseuvmssbss02.9e34599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2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1-30T02:22:24Z</text:p>
          </table:table-cell>
          <table:table-cell office:value-type="string" table:style-name="ce1">
            <text:p>2024-10-02T05:31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50f8bb1-b0b1-4f53-8443-03463fbf1fc3</text:p>
          </table:table-cell>
          <table:table-cell office:value-type="string" table:style-name="ce1">
            <text:p>gcseuimss02.9eb1e78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25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1-30T02:22:23Z</text:p>
          </table:table-cell>
          <table:table-cell office:value-type="string" table:style-name="ce1">
            <text:p>2024-01-30T02:34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201b13c-6a80-476e-95cf-b9592d4050c5</text:p>
          </table:table-cell>
          <table:table-cell office:value-type="string" table:style-name="ce1">
            <text:p>ccseumcpsbss01.0654fcbe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192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4-01-30T02:22:23Z</text:p>
          </table:table-cell>
          <table:table-cell office:value-type="string" table:style-name="ce1">
            <text:p>2024-01-30T02:35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671d85e-12bc-4593-b5a2-1bf45ffbc6be</text:p>
          </table:table-cell>
          <table:table-cell office:value-type="string" table:style-name="ce1">
            <text:p>kcseumcpsbss02.eb789fe2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21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1-30T02:22:23Z</text:p>
          </table:table-cell>
          <table:table-cell office:value-type="string" table:style-name="ce1">
            <text:p>2024-10-02T05:32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00e149d-10ca-4413-b619-0f14c28d65d4</text:p>
          </table:table-cell>
          <table:table-cell office:value-type="string" table:style-name="ce1">
            <text:p>gcseuwebcoreas01.9ae7c07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2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0T02:22:22Z</text:p>
          </table:table-cell>
          <table:table-cell office:value-type="string" table:style-name="ce1">
            <text:p>2024-01-30T02:34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7fe7b91-eecf-42db-b7e1-04d7f9f99d93</text:p>
          </table:table-cell>
          <table:table-cell office:value-type="string" table:style-name="ce1">
            <text:p>kcseuccspkmsproxys01.462535b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74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4-01-30T02:22:22Z</text:p>
          </table:table-cell>
          <table:table-cell office:value-type="string" table:style-name="ce1">
            <text:p>2024-01-30T02:34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70ab9a8-12b1-48e8-854e-586ecbe698ad</text:p>
          </table:table-cell>
          <table:table-cell office:value-type="string" table:style-name="ce1">
            <text:p>ccseuvmsdbs01.3f69c57b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63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4-01-30T02:22:21Z</text:p>
          </table:table-cell>
          <table:table-cell office:value-type="string" table:style-name="ce1">
            <text:p>2024-01-30T02:34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5b6a036-c109-44be-b38c-d2390bac97f7</text:p>
          </table:table-cell>
          <table:table-cell office:value-type="string" table:style-name="ce1">
            <text:p>gcseuissrediss01.d8202754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25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0T02:22:19Z</text:p>
          </table:table-cell>
          <table:table-cell office:value-type="string" table:style-name="ce1">
            <text:p>2024-08-23T10:19:5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3f4d760-5170-4033-a007-af78966e0547</text:p>
          </table:table-cell>
          <table:table-cell office:value-type="string" table:style-name="ce1">
            <text:p>gcseuwebcorebs02.a968f8ad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17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4-01-30T02:22:19Z</text:p>
          </table:table-cell>
          <table:table-cell office:value-type="string" table:style-name="ce1">
            <text:p>2024-01-30T02:34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cc89c8e-94cb-4a22-8470-38c952c49652</text:p>
          </table:table-cell>
          <table:table-cell office:value-type="string" table:style-name="ce1">
            <text:p>ccseuissrediss02.8efd178d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88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4-01-30T02:22:18Z</text:p>
          </table:table-cell>
          <table:table-cell office:value-type="string" table:style-name="ce1">
            <text:p>2024-08-23T10:21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3074650-049f-4653-9491-7e1892c51fec</text:p>
          </table:table-cell>
          <table:table-cell office:value-type="string" table:style-name="ce1">
            <text:p>ccseuccspdbs02.d3c758c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21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4-01-30T02:22:18Z</text:p>
          </table:table-cell>
          <table:table-cell office:value-type="string" table:style-name="ce1">
            <text:p>2024-03-27T06:22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3651ff7-5a0f-4e53-9947-b6f31339addf</text:p>
          </table:table-cell>
          <table:table-cell office:value-type="string" table:style-name="ce1">
            <text:p>ccseuuserlinks01.68f1cf6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6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2:22:16Z</text:p>
          </table:table-cell>
          <table:table-cell office:value-type="string" table:style-name="ce1">
            <text:p>2024-01-30T02:34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de2aabe-b489-4a47-bf6a-0ae51259e896</text:p>
          </table:table-cell>
          <table:table-cell office:value-type="string" table:style-name="ce1">
            <text:p>ccseudashboards02.d4bcf40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6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0T02:22:15Z</text:p>
          </table:table-cell>
          <table:table-cell office:value-type="string" table:style-name="ce1">
            <text:p>2024-01-30T02:34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0d61326-75ed-4a7f-9f08-4a974e38b563</text:p>
          </table:table-cell>
          <table:table-cell office:value-type="string" table:style-name="ce1">
            <text:p>hydeuprofiles01.210c5d75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4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2:22:14Z</text:p>
          </table:table-cell>
          <table:table-cell office:value-type="string" table:style-name="ce1">
            <text:p>2024-08-22T06:11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f0e0338-aba6-44e9-91dc-7d0b2b22093c</text:p>
          </table:table-cell>
          <table:table-cell office:value-type="string" table:style-name="ce1">
            <text:p>ccseucpwdbs01.589a8e9d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131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4-01-30T02:22:14Z</text:p>
          </table:table-cell>
          <table:table-cell office:value-type="string" table:style-name="ce1">
            <text:p>2024-01-30T02:33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f51ff12-8005-4537-989d-7852fb82e933</text:p>
          </table:table-cell>
          <table:table-cell office:value-type="string" table:style-name="ce1">
            <text:p>ccseuccspkmsproxys02.22992bc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6.102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0T02:22:13Z</text:p>
          </table:table-cell>
          <table:table-cell office:value-type="string" table:style-name="ce1">
            <text:p>2024-01-30T05:28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799b0a3-4907-46b1-9209-6b1ca2d4ba74</text:p>
          </table:table-cell>
          <table:table-cell office:value-type="string" table:style-name="ce1">
            <text:p>ccseuspas01.d57459ff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22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2:22:13Z</text:p>
          </table:table-cell>
          <table:table-cell office:value-type="string" table:style-name="ce1">
            <text:p>2024-01-30T02:33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e507499-0005-47a0-8729-ed1bd9720af2</text:p>
          </table:table-cell>
          <table:table-cell office:value-type="string" table:style-name="ce1">
            <text:p>gcseuimss01.d117109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35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1-30T02:22:04Z</text:p>
          </table:table-cell>
          <table:table-cell office:value-type="string" table:style-name="ce1">
            <text:p>2024-10-02T05:33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a3674aa-fd67-478d-8be1-a2b5fd79d022</text:p>
          </table:table-cell>
          <table:table-cell office:value-type="string" table:style-name="ce1">
            <text:p>gcseuvcrmsbss01.1fe44ff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6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1-30T02:22:03Z</text:p>
          </table:table-cell>
          <table:table-cell office:value-type="string" table:style-name="ce1">
            <text:p>2024-10-02T05:34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e845115-3e58-4679-96c7-0cb8728bed63</text:p>
          </table:table-cell>
          <table:table-cell office:value-type="string" table:style-name="ce1">
            <text:p>gcseumcpsbss02.d67fb0a5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63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2:21:56Z</text:p>
          </table:table-cell>
          <table:table-cell office:value-type="string" table:style-name="ce1">
            <text:p>2024-01-30T02:31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127aabc-861c-40e5-8cb4-3eb6c5b679e4</text:p>
          </table:table-cell>
          <table:table-cell office:value-type="string" table:style-name="ce1">
            <text:p>ccseuccspdbs01.0568e99a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1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2:21:55Z</text:p>
          </table:table-cell>
          <table:table-cell office:value-type="string" table:style-name="ce1">
            <text:p>2024-01-30T02:31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06de4db-cb2e-44fe-bc4a-cd2e17ba1bfd</text:p>
          </table:table-cell>
          <table:table-cell office:value-type="string" table:style-name="ce1">
            <text:p>hydeuprofiles02.52dc3fa7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3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0T02:21:53Z</text:p>
          </table:table-cell>
          <table:table-cell office:value-type="string" table:style-name="ce1">
            <text:p>2024-08-22T06:13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d6cc45b-fd6a-40f1-a8a1-cc48c9d52f5c</text:p>
          </table:table-cell>
          <table:table-cell office:value-type="string" table:style-name="ce1">
            <text:p>gcseuvrsbss02.6fa92bf8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33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2:21:52Z</text:p>
          </table:table-cell>
          <table:table-cell office:value-type="string" table:style-name="ce1">
            <text:p>2024-01-30T02:34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2bf0b19-902e-4904-a156-fb1994f867bb</text:p>
          </table:table-cell>
          <table:table-cell office:value-type="string" table:style-name="ce1">
            <text:p>ccseudashboards01.7c7fd468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38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4-01-30T02:21:48Z</text:p>
          </table:table-cell>
          <table:table-cell office:value-type="string" table:style-name="ce1">
            <text:p>2024-01-30T02:33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8d9b69a-4815-410e-993b-5d26a4afe431</text:p>
          </table:table-cell>
          <table:table-cell office:value-type="string" table:style-name="ce1">
            <text:p>ccseuuptimebatchs01.080cd859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52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1-30T02:21:47Z</text:p>
          </table:table-cell>
          <table:table-cell office:value-type="string" table:style-name="ce1">
            <text:p>2024-07-08T02:35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8da5dae-9683-4874-8340-421535ffca5c</text:p>
          </table:table-cell>
          <table:table-cell office:value-type="string" table:style-name="ce1">
            <text:p>gcseumcpsbss01.4ba781a6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65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0T02:21:46Z</text:p>
          </table:table-cell>
          <table:table-cell office:value-type="string" table:style-name="ce1">
            <text:p>2024-01-30T02:33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84a00b-168d-425a-a549-3ed427095ba8</text:p>
          </table:table-cell>
          <table:table-cell office:value-type="string" table:style-name="ce1">
            <text:p>ccseudbs01.5504f25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8.9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2:21:43Z</text:p>
          </table:table-cell>
          <table:table-cell office:value-type="string" table:style-name="ce1">
            <text:p>2024-01-30T02:32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4e30677-15b0-457b-a6bf-ffe82961157b</text:p>
          </table:table-cell>
          <table:table-cell office:value-type="string" table:style-name="ce1">
            <text:p>ccseuuptimemongodbs02.a22a986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7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1-30T02:21:15Z</text:p>
          </table:table-cell>
          <table:table-cell office:value-type="string" table:style-name="ce1">
            <text:p>2024-08-20T02:13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0389fa-34bd-4392-9866-2aa4c346cbdb</text:p>
          </table:table-cell>
          <table:table-cell office:value-type="string" table:style-name="ce1">
            <text:p>ccseuccspdbs03.84784af8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3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0T02:21:03Z</text:p>
          </table:table-cell>
          <table:table-cell office:value-type="string" table:style-name="ce1">
            <text:p>2024-01-30T02:32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f687646-2954-4e59-af5f-8d3a79257643</text:p>
          </table:table-cell>
          <table:table-cell office:value-type="string" table:style-name="ce1">
            <text:p>ccseuftps01.72ac8ab4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45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4-01-30T02:21:03Z</text:p>
          </table:table-cell>
          <table:table-cell office:value-type="string" table:style-name="ce1">
            <text:p>2024-01-30T02:32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eb3bb3c-7941-4629-bd61-c5a9aef652cd</text:p>
          </table:table-cell>
          <table:table-cell office:value-type="string" table:style-name="ce1">
            <text:p>ccseuapigws02.be59b58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2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0T02:20:59Z</text:p>
          </table:table-cell>
          <table:table-cell office:value-type="string" table:style-name="ce1">
            <text:p>2024-01-30T02:33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7dc09d-9da5-4d6d-9baa-eadaae95dc56</text:p>
          </table:table-cell>
          <table:table-cell office:value-type="string" table:style-name="ce1">
            <text:p>ccseudbs03.47c153c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8.9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0T02:20:57Z</text:p>
          </table:table-cell>
          <table:table-cell office:value-type="string" table:style-name="ce1">
            <text:p>2024-01-30T02:31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2220534-5138-4264-a607-0aef1ad408a9</text:p>
          </table:table-cell>
          <table:table-cell office:value-type="string" table:style-name="ce1">
            <text:p>gcseugissbss02.9b6ae0ae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23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2:20:56Z</text:p>
          </table:table-cell>
          <table:table-cell office:value-type="string" table:style-name="ce1">
            <text:p>2024-01-30T02:30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5d5a27-1d7a-43ca-829a-6e4bd3a72f50</text:p>
          </table:table-cell>
          <table:table-cell office:value-type="string" table:style-name="ce1">
            <text:p>ccseuccsptmsproxys01.827fe0eb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7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2:20:18Z</text:p>
          </table:table-cell>
          <table:table-cell office:value-type="string" table:style-name="ce1">
            <text:p>2024-01-30T02:29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251ee77-e08f-4c5f-9dc4-b302ed2f3582</text:p>
          </table:table-cell>
          <table:table-cell office:value-type="string" table:style-name="ce1">
            <text:p>ccseuccspcontents02.d43ee66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20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0T02:20:15Z</text:p>
          </table:table-cell>
          <table:table-cell office:value-type="string" table:style-name="ce1">
            <text:p>2024-01-30T02:28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c6aba7f-039e-45fe-abf3-c7b0db47abd1</text:p>
          </table:table-cell>
          <table:table-cell office:value-type="string" table:style-name="ce1">
            <text:p>gcseuwebliscores01.6f3457c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22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1-30T02:20:12Z</text:p>
          </table:table-cell>
          <table:table-cell office:value-type="string" table:style-name="ce1">
            <text:p>2024-10-02T05:34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cbfc5e-6b26-4610-a233-2abd53e49844</text:p>
          </table:table-cell>
          <table:table-cell office:value-type="string" table:style-name="ce1">
            <text:p>ccseuuptimemongodbs03.e96f1379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5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0T02:20:10Z</text:p>
          </table:table-cell>
          <table:table-cell office:value-type="string" table:style-name="ce1">
            <text:p>2024-08-20T02:12:5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f065048-8063-4f44-8fb1-ef0224ce4960</text:p>
          </table:table-cell>
          <table:table-cell office:value-type="string" table:style-name="ce1">
            <text:p>ccseuccspcontents01.ddf57908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7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2:20:09Z</text:p>
          </table:table-cell>
          <table:table-cell office:value-type="string" table:style-name="ce1">
            <text:p>2024-01-30T02:28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b10c139-17e8-4237-b499-9b9e1f630d4e</text:p>
          </table:table-cell>
          <table:table-cell office:value-type="string" table:style-name="ce1">
            <text:p>gcseuvcrmsbss02.42b4105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8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2:20:05Z</text:p>
          </table:table-cell>
          <table:table-cell office:value-type="string" table:style-name="ce1">
            <text:p>2024-01-30T02:31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25e1d5c-0618-4ba6-a3c4-70cfb185cec7</text:p>
          </table:table-cell>
          <table:table-cell office:value-type="string" table:style-name="ce1">
            <text:p>ccseubatchs01.7ac53d5e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20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1-30T02:20:05Z</text:p>
          </table:table-cell>
          <table:table-cell office:value-type="string" table:style-name="ce1">
            <text:p>2024-01-30T02:31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f422bff-369b-4517-a4da-8d95450ea11a</text:p>
          </table:table-cell>
          <table:table-cell office:value-type="string" table:style-name="ce1">
            <text:p>ccseuspavehicledbs01.3a81086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27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4-01-30T02:20:04Z</text:p>
          </table:table-cell>
          <table:table-cell office:value-type="string" table:style-name="ce1">
            <text:p>2024-01-30T02:32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1b40f1d-8ed1-4b9d-a5dd-f6dfbf03328c</text:p>
          </table:table-cell>
          <table:table-cell office:value-type="string" table:style-name="ce1">
            <text:p>gcseuvcrms02.815d874c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33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1-30T02:19:26Z</text:p>
          </table:table-cell>
          <table:table-cell office:value-type="string" table:style-name="ce1">
            <text:p>2024-01-30T02:28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d1343ba-ba20-4d86-8885-258113445806</text:p>
          </table:table-cell>
          <table:table-cell office:value-type="string" table:style-name="ce1">
            <text:p>ccseuissrediss04.5f91d692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1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2:19:23Z</text:p>
          </table:table-cell>
          <table:table-cell office:value-type="string" table:style-name="ce1">
            <text:p>2024-08-23T10:23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24dba45-cd30-4191-9f42-35b773946449</text:p>
          </table:table-cell>
          <table:table-cell office:value-type="string" table:style-name="ce1">
            <text:p>ccseuuptimeapis02.660d9fc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6.222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0T02:19:18Z</text:p>
          </table:table-cell>
          <table:table-cell office:value-type="string" table:style-name="ce1">
            <text:p>2024-01-30T02:28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7518750-81d6-4b42-962a-163d3a1d6dd6</text:p>
          </table:table-cell>
          <table:table-cell office:value-type="string" table:style-name="ce1">
            <text:p>ccseuccsptmsproxys02.dd3fc1b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0T02:19:18Z</text:p>
          </table:table-cell>
          <table:table-cell office:value-type="string" table:style-name="ce1">
            <text:p>2024-01-30T02:28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e2ebde1-0a95-43b9-8791-d42d7fab9bd9</text:p>
          </table:table-cell>
          <table:table-cell office:value-type="string" table:style-name="ce1">
            <text:p>gcseuwebcoreas02.31ee4302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7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2:19:14Z</text:p>
          </table:table-cell>
          <table:table-cell office:value-type="string" table:style-name="ce1">
            <text:p>2024-01-30T02:30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529b571-845a-47a1-aa56-567348586f06</text:p>
          </table:table-cell>
          <table:table-cell office:value-type="string" table:style-name="ce1">
            <text:p>gcseugissbss01.d2706bc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2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0T02:19:13Z</text:p>
          </table:table-cell>
          <table:table-cell office:value-type="string" table:style-name="ce1">
            <text:p>2024-01-30T02:28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a15d94e-a506-401e-9315-fcb9813b11dd</text:p>
          </table:table-cell>
          <table:table-cell office:value-type="string" table:style-name="ce1">
            <text:p>ccseuimss01.354fb12a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6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2:19:09Z</text:p>
          </table:table-cell>
          <table:table-cell office:value-type="string" table:style-name="ce1">
            <text:p>2024-01-30T02:28:0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c1fa588-2591-418b-8cb5-f74e8d8ee503</text:p>
          </table:table-cell>
          <table:table-cell office:value-type="string" table:style-name="ce1">
            <text:p>gcseuissrediss04.38d6a07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0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0T02:18:27Z</text:p>
          </table:table-cell>
          <table:table-cell office:value-type="string" table:style-name="ce1">
            <text:p>2024-08-23T10:19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cac79e0-68bc-4471-ad26-979f66421781</text:p>
          </table:table-cell>
          <table:table-cell office:value-type="string" table:style-name="ce1">
            <text:p>gcseuwebcorebs01.86c9a17b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6.36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0T02:18:27Z</text:p>
          </table:table-cell>
          <table:table-cell office:value-type="string" table:style-name="ce1">
            <text:p>2024-01-30T02:27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c4ea0fd-afc9-4f73-af09-bc66eb3c1e06</text:p>
          </table:table-cell>
          <table:table-cell office:value-type="string" table:style-name="ce1">
            <text:p>ccseusredatas03.83be6870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8.18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1-30T02:18:26Z</text:p>
          </table:table-cell>
          <table:table-cell office:value-type="string" table:style-name="ce1">
            <text:p>2024-01-30T02:28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10ccad0-e8df-430c-8d04-f0d918f41f6a</text:p>
          </table:table-cell>
          <table:table-cell office:value-type="string" table:style-name="ce1">
            <text:p>gcseuccspcontents02.97ddadce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5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2:18:25Z</text:p>
          </table:table-cell>
          <table:table-cell office:value-type="string" table:style-name="ce1">
            <text:p>2024-01-30T02:27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220f202-b479-4b6c-ba4f-7c0c17a35a8c</text:p>
          </table:table-cell>
          <table:table-cell office:value-type="string" table:style-name="ce1">
            <text:p>ccseuccsptmsproxys03.55cb4da5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129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4-01-30T02:18:22Z</text:p>
          </table:table-cell>
          <table:table-cell office:value-type="string" table:style-name="ce1">
            <text:p>2024-01-30T02:29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fa7cbfc-162e-4249-b7da-80abdd96ff1a</text:p>
          </table:table-cell>
          <table:table-cell office:value-type="string" table:style-name="ce1">
            <text:p>ccseuvmswebs02.04e6c04f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6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0T02:18:22Z</text:p>
          </table:table-cell>
          <table:table-cell office:value-type="string" table:style-name="ce1">
            <text:p>2024-01-30T02:30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adacbd8-9db5-4131-b44c-bd565a9ba22a</text:p>
          </table:table-cell>
          <table:table-cell office:value-type="string" table:style-name="ce1">
            <text:p>ccseuvmswass02.d2ac8864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3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0T02:18:21Z</text:p>
          </table:table-cell>
          <table:table-cell office:value-type="string" table:style-name="ce1">
            <text:p>2024-01-30T02:29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ea6bf59-20cf-4fa0-aab1-ffaff0cb897c</text:p>
          </table:table-cell>
          <table:table-cell office:value-type="string" table:style-name="ce1">
            <text:p>ccseusredatas01.fb0498ec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8.19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1-30T02:18:19Z</text:p>
          </table:table-cell>
          <table:table-cell office:value-type="string" table:style-name="ce1">
            <text:p>2024-10-02T05:38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d87c01c-ced2-491a-83bd-9301ccca860b</text:p>
          </table:table-cell>
          <table:table-cell office:value-type="string" table:style-name="ce1">
            <text:p>ccseuccsppushdbs01.08aff5c6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6.154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1-30T02:18:17Z</text:p>
          </table:table-cell>
          <table:table-cell office:value-type="string" table:style-name="ce1">
            <text:p>2024-01-30T02:28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f687dbd-6623-42bd-9ef1-cba6e94b03b1</text:p>
          </table:table-cell>
          <table:table-cell office:value-type="string" table:style-name="ce1">
            <text:p>ccseuspas02.b294df3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3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0T02:18:17Z</text:p>
          </table:table-cell>
          <table:table-cell office:value-type="string" table:style-name="ce1">
            <text:p>2024-01-30T02:28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103f774-16b0-4564-a823-06d7aa02df02</text:p>
          </table:table-cell>
          <table:table-cell office:value-type="string" table:style-name="ce1">
            <text:p>gcseuvehicles02.21c3a439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5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1-30T02:17:30Z</text:p>
          </table:table-cell>
          <table:table-cell office:value-type="string" table:style-name="ce1">
            <text:p>2024-01-30T02:28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1b424a5-e415-4713-aefc-7c0c77c7925b</text:p>
          </table:table-cell>
          <table:table-cell office:value-type="string" table:style-name="ce1">
            <text:p>gcseuccsptmsproxys02.45aa6cf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0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4-01-30T02:17:24Z</text:p>
          </table:table-cell>
          <table:table-cell office:value-type="string" table:style-name="ce1">
            <text:p>2024-01-30T02:28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972a5c2-7f2f-42f8-9c71-0637f6f620eb</text:p>
          </table:table-cell>
          <table:table-cell office:value-type="string" table:style-name="ce1">
            <text:p>gcseuccsptmsproxys03.e2a413eb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6.124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1-30T02:17:24Z</text:p>
          </table:table-cell>
          <table:table-cell office:value-type="string" table:style-name="ce1">
            <text:p>2024-01-30T02:29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15a980e-50a4-4085-a64f-bbfd61bf48be</text:p>
          </table:table-cell>
          <table:table-cell office:value-type="string" table:style-name="ce1">
            <text:p>ccseusremasters01.0128f389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68.4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0T02:17:20Z</text:p>
          </table:table-cell>
          <table:table-cell office:value-type="string" table:style-name="ce1">
            <text:p>2024-11-25T23:52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bc50227-926b-4abd-989d-2d8fe7e690de</text:p>
          </table:table-cell>
          <table:table-cell office:value-type="string" table:style-name="ce1">
            <text:p>gcseucpwdbs01.f657da3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4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0T02:17:01Z</text:p>
          </table:table-cell>
          <table:table-cell office:value-type="string" table:style-name="ce1">
            <text:p>2024-01-30T02:29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3d6b041-e461-44d0-aa87-b52cb8e71bd4</text:p>
          </table:table-cell>
          <table:table-cell office:value-type="string" table:style-name="ce1">
            <text:p>gcseuccsptmsproxys04.09235a08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242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1-30T02:16:58Z</text:p>
          </table:table-cell>
          <table:table-cell office:value-type="string" table:style-name="ce1">
            <text:p>2024-01-30T02:28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0c40c6c-459a-44c0-9fc5-9779b7f2fe54</text:p>
          </table:table-cell>
          <table:table-cell office:value-type="string" table:style-name="ce1">
            <text:p>gcseuspas01.d0211a5d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0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0T02:16:57Z</text:p>
          </table:table-cell>
          <table:table-cell office:value-type="string" table:style-name="ce1">
            <text:p>2024-01-30T02:28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7fd8588-b321-4fb0-bf71-dd6c6b216742</text:p>
          </table:table-cell>
          <table:table-cell office:value-type="string" table:style-name="ce1">
            <text:p>gcseuuserlinks01.1ef9af7c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6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0T02:16:52Z</text:p>
          </table:table-cell>
          <table:table-cell office:value-type="string" table:style-name="ce1">
            <text:p>2024-01-30T02:27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c145019-ba7d-4401-98d2-81e37cb83ee0</text:p>
          </table:table-cell>
          <table:table-cell office:value-type="string" table:style-name="ce1">
            <text:p>gcseucbss01.991a88d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5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0T02:16:27Z</text:p>
          </table:table-cell>
          <table:table-cell office:value-type="string" table:style-name="ce1">
            <text:p>2024-01-30T02:28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f44737c-9766-4fe0-a9e6-f6593bc47828</text:p>
          </table:table-cell>
          <table:table-cell office:value-type="string" table:style-name="ce1">
            <text:p>gcseuccspcontents01.d0464499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8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1-30T02:16:23Z</text:p>
          </table:table-cell>
          <table:table-cell office:value-type="string" table:style-name="ce1">
            <text:p>2024-10-02T05:35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aef39aa-8c80-42ae-9a87-6c6a844bcb6f</text:p>
          </table:table-cell>
          <table:table-cell office:value-type="string" table:style-name="ce1">
            <text:p>gcseuspas02.0f7b2cf3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4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30T02:16:21Z</text:p>
          </table:table-cell>
          <table:table-cell office:value-type="string" table:style-name="ce1">
            <text:p>2024-01-30T02:27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9ccc060-f0d7-4dbf-8c5b-761228ed65a7</text:p>
          </table:table-cell>
          <table:table-cell office:value-type="string" table:style-name="ce1">
            <text:p>gcseucbss02.16570a8e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19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2:16:18Z</text:p>
          </table:table-cell>
          <table:table-cell office:value-type="string" table:style-name="ce1">
            <text:p>2024-01-30T02:28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5d06460-a5e6-43ea-a778-cc490f86620f</text:p>
          </table:table-cell>
          <table:table-cell office:value-type="string" table:style-name="ce1">
            <text:p>ccseusremasters03.8de623f7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30.68.1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2:15:51Z</text:p>
          </table:table-cell>
          <table:table-cell office:value-type="string" table:style-name="ce1">
            <text:p>2024-01-30T02:27:5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f88e032-f6ca-40f6-87b6-457aa78113a4</text:p>
          </table:table-cell>
          <table:table-cell office:value-type="string" table:style-name="ce1">
            <text:p>gcseuccspcpws02.3841363f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8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4-01-30T02:15:49Z</text:p>
          </table:table-cell>
          <table:table-cell office:value-type="string" table:style-name="ce1">
            <text:p>2024-01-30T02:28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c2d83e7-2122-4f46-90f8-10f70bb506e4</text:p>
          </table:table-cell>
          <table:table-cell office:value-type="string" table:style-name="ce1">
            <text:p>gcseuccsptmsproxys01.76001aa9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24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30T02:15:48Z</text:p>
          </table:table-cell>
          <table:table-cell office:value-type="string" table:style-name="ce1">
            <text:p>2024-01-30T02:28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8b77445-5353-4368-9e27-4b452d5c81cd</text:p>
          </table:table-cell>
          <table:table-cell office:value-type="string" table:style-name="ce1">
            <text:p>gcseupushs01.35c1ae23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5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0T02:15:45Z</text:p>
          </table:table-cell>
          <table:table-cell office:value-type="string" table:style-name="ce1">
            <text:p>2024-01-30T02:24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a1e1b92-7a4a-4db1-a32a-df8c11375715</text:p>
          </table:table-cell>
          <table:table-cell office:value-type="string" table:style-name="ce1">
            <text:p>gcseuprofiles02.3be38a92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0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30T02:15:25Z</text:p>
          </table:table-cell>
          <table:table-cell office:value-type="string" table:style-name="ce1">
            <text:p>2024-08-22T14:51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687f1b7-2db7-4a60-b980-afd51b213da8</text:p>
          </table:table-cell>
          <table:table-cell office:value-type="string" table:style-name="ce1">
            <text:p>gcseuapigws02.89e9391d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3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2:15:25Z</text:p>
          </table:table-cell>
          <table:table-cell office:value-type="string" table:style-name="ce1">
            <text:p>2024-01-30T02:24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81afee1-d28d-4dc1-ae29-845969fcd630</text:p>
          </table:table-cell>
          <table:table-cell office:value-type="string" table:style-name="ce1">
            <text:p>gcseuprofiles01.791cf0d0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8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0T02:15:24Z</text:p>
          </table:table-cell>
          <table:table-cell office:value-type="string" table:style-name="ce1">
            <text:p>2024-08-22T14:46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6673e6-1dda-4237-b12c-8dc938129fec</text:p>
          </table:table-cell>
          <table:table-cell office:value-type="string" table:style-name="ce1">
            <text:p>gcseuvehicles01.2ee2b12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4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4-01-30T02:15:23Z</text:p>
          </table:table-cell>
          <table:table-cell office:value-type="string" table:style-name="ce1">
            <text:p>2024-01-30T02:27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2a8a321-fad2-4af2-bd15-75b35fdf263c</text:p>
          </table:table-cell>
          <table:table-cell office:value-type="string" table:style-name="ce1">
            <text:p>gcseupushs02.19ec3219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243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4-01-30T02:15:23Z</text:p>
          </table:table-cell>
          <table:table-cell office:value-type="string" table:style-name="ce1">
            <text:p>2024-01-30T02:24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d6020e3-97ff-43ff-9d58-5a4442d949ca</text:p>
          </table:table-cell>
          <table:table-cell office:value-type="string" table:style-name="ce1">
            <text:p>gcseuccspcpws01.f63c3b5e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5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30T02:14:53Z</text:p>
          </table:table-cell>
          <table:table-cell office:value-type="string" table:style-name="ce1">
            <text:p>2024-01-30T02:25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41022f4-06cb-4f67-a966-b0f9075923a9</text:p>
          </table:table-cell>
          <table:table-cell office:value-type="string" table:style-name="ce1">
            <text:p>gcseuapigws01.b92a9c6a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7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4-01-30T02:14:39Z</text:p>
          </table:table-cell>
          <table:table-cell office:value-type="string" table:style-name="ce1">
            <text:p>2024-01-30T02:23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8f67522-8fb7-4db6-b8b9-3bbe31924371</text:p>
          </table:table-cell>
          <table:table-cell office:value-type="string" table:style-name="ce1">
            <text:p>gcseubatchs01.5a5a5431.eu-central-1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6.13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0T02:14:34Z</text:p>
          </table:table-cell>
          <table:table-cell office:value-type="string" table:style-name="ce1">
            <text:p>2024-01-30T02:25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2870c8f-f276-4cdb-9f4e-c67c054386ed</text:p>
          </table:table-cell>
          <table:table-cell office:value-type="string" table:style-name="ce1">
            <text:p>gcseuuserlinks02.d24129be.eu-central-2.stg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25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30T02:14:33Z</text:p>
          </table:table-cell>
          <table:table-cell office:value-type="string" table:style-name="ce1">
            <text:p>2024-01-30T02:24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48ca8c8-95a0-452b-8eb3-2d410bcf9ab0</text:p>
          </table:table-cell>
          <table:table-cell office:value-type="string" table:style-name="ce1">
            <text:p>ansible-test03.eu-central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a:172.28.66.8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0T01:14:40Z</text:p>
          </table:table-cell>
          <table:table-cell office:value-type="string" table:style-name="ce1">
            <text:p>2024-03-07T11:44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910d07a-7b05-4a6d-a268-d529d3cc8cbd</text:p>
          </table:table-cell>
          <table:table-cell office:value-type="string" table:style-name="ce1">
            <text:p>ansible-test02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a:172.28.66.182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30T01:14:29Z</text:p>
          </table:table-cell>
          <table:table-cell office:value-type="string" table:style-name="ce1">
            <text:p>2024-03-07T11:44:5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1b39897-0822-4e76-8201-57f9af709a47</text:p>
          </table:table-cell>
          <table:table-cell office:value-type="string" table:style-name="ce1">
            <text:p>ansible-test01.eu-central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a:172.28.66.22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30T01:14:18Z</text:p>
          </table:table-cell>
          <table:table-cell office:value-type="string" table:style-name="ce1">
            <text:p>2024-03-07T11:44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a60a0c5-b0e5-46dd-99d2-d5d76f7dcc84</text:p>
          </table:table-cell>
          <table:table-cell office:value-type="string" table:style-name="ce1">
            <text:p>stw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8.13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29T07:05:22Z</text:p>
          </table:table-cell>
          <table:table-cell office:value-type="string" table:style-name="ce1">
            <text:p>2024-01-29T07:05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af1e747-2935-4f3f-8e23-e1c99e19ca40</text:p>
          </table:table-cell>
          <table:table-cell office:value-type="string" table:style-name="ce1">
            <text:p>testma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9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4-01-29T05:43:43Z</text:p>
          </table:table-cell>
          <table:table-cell office:value-type="string" table:style-name="ce1">
            <text:p>2024-01-29T05:43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81d8d02-34a9-421c-a518-8c5981957f52</text:p>
          </table:table-cell>
          <table:table-cell office:value-type="string" table:style-name="ce1">
            <text:p>tm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5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4-01-29T04:08:34Z</text:p>
          </table:table-cell>
          <table:table-cell office:value-type="string" table:style-name="ce1">
            <text:p>2024-01-29T04:08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9c6540e-4471-495d-a81d-480743b6f3c7</text:p>
          </table:table-cell>
          <table:table-cell office:value-type="string" table:style-name="ce1">
            <text:p>ccs2-eu-ccsnoti-k-pg-dbs0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102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4-01-28T13:06:10Z</text:p>
          </table:table-cell>
          <table:table-cell office:value-type="string" table:style-name="ce1">
            <text:p>2024-03-07T11:44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68a0282-52bb-4e16-a6e7-f5738a0beca8</text:p>
          </table:table-cell>
          <table:table-cell office:value-type="string" table:style-name="ce1">
            <text:p>openapibastion02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31.66.231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5-0104.eu-central-2.hcloud.h53</text:p>
          </table:table-cell>
          <table:table-cell office:value-type="string" table:style-name="ce1">
            <text:p>2024-01-26T04:02:13Z</text:p>
          </table:table-cell>
          <table:table-cell office:value-type="string" table:style-name="ce1">
            <text:p>2024-08-01T05:41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720affc-971a-43e1-946b-d24b69bab254</text:p>
          </table:table-cell>
          <table:table-cell office:value-type="string" table:style-name="ce1">
            <text:p>openapibastion0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29.66.173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1-0201.eu-central-1.hcloud.h53</text:p>
          </table:table-cell>
          <table:table-cell office:value-type="string" table:style-name="ce1">
            <text:p>2024-01-26T02:21:55Z</text:p>
          </table:table-cell>
          <table:table-cell office:value-type="string" table:style-name="ce1">
            <text:p>2024-08-01T05:42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02872bc-c987-4be0-a283-a4d006eba884</text:p>
          </table:table-cell>
          <table:table-cell office:value-type="string" table:style-name="ce1">
            <text:p>240124-test-jw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a:172.30.66.18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4-01-24T04:20:32Z</text:p>
          </table:table-cell>
          <table:table-cell office:value-type="string" table:style-name="ce1">
            <text:p>2024-01-24T04:20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404fd19-7009-4d12-88be-4d997d91a9f6</text:p>
          </table:table-cell>
          <table:table-cell office:value-type="string" table:style-name="ce1">
            <text:p>ccseutomtomgws0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9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22T06:41:27Z</text:p>
          </table:table-cell>
          <table:table-cell office:value-type="string" table:style-name="ce1">
            <text:p>2024-04-25T07:56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66e4be7-2ffa-4c52-8881-0139d9371e7f</text:p>
          </table:table-cell>
          <table:table-cell office:value-type="string" table:style-name="ce1">
            <text:p>ccseutomtomgws0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5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22T06:40:56Z</text:p>
          </table:table-cell>
          <table:table-cell office:value-type="string" table:style-name="ce1">
            <text:p>2024-06-26T06:45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617336b-98e8-4e95-ae97-cb691ba8dde0</text:p>
          </table:table-cell>
          <table:table-cell office:value-type="string" table:style-name="ce1">
            <text:p>kcseutomtomgws02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243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4-01-22T06:39:38Z</text:p>
          </table:table-cell>
          <table:table-cell office:value-type="string" table:style-name="ce1">
            <text:p>2024-03-07T11:44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46dd3e0-304d-4919-af41-3dfe143165ff</text:p>
          </table:table-cell>
          <table:table-cell office:value-type="string" table:style-name="ce1">
            <text:p>kcseutomtomgws0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24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4-01-22T06:37:59Z</text:p>
          </table:table-cell>
          <table:table-cell office:value-type="string" table:style-name="ce1">
            <text:p>2024-03-07T11:44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89f4f44-182b-4900-81ca-4c4adf5718e6</text:p>
          </table:table-cell>
          <table:table-cell office:value-type="string" table:style-name="ce1">
            <text:p>vdspbastionprd0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29.66.156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5-0201.eu-central-1.hcloud.h53</text:p>
          </table:table-cell>
          <table:table-cell office:value-type="string" table:style-name="ce1">
            <text:p>2024-01-19T07:22:44Z</text:p>
          </table:table-cell>
          <table:table-cell office:value-type="string" table:style-name="ce1">
            <text:p>2025-02-13T06:27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ba183f9-834f-444e-bb63-3774d42bcb7b</text:p>
          </table:table-cell>
          <table:table-cell office:value-type="string" table:style-name="ce1">
            <text:p>waf-test-prd-fr701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31.67.118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5-0105.eu-central-2.hcloud.h53</text:p>
          </table:table-cell>
          <table:table-cell office:value-type="string" table:style-name="ce1">
            <text:p>2024-01-17T10:52:43Z</text:p>
          </table:table-cell>
          <table:table-cell office:value-type="string" table:style-name="ce1">
            <text:p>2024-09-09T02:28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d143173-1acc-4d4b-991f-758460acae44</text:p>
          </table:table-cell>
          <table:table-cell office:value-type="string" table:style-name="ce1">
            <text:p>waf-test-prd-fr20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29.67.216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7-0202.eu-central-1.hcloud.h53</text:p>
          </table:table-cell>
          <table:table-cell office:value-type="string" table:style-name="ce1">
            <text:p>2024-01-17T10:51:43Z</text:p>
          </table:table-cell>
          <table:table-cell office:value-type="string" table:style-name="ce1">
            <text:p>2024-08-01T05:40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722deab-f281-4c0f-ba5f-087a3733048c</text:p>
          </table:table-cell>
          <table:table-cell office:value-type="string" table:style-name="ce1">
            <text:p>waf-stg-test-fr70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6.33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4-01-17T10:47:06Z</text:p>
          </table:table-cell>
          <table:table-cell office:value-type="string" table:style-name="ce1">
            <text:p>2024-03-07T11:44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e1f543b-0693-4e47-b6c1-3271f8000037</text:p>
          </table:table-cell>
          <table:table-cell office:value-type="string" table:style-name="ce1">
            <text:p>waf-stg-test0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6.241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17T10:44:31Z</text:p>
          </table:table-cell>
          <table:table-cell office:value-type="string" table:style-name="ce1">
            <text:p>2024-03-07T11:44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9494dd8-f681-4e26-afef-afffb54571d4</text:p>
          </table:table-cell>
          <table:table-cell office:value-type="string" table:style-name="ce1">
            <text:p>openapibastion0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a:172.30.66.147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4-01-16T01:50:02Z</text:p>
          </table:table-cell>
          <table:table-cell office:value-type="string" table:style-name="ce1">
            <text:p>2024-08-01T05:43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4b620d7-9a07-44cb-b451-fb2f38d988b2</text:p>
          </table:table-cell>
          <table:table-cell office:value-type="string" table:style-name="ce1">
            <text:p>openapibastion0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a:172.28.66.22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9-0305.eu-central-1.hcloud.h53</text:p>
          </table:table-cell>
          <table:table-cell office:value-type="string" table:style-name="ce1">
            <text:p>2024-01-16T01:48:48Z</text:p>
          </table:table-cell>
          <table:table-cell office:value-type="string" table:style-name="ce1">
            <text:p>2024-08-01T05:43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59b9f1b-e673-41e8-9176-a53f121aec97</text:p>
          </table:table-cell>
          <table:table-cell office:value-type="string" table:style-name="ce1">
            <text:p>ccseu-vtwin-prd-vdh-worker9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9.217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0-0204.eu-central-1.hcloud.h53</text:p>
          </table:table-cell>
          <table:table-cell office:value-type="string" table:style-name="ce1">
            <text:p>2024-01-10T06:20:54Z</text:p>
          </table:table-cell>
          <table:table-cell office:value-type="string" table:style-name="ce1">
            <text:p>2024-01-10T06:24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037951f-c856-45d0-95a9-9526cd422a05</text:p>
          </table:table-cell>
          <table:table-cell office:value-type="string" table:style-name="ce1">
            <text:p>ccseu-vtwin-prd-vdh-worker8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9.245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9-0204.eu-central-1.hcloud.h53</text:p>
          </table:table-cell>
          <table:table-cell office:value-type="string" table:style-name="ce1">
            <text:p>2024-01-10T06:20:40Z</text:p>
          </table:table-cell>
          <table:table-cell office:value-type="string" table:style-name="ce1">
            <text:p>2024-01-10T06:24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8e63fc2-38b0-4435-bace-b7eddd336a4d</text:p>
          </table:table-cell>
          <table:table-cell office:value-type="string" table:style-name="ce1">
            <text:p>ccseu-vtwin-prd-vdh-worker6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9.220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6-0204.eu-central-1.hcloud.h53</text:p>
          </table:table-cell>
          <table:table-cell office:value-type="string" table:style-name="ce1">
            <text:p>2024-01-10T06:20:33Z</text:p>
          </table:table-cell>
          <table:table-cell office:value-type="string" table:style-name="ce1">
            <text:p>2024-01-10T06:25:1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a8dc2cd-0ae2-4523-8a1a-61203db515fe</text:p>
          </table:table-cell>
          <table:table-cell office:value-type="string" table:style-name="ce1">
            <text:p>ccseu-vtwin-prd-vdh-worker10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9.77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6-0204.eu-central-1.hcloud.h53</text:p>
          </table:table-cell>
          <table:table-cell office:value-type="string" table:style-name="ce1">
            <text:p>2024-01-10T05:58:20Z</text:p>
          </table:table-cell>
          <table:table-cell office:value-type="string" table:style-name="ce1">
            <text:p>2024-01-10T06:03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0ba2011-0114-4f1b-a432-1e5e433843f4</text:p>
          </table:table-cell>
          <table:table-cell office:value-type="string" table:style-name="ce1">
            <text:p>ccseu-vtwin-prd-vdh2-master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7.229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1-0202.eu-central-1.hcloud.h53</text:p>
          </table:table-cell>
          <table:table-cell office:value-type="string" table:style-name="ce1">
            <text:p>2024-01-09T07:13:20Z</text:p>
          </table:table-cell>
          <table:table-cell office:value-type="string" table:style-name="ce1">
            <text:p>2024-01-09T07:30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b87e301-6df3-46a7-b6f8-6e9d80f336bb</text:p>
          </table:table-cell>
          <table:table-cell office:value-type="string" table:style-name="ce1">
            <text:p>ccseu-vtwin-prd-vdh-worker7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9.41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2-0204.eu-central-1.hcloud.h53</text:p>
          </table:table-cell>
          <table:table-cell office:value-type="string" table:style-name="ce1">
            <text:p>2024-01-09T07:13:20Z</text:p>
          </table:table-cell>
          <table:table-cell office:value-type="string" table:style-name="ce1">
            <text:p>2024-01-09T07:30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05f1a4e-c7f6-48f2-8233-b2d08e59de8d</text:p>
          </table:table-cell>
          <table:table-cell office:value-type="string" table:style-name="ce1">
            <text:p>ccseu-vtwin-prd-vdh-worker2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9.30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9-0204.eu-central-1.hcloud.h53</text:p>
          </table:table-cell>
          <table:table-cell office:value-type="string" table:style-name="ce1">
            <text:p>2024-01-09T07:13:20Z</text:p>
          </table:table-cell>
          <table:table-cell office:value-type="string" table:style-name="ce1">
            <text:p>2024-01-09T07:30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ba82dfb-14b4-4624-b877-75eb9c75a0a1</text:p>
          </table:table-cell>
          <table:table-cell office:value-type="string" table:style-name="ce1">
            <text:p>ccseu-vtwin-prd-vdh1-master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6.84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6-0201.eu-central-1.hcloud.h53</text:p>
          </table:table-cell>
          <table:table-cell office:value-type="string" table:style-name="ce1">
            <text:p>2024-01-09T07:13:20Z</text:p>
          </table:table-cell>
          <table:table-cell office:value-type="string" table:style-name="ce1">
            <text:p>2025-02-13T06:42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a9d760a-34dd-49a6-9167-d6f5c9bafb2d</text:p>
          </table:table-cell>
          <table:table-cell office:value-type="string" table:style-name="ce1">
            <text:p>ccseu-vtwin-prd-vdh-worker4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9.73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8-0204.eu-central-1.hcloud.h53</text:p>
          </table:table-cell>
          <table:table-cell office:value-type="string" table:style-name="ce1">
            <text:p>2024-01-09T07:13:19Z</text:p>
          </table:table-cell>
          <table:table-cell office:value-type="string" table:style-name="ce1">
            <text:p>2024-01-09T07:30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cb074d6-98d3-4df5-b1ca-40d955997db7</text:p>
          </table:table-cell>
          <table:table-cell office:value-type="string" table:style-name="ce1">
            <text:p>ccseu-vtwin-prd-vdh-worker5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9.253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1-0204.eu-central-1.hcloud.h53</text:p>
          </table:table-cell>
          <table:table-cell office:value-type="string" table:style-name="ce1">
            <text:p>2024-01-09T07:13:19Z</text:p>
          </table:table-cell>
          <table:table-cell office:value-type="string" table:style-name="ce1">
            <text:p>2024-01-09T07:30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30c239f-0a37-4330-9f18-60f83cbdc8b8</text:p>
          </table:table-cell>
          <table:table-cell office:value-type="string" table:style-name="ce1">
            <text:p>ccseu-vtwin-prd-vdh1-master2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6.207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1-0201.eu-central-1.hcloud.h53</text:p>
          </table:table-cell>
          <table:table-cell office:value-type="string" table:style-name="ce1">
            <text:p>2024-01-09T07:13:19Z</text:p>
          </table:table-cell>
          <table:table-cell office:value-type="string" table:style-name="ce1">
            <text:p>2024-01-09T07:30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a16f2a7-78c9-4ef6-8c1b-b5e311944119</text:p>
          </table:table-cell>
          <table:table-cell office:value-type="string" table:style-name="ce1">
            <text:p>ccseu-vtwin-prd-vdh-worker3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9.115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0-0204.eu-central-1.hcloud.h53</text:p>
          </table:table-cell>
          <table:table-cell office:value-type="string" table:style-name="ce1">
            <text:p>2024-01-09T07:13:19Z</text:p>
          </table:table-cell>
          <table:table-cell office:value-type="string" table:style-name="ce1">
            <text:p>2024-01-09T07:30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3f00c2c-580c-4999-bcc2-a3f0043e27e4</text:p>
          </table:table-cell>
          <table:table-cell office:value-type="string" table:style-name="ce1">
            <text:p>bastion-ccsinfo02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31.69.81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1-0204.eu-central-2.hcloud.h53</text:p>
          </table:table-cell>
          <table:table-cell office:value-type="string" table:style-name="ce1">
            <text:p>2024-01-05T05:45:07Z</text:p>
          </table:table-cell>
          <table:table-cell office:value-type="string" table:style-name="ce1">
            <text:p>2024-08-01T05:27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de1a415-b4d9-47a5-b386-4e9b88b0ba6b</text:p>
          </table:table-cell>
          <table:table-cell office:value-type="string" table:style-name="ce1">
            <text:p>bastion-ccsinfo0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29.69.157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8-0204.eu-central-1.hcloud.h53</text:p>
          </table:table-cell>
          <table:table-cell office:value-type="string" table:style-name="ce1">
            <text:p>2024-01-05T05:44:43Z</text:p>
          </table:table-cell>
          <table:table-cell office:value-type="string" table:style-name="ce1">
            <text:p>2024-08-01T05:26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2fd68f-3d93-4a43-88eb-ca0dcff8dbe6</text:p>
          </table:table-cell>
          <table:table-cell office:value-type="string" table:style-name="ce1">
            <text:p>bastion-ccsinfo0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30.68.20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4-01-05T05:41:57Z</text:p>
          </table:table-cell>
          <table:table-cell office:value-type="string" table:style-name="ce1">
            <text:p>2024-03-07T11:42:5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5a6d5bd-f8e6-4f2b-88a3-4a494afd2115</text:p>
          </table:table-cell>
          <table:table-cell office:value-type="string" table:style-name="ce1">
            <text:p>bastion-ccsinfo0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68.3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4-01-05T05:41:13Z</text:p>
          </table:table-cell>
          <table:table-cell office:value-type="string" table:style-name="ce1">
            <text:p>2024-10-02T05:35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09e393f-7ddc-47e5-87c2-58b04bdd0cd9</text:p>
          </table:table-cell>
          <table:table-cell office:value-type="string" table:style-name="ce1">
            <text:p>eu2cocmongodbmonitoring0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prd-a:172.29.68.244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9-0203.eu-central-1.hcloud.h53</text:p>
          </table:table-cell>
          <table:table-cell office:value-type="string" table:style-name="ce1">
            <text:p>2024-01-04T07:44:12Z</text:p>
          </table:table-cell>
          <table:table-cell office:value-type="string" table:style-name="ce1">
            <text:p>2024-03-08T05:20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a5fdadb-b9e7-45e6-a565-480c0ccecef1</text:p>
          </table:table-cell>
          <table:table-cell office:value-type="string" table:style-name="ce1">
            <text:p>cs-chefbacks01.eu-central-1.hclou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100GB</text:p>
          </table:table-cell>
          <table:table-cell office:value-type="string" table:style-name="ce1">
            <text:p>eu-central-stg-a:172.28.66.4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4-01-03T07:07:18Z</text:p>
          </table:table-cell>
          <table:table-cell office:value-type="string" table:style-name="ce1">
            <text:p>2024-04-30T07:41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521deda-620a-4d43-b8ea-5db57b332edf</text:p>
          </table:table-cell>
          <table:table-cell office:value-type="string" table:style-name="ce1">
            <text:p>cs-cheffronts01.eu-central-1.hclou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100GB</text:p>
          </table:table-cell>
          <table:table-cell office:value-type="string" table:style-name="ce1">
            <text:p>eu-central-stg-a:172.28.66.3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4-01-03T07:07:11Z</text:p>
          </table:table-cell>
          <table:table-cell office:value-type="string" table:style-name="ce1">
            <text:p>2024-04-30T07:41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ef99d3f-d592-4fc5-9a3b-00484074af22</text:p>
          </table:table-cell>
          <table:table-cell office:value-type="string" table:style-name="ce1">
            <text:p>cs-chefbacks02.eu-central-1.hclou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100GB</text:p>
          </table:table-cell>
          <table:table-cell office:value-type="string" table:style-name="ce1">
            <text:p>eu-central-stg-a:172.28.66.5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03T07:07:09Z</text:p>
          </table:table-cell>
          <table:table-cell office:value-type="string" table:style-name="ce1">
            <text:p>2024-04-30T07:41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381a195-1ed1-44fe-b2b7-7d40f7067c2f</text:p>
          </table:table-cell>
          <table:table-cell office:value-type="string" table:style-name="ce1">
            <text:p>cs-cheffronts02.eu-central-1.hclou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100GB</text:p>
          </table:table-cell>
          <table:table-cell office:value-type="string" table:style-name="ce1">
            <text:p>eu-central-stg-a:172.28.66.4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4-01-03T07:07:08Z</text:p>
          </table:table-cell>
          <table:table-cell office:value-type="string" table:style-name="ce1">
            <text:p>2024-04-30T07:40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5d707a5-4bec-415c-94fe-4ad9a5bb0535</text:p>
          </table:table-cell>
          <table:table-cell office:value-type="string" table:style-name="ce1">
            <text:p>ccseudkc2kqlcdbqs02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25 eu-central-stg-a:172.28.74.80 eu-central-stg-a:172.28.73.60 eu-central-stg-a:172.28.72.129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3-12-28T09:45:30Z</text:p>
          </table:table-cell>
          <table:table-cell office:value-type="string" table:style-name="ce1">
            <text:p>2025-03-28T06:07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25e88e7-ad70-49b8-9221-3d3c574eb2c7</text:p>
          </table:table-cell>
          <table:table-cell office:value-type="string" table:style-name="ce1">
            <text:p>ccseudkc2kqlcdbqs0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34 eu-central-stg-a:172.30.74.53 eu-central-stg-a:172.30.73.230 eu-central-stg-a:172.30.72.23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3-12-28T09:44:46Z</text:p>
          </table:table-cell>
          <table:table-cell office:value-type="string" table:style-name="ce1">
            <text:p>2025-03-28T06:06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4911b90-191c-451b-a1da-6fc213f2e6c1</text:p>
          </table:table-cell>
          <table:table-cell office:value-type="string" table:style-name="ce1">
            <text:p>ccseudkc2kqglgwqs02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20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3-12-28T09:44:04Z</text:p>
          </table:table-cell>
          <table:table-cell office:value-type="string" table:style-name="ce1">
            <text:p>2024-03-07T11:42:1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9264d75-919e-4dc2-8f47-e59210dade2d</text:p>
          </table:table-cell>
          <table:table-cell office:value-type="string" table:style-name="ce1">
            <text:p>ccseudkc2kqglgwqs0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4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3-12-28T09:43:30Z</text:p>
          </table:table-cell>
          <table:table-cell office:value-type="string" table:style-name="ce1">
            <text:p>2024-03-07T11:42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86afd9f-39be-428a-9df0-368b9bad0aa3</text:p>
          </table:table-cell>
          <table:table-cell office:value-type="string" table:style-name="ce1">
            <text:p>ccseudkc2kqelasqs03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76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3-12-28T09:42:40Z</text:p>
          </table:table-cell>
          <table:table-cell office:value-type="string" table:style-name="ce1">
            <text:p>2024-03-07T11:42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a2aa6ba-def4-4113-8a0e-9fd0e23b8938</text:p>
          </table:table-cell>
          <table:table-cell office:value-type="string" table:style-name="ce1">
            <text:p>ccseudkc2kqelasqs02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8.206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3-12-28T09:42:09Z</text:p>
          </table:table-cell>
          <table:table-cell office:value-type="string" table:style-name="ce1">
            <text:p>2024-03-07T11:42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5945143-05f6-4981-8d56-5e0785aef31c</text:p>
          </table:table-cell>
          <table:table-cell office:value-type="string" table:style-name="ce1">
            <text:p>ccseudkc2kqelasqs0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8.21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3-12-28T09:41:28Z</text:p>
          </table:table-cell>
          <table:table-cell office:value-type="string" table:style-name="ce1">
            <text:p>2024-03-07T11:42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328a35b-5091-4b65-ab95-fb12c2145240</text:p>
          </table:table-cell>
          <table:table-cell office:value-type="string" table:style-name="ce1">
            <text:p>ccseudkc2hqlcdbs0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212 eu-central-stg-a:172.30.74.133 eu-central-stg-a:172.30.73.153 eu-central-stg-a:172.30.72.13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3-12-28T09:37:53Z</text:p>
          </table:table-cell>
          <table:table-cell office:value-type="string" table:style-name="ce1">
            <text:p>2025-03-28T02:32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0ba71ec-e893-46d8-a410-35cb5c53073c</text:p>
          </table:table-cell>
          <table:table-cell office:value-type="string" table:style-name="ce1">
            <text:p>ccseudkc2hqlcdbs0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89 eu-central-stg-a:172.28.74.249 eu-central-stg-a:172.28.73.11 eu-central-stg-a:172.28.72.7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3-12-28T09:37:22Z</text:p>
          </table:table-cell>
          <table:table-cell office:value-type="string" table:style-name="ce1">
            <text:p>2025-03-28T02:31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88f64cd-7bcf-44d5-bac8-a6bf0a613e79</text:p>
          </table:table-cell>
          <table:table-cell office:value-type="string" table:style-name="ce1">
            <text:p>ccseudkc2hqglgwqs0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24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3-12-28T09:36:39Z</text:p>
          </table:table-cell>
          <table:table-cell office:value-type="string" table:style-name="ce1">
            <text:p>2024-03-07T11:41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2d62112-dc80-4930-ae55-3a6a296c5c78</text:p>
          </table:table-cell>
          <table:table-cell office:value-type="string" table:style-name="ce1">
            <text:p>ccseudkc2hqglgwqs0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3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3-12-28T09:36:02Z</text:p>
          </table:table-cell>
          <table:table-cell office:value-type="string" table:style-name="ce1">
            <text:p>2024-10-02T05:36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a44dae6-5d9f-4f5f-95b9-b1a0aefb8774</text:p>
          </table:table-cell>
          <table:table-cell office:value-type="string" table:style-name="ce1">
            <text:p>ccseudkc2hqelasqs03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30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3-12-28T09:35:09Z</text:p>
          </table:table-cell>
          <table:table-cell office:value-type="string" table:style-name="ce1">
            <text:p>2024-03-27T07:09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a83b32c-b24e-47af-9edd-7947146c5169</text:p>
          </table:table-cell>
          <table:table-cell office:value-type="string" table:style-name="ce1">
            <text:p>ccseudkc2hqelasqs0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8.7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3-12-28T09:34:02Z</text:p>
          </table:table-cell>
          <table:table-cell office:value-type="string" table:style-name="ce1">
            <text:p>2024-03-07T11:41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082dfe1-cb21-44c2-8627-edd44c5cccf3</text:p>
          </table:table-cell>
          <table:table-cell office:value-type="string" table:style-name="ce1">
            <text:p>ccseudkc2hqelasqs0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8.5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3-12-28T09:33:10Z</text:p>
          </table:table-cell>
          <table:table-cell office:value-type="string" table:style-name="ce1">
            <text:p>2024-03-07T11:41:2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d8fc129-f401-4179-9381-73238a61c580</text:p>
          </table:table-cell>
          <table:table-cell office:value-type="string" table:style-name="ce1">
            <text:p>gcseudkc2gqelasqs03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90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3-12-28T09:28:10Z</text:p>
          </table:table-cell>
          <table:table-cell office:value-type="string" table:style-name="ce1">
            <text:p>2024-03-07T11:41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7ae35ea-ad48-4b8a-83bb-698b5c429948</text:p>
          </table:table-cell>
          <table:table-cell office:value-type="string" table:style-name="ce1">
            <text:p>gcseudkc2gqsbsgwqs02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155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3-12-28T09:26:15Z</text:p>
          </table:table-cell>
          <table:table-cell office:value-type="string" table:style-name="ce1">
            <text:p>2024-10-02T05:39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538128c-db72-4c5d-81d1-9e90ee7b4c84</text:p>
          </table:table-cell>
          <table:table-cell office:value-type="string" table:style-name="ce1">
            <text:p>gcseudkc2gqsbsgwqs0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0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3-12-28T09:25:30Z</text:p>
          </table:table-cell>
          <table:table-cell office:value-type="string" table:style-name="ce1">
            <text:p>2024-07-09T15:00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ea3f364-fca2-4008-997d-c6427f46e8eb</text:p>
          </table:table-cell>
          <table:table-cell office:value-type="string" table:style-name="ce1">
            <text:p>gcseudkc2gqlcdbqs02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57 eu-central-stg-a:172.28.74.196 eu-central-stg-a:172.28.73.129 eu-central-stg-a:172.28.72.22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3-12-28T09:24:39Z</text:p>
          </table:table-cell>
          <table:table-cell office:value-type="string" table:style-name="ce1">
            <text:p>2025-03-28T02:14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5fd0d4e-e392-41b6-883a-e8392d82afb9</text:p>
          </table:table-cell>
          <table:table-cell office:value-type="string" table:style-name="ce1">
            <text:p>gcseudkc2gqlcdbqs0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53 eu-central-stg-a:172.30.74.115 eu-central-stg-a:172.30.73.241 eu-central-stg-a:172.30.72.15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3-12-28T09:23:45Z</text:p>
          </table:table-cell>
          <table:table-cell office:value-type="string" table:style-name="ce1">
            <text:p>2025-03-28T02:13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9423e54-6c5c-4ea5-bc55-0196491dea4e</text:p>
          </table:table-cell>
          <table:table-cell office:value-type="string" table:style-name="ce1">
            <text:p>gcseudkc2gqglgwqs02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28.68.11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3-12-28T09:22:52Z</text:p>
          </table:table-cell>
          <table:table-cell office:value-type="string" table:style-name="ce1">
            <text:p>2024-03-07T11:40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b8aa84e-a97f-4add-b5f0-cf0a6b1690bc</text:p>
          </table:table-cell>
          <table:table-cell office:value-type="string" table:style-name="ce1">
            <text:p>gcseudkc2gqglgwqs0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4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3-12-28T09:22:08Z</text:p>
          </table:table-cell>
          <table:table-cell office:value-type="string" table:style-name="ce1">
            <text:p>2024-03-07T11:40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5beb9d7-c241-4493-b24b-4be4851502ab</text:p>
          </table:table-cell>
          <table:table-cell office:value-type="string" table:style-name="ce1">
            <text:p>gcseudkc2gqelasqs02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8.20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3-12-28T09:20:21Z</text:p>
          </table:table-cell>
          <table:table-cell office:value-type="string" table:style-name="ce1">
            <text:p>2024-10-02T05:42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17de32d-3b17-44eb-800a-3fed1561af2f</text:p>
          </table:table-cell>
          <table:table-cell office:value-type="string" table:style-name="ce1">
            <text:p>gcseudkc2gqcicdqs0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30.68.16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3-12-28T09:18:45Z</text:p>
          </table:table-cell>
          <table:table-cell office:value-type="string" table:style-name="ce1">
            <text:p>2024-11-06T06:07:0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10529c0-ad23-4b82-b17a-8e64d99573f0</text:p>
          </table:table-cell>
          <table:table-cell office:value-type="string" table:style-name="ce1">
            <text:p>gcseudkc2gdlcdbd0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8GB_Disk50GB</text:p>
          </table:table-cell>
          <table:table-cell office:value-type="string" table:style-name="ce1">
            <text:p>eu-central-stg-a:172.30.68.89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3-12-28T09:17:28Z</text:p>
          </table:table-cell>
          <table:table-cell office:value-type="string" table:style-name="ce1">
            <text:p>2024-03-07T11:40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5871c79-8f63-41bb-8775-f4d5378bd8a4</text:p>
          </table:table-cell>
          <table:table-cell office:value-type="string" table:style-name="ce1">
            <text:p>euccs2poc-k8spoc-worker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193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3-12-26T02:33:17Z</text:p>
          </table:table-cell>
          <table:table-cell office:value-type="string" table:style-name="ce1">
            <text:p>2023-12-26T02:40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cbd8797-7a70-478f-a66a-36fa44421aac</text:p>
          </table:table-cell>
          <table:table-cell office:value-type="string" table:style-name="ce1">
            <text:p>euccs2poc-k8spoc-master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173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3-12-26T02:33:16Z</text:p>
          </table:table-cell>
          <table:table-cell office:value-type="string" table:style-name="ce1">
            <text:p>2024-03-27T07:10:0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a8cfaf0-b564-4858-9174-89152dd61c74</text:p>
          </table:table-cell>
          <table:table-cell office:value-type="string" table:style-name="ce1">
            <text:p>ccseuissd010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6.2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3-12-18T06:30:45Z</text:p>
          </table:table-cell>
          <table:table-cell office:value-type="string" table:style-name="ce1">
            <text:p>2024-03-07T11:40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b25fb96-d764-452d-8839-96e52dab0367</text:p>
          </table:table-cell>
          <table:table-cell office:value-type="string" table:style-name="ce1">
            <text:p>cs-cheffrontp02.eu-central-1.hclou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100GB</text:p>
          </table:table-cell>
          <table:table-cell office:value-type="string" table:style-name="ce1">
            <text:p>eu-central-prd-a:172.29.66.24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8-0201.eu-central-1.hcloud.h53</text:p>
          </table:table-cell>
          <table:table-cell office:value-type="string" table:style-name="ce1">
            <text:p>2023-12-16T23:34:41Z</text:p>
          </table:table-cell>
          <table:table-cell office:value-type="string" table:style-name="ce1">
            <text:p>2023-12-16T23:34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53d6fe2-74f9-4e30-8607-e5ed32da94db</text:p>
          </table:table-cell>
          <table:table-cell office:value-type="string" table:style-name="ce1">
            <text:p>cs-cheffrontp01.eu-central-1.hclou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100GB</text:p>
          </table:table-cell>
          <table:table-cell office:value-type="string" table:style-name="ce1">
            <text:p>eu-central-prd-a:172.29.66.23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8-0201.eu-central-1.hcloud.h53</text:p>
          </table:table-cell>
          <table:table-cell office:value-type="string" table:style-name="ce1">
            <text:p>2023-12-16T23:34:40Z</text:p>
          </table:table-cell>
          <table:table-cell office:value-type="string" table:style-name="ce1">
            <text:p>2023-12-16T23:34:5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c47eb0e-d8ae-41b4-b979-169dead56cf0</text:p>
          </table:table-cell>
          <table:table-cell office:value-type="string" table:style-name="ce1">
            <text:p>cs-chefbackp02.eu-central-1.hclou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100GB</text:p>
          </table:table-cell>
          <table:table-cell office:value-type="string" table:style-name="ce1">
            <text:p>eu-central-prd-a:172.29.66.27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0-0201.eu-central-1.hcloud.h53</text:p>
          </table:table-cell>
          <table:table-cell office:value-type="string" table:style-name="ce1">
            <text:p>2023-12-16T23:34:38Z</text:p>
          </table:table-cell>
          <table:table-cell office:value-type="string" table:style-name="ce1">
            <text:p>2023-12-16T23:34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193f95a-c16c-452c-b1a8-a111e5e2ce83</text:p>
          </table:table-cell>
          <table:table-cell office:value-type="string" table:style-name="ce1">
            <text:p>cs-chefbackp01.eu-central-1.hclou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100GB</text:p>
          </table:table-cell>
          <table:table-cell office:value-type="string" table:style-name="ce1">
            <text:p>eu-central-prd-a:172.29.66.26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8-0201.eu-central-1.hcloud.h53</text:p>
          </table:table-cell>
          <table:table-cell office:value-type="string" table:style-name="ce1">
            <text:p>2023-12-16T23:34:36Z</text:p>
          </table:table-cell>
          <table:table-cell office:value-type="string" table:style-name="ce1">
            <text:p>2023-12-16T23:34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e9f8754-f932-4dcb-a9c9-58d0eb4ae771</text:p>
          </table:table-cell>
          <table:table-cell office:value-type="string" table:style-name="ce1">
            <text:p>vdspkafkafelice0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prd-a:172.29.68.245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9-0203.eu-central-1.hcloud.h53</text:p>
          </table:table-cell>
          <table:table-cell office:value-type="string" table:style-name="ce1">
            <text:p>2023-12-14T03:08:24Z</text:p>
          </table:table-cell>
          <table:table-cell office:value-type="string" table:style-name="ce1">
            <text:p>2024-03-08T05:17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66e8b72-6c9a-4c1d-9260-3a620ab86ba0</text:p>
          </table:table-cell>
          <table:table-cell office:value-type="string" table:style-name="ce1">
            <text:p>vdspkafkazookeeper02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6.71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2-0104.eu-central-2.hcloud.h53</text:p>
          </table:table-cell>
          <table:table-cell office:value-type="string" table:style-name="ce1">
            <text:p>2023-12-14T03:05:04Z</text:p>
          </table:table-cell>
          <table:table-cell office:value-type="string" table:style-name="ce1">
            <text:p>2024-03-08T05:17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ff81b5e-2bbf-4b02-9ae9-0c88f383353f</text:p>
          </table:table-cell>
          <table:table-cell office:value-type="string" table:style-name="ce1">
            <text:p>vdspkafkazookeeper03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7.150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5-0105.eu-central-2.hcloud.h53</text:p>
          </table:table-cell>
          <table:table-cell office:value-type="string" table:style-name="ce1">
            <text:p>2023-12-14T02:55:28Z</text:p>
          </table:table-cell>
          <table:table-cell office:value-type="string" table:style-name="ce1">
            <text:p>2024-03-08T05:17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07263af-1a59-4e00-9c40-7f817eb8312d</text:p>
          </table:table-cell>
          <table:table-cell office:value-type="string" table:style-name="ce1">
            <text:p>vdspkafkazookeeper0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9.154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2-0204.eu-central-1.hcloud.h53</text:p>
          </table:table-cell>
          <table:table-cell office:value-type="string" table:style-name="ce1">
            <text:p>2023-12-14T02:54:26Z</text:p>
          </table:table-cell>
          <table:table-cell office:value-type="string" table:style-name="ce1">
            <text:p>2024-03-08T05:17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107d7c1-4b9f-432e-a3b6-a728f219419f</text:p>
          </table:table-cell>
          <table:table-cell office:value-type="string" table:style-name="ce1">
            <text:p>vdspkafkabroker08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9.241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10-0204.eu-central-2.hcloud.h53</text:p>
          </table:table-cell>
          <table:table-cell office:value-type="string" table:style-name="ce1">
            <text:p>2023-12-14T02:42:15Z</text:p>
          </table:table-cell>
          <table:table-cell office:value-type="string" table:style-name="ce1">
            <text:p>2024-03-08T05:17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49e65fc-e751-4076-bbae-8bc4d9dd7c38</text:p>
          </table:table-cell>
          <table:table-cell office:value-type="string" table:style-name="ce1">
            <text:p>vdspkafkabroker03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8.235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09-0203.eu-central-1.hcloud.h53</text:p>
          </table:table-cell>
          <table:table-cell office:value-type="string" table:style-name="ce1">
            <text:p>2023-12-14T02:40:47Z</text:p>
          </table:table-cell>
          <table:table-cell office:value-type="string" table:style-name="ce1">
            <text:p>2024-03-08T05:17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67653a5-6e60-4c95-9d49-3669ca4eed2a</text:p>
          </table:table-cell>
          <table:table-cell office:value-type="string" table:style-name="ce1">
            <text:p>vdspkafkabroker07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8.199</text:p>
          </table:table-cell>
          <table:table-cell office:value-type="string" table:style-name="ce1">
            <text:p>EU-CENTRAL-2-PRD-0106</text:p>
          </table:table-cell>
          <table:table-cell office:value-type="string" table:style-name="ce1">
            <text:p>eu201-com10-0106.eu-central-2.hcloud.h53</text:p>
          </table:table-cell>
          <table:table-cell office:value-type="string" table:style-name="ce1">
            <text:p>2023-12-14T02:38:57Z</text:p>
          </table:table-cell>
          <table:table-cell office:value-type="string" table:style-name="ce1">
            <text:p>2024-03-08T05:17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bd3ae36-4088-4bc3-9c15-e6e9627c6e5c</text:p>
          </table:table-cell>
          <table:table-cell office:value-type="string" table:style-name="ce1">
            <text:p>vdspkafkabroker06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7.69</text:p>
          </table:table-cell>
          <table:table-cell office:value-type="string" table:style-name="ce1">
            <text:p>EU-CENTRAL-2-PRD-0105</text:p>
          </table:table-cell>
          <table:table-cell office:value-type="string" table:style-name="ce1">
            <text:p>eu201-com09-0105.eu-central-2.hcloud.h53</text:p>
          </table:table-cell>
          <table:table-cell office:value-type="string" table:style-name="ce1">
            <text:p>2023-12-14T02:36:57Z</text:p>
          </table:table-cell>
          <table:table-cell office:value-type="string" table:style-name="ce1">
            <text:p>2024-03-08T05:17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d753b0e-1bfc-423a-bb4d-9e2587eaeda3</text:p>
          </table:table-cell>
          <table:table-cell office:value-type="string" table:style-name="ce1">
            <text:p>vdspkafkabroker05.eu-central-2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31.66.103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08-0104.eu-central-2.hcloud.h53</text:p>
          </table:table-cell>
          <table:table-cell office:value-type="string" table:style-name="ce1">
            <text:p>2023-12-14T02:35:14Z</text:p>
          </table:table-cell>
          <table:table-cell office:value-type="string" table:style-name="ce1">
            <text:p>2024-03-08T05:17:1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faf99aa-0d33-43aa-8050-d6da55385694</text:p>
          </table:table-cell>
          <table:table-cell office:value-type="string" table:style-name="ce1">
            <text:p>vdspkafkabroker04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9.216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07-0204.eu-central-1.hcloud.h53</text:p>
          </table:table-cell>
          <table:table-cell office:value-type="string" table:style-name="ce1">
            <text:p>2023-12-14T02:34:17Z</text:p>
          </table:table-cell>
          <table:table-cell office:value-type="string" table:style-name="ce1">
            <text:p>2024-03-08T05:17:1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25ec4bf-6e37-465e-84e2-d3baab60da18</text:p>
          </table:table-cell>
          <table:table-cell office:value-type="string" table:style-name="ce1">
            <text:p>vdspkafkabroker02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7.133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12-0202.eu-central-1.hcloud.h53</text:p>
          </table:table-cell>
          <table:table-cell office:value-type="string" table:style-name="ce1">
            <text:p>2023-12-14T02:30:20Z</text:p>
          </table:table-cell>
          <table:table-cell office:value-type="string" table:style-name="ce1">
            <text:p>2024-03-28T05:20:5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fbe246a-dda5-4e3d-9ba1-cf0bd3aea8a7</text:p>
          </table:table-cell>
          <table:table-cell office:value-type="string" table:style-name="ce1">
            <text:p>vdspkafkabroker01.eu-central-1.prd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64GB_Disk50GB</text:p>
          </table:table-cell>
          <table:table-cell office:value-type="string" table:style-name="ce1">
            <text:p>eu-central-prd-a:172.29.66.82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5-0201.eu-central-1.hcloud.h53</text:p>
          </table:table-cell>
          <table:table-cell office:value-type="string" table:style-name="ce1">
            <text:p>2023-12-14T02:29:27Z</text:p>
          </table:table-cell>
          <table:table-cell office:value-type="string" table:style-name="ce1">
            <text:p>2024-03-08T05:17:0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dd6c801-9d72-44fb-a24f-4b14393f70b9</text:p>
          </table:table-cell>
          <table:table-cell office:value-type="string" table:style-name="ce1">
            <text:p>tw2</text:p>
          </table:table-cell>
          <table:table-cell office:value-type="string" table:style-name="ce1">
            <text:p>BUILD</text:p>
          </table:table-cell>
          <table:table-cell office:value-type="string" table:style-name="ce1">
            <text:p>8vCPU_RAM32GB_Disk50GB</text:p>
          </table:table-cell>
          <table:table-cell table:style-name="ce1"/>
          <table:table-cell office:value-type="string" table:style-name="ce1">
            <text:p>EU-CENTRAL-1-STG-0305</text:p>
          </table:table-cell>
          <table:table-cell table:style-name="ce1"/>
          <table:table-cell office:value-type="string" table:style-name="ce1">
            <text:p>2023-12-12T09:14:18Z</text:p>
          </table:table-cell>
          <table:table-cell office:value-type="string" table:style-name="ce1">
            <text:p>2025-05-19T12:05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61e4930-1367-4b28-be0f-8f16b5074e5c</text:p>
          </table:table-cell>
          <table:table-cell office:value-type="string" table:style-name="ce1">
            <text:p>ksy-wn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196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3-12-12T09:04:04Z</text:p>
          </table:table-cell>
          <table:table-cell office:value-type="string" table:style-name="ce1">
            <text:p>2023-12-12T09:04:1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eb62f1f-168c-4d1b-bd9d-0f9cfec1d09c</text:p>
          </table:table-cell>
          <table:table-cell office:value-type="string" table:style-name="ce1">
            <text:p>rke1-test-docker-wn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201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3-12-11T05:43:34Z</text:p>
          </table:table-cell>
          <table:table-cell office:value-type="string" table:style-name="ce1">
            <text:p>2023-12-11T05:43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241334b-462d-41f5-90c4-55bb7169be56</text:p>
          </table:table-cell>
          <table:table-cell office:value-type="string" table:style-name="ce1">
            <text:p>dockertest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2vCPU_RAM4GB_Disk50GB</text:p>
          </table:table-cell>
          <table:table-cell table:number-columns-repeated="3" table:style-name="ce1"/>
          <table:table-cell office:value-type="string" table:style-name="ce1">
            <text:p>2023-12-11T05:40:17Z</text:p>
          </table:table-cell>
          <table:table-cell office:value-type="string" table:style-name="ce1">
            <text:p>2023-12-11T05:40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de22161-bc7c-4ee4-9e70-a65048e81e47</text:p>
          </table:table-cell>
          <table:table-cell office:value-type="string" table:style-name="ce1">
            <text:p>test3-1211-t-master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84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3-12-11T04:18:25Z</text:p>
          </table:table-cell>
          <table:table-cell office:value-type="string" table:style-name="ce1">
            <text:p>2023-12-11T04:50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7a69a67-7125-4ffe-8393-f76627efbf47</text:p>
          </table:table-cell>
          <table:table-cell office:value-type="string" table:style-name="ce1">
            <text:p>vdspbastionstg0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a:172.30.66.238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3-12-01T05:16:54Z</text:p>
          </table:table-cell>
          <table:table-cell office:value-type="string" table:style-name="ce1">
            <text:p>2024-03-07T11:40:0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7496383-4b60-4ba6-a32b-28e077e74613</text:p>
          </table:table-cell>
          <table:table-cell office:value-type="string" table:style-name="ce1">
            <text:p>ccseu-vtwin-stg-vdh-worker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6.19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3-11-16T02:17:48Z</text:p>
          </table:table-cell>
          <table:table-cell office:value-type="string" table:style-name="ce1">
            <text:p>2024-02-15T01:50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795e068-ad72-44c5-b34a-6ad244f936d2</text:p>
          </table:table-cell>
          <table:table-cell office:value-type="string" table:style-name="ce1">
            <text:p>ccseu-vtwin-stg-vdh-worker3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6.66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3-11-16T02:17:47Z</text:p>
          </table:table-cell>
          <table:table-cell office:value-type="string" table:style-name="ce1">
            <text:p>2024-02-15T01:50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cc57569-728c-4dca-93f8-5b00badb5283</text:p>
          </table:table-cell>
          <table:table-cell office:value-type="string" table:style-name="ce1">
            <text:p>ccseu-vtwin-stg-vdh-master2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6.22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3-11-16T02:17:47Z</text:p>
          </table:table-cell>
          <table:table-cell office:value-type="string" table:style-name="ce1">
            <text:p>2024-01-23T09:05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370dc0d-d3e3-479b-abeb-2f447338ea4f</text:p>
          </table:table-cell>
          <table:table-cell office:value-type="string" table:style-name="ce1">
            <text:p>ccseu-vtwin-stg-vdh-master1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6.32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3-11-16T02:17:47Z</text:p>
          </table:table-cell>
          <table:table-cell office:value-type="string" table:style-name="ce1">
            <text:p>2024-02-15T01:51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bd8825c-55b1-4a45-8bb3-2747b41bd2b8</text:p>
          </table:table-cell>
          <table:table-cell office:value-type="string" table:style-name="ce1">
            <text:p>ccseu-vtwin-stg-vdh-master3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6.2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3-11-16T02:17:47Z</text:p>
          </table:table-cell>
          <table:table-cell office:value-type="string" table:style-name="ce1">
            <text:p>2024-01-23T09:05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d00a4ab-5017-44ca-9135-d1fb3d190af9</text:p>
          </table:table-cell>
          <table:table-cell office:value-type="string" table:style-name="ce1">
            <text:p>ccseu-vtwin-stg-vdh-worker2.eu-central-1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6.12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6-0305.eu-central-1.hcloud.h53</text:p>
          </table:table-cell>
          <table:table-cell office:value-type="string" table:style-name="ce1">
            <text:p>2023-11-16T02:17:47Z</text:p>
          </table:table-cell>
          <table:table-cell office:value-type="string" table:style-name="ce1">
            <text:p>2024-02-15T01:52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bc658b8-ea94-4082-93c8-554afa6428d0</text:p>
          </table:table-cell>
          <table:table-cell office:value-type="string" table:style-name="ce1">
            <text:p>vdspfelice0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6.253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3-11-14T00:14:30Z</text:p>
          </table:table-cell>
          <table:table-cell office:value-type="string" table:style-name="ce1">
            <text:p>2024-03-07T11:38:5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17bb43c-ab16-4943-9862-92b1c300d7f7</text:p>
          </table:table-cell>
          <table:table-cell office:value-type="string" table:style-name="ce1">
            <text:p>vdspzookeeper03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6.182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3-11-14T00:09:58Z</text:p>
          </table:table-cell>
          <table:table-cell office:value-type="string" table:style-name="ce1">
            <text:p>2024-03-27T07:12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0415f5b-2006-4298-85b7-e874e9ff34b5</text:p>
          </table:table-cell>
          <table:table-cell office:value-type="string" table:style-name="ce1">
            <text:p>vdspzookeeper0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6.122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3-11-14T00:09:46Z</text:p>
          </table:table-cell>
          <table:table-cell office:value-type="string" table:style-name="ce1">
            <text:p>2024-03-07T11:38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f44e459-3ef8-4ef6-a74d-9fa04733c7cd</text:p>
          </table:table-cell>
          <table:table-cell office:value-type="string" table:style-name="ce1">
            <text:p>vdspzookeeper0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6.72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3-11-14T00:09:35Z</text:p>
          </table:table-cell>
          <table:table-cell office:value-type="string" table:style-name="ce1">
            <text:p>2024-03-07T11:38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7f143c7-a81e-4aac-b8bc-d28cb647cc1a</text:p>
          </table:table-cell>
          <table:table-cell office:value-type="string" table:style-name="ce1">
            <text:p>vdspkafka04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stg-a:172.30.66.227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3-11-13T23:52:11Z</text:p>
          </table:table-cell>
          <table:table-cell office:value-type="string" table:style-name="ce1">
            <text:p>2024-03-07T11:38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d178203-4a8f-491a-967b-0ee47339686e</text:p>
          </table:table-cell>
          <table:table-cell office:value-type="string" table:style-name="ce1">
            <text:p>vdspkafka03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stg-a:172.30.66.49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3-11-13T23:51:59Z</text:p>
          </table:table-cell>
          <table:table-cell office:value-type="string" table:style-name="ce1">
            <text:p>2024-03-07T11:38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0abd4d9-5450-4434-8c9d-4a4dd2cd14af</text:p>
          </table:table-cell>
          <table:table-cell office:value-type="string" table:style-name="ce1">
            <text:p>vdspkafka02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stg-a:172.30.66.77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3-11-13T23:51:48Z</text:p>
          </table:table-cell>
          <table:table-cell office:value-type="string" table:style-name="ce1">
            <text:p>2024-03-07T11:38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6699740-876c-4388-b75e-34920a5425b4</text:p>
          </table:table-cell>
          <table:table-cell office:value-type="string" table:style-name="ce1">
            <text:p>vdspkafka0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6vCPU_RAM32GB_Disk50GB</text:p>
          </table:table-cell>
          <table:table-cell office:value-type="string" table:style-name="ce1">
            <text:p>eu-central-stg-a:172.30.66.37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4-0107.eu-central-2.hcloud.h53</text:p>
          </table:table-cell>
          <table:table-cell office:value-type="string" table:style-name="ce1">
            <text:p>2023-11-13T23:51:37Z</text:p>
          </table:table-cell>
          <table:table-cell office:value-type="string" table:style-name="ce1">
            <text:p>2024-03-27T07:13:3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828265e-8c4d-49f5-ae15-99f08273a8e8</text:p>
          </table:table-cell>
          <table:table-cell office:value-type="string" table:style-name="ce1">
            <text:p>docker-test</text:p>
          </table:table-cell>
          <table:table-cell office:value-type="string" table:style-name="ce1">
            <text:p>SHELVED_OFFLOADED</text:p>
          </table:table-cell>
          <table:table-cell office:value-type="string" table:style-name="ce1">
            <text:p>4vCPU_RAM16GB_Disk50GB</text:p>
          </table:table-cell>
          <table:table-cell office:value-type="string" table:style-name="ce1">
            <text:p>eu-central-stg-a:172.28.68.250</text:p>
          </table:table-cell>
          <table:table-cell table:number-columns-repeated="2" table:style-name="ce1"/>
          <table:table-cell office:value-type="string" table:style-name="ce1">
            <text:p>2023-11-07T09:03:11Z</text:p>
          </table:table-cell>
          <table:table-cell office:value-type="string" table:style-name="ce1">
            <text:p>2024-02-14T08:38:0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cf53fc7-e932-4218-b3e3-8c4a515087e4</text:p>
          </table:table-cell>
          <table:table-cell office:value-type="string" table:style-name="ce1">
            <text:p>pull-test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vCPU_RAM4GB_Disk50GB</text:p>
          </table:table-cell>
          <table:table-cell office:value-type="string" table:style-name="ce1">
            <text:p>eu-central-stg-a:172.28.68.21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9-0405.eu-central-1.hcloud.h53</text:p>
          </table:table-cell>
          <table:table-cell office:value-type="string" table:style-name="ce1">
            <text:p>2023-11-02T07:49:42Z</text:p>
          </table:table-cell>
          <table:table-cell office:value-type="string" table:style-name="ce1">
            <text:p>2024-10-02T05:36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68a3c2f-7498-4d41-956d-269c75a0fd67</text:p>
          </table:table-cell>
          <table:table-cell office:value-type="string" table:style-name="ce1">
            <text:p>com09-0108-02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8.5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3-10-31T03:44:01Z</text:p>
          </table:table-cell>
          <table:table-cell office:value-type="string" table:style-name="ce1">
            <text:p>2025-02-13T06:39:0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b9ef3f0-0220-4e33-922d-b20332812ae7</text:p>
          </table:table-cell>
          <table:table-cell office:value-type="string" table:style-name="ce1">
            <text:p>com08-0108-02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8.200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3-10-31T03:44:00Z</text:p>
          </table:table-cell>
          <table:table-cell office:value-type="string" table:style-name="ce1">
            <text:p>2025-02-13T06:39:0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7ccea5c-6193-4b06-b61a-46c5f9c2c214</text:p>
          </table:table-cell>
          <table:table-cell office:value-type="string" table:style-name="ce1">
            <text:p>com07-0108-02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8.23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3-10-31T03:43:58Z</text:p>
          </table:table-cell>
          <table:table-cell office:value-type="string" table:style-name="ce1">
            <text:p>2025-02-13T06:39:1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5286ada-ac72-40cd-80db-79cd62ad71e0</text:p>
          </table:table-cell>
          <table:table-cell office:value-type="string" table:style-name="ce1">
            <text:p>com06-0108-02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8.23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3-10-31T03:43:56Z</text:p>
          </table:table-cell>
          <table:table-cell office:value-type="string" table:style-name="ce1">
            <text:p>2025-02-13T06:39:1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2cdb3ad-7460-4c2b-a9d0-f0db393e1d4f</text:p>
          </table:table-cell>
          <table:table-cell office:value-type="string" table:style-name="ce1">
            <text:p>com05-0108-02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8.82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3-10-31T03:43:55Z</text:p>
          </table:table-cell>
          <table:table-cell office:value-type="string" table:style-name="ce1">
            <text:p>2025-02-13T06:39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9300bff-3858-453d-bf51-621bacd43aa1</text:p>
          </table:table-cell>
          <table:table-cell office:value-type="string" table:style-name="ce1">
            <text:p>com04-0108-02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8.203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3-10-31T03:43:53Z</text:p>
          </table:table-cell>
          <table:table-cell office:value-type="string" table:style-name="ce1">
            <text:p>2025-02-13T06:39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ba1465f-f7be-4e2b-b54e-b78cb2c3a5f9</text:p>
          </table:table-cell>
          <table:table-cell office:value-type="string" table:style-name="ce1">
            <text:p>com09-0107-02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6.108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3-10-31T03:43:51Z</text:p>
          </table:table-cell>
          <table:table-cell office:value-type="string" table:style-name="ce1">
            <text:p>2025-02-13T06:39:1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5ff8779-83ae-492f-9f90-17859df23cd5</text:p>
          </table:table-cell>
          <table:table-cell office:value-type="string" table:style-name="ce1">
            <text:p>com08-0107-02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6.187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3-10-31T03:43:50Z</text:p>
          </table:table-cell>
          <table:table-cell office:value-type="string" table:style-name="ce1">
            <text:p>2025-02-13T06:39:1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178fde1-a709-4135-a7ad-54a5caa1170c</text:p>
          </table:table-cell>
          <table:table-cell office:value-type="string" table:style-name="ce1">
            <text:p>com07-0107-02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6.243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3-10-31T03:43:48Z</text:p>
          </table:table-cell>
          <table:table-cell office:value-type="string" table:style-name="ce1">
            <text:p>2025-02-13T06:39:2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16c0694-632f-4d8f-9bda-89e30b6c2b76</text:p>
          </table:table-cell>
          <table:table-cell office:value-type="string" table:style-name="ce1">
            <text:p>com06-0107-02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6.111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3-10-31T03:43:47Z</text:p>
          </table:table-cell>
          <table:table-cell office:value-type="string" table:style-name="ce1">
            <text:p>2025-02-13T06:39:1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635a9b2-c137-43b5-9b4f-e29d2f3df923</text:p>
          </table:table-cell>
          <table:table-cell office:value-type="string" table:style-name="ce1">
            <text:p>com05-0107-02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6.105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3-10-31T03:43:45Z</text:p>
          </table:table-cell>
          <table:table-cell office:value-type="string" table:style-name="ce1">
            <text:p>2025-02-13T06:39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ef53c69-9ff9-4f70-8d1d-23533d84a669</text:p>
          </table:table-cell>
          <table:table-cell office:value-type="string" table:style-name="ce1">
            <text:p>com08-0405-02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8.38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3-10-31T03:43:42Z</text:p>
          </table:table-cell>
          <table:table-cell office:value-type="string" table:style-name="ce1">
            <text:p>2025-02-13T06:39:1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8d755e6-c15a-47a0-8dfb-b885ea16f34c</text:p>
          </table:table-cell>
          <table:table-cell office:value-type="string" table:style-name="ce1">
            <text:p>com07-0405-02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8.197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3-10-31T03:43:40Z</text:p>
          </table:table-cell>
          <table:table-cell office:value-type="string" table:style-name="ce1">
            <text:p>2025-02-13T06:39:2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8740c18-a05f-4cf2-84ed-8557d8df53eb</text:p>
          </table:table-cell>
          <table:table-cell office:value-type="string" table:style-name="ce1">
            <text:p>com06-0405-02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8.90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3-10-31T03:43:38Z</text:p>
          </table:table-cell>
          <table:table-cell office:value-type="string" table:style-name="ce1">
            <text:p>2025-02-13T06:39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d48af64-c1a8-4940-bb2c-5ad84f4663c0</text:p>
          </table:table-cell>
          <table:table-cell office:value-type="string" table:style-name="ce1">
            <text:p>com05-0405-02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8.10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3-10-31T03:43:37Z</text:p>
          </table:table-cell>
          <table:table-cell office:value-type="string" table:style-name="ce1">
            <text:p>2025-02-13T06:39:2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ec217e8-6a8f-4f74-83f6-e51d070dcd86</text:p>
          </table:table-cell>
          <table:table-cell office:value-type="string" table:style-name="ce1">
            <text:p>com04-0405-02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8.93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3-10-31T03:43:35Z</text:p>
          </table:table-cell>
          <table:table-cell office:value-type="string" table:style-name="ce1">
            <text:p>2025-02-13T06:39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6a2563e-6313-4455-8559-61190b72b903</text:p>
          </table:table-cell>
          <table:table-cell office:value-type="string" table:style-name="ce1">
            <text:p>com08-0305-02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6.185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3-10-31T03:43:34Z</text:p>
          </table:table-cell>
          <table:table-cell office:value-type="string" table:style-name="ce1">
            <text:p>2025-02-13T06:39:2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9c4071-a3b6-445b-9a8d-c5630a932d43</text:p>
          </table:table-cell>
          <table:table-cell office:value-type="string" table:style-name="ce1">
            <text:p>com07-0305-02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6.1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3-10-31T03:43:32Z</text:p>
          </table:table-cell>
          <table:table-cell office:value-type="string" table:style-name="ce1">
            <text:p>2025-02-13T06:39:2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c947627-6cab-42c3-b64e-6252fba4a340</text:p>
          </table:table-cell>
          <table:table-cell office:value-type="string" table:style-name="ce1">
            <text:p>com05-0305-02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6.9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3-10-31T03:43:29Z</text:p>
          </table:table-cell>
          <table:table-cell office:value-type="string" table:style-name="ce1">
            <text:p>2025-02-13T06:39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8c30ef6-1e14-48e0-a7cb-9b433b1286de</text:p>
          </table:table-cell>
          <table:table-cell office:value-type="string" table:style-name="ce1">
            <text:p>com04-0305-02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6.159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3-10-31T03:43:28Z</text:p>
          </table:table-cell>
          <table:table-cell office:value-type="string" table:style-name="ce1">
            <text:p>2025-02-13T06:39:2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9aedc3f-e3f7-443a-9da6-9601abf0c26b</text:p>
          </table:table-cell>
          <table:table-cell office:value-type="string" table:style-name="ce1">
            <text:p>com09-0108-01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8.18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9-0108.eu-central-2.hcloud.h53</text:p>
          </table:table-cell>
          <table:table-cell office:value-type="string" table:style-name="ce1">
            <text:p>2023-10-31T03:41:33Z</text:p>
          </table:table-cell>
          <table:table-cell office:value-type="string" table:style-name="ce1">
            <text:p>2025-02-13T06:39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db53a63-7797-4a8a-885d-5b62a3f000d3</text:p>
          </table:table-cell>
          <table:table-cell office:value-type="string" table:style-name="ce1">
            <text:p>com08-0108-01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8.241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8-0108.eu-central-2.hcloud.h53</text:p>
          </table:table-cell>
          <table:table-cell office:value-type="string" table:style-name="ce1">
            <text:p>2023-10-31T03:41:32Z</text:p>
          </table:table-cell>
          <table:table-cell office:value-type="string" table:style-name="ce1">
            <text:p>2025-02-13T06:39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34947ce-20a8-4754-a1db-415737fdec6b</text:p>
          </table:table-cell>
          <table:table-cell office:value-type="string" table:style-name="ce1">
            <text:p>com07-0108-01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8.156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3-10-31T03:41:30Z</text:p>
          </table:table-cell>
          <table:table-cell office:value-type="string" table:style-name="ce1">
            <text:p>2025-02-13T06:39:3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2dc62cf-b506-44b4-a30e-dc89a437e330</text:p>
          </table:table-cell>
          <table:table-cell office:value-type="string" table:style-name="ce1">
            <text:p>com06-0108-01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8.104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6-0108.eu-central-2.hcloud.h53</text:p>
          </table:table-cell>
          <table:table-cell office:value-type="string" table:style-name="ce1">
            <text:p>2023-10-31T03:41:28Z</text:p>
          </table:table-cell>
          <table:table-cell office:value-type="string" table:style-name="ce1">
            <text:p>2025-02-13T06:39:3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635fb0b-3605-4f18-89d8-fc27336c3fdb</text:p>
          </table:table-cell>
          <table:table-cell office:value-type="string" table:style-name="ce1">
            <text:p>com05-0108-01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8.77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5-0108.eu-central-2.hcloud.h53</text:p>
          </table:table-cell>
          <table:table-cell office:value-type="string" table:style-name="ce1">
            <text:p>2023-10-31T03:41:27Z</text:p>
          </table:table-cell>
          <table:table-cell office:value-type="string" table:style-name="ce1">
            <text:p>2025-02-13T06:39:3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aa949a2-2928-4505-a1c5-fcbeda74ac1a</text:p>
          </table:table-cell>
          <table:table-cell office:value-type="string" table:style-name="ce1">
            <text:p>com04-0108-01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8.75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4-0108.eu-central-2.hcloud.h53</text:p>
          </table:table-cell>
          <table:table-cell office:value-type="string" table:style-name="ce1">
            <text:p>2023-10-31T03:41:25Z</text:p>
          </table:table-cell>
          <table:table-cell office:value-type="string" table:style-name="ce1">
            <text:p>2025-02-13T06:39:3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d4e6056-e0af-430b-babf-15174291c8b2</text:p>
          </table:table-cell>
          <table:table-cell office:value-type="string" table:style-name="ce1">
            <text:p>com09-0107-01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6.168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9-0107.eu-central-2.hcloud.h53</text:p>
          </table:table-cell>
          <table:table-cell office:value-type="string" table:style-name="ce1">
            <text:p>2023-10-31T03:41:24Z</text:p>
          </table:table-cell>
          <table:table-cell office:value-type="string" table:style-name="ce1">
            <text:p>2025-02-13T06:39:3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3b89e08-f7da-4cc5-8437-5677cb9c64ef</text:p>
          </table:table-cell>
          <table:table-cell office:value-type="string" table:style-name="ce1">
            <text:p>com08-0107-01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6.47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3-10-31T03:41:22Z</text:p>
          </table:table-cell>
          <table:table-cell office:value-type="string" table:style-name="ce1">
            <text:p>2025-02-13T06:39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e4ad982-48c3-465d-890f-c5b4dfd4c15b</text:p>
          </table:table-cell>
          <table:table-cell office:value-type="string" table:style-name="ce1">
            <text:p>com07-0107-01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6.17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7-0107.eu-central-2.hcloud.h53</text:p>
          </table:table-cell>
          <table:table-cell office:value-type="string" table:style-name="ce1">
            <text:p>2023-10-31T03:41:21Z</text:p>
          </table:table-cell>
          <table:table-cell office:value-type="string" table:style-name="ce1">
            <text:p>2025-02-13T06:39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1c8418a-fc24-4bca-ae76-015e444c2bd4</text:p>
          </table:table-cell>
          <table:table-cell office:value-type="string" table:style-name="ce1">
            <text:p>com06-0107-01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6.151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3-10-31T03:41:19Z</text:p>
          </table:table-cell>
          <table:table-cell office:value-type="string" table:style-name="ce1">
            <text:p>2025-02-13T06:39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7a7bb8c-c663-4d2e-9e03-378a1018cd5a</text:p>
          </table:table-cell>
          <table:table-cell office:value-type="string" table:style-name="ce1">
            <text:p>com05-0107-01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30.66.39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5-0107.eu-central-2.hcloud.h53</text:p>
          </table:table-cell>
          <table:table-cell office:value-type="string" table:style-name="ce1">
            <text:p>2023-10-31T03:41:17Z</text:p>
          </table:table-cell>
          <table:table-cell office:value-type="string" table:style-name="ce1">
            <text:p>2025-02-13T06:39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e8e40f2-11fa-44e2-ae54-af14360c8152</text:p>
          </table:table-cell>
          <table:table-cell office:value-type="string" table:style-name="ce1">
            <text:p>com08-0405-01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8.245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8-0405.eu-central-1.hcloud.h53</text:p>
          </table:table-cell>
          <table:table-cell office:value-type="string" table:style-name="ce1">
            <text:p>2023-10-31T03:38:53Z</text:p>
          </table:table-cell>
          <table:table-cell office:value-type="string" table:style-name="ce1">
            <text:p>2025-02-13T06:39:4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58437ce-bf58-4c88-9e5d-d523052cbc12</text:p>
          </table:table-cell>
          <table:table-cell office:value-type="string" table:style-name="ce1">
            <text:p>com07-0405-01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8.16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3-10-31T03:38:52Z</text:p>
          </table:table-cell>
          <table:table-cell office:value-type="string" table:style-name="ce1">
            <text:p>2025-02-13T06:39:4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b9994cc-348c-4ca9-abf0-9c229a8e36ea</text:p>
          </table:table-cell>
          <table:table-cell office:value-type="string" table:style-name="ce1">
            <text:p>com06-0405-01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8.52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6-0405.eu-central-1.hcloud.h53</text:p>
          </table:table-cell>
          <table:table-cell office:value-type="string" table:style-name="ce1">
            <text:p>2023-10-31T03:38:50Z</text:p>
          </table:table-cell>
          <table:table-cell office:value-type="string" table:style-name="ce1">
            <text:p>2025-02-13T06:39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eac8bad-4a95-4f60-be33-e9232c9a63ac</text:p>
          </table:table-cell>
          <table:table-cell office:value-type="string" table:style-name="ce1">
            <text:p>com05-0405-01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8.164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5-0405.eu-central-1.hcloud.h53</text:p>
          </table:table-cell>
          <table:table-cell office:value-type="string" table:style-name="ce1">
            <text:p>2023-10-31T03:38:49Z</text:p>
          </table:table-cell>
          <table:table-cell office:value-type="string" table:style-name="ce1">
            <text:p>2025-02-13T06:39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fb6588e-7917-4f56-889a-69aa48a41569</text:p>
          </table:table-cell>
          <table:table-cell office:value-type="string" table:style-name="ce1">
            <text:p>com04-0405-01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8.223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4-0405.eu-central-1.hcloud.h53</text:p>
          </table:table-cell>
          <table:table-cell office:value-type="string" table:style-name="ce1">
            <text:p>2023-10-31T03:38:47Z</text:p>
          </table:table-cell>
          <table:table-cell office:value-type="string" table:style-name="ce1">
            <text:p>2025-02-13T06:39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8ee340-82f0-422f-ad8e-05c3ef0d3054</text:p>
          </table:table-cell>
          <table:table-cell office:value-type="string" table:style-name="ce1">
            <text:p>com08-0305-01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6.134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3-10-31T03:38:46Z</text:p>
          </table:table-cell>
          <table:table-cell office:value-type="string" table:style-name="ce1">
            <text:p>2025-02-13T06:39:4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f047d1e-bf54-4156-9268-bc4ee15461c2</text:p>
          </table:table-cell>
          <table:table-cell office:value-type="string" table:style-name="ce1">
            <text:p>com07-0305-01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6.56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7-0305.eu-central-1.hcloud.h53</text:p>
          </table:table-cell>
          <table:table-cell office:value-type="string" table:style-name="ce1">
            <text:p>2023-10-31T03:38:44Z</text:p>
          </table:table-cell>
          <table:table-cell office:value-type="string" table:style-name="ce1">
            <text:p>2025-02-13T06:39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ee6b27b-a952-491c-a408-235d0bb713d5</text:p>
          </table:table-cell>
          <table:table-cell office:value-type="string" table:style-name="ce1">
            <text:p>com05-0305-01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6.177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5-0305.eu-central-1.hcloud.h53</text:p>
          </table:table-cell>
          <table:table-cell office:value-type="string" table:style-name="ce1">
            <text:p>2023-10-31T03:38:40Z</text:p>
          </table:table-cell>
          <table:table-cell office:value-type="string" table:style-name="ce1">
            <text:p>2025-02-13T06:39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d416436-2d2e-4b1f-80ea-a4a7d81f6bc2</text:p>
          </table:table-cell>
          <table:table-cell office:value-type="string" table:style-name="ce1">
            <text:p>com04-0305-01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stg-a:172.28.66.161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4-0305.eu-central-1.hcloud.h53</text:p>
          </table:table-cell>
          <table:table-cell office:value-type="string" table:style-name="ce1">
            <text:p>2023-10-31T03:38:38Z</text:p>
          </table:table-cell>
          <table:table-cell office:value-type="string" table:style-name="ce1">
            <text:p>2025-02-13T06:39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8592da7-ce79-4fa4-a32e-fdc91b9c1171</text:p>
          </table:table-cell>
          <table:table-cell office:value-type="string" table:style-name="ce1">
            <text:p>new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b:172.28.82.124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3-10-27T07:48:49Z</text:p>
          </table:table-cell>
          <table:table-cell office:value-type="string" table:style-name="ce1">
            <text:p>2023-10-30T09:50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fa6a29e-29ea-4bc0-9fbc-f63767239535</text:p>
          </table:table-cell>
          <table:table-cell office:value-type="string" table:style-name="ce1">
            <text:p>cent201.eu-central-1.stg.h53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1vCPU_RAM4GB_Disk50GB</text:p>
          </table:table-cell>
          <table:table-cell office:value-type="string" table:style-name="ce1">
            <text:p>eu-central-stg-a:172.28.66.223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3-10-20T08:32:51Z</text:p>
          </table:table-cell>
          <table:table-cell office:value-type="string" table:style-name="ce1">
            <text:p>2025-04-28T07:18:0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524abef-f06f-4f41-ad61-3987fcb7aa83</text:p>
          </table:table-cell>
          <table:table-cell office:value-type="string" table:style-name="ce1">
            <text:p>rocky801.eu-central-1.stg.h53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1vCPU_RAM4GB_Disk50GB</text:p>
          </table:table-cell>
          <table:table-cell office:value-type="string" table:style-name="ce1">
            <text:p>eu-central-stg-a:172.28.66.130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3-10-20T08:22:02Z</text:p>
          </table:table-cell>
          <table:table-cell office:value-type="string" table:style-name="ce1">
            <text:p>2025-04-28T07:18:1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97eeec-85db-4212-86f1-21c40f223cfe</text:p>
          </table:table-cell>
          <table:table-cell office:value-type="string" table:style-name="ce1">
            <text:p>cent01.eu-central-1.stg.h53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a:172.28.66.42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3-10-20T08:17:52Z</text:p>
          </table:table-cell>
          <table:table-cell office:value-type="string" table:style-name="ce1">
            <text:p>2025-04-28T07:18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c2d7295-5351-41e2-a294-f1cd1119b3e9</text:p>
          </table:table-cell>
          <table:table-cell office:value-type="string" table:style-name="ce1">
            <text:p>ccseuccstest3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6.231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2-0201.eu-central-1.hcloud.h53</text:p>
          </table:table-cell>
          <table:table-cell office:value-type="string" table:style-name="ce1">
            <text:p>2023-10-13T07:30:06Z</text:p>
          </table:table-cell>
          <table:table-cell office:value-type="string" table:style-name="ce1">
            <text:p>2023-11-03T01:58:2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1939dea-30d8-4d64-90d1-0e630a10f99b</text:p>
          </table:table-cell>
          <table:table-cell office:value-type="string" table:style-name="ce1">
            <text:p>ccseuccstest2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6.43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0-0201.eu-central-1.hcloud.h53</text:p>
          </table:table-cell>
          <table:table-cell office:value-type="string" table:style-name="ce1">
            <text:p>2023-10-13T07:30:03Z</text:p>
          </table:table-cell>
          <table:table-cell office:value-type="string" table:style-name="ce1">
            <text:p>2023-11-02T09:22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aa53e23-57ea-465b-8ff1-f202979a0288</text:p>
          </table:table-cell>
          <table:table-cell office:value-type="string" table:style-name="ce1">
            <text:p>ccseuccstest1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4vCPU_RAM8GB_Disk50GB</text:p>
          </table:table-cell>
          <table:table-cell office:value-type="string" table:style-name="ce1">
            <text:p>eu-central-prd-a:172.29.66.220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8-0201.eu-central-1.hcloud.h53</text:p>
          </table:table-cell>
          <table:table-cell office:value-type="string" table:style-name="ce1">
            <text:p>2023-10-13T07:30:00Z</text:p>
          </table:table-cell>
          <table:table-cell office:value-type="string" table:style-name="ce1">
            <text:p>2023-11-02T09:21:4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6a1abee-65cb-46ee-a160-a7f038d6d2be</text:p>
          </table:table-cell>
          <table:table-cell office:value-type="string" table:style-name="ce1">
            <text:p>hclouddemo-stg-euce2-master1.eu-central-2.stg.h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185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8-0107.eu-central-2.hcloud.h53</text:p>
          </table:table-cell>
          <table:table-cell office:value-type="string" table:style-name="ce1">
            <text:p>2023-10-12T00:26:40Z</text:p>
          </table:table-cell>
          <table:table-cell office:value-type="string" table:style-name="ce1">
            <text:p>2024-06-26T07:35:2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9d38890-8b2e-4e72-9ac6-f6efb995994e</text:p>
          </table:table-cell>
          <table:table-cell office:value-type="string" table:style-name="ce1">
            <text:p>bongteustg1-2-worker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30.66.91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3-10-06T01:40:02Z</text:p>
          </table:table-cell>
          <table:table-cell office:value-type="string" table:style-name="ce1">
            <text:p>2023-10-31T04:07:4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c86a9ba-8b33-49ee-b599-0152e629b5f6</text:p>
          </table:table-cell>
          <table:table-cell office:value-type="string" table:style-name="ce1">
            <text:p>ssh-db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6.218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3-10-05T07:36:14Z</text:p>
          </table:table-cell>
          <table:table-cell office:value-type="string" table:style-name="ce1">
            <text:p>2023-10-31T04:07:4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379e64d-e6a7-4465-8c9b-54cd7254a6a4</text:p>
          </table:table-cell>
          <table:table-cell office:value-type="string" table:style-name="ce1">
            <text:p>ssh-db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stg-a:172.28.66.26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3-10-05T07:34:54Z</text:p>
          </table:table-cell>
          <table:table-cell office:value-type="string" table:style-name="ce1">
            <text:p>2023-10-31T04:07:4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918da29f-0893-41c7-98e0-a3b227afb773</text:p>
          </table:table-cell>
          <table:table-cell office:value-type="string" table:style-name="ce1">
            <text:p>ccskeupgtestp02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6.132 eu-central-prd-a-hb:192.168.64.24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10-0201.eu-central-1.hcloud.h53</text:p>
          </table:table-cell>
          <table:table-cell office:value-type="string" table:style-name="ce1">
            <text:p>2023-10-05T07:24:35Z</text:p>
          </table:table-cell>
          <table:table-cell office:value-type="string" table:style-name="ce1">
            <text:p>2023-11-02T09:22:5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48e519c-4e29-43a6-ae85-77d8c8465ba3</text:p>
          </table:table-cell>
          <table:table-cell office:value-type="string" table:style-name="ce1">
            <text:p>ccskeupgtestp01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6.182 eu-central-prd-a-hb:192.168.64.16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6-0201.eu-central-1.hcloud.h53</text:p>
          </table:table-cell>
          <table:table-cell office:value-type="string" table:style-name="ce1">
            <text:p>2023-10-05T07:24:01Z</text:p>
          </table:table-cell>
          <table:table-cell office:value-type="string" table:style-name="ce1">
            <text:p>2023-11-02T09:19:4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253ccf7-bae4-4c2a-b907-5d77d91c1a22</text:p>
          </table:table-cell>
          <table:table-cell office:value-type="string" table:style-name="ce1">
            <text:p>nodetmpm2</text:p>
          </table:table-cell>
          <table:table-cell office:value-type="string" table:style-name="ce1">
            <text:p>SHELVED_OFFLOADED</text:p>
          </table:table-cell>
          <table:table-cell office:value-type="string" table:style-name="ce1">
            <text:p>8vCPU_RAM32GB_Disk50GB</text:p>
          </table:table-cell>
          <table:table-cell office:value-type="string" table:style-name="ce1">
            <text:p>eu-central-prd-a:172.29.66.42</text:p>
          </table:table-cell>
          <table:table-cell table:number-columns-repeated="2" table:style-name="ce1"/>
          <table:table-cell office:value-type="string" table:style-name="ce1">
            <text:p>2023-09-25T07:48:31Z</text:p>
          </table:table-cell>
          <table:table-cell office:value-type="string" table:style-name="ce1">
            <text:p>2025-02-13T05:13:37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2eb8778-f17b-4ca7-a000-9f7c323b4e3b</text:p>
          </table:table-cell>
          <table:table-cell office:value-type="string" table:style-name="ce1">
            <text:p>NETWORK-PRD-0203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29.68.119</text:p>
          </table:table-cell>
          <table:table-cell office:value-type="string" table:style-name="ce1">
            <text:p>EU-CENTRAL-1-PRD-0203</text:p>
          </table:table-cell>
          <table:table-cell office:value-type="string" table:style-name="ce1">
            <text:p>eu101-com10-0203.eu-central-1.hcloud.h53</text:p>
          </table:table-cell>
          <table:table-cell office:value-type="string" table:style-name="ce1">
            <text:p>2023-09-22T05:02:01Z</text:p>
          </table:table-cell>
          <table:table-cell office:value-type="string" table:style-name="ce1">
            <text:p>2023-11-02T13:11:12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c70503c-67dd-4d56-85b5-e267d7b37966</text:p>
          </table:table-cell>
          <table:table-cell office:value-type="string" table:style-name="ce1">
            <text:p>NETWORK-STG-030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a:172.28.66.224</text:p>
          </table:table-cell>
          <table:table-cell office:value-type="string" table:style-name="ce1">
            <text:p>EU-CENTRAL-1-STG-0305</text:p>
          </table:table-cell>
          <table:table-cell office:value-type="string" table:style-name="ce1">
            <text:p>eu101-com08-0305.eu-central-1.hcloud.h53</text:p>
          </table:table-cell>
          <table:table-cell office:value-type="string" table:style-name="ce1">
            <text:p>2023-09-22T05:01:51Z</text:p>
          </table:table-cell>
          <table:table-cell office:value-type="string" table:style-name="ce1">
            <text:p>2023-10-31T04:07:51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ec9b5a5-a1d4-48fc-8b52-ccb42382779a</text:p>
          </table:table-cell>
          <table:table-cell office:value-type="string" table:style-name="ce1">
            <text:p>NETWORK-PRD-0204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31.69.137</text:p>
          </table:table-cell>
          <table:table-cell office:value-type="string" table:style-name="ce1">
            <text:p>EU-CENTRAL-2-PRD-0204</text:p>
          </table:table-cell>
          <table:table-cell office:value-type="string" table:style-name="ce1">
            <text:p>eu201-com09-0204.eu-central-2.hcloud.h53</text:p>
          </table:table-cell>
          <table:table-cell office:value-type="string" table:style-name="ce1">
            <text:p>2023-09-22T05:01:35Z</text:p>
          </table:table-cell>
          <table:table-cell office:value-type="string" table:style-name="ce1">
            <text:p>2023-11-02T13:16:36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3fdd263-02b8-4d24-98d6-4cf5344bd97b</text:p>
          </table:table-cell>
          <table:table-cell office:value-type="string" table:style-name="ce1">
            <text:p>NETWORK-STG-010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a:172.30.68.158</text:p>
          </table:table-cell>
          <table:table-cell office:value-type="string" table:style-name="ce1">
            <text:p>EU-CENTRAL-2-STG-0108</text:p>
          </table:table-cell>
          <table:table-cell office:value-type="string" table:style-name="ce1">
            <text:p>eu201-com07-0108.eu-central-2.hcloud.h53</text:p>
          </table:table-cell>
          <table:table-cell office:value-type="string" table:style-name="ce1">
            <text:p>2023-09-22T05:01:24Z</text:p>
          </table:table-cell>
          <table:table-cell office:value-type="string" table:style-name="ce1">
            <text:p>2023-10-31T04:07:53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f209fb9-4c15-44b2-998a-e68a9ebdb66f</text:p>
          </table:table-cell>
          <table:table-cell office:value-type="string" table:style-name="ce1">
            <text:p>NETWORK-STG-010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a:172.30.66.55</text:p>
          </table:table-cell>
          <table:table-cell office:value-type="string" table:style-name="ce1">
            <text:p>EU-CENTRAL-2-STG-0107</text:p>
          </table:table-cell>
          <table:table-cell office:value-type="string" table:style-name="ce1">
            <text:p>eu201-com06-0107.eu-central-2.hcloud.h53</text:p>
          </table:table-cell>
          <table:table-cell office:value-type="string" table:style-name="ce1">
            <text:p>2023-09-22T04:58:41Z</text:p>
          </table:table-cell>
          <table:table-cell office:value-type="string" table:style-name="ce1">
            <text:p>2023-10-31T04:07:5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757f30e-7581-4047-a47c-f56700c28a8c</text:p>
          </table:table-cell>
          <table:table-cell office:value-type="string" table:style-name="ce1">
            <text:p>NETWORK-PRD-0106</text:p>
          </table:table-cell>
          <table:table-cell office:value-type="string" table:style-name="ce1">
            <text:p>SHELVED_OFFLOADED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31.68.236</text:p>
          </table:table-cell>
          <table:table-cell table:number-columns-repeated="2" table:style-name="ce1"/>
          <table:table-cell office:value-type="string" table:style-name="ce1">
            <text:p>2023-09-22T04:58:39Z</text:p>
          </table:table-cell>
          <table:table-cell office:value-type="string" table:style-name="ce1">
            <text:p>2024-02-16T05:42:39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587d855-9579-44d2-99e0-2912202c3313</text:p>
          </table:table-cell>
          <table:table-cell office:value-type="string" table:style-name="ce1">
            <text:p>NETWORK-PRD-0105</text:p>
          </table:table-cell>
          <table:table-cell office:value-type="string" table:style-name="ce1">
            <text:p>SHELVED_OFFLOADED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31.67.104</text:p>
          </table:table-cell>
          <table:table-cell table:number-columns-repeated="2" table:style-name="ce1"/>
          <table:table-cell office:value-type="string" table:style-name="ce1">
            <text:p>2023-09-22T04:58:37Z</text:p>
          </table:table-cell>
          <table:table-cell office:value-type="string" table:style-name="ce1">
            <text:p>2024-02-08T07:31:2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2f6fe48-d78f-4510-ac46-eb138dcce754</text:p>
          </table:table-cell>
          <table:table-cell office:value-type="string" table:style-name="ce1">
            <text:p>NETWORK-PRD-0104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31.66.80</text:p>
          </table:table-cell>
          <table:table-cell office:value-type="string" table:style-name="ce1">
            <text:p>EU-CENTRAL-2-PRD-0104</text:p>
          </table:table-cell>
          <table:table-cell office:value-type="string" table:style-name="ce1">
            <text:p>eu201-com10-0104.eu-central-2.hcloud.h53</text:p>
          </table:table-cell>
          <table:table-cell office:value-type="string" table:style-name="ce1">
            <text:p>2023-09-22T04:58:35Z</text:p>
          </table:table-cell>
          <table:table-cell office:value-type="string" table:style-name="ce1">
            <text:p>2023-11-02T13:08:30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b4a70cc-66e5-4996-9637-b37c9c9f58ac</text:p>
          </table:table-cell>
          <table:table-cell office:value-type="string" table:style-name="ce1">
            <text:p>NETWORK-STG-040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stg-a:172.28.68.181</text:p>
          </table:table-cell>
          <table:table-cell office:value-type="string" table:style-name="ce1">
            <text:p>EU-CENTRAL-1-STG-0405</text:p>
          </table:table-cell>
          <table:table-cell office:value-type="string" table:style-name="ce1">
            <text:p>eu101-com07-0405.eu-central-1.hcloud.h53</text:p>
          </table:table-cell>
          <table:table-cell office:value-type="string" table:style-name="ce1">
            <text:p>2023-09-22T04:58:34Z</text:p>
          </table:table-cell>
          <table:table-cell office:value-type="string" table:style-name="ce1">
            <text:p>2023-10-31T04:07:55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ecc07f2-883c-4d62-9cc5-f90c27095942</text:p>
          </table:table-cell>
          <table:table-cell office:value-type="string" table:style-name="ce1">
            <text:p>NETWORK-PRD-0204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29.69.38</text:p>
          </table:table-cell>
          <table:table-cell office:value-type="string" table:style-name="ce1">
            <text:p>EU-CENTRAL-1-PRD-0204</text:p>
          </table:table-cell>
          <table:table-cell office:value-type="string" table:style-name="ce1">
            <text:p>eu101-com10-0204.eu-central-1.hcloud.h53</text:p>
          </table:table-cell>
          <table:table-cell office:value-type="string" table:style-name="ce1">
            <text:p>2023-09-22T04:58:31Z</text:p>
          </table:table-cell>
          <table:table-cell office:value-type="string" table:style-name="ce1">
            <text:p>2023-11-02T13:07:44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9d83179-bff6-4b2e-8690-a23251cdce49</text:p>
          </table:table-cell>
          <table:table-cell office:value-type="string" table:style-name="ce1">
            <text:p>NETWORK-PRD-0202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29.67.121</text:p>
          </table:table-cell>
          <table:table-cell office:value-type="string" table:style-name="ce1">
            <text:p>EU-CENTRAL-1-PRD-0202</text:p>
          </table:table-cell>
          <table:table-cell office:value-type="string" table:style-name="ce1">
            <text:p>eu101-com06-0202.eu-central-1.hcloud.h53</text:p>
          </table:table-cell>
          <table:table-cell office:value-type="string" table:style-name="ce1">
            <text:p>2023-09-22T04:58:27Z</text:p>
          </table:table-cell>
          <table:table-cell office:value-type="string" table:style-name="ce1">
            <text:p>2023-11-02T09:23:48Z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fd05c41-1f6c-4917-88f9-6a06c7e5aff6</text:p>
          </table:table-cell>
          <table:table-cell office:value-type="string" table:style-name="ce1">
            <text:p>NETWORK-PRD-0201</text:p>
          </table:table-cell>
          <table:table-cell office:value-type="string" table:style-name="ce1">
            <text:p>SHUTOFF</text:p>
          </table:table-cell>
          <table:table-cell office:value-type="string" table:style-name="ce1">
            <text:p>1vCPU_RAM2GB_Disk50GB</text:p>
          </table:table-cell>
          <table:table-cell office:value-type="string" table:style-name="ce1">
            <text:p>eu-central-prd-a:172.29.66.124</text:p>
          </table:table-cell>
          <table:table-cell office:value-type="string" table:style-name="ce1">
            <text:p>EU-CENTRAL-1-PRD-0201</text:p>
          </table:table-cell>
          <table:table-cell office:value-type="string" table:style-name="ce1">
            <text:p>eu101-com06-0201.eu-central-1.hcloud.h53</text:p>
          </table:table-cell>
          <table:table-cell office:value-type="string" table:style-name="ce1">
            <text:p>2023-09-22T04:57:57Z</text:p>
          </table:table-cell>
          <table:table-cell office:value-type="string" table:style-name="ce1">
            <text:p>2023-11-02T09:19:42Z</text:p>
          </table:table-cell>
          <table:table-cell table:number-columns-repeated="16375"/>
        </table:table-row>
        <table:table-row table:number-rows-repeated="1046457" table:style-name="ro1">
          <table:table-cell table:number-columns-repeated="16384"/>
        </table:table-row>
      </table:table>
      <table:database-ranges>
        <table:database-range table:target-range-address="VM_Data.A1:VM_Data.I211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Kim, Beomjun</dc:creator>
    <dc:date>2025-05-19T12:19:41Z</dc:date>
  </office:meta>
</office:document-meta>
</file>